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7.064cm" svg:height="15.223cm" svg:x="12.906cm" svg:y="0.445cm">
            <draw:object draw:notify-on-update-of-ranges="LOGGER01.B1:LOGGER01.B1 LOGGER01.B2:LOGGER01.B1735 LOGGER01.C1:LOGGER01.C1 LOGGER01.C2:LOGGER01.C17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41" calcext:value-type="float">
            <text:p>1.41</text:p>
          </table:table-cell>
          <table:table-cell office:value-type="float" office:value="140.8" calcext:value-type="float">
            <text:p>140.8</text:p>
          </table:table-cell>
          <table:table-cell office:value-type="float" office:value="197.98" calcext:value-type="float">
            <text:p>197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3" calcext:value-type="float">
            <text:p>15333</text:p>
          </table:table-cell>
          <table:table-cell table:formula="of:=[.A3]/1000/(60*60*24)" office:value-type="time" office:time-value="PT00H00M15.333S" calcext:value-type="time">
            <text:p>00:00:15</text:p>
          </table:table-cell>
          <table:table-cell office:value-type="float" office:value="1.4" calcext:value-type="float">
            <text:p>1.4</text:p>
          </table:table-cell>
          <table:table-cell office:value-type="float" office:value="140.5" calcext:value-type="float">
            <text:p>140.5</text:p>
          </table:table-cell>
          <table:table-cell office:value-type="float" office:value="196.99" calcext:value-type="float">
            <text:p>196.99</text:p>
          </table:table-cell>
          <table:table-cell office:value-type="float" office:value="0.6" calcext:value-type="float">
            <text:p>0.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1333" calcext:value-type="float">
            <text:p>31333</text:p>
          </table:table-cell>
          <table:table-cell table:formula="of:=[.A4]/1000/(60*60*24)" office:value-type="time" office:time-value="PT00H00M31.333S" calcext:value-type="time">
            <text:p>00:00:31</text:p>
          </table:table-cell>
          <table:table-cell office:value-type="float" office:value="1.4" calcext:value-type="float">
            <text:p>1.4</text:p>
          </table:table-cell>
          <table:table-cell office:value-type="float" office:value="140.2" calcext:value-type="float">
            <text:p>140.2</text:p>
          </table:table-cell>
          <table:table-cell office:value-type="float" office:value="196" calcext:value-type="float">
            <text:p>196</text:p>
          </table:table-cell>
          <table:table-cell office:value-type="float" office:value="1.22" calcext:value-type="float">
            <text:p>1.22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47333" calcext:value-type="float">
            <text:p>47333</text:p>
          </table:table-cell>
          <table:table-cell table:formula="of:=[.A5]/1000/(60*60*24)" office:value-type="time" office:time-value="PT00H00M47.333S" calcext:value-type="time">
            <text:p>00:00:47</text:p>
          </table:table-cell>
          <table:table-cell office:value-type="float" office:value="1.4" calcext:value-type="float">
            <text:p>1.4</text:p>
          </table:table-cell>
          <table:table-cell office:value-type="float" office:value="140.1" calcext:value-type="float">
            <text:p>140.1</text:p>
          </table:table-cell>
          <table:table-cell office:value-type="float" office:value="195.86" calcext:value-type="float">
            <text:p>195.86</text:p>
          </table:table-cell>
          <table:table-cell office:value-type="float" office:value="1.85" calcext:value-type="float">
            <text:p>1.85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63333" calcext:value-type="float">
            <text:p>63333</text:p>
          </table:table-cell>
          <table:table-cell table:formula="of:=[.A6]/1000/(60*60*24)" office:value-type="time" office:time-value="PT00H01M03.333S" calcext:value-type="time">
            <text:p>00:01:03</text:p>
          </table:table-cell>
          <table:table-cell office:value-type="float" office:value="1.4" calcext:value-type="float">
            <text:p>1.4</text:p>
          </table:table-cell>
          <table:table-cell office:value-type="float" office:value="139.9" calcext:value-type="float">
            <text:p>139.9</text:p>
          </table:table-cell>
          <table:table-cell office:value-type="float" office:value="195.58" calcext:value-type="float">
            <text:p>195.58</text:p>
          </table:table-cell>
          <table:table-cell office:value-type="float" office:value="2.47" calcext:value-type="float">
            <text:p>2.47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79333" calcext:value-type="float">
            <text:p>79333</text:p>
          </table:table-cell>
          <table:table-cell table:formula="of:=[.A7]/1000/(60*60*24)" office:value-type="time" office:time-value="PT00H01M19.333S" calcext:value-type="time">
            <text:p>00:01:19</text:p>
          </table:table-cell>
          <table:table-cell office:value-type="float" office:value="1.39" calcext:value-type="float">
            <text:p>1.39</text:p>
          </table:table-cell>
          <table:table-cell office:value-type="float" office:value="139.6" calcext:value-type="float">
            <text:p>139.6</text:p>
          </table:table-cell>
          <table:table-cell office:value-type="float" office:value="194.6" calcext:value-type="float">
            <text:p>194.6</text:p>
          </table:table-cell>
          <table:table-cell office:value-type="float" office:value="3.09" calcext:value-type="float">
            <text:p>3.09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95333" calcext:value-type="float">
            <text:p>95333</text:p>
          </table:table-cell>
          <table:table-cell table:formula="of:=[.A8]/1000/(60*60*24)" office:value-type="time" office:time-value="PT00H01M35.333S" calcext:value-type="time">
            <text:p>00:01:35</text:p>
          </table:table-cell>
          <table:table-cell office:value-type="float" office:value="1.39" calcext:value-type="float">
            <text:p>1.39</text:p>
          </table:table-cell>
          <table:table-cell office:value-type="float" office:value="139.5" calcext:value-type="float">
            <text:p>139.5</text:p>
          </table:table-cell>
          <table:table-cell office:value-type="float" office:value="193.9" calcext:value-type="float">
            <text:p>193.9</text:p>
          </table:table-cell>
          <table:table-cell office:value-type="float" office:value="3.71" calcext:value-type="float">
            <text:p>3.71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111333" calcext:value-type="float">
            <text:p>111333</text:p>
          </table:table-cell>
          <table:table-cell table:formula="of:=[.A9]/1000/(60*60*24)" office:value-type="time" office:time-value="PT00H01M51.333S" calcext:value-type="time">
            <text:p>00:01:51</text:p>
          </table:table-cell>
          <table:table-cell office:value-type="float" office:value="1.39" calcext:value-type="float">
            <text:p>1.39</text:p>
          </table:table-cell>
          <table:table-cell office:value-type="float" office:value="139.3" calcext:value-type="float">
            <text:p>139.3</text:p>
          </table:table-cell>
          <table:table-cell office:value-type="float" office:value="193.62" calcext:value-type="float">
            <text:p>193.62</text:p>
          </table:table-cell>
          <table:table-cell office:value-type="float" office:value="4.33" calcext:value-type="float">
            <text:p>4.33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127333" calcext:value-type="float">
            <text:p>127333</text:p>
          </table:table-cell>
          <table:table-cell table:formula="of:=[.A10]/1000/(60*60*24)" office:value-type="time" office:time-value="PT00H02M07.333S" calcext:value-type="time">
            <text:p>00:02:07</text:p>
          </table:table-cell>
          <table:table-cell office:value-type="float" office:value="1.39" calcext:value-type="float">
            <text:p>1.39</text:p>
          </table:table-cell>
          <table:table-cell office:value-type="float" office:value="139.2" calcext:value-type="float">
            <text:p>139.2</text:p>
          </table:table-cell>
          <table:table-cell office:value-type="float" office:value="193.48" calcext:value-type="float">
            <text:p>193.48</text:p>
          </table:table-cell>
          <table:table-cell office:value-type="float" office:value="4.95" calcext:value-type="float">
            <text:p>4.95</text:p>
          </table:table-cell>
          <table:table-cell office:value-type="float" office:value="6.91" calcext:value-type="float">
            <text:p>6.91</text:p>
          </table:table-cell>
        </table:table-row>
        <table:table-row table:style-name="ro1">
          <table:table-cell office:value-type="float" office:value="143333" calcext:value-type="float">
            <text:p>143333</text:p>
          </table:table-cell>
          <table:table-cell table:formula="of:=[.A11]/1000/(60*60*24)" office:value-type="time" office:time-value="PT00H02M23.333S" calcext:value-type="time">
            <text:p>00:02:23</text:p>
          </table:table-cell>
          <table:table-cell office:value-type="float" office:value="1.39" calcext:value-type="float">
            <text:p>1.39</text:p>
          </table:table-cell>
          <table:table-cell office:value-type="float" office:value="139" calcext:value-type="float">
            <text:p>139</text:p>
          </table:table-cell>
          <table:table-cell office:value-type="float" office:value="192.64" calcext:value-type="float">
            <text:p>192.64</text:p>
          </table:table-cell>
          <table:table-cell office:value-type="float" office:value="5.57" calcext:value-type="float">
            <text:p>5.57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159333" calcext:value-type="float">
            <text:p>159333</text:p>
          </table:table-cell>
          <table:table-cell table:formula="of:=[.A12]/1000/(60*60*24)" office:value-type="time" office:time-value="PT00H02M39.333S" calcext:value-type="time">
            <text:p>00:02:39</text:p>
          </table:table-cell>
          <table:table-cell office:value-type="float" office:value="1.39" calcext:value-type="float">
            <text:p>1.39</text:p>
          </table:table-cell>
          <table:table-cell office:value-type="float" office:value="138.8" calcext:value-type="float">
            <text:p>138.8</text:p>
          </table:table-cell>
          <table:table-cell office:value-type="float" office:value="192.36" calcext:value-type="float">
            <text:p>192.36</text:p>
          </table:table-cell>
          <table:table-cell office:value-type="float" office:value="6.18" calcext:value-type="float">
            <text:p>6.18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175333" calcext:value-type="float">
            <text:p>175333</text:p>
          </table:table-cell>
          <table:table-cell table:formula="of:=[.A13]/1000/(60*60*24)" office:value-type="time" office:time-value="PT00H02M55.333S" calcext:value-type="time">
            <text:p>00:02:55</text:p>
          </table:table-cell>
          <table:table-cell office:value-type="float" office:value="1.39" calcext:value-type="float">
            <text:p>1.39</text:p>
          </table:table-cell>
          <table:table-cell office:value-type="float" office:value="138.8" calcext:value-type="float">
            <text:p>138.8</text:p>
          </table:table-cell>
          <table:table-cell office:value-type="float" office:value="192.36" calcext:value-type="float">
            <text:p>192.36</text:p>
          </table:table-cell>
          <table:table-cell office:value-type="float" office:value="6.8" calcext:value-type="float">
            <text:p>6.8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191333" calcext:value-type="float">
            <text:p>191333</text:p>
          </table:table-cell>
          <table:table-cell table:formula="of:=[.A14]/1000/(60*60*24)" office:value-type="time" office:time-value="PT00H03M11.333S" calcext:value-type="time">
            <text:p>00:03:11</text:p>
          </table:table-cell>
          <table:table-cell office:value-type="float" office:value="1.38" calcext:value-type="float">
            <text:p>1.38</text:p>
          </table:table-cell>
          <table:table-cell office:value-type="float" office:value="138.6" calcext:value-type="float">
            <text:p>138.6</text:p>
          </table:table-cell>
          <table:table-cell office:value-type="float" office:value="191.53" calcext:value-type="float">
            <text:p>191.53</text:p>
          </table:table-cell>
          <table:table-cell office:value-type="float" office:value="7.42" calcext:value-type="float">
            <text:p>7.42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float" office:value="207333" calcext:value-type="float">
            <text:p>207333</text:p>
          </table:table-cell>
          <table:table-cell table:formula="of:=[.A15]/1000/(60*60*24)" office:value-type="time" office:time-value="PT00H03M27.333S" calcext:value-type="time">
            <text:p>00:03:27</text:p>
          </table:table-cell>
          <table:table-cell office:value-type="float" office:value="1.38" calcext:value-type="float">
            <text:p>1.38</text:p>
          </table:table-cell>
          <table:table-cell office:value-type="float" office:value="138.5" calcext:value-type="float">
            <text:p>138.5</text:p>
          </table:table-cell>
          <table:table-cell office:value-type="float" office:value="191.39" calcext:value-type="float">
            <text:p>191.39</text:p>
          </table:table-cell>
          <table:table-cell office:value-type="float" office:value="8.03" calcext:value-type="float">
            <text:p>8.03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float" office:value="223333" calcext:value-type="float">
            <text:p>223333</text:p>
          </table:table-cell>
          <table:table-cell table:formula="of:=[.A16]/1000/(60*60*24)" office:value-type="time" office:time-value="PT00H03M43.333S" calcext:value-type="time">
            <text:p>00:03:43</text:p>
          </table:table-cell>
          <table:table-cell office:value-type="float" office:value="1.38" calcext:value-type="float">
            <text:p>1.38</text:p>
          </table:table-cell>
          <table:table-cell office:value-type="float" office:value="138.3" calcext:value-type="float">
            <text:p>138.3</text:p>
          </table:table-cell>
          <table:table-cell office:value-type="float" office:value="191.11" calcext:value-type="float">
            <text:p>191.11</text:p>
          </table:table-cell>
          <table:table-cell office:value-type="float" office:value="8.65" calcext:value-type="float">
            <text:p>8.65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float" office:value="239333" calcext:value-type="float">
            <text:p>239333</text:p>
          </table:table-cell>
          <table:table-cell table:formula="of:=[.A17]/1000/(60*60*24)" office:value-type="time" office:time-value="PT00H03M59.333S" calcext:value-type="time">
            <text:p>00:03:59</text:p>
          </table:table-cell>
          <table:table-cell office:value-type="float" office:value="1.38" calcext:value-type="float">
            <text:p>1.38</text:p>
          </table:table-cell>
          <table:table-cell office:value-type="float" office:value="138.2" calcext:value-type="float">
            <text:p>138.2</text:p>
          </table:table-cell>
          <table:table-cell office:value-type="float" office:value="190.41" calcext:value-type="float">
            <text:p>190.41</text:p>
          </table:table-cell>
          <table:table-cell office:value-type="float" office:value="9.26" calcext:value-type="float">
            <text:p>9.26</text:p>
          </table:table-cell>
          <table:table-cell office:value-type="float" office:value="12.88" calcext:value-type="float">
            <text:p>12.88</text:p>
          </table:table-cell>
        </table:table-row>
        <table:table-row table:style-name="ro1">
          <table:table-cell office:value-type="float" office:value="255333" calcext:value-type="float">
            <text:p>255333</text:p>
          </table:table-cell>
          <table:table-cell table:formula="of:=[.A18]/1000/(60*60*24)" office:value-type="time" office:time-value="PT00H04M15.333S" calcext:value-type="time">
            <text:p>00:04:15</text:p>
          </table:table-cell>
          <table:table-cell office:value-type="float" office:value="1.38" calcext:value-type="float">
            <text:p>1.38</text:p>
          </table:table-cell>
          <table:table-cell office:value-type="float" office:value="138.1" calcext:value-type="float">
            <text:p>138.1</text:p>
          </table:table-cell>
          <table:table-cell office:value-type="float" office:value="190.28" calcext:value-type="float">
            <text:p>190.28</text:p>
          </table:table-cell>
          <table:table-cell office:value-type="float" office:value="9.88" calcext:value-type="float">
            <text:p>9.88</text:p>
          </table:table-cell>
          <table:table-cell office:value-type="float" office:value="13.72" calcext:value-type="float">
            <text:p>13.72</text:p>
          </table:table-cell>
        </table:table-row>
        <table:table-row table:style-name="ro1">
          <table:table-cell office:value-type="float" office:value="271333" calcext:value-type="float">
            <text:p>271333</text:p>
          </table:table-cell>
          <table:table-cell table:formula="of:=[.A19]/1000/(60*60*24)" office:value-type="time" office:time-value="PT00H04M31.333S" calcext:value-type="time">
            <text:p>00:04:31</text:p>
          </table:table-cell>
          <table:table-cell office:value-type="float" office:value="1.38" calcext:value-type="float">
            <text:p>1.38</text:p>
          </table:table-cell>
          <table:table-cell office:value-type="float" office:value="138" calcext:value-type="float">
            <text:p>138</text:p>
          </table:table-cell>
          <table:table-cell office:value-type="float" office:value="190.14" calcext:value-type="float">
            <text:p>190.14</text:p>
          </table:table-cell>
          <table:table-cell office:value-type="float" office:value="10.49" calcext:value-type="float">
            <text:p>10.49</text:p>
          </table:table-cell>
          <table:table-cell office:value-type="float" office:value="14.57" calcext:value-type="float">
            <text:p>14.57</text:p>
          </table:table-cell>
        </table:table-row>
        <table:table-row table:style-name="ro1">
          <table:table-cell office:value-type="float" office:value="287333" calcext:value-type="float">
            <text:p>287333</text:p>
          </table:table-cell>
          <table:table-cell table:formula="of:=[.A20]/1000/(60*60*24)" office:value-type="time" office:time-value="PT00H04M47.333S" calcext:value-type="time">
            <text:p>00:04:47</text:p>
          </table:table-cell>
          <table:table-cell office:value-type="float" office:value="1.37" calcext:value-type="float">
            <text:p>1.37</text:p>
          </table:table-cell>
          <table:table-cell office:value-type="float" office:value="137.9" calcext:value-type="float">
            <text:p>137.9</text:p>
          </table:table-cell>
          <table:table-cell office:value-type="float" office:value="189.44" calcext:value-type="float">
            <text:p>189.44</text:p>
          </table:table-cell>
          <table:table-cell office:value-type="float" office:value="11.1" calcext:value-type="float">
            <text:p>11.1</text:p>
          </table:table-cell>
          <table:table-cell office:value-type="float" office:value="15.41" calcext:value-type="float">
            <text:p>15.41</text:p>
          </table:table-cell>
        </table:table-row>
        <table:table-row table:style-name="ro1">
          <table:table-cell office:value-type="float" office:value="303333" calcext:value-type="float">
            <text:p>303333</text:p>
          </table:table-cell>
          <table:table-cell table:formula="of:=[.A21]/1000/(60*60*24)" office:value-type="time" office:time-value="PT00H05M03.333S" calcext:value-type="time">
            <text:p>00:05:03</text:p>
          </table:table-cell>
          <table:table-cell office:value-type="float" office:value="1.37" calcext:value-type="float">
            <text:p>1.37</text:p>
          </table:table-cell>
          <table:table-cell office:value-type="float" office:value="137.8" calcext:value-type="float">
            <text:p>137.8</text:p>
          </table:table-cell>
          <table:table-cell office:value-type="float" office:value="189.31" calcext:value-type="float">
            <text:p>189.31</text:p>
          </table:table-cell>
          <table:table-cell office:value-type="float" office:value="11.71" calcext:value-type="float">
            <text:p>11.71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319333" calcext:value-type="float">
            <text:p>319333</text:p>
          </table:table-cell>
          <table:table-cell table:formula="of:=[.A22]/1000/(60*60*24)" office:value-type="time" office:time-value="PT00H05M19.333S" calcext:value-type="time">
            <text:p>00:05:19</text:p>
          </table:table-cell>
          <table:table-cell office:value-type="float" office:value="1.37" calcext:value-type="float">
            <text:p>1.37</text:p>
          </table:table-cell>
          <table:table-cell office:value-type="float" office:value="137.6" calcext:value-type="float">
            <text:p>137.6</text:p>
          </table:table-cell>
          <table:table-cell office:value-type="float" office:value="189.03" calcext:value-type="float">
            <text:p>189.03</text:p>
          </table:table-cell>
          <table:table-cell office:value-type="float" office:value="12.33" calcext:value-type="float">
            <text:p>12.33</text:p>
          </table:table-cell>
          <table:table-cell office:value-type="float" office:value="17.09" calcext:value-type="float">
            <text:p>17.09</text:p>
          </table:table-cell>
        </table:table-row>
        <table:table-row table:style-name="ro1">
          <table:table-cell office:value-type="float" office:value="335333" calcext:value-type="float">
            <text:p>335333</text:p>
          </table:table-cell>
          <table:table-cell table:formula="of:=[.A23]/1000/(60*60*24)" office:value-type="time" office:time-value="PT00H05M35.333S" calcext:value-type="time">
            <text:p>00:05:35</text:p>
          </table:table-cell>
          <table:table-cell office:value-type="float" office:value="1.37" calcext:value-type="float">
            <text:p>1.37</text:p>
          </table:table-cell>
          <table:table-cell office:value-type="float" office:value="137.6" calcext:value-type="float">
            <text:p>137.6</text:p>
          </table:table-cell>
          <table:table-cell office:value-type="float" office:value="189.03" calcext:value-type="float">
            <text:p>189.03</text:p>
          </table:table-cell>
          <table:table-cell office:value-type="float" office:value="12.94" calcext:value-type="float">
            <text:p>12.94</text:p>
          </table:table-cell>
          <table:table-cell office:value-type="float" office:value="17.93" calcext:value-type="float">
            <text:p>17.93</text:p>
          </table:table-cell>
        </table:table-row>
        <table:table-row table:style-name="ro1">
          <table:table-cell office:value-type="float" office:value="351333" calcext:value-type="float">
            <text:p>351333</text:p>
          </table:table-cell>
          <table:table-cell table:formula="of:=[.A24]/1000/(60*60*24)" office:value-type="time" office:time-value="PT00H05M51.333S" calcext:value-type="time">
            <text:p>00:05:51</text:p>
          </table:table-cell>
          <table:table-cell office:value-type="float" office:value="1.37" calcext:value-type="float">
            <text:p>1.37</text:p>
          </table:table-cell>
          <table:table-cell office:value-type="float" office:value="137.5" calcext:value-type="float">
            <text:p>137.5</text:p>
          </table:table-cell>
          <table:table-cell office:value-type="float" office:value="188.34" calcext:value-type="float">
            <text:p>188.34</text:p>
          </table:table-cell>
          <table:table-cell office:value-type="float" office:value="13.55" calcext:value-type="float">
            <text:p>13.55</text:p>
          </table:table-cell>
          <table:table-cell office:value-type="float" office:value="18.77" calcext:value-type="float">
            <text:p>18.77</text:p>
          </table:table-cell>
        </table:table-row>
        <table:table-row table:style-name="ro1">
          <table:table-cell office:value-type="float" office:value="367333" calcext:value-type="float">
            <text:p>367333</text:p>
          </table:table-cell>
          <table:table-cell table:formula="of:=[.A25]/1000/(60*60*24)" office:value-type="time" office:time-value="PT00H06M07.333S" calcext:value-type="time">
            <text:p>00:06:07</text:p>
          </table:table-cell>
          <table:table-cell office:value-type="float" office:value="1.37" calcext:value-type="float">
            <text:p>1.37</text:p>
          </table:table-cell>
          <table:table-cell office:value-type="float" office:value="137.3" calcext:value-type="float">
            <text:p>137.3</text:p>
          </table:table-cell>
          <table:table-cell office:value-type="float" office:value="188.07" calcext:value-type="float">
            <text:p>188.07</text:p>
          </table:table-cell>
          <table:table-cell office:value-type="float" office:value="14.16" calcext:value-type="float">
            <text:p>14.16</text:p>
          </table:table-cell>
          <table:table-cell office:value-type="float" office:value="19.61" calcext:value-type="float">
            <text:p>19.61</text:p>
          </table:table-cell>
        </table:table-row>
        <table:table-row table:style-name="ro1">
          <table:table-cell office:value-type="float" office:value="383333" calcext:value-type="float">
            <text:p>383333</text:p>
          </table:table-cell>
          <table:table-cell table:formula="of:=[.A26]/1000/(60*60*24)" office:value-type="time" office:time-value="PT00H06M23.333S" calcext:value-type="time">
            <text:p>00:06:23</text:p>
          </table:table-cell>
          <table:table-cell office:value-type="float" office:value="1.37" calcext:value-type="float">
            <text:p>1.37</text:p>
          </table:table-cell>
          <table:table-cell office:value-type="float" office:value="137.2" calcext:value-type="float">
            <text:p>137.2</text:p>
          </table:table-cell>
          <table:table-cell office:value-type="float" office:value="187.93" calcext:value-type="float">
            <text:p>187.93</text:p>
          </table:table-cell>
          <table:table-cell office:value-type="float" office:value="14.77" calcext:value-type="float">
            <text:p>14.77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float" office:value="399332" calcext:value-type="float">
            <text:p>399332</text:p>
          </table:table-cell>
          <table:table-cell table:formula="of:=[.A27]/1000/(60*60*24)" office:value-type="time" office:time-value="PT00H06M39.332S" calcext:value-type="time">
            <text:p>00:06:39</text:p>
          </table:table-cell>
          <table:table-cell office:value-type="float" office:value="1.37" calcext:value-type="float">
            <text:p>1.37</text:p>
          </table:table-cell>
          <table:table-cell office:value-type="float" office:value="137.1" calcext:value-type="float">
            <text:p>137.1</text:p>
          </table:table-cell>
          <table:table-cell office:value-type="float" office:value="187.24" calcext:value-type="float">
            <text:p>187.24</text:p>
          </table:table-cell>
          <table:table-cell office:value-type="float" office:value="15.38" calcext:value-type="float">
            <text:p>15.38</text:p>
          </table:table-cell>
          <table:table-cell office:value-type="float" office:value="21.28" calcext:value-type="float">
            <text:p>21.28</text:p>
          </table:table-cell>
        </table:table-row>
        <table:table-row table:style-name="ro1">
          <table:table-cell office:value-type="float" office:value="415333" calcext:value-type="float">
            <text:p>415333</text:p>
          </table:table-cell>
          <table:table-cell table:formula="of:=[.A28]/1000/(60*60*24)" office:value-type="time" office:time-value="PT00H06M55.333S" calcext:value-type="time">
            <text:p>00:06:55</text:p>
          </table:table-cell>
          <table:table-cell office:value-type="float" office:value="1.37" calcext:value-type="float">
            <text:p>1.37</text:p>
          </table:table-cell>
          <table:table-cell office:value-type="float" office:value="137.1" calcext:value-type="float">
            <text:p>137.1</text:p>
          </table:table-cell>
          <table:table-cell office:value-type="float" office:value="187.24" calcext:value-type="float">
            <text:p>187.24</text:p>
          </table:table-cell>
          <table:table-cell office:value-type="float" office:value="15.99" calcext:value-type="float">
            <text:p>15.99</text:p>
          </table:table-cell>
          <table:table-cell office:value-type="float" office:value="22.11" calcext:value-type="float">
            <text:p>22.11</text:p>
          </table:table-cell>
        </table:table-row>
        <table:table-row table:style-name="ro1">
          <table:table-cell office:value-type="float" office:value="431333" calcext:value-type="float">
            <text:p>431333</text:p>
          </table:table-cell>
          <table:table-cell table:formula="of:=[.A29]/1000/(60*60*24)" office:value-type="time" office:time-value="PT00H07M11.333S" calcext:value-type="time">
            <text:p>00:07:11</text:p>
          </table:table-cell>
          <table:table-cell office:value-type="float" office:value="1.37" calcext:value-type="float">
            <text:p>1.37</text:p>
          </table:table-cell>
          <table:table-cell office:value-type="float" office:value="136.9" calcext:value-type="float">
            <text:p>136.9</text:p>
          </table:table-cell>
          <table:table-cell office:value-type="float" office:value="186.96" calcext:value-type="float">
            <text:p>186.96</text:p>
          </table:table-cell>
          <table:table-cell office:value-type="float" office:value="16.6" calcext:value-type="float">
            <text:p>16.6</text:p>
          </table:table-cell>
          <table:table-cell office:value-type="float" office:value="22.94" calcext:value-type="float">
            <text:p>22.94</text:p>
          </table:table-cell>
        </table:table-row>
        <table:table-row table:style-name="ro1">
          <table:table-cell office:value-type="float" office:value="447333" calcext:value-type="float">
            <text:p>447333</text:p>
          </table:table-cell>
          <table:table-cell table:formula="of:=[.A30]/1000/(60*60*24)" office:value-type="time" office:time-value="PT00H07M27.333S" calcext:value-type="time">
            <text:p>00:07:27</text:p>
          </table:table-cell>
          <table:table-cell office:value-type="float" office:value="1.37" calcext:value-type="float">
            <text:p>1.37</text:p>
          </table:table-cell>
          <table:table-cell office:value-type="float" office:value="136.8" calcext:value-type="float">
            <text:p>136.8</text:p>
          </table:table-cell>
          <table:table-cell office:value-type="float" office:value="186.83" calcext:value-type="float">
            <text:p>186.83</text:p>
          </table:table-cell>
          <table:table-cell office:value-type="float" office:value="17.21" calcext:value-type="float">
            <text:p>17.21</text:p>
          </table:table-cell>
          <table:table-cell office:value-type="float" office:value="23.77" calcext:value-type="float">
            <text:p>23.77</text:p>
          </table:table-cell>
        </table:table-row>
        <table:table-row table:style-name="ro1">
          <table:table-cell office:value-type="float" office:value="463333" calcext:value-type="float">
            <text:p>463333</text:p>
          </table:table-cell>
          <table:table-cell table:formula="of:=[.A31]/1000/(60*60*24)" office:value-type="time" office:time-value="PT00H07M43.333S" calcext:value-type="time">
            <text:p>00:07:43</text:p>
          </table:table-cell>
          <table:table-cell office:value-type="float" office:value="1.36" calcext:value-type="float">
            <text:p>1.36</text:p>
          </table:table-cell>
          <table:table-cell office:value-type="float" office:value="136.7" calcext:value-type="float">
            <text:p>136.7</text:p>
          </table:table-cell>
          <table:table-cell office:value-type="float" office:value="186.14" calcext:value-type="float">
            <text:p>186.14</text:p>
          </table:table-cell>
          <table:table-cell office:value-type="float" office:value="17.81" calcext:value-type="float">
            <text:p>17.81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479333" calcext:value-type="float">
            <text:p>479333</text:p>
          </table:table-cell>
          <table:table-cell table:formula="of:=[.A32]/1000/(60*60*24)" office:value-type="time" office:time-value="PT00H07M59.333S" calcext:value-type="time">
            <text:p>00:07:59</text:p>
          </table:table-cell>
          <table:table-cell office:value-type="float" office:value="1.37" calcext:value-type="float">
            <text:p>1.37</text:p>
          </table:table-cell>
          <table:table-cell office:value-type="float" office:value="136.7" calcext:value-type="float">
            <text:p>136.7</text:p>
          </table:table-cell>
          <table:table-cell office:value-type="float" office:value="186.69" calcext:value-type="float">
            <text:p>186.69</text:p>
          </table:table-cell>
          <table:table-cell office:value-type="float" office:value="18.42" calcext:value-type="float">
            <text:p>18.42</text:p>
          </table:table-cell>
          <table:table-cell office:value-type="float" office:value="25.43" calcext:value-type="float">
            <text:p>25.43</text:p>
          </table:table-cell>
        </table:table-row>
        <table:table-row table:style-name="ro1">
          <table:table-cell office:value-type="float" office:value="495333" calcext:value-type="float">
            <text:p>495333</text:p>
          </table:table-cell>
          <table:table-cell table:formula="of:=[.A33]/1000/(60*60*24)" office:value-type="time" office:time-value="PT00H08M15.333S" calcext:value-type="time">
            <text:p>00:08:15</text:p>
          </table:table-cell>
          <table:table-cell office:value-type="float" office:value="1.36" calcext:value-type="float">
            <text:p>1.36</text:p>
          </table:table-cell>
          <table:table-cell office:value-type="float" office:value="136.5" calcext:value-type="float">
            <text:p>136.5</text:p>
          </table:table-cell>
          <table:table-cell office:value-type="float" office:value="185.87" calcext:value-type="float">
            <text:p>185.87</text:p>
          </table:table-cell>
          <table:table-cell office:value-type="float" office:value="19.03" calcext:value-type="float">
            <text:p>19.03</text:p>
          </table:table-cell>
          <table:table-cell office:value-type="float" office:value="26.26" calcext:value-type="float">
            <text:p>26.26</text:p>
          </table:table-cell>
        </table:table-row>
        <table:table-row table:style-name="ro1">
          <table:table-cell office:value-type="float" office:value="511333" calcext:value-type="float">
            <text:p>511333</text:p>
          </table:table-cell>
          <table:table-cell table:formula="of:=[.A34]/1000/(60*60*24)" office:value-type="time" office:time-value="PT00H08M31.333S" calcext:value-type="time">
            <text:p>00:08:31</text:p>
          </table:table-cell>
          <table:table-cell office:value-type="float" office:value="1.36" calcext:value-type="float">
            <text:p>1.36</text:p>
          </table:table-cell>
          <table:table-cell office:value-type="float" office:value="136.4" calcext:value-type="float">
            <text:p>136.4</text:p>
          </table:table-cell>
          <table:table-cell office:value-type="float" office:value="185.73" calcext:value-type="float">
            <text:p>185.73</text:p>
          </table:table-cell>
          <table:table-cell office:value-type="float" office:value="19.64" calcext:value-type="float">
            <text:p>19.64</text:p>
          </table:table-cell>
          <table:table-cell office:value-type="float" office:value="27.08" calcext:value-type="float">
            <text:p>27.08</text:p>
          </table:table-cell>
        </table:table-row>
        <table:table-row table:style-name="ro1">
          <table:table-cell office:value-type="float" office:value="527333" calcext:value-type="float">
            <text:p>527333</text:p>
          </table:table-cell>
          <table:table-cell table:formula="of:=[.A35]/1000/(60*60*24)" office:value-type="time" office:time-value="PT00H08M47.333S" calcext:value-type="time">
            <text:p>00:08:47</text:p>
          </table:table-cell>
          <table:table-cell office:value-type="float" office:value="1.36" calcext:value-type="float">
            <text:p>1.36</text:p>
          </table:table-cell>
          <table:table-cell office:value-type="float" office:value="136.4" calcext:value-type="float">
            <text:p>136.4</text:p>
          </table:table-cell>
          <table:table-cell office:value-type="float" office:value="185.73" calcext:value-type="float">
            <text:p>185.73</text:p>
          </table:table-cell>
          <table:table-cell office:value-type="float" office:value="20.24" calcext:value-type="float">
            <text:p>20.24</text:p>
          </table:table-cell>
          <table:table-cell office:value-type="float" office:value="27.91" calcext:value-type="float">
            <text:p>27.91</text:p>
          </table:table-cell>
        </table:table-row>
        <table:table-row table:style-name="ro1">
          <table:table-cell office:value-type="float" office:value="543333" calcext:value-type="float">
            <text:p>543333</text:p>
          </table:table-cell>
          <table:table-cell table:formula="of:=[.A36]/1000/(60*60*24)" office:value-type="time" office:time-value="PT00H09M03.333S" calcext:value-type="time">
            <text:p>00:09:03</text:p>
          </table:table-cell>
          <table:table-cell office:value-type="float" office:value="1.36" calcext:value-type="float">
            <text:p>1.36</text:p>
          </table:table-cell>
          <table:table-cell office:value-type="float" office:value="136.4" calcext:value-type="float">
            <text:p>136.4</text:p>
          </table:table-cell>
          <table:table-cell office:value-type="float" office:value="185.73" calcext:value-type="float">
            <text:p>185.73</text:p>
          </table:table-cell>
          <table:table-cell office:value-type="float" office:value="20.85" calcext:value-type="float">
            <text:p>20.85</text:p>
          </table:table-cell>
          <table:table-cell office:value-type="float" office:value="28.73" calcext:value-type="float">
            <text:p>28.73</text:p>
          </table:table-cell>
        </table:table-row>
        <table:table-row table:style-name="ro1">
          <table:table-cell office:value-type="float" office:value="559333" calcext:value-type="float">
            <text:p>559333</text:p>
          </table:table-cell>
          <table:table-cell table:formula="of:=[.A37]/1000/(60*60*24)" office:value-type="time" office:time-value="PT00H09M19.333S" calcext:value-type="time">
            <text:p>00:09:19</text:p>
          </table:table-cell>
          <table:table-cell office:value-type="float" office:value="1.36" calcext:value-type="float">
            <text:p>1.36</text:p>
          </table:table-cell>
          <table:table-cell office:value-type="float" office:value="136.2" calcext:value-type="float">
            <text:p>136.2</text:p>
          </table:table-cell>
          <table:table-cell office:value-type="float" office:value="184.91" calcext:value-type="float">
            <text:p>184.91</text:p>
          </table:table-cell>
          <table:table-cell office:value-type="float" office:value="21.45" calcext:value-type="float">
            <text:p>21.45</text:p>
          </table:table-cell>
          <table:table-cell office:value-type="float" office:value="29.56" calcext:value-type="float">
            <text:p>29.56</text:p>
          </table:table-cell>
        </table:table-row>
        <table:table-row table:style-name="ro1">
          <table:table-cell office:value-type="float" office:value="575333" calcext:value-type="float">
            <text:p>575333</text:p>
          </table:table-cell>
          <table:table-cell table:formula="of:=[.A38]/1000/(60*60*24)" office:value-type="time" office:time-value="PT00H09M35.333S" calcext:value-type="time">
            <text:p>00:09:35</text:p>
          </table:table-cell>
          <table:table-cell office:value-type="float" office:value="1.36" calcext:value-type="float">
            <text:p>1.36</text:p>
          </table:table-cell>
          <table:table-cell office:value-type="float" office:value="136.1" calcext:value-type="float">
            <text:p>136.1</text:p>
          </table:table-cell>
          <table:table-cell office:value-type="float" office:value="184.77" calcext:value-type="float">
            <text:p>184.77</text:p>
          </table:table-cell>
          <table:table-cell office:value-type="float" office:value="22.06" calcext:value-type="float">
            <text:p>22.06</text:p>
          </table:table-cell>
          <table:table-cell office:value-type="float" office:value="30.38" calcext:value-type="float">
            <text:p>30.38</text:p>
          </table:table-cell>
        </table:table-row>
        <table:table-row table:style-name="ro1">
          <table:table-cell office:value-type="float" office:value="591333" calcext:value-type="float">
            <text:p>591333</text:p>
          </table:table-cell>
          <table:table-cell table:formula="of:=[.A39]/1000/(60*60*24)" office:value-type="time" office:time-value="PT00H09M51.333S" calcext:value-type="time">
            <text:p>00:09:51</text:p>
          </table:table-cell>
          <table:table-cell office:value-type="float" office:value="1.35" calcext:value-type="float">
            <text:p>1.35</text:p>
          </table:table-cell>
          <table:table-cell office:value-type="float" office:value="136" calcext:value-type="float">
            <text:p>136</text:p>
          </table:table-cell>
          <table:table-cell office:value-type="float" office:value="184.09" calcext:value-type="float">
            <text:p>184.09</text:p>
          </table:table-cell>
          <table:table-cell office:value-type="float" office:value="22.66" calcext:value-type="float">
            <text:p>22.66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607333" calcext:value-type="float">
            <text:p>607333</text:p>
          </table:table-cell>
          <table:table-cell table:formula="of:=[.A40]/1000/(60*60*24)" office:value-type="time" office:time-value="PT00H10M07.333S" calcext:value-type="time">
            <text:p>00:10:07</text:p>
          </table:table-cell>
          <table:table-cell office:value-type="float" office:value="1.35" calcext:value-type="float">
            <text:p>1.35</text:p>
          </table:table-cell>
          <table:table-cell office:value-type="float" office:value="135.9" calcext:value-type="float">
            <text:p>135.9</text:p>
          </table:table-cell>
          <table:table-cell office:value-type="float" office:value="183.95" calcext:value-type="float">
            <text:p>183.95</text:p>
          </table:table-cell>
          <table:table-cell office:value-type="float" office:value="23.27" calcext:value-type="float">
            <text:p>23.27</text:p>
          </table:table-cell>
          <table:table-cell office:value-type="float" office:value="32.02" calcext:value-type="float">
            <text:p>32.02</text:p>
          </table:table-cell>
        </table:table-row>
        <table:table-row table:style-name="ro1">
          <table:table-cell office:value-type="float" office:value="623332" calcext:value-type="float">
            <text:p>623332</text:p>
          </table:table-cell>
          <table:table-cell table:formula="of:=[.A41]/1000/(60*60*24)" office:value-type="time" office:time-value="PT00H10M23.332S" calcext:value-type="time">
            <text:p>00:10:23</text:p>
          </table:table-cell>
          <table:table-cell office:value-type="float" office:value="1.35" calcext:value-type="float">
            <text:p>1.35</text:p>
          </table:table-cell>
          <table:table-cell office:value-type="float" office:value="135.9" calcext:value-type="float">
            <text:p>135.9</text:p>
          </table:table-cell>
          <table:table-cell office:value-type="float" office:value="183.95" calcext:value-type="float">
            <text:p>183.95</text:p>
          </table:table-cell>
          <table:table-cell office:value-type="float" office:value="23.87" calcext:value-type="float">
            <text:p>23.87</text:p>
          </table:table-cell>
          <table:table-cell office:value-type="float" office:value="32.84" calcext:value-type="float">
            <text:p>32.84</text:p>
          </table:table-cell>
        </table:table-row>
        <table:table-row table:style-name="ro1">
          <table:table-cell office:value-type="float" office:value="639333" calcext:value-type="float">
            <text:p>639333</text:p>
          </table:table-cell>
          <table:table-cell table:formula="of:=[.A42]/1000/(60*60*24)" office:value-type="time" office:time-value="PT00H10M39.333S" calcext:value-type="time">
            <text:p>00:10:39</text:p>
          </table:table-cell>
          <table:table-cell office:value-type="float" office:value="1.35" calcext:value-type="float">
            <text:p>1.35</text:p>
          </table:table-cell>
          <table:table-cell office:value-type="float" office:value="135.8" calcext:value-type="float">
            <text:p>135.8</text:p>
          </table:table-cell>
          <table:table-cell office:value-type="float" office:value="183.82" calcext:value-type="float">
            <text:p>183.82</text:p>
          </table:table-cell>
          <table:table-cell office:value-type="float" office:value="24.47" calcext:value-type="float">
            <text:p>24.47</text:p>
          </table:table-cell>
          <table:table-cell office:value-type="float" office:value="33.65" calcext:value-type="float">
            <text:p>33.65</text:p>
          </table:table-cell>
        </table:table-row>
        <table:table-row table:style-name="ro1">
          <table:table-cell office:value-type="float" office:value="655333" calcext:value-type="float">
            <text:p>655333</text:p>
          </table:table-cell>
          <table:table-cell table:formula="of:=[.A43]/1000/(60*60*24)" office:value-type="time" office:time-value="PT00H10M55.333S" calcext:value-type="time">
            <text:p>00:10:55</text:p>
          </table:table-cell>
          <table:table-cell office:value-type="float" office:value="1.35" calcext:value-type="float">
            <text:p>1.35</text:p>
          </table:table-cell>
          <table:table-cell office:value-type="float" office:value="135.7" calcext:value-type="float">
            <text:p>135.7</text:p>
          </table:table-cell>
          <table:table-cell office:value-type="float" office:value="183.68" calcext:value-type="float">
            <text:p>183.68</text:p>
          </table:table-cell>
          <table:table-cell office:value-type="float" office:value="25.08" calcext:value-type="float">
            <text:p>25.08</text:p>
          </table:table-cell>
          <table:table-cell office:value-type="float" office:value="34.47" calcext:value-type="float">
            <text:p>34.47</text:p>
          </table:table-cell>
        </table:table-row>
        <table:table-row table:style-name="ro1">
          <table:table-cell office:value-type="float" office:value="671333" calcext:value-type="float">
            <text:p>671333</text:p>
          </table:table-cell>
          <table:table-cell table:formula="of:=[.A44]/1000/(60*60*24)" office:value-type="time" office:time-value="PT00H11M11.333S" calcext:value-type="time">
            <text:p>00:11:11</text:p>
          </table:table-cell>
          <table:table-cell office:value-type="float" office:value="1.35" calcext:value-type="float">
            <text:p>1.35</text:p>
          </table:table-cell>
          <table:table-cell office:value-type="float" office:value="135.6" calcext:value-type="float">
            <text:p>135.6</text:p>
          </table:table-cell>
          <table:table-cell office:value-type="float" office:value="183.54" calcext:value-type="float">
            <text:p>183.54</text:p>
          </table:table-cell>
          <table:table-cell office:value-type="float" office:value="25.68" calcext:value-type="float">
            <text:p>25.68</text:p>
          </table:table-cell>
          <table:table-cell office:value-type="float" office:value="35.29" calcext:value-type="float">
            <text:p>35.29</text:p>
          </table:table-cell>
        </table:table-row>
        <table:table-row table:style-name="ro1">
          <table:table-cell office:value-type="float" office:value="687333" calcext:value-type="float">
            <text:p>687333</text:p>
          </table:table-cell>
          <table:table-cell table:formula="of:=[.A45]/1000/(60*60*24)" office:value-type="time" office:time-value="PT00H11M27.333S" calcext:value-type="time">
            <text:p>00:11:27</text:p>
          </table:table-cell>
          <table:table-cell office:value-type="float" office:value="1.35" calcext:value-type="float">
            <text:p>1.35</text:p>
          </table:table-cell>
          <table:table-cell office:value-type="float" office:value="135.5" calcext:value-type="float">
            <text:p>135.5</text:p>
          </table:table-cell>
          <table:table-cell office:value-type="float" office:value="182.86" calcext:value-type="float">
            <text:p>182.86</text:p>
          </table:table-cell>
          <table:table-cell office:value-type="float" office:value="26.28" calcext:value-type="float">
            <text:p>26.28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float" office:value="703333" calcext:value-type="float">
            <text:p>703333</text:p>
          </table:table-cell>
          <table:table-cell table:formula="of:=[.A46]/1000/(60*60*24)" office:value-type="time" office:time-value="PT00H11M43.333S" calcext:value-type="time">
            <text:p>00:11:43</text:p>
          </table:table-cell>
          <table:table-cell office:value-type="float" office:value="1.35" calcext:value-type="float">
            <text:p>1.35</text:p>
          </table:table-cell>
          <table:table-cell office:value-type="float" office:value="135.4" calcext:value-type="float">
            <text:p>135.4</text:p>
          </table:table-cell>
          <table:table-cell office:value-type="float" office:value="182.73" calcext:value-type="float">
            <text:p>182.73</text:p>
          </table:table-cell>
          <table:table-cell office:value-type="float" office:value="26.88" calcext:value-type="float">
            <text:p>26.88</text:p>
          </table:table-cell>
          <table:table-cell office:value-type="float" office:value="36.92" calcext:value-type="float">
            <text:p>36.92</text:p>
          </table:table-cell>
        </table:table-row>
        <table:table-row table:style-name="ro1">
          <table:table-cell office:value-type="float" office:value="719333" calcext:value-type="float">
            <text:p>719333</text:p>
          </table:table-cell>
          <table:table-cell table:formula="of:=[.A47]/1000/(60*60*24)" office:value-type="time" office:time-value="PT00H11M59.333S" calcext:value-type="time">
            <text:p>00:11:59</text:p>
          </table:table-cell>
          <table:table-cell office:value-type="float" office:value="1.35" calcext:value-type="float">
            <text:p>1.35</text:p>
          </table:table-cell>
          <table:table-cell office:value-type="float" office:value="135.4" calcext:value-type="float">
            <text:p>135.4</text:p>
          </table:table-cell>
          <table:table-cell office:value-type="float" office:value="182.73" calcext:value-type="float">
            <text:p>182.73</text:p>
          </table:table-cell>
          <table:table-cell office:value-type="float" office:value="27.49" calcext:value-type="float">
            <text:p>27.49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float" office:value="735332" calcext:value-type="float">
            <text:p>735332</text:p>
          </table:table-cell>
          <table:table-cell table:formula="of:=[.A48]/1000/(60*60*24)" office:value-type="time" office:time-value="PT00H12M15.332S" calcext:value-type="time">
            <text:p>00:12:15</text:p>
          </table:table-cell>
          <table:table-cell office:value-type="float" office:value="1.35" calcext:value-type="float">
            <text:p>1.35</text:p>
          </table:table-cell>
          <table:table-cell office:value-type="float" office:value="135.3" calcext:value-type="float">
            <text:p>135.3</text:p>
          </table:table-cell>
          <table:table-cell office:value-type="float" office:value="182.59" calcext:value-type="float">
            <text:p>182.59</text:p>
          </table:table-cell>
          <table:table-cell office:value-type="float" office:value="28.09" calcext:value-type="float">
            <text:p>28.09</text:p>
          </table:table-cell>
          <table:table-cell office:value-type="float" office:value="38.54" calcext:value-type="float">
            <text:p>38.54</text:p>
          </table:table-cell>
        </table:table-row>
        <table:table-row table:style-name="ro1">
          <table:table-cell office:value-type="float" office:value="751333" calcext:value-type="float">
            <text:p>751333</text:p>
          </table:table-cell>
          <table:table-cell table:formula="of:=[.A49]/1000/(60*60*24)" office:value-type="time" office:time-value="PT00H12M31.333S" calcext:value-type="time">
            <text:p>00:12:31</text:p>
          </table:table-cell>
          <table:table-cell office:value-type="float" office:value="1.35" calcext:value-type="float">
            <text:p>1.35</text:p>
          </table:table-cell>
          <table:table-cell office:value-type="float" office:value="135.2" calcext:value-type="float">
            <text:p>135.2</text:p>
          </table:table-cell>
          <table:table-cell office:value-type="float" office:value="181.91" calcext:value-type="float">
            <text:p>181.91</text:p>
          </table:table-cell>
          <table:table-cell office:value-type="float" office:value="28.69" calcext:value-type="float">
            <text:p>28.69</text:p>
          </table:table-cell>
          <table:table-cell office:value-type="float" office:value="39.35" calcext:value-type="float">
            <text:p>39.35</text:p>
          </table:table-cell>
        </table:table-row>
        <table:table-row table:style-name="ro1">
          <table:table-cell office:value-type="float" office:value="767333" calcext:value-type="float">
            <text:p>767333</text:p>
          </table:table-cell>
          <table:table-cell table:formula="of:=[.A50]/1000/(60*60*24)" office:value-type="time" office:time-value="PT00H12M47.333S" calcext:value-type="time">
            <text:p>00:12:47</text:p>
          </table:table-cell>
          <table:table-cell office:value-type="float" office:value="1.35" calcext:value-type="float">
            <text:p>1.35</text:p>
          </table:table-cell>
          <table:table-cell office:value-type="float" office:value="135.1" calcext:value-type="float">
            <text:p>135.1</text:p>
          </table:table-cell>
          <table:table-cell office:value-type="float" office:value="181.78" calcext:value-type="float">
            <text:p>181.78</text:p>
          </table:table-cell>
          <table:table-cell office:value-type="float" office:value="29.29" calcext:value-type="float">
            <text:p>29.29</text:p>
          </table:table-cell>
          <table:table-cell office:value-type="float" office:value="40.16" calcext:value-type="float">
            <text:p>40.16</text:p>
          </table:table-cell>
        </table:table-row>
        <table:table-row table:style-name="ro1">
          <table:table-cell office:value-type="float" office:value="783333" calcext:value-type="float">
            <text:p>783333</text:p>
          </table:table-cell>
          <table:table-cell table:formula="of:=[.A51]/1000/(60*60*24)" office:value-type="time" office:time-value="PT00H13M03.333S" calcext:value-type="time">
            <text:p>00:13:03</text:p>
          </table:table-cell>
          <table:table-cell office:value-type="float" office:value="1.35" calcext:value-type="float">
            <text:p>1.35</text:p>
          </table:table-cell>
          <table:table-cell office:value-type="float" office:value="135.1" calcext:value-type="float">
            <text:p>135.1</text:p>
          </table:table-cell>
          <table:table-cell office:value-type="float" office:value="181.78" calcext:value-type="float">
            <text:p>181.78</text:p>
          </table:table-cell>
          <table:table-cell office:value-type="float" office:value="29.89" calcext:value-type="float">
            <text:p>29.89</text:p>
          </table:table-cell>
          <table:table-cell office:value-type="float" office:value="40.97" calcext:value-type="float">
            <text:p>40.97</text:p>
          </table:table-cell>
        </table:table-row>
        <table:table-row table:style-name="ro1">
          <table:table-cell office:value-type="float" office:value="799333" calcext:value-type="float">
            <text:p>799333</text:p>
          </table:table-cell>
          <table:table-cell table:formula="of:=[.A52]/1000/(60*60*24)" office:value-type="time" office:time-value="PT00H13M19.333S" calcext:value-type="time">
            <text:p>00:13:19</text:p>
          </table:table-cell>
          <table:table-cell office:value-type="float" office:value="1.35" calcext:value-type="float">
            <text:p>1.35</text:p>
          </table:table-cell>
          <table:table-cell office:value-type="float" office:value="135" calcext:value-type="float">
            <text:p>135</text:p>
          </table:table-cell>
          <table:table-cell office:value-type="float" office:value="181.64" calcext:value-type="float">
            <text:p>181.64</text:p>
          </table:table-cell>
          <table:table-cell office:value-type="float" office:value="30.49" calcext:value-type="float">
            <text:p>30.49</text:p>
          </table:table-cell>
          <table:table-cell office:value-type="float" office:value="41.77" calcext:value-type="float">
            <text:p>41.77</text:p>
          </table:table-cell>
        </table:table-row>
        <table:table-row table:style-name="ro1">
          <table:table-cell office:value-type="float" office:value="815333" calcext:value-type="float">
            <text:p>815333</text:p>
          </table:table-cell>
          <table:table-cell table:formula="of:=[.A53]/1000/(60*60*24)" office:value-type="time" office:time-value="PT00H13M35.333S" calcext:value-type="time">
            <text:p>00:13:35</text:p>
          </table:table-cell>
          <table:table-cell office:value-type="float" office:value="1.35" calcext:value-type="float">
            <text:p>1.35</text:p>
          </table:table-cell>
          <table:table-cell office:value-type="float" office:value="134.9" calcext:value-type="float">
            <text:p>134.9</text:p>
          </table:table-cell>
          <table:table-cell office:value-type="float" office:value="181.51" calcext:value-type="float">
            <text:p>181.51</text:p>
          </table:table-cell>
          <table:table-cell office:value-type="float" office:value="31.09" calcext:value-type="float">
            <text:p>31.09</text:p>
          </table:table-cell>
          <table:table-cell office:value-type="float" office:value="42.58" calcext:value-type="float">
            <text:p>42.58</text:p>
          </table:table-cell>
        </table:table-row>
        <table:table-row table:style-name="ro1">
          <table:table-cell office:value-type="float" office:value="831333" calcext:value-type="float">
            <text:p>831333</text:p>
          </table:table-cell>
          <table:table-cell table:formula="of:=[.A54]/1000/(60*60*24)" office:value-type="time" office:time-value="PT00H13M51.333S" calcext:value-type="time">
            <text:p>00:13:51</text:p>
          </table:table-cell>
          <table:table-cell office:value-type="float" office:value="1.35" calcext:value-type="float">
            <text:p>1.35</text:p>
          </table:table-cell>
          <table:table-cell office:value-type="float" office:value="134.7" calcext:value-type="float">
            <text:p>134.7</text:p>
          </table:table-cell>
          <table:table-cell office:value-type="float" office:value="181.23" calcext:value-type="float">
            <text:p>181.23</text:p>
          </table:table-cell>
          <table:table-cell office:value-type="float" office:value="31.69" calcext:value-type="float">
            <text:p>31.69</text:p>
          </table:table-cell>
          <table:table-cell office:value-type="float" office:value="43.39" calcext:value-type="float">
            <text:p>43.39</text:p>
          </table:table-cell>
        </table:table-row>
        <table:table-row table:style-name="ro1">
          <table:table-cell office:value-type="float" office:value="847333" calcext:value-type="float">
            <text:p>847333</text:p>
          </table:table-cell>
          <table:table-cell table:formula="of:=[.A55]/1000/(60*60*24)" office:value-type="time" office:time-value="PT00H14M07.333S" calcext:value-type="time">
            <text:p>00:14:07</text:p>
          </table:table-cell>
          <table:table-cell office:value-type="float" office:value="1.34" calcext:value-type="float">
            <text:p>1.34</text:p>
          </table:table-cell>
          <table:table-cell office:value-type="float" office:value="134.6" calcext:value-type="float">
            <text:p>134.6</text:p>
          </table:table-cell>
          <table:table-cell office:value-type="float" office:value="180.56" calcext:value-type="float">
            <text:p>180.56</text:p>
          </table:table-cell>
          <table:table-cell office:value-type="float" office:value="32.29" calcext:value-type="float">
            <text:p>32.29</text:p>
          </table:table-cell>
          <table:table-cell office:value-type="float" office:value="44.19" calcext:value-type="float">
            <text:p>44.19</text:p>
          </table:table-cell>
        </table:table-row>
        <table:table-row table:style-name="ro1">
          <table:table-cell office:value-type="float" office:value="863333" calcext:value-type="float">
            <text:p>863333</text:p>
          </table:table-cell>
          <table:table-cell table:formula="of:=[.A56]/1000/(60*60*24)" office:value-type="time" office:time-value="PT00H14M23.333S" calcext:value-type="time">
            <text:p>00:14:23</text:p>
          </table:table-cell>
          <table:table-cell office:value-type="float" office:value="1.34" calcext:value-type="float">
            <text:p>1.34</text:p>
          </table:table-cell>
          <table:table-cell office:value-type="float" office:value="134.6" calcext:value-type="float">
            <text:p>134.6</text:p>
          </table:table-cell>
          <table:table-cell office:value-type="float" office:value="180.56" calcext:value-type="float">
            <text:p>180.56</text:p>
          </table:table-cell>
          <table:table-cell office:value-type="float" office:value="32.89" calcext:value-type="float">
            <text:p>32.89</text:p>
          </table:table-cell>
          <table:table-cell office:value-type="float" office:value="44.99" calcext:value-type="float">
            <text:p>44.99</text:p>
          </table:table-cell>
        </table:table-row>
        <table:table-row table:style-name="ro1">
          <table:table-cell office:value-type="float" office:value="879333" calcext:value-type="float">
            <text:p>879333</text:p>
          </table:table-cell>
          <table:table-cell table:formula="of:=[.A57]/1000/(60*60*24)" office:value-type="time" office:time-value="PT00H14M39.333S" calcext:value-type="time">
            <text:p>00:14:39</text:p>
          </table:table-cell>
          <table:table-cell office:value-type="float" office:value="1.34" calcext:value-type="float">
            <text:p>1.34</text:p>
          </table:table-cell>
          <table:table-cell office:value-type="float" office:value="134.5" calcext:value-type="float">
            <text:p>134.5</text:p>
          </table:table-cell>
          <table:table-cell office:value-type="float" office:value="180.43" calcext:value-type="float">
            <text:p>180.43</text:p>
          </table:table-cell>
          <table:table-cell office:value-type="float" office:value="33.48" calcext:value-type="float">
            <text:p>33.48</text:p>
          </table:table-cell>
          <table:table-cell office:value-type="float" office:value="45.79" calcext:value-type="float">
            <text:p>45.79</text:p>
          </table:table-cell>
        </table:table-row>
        <table:table-row table:style-name="ro1">
          <table:table-cell office:value-type="float" office:value="895333" calcext:value-type="float">
            <text:p>895333</text:p>
          </table:table-cell>
          <table:table-cell table:formula="of:=[.A58]/1000/(60*60*24)" office:value-type="time" office:time-value="PT00H14M55.333S" calcext:value-type="time">
            <text:p>00:14:55</text:p>
          </table:table-cell>
          <table:table-cell office:value-type="float" office:value="1.34" calcext:value-type="float">
            <text:p>1.34</text:p>
          </table:table-cell>
          <table:table-cell office:value-type="float" office:value="134.4" calcext:value-type="float">
            <text:p>134.4</text:p>
          </table:table-cell>
          <table:table-cell office:value-type="float" office:value="180.29" calcext:value-type="float">
            <text:p>180.29</text:p>
          </table:table-cell>
          <table:table-cell office:value-type="float" office:value="34.08" calcext:value-type="float">
            <text:p>34.08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float" office:value="911333" calcext:value-type="float">
            <text:p>911333</text:p>
          </table:table-cell>
          <table:table-cell table:formula="of:=[.A59]/1000/(60*60*24)" office:value-type="time" office:time-value="PT00H15M11.333S" calcext:value-type="time">
            <text:p>00:15:11</text:p>
          </table:table-cell>
          <table:table-cell office:value-type="float" office:value="1.34" calcext:value-type="float">
            <text:p>1.34</text:p>
          </table:table-cell>
          <table:table-cell office:value-type="float" office:value="134.3" calcext:value-type="float">
            <text:p>134.3</text:p>
          </table:table-cell>
          <table:table-cell office:value-type="float" office:value="180.16" calcext:value-type="float">
            <text:p>180.16</text:p>
          </table:table-cell>
          <table:table-cell office:value-type="float" office:value="34.68" calcext:value-type="float">
            <text:p>34.68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float" office:value="927333" calcext:value-type="float">
            <text:p>927333</text:p>
          </table:table-cell>
          <table:table-cell table:formula="of:=[.A60]/1000/(60*60*24)" office:value-type="time" office:time-value="PT00H15M27.333S" calcext:value-type="time">
            <text:p>00:15:27</text:p>
          </table:table-cell>
          <table:table-cell office:value-type="float" office:value="1.34" calcext:value-type="float">
            <text:p>1.34</text:p>
          </table:table-cell>
          <table:table-cell office:value-type="float" office:value="134.2" calcext:value-type="float">
            <text:p>134.2</text:p>
          </table:table-cell>
          <table:table-cell office:value-type="float" office:value="179.48" calcext:value-type="float">
            <text:p>179.48</text:p>
          </table:table-cell>
          <table:table-cell office:value-type="float" office:value="35.27" calcext:value-type="float">
            <text:p>35.27</text:p>
          </table:table-cell>
          <table:table-cell office:value-type="float" office:value="48.19" calcext:value-type="float">
            <text:p>48.19</text:p>
          </table:table-cell>
        </table:table-row>
        <table:table-row table:style-name="ro1">
          <table:table-cell office:value-type="float" office:value="943333" calcext:value-type="float">
            <text:p>943333</text:p>
          </table:table-cell>
          <table:table-cell table:formula="of:=[.A61]/1000/(60*60*24)" office:value-type="time" office:time-value="PT00H15M43.333S" calcext:value-type="time">
            <text:p>00:15:43</text:p>
          </table:table-cell>
          <table:table-cell office:value-type="float" office:value="1.34" calcext:value-type="float">
            <text:p>1.34</text:p>
          </table:table-cell>
          <table:table-cell office:value-type="float" office:value="134.2" calcext:value-type="float">
            <text:p>134.2</text:p>
          </table:table-cell>
          <table:table-cell office:value-type="float" office:value="179.48" calcext:value-type="float">
            <text:p>179.48</text:p>
          </table:table-cell>
          <table:table-cell office:value-type="float" office:value="35.87" calcext:value-type="float">
            <text:p>35.87</text:p>
          </table:table-cell>
          <table:table-cell office:value-type="float" office:value="48.99" calcext:value-type="float">
            <text:p>48.99</text:p>
          </table:table-cell>
        </table:table-row>
        <table:table-row table:style-name="ro1">
          <table:table-cell office:value-type="float" office:value="959333" calcext:value-type="float">
            <text:p>959333</text:p>
          </table:table-cell>
          <table:table-cell table:formula="of:=[.A62]/1000/(60*60*24)" office:value-type="time" office:time-value="PT00H15M59.333S" calcext:value-type="time">
            <text:p>00:15:59</text:p>
          </table:table-cell>
          <table:table-cell office:value-type="float" office:value="1.34" calcext:value-type="float">
            <text:p>1.34</text:p>
          </table:table-cell>
          <table:table-cell office:value-type="float" office:value="134.1" calcext:value-type="float">
            <text:p>134.1</text:p>
          </table:table-cell>
          <table:table-cell office:value-type="float" office:value="179.35" calcext:value-type="float">
            <text:p>179.35</text:p>
          </table:table-cell>
          <table:table-cell office:value-type="float" office:value="36.47" calcext:value-type="float">
            <text:p>36.47</text:p>
          </table:table-cell>
          <table:table-cell office:value-type="float" office:value="49.79" calcext:value-type="float">
            <text:p>49.79</text:p>
          </table:table-cell>
        </table:table-row>
        <table:table-row table:style-name="ro1">
          <table:table-cell office:value-type="float" office:value="975333" calcext:value-type="float">
            <text:p>975333</text:p>
          </table:table-cell>
          <table:table-cell table:formula="of:=[.A63]/1000/(60*60*24)" office:value-type="time" office:time-value="PT00H16M15.333S" calcext:value-type="time">
            <text:p>00:16:15</text:p>
          </table:table-cell>
          <table:table-cell office:value-type="float" office:value="1.34" calcext:value-type="float">
            <text:p>1.34</text:p>
          </table:table-cell>
          <table:table-cell office:value-type="float" office:value="134" calcext:value-type="float">
            <text:p>134</text:p>
          </table:table-cell>
          <table:table-cell office:value-type="float" office:value="179.21" calcext:value-type="float">
            <text:p>179.21</text:p>
          </table:table-cell>
          <table:table-cell office:value-type="float" office:value="37.06" calcext:value-type="float">
            <text:p>37.06</text:p>
          </table:table-cell>
          <table:table-cell office:value-type="float" office:value="50.59" calcext:value-type="float">
            <text:p>50.59</text:p>
          </table:table-cell>
        </table:table-row>
        <table:table-row table:style-name="ro1">
          <table:table-cell office:value-type="float" office:value="991333" calcext:value-type="float">
            <text:p>991333</text:p>
          </table:table-cell>
          <table:table-cell table:formula="of:=[.A64]/1000/(60*60*24)" office:value-type="time" office:time-value="PT00H16M31.333S" calcext:value-type="time">
            <text:p>00:16:31</text:p>
          </table:table-cell>
          <table:table-cell office:value-type="float" office:value="1.34" calcext:value-type="float">
            <text:p>1.34</text:p>
          </table:table-cell>
          <table:table-cell office:value-type="float" office:value="134" calcext:value-type="float">
            <text:p>134</text:p>
          </table:table-cell>
          <table:table-cell office:value-type="float" office:value="179.21" calcext:value-type="float">
            <text:p>179.21</text:p>
          </table:table-cell>
          <table:table-cell office:value-type="float" office:value="37.66" calcext:value-type="float">
            <text:p>37.66</text:p>
          </table:table-cell>
          <table:table-cell office:value-type="float" office:value="51.38" calcext:value-type="float">
            <text:p>51.38</text:p>
          </table:table-cell>
        </table:table-row>
        <table:table-row table:style-name="ro1">
          <table:table-cell office:value-type="float" office:value="1007333" calcext:value-type="float">
            <text:p>1007333</text:p>
          </table:table-cell>
          <table:table-cell table:formula="of:=[.A65]/1000/(60*60*24)" office:value-type="time" office:time-value="PT00H16M47.333S" calcext:value-type="time">
            <text:p>00:16:47</text:p>
          </table:table-cell>
          <table:table-cell office:value-type="float" office:value="1.33" calcext:value-type="float">
            <text:p>1.33</text:p>
          </table:table-cell>
          <table:table-cell office:value-type="float" office:value="133.9" calcext:value-type="float">
            <text:p>133.9</text:p>
          </table:table-cell>
          <table:table-cell office:value-type="float" office:value="178.54" calcext:value-type="float">
            <text:p>178.54</text:p>
          </table:table-cell>
          <table:table-cell office:value-type="float" office:value="38.25" calcext:value-type="float">
            <text:p>38.25</text:p>
          </table:table-cell>
          <table:table-cell office:value-type="float" office:value="52.18" calcext:value-type="float">
            <text:p>52.18</text:p>
          </table:table-cell>
        </table:table-row>
        <table:table-row table:style-name="ro1">
          <table:table-cell office:value-type="float" office:value="1023333" calcext:value-type="float">
            <text:p>1023333</text:p>
          </table:table-cell>
          <table:table-cell table:formula="of:=[.A66]/1000/(60*60*24)" office:value-type="time" office:time-value="PT00H17M03.333S" calcext:value-type="time">
            <text:p>00:17:03</text:p>
          </table:table-cell>
          <table:table-cell office:value-type="float" office:value="1.33" calcext:value-type="float">
            <text:p>1.33</text:p>
          </table:table-cell>
          <table:table-cell office:value-type="float" office:value="133.9" calcext:value-type="float">
            <text:p>133.9</text:p>
          </table:table-cell>
          <table:table-cell office:value-type="float" office:value="178.54" calcext:value-type="float">
            <text:p>178.54</text:p>
          </table:table-cell>
          <table:table-cell office:value-type="float" office:value="38.85" calcext:value-type="float">
            <text:p>38.85</text:p>
          </table:table-cell>
          <table:table-cell office:value-type="float" office:value="52.97" calcext:value-type="float">
            <text:p>52.97</text:p>
          </table:table-cell>
        </table:table-row>
        <table:table-row table:style-name="ro1">
          <table:table-cell office:value-type="float" office:value="1039333" calcext:value-type="float">
            <text:p>1039333</text:p>
          </table:table-cell>
          <table:table-cell table:formula="of:=[.A67]/1000/(60*60*24)" office:value-type="time" office:time-value="PT00H17M19.333S" calcext:value-type="time">
            <text:p>00:17:19</text:p>
          </table:table-cell>
          <table:table-cell office:value-type="float" office:value="1.33" calcext:value-type="float">
            <text:p>1.33</text:p>
          </table:table-cell>
          <table:table-cell office:value-type="float" office:value="133.8" calcext:value-type="float">
            <text:p>133.8</text:p>
          </table:table-cell>
          <table:table-cell office:value-type="float" office:value="178.41" calcext:value-type="float">
            <text:p>178.41</text:p>
          </table:table-cell>
          <table:table-cell office:value-type="float" office:value="39.44" calcext:value-type="float">
            <text:p>39.44</text:p>
          </table:table-cell>
          <table:table-cell office:value-type="float" office:value="53.77" calcext:value-type="float">
            <text:p>53.77</text:p>
          </table:table-cell>
        </table:table-row>
        <table:table-row table:style-name="ro1">
          <table:table-cell office:value-type="float" office:value="1055333" calcext:value-type="float">
            <text:p>1055333</text:p>
          </table:table-cell>
          <table:table-cell table:formula="of:=[.A68]/1000/(60*60*24)" office:value-type="time" office:time-value="PT00H17M35.333S" calcext:value-type="time">
            <text:p>00:17:35</text:p>
          </table:table-cell>
          <table:table-cell office:value-type="float" office:value="1.33" calcext:value-type="float">
            <text:p>1.33</text:p>
          </table:table-cell>
          <table:table-cell office:value-type="float" office:value="133.7" calcext:value-type="float">
            <text:p>133.7</text:p>
          </table:table-cell>
          <table:table-cell office:value-type="float" office:value="178.27" calcext:value-type="float">
            <text:p>178.27</text:p>
          </table:table-cell>
          <table:table-cell office:value-type="float" office:value="40.04" calcext:value-type="float">
            <text:p>40.04</text:p>
          </table:table-cell>
          <table:table-cell office:value-type="float" office:value="54.56" calcext:value-type="float">
            <text:p>54.56</text:p>
          </table:table-cell>
        </table:table-row>
        <table:table-row table:style-name="ro1">
          <table:table-cell office:value-type="float" office:value="1071333" calcext:value-type="float">
            <text:p>1071333</text:p>
          </table:table-cell>
          <table:table-cell table:formula="of:=[.A69]/1000/(60*60*24)" office:value-type="time" office:time-value="PT00H17M51.333S" calcext:value-type="time">
            <text:p>00:17:51</text:p>
          </table:table-cell>
          <table:table-cell office:value-type="float" office:value="1.33" calcext:value-type="float">
            <text:p>1.33</text:p>
          </table:table-cell>
          <table:table-cell office:value-type="float" office:value="133.6" calcext:value-type="float">
            <text:p>133.6</text:p>
          </table:table-cell>
          <table:table-cell office:value-type="float" office:value="178.14" calcext:value-type="float">
            <text:p>178.14</text:p>
          </table:table-cell>
          <table:table-cell office:value-type="float" office:value="40.63" calcext:value-type="float">
            <text:p>40.63</text:p>
          </table:table-cell>
          <table:table-cell office:value-type="float" office:value="55.35" calcext:value-type="float">
            <text:p>55.35</text:p>
          </table:table-cell>
        </table:table-row>
        <table:table-row table:style-name="ro1">
          <table:table-cell office:value-type="float" office:value="1087333" calcext:value-type="float">
            <text:p>1087333</text:p>
          </table:table-cell>
          <table:table-cell table:formula="of:=[.A70]/1000/(60*60*24)" office:value-type="time" office:time-value="PT00H18M07.333S" calcext:value-type="time">
            <text:p>00:18:07</text:p>
          </table:table-cell>
          <table:table-cell office:value-type="float" office:value="1.33" calcext:value-type="float">
            <text:p>1.33</text:p>
          </table:table-cell>
          <table:table-cell office:value-type="float" office:value="133.5" calcext:value-type="float">
            <text:p>133.5</text:p>
          </table:table-cell>
          <table:table-cell office:value-type="float" office:value="177.47" calcext:value-type="float">
            <text:p>177.47</text:p>
          </table:table-cell>
          <table:table-cell office:value-type="float" office:value="41.23" calcext:value-type="float">
            <text:p>41.23</text:p>
          </table:table-cell>
          <table:table-cell office:value-type="float" office:value="56.14" calcext:value-type="float">
            <text:p>56.14</text:p>
          </table:table-cell>
        </table:table-row>
        <table:table-row table:style-name="ro1">
          <table:table-cell office:value-type="float" office:value="1103333" calcext:value-type="float">
            <text:p>1103333</text:p>
          </table:table-cell>
          <table:table-cell table:formula="of:=[.A71]/1000/(60*60*24)" office:value-type="time" office:time-value="PT00H18M23.333S" calcext:value-type="time">
            <text:p>00:18:23</text:p>
          </table:table-cell>
          <table:table-cell office:value-type="float" office:value="1.33" calcext:value-type="float">
            <text:p>1.33</text:p>
          </table:table-cell>
          <table:table-cell office:value-type="float" office:value="133.5" calcext:value-type="float">
            <text:p>133.5</text:p>
          </table:table-cell>
          <table:table-cell office:value-type="float" office:value="177.47" calcext:value-type="float">
            <text:p>177.47</text:p>
          </table:table-cell>
          <table:table-cell office:value-type="float" office:value="41.82" calcext:value-type="float">
            <text:p>41.82</text:p>
          </table:table-cell>
          <table:table-cell office:value-type="float" office:value="56.93" calcext:value-type="float">
            <text:p>56.93</text:p>
          </table:table-cell>
        </table:table-row>
        <table:table-row table:style-name="ro1">
          <table:table-cell office:value-type="float" office:value="1119333" calcext:value-type="float">
            <text:p>1119333</text:p>
          </table:table-cell>
          <table:table-cell table:formula="of:=[.A72]/1000/(60*60*24)" office:value-type="time" office:time-value="PT00H18M39.333S" calcext:value-type="time">
            <text:p>00:18:39</text:p>
          </table:table-cell>
          <table:table-cell office:value-type="float" office:value="1.33" calcext:value-type="float">
            <text:p>1.33</text:p>
          </table:table-cell>
          <table:table-cell office:value-type="float" office:value="133.5" calcext:value-type="float">
            <text:p>133.5</text:p>
          </table:table-cell>
          <table:table-cell office:value-type="float" office:value="177.47" calcext:value-type="float">
            <text:p>177.47</text:p>
          </table:table-cell>
          <table:table-cell office:value-type="float" office:value="42.41" calcext:value-type="float">
            <text:p>42.41</text:p>
          </table:table-cell>
          <table:table-cell office:value-type="float" office:value="57.72" calcext:value-type="float">
            <text:p>57.72</text:p>
          </table:table-cell>
        </table:table-row>
        <table:table-row table:style-name="ro1">
          <table:table-cell office:value-type="float" office:value="1135333" calcext:value-type="float">
            <text:p>1135333</text:p>
          </table:table-cell>
          <table:table-cell table:formula="of:=[.A73]/1000/(60*60*24)" office:value-type="time" office:time-value="PT00H18M55.333S" calcext:value-type="time">
            <text:p>00:18:55</text:p>
          </table:table-cell>
          <table:table-cell office:value-type="float" office:value="1.33" calcext:value-type="float">
            <text:p>1.33</text:p>
          </table:table-cell>
          <table:table-cell office:value-type="float" office:value="133.3" calcext:value-type="float">
            <text:p>133.3</text:p>
          </table:table-cell>
          <table:table-cell office:value-type="float" office:value="177.2" calcext:value-type="float">
            <text:p>177.2</text:p>
          </table:table-cell>
          <table:table-cell office:value-type="float" office:value="43.01" calcext:value-type="float">
            <text:p>43.01</text:p>
          </table:table-cell>
          <table:table-cell office:value-type="float" office:value="58.51" calcext:value-type="float">
            <text:p>58.51</text:p>
          </table:table-cell>
        </table:table-row>
        <table:table-row table:style-name="ro1">
          <table:table-cell office:value-type="float" office:value="1151333" calcext:value-type="float">
            <text:p>1151333</text:p>
          </table:table-cell>
          <table:table-cell table:formula="of:=[.A74]/1000/(60*60*24)" office:value-type="time" office:time-value="PT00H19M11.333S" calcext:value-type="time">
            <text:p>00:19:11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3" calcext:value-type="float">
            <text:p>177.33</text:p>
          </table:table-cell>
          <table:table-cell office:value-type="float" office:value="43.6" calcext:value-type="float">
            <text:p>43.6</text:p>
          </table:table-cell>
          <table:table-cell office:value-type="float" office:value="59.29" calcext:value-type="float">
            <text:p>59.29</text:p>
          </table:table-cell>
        </table:table-row>
        <table:table-row table:style-name="ro1">
          <table:table-cell office:value-type="float" office:value="1167333" calcext:value-type="float">
            <text:p>1167333</text:p>
          </table:table-cell>
          <table:table-cell table:formula="of:=[.A75]/1000/(60*60*24)" office:value-type="time" office:time-value="PT00H19M27.333S" calcext:value-type="time">
            <text:p>00:19:27</text:p>
          </table:table-cell>
          <table:table-cell office:value-type="float" office:value="1.33" calcext:value-type="float">
            <text:p>1.33</text:p>
          </table:table-cell>
          <table:table-cell office:value-type="float" office:value="133.2" calcext:value-type="float">
            <text:p>133.2</text:p>
          </table:table-cell>
          <table:table-cell office:value-type="float" office:value="177.07" calcext:value-type="float">
            <text:p>177.07</text:p>
          </table:table-cell>
          <table:table-cell office:value-type="float" office:value="44.19" calcext:value-type="float">
            <text:p>44.19</text:p>
          </table:table-cell>
          <table:table-cell office:value-type="float" office:value="60.08" calcext:value-type="float">
            <text:p>60.08</text:p>
          </table:table-cell>
        </table:table-row>
        <table:table-row table:style-name="ro1">
          <table:table-cell office:value-type="float" office:value="1183333" calcext:value-type="float">
            <text:p>1183333</text:p>
          </table:table-cell>
          <table:table-cell table:formula="of:=[.A76]/1000/(60*60*24)" office:value-type="time" office:time-value="PT00H19M43.333S" calcext:value-type="time">
            <text:p>00:19:43</text:p>
          </table:table-cell>
          <table:table-cell office:value-type="float" office:value="1.33" calcext:value-type="float">
            <text:p>1.33</text:p>
          </table:table-cell>
          <table:table-cell office:value-type="float" office:value="133.2" calcext:value-type="float">
            <text:p>133.2</text:p>
          </table:table-cell>
          <table:table-cell office:value-type="float" office:value="176.53" calcext:value-type="float">
            <text:p>176.53</text:p>
          </table:table-cell>
          <table:table-cell office:value-type="float" office:value="44.78" calcext:value-type="float">
            <text:p>44.78</text:p>
          </table:table-cell>
          <table:table-cell office:value-type="float" office:value="60.87" calcext:value-type="float">
            <text:p>60.87</text:p>
          </table:table-cell>
        </table:table-row>
        <table:table-row table:style-name="ro1">
          <table:table-cell office:value-type="float" office:value="1199333" calcext:value-type="float">
            <text:p>1199333</text:p>
          </table:table-cell>
          <table:table-cell table:formula="of:=[.A77]/1000/(60*60*24)" office:value-type="time" office:time-value="PT00H19M59.333S" calcext:value-type="time">
            <text:p>00:19:59</text:p>
          </table:table-cell>
          <table:table-cell office:value-type="float" office:value="1.33" calcext:value-type="float">
            <text:p>1.33</text:p>
          </table:table-cell>
          <table:table-cell office:value-type="float" office:value="133.1" calcext:value-type="float">
            <text:p>133.1</text:p>
          </table:table-cell>
          <table:table-cell office:value-type="float" office:value="176.4" calcext:value-type="float">
            <text:p>176.4</text:p>
          </table:table-cell>
          <table:table-cell office:value-type="float" office:value="45.37" calcext:value-type="float">
            <text:p>45.37</text:p>
          </table:table-cell>
          <table:table-cell office:value-type="float" office:value="61.65" calcext:value-type="float">
            <text:p>61.65</text:p>
          </table:table-cell>
        </table:table-row>
        <table:table-row table:style-name="ro1">
          <table:table-cell office:value-type="float" office:value="1215333" calcext:value-type="float">
            <text:p>1215333</text:p>
          </table:table-cell>
          <table:table-cell table:formula="of:=[.A78]/1000/(60*60*24)" office:value-type="time" office:time-value="PT00H20M15.333S" calcext:value-type="time">
            <text:p>00:20:15</text:p>
          </table:table-cell>
          <table:table-cell office:value-type="float" office:value="1.33" calcext:value-type="float">
            <text:p>1.33</text:p>
          </table:table-cell>
          <table:table-cell office:value-type="float" office:value="133.1" calcext:value-type="float">
            <text:p>133.1</text:p>
          </table:table-cell>
          <table:table-cell office:value-type="float" office:value="176.4" calcext:value-type="float">
            <text:p>176.4</text:p>
          </table:table-cell>
          <table:table-cell office:value-type="float" office:value="45.97" calcext:value-type="float">
            <text:p>45.97</text:p>
          </table:table-cell>
          <table:table-cell office:value-type="float" office:value="62.44" calcext:value-type="float">
            <text:p>62.44</text:p>
          </table:table-cell>
        </table:table-row>
        <table:table-row table:style-name="ro1">
          <table:table-cell office:value-type="float" office:value="1231333" calcext:value-type="float">
            <text:p>1231333</text:p>
          </table:table-cell>
          <table:table-cell table:formula="of:=[.A79]/1000/(60*60*24)" office:value-type="time" office:time-value="PT00H20M31.333S" calcext:value-type="time">
            <text:p>00:20:31</text:p>
          </table:table-cell>
          <table:table-cell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176.26" calcext:value-type="float">
            <text:p>176.26</text:p>
          </table:table-cell>
          <table:table-cell office:value-type="float" office:value="46.56" calcext:value-type="float">
            <text:p>46.56</text:p>
          </table:table-cell>
          <table:table-cell office:value-type="float" office:value="63.22" calcext:value-type="float">
            <text:p>63.22</text:p>
          </table:table-cell>
        </table:table-row>
        <table:table-row table:style-name="ro1">
          <table:table-cell office:value-type="float" office:value="1247333" calcext:value-type="float">
            <text:p>1247333</text:p>
          </table:table-cell>
          <table:table-cell table:formula="of:=[.A80]/1000/(60*60*24)" office:value-type="time" office:time-value="PT00H20M47.333S" calcext:value-type="time">
            <text:p>00:20:47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47.15" calcext:value-type="float">
            <text:p>47.15</text:p>
          </table:table-cell>
          <table:table-cell office:value-type="float" office:value="64.01" calcext:value-type="float">
            <text:p>64.01</text:p>
          </table:table-cell>
        </table:table-row>
        <table:table-row table:style-name="ro1">
          <table:table-cell office:value-type="float" office:value="1263333" calcext:value-type="float">
            <text:p>1263333</text:p>
          </table:table-cell>
          <table:table-cell table:formula="of:=[.A81]/1000/(60*60*24)" office:value-type="time" office:time-value="PT00H21M03.333S" calcext:value-type="time">
            <text:p>00:21:03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47.74" calcext:value-type="float">
            <text:p>47.74</text:p>
          </table:table-cell>
          <table:table-cell office:value-type="float" office:value="64.79" calcext:value-type="float">
            <text:p>64.79</text:p>
          </table:table-cell>
        </table:table-row>
        <table:table-row table:style-name="ro1">
          <table:table-cell office:value-type="float" office:value="1279332" calcext:value-type="float">
            <text:p>1279332</text:p>
          </table:table-cell>
          <table:table-cell table:formula="of:=[.A82]/1000/(60*60*24)" office:value-type="time" office:time-value="PT00H21M19.332S" calcext:value-type="time">
            <text:p>00:21:19</text:p>
          </table:table-cell>
          <table:table-cell office:value-type="float" office:value="1.33" calcext:value-type="float">
            <text:p>1.33</text:p>
          </table:table-cell>
          <table:table-cell office:value-type="float" office:value="132.8" calcext:value-type="float">
            <text:p>132.8</text:p>
          </table:table-cell>
          <table:table-cell office:value-type="float" office:value="176" calcext:value-type="float">
            <text:p>176</text:p>
          </table:table-cell>
          <table:table-cell office:value-type="float" office:value="48.33" calcext:value-type="float">
            <text:p>48.33</text:p>
          </table:table-cell>
          <table:table-cell office:value-type="float" office:value="65.57" calcext:value-type="float">
            <text:p>65.57</text:p>
          </table:table-cell>
        </table:table-row>
        <table:table-row table:style-name="ro1">
          <table:table-cell office:value-type="float" office:value="1295333" calcext:value-type="float">
            <text:p>1295333</text:p>
          </table:table-cell>
          <table:table-cell table:formula="of:=[.A83]/1000/(60*60*24)" office:value-type="time" office:time-value="PT00H21M35.333S" calcext:value-type="time">
            <text:p>00:21:35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48.92" calcext:value-type="float">
            <text:p>48.92</text:p>
          </table:table-cell>
          <table:table-cell office:value-type="float" office:value="66.35" calcext:value-type="float">
            <text:p>66.35</text:p>
          </table:table-cell>
        </table:table-row>
        <table:table-row table:style-name="ro1">
          <table:table-cell office:value-type="float" office:value="1311333" calcext:value-type="float">
            <text:p>1311333</text:p>
          </table:table-cell>
          <table:table-cell table:formula="of:=[.A84]/1000/(60*60*24)" office:value-type="time" office:time-value="PT00H21M51.333S" calcext:value-type="time">
            <text:p>00:21:51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49.51" calcext:value-type="float">
            <text:p>49.51</text:p>
          </table:table-cell>
          <table:table-cell office:value-type="float" office:value="67.13" calcext:value-type="float">
            <text:p>67.13</text:p>
          </table:table-cell>
        </table:table-row>
        <table:table-row table:style-name="ro1">
          <table:table-cell office:value-type="float" office:value="1327333" calcext:value-type="float">
            <text:p>1327333</text:p>
          </table:table-cell>
          <table:table-cell table:formula="of:=[.A85]/1000/(60*60*24)" office:value-type="time" office:time-value="PT00H22M07.333S" calcext:value-type="time">
            <text:p>00:22:07</text:p>
          </table:table-cell>
          <table:table-cell office:value-type="float" office:value="1.32" calcext:value-type="float">
            <text:p>1.32</text:p>
          </table:table-cell>
          <table:table-cell office:value-type="float" office:value="132.6" calcext:value-type="float">
            <text:p>132.6</text:p>
          </table:table-cell>
          <table:table-cell office:value-type="float" office:value="175.2" calcext:value-type="float">
            <text:p>175.2</text:p>
          </table:table-cell>
          <table:table-cell office:value-type="float" office:value="50.1" calcext:value-type="float">
            <text:p>50.1</text:p>
          </table:table-cell>
          <table:table-cell office:value-type="float" office:value="67.91" calcext:value-type="float">
            <text:p>67.91</text:p>
          </table:table-cell>
        </table:table-row>
        <table:table-row table:style-name="ro1">
          <table:table-cell office:value-type="float" office:value="1343333" calcext:value-type="float">
            <text:p>1343333</text:p>
          </table:table-cell>
          <table:table-cell table:formula="of:=[.A86]/1000/(60*60*24)" office:value-type="time" office:time-value="PT00H22M23.333S" calcext:value-type="time">
            <text:p>00:22:23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50.69" calcext:value-type="float">
            <text:p>50.69</text:p>
          </table:table-cell>
          <table:table-cell office:value-type="float" office:value="68.69" calcext:value-type="float">
            <text:p>68.69</text:p>
          </table:table-cell>
        </table:table-row>
        <table:table-row table:style-name="ro1">
          <table:table-cell office:value-type="float" office:value="1359332" calcext:value-type="float">
            <text:p>1359332</text:p>
          </table:table-cell>
          <table:table-cell table:formula="of:=[.A87]/1000/(60*60*24)" office:value-type="time" office:time-value="PT00H22M39.332S" calcext:value-type="time">
            <text:p>00:22:39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51.28" calcext:value-type="float">
            <text:p>51.28</text:p>
          </table:table-cell>
          <table:table-cell office:value-type="float" office:value="69.47" calcext:value-type="float">
            <text:p>69.47</text:p>
          </table:table-cell>
        </table:table-row>
        <table:table-row table:style-name="ro1">
          <table:table-cell office:value-type="float" office:value="1375333" calcext:value-type="float">
            <text:p>1375333</text:p>
          </table:table-cell>
          <table:table-cell table:formula="of:=[.A88]/1000/(60*60*24)" office:value-type="time" office:time-value="PT00H22M55.333S" calcext:value-type="time">
            <text:p>00:22:55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93" calcext:value-type="float">
            <text:p>174.93</text:p>
          </table:table-cell>
          <table:table-cell office:value-type="float" office:value="51.87" calcext:value-type="float">
            <text:p>51.87</text:p>
          </table:table-cell>
          <table:table-cell office:value-type="float" office:value="70.24" calcext:value-type="float">
            <text:p>70.24</text:p>
          </table:table-cell>
        </table:table-row>
        <table:table-row table:style-name="ro1">
          <table:table-cell office:value-type="float" office:value="1391333" calcext:value-type="float">
            <text:p>1391333</text:p>
          </table:table-cell>
          <table:table-cell table:formula="of:=[.A89]/1000/(60*60*24)" office:value-type="time" office:time-value="PT00H23M11.333S" calcext:value-type="time">
            <text:p>00:23:11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93" calcext:value-type="float">
            <text:p>174.93</text:p>
          </table:table-cell>
          <table:table-cell office:value-type="float" office:value="52.45" calcext:value-type="float">
            <text:p>52.45</text:p>
          </table:table-cell>
          <table:table-cell office:value-type="float" office:value="71.02" calcext:value-type="float">
            <text:p>71.02</text:p>
          </table:table-cell>
        </table:table-row>
        <table:table-row table:style-name="ro1">
          <table:table-cell office:value-type="float" office:value="1407333" calcext:value-type="float">
            <text:p>1407333</text:p>
          </table:table-cell>
          <table:table-cell table:formula="of:=[.A90]/1000/(60*60*24)" office:value-type="time" office:time-value="PT00H23M27.333S" calcext:value-type="time">
            <text:p>00:23:27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4" calcext:value-type="float">
            <text:p>174.4</text:p>
          </table:table-cell>
          <table:table-cell office:value-type="float" office:value="53.04" calcext:value-type="float">
            <text:p>53.0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1423333" calcext:value-type="float">
            <text:p>1423333</text:p>
          </table:table-cell>
          <table:table-cell table:formula="of:=[.A91]/1000/(60*60*24)" office:value-type="time" office:time-value="PT00H23M43.333S" calcext:value-type="time">
            <text:p>00:23:43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27" calcext:value-type="float">
            <text:p>174.27</text:p>
          </table:table-cell>
          <table:table-cell office:value-type="float" office:value="53.63" calcext:value-type="float">
            <text:p>53.63</text:p>
          </table:table-cell>
          <table:table-cell office:value-type="float" office:value="72.57" calcext:value-type="float">
            <text:p>72.57</text:p>
          </table:table-cell>
        </table:table-row>
        <table:table-row table:style-name="ro1">
          <table:table-cell office:value-type="float" office:value="1439333" calcext:value-type="float">
            <text:p>1439333</text:p>
          </table:table-cell>
          <table:table-cell table:formula="of:=[.A92]/1000/(60*60*24)" office:value-type="time" office:time-value="PT00H23M59.333S" calcext:value-type="time">
            <text:p>00:23:59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54.22" calcext:value-type="float">
            <text:p>54.22</text:p>
          </table:table-cell>
          <table:table-cell office:value-type="float" office:value="73.35" calcext:value-type="float">
            <text:p>73.35</text:p>
          </table:table-cell>
        </table:table-row>
        <table:table-row table:style-name="ro1">
          <table:table-cell office:value-type="float" office:value="1455333" calcext:value-type="float">
            <text:p>1455333</text:p>
          </table:table-cell>
          <table:table-cell table:formula="of:=[.A93]/1000/(60*60*24)" office:value-type="time" office:time-value="PT00H24M15.333S" calcext:value-type="time">
            <text:p>00:24:15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54.81" calcext:value-type="float">
            <text:p>54.81</text:p>
          </table:table-cell>
          <table:table-cell office:value-type="float" office:value="74.12" calcext:value-type="float">
            <text:p>74.12</text:p>
          </table:table-cell>
        </table:table-row>
        <table:table-row table:style-name="ro1">
          <table:table-cell office:value-type="float" office:value="1471333" calcext:value-type="float">
            <text:p>1471333</text:p>
          </table:table-cell>
          <table:table-cell table:formula="of:=[.A94]/1000/(60*60*24)" office:value-type="time" office:time-value="PT00H24M31.333S" calcext:value-type="time">
            <text:p>00:24:31</text:p>
          </table:table-cell>
          <table:table-cell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173.87" calcext:value-type="float">
            <text:p>173.87</text:p>
          </table:table-cell>
          <table:table-cell office:value-type="float" office:value="55.39" calcext:value-type="float">
            <text:p>55.39</text:p>
          </table:table-cell>
          <table:table-cell office:value-type="float" office:value="74.89" calcext:value-type="float">
            <text:p>74.89</text:p>
          </table:table-cell>
        </table:table-row>
        <table:table-row table:style-name="ro1">
          <table:table-cell office:value-type="float" office:value="1487333" calcext:value-type="float">
            <text:p>1487333</text:p>
          </table:table-cell>
          <table:table-cell table:formula="of:=[.A95]/1000/(60*60*24)" office:value-type="time" office:time-value="PT00H24M47.333S" calcext:value-type="time">
            <text:p>00:24:47</text:p>
          </table:table-cell>
          <table:table-cell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173.87" calcext:value-type="float">
            <text:p>173.87</text:p>
          </table:table-cell>
          <table:table-cell office:value-type="float" office:value="55.98" calcext:value-type="float">
            <text:p>55.98</text:p>
          </table:table-cell>
          <table:table-cell office:value-type="float" office:value="75.67" calcext:value-type="float">
            <text:p>75.67</text:p>
          </table:table-cell>
        </table:table-row>
        <table:table-row table:style-name="ro1">
          <table:table-cell office:value-type="float" office:value="1503333" calcext:value-type="float">
            <text:p>1503333</text:p>
          </table:table-cell>
          <table:table-cell table:formula="of:=[.A96]/1000/(60*60*24)" office:value-type="time" office:time-value="PT00H25M03.333S" calcext:value-type="time">
            <text:p>00:25:03</text:p>
          </table:table-cell>
          <table:table-cell office:value-type="float" office:value="1.31" calcext:value-type="float">
            <text:p>1.31</text:p>
          </table:table-cell>
          <table:table-cell office:value-type="float" office:value="132" calcext:value-type="float">
            <text:p>132</text:p>
          </table:table-cell>
          <table:table-cell office:value-type="float" office:value="173.34" calcext:value-type="float">
            <text:p>173.34</text:p>
          </table:table-cell>
          <table:table-cell office:value-type="float" office:value="56.57" calcext:value-type="float">
            <text:p>56.57</text:p>
          </table:table-cell>
          <table:table-cell office:value-type="float" office:value="76.44" calcext:value-type="float">
            <text:p>76.44</text:p>
          </table:table-cell>
        </table:table-row>
        <table:table-row table:style-name="ro1">
          <table:table-cell office:value-type="float" office:value="1519333" calcext:value-type="float">
            <text:p>1519333</text:p>
          </table:table-cell>
          <table:table-cell table:formula="of:=[.A97]/1000/(60*60*24)" office:value-type="time" office:time-value="PT00H25M19.333S" calcext:value-type="time">
            <text:p>00:25:19</text:p>
          </table:table-cell>
          <table:table-cell office:value-type="float" office:value="1.32" calcext:value-type="float">
            <text:p>1.32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74" calcext:value-type="float">
            <text:p>173.74</text:p>
          </table:table-cell>
          <table:table-cell office:value-type="float" office:value="57.15" calcext:value-type="float">
            <text:p>57.15</text:p>
          </table:table-cell>
          <table:table-cell office:value-type="float" office:value="77.21" calcext:value-type="float">
            <text:p>77.21</text:p>
          </table:table-cell>
        </table:table-row>
        <table:table-row table:style-name="ro1">
          <table:table-cell office:value-type="float" office:value="1535333" calcext:value-type="float">
            <text:p>1535333</text:p>
          </table:table-cell>
          <table:table-cell table:formula="of:=[.A98]/1000/(60*60*24)" office:value-type="time" office:time-value="PT00H25M35.333S" calcext:value-type="time">
            <text:p>00:25:35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57.74" calcext:value-type="float">
            <text:p>57.74</text:p>
          </table:table-cell>
          <table:table-cell office:value-type="float" office:value="77.98" calcext:value-type="float">
            <text:p>77.98</text:p>
          </table:table-cell>
        </table:table-row>
        <table:table-row table:style-name="ro1">
          <table:table-cell office:value-type="float" office:value="1551333" calcext:value-type="float">
            <text:p>1551333</text:p>
          </table:table-cell>
          <table:table-cell table:formula="of:=[.A99]/1000/(60*60*24)" office:value-type="time" office:time-value="PT00H25M51.333S" calcext:value-type="time">
            <text:p>00:25:51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58.32" calcext:value-type="float">
            <text:p>58.32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567333" calcext:value-type="float">
            <text:p>1567333</text:p>
          </table:table-cell>
          <table:table-cell table:formula="of:=[.A100]/1000/(60*60*24)" office:value-type="time" office:time-value="PT00H26M07.333S" calcext:value-type="time">
            <text:p>00:26:07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5" calcext:value-type="float">
            <text:p>172.95</text:p>
          </table:table-cell>
          <table:table-cell office:value-type="float" office:value="58.91" calcext:value-type="float">
            <text:p>58.91</text:p>
          </table:table-cell>
          <table:table-cell office:value-type="float" office:value="79.52" calcext:value-type="float">
            <text:p>79.52</text:p>
          </table:table-cell>
        </table:table-row>
        <table:table-row table:style-name="ro1">
          <table:table-cell office:value-type="float" office:value="1583333" calcext:value-type="float">
            <text:p>1583333</text:p>
          </table:table-cell>
          <table:table-cell table:formula="of:=[.A101]/1000/(60*60*24)" office:value-type="time" office:time-value="PT00H26M23.333S" calcext:value-type="time">
            <text:p>00:26:23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59.5" calcext:value-type="float">
            <text:p>59.5</text:p>
          </table:table-cell>
          <table:table-cell office:value-type="float" office:value="80.29" calcext:value-type="float">
            <text:p>80.29</text:p>
          </table:table-cell>
        </table:table-row>
        <table:table-row table:style-name="ro1">
          <table:table-cell office:value-type="float" office:value="1599333" calcext:value-type="float">
            <text:p>1599333</text:p>
          </table:table-cell>
          <table:table-cell table:formula="of:=[.A102]/1000/(60*60*24)" office:value-type="time" office:time-value="PT00H26M39.333S" calcext:value-type="time">
            <text:p>00:26:39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81" calcext:value-type="float">
            <text:p>172.81</text:p>
          </table:table-cell>
          <table:table-cell office:value-type="float" office:value="60.08" calcext:value-type="float">
            <text:p>60.08</text:p>
          </table:table-cell>
          <table:table-cell office:value-type="float" office:value="81.06" calcext:value-type="float">
            <text:p>81.06</text:p>
          </table:table-cell>
        </table:table-row>
        <table:table-row table:style-name="ro1">
          <table:table-cell office:value-type="float" office:value="1615333" calcext:value-type="float">
            <text:p>1615333</text:p>
          </table:table-cell>
          <table:table-cell table:formula="of:=[.A103]/1000/(60*60*24)" office:value-type="time" office:time-value="PT00H26M55.333S" calcext:value-type="time">
            <text:p>00:26:55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81" calcext:value-type="float">
            <text:p>172.81</text:p>
          </table:table-cell>
          <table:table-cell office:value-type="float" office:value="60.67" calcext:value-type="float">
            <text:p>60.67</text:p>
          </table:table-cell>
          <table:table-cell office:value-type="float" office:value="81.82" calcext:value-type="float">
            <text:p>81.82</text:p>
          </table:table-cell>
        </table:table-row>
        <table:table-row table:style-name="ro1">
          <table:table-cell office:value-type="float" office:value="1631333" calcext:value-type="float">
            <text:p>1631333</text:p>
          </table:table-cell>
          <table:table-cell table:formula="of:=[.A104]/1000/(60*60*24)" office:value-type="time" office:time-value="PT00H27M11.333S" calcext:value-type="time">
            <text:p>00:27:11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28" calcext:value-type="float">
            <text:p>172.28</text:p>
          </table:table-cell>
          <table:table-cell office:value-type="float" office:value="61.25" calcext:value-type="float">
            <text:p>61.25</text:p>
          </table:table-cell>
          <table:table-cell office:value-type="float" office:value="82.59" calcext:value-type="float">
            <text:p>82.59</text:p>
          </table:table-cell>
        </table:table-row>
        <table:table-row table:style-name="ro1">
          <table:table-cell office:value-type="float" office:value="1647333" calcext:value-type="float">
            <text:p>1647333</text:p>
          </table:table-cell>
          <table:table-cell table:formula="of:=[.A105]/1000/(60*60*24)" office:value-type="time" office:time-value="PT00H27M27.333S" calcext:value-type="time">
            <text:p>00:27:27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68" calcext:value-type="float">
            <text:p>172.68</text:p>
          </table:table-cell>
          <table:table-cell office:value-type="float" office:value="61.83" calcext:value-type="float">
            <text:p>61.83</text:p>
          </table:table-cell>
          <table:table-cell office:value-type="float" office:value="83.36" calcext:value-type="float">
            <text:p>83.36</text:p>
          </table:table-cell>
        </table:table-row>
        <table:table-row table:style-name="ro1">
          <table:table-cell office:value-type="float" office:value="1663333" calcext:value-type="float">
            <text:p>1663333</text:p>
          </table:table-cell>
          <table:table-cell table:formula="of:=[.A106]/1000/(60*60*24)" office:value-type="time" office:time-value="PT00H27M43.333S" calcext:value-type="time">
            <text:p>00:27:43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62.42" calcext:value-type="float">
            <text:p>62.42</text:p>
          </table:table-cell>
          <table:table-cell office:value-type="float" office:value="84.12" calcext:value-type="float">
            <text:p>84.12</text:p>
          </table:table-cell>
        </table:table-row>
        <table:table-row table:style-name="ro1">
          <table:table-cell office:value-type="float" office:value="1679333" calcext:value-type="float">
            <text:p>1679333</text:p>
          </table:table-cell>
          <table:table-cell table:formula="of:=[.A107]/1000/(60*60*24)" office:value-type="time" office:time-value="PT00H27M59.333S" calcext:value-type="time">
            <text:p>00:27:59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63" calcext:value-type="float">
            <text:p>63</text:p>
          </table:table-cell>
          <table:table-cell office:value-type="float" office:value="84.88" calcext:value-type="float">
            <text:p>84.88</text:p>
          </table:table-cell>
        </table:table-row>
        <table:table-row table:style-name="ro1">
          <table:table-cell office:value-type="float" office:value="1695333" calcext:value-type="float">
            <text:p>1695333</text:p>
          </table:table-cell>
          <table:table-cell table:formula="of:=[.A108]/1000/(60*60*24)" office:value-type="time" office:time-value="PT00H28M15.333S" calcext:value-type="time">
            <text:p>00:28:15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63.59" calcext:value-type="float">
            <text:p>63.59</text:p>
          </table:table-cell>
          <table:table-cell office:value-type="float" office:value="85.65" calcext:value-type="float">
            <text:p>85.65</text:p>
          </table:table-cell>
        </table:table-row>
        <table:table-row table:style-name="ro1">
          <table:table-cell office:value-type="float" office:value="1711333" calcext:value-type="float">
            <text:p>1711333</text:p>
          </table:table-cell>
          <table:table-cell table:formula="of:=[.A109]/1000/(60*60*24)" office:value-type="time" office:time-value="PT00H28M31.333S" calcext:value-type="time">
            <text:p>00:28:31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64.17" calcext:value-type="float">
            <text:p>64.17</text:p>
          </table:table-cell>
          <table:table-cell office:value-type="float" office:value="86.41" calcext:value-type="float">
            <text:p>86.41</text:p>
          </table:table-cell>
        </table:table-row>
        <table:table-row table:style-name="ro1">
          <table:table-cell office:value-type="float" office:value="1727333" calcext:value-type="float">
            <text:p>1727333</text:p>
          </table:table-cell>
          <table:table-cell table:formula="of:=[.A110]/1000/(60*60*24)" office:value-type="time" office:time-value="PT00H28M47.333S" calcext:value-type="time">
            <text:p>00:28:47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23" calcext:value-type="float">
            <text:p>171.23</text:p>
          </table:table-cell>
          <table:table-cell office:value-type="float" office:value="64.75" calcext:value-type="float">
            <text:p>64.75</text:p>
          </table:table-cell>
          <table:table-cell office:value-type="float" office:value="87.18" calcext:value-type="float">
            <text:p>87.18</text:p>
          </table:table-cell>
        </table:table-row>
        <table:table-row table:style-name="ro1">
          <table:table-cell office:value-type="float" office:value="1743333" calcext:value-type="float">
            <text:p>1743333</text:p>
          </table:table-cell>
          <table:table-cell table:formula="of:=[.A111]/1000/(60*60*24)" office:value-type="time" office:time-value="PT00H29M03.333S" calcext:value-type="time">
            <text:p>00:29:03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65.34" calcext:value-type="float">
            <text:p>65.34</text:p>
          </table:table-cell>
          <table:table-cell office:value-type="float" office:value="87.94" calcext:value-type="float">
            <text:p>87.94</text:p>
          </table:table-cell>
        </table:table-row>
        <table:table-row table:style-name="ro1">
          <table:table-cell office:value-type="float" office:value="1759333" calcext:value-type="float">
            <text:p>1759333</text:p>
          </table:table-cell>
          <table:table-cell table:formula="of:=[.A112]/1000/(60*60*24)" office:value-type="time" office:time-value="PT00H29M19.333S" calcext:value-type="time">
            <text:p>00:29:19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65.92" calcext:value-type="float">
            <text:p>65.92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float" office:value="1775333" calcext:value-type="float">
            <text:p>1775333</text:p>
          </table:table-cell>
          <table:table-cell table:formula="of:=[.A113]/1000/(60*60*24)" office:value-type="time" office:time-value="PT00H29M35.333S" calcext:value-type="time">
            <text:p>00:29:35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66.5" calcext:value-type="float">
            <text:p>66.5</text:p>
          </table:table-cell>
          <table:table-cell office:value-type="float" office:value="89.46" calcext:value-type="float">
            <text:p>89.46</text:p>
          </table:table-cell>
        </table:table-row>
        <table:table-row table:style-name="ro1">
          <table:table-cell office:value-type="float" office:value="1791333" calcext:value-type="float">
            <text:p>1791333</text:p>
          </table:table-cell>
          <table:table-cell table:formula="of:=[.A114]/1000/(60*60*24)" office:value-type="time" office:time-value="PT00H29M51.333S" calcext:value-type="time">
            <text:p>00:29:51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67.08" calcext:value-type="float">
            <text:p>67.08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1807333" calcext:value-type="float">
            <text:p>1807333</text:p>
          </table:table-cell>
          <table:table-cell table:formula="of:=[.A115]/1000/(60*60*24)" office:value-type="time" office:time-value="PT00H30M07.333S" calcext:value-type="time">
            <text:p>00:30:07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67.67" calcext:value-type="float">
            <text:p>67.67</text:p>
          </table:table-cell>
          <table:table-cell office:value-type="float" office:value="90.98" calcext:value-type="float">
            <text:p>90.98</text:p>
          </table:table-cell>
        </table:table-row>
        <table:table-row table:style-name="ro1">
          <table:table-cell office:value-type="float" office:value="1823333" calcext:value-type="float">
            <text:p>1823333</text:p>
          </table:table-cell>
          <table:table-cell table:formula="of:=[.A116]/1000/(60*60*24)" office:value-type="time" office:time-value="PT00H30M23.333S" calcext:value-type="time">
            <text:p>00:30:23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68.25" calcext:value-type="float">
            <text:p>68.25</text:p>
          </table:table-cell>
          <table:table-cell office:value-type="float" office:value="91.74" calcext:value-type="float">
            <text:p>91.74</text:p>
          </table:table-cell>
        </table:table-row>
        <table:table-row table:style-name="ro1">
          <table:table-cell office:value-type="float" office:value="1839333" calcext:value-type="float">
            <text:p>1839333</text:p>
          </table:table-cell>
          <table:table-cell table:formula="of:=[.A117]/1000/(60*60*24)" office:value-type="time" office:time-value="PT00H30M39.333S" calcext:value-type="time">
            <text:p>00:30:39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" calcext:value-type="float">
            <text:p>170.7</text:p>
          </table:table-cell>
          <table:table-cell office:value-type="float" office:value="68.83" calcext:value-type="float">
            <text:p>68.83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1855333" calcext:value-type="float">
            <text:p>1855333</text:p>
          </table:table-cell>
          <table:table-cell table:formula="of:=[.A118]/1000/(60*60*24)" office:value-type="time" office:time-value="PT00H30M55.333S" calcext:value-type="time">
            <text:p>00:30:55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69.41" calcext:value-type="float">
            <text:p>69.41</text:p>
          </table:table-cell>
          <table:table-cell office:value-type="float" office:value="93.25" calcext:value-type="float">
            <text:p>93.25</text:p>
          </table:table-cell>
        </table:table-row>
        <table:table-row table:style-name="ro1">
          <table:table-cell office:value-type="float" office:value="1871333" calcext:value-type="float">
            <text:p>1871333</text:p>
          </table:table-cell>
          <table:table-cell table:formula="of:=[.A119]/1000/(60*60*24)" office:value-type="time" office:time-value="PT00H31M11.333S" calcext:value-type="time">
            <text:p>00:31:11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69.99" calcext:value-type="float">
            <text:p>69.99</text:p>
          </table:table-cell>
          <table:table-cell office:value-type="float" office:value="94.01" calcext:value-type="float">
            <text:p>94.01</text:p>
          </table:table-cell>
        </table:table-row>
        <table:table-row table:style-name="ro1">
          <table:table-cell office:value-type="float" office:value="1887333" calcext:value-type="float">
            <text:p>1887333</text:p>
          </table:table-cell>
          <table:table-cell table:formula="of:=[.A120]/1000/(60*60*24)" office:value-type="time" office:time-value="PT00H31M27.333S" calcext:value-type="time">
            <text:p>00:31:27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70.57" calcext:value-type="float">
            <text:p>70.57</text:p>
          </table:table-cell>
          <table:table-cell office:value-type="float" office:value="94.77" calcext:value-type="float">
            <text:p>94.77</text:p>
          </table:table-cell>
        </table:table-row>
        <table:table-row table:style-name="ro1">
          <table:table-cell office:value-type="float" office:value="1903333" calcext:value-type="float">
            <text:p>1903333</text:p>
          </table:table-cell>
          <table:table-cell table:formula="of:=[.A121]/1000/(60*60*24)" office:value-type="time" office:time-value="PT00H31M43.333S" calcext:value-type="time">
            <text:p>00:31:43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71.15" calcext:value-type="float">
            <text:p>71.15</text:p>
          </table:table-cell>
          <table:table-cell office:value-type="float" office:value="95.52" calcext:value-type="float">
            <text:p>95.52</text:p>
          </table:table-cell>
        </table:table-row>
        <table:table-row table:style-name="ro1">
          <table:table-cell office:value-type="float" office:value="1919333" calcext:value-type="float">
            <text:p>1919333</text:p>
          </table:table-cell>
          <table:table-cell table:formula="of:=[.A122]/1000/(60*60*24)" office:value-type="time" office:time-value="PT00H31M59.333S" calcext:value-type="time">
            <text:p>00:31:59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71.73" calcext:value-type="float">
            <text:p>71.73</text:p>
          </table:table-cell>
          <table:table-cell office:value-type="float" office:value="96.28" calcext:value-type="float">
            <text:p>96.28</text:p>
          </table:table-cell>
        </table:table-row>
        <table:table-row table:style-name="ro1">
          <table:table-cell office:value-type="float" office:value="1935333" calcext:value-type="float">
            <text:p>1935333</text:p>
          </table:table-cell>
          <table:table-cell table:formula="of:=[.A123]/1000/(60*60*24)" office:value-type="time" office:time-value="PT00H32M15.333S" calcext:value-type="time">
            <text:p>00:32:15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72.31" calcext:value-type="float">
            <text:p>72.31</text:p>
          </table:table-cell>
          <table:table-cell office:value-type="float" office:value="97.03" calcext:value-type="float">
            <text:p>97.03</text:p>
          </table:table-cell>
        </table:table-row>
        <table:table-row table:style-name="ro1">
          <table:table-cell office:value-type="float" office:value="1951333" calcext:value-type="float">
            <text:p>1951333</text:p>
          </table:table-cell>
          <table:table-cell table:formula="of:=[.A124]/1000/(60*60*24)" office:value-type="time" office:time-value="PT00H32M31.333S" calcext:value-type="time">
            <text:p>00:32:31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72.89" calcext:value-type="float">
            <text:p>72.89</text:p>
          </table:table-cell>
          <table:table-cell office:value-type="float" office:value="97.79" calcext:value-type="float">
            <text:p>97.79</text:p>
          </table:table-cell>
        </table:table-row>
        <table:table-row table:style-name="ro1">
          <table:table-cell office:value-type="float" office:value="1967333" calcext:value-type="float">
            <text:p>1967333</text:p>
          </table:table-cell>
          <table:table-cell table:formula="of:=[.A125]/1000/(60*60*24)" office:value-type="time" office:time-value="PT00H32M47.333S" calcext:value-type="time">
            <text:p>00:32:47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66" calcext:value-type="float">
            <text:p>169.66</text:p>
          </table:table-cell>
          <table:table-cell office:value-type="float" office:value="73.47" calcext:value-type="float">
            <text:p>73.47</text:p>
          </table:table-cell>
          <table:table-cell office:value-type="float" office:value="98.54" calcext:value-type="float">
            <text:p>98.54</text:p>
          </table:table-cell>
        </table:table-row>
        <table:table-row table:style-name="ro1">
          <table:table-cell office:value-type="float" office:value="1983333" calcext:value-type="float">
            <text:p>1983333</text:p>
          </table:table-cell>
          <table:table-cell table:formula="of:=[.A126]/1000/(60*60*24)" office:value-type="time" office:time-value="PT00H33M03.333S" calcext:value-type="time">
            <text:p>00:33:03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66" calcext:value-type="float">
            <text:p>169.66</text:p>
          </table:table-cell>
          <table:table-cell office:value-type="float" office:value="74.05" calcext:value-type="float">
            <text:p>74.0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float" office:value="1999333" calcext:value-type="float">
            <text:p>1999333</text:p>
          </table:table-cell>
          <table:table-cell table:formula="of:=[.A127]/1000/(60*60*24)" office:value-type="time" office:time-value="PT00H33M19.333S" calcext:value-type="time">
            <text:p>00:33:19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.53" calcext:value-type="float">
            <text:p>169.53</text:p>
          </table:table-cell>
          <table:table-cell office:value-type="float" office:value="74.63" calcext:value-type="float">
            <text:p>74.63</text:p>
          </table:table-cell>
          <table:table-cell office:value-type="float" office:value="100.05" calcext:value-type="float">
            <text:p>100.05</text:p>
          </table:table-cell>
        </table:table-row>
        <table:table-row table:style-name="ro1">
          <table:table-cell office:value-type="float" office:value="2015333" calcext:value-type="float">
            <text:p>2015333</text:p>
          </table:table-cell>
          <table:table-cell table:formula="of:=[.A128]/1000/(60*60*24)" office:value-type="time" office:time-value="PT00H33M35.333S" calcext:value-type="time">
            <text:p>00:33:35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75.21" calcext:value-type="float">
            <text:p>75.21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2031333" calcext:value-type="float">
            <text:p>2031333</text:p>
          </table:table-cell>
          <table:table-cell table:formula="of:=[.A129]/1000/(60*60*24)" office:value-type="time" office:time-value="PT00H33M51.333S" calcext:value-type="time">
            <text:p>00:33:51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75.79" calcext:value-type="float">
            <text:p>75.79</text:p>
          </table:table-cell>
          <table:table-cell office:value-type="float" office:value="101.55" calcext:value-type="float">
            <text:p>101.55</text:p>
          </table:table-cell>
        </table:table-row>
        <table:table-row table:style-name="ro1">
          <table:table-cell office:value-type="float" office:value="2047333" calcext:value-type="float">
            <text:p>2047333</text:p>
          </table:table-cell>
          <table:table-cell table:formula="of:=[.A130]/1000/(60*60*24)" office:value-type="time" office:time-value="PT00H34M07.333S" calcext:value-type="time">
            <text:p>00:34:07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76.37" calcext:value-type="float">
            <text:p>76.37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1">
          <table:table-cell office:value-type="float" office:value="2063333" calcext:value-type="float">
            <text:p>2063333</text:p>
          </table:table-cell>
          <table:table-cell table:formula="of:=[.A131]/1000/(60*60*24)" office:value-type="time" office:time-value="PT00H34M23.333S" calcext:value-type="time">
            <text:p>00:34:23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76.95" calcext:value-type="float">
            <text:p>76.95</text:p>
          </table:table-cell>
          <table:table-cell office:value-type="float" office:value="103.05" calcext:value-type="float">
            <text:p>103.05</text:p>
          </table:table-cell>
        </table:table-row>
        <table:table-row table:style-name="ro1">
          <table:table-cell office:value-type="float" office:value="2079333" calcext:value-type="float">
            <text:p>2079333</text:p>
          </table:table-cell>
          <table:table-cell table:formula="of:=[.A132]/1000/(60*60*24)" office:value-type="time" office:time-value="PT00H34M39.333S" calcext:value-type="time">
            <text:p>00:34:39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77.53" calcext:value-type="float">
            <text:p>77.53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2095333" calcext:value-type="float">
            <text:p>2095333</text:p>
          </table:table-cell>
          <table:table-cell table:formula="of:=[.A133]/1000/(60*60*24)" office:value-type="time" office:time-value="PT00H34M55.333S" calcext:value-type="time">
            <text:p>00:34:55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78.1" calcext:value-type="float">
            <text:p>78.1</text:p>
          </table:table-cell>
          <table:table-cell office:value-type="float" office:value="104.55" calcext:value-type="float">
            <text:p>104.55</text:p>
          </table:table-cell>
        </table:table-row>
        <table:table-row table:style-name="ro1">
          <table:table-cell office:value-type="float" office:value="2111333" calcext:value-type="float">
            <text:p>2111333</text:p>
          </table:table-cell>
          <table:table-cell table:formula="of:=[.A134]/1000/(60*60*24)" office:value-type="time" office:time-value="PT00H35M11.333S" calcext:value-type="time">
            <text:p>00:35:11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78.68" calcext:value-type="float">
            <text:p>78.68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2127333" calcext:value-type="float">
            <text:p>2127333</text:p>
          </table:table-cell>
          <table:table-cell table:formula="of:=[.A135]/1000/(60*60*24)" office:value-type="time" office:time-value="PT00H35M27.333S" calcext:value-type="time">
            <text:p>00:35:27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79.26" calcext:value-type="float">
            <text:p>79.26</text:p>
          </table:table-cell>
          <table:table-cell office:value-type="float" office:value="106.05" calcext:value-type="float">
            <text:p>106.05</text:p>
          </table:table-cell>
        </table:table-row>
        <table:table-row table:style-name="ro1">
          <table:table-cell office:value-type="float" office:value="2143333" calcext:value-type="float">
            <text:p>2143333</text:p>
          </table:table-cell>
          <table:table-cell table:formula="of:=[.A136]/1000/(60*60*24)" office:value-type="time" office:time-value="PT00H35M43.333S" calcext:value-type="time">
            <text:p>00:35:43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79.84" calcext:value-type="float">
            <text:p>79.84</text:p>
          </table:table-cell>
          <table:table-cell office:value-type="float" office:value="106.79" calcext:value-type="float">
            <text:p>106.79</text:p>
          </table:table-cell>
        </table:table-row>
        <table:table-row table:style-name="ro1">
          <table:table-cell office:value-type="float" office:value="2159333" calcext:value-type="float">
            <text:p>2159333</text:p>
          </table:table-cell>
          <table:table-cell table:formula="of:=[.A137]/1000/(60*60*24)" office:value-type="time" office:time-value="PT00H35M59.333S" calcext:value-type="time">
            <text:p>00:35:59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80.41" calcext:value-type="float">
            <text:p>80.41</text:p>
          </table:table-cell>
          <table:table-cell office:value-type="float" office:value="107.54" calcext:value-type="float">
            <text:p>107.54</text:p>
          </table:table-cell>
        </table:table-row>
        <table:table-row table:style-name="ro1">
          <table:table-cell office:value-type="float" office:value="2175333" calcext:value-type="float">
            <text:p>2175333</text:p>
          </table:table-cell>
          <table:table-cell table:formula="of:=[.A138]/1000/(60*60*24)" office:value-type="time" office:time-value="PT00H36M15.333S" calcext:value-type="time">
            <text:p>00:36:15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80.99" calcext:value-type="float">
            <text:p>80.99</text:p>
          </table:table-cell>
          <table:table-cell office:value-type="float" office:value="108.29" calcext:value-type="float">
            <text:p>108.29</text:p>
          </table:table-cell>
        </table:table-row>
        <table:table-row table:style-name="ro1">
          <table:table-cell office:value-type="float" office:value="2191333" calcext:value-type="float">
            <text:p>2191333</text:p>
          </table:table-cell>
          <table:table-cell table:formula="of:=[.A139]/1000/(60*60*24)" office:value-type="time" office:time-value="PT00H36M31.333S" calcext:value-type="time">
            <text:p>00:36:31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81.57" calcext:value-type="float">
            <text:p>81.57</text:p>
          </table:table-cell>
          <table:table-cell office:value-type="float" office:value="109.03" calcext:value-type="float">
            <text:p>109.03</text:p>
          </table:table-cell>
        </table:table-row>
        <table:table-row table:style-name="ro1">
          <table:table-cell office:value-type="float" office:value="2207333" calcext:value-type="float">
            <text:p>2207333</text:p>
          </table:table-cell>
          <table:table-cell table:formula="of:=[.A140]/1000/(60*60*24)" office:value-type="time" office:time-value="PT00H36M47.333S" calcext:value-type="time">
            <text:p>00:36:47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82.14" calcext:value-type="float">
            <text:p>82.14</text:p>
          </table:table-cell>
          <table:table-cell office:value-type="float" office:value="109.78" calcext:value-type="float">
            <text:p>109.78</text:p>
          </table:table-cell>
        </table:table-row>
        <table:table-row table:style-name="ro1">
          <table:table-cell office:value-type="float" office:value="2223333" calcext:value-type="float">
            <text:p>2223333</text:p>
          </table:table-cell>
          <table:table-cell table:formula="of:=[.A141]/1000/(60*60*24)" office:value-type="time" office:time-value="PT00H37M03.333S" calcext:value-type="time">
            <text:p>00:37:03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82.72" calcext:value-type="float">
            <text:p>82.72</text:p>
          </table:table-cell>
          <table:table-cell office:value-type="float" office:value="110.52" calcext:value-type="float">
            <text:p>110.52</text:p>
          </table:table-cell>
        </table:table-row>
        <table:table-row table:style-name="ro1">
          <table:table-cell office:value-type="float" office:value="2239333" calcext:value-type="float">
            <text:p>2239333</text:p>
          </table:table-cell>
          <table:table-cell table:formula="of:=[.A142]/1000/(60*60*24)" office:value-type="time" office:time-value="PT00H37M19.333S" calcext:value-type="time">
            <text:p>00:37:19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83.3" calcext:value-type="float">
            <text:p>83.3</text:p>
          </table:table-cell>
          <table:table-cell office:value-type="float" office:value="111.27" calcext:value-type="float">
            <text:p>111.27</text:p>
          </table:table-cell>
        </table:table-row>
        <table:table-row table:style-name="ro1">
          <table:table-cell office:value-type="float" office:value="2255333" calcext:value-type="float">
            <text:p>2255333</text:p>
          </table:table-cell>
          <table:table-cell table:formula="of:=[.A143]/1000/(60*60*24)" office:value-type="time" office:time-value="PT00H37M35.333S" calcext:value-type="time">
            <text:p>00:37:35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83.87" calcext:value-type="float">
            <text:p>83.87</text:p>
          </table:table-cell>
          <table:table-cell office:value-type="float" office:value="112.01" calcext:value-type="float">
            <text:p>112.01</text:p>
          </table:table-cell>
        </table:table-row>
        <table:table-row table:style-name="ro1">
          <table:table-cell office:value-type="float" office:value="2271333" calcext:value-type="float">
            <text:p>2271333</text:p>
          </table:table-cell>
          <table:table-cell table:formula="of:=[.A144]/1000/(60*60*24)" office:value-type="time" office:time-value="PT00H37M51.333S" calcext:value-type="time">
            <text:p>00:37:51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84.45" calcext:value-type="float">
            <text:p>84.45</text:p>
          </table:table-cell>
          <table:table-cell office:value-type="float" office:value="112.75" calcext:value-type="float">
            <text:p>112.75</text:p>
          </table:table-cell>
        </table:table-row>
        <table:table-row table:style-name="ro1">
          <table:table-cell office:value-type="float" office:value="2287333" calcext:value-type="float">
            <text:p>2287333</text:p>
          </table:table-cell>
          <table:table-cell table:formula="of:=[.A145]/1000/(60*60*24)" office:value-type="time" office:time-value="PT00H38M07.333S" calcext:value-type="time">
            <text:p>00:38:07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85.02" calcext:value-type="float">
            <text:p>85.02</text:p>
          </table:table-cell>
          <table:table-cell office:value-type="float" office:value="113.49" calcext:value-type="float">
            <text:p>113.49</text:p>
          </table:table-cell>
        </table:table-row>
        <table:table-row table:style-name="ro1">
          <table:table-cell office:value-type="float" office:value="2303333" calcext:value-type="float">
            <text:p>2303333</text:p>
          </table:table-cell>
          <table:table-cell table:formula="of:=[.A146]/1000/(60*60*24)" office:value-type="time" office:time-value="PT00H38M23.333S" calcext:value-type="time">
            <text:p>00:38:23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85.6" calcext:value-type="float">
            <text:p>85.6</text:p>
          </table:table-cell>
          <table:table-cell office:value-type="float" office:value="114.23" calcext:value-type="float">
            <text:p>114.23</text:p>
          </table:table-cell>
        </table:table-row>
        <table:table-row table:style-name="ro1">
          <table:table-cell office:value-type="float" office:value="2319333" calcext:value-type="float">
            <text:p>2319333</text:p>
          </table:table-cell>
          <table:table-cell table:formula="of:=[.A147]/1000/(60*60*24)" office:value-type="time" office:time-value="PT00H38M39.333S" calcext:value-type="time">
            <text:p>00:38:39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86.18" calcext:value-type="float">
            <text:p>86.18</text:p>
          </table:table-cell>
          <table:table-cell office:value-type="float" office:value="114.98" calcext:value-type="float">
            <text:p>114.98</text:p>
          </table:table-cell>
        </table:table-row>
        <table:table-row table:style-name="ro1">
          <table:table-cell office:value-type="float" office:value="2335333" calcext:value-type="float">
            <text:p>2335333</text:p>
          </table:table-cell>
          <table:table-cell table:formula="of:=[.A148]/1000/(60*60*24)" office:value-type="time" office:time-value="PT00H38M55.333S" calcext:value-type="time">
            <text:p>00:38:55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86.75" calcext:value-type="float">
            <text:p>86.75</text:p>
          </table:table-cell>
          <table:table-cell office:value-type="float" office:value="115.72" calcext:value-type="float">
            <text:p>115.72</text:p>
          </table:table-cell>
        </table:table-row>
        <table:table-row table:style-name="ro1">
          <table:table-cell office:value-type="float" office:value="2351332" calcext:value-type="float">
            <text:p>2351332</text:p>
          </table:table-cell>
          <table:table-cell table:formula="of:=[.A149]/1000/(60*60*24)" office:value-type="time" office:time-value="PT00H39M11.332S" calcext:value-type="time">
            <text:p>00:39:11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87.33" calcext:value-type="float">
            <text:p>87.33</text:p>
          </table:table-cell>
          <table:table-cell office:value-type="float" office:value="116.46" calcext:value-type="float">
            <text:p>116.46</text:p>
          </table:table-cell>
        </table:table-row>
        <table:table-row table:style-name="ro1">
          <table:table-cell office:value-type="float" office:value="2367333" calcext:value-type="float">
            <text:p>2367333</text:p>
          </table:table-cell>
          <table:table-cell table:formula="of:=[.A150]/1000/(60*60*24)" office:value-type="time" office:time-value="PT00H39M27.333S" calcext:value-type="time">
            <text:p>00:39:27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87.9" calcext:value-type="float">
            <text:p>87.9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1">
          <table:table-cell office:value-type="float" office:value="2383333" calcext:value-type="float">
            <text:p>2383333</text:p>
          </table:table-cell>
          <table:table-cell table:formula="of:=[.A151]/1000/(60*60*24)" office:value-type="time" office:time-value="PT00H39M43.333S" calcext:value-type="time">
            <text:p>00:39:43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88.47" calcext:value-type="float">
            <text:p>88.47</text:p>
          </table:table-cell>
          <table:table-cell office:value-type="float" office:value="117.94" calcext:value-type="float">
            <text:p>117.94</text:p>
          </table:table-cell>
        </table:table-row>
        <table:table-row table:style-name="ro1">
          <table:table-cell office:value-type="float" office:value="2399333" calcext:value-type="float">
            <text:p>2399333</text:p>
          </table:table-cell>
          <table:table-cell table:formula="of:=[.A152]/1000/(60*60*24)" office:value-type="time" office:time-value="PT00H39M59.333S" calcext:value-type="time">
            <text:p>00:39:59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89.05" calcext:value-type="float">
            <text:p>89.05</text:p>
          </table:table-cell>
          <table:table-cell office:value-type="float" office:value="118.68" calcext:value-type="float">
            <text:p>118.68</text:p>
          </table:table-cell>
        </table:table-row>
        <table:table-row table:style-name="ro1">
          <table:table-cell office:value-type="float" office:value="2415333" calcext:value-type="float">
            <text:p>2415333</text:p>
          </table:table-cell>
          <table:table-cell table:formula="of:=[.A153]/1000/(60*60*24)" office:value-type="time" office:time-value="PT00H40M15.333S" calcext:value-type="time">
            <text:p>00:40:15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89.62" calcext:value-type="float">
            <text:p>89.62</text:p>
          </table:table-cell>
          <table:table-cell office:value-type="float" office:value="119.41" calcext:value-type="float">
            <text:p>119.41</text:p>
          </table:table-cell>
        </table:table-row>
        <table:table-row table:style-name="ro1">
          <table:table-cell office:value-type="float" office:value="2431333" calcext:value-type="float">
            <text:p>2431333</text:p>
          </table:table-cell>
          <table:table-cell table:formula="of:=[.A154]/1000/(60*60*24)" office:value-type="time" office:time-value="PT00H40M31.333S" calcext:value-type="time">
            <text:p>00:40:31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90.2" calcext:value-type="float">
            <text:p>90.2</text:p>
          </table:table-cell>
          <table:table-cell office:value-type="float" office:value="120.15" calcext:value-type="float">
            <text:p>120.15</text:p>
          </table:table-cell>
        </table:table-row>
        <table:table-row table:style-name="ro1">
          <table:table-cell office:value-type="float" office:value="2447333" calcext:value-type="float">
            <text:p>2447333</text:p>
          </table:table-cell>
          <table:table-cell table:formula="of:=[.A155]/1000/(60*60*24)" office:value-type="time" office:time-value="PT00H40M47.333S" calcext:value-type="time">
            <text:p>00:40:47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90.77" calcext:value-type="float">
            <text:p>90.77</text:p>
          </table:table-cell>
          <table:table-cell office:value-type="float" office:value="120.89" calcext:value-type="float">
            <text:p>120.89</text:p>
          </table:table-cell>
        </table:table-row>
        <table:table-row table:style-name="ro1">
          <table:table-cell office:value-type="float" office:value="2463333" calcext:value-type="float">
            <text:p>2463333</text:p>
          </table:table-cell>
          <table:table-cell table:formula="of:=[.A156]/1000/(60*60*24)" office:value-type="time" office:time-value="PT00H41M03.333S" calcext:value-type="time">
            <text:p>00:41:03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91.34" calcext:value-type="float">
            <text:p>91.34</text:p>
          </table:table-cell>
          <table:table-cell office:value-type="float" office:value="121.63" calcext:value-type="float">
            <text:p>121.63</text:p>
          </table:table-cell>
        </table:table-row>
        <table:table-row table:style-name="ro1">
          <table:table-cell office:value-type="float" office:value="2479333" calcext:value-type="float">
            <text:p>2479333</text:p>
          </table:table-cell>
          <table:table-cell table:formula="of:=[.A157]/1000/(60*60*24)" office:value-type="time" office:time-value="PT00H41M19.333S" calcext:value-type="time">
            <text:p>00:41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91.92" calcext:value-type="float">
            <text:p>91.92</text:p>
          </table:table-cell>
          <table:table-cell office:value-type="float" office:value="122.36" calcext:value-type="float">
            <text:p>122.36</text:p>
          </table:table-cell>
        </table:table-row>
        <table:table-row table:style-name="ro1">
          <table:table-cell office:value-type="float" office:value="2495333" calcext:value-type="float">
            <text:p>2495333</text:p>
          </table:table-cell>
          <table:table-cell table:formula="of:=[.A158]/1000/(60*60*24)" office:value-type="time" office:time-value="PT00H41M35.333S" calcext:value-type="time">
            <text:p>00:41:35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92.49" calcext:value-type="float">
            <text:p>92.49</text:p>
          </table:table-cell>
          <table:table-cell office:value-type="float" office:value="123.1" calcext:value-type="float">
            <text:p>123.1</text:p>
          </table:table-cell>
        </table:table-row>
        <table:table-row table:style-name="ro1">
          <table:table-cell office:value-type="float" office:value="2511333" calcext:value-type="float">
            <text:p>2511333</text:p>
          </table:table-cell>
          <table:table-cell table:formula="of:=[.A159]/1000/(60*60*24)" office:value-type="time" office:time-value="PT00H41M51.333S" calcext:value-type="time">
            <text:p>00:41:51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11" calcext:value-type="float">
            <text:p>165.11</text:p>
          </table:table-cell>
          <table:table-cell office:value-type="float" office:value="93.06" calcext:value-type="float">
            <text:p>93.06</text:p>
          </table:table-cell>
          <table:table-cell office:value-type="float" office:value="123.83" calcext:value-type="float">
            <text:p>123.83</text:p>
          </table:table-cell>
        </table:table-row>
        <table:table-row table:style-name="ro1">
          <table:table-cell office:value-type="float" office:value="2527333" calcext:value-type="float">
            <text:p>2527333</text:p>
          </table:table-cell>
          <table:table-cell table:formula="of:=[.A160]/1000/(60*60*24)" office:value-type="time" office:time-value="PT00H42M07.333S" calcext:value-type="time">
            <text:p>00:42:07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93.63" calcext:value-type="float">
            <text:p>93.63</text:p>
          </table:table-cell>
          <table:table-cell office:value-type="float" office:value="124.57" calcext:value-type="float">
            <text:p>124.57</text:p>
          </table:table-cell>
        </table:table-row>
        <table:table-row table:style-name="ro1">
          <table:table-cell office:value-type="float" office:value="2543333" calcext:value-type="float">
            <text:p>2543333</text:p>
          </table:table-cell>
          <table:table-cell table:formula="of:=[.A161]/1000/(60*60*24)" office:value-type="time" office:time-value="PT00H42M23.333S" calcext:value-type="time">
            <text:p>00:42:23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94.21" calcext:value-type="float">
            <text:p>94.21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1">
          <table:table-cell office:value-type="float" office:value="2559333" calcext:value-type="float">
            <text:p>2559333</text:p>
          </table:table-cell>
          <table:table-cell table:formula="of:=[.A162]/1000/(60*60*24)" office:value-type="time" office:time-value="PT00H42M39.333S" calcext:value-type="time">
            <text:p>00:42:39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94.78" calcext:value-type="float">
            <text:p>94.78</text:p>
          </table:table-cell>
          <table:table-cell office:value-type="float" office:value="126.04" calcext:value-type="float">
            <text:p>126.04</text:p>
          </table:table-cell>
        </table:table-row>
        <table:table-row table:style-name="ro1">
          <table:table-cell office:value-type="float" office:value="2575333" calcext:value-type="float">
            <text:p>2575333</text:p>
          </table:table-cell>
          <table:table-cell table:formula="of:=[.A163]/1000/(60*60*24)" office:value-type="time" office:time-value="PT00H42M55.333S" calcext:value-type="time">
            <text:p>00:42:55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95.35" calcext:value-type="float">
            <text:p>95.35</text:p>
          </table:table-cell>
          <table:table-cell office:value-type="float" office:value="126.77" calcext:value-type="float">
            <text:p>126.77</text:p>
          </table:table-cell>
        </table:table-row>
        <table:table-row table:style-name="ro1">
          <table:table-cell office:value-type="float" office:value="2591333" calcext:value-type="float">
            <text:p>2591333</text:p>
          </table:table-cell>
          <table:table-cell table:formula="of:=[.A164]/1000/(60*60*24)" office:value-type="time" office:time-value="PT00H43M11.333S" calcext:value-type="time">
            <text:p>00:43:11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95.92" calcext:value-type="float">
            <text:p>95.92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office:value-type="float" office:value="2607333" calcext:value-type="float">
            <text:p>2607333</text:p>
          </table:table-cell>
          <table:table-cell table:formula="of:=[.A165]/1000/(60*60*24)" office:value-type="time" office:time-value="PT00H43M27.333S" calcext:value-type="time">
            <text:p>00:43:27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96.5" calcext:value-type="float">
            <text:p>96.5</text:p>
          </table:table-cell>
          <table:table-cell office:value-type="float" office:value="128.23" calcext:value-type="float">
            <text:p>128.23</text:p>
          </table:table-cell>
        </table:table-row>
        <table:table-row table:style-name="ro1">
          <table:table-cell office:value-type="float" office:value="2623333" calcext:value-type="float">
            <text:p>2623333</text:p>
          </table:table-cell>
          <table:table-cell table:formula="of:=[.A166]/1000/(60*60*24)" office:value-type="time" office:time-value="PT00H43M43.333S" calcext:value-type="time">
            <text:p>00:43:43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97.07" calcext:value-type="float">
            <text:p>97.07</text:p>
          </table:table-cell>
          <table:table-cell office:value-type="float" office:value="128.97" calcext:value-type="float">
            <text:p>128.97</text:p>
          </table:table-cell>
        </table:table-row>
        <table:table-row table:style-name="ro1">
          <table:table-cell office:value-type="float" office:value="2639333" calcext:value-type="float">
            <text:p>2639333</text:p>
          </table:table-cell>
          <table:table-cell table:formula="of:=[.A167]/1000/(60*60*24)" office:value-type="time" office:time-value="PT00H43M59.333S" calcext:value-type="time">
            <text:p>00:43:59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97.64" calcext:value-type="float">
            <text:p>97.64</text:p>
          </table:table-cell>
          <table:table-cell office:value-type="float" office:value="129.7" calcext:value-type="float">
            <text:p>129.7</text:p>
          </table:table-cell>
        </table:table-row>
        <table:table-row table:style-name="ro1">
          <table:table-cell office:value-type="float" office:value="2655333" calcext:value-type="float">
            <text:p>2655333</text:p>
          </table:table-cell>
          <table:table-cell table:formula="of:=[.A168]/1000/(60*60*24)" office:value-type="time" office:time-value="PT00H44M15.333S" calcext:value-type="time">
            <text:p>00:44:15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08" calcext:value-type="float">
            <text:p>164.08</text:p>
          </table:table-cell>
          <table:table-cell office:value-type="float" office:value="98.21" calcext:value-type="float">
            <text:p>98.21</text:p>
          </table:table-cell>
          <table:table-cell office:value-type="float" office:value="130.43" calcext:value-type="float">
            <text:p>130.43</text:p>
          </table:table-cell>
        </table:table-row>
        <table:table-row table:style-name="ro1">
          <table:table-cell office:value-type="float" office:value="2671333" calcext:value-type="float">
            <text:p>2671333</text:p>
          </table:table-cell>
          <table:table-cell table:formula="of:=[.A169]/1000/(60*60*24)" office:value-type="time" office:time-value="PT00H44M31.333S" calcext:value-type="time">
            <text:p>00:44:31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98.78" calcext:value-type="float">
            <text:p>98.78</text:p>
          </table:table-cell>
          <table:table-cell office:value-type="float" office:value="131.16" calcext:value-type="float">
            <text:p>131.16</text:p>
          </table:table-cell>
        </table:table-row>
        <table:table-row table:style-name="ro1">
          <table:table-cell office:value-type="float" office:value="2687333" calcext:value-type="float">
            <text:p>2687333</text:p>
          </table:table-cell>
          <table:table-cell table:formula="of:=[.A170]/1000/(60*60*24)" office:value-type="time" office:time-value="PT00H44M47.333S" calcext:value-type="time">
            <text:p>00:44:47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99.35" calcext:value-type="float">
            <text:p>99.35</text:p>
          </table:table-cell>
          <table:table-cell office:value-type="float" office:value="131.89" calcext:value-type="float">
            <text:p>131.89</text:p>
          </table:table-cell>
        </table:table-row>
        <table:table-row table:style-name="ro1">
          <table:table-cell office:value-type="float" office:value="2703333" calcext:value-type="float">
            <text:p>2703333</text:p>
          </table:table-cell>
          <table:table-cell table:formula="of:=[.A171]/1000/(60*60*24)" office:value-type="time" office:time-value="PT00H45M03.333S" calcext:value-type="time">
            <text:p>00:45:03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99.92" calcext:value-type="float">
            <text:p>99.92</text:p>
          </table:table-cell>
          <table:table-cell office:value-type="float" office:value="132.62" calcext:value-type="float">
            <text:p>132.62</text:p>
          </table:table-cell>
        </table:table-row>
        <table:table-row table:style-name="ro1">
          <table:table-cell office:value-type="float" office:value="2719333" calcext:value-type="float">
            <text:p>2719333</text:p>
          </table:table-cell>
          <table:table-cell table:formula="of:=[.A172]/1000/(60*60*24)" office:value-type="time" office:time-value="PT00H45M19.333S" calcext:value-type="time">
            <text:p>00:45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4" calcext:value-type="float">
            <text:p>163.94</text:p>
          </table:table-cell>
          <table:table-cell office:value-type="float" office:value="100.49" calcext:value-type="float">
            <text:p>100.49</text:p>
          </table:table-cell>
          <table:table-cell office:value-type="float" office:value="133.35" calcext:value-type="float">
            <text:p>133.35</text:p>
          </table:table-cell>
        </table:table-row>
        <table:table-row table:style-name="ro1">
          <table:table-cell office:value-type="float" office:value="2735333" calcext:value-type="float">
            <text:p>2735333</text:p>
          </table:table-cell>
          <table:table-cell table:formula="of:=[.A173]/1000/(60*60*24)" office:value-type="time" office:time-value="PT00H45M35.333S" calcext:value-type="time">
            <text:p>00:45:35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01.06" calcext:value-type="float">
            <text:p>101.06</text:p>
          </table:table-cell>
          <table:table-cell office:value-type="float" office:value="134.08" calcext:value-type="float">
            <text:p>134.08</text:p>
          </table:table-cell>
        </table:table-row>
        <table:table-row table:style-name="ro1">
          <table:table-cell office:value-type="float" office:value="2751333" calcext:value-type="float">
            <text:p>2751333</text:p>
          </table:table-cell>
          <table:table-cell table:formula="of:=[.A174]/1000/(60*60*24)" office:value-type="time" office:time-value="PT00H45M51.333S" calcext:value-type="time">
            <text:p>00:45:51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01.63" calcext:value-type="float">
            <text:p>101.63</text:p>
          </table:table-cell>
          <table:table-cell office:value-type="float" office:value="134.8" calcext:value-type="float">
            <text:p>134.8</text:p>
          </table:table-cell>
        </table:table-row>
        <table:table-row table:style-name="ro1">
          <table:table-cell office:value-type="float" office:value="2767333" calcext:value-type="float">
            <text:p>2767333</text:p>
          </table:table-cell>
          <table:table-cell table:formula="of:=[.A175]/1000/(60*60*24)" office:value-type="time" office:time-value="PT00H46M07.333S" calcext:value-type="time">
            <text:p>00:46:07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02.2" calcext:value-type="float">
            <text:p>102.2</text:p>
          </table:table-cell>
          <table:table-cell office:value-type="float" office:value="135.53" calcext:value-type="float">
            <text:p>135.53</text:p>
          </table:table-cell>
        </table:table-row>
        <table:table-row table:style-name="ro1">
          <table:table-cell office:value-type="float" office:value="2783333" calcext:value-type="float">
            <text:p>2783333</text:p>
          </table:table-cell>
          <table:table-cell table:formula="of:=[.A176]/1000/(60*60*24)" office:value-type="time" office:time-value="PT00H46M23.333S" calcext:value-type="time">
            <text:p>00:46:23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02.77" calcext:value-type="float">
            <text:p>102.77</text:p>
          </table:table-cell>
          <table:table-cell office:value-type="float" office:value="136.26" calcext:value-type="float">
            <text:p>136.26</text:p>
          </table:table-cell>
        </table:table-row>
        <table:table-row table:style-name="ro1">
          <table:table-cell office:value-type="float" office:value="2799333" calcext:value-type="float">
            <text:p>2799333</text:p>
          </table:table-cell>
          <table:table-cell table:formula="of:=[.A177]/1000/(60*60*24)" office:value-type="time" office:time-value="PT00H46M39.333S" calcext:value-type="time">
            <text:p>00:46:39</text:p>
          </table:table-cell>
          <table:table-cell office:value-type="float" office:value="1.27" calcext:value-type="float">
            <text:p>1.27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05" calcext:value-type="float">
            <text:p>163.05</text:p>
          </table:table-cell>
          <table:table-cell office:value-type="float" office:value="103.34" calcext:value-type="float">
            <text:p>103.34</text:p>
          </table:table-cell>
          <table:table-cell office:value-type="float" office:value="136.99" calcext:value-type="float">
            <text:p>136.99</text:p>
          </table:table-cell>
        </table:table-row>
        <table:table-row table:style-name="ro1">
          <table:table-cell office:value-type="float" office:value="2815333" calcext:value-type="float">
            <text:p>2815333</text:p>
          </table:table-cell>
          <table:table-cell table:formula="of:=[.A178]/1000/(60*60*24)" office:value-type="time" office:time-value="PT00H46M55.333S" calcext:value-type="time">
            <text:p>00:46:55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03.91" calcext:value-type="float">
            <text:p>103.91</text:p>
          </table:table-cell>
          <table:table-cell office:value-type="float" office:value="137.71" calcext:value-type="float">
            <text:p>137.71</text:p>
          </table:table-cell>
        </table:table-row>
        <table:table-row table:style-name="ro1">
          <table:table-cell office:value-type="float" office:value="2831333" calcext:value-type="float">
            <text:p>2831333</text:p>
          </table:table-cell>
          <table:table-cell table:formula="of:=[.A179]/1000/(60*60*24)" office:value-type="time" office:time-value="PT00H47M11.333S" calcext:value-type="time">
            <text:p>00:47:11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04.48" calcext:value-type="float">
            <text:p>104.48</text:p>
          </table:table-cell>
          <table:table-cell office:value-type="float" office:value="138.44" calcext:value-type="float">
            <text:p>138.44</text:p>
          </table:table-cell>
        </table:table-row>
        <table:table-row table:style-name="ro1">
          <table:table-cell office:value-type="float" office:value="2847333" calcext:value-type="float">
            <text:p>2847333</text:p>
          </table:table-cell>
          <table:table-cell table:formula="of:=[.A180]/1000/(60*60*24)" office:value-type="time" office:time-value="PT00H47M27.333S" calcext:value-type="time">
            <text:p>00:47:27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105.05" calcext:value-type="float">
            <text:p>105.05</text:p>
          </table:table-cell>
          <table:table-cell office:value-type="float" office:value="139.17" calcext:value-type="float">
            <text:p>139.17</text:p>
          </table:table-cell>
        </table:table-row>
        <table:table-row table:style-name="ro1">
          <table:table-cell office:value-type="float" office:value="2863333" calcext:value-type="float">
            <text:p>2863333</text:p>
          </table:table-cell>
          <table:table-cell table:formula="of:=[.A181]/1000/(60*60*24)" office:value-type="time" office:time-value="PT00H47M43.333S" calcext:value-type="time">
            <text:p>00:47:43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105.62" calcext:value-type="float">
            <text:p>105.62</text:p>
          </table:table-cell>
          <table:table-cell office:value-type="float" office:value="139.89" calcext:value-type="float">
            <text:p>139.89</text:p>
          </table:table-cell>
        </table:table-row>
        <table:table-row table:style-name="ro1">
          <table:table-cell office:value-type="float" office:value="2879333" calcext:value-type="float">
            <text:p>2879333</text:p>
          </table:table-cell>
          <table:table-cell table:formula="of:=[.A182]/1000/(60*60*24)" office:value-type="time" office:time-value="PT00H47M59.333S" calcext:value-type="time">
            <text:p>00:47:59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06.19" calcext:value-type="float">
            <text:p>106.19</text:p>
          </table:table-cell>
          <table:table-cell office:value-type="float" office:value="140.61" calcext:value-type="float">
            <text:p>140.61</text:p>
          </table:table-cell>
        </table:table-row>
        <table:table-row table:style-name="ro1">
          <table:table-cell office:value-type="float" office:value="2895333" calcext:value-type="float">
            <text:p>2895333</text:p>
          </table:table-cell>
          <table:table-cell table:formula="of:=[.A183]/1000/(60*60*24)" office:value-type="time" office:time-value="PT00H48M15.333S" calcext:value-type="time">
            <text:p>00:48:15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06.76" calcext:value-type="float">
            <text:p>106.76</text:p>
          </table:table-cell>
          <table:table-cell office:value-type="float" office:value="141.34" calcext:value-type="float">
            <text:p>141.34</text:p>
          </table:table-cell>
        </table:table-row>
        <table:table-row table:style-name="ro1">
          <table:table-cell office:value-type="float" office:value="2911333" calcext:value-type="float">
            <text:p>2911333</text:p>
          </table:table-cell>
          <table:table-cell table:formula="of:=[.A184]/1000/(60*60*24)" office:value-type="time" office:time-value="PT00H48M31.333S" calcext:value-type="time">
            <text:p>00:48:31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07.32" calcext:value-type="float">
            <text:p>107.32</text:p>
          </table:table-cell>
          <table:table-cell office:value-type="float" office:value="142.06" calcext:value-type="float">
            <text:p>142.06</text:p>
          </table:table-cell>
        </table:table-row>
        <table:table-row table:style-name="ro1">
          <table:table-cell office:value-type="float" office:value="2927333" calcext:value-type="float">
            <text:p>2927333</text:p>
          </table:table-cell>
          <table:table-cell table:formula="of:=[.A185]/1000/(60*60*24)" office:value-type="time" office:time-value="PT00H48M47.333S" calcext:value-type="time">
            <text:p>00:48:47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07.89" calcext:value-type="float">
            <text:p>107.89</text:p>
          </table:table-cell>
          <table:table-cell office:value-type="float" office:value="142.78" calcext:value-type="float">
            <text:p>142.78</text:p>
          </table:table-cell>
        </table:table-row>
        <table:table-row table:style-name="ro1">
          <table:table-cell office:value-type="float" office:value="2943333" calcext:value-type="float">
            <text:p>2943333</text:p>
          </table:table-cell>
          <table:table-cell table:formula="of:=[.A186]/1000/(60*60*24)" office:value-type="time" office:time-value="PT00H49M03.333S" calcext:value-type="time">
            <text:p>00:49:03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08.46" calcext:value-type="float">
            <text:p>108.46</text:p>
          </table:table-cell>
          <table:table-cell office:value-type="float" office:value="143.51" calcext:value-type="float">
            <text:p>143.51</text:p>
          </table:table-cell>
        </table:table-row>
        <table:table-row table:style-name="ro1">
          <table:table-cell office:value-type="float" office:value="2959333" calcext:value-type="float">
            <text:p>2959333</text:p>
          </table:table-cell>
          <table:table-cell table:formula="of:=[.A187]/1000/(60*60*24)" office:value-type="time" office:time-value="PT00H49M19.333S" calcext:value-type="time">
            <text:p>00:49:19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09.03" calcext:value-type="float">
            <text:p>109.03</text:p>
          </table:table-cell>
          <table:table-cell office:value-type="float" office:value="144.23" calcext:value-type="float">
            <text:p>144.23</text:p>
          </table:table-cell>
        </table:table-row>
        <table:table-row table:style-name="ro1">
          <table:table-cell office:value-type="float" office:value="2975333" calcext:value-type="float">
            <text:p>2975333</text:p>
          </table:table-cell>
          <table:table-cell table:formula="of:=[.A188]/1000/(60*60*24)" office:value-type="time" office:time-value="PT00H49M35.333S" calcext:value-type="time">
            <text:p>00:49:35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02" calcext:value-type="float">
            <text:p>162.02</text:p>
          </table:table-cell>
          <table:table-cell office:value-type="float" office:value="109.6" calcext:value-type="float">
            <text:p>109.6</text:p>
          </table:table-cell>
          <table:table-cell office:value-type="float" office:value="144.95" calcext:value-type="float">
            <text:p>144.95</text:p>
          </table:table-cell>
        </table:table-row>
        <table:table-row table:style-name="ro1">
          <table:table-cell office:value-type="float" office:value="2991333" calcext:value-type="float">
            <text:p>2991333</text:p>
          </table:table-cell>
          <table:table-cell table:formula="of:=[.A189]/1000/(60*60*24)" office:value-type="time" office:time-value="PT00H49M51.333S" calcext:value-type="time">
            <text:p>00:49:51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110.16" calcext:value-type="float">
            <text:p>110.16</text:p>
          </table:table-cell>
          <table:table-cell office:value-type="float" office:value="145.67" calcext:value-type="float">
            <text:p>145.67</text:p>
          </table:table-cell>
        </table:table-row>
        <table:table-row table:style-name="ro1">
          <table:table-cell office:value-type="float" office:value="3007333" calcext:value-type="float">
            <text:p>3007333</text:p>
          </table:table-cell>
          <table:table-cell table:formula="of:=[.A190]/1000/(60*60*24)" office:value-type="time" office:time-value="PT00H50M07.333S" calcext:value-type="time">
            <text:p>00:50:07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9" calcext:value-type="float">
            <text:p>161.9</text:p>
          </table:table-cell>
          <table:table-cell office:value-type="float" office:value="110.73" calcext:value-type="float">
            <text:p>110.73</text:p>
          </table:table-cell>
          <table:table-cell office:value-type="float" office:value="146.4" calcext:value-type="float">
            <text:p>146.4</text:p>
          </table:table-cell>
        </table:table-row>
        <table:table-row table:style-name="ro1">
          <table:table-cell office:value-type="float" office:value="3023333" calcext:value-type="float">
            <text:p>3023333</text:p>
          </table:table-cell>
          <table:table-cell table:formula="of:=[.A191]/1000/(60*60*24)" office:value-type="time" office:time-value="PT00H50M23.333S" calcext:value-type="time">
            <text:p>00:50:23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111.3" calcext:value-type="float">
            <text:p>111.3</text:p>
          </table:table-cell>
          <table:table-cell office:value-type="float" office:value="147.12" calcext:value-type="float">
            <text:p>147.12</text:p>
          </table:table-cell>
        </table:table-row>
        <table:table-row table:style-name="ro1">
          <table:table-cell office:value-type="float" office:value="3039333" calcext:value-type="float">
            <text:p>3039333</text:p>
          </table:table-cell>
          <table:table-cell table:formula="of:=[.A192]/1000/(60*60*24)" office:value-type="time" office:time-value="PT00H50M39.333S" calcext:value-type="time">
            <text:p>00:50:39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111.87" calcext:value-type="float">
            <text:p>111.87</text:p>
          </table:table-cell>
          <table:table-cell office:value-type="float" office:value="147.84" calcext:value-type="float">
            <text:p>147.84</text:p>
          </table:table-cell>
        </table:table-row>
        <table:table-row table:style-name="ro1">
          <table:table-cell office:value-type="float" office:value="3055333" calcext:value-type="float">
            <text:p>3055333</text:p>
          </table:table-cell>
          <table:table-cell table:formula="of:=[.A193]/1000/(60*60*24)" office:value-type="time" office:time-value="PT00H50M55.333S" calcext:value-type="time">
            <text:p>00:50:55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112.43" calcext:value-type="float">
            <text:p>112.43</text:p>
          </table:table-cell>
          <table:table-cell office:value-type="float" office:value="148.56" calcext:value-type="float">
            <text:p>148.56</text:p>
          </table:table-cell>
        </table:table-row>
        <table:table-row table:style-name="ro1">
          <table:table-cell office:value-type="float" office:value="3071333" calcext:value-type="float">
            <text:p>3071333</text:p>
          </table:table-cell>
          <table:table-cell table:formula="of:=[.A194]/1000/(60*60*24)" office:value-type="time" office:time-value="PT00H51M11.333S" calcext:value-type="time">
            <text:p>00:51:11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113" calcext:value-type="float">
            <text:p>113</text:p>
          </table:table-cell>
          <table:table-cell office:value-type="float" office:value="149.28" calcext:value-type="float">
            <text:p>149.28</text:p>
          </table:table-cell>
        </table:table-row>
        <table:table-row table:style-name="ro1">
          <table:table-cell office:value-type="float" office:value="3087333" calcext:value-type="float">
            <text:p>3087333</text:p>
          </table:table-cell>
          <table:table-cell table:formula="of:=[.A195]/1000/(60*60*24)" office:value-type="time" office:time-value="PT00H51M27.333S" calcext:value-type="time">
            <text:p>00:51:27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113.57" calcext:value-type="float">
            <text:p>113.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03332" calcext:value-type="float">
            <text:p>3103332</text:p>
          </table:table-cell>
          <table:table-cell table:formula="of:=[.A196]/1000/(60*60*24)" office:value-type="time" office:time-value="PT00H51M43.332S" calcext:value-type="time">
            <text:p>00:51:43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14.13" calcext:value-type="float">
            <text:p>114.13</text:p>
          </table:table-cell>
          <table:table-cell office:value-type="float" office:value="150.71" calcext:value-type="float">
            <text:p>150.71</text:p>
          </table:table-cell>
        </table:table-row>
        <table:table-row table:style-name="ro1">
          <table:table-cell office:value-type="float" office:value="3119333" calcext:value-type="float">
            <text:p>3119333</text:p>
          </table:table-cell>
          <table:table-cell table:formula="of:=[.A197]/1000/(60*60*24)" office:value-type="time" office:time-value="PT00H51M59.333S" calcext:value-type="time">
            <text:p>00:51:59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14.7" calcext:value-type="float">
            <text:p>114.7</text:p>
          </table:table-cell>
          <table:table-cell office:value-type="float" office:value="151.43" calcext:value-type="float">
            <text:p>151.43</text:p>
          </table:table-cell>
        </table:table-row>
        <table:table-row table:style-name="ro1">
          <table:table-cell office:value-type="float" office:value="3135333" calcext:value-type="float">
            <text:p>3135333</text:p>
          </table:table-cell>
          <table:table-cell table:formula="of:=[.A198]/1000/(60*60*24)" office:value-type="time" office:time-value="PT00H52M15.333S" calcext:value-type="time">
            <text:p>00:52:15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15.26" calcext:value-type="float">
            <text:p>115.26</text:p>
          </table:table-cell>
          <table:table-cell office:value-type="float" office:value="152.15" calcext:value-type="float">
            <text:p>152.15</text:p>
          </table:table-cell>
        </table:table-row>
        <table:table-row table:style-name="ro1">
          <table:table-cell office:value-type="float" office:value="3151333" calcext:value-type="float">
            <text:p>3151333</text:p>
          </table:table-cell>
          <table:table-cell table:formula="of:=[.A199]/1000/(60*60*24)" office:value-type="time" office:time-value="PT00H52M31.333S" calcext:value-type="time">
            <text:p>00:52:31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15.83" calcext:value-type="float">
            <text:p>115.83</text:p>
          </table:table-cell>
          <table:table-cell office:value-type="float" office:value="152.87" calcext:value-type="float">
            <text:p>152.87</text:p>
          </table:table-cell>
        </table:table-row>
        <table:table-row table:style-name="ro1">
          <table:table-cell office:value-type="float" office:value="3167333" calcext:value-type="float">
            <text:p>3167333</text:p>
          </table:table-cell>
          <table:table-cell table:formula="of:=[.A200]/1000/(60*60*24)" office:value-type="time" office:time-value="PT00H52M47.333S" calcext:value-type="time">
            <text:p>00:52:47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16.4" calcext:value-type="float">
            <text:p>116.4</text:p>
          </table:table-cell>
          <table:table-cell office:value-type="float" office:value="153.59" calcext:value-type="float">
            <text:p>153.59</text:p>
          </table:table-cell>
        </table:table-row>
        <table:table-row table:style-name="ro1">
          <table:table-cell office:value-type="float" office:value="3183333" calcext:value-type="float">
            <text:p>3183333</text:p>
          </table:table-cell>
          <table:table-cell table:formula="of:=[.A201]/1000/(60*60*24)" office:value-type="time" office:time-value="PT00H53M03.333S" calcext:value-type="time">
            <text:p>00:53:03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16.96" calcext:value-type="float">
            <text:p>116.96</text:p>
          </table:table-cell>
          <table:table-cell office:value-type="float" office:value="154.3" calcext:value-type="float">
            <text:p>154.3</text:p>
          </table:table-cell>
        </table:table-row>
        <table:table-row table:style-name="ro1">
          <table:table-cell office:value-type="float" office:value="3199333" calcext:value-type="float">
            <text:p>3199333</text:p>
          </table:table-cell>
          <table:table-cell table:formula="of:=[.A202]/1000/(60*60*24)" office:value-type="time" office:time-value="PT00H53M19.333S" calcext:value-type="time">
            <text:p>00:53:19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117.53" calcext:value-type="float">
            <text:p>117.53</text:p>
          </table:table-cell>
          <table:table-cell office:value-type="float" office:value="155.02" calcext:value-type="float">
            <text:p>155.02</text:p>
          </table:table-cell>
        </table:table-row>
        <table:table-row table:style-name="ro1">
          <table:table-cell office:value-type="float" office:value="3215333" calcext:value-type="float">
            <text:p>3215333</text:p>
          </table:table-cell>
          <table:table-cell table:formula="of:=[.A203]/1000/(60*60*24)" office:value-type="time" office:time-value="PT00H53M35.333S" calcext:value-type="time">
            <text:p>00:53:35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118.09" calcext:value-type="float">
            <text:p>118.09</text:p>
          </table:table-cell>
          <table:table-cell office:value-type="float" office:value="155.74" calcext:value-type="float">
            <text:p>155.74</text:p>
          </table:table-cell>
        </table:table-row>
        <table:table-row table:style-name="ro1">
          <table:table-cell office:value-type="float" office:value="3231333" calcext:value-type="float">
            <text:p>3231333</text:p>
          </table:table-cell>
          <table:table-cell table:formula="of:=[.A204]/1000/(60*60*24)" office:value-type="time" office:time-value="PT00H53M51.333S" calcext:value-type="time">
            <text:p>00:53:51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118.66" calcext:value-type="float">
            <text:p>118.66</text:p>
          </table:table-cell>
          <table:table-cell office:value-type="float" office:value="156.45" calcext:value-type="float">
            <text:p>156.45</text:p>
          </table:table-cell>
        </table:table-row>
        <table:table-row table:style-name="ro1">
          <table:table-cell office:value-type="float" office:value="3247333" calcext:value-type="float">
            <text:p>3247333</text:p>
          </table:table-cell>
          <table:table-cell table:formula="of:=[.A205]/1000/(60*60*24)" office:value-type="time" office:time-value="PT00H54M07.333S" calcext:value-type="time">
            <text:p>00:54:07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9.22" calcext:value-type="float">
            <text:p>119.22</text:p>
          </table:table-cell>
          <table:table-cell office:value-type="float" office:value="157.17" calcext:value-type="float">
            <text:p>157.17</text:p>
          </table:table-cell>
        </table:table-row>
        <table:table-row table:style-name="ro1">
          <table:table-cell office:value-type="float" office:value="3263333" calcext:value-type="float">
            <text:p>3263333</text:p>
          </table:table-cell>
          <table:table-cell table:formula="of:=[.A206]/1000/(60*60*24)" office:value-type="time" office:time-value="PT00H54M23.333S" calcext:value-type="time">
            <text:p>00:54:23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19.79" calcext:value-type="float">
            <text:p>119.79</text:p>
          </table:table-cell>
          <table:table-cell office:value-type="float" office:value="157.88" calcext:value-type="float">
            <text:p>157.88</text:p>
          </table:table-cell>
        </table:table-row>
        <table:table-row table:style-name="ro1">
          <table:table-cell office:value-type="float" office:value="3279333" calcext:value-type="float">
            <text:p>3279333</text:p>
          </table:table-cell>
          <table:table-cell table:formula="of:=[.A207]/1000/(60*60*24)" office:value-type="time" office:time-value="PT00H54M39.333S" calcext:value-type="time">
            <text:p>00:54:39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20.35" calcext:value-type="float">
            <text:p>120.35</text:p>
          </table:table-cell>
          <table:table-cell office:value-type="float" office:value="158.6" calcext:value-type="float">
            <text:p>158.6</text:p>
          </table:table-cell>
        </table:table-row>
        <table:table-row table:style-name="ro1">
          <table:table-cell office:value-type="float" office:value="3295333" calcext:value-type="float">
            <text:p>3295333</text:p>
          </table:table-cell>
          <table:table-cell table:formula="of:=[.A208]/1000/(60*60*24)" office:value-type="time" office:time-value="PT00H54M55.333S" calcext:value-type="time">
            <text:p>00:54:55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20.92" calcext:value-type="float">
            <text:p>120.92</text:p>
          </table:table-cell>
          <table:table-cell office:value-type="float" office:value="159.31" calcext:value-type="float">
            <text:p>159.31</text:p>
          </table:table-cell>
        </table:table-row>
        <table:table-row table:style-name="ro1">
          <table:table-cell office:value-type="float" office:value="3311333" calcext:value-type="float">
            <text:p>3311333</text:p>
          </table:table-cell>
          <table:table-cell table:formula="of:=[.A209]/1000/(60*60*24)" office:value-type="time" office:time-value="PT00H55M11.333S" calcext:value-type="time">
            <text:p>00:55:11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21.48" calcext:value-type="float">
            <text:p>121.48</text:p>
          </table:table-cell>
          <table:table-cell office:value-type="float" office:value="160.02" calcext:value-type="float">
            <text:p>160.02</text:p>
          </table:table-cell>
        </table:table-row>
        <table:table-row table:style-name="ro1">
          <table:table-cell office:value-type="float" office:value="3327333" calcext:value-type="float">
            <text:p>3327333</text:p>
          </table:table-cell>
          <table:table-cell table:formula="of:=[.A210]/1000/(60*60*24)" office:value-type="time" office:time-value="PT00H55M27.333S" calcext:value-type="time">
            <text:p>00:55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22.05" calcext:value-type="float">
            <text:p>122.05</text:p>
          </table:table-cell>
          <table:table-cell office:value-type="float" office:value="160.74" calcext:value-type="float">
            <text:p>160.74</text:p>
          </table:table-cell>
        </table:table-row>
        <table:table-row table:style-name="ro1">
          <table:table-cell office:value-type="float" office:value="3343333" calcext:value-type="float">
            <text:p>3343333</text:p>
          </table:table-cell>
          <table:table-cell table:formula="of:=[.A211]/1000/(60*60*24)" office:value-type="time" office:time-value="PT00H55M43.333S" calcext:value-type="time">
            <text:p>00:55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22.61" calcext:value-type="float">
            <text:p>122.61</text:p>
          </table:table-cell>
          <table:table-cell office:value-type="float" office:value="161.45" calcext:value-type="float">
            <text:p>161.45</text:p>
          </table:table-cell>
        </table:table-row>
        <table:table-row table:style-name="ro1">
          <table:table-cell office:value-type="float" office:value="3359333" calcext:value-type="float">
            <text:p>3359333</text:p>
          </table:table-cell>
          <table:table-cell table:formula="of:=[.A212]/1000/(60*60*24)" office:value-type="time" office:time-value="PT00H55M59.333S" calcext:value-type="time">
            <text:p>00:55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23.17" calcext:value-type="float">
            <text:p>123.17</text:p>
          </table:table-cell>
          <table:table-cell office:value-type="float" office:value="162.16" calcext:value-type="float">
            <text:p>162.16</text:p>
          </table:table-cell>
        </table:table-row>
        <table:table-row table:style-name="ro1">
          <table:table-cell office:value-type="float" office:value="3375333" calcext:value-type="float">
            <text:p>3375333</text:p>
          </table:table-cell>
          <table:table-cell table:formula="of:=[.A213]/1000/(60*60*24)" office:value-type="time" office:time-value="PT00H56M15.333S" calcext:value-type="time">
            <text:p>00:56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23.74" calcext:value-type="float">
            <text:p>123.74</text:p>
          </table:table-cell>
          <table:table-cell office:value-type="float" office:value="162.88" calcext:value-type="float">
            <text:p>162.88</text:p>
          </table:table-cell>
        </table:table-row>
        <table:table-row table:style-name="ro1">
          <table:table-cell office:value-type="float" office:value="3391333" calcext:value-type="float">
            <text:p>3391333</text:p>
          </table:table-cell>
          <table:table-cell table:formula="of:=[.A214]/1000/(60*60*24)" office:value-type="time" office:time-value="PT00H56M31.333S" calcext:value-type="time">
            <text:p>00:56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24.3" calcext:value-type="float">
            <text:p>124.3</text:p>
          </table:table-cell>
          <table:table-cell office:value-type="float" office:value="163.59" calcext:value-type="float">
            <text:p>163.59</text:p>
          </table:table-cell>
        </table:table-row>
        <table:table-row table:style-name="ro1">
          <table:table-cell office:value-type="float" office:value="3407333" calcext:value-type="float">
            <text:p>3407333</text:p>
          </table:table-cell>
          <table:table-cell table:formula="of:=[.A215]/1000/(60*60*24)" office:value-type="time" office:time-value="PT00H56M47.333S" calcext:value-type="time">
            <text:p>00:56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24.86" calcext:value-type="float">
            <text:p>124.86</text:p>
          </table:table-cell>
          <table:table-cell office:value-type="float" office:value="164.3" calcext:value-type="float">
            <text:p>164.3</text:p>
          </table:table-cell>
        </table:table-row>
        <table:table-row table:style-name="ro1">
          <table:table-cell office:value-type="float" office:value="3423333" calcext:value-type="float">
            <text:p>3423333</text:p>
          </table:table-cell>
          <table:table-cell table:formula="of:=[.A216]/1000/(60*60*24)" office:value-type="time" office:time-value="PT00H57M03.333S" calcext:value-type="time">
            <text:p>00:57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60.23" calcext:value-type="float">
            <text:p>160.23</text:p>
          </table:table-cell>
          <table:table-cell office:value-type="float" office:value="125.43" calcext:value-type="float">
            <text:p>125.43</text:p>
          </table:table-cell>
          <table:table-cell office:value-type="float" office:value="165.01" calcext:value-type="float">
            <text:p>165.01</text:p>
          </table:table-cell>
        </table:table-row>
        <table:table-row table:style-name="ro1">
          <table:table-cell office:value-type="float" office:value="3439333" calcext:value-type="float">
            <text:p>3439333</text:p>
          </table:table-cell>
          <table:table-cell table:formula="of:=[.A217]/1000/(60*60*24)" office:value-type="time" office:time-value="PT00H57M19.333S" calcext:value-type="time">
            <text:p>00:57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25.99" calcext:value-type="float">
            <text:p>125.99</text:p>
          </table:table-cell>
          <table:table-cell office:value-type="float" office:value="165.72" calcext:value-type="float">
            <text:p>165.72</text:p>
          </table:table-cell>
        </table:table-row>
        <table:table-row table:style-name="ro1">
          <table:table-cell office:value-type="float" office:value="3455333" calcext:value-type="float">
            <text:p>3455333</text:p>
          </table:table-cell>
          <table:table-cell table:formula="of:=[.A218]/1000/(60*60*24)" office:value-type="time" office:time-value="PT00H57M35.333S" calcext:value-type="time">
            <text:p>00:57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26.55" calcext:value-type="float">
            <text:p>126.55</text:p>
          </table:table-cell>
          <table:table-cell office:value-type="float" office:value="166.43" calcext:value-type="float">
            <text:p>166.43</text:p>
          </table:table-cell>
        </table:table-row>
        <table:table-row table:style-name="ro1">
          <table:table-cell office:value-type="float" office:value="3471333" calcext:value-type="float">
            <text:p>3471333</text:p>
          </table:table-cell>
          <table:table-cell table:formula="of:=[.A219]/1000/(60*60*24)" office:value-type="time" office:time-value="PT00H57M51.333S" calcext:value-type="time">
            <text:p>00:57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27.12" calcext:value-type="float">
            <text:p>127.12</text:p>
          </table:table-cell>
          <table:table-cell office:value-type="float" office:value="167.14" calcext:value-type="float">
            <text:p>167.14</text:p>
          </table:table-cell>
        </table:table-row>
        <table:table-row table:style-name="ro1">
          <table:table-cell office:value-type="float" office:value="3487333" calcext:value-type="float">
            <text:p>3487333</text:p>
          </table:table-cell>
          <table:table-cell table:formula="of:=[.A220]/1000/(60*60*24)" office:value-type="time" office:time-value="PT00H58M07.333S" calcext:value-type="time">
            <text:p>00:58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27.68" calcext:value-type="float">
            <text:p>127.68</text:p>
          </table:table-cell>
          <table:table-cell office:value-type="float" office:value="167.85" calcext:value-type="float">
            <text:p>167.85</text:p>
          </table:table-cell>
        </table:table-row>
        <table:table-row table:style-name="ro1">
          <table:table-cell office:value-type="float" office:value="3503333" calcext:value-type="float">
            <text:p>3503333</text:p>
          </table:table-cell>
          <table:table-cell table:formula="of:=[.A221]/1000/(60*60*24)" office:value-type="time" office:time-value="PT00H58M23.333S" calcext:value-type="time">
            <text:p>00:58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28.24" calcext:value-type="float">
            <text:p>128.24</text:p>
          </table:table-cell>
          <table:table-cell office:value-type="float" office:value="168.56" calcext:value-type="float">
            <text:p>168.56</text:p>
          </table:table-cell>
        </table:table-row>
        <table:table-row table:style-name="ro1">
          <table:table-cell office:value-type="float" office:value="3519333" calcext:value-type="float">
            <text:p>3519333</text:p>
          </table:table-cell>
          <table:table-cell table:formula="of:=[.A222]/1000/(60*60*24)" office:value-type="time" office:time-value="PT00H58M39.333S" calcext:value-type="time">
            <text:p>00:58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28.81" calcext:value-type="float">
            <text:p>128.81</text:p>
          </table:table-cell>
          <table:table-cell office:value-type="float" office:value="169.27" calcext:value-type="float">
            <text:p>169.27</text:p>
          </table:table-cell>
        </table:table-row>
        <table:table-row table:style-name="ro1">
          <table:table-cell office:value-type="float" office:value="3535333" calcext:value-type="float">
            <text:p>3535333</text:p>
          </table:table-cell>
          <table:table-cell table:formula="of:=[.A223]/1000/(60*60*24)" office:value-type="time" office:time-value="PT00H58M55.333S" calcext:value-type="time">
            <text:p>00:58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29.37" calcext:value-type="float">
            <text:p>129.37</text:p>
          </table:table-cell>
          <table:table-cell office:value-type="float" office:value="169.98" calcext:value-type="float">
            <text:p>169.98</text:p>
          </table:table-cell>
        </table:table-row>
        <table:table-row table:style-name="ro1">
          <table:table-cell office:value-type="float" office:value="3551333" calcext:value-type="float">
            <text:p>3551333</text:p>
          </table:table-cell>
          <table:table-cell table:formula="of:=[.A224]/1000/(60*60*24)" office:value-type="time" office:time-value="PT00H59M11.333S" calcext:value-type="time">
            <text:p>00:59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29.93" calcext:value-type="float">
            <text:p>129.93</text:p>
          </table:table-cell>
          <table:table-cell office:value-type="float" office:value="170.69" calcext:value-type="float">
            <text:p>170.69</text:p>
          </table:table-cell>
        </table:table-row>
        <table:table-row table:style-name="ro1">
          <table:table-cell office:value-type="float" office:value="3567333" calcext:value-type="float">
            <text:p>3567333</text:p>
          </table:table-cell>
          <table:table-cell table:formula="of:=[.A225]/1000/(60*60*24)" office:value-type="time" office:time-value="PT00H59M27.333S" calcext:value-type="time">
            <text:p>00:59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30.49" calcext:value-type="float">
            <text:p>130.49</text:p>
          </table:table-cell>
          <table:table-cell office:value-type="float" office:value="171.4" calcext:value-type="float">
            <text:p>171.4</text:p>
          </table:table-cell>
        </table:table-row>
        <table:table-row table:style-name="ro1">
          <table:table-cell office:value-type="float" office:value="3583333" calcext:value-type="float">
            <text:p>3583333</text:p>
          </table:table-cell>
          <table:table-cell table:formula="of:=[.A226]/1000/(60*60*24)" office:value-type="time" office:time-value="PT00H59M43.333S" calcext:value-type="time">
            <text:p>00:59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31.05" calcext:value-type="float">
            <text:p>131.05</text:p>
          </table:table-cell>
          <table:table-cell office:value-type="float" office:value="172.11" calcext:value-type="float">
            <text:p>172.11</text:p>
          </table:table-cell>
        </table:table-row>
        <table:table-row table:style-name="ro1">
          <table:table-cell office:value-type="float" office:value="3599333" calcext:value-type="float">
            <text:p>3599333</text:p>
          </table:table-cell>
          <table:table-cell table:formula="of:=[.A227]/1000/(60*60*24)" office:value-type="time" office:time-value="PT00H59M59.333S" calcext:value-type="time">
            <text:p>00:59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131.62" calcext:value-type="float">
            <text:p>131.62</text:p>
          </table:table-cell>
          <table:table-cell office:value-type="float" office:value="172.81" calcext:value-type="float">
            <text:p>172.81</text:p>
          </table:table-cell>
        </table:table-row>
        <table:table-row table:style-name="ro1">
          <table:table-cell office:value-type="float" office:value="3615333" calcext:value-type="float">
            <text:p>3615333</text:p>
          </table:table-cell>
          <table:table-cell table:formula="of:=[.A228]/1000/(60*60*24)" office:value-type="time" office:time-value="PT01H00M15.333S" calcext:value-type="time">
            <text:p>01:00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32.18" calcext:value-type="float">
            <text:p>132.18</text:p>
          </table:table-cell>
          <table:table-cell office:value-type="float" office:value="173.52" calcext:value-type="float">
            <text:p>173.52</text:p>
          </table:table-cell>
        </table:table-row>
        <table:table-row table:style-name="ro1">
          <table:table-cell office:value-type="float" office:value="3631333" calcext:value-type="float">
            <text:p>3631333</text:p>
          </table:table-cell>
          <table:table-cell table:formula="of:=[.A229]/1000/(60*60*24)" office:value-type="time" office:time-value="PT01H00M31.333S" calcext:value-type="time">
            <text:p>01:00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32.74" calcext:value-type="float">
            <text:p>132.74</text:p>
          </table:table-cell>
          <table:table-cell office:value-type="float" office:value="174.23" calcext:value-type="float">
            <text:p>174.23</text:p>
          </table:table-cell>
        </table:table-row>
        <table:table-row table:style-name="ro1">
          <table:table-cell office:value-type="float" office:value="3647333" calcext:value-type="float">
            <text:p>3647333</text:p>
          </table:table-cell>
          <table:table-cell table:formula="of:=[.A230]/1000/(60*60*24)" office:value-type="time" office:time-value="PT01H00M47.333S" calcext:value-type="time">
            <text:p>01:00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33.3" calcext:value-type="float">
            <text:p>133.3</text:p>
          </table:table-cell>
          <table:table-cell office:value-type="float" office:value="174.93" calcext:value-type="float">
            <text:p>174.93</text:p>
          </table:table-cell>
        </table:table-row>
        <table:table-row table:style-name="ro1">
          <table:table-cell office:value-type="float" office:value="3663333" calcext:value-type="float">
            <text:p>3663333</text:p>
          </table:table-cell>
          <table:table-cell table:formula="of:=[.A231]/1000/(60*60*24)" office:value-type="time" office:time-value="PT01H01M03.333S" calcext:value-type="time">
            <text:p>01:01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33.86" calcext:value-type="float">
            <text:p>133.86</text:p>
          </table:table-cell>
          <table:table-cell office:value-type="float" office:value="175.64" calcext:value-type="float">
            <text:p>175.64</text:p>
          </table:table-cell>
        </table:table-row>
        <table:table-row table:style-name="ro1">
          <table:table-cell office:value-type="float" office:value="3679333" calcext:value-type="float">
            <text:p>3679333</text:p>
          </table:table-cell>
          <table:table-cell table:formula="of:=[.A232]/1000/(60*60*24)" office:value-type="time" office:time-value="PT01H01M19.333S" calcext:value-type="time">
            <text:p>01:01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34.42" calcext:value-type="float">
            <text:p>134.42</text:p>
          </table:table-cell>
          <table:table-cell office:value-type="float" office:value="176.34" calcext:value-type="float">
            <text:p>176.34</text:p>
          </table:table-cell>
        </table:table-row>
        <table:table-row table:style-name="ro1">
          <table:table-cell office:value-type="float" office:value="3695333" calcext:value-type="float">
            <text:p>3695333</text:p>
          </table:table-cell>
          <table:table-cell table:formula="of:=[.A233]/1000/(60*60*24)" office:value-type="time" office:time-value="PT01H01M35.333S" calcext:value-type="time">
            <text:p>01:01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34.99" calcext:value-type="float">
            <text:p>134.99</text:p>
          </table:table-cell>
          <table:table-cell office:value-type="float" office:value="177.05" calcext:value-type="float">
            <text:p>177.05</text:p>
          </table:table-cell>
        </table:table-row>
        <table:table-row table:style-name="ro1">
          <table:table-cell office:value-type="float" office:value="3711333" calcext:value-type="float">
            <text:p>3711333</text:p>
          </table:table-cell>
          <table:table-cell table:formula="of:=[.A234]/1000/(60*60*24)" office:value-type="time" office:time-value="PT01H01M51.333S" calcext:value-type="time">
            <text:p>01:01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35.55" calcext:value-type="float">
            <text:p>135.55</text:p>
          </table:table-cell>
          <table:table-cell office:value-type="float" office:value="177.75" calcext:value-type="float">
            <text:p>177.75</text:p>
          </table:table-cell>
        </table:table-row>
        <table:table-row table:style-name="ro1">
          <table:table-cell office:value-type="float" office:value="3727333" calcext:value-type="float">
            <text:p>3727333</text:p>
          </table:table-cell>
          <table:table-cell table:formula="of:=[.A235]/1000/(60*60*24)" office:value-type="time" office:time-value="PT01H02M07.333S" calcext:value-type="time">
            <text:p>01:02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36.11" calcext:value-type="float">
            <text:p>136.11</text:p>
          </table:table-cell>
          <table:table-cell office:value-type="float" office:value="178.46" calcext:value-type="float">
            <text:p>178.46</text:p>
          </table:table-cell>
        </table:table-row>
        <table:table-row table:style-name="ro1">
          <table:table-cell office:value-type="float" office:value="3743333" calcext:value-type="float">
            <text:p>3743333</text:p>
          </table:table-cell>
          <table:table-cell table:formula="of:=[.A236]/1000/(60*60*24)" office:value-type="time" office:time-value="PT01H02M23.333S" calcext:value-type="time">
            <text:p>01:02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36.67" calcext:value-type="float">
            <text:p>136.67</text:p>
          </table:table-cell>
          <table:table-cell office:value-type="float" office:value="179.16" calcext:value-type="float">
            <text:p>179.16</text:p>
          </table:table-cell>
        </table:table-row>
        <table:table-row table:style-name="ro1">
          <table:table-cell office:value-type="float" office:value="3759333" calcext:value-type="float">
            <text:p>3759333</text:p>
          </table:table-cell>
          <table:table-cell table:formula="of:=[.A237]/1000/(60*60*24)" office:value-type="time" office:time-value="PT01H02M39.333S" calcext:value-type="time">
            <text:p>01:02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8" calcext:value-type="float">
            <text:p>158.58</text:p>
          </table:table-cell>
          <table:table-cell office:value-type="float" office:value="137.23" calcext:value-type="float">
            <text:p>137.23</text:p>
          </table:table-cell>
          <table:table-cell office:value-type="float" office:value="179.87" calcext:value-type="float">
            <text:p>179.87</text:p>
          </table:table-cell>
        </table:table-row>
        <table:table-row table:style-name="ro1">
          <table:table-cell office:value-type="float" office:value="3775333" calcext:value-type="float">
            <text:p>3775333</text:p>
          </table:table-cell>
          <table:table-cell table:formula="of:=[.A238]/1000/(60*60*24)" office:value-type="time" office:time-value="PT01H02M55.333S" calcext:value-type="time">
            <text:p>01:02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37.79" calcext:value-type="float">
            <text:p>137.79</text:p>
          </table:table-cell>
          <table:table-cell office:value-type="float" office:value="180.57" calcext:value-type="float">
            <text:p>180.57</text:p>
          </table:table-cell>
        </table:table-row>
        <table:table-row table:style-name="ro1">
          <table:table-cell office:value-type="float" office:value="3791333" calcext:value-type="float">
            <text:p>3791333</text:p>
          </table:table-cell>
          <table:table-cell table:formula="of:=[.A239]/1000/(60*60*24)" office:value-type="time" office:time-value="PT01H03M11.333S" calcext:value-type="time">
            <text:p>01:03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8" calcext:value-type="float">
            <text:p>158.58</text:p>
          </table:table-cell>
          <table:table-cell office:value-type="float" office:value="138.35" calcext:value-type="float">
            <text:p>138.35</text:p>
          </table:table-cell>
          <table:table-cell office:value-type="float" office:value="181.28" calcext:value-type="float">
            <text:p>181.28</text:p>
          </table:table-cell>
        </table:table-row>
        <table:table-row table:style-name="ro1">
          <table:table-cell office:value-type="float" office:value="3807333" calcext:value-type="float">
            <text:p>3807333</text:p>
          </table:table-cell>
          <table:table-cell table:formula="of:=[.A240]/1000/(60*60*24)" office:value-type="time" office:time-value="PT01H03M27.333S" calcext:value-type="time">
            <text:p>01:03:27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138.91" calcext:value-type="float">
            <text:p>138.91</text:p>
          </table:table-cell>
          <table:table-cell office:value-type="float" office:value="181.98" calcext:value-type="float">
            <text:p>181.98</text:p>
          </table:table-cell>
        </table:table-row>
        <table:table-row table:style-name="ro1">
          <table:table-cell office:value-type="float" office:value="3823333" calcext:value-type="float">
            <text:p>3823333</text:p>
          </table:table-cell>
          <table:table-cell table:formula="of:=[.A241]/1000/(60*60*24)" office:value-type="time" office:time-value="PT01H03M43.333S" calcext:value-type="time">
            <text:p>01:03:43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39.47" calcext:value-type="float">
            <text:p>139.47</text:p>
          </table:table-cell>
          <table:table-cell office:value-type="float" office:value="182.68" calcext:value-type="float">
            <text:p>182.68</text:p>
          </table:table-cell>
        </table:table-row>
        <table:table-row table:style-name="ro1">
          <table:table-cell office:value-type="float" office:value="3839333" calcext:value-type="float">
            <text:p>3839333</text:p>
          </table:table-cell>
          <table:table-cell table:formula="of:=[.A242]/1000/(60*60*24)" office:value-type="time" office:time-value="PT01H03M59.333S" calcext:value-type="time">
            <text:p>01:03:59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40.03" calcext:value-type="float">
            <text:p>140.03</text:p>
          </table:table-cell>
          <table:table-cell office:value-type="float" office:value="183.38" calcext:value-type="float">
            <text:p>183.38</text:p>
          </table:table-cell>
        </table:table-row>
        <table:table-row table:style-name="ro1">
          <table:table-cell office:value-type="float" office:value="3855333" calcext:value-type="float">
            <text:p>3855333</text:p>
          </table:table-cell>
          <table:table-cell table:formula="of:=[.A243]/1000/(60*60*24)" office:value-type="time" office:time-value="PT01H04M15.333S" calcext:value-type="time">
            <text:p>01:04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40.59" calcext:value-type="float">
            <text:p>140.59</text:p>
          </table:table-cell>
          <table:table-cell office:value-type="float" office:value="184.09" calcext:value-type="float">
            <text:p>184.09</text:p>
          </table:table-cell>
        </table:table-row>
        <table:table-row table:style-name="ro1">
          <table:table-cell office:value-type="float" office:value="3871333" calcext:value-type="float">
            <text:p>3871333</text:p>
          </table:table-cell>
          <table:table-cell table:formula="of:=[.A244]/1000/(60*60*24)" office:value-type="time" office:time-value="PT01H04M31.333S" calcext:value-type="time">
            <text:p>01:04:31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41.15" calcext:value-type="float">
            <text:p>141.15</text:p>
          </table:table-cell>
          <table:table-cell office:value-type="float" office:value="184.79" calcext:value-type="float">
            <text:p>184.79</text:p>
          </table:table-cell>
        </table:table-row>
        <table:table-row table:style-name="ro1">
          <table:table-cell office:value-type="float" office:value="3887333" calcext:value-type="float">
            <text:p>3887333</text:p>
          </table:table-cell>
          <table:table-cell table:formula="of:=[.A245]/1000/(60*60*24)" office:value-type="time" office:time-value="PT01H04M47.333S" calcext:value-type="time">
            <text:p>01:04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41.71" calcext:value-type="float">
            <text:p>141.71</text:p>
          </table:table-cell>
          <table:table-cell office:value-type="float" office:value="185.49" calcext:value-type="float">
            <text:p>185.49</text:p>
          </table:table-cell>
        </table:table-row>
        <table:table-row table:style-name="ro1">
          <table:table-cell office:value-type="float" office:value="3903333" calcext:value-type="float">
            <text:p>3903333</text:p>
          </table:table-cell>
          <table:table-cell table:formula="of:=[.A246]/1000/(60*60*24)" office:value-type="time" office:time-value="PT01H05M03.333S" calcext:value-type="time">
            <text:p>01:05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42.27" calcext:value-type="float">
            <text:p>142.27</text:p>
          </table:table-cell>
          <table:table-cell office:value-type="float" office:value="186.19" calcext:value-type="float">
            <text:p>186.19</text:p>
          </table:table-cell>
        </table:table-row>
        <table:table-row table:style-name="ro1">
          <table:table-cell office:value-type="float" office:value="3919333" calcext:value-type="float">
            <text:p>3919333</text:p>
          </table:table-cell>
          <table:table-cell table:formula="of:=[.A247]/1000/(60*60*24)" office:value-type="time" office:time-value="PT01H05M19.333S" calcext:value-type="time">
            <text:p>01:05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42.83" calcext:value-type="float">
            <text:p>142.83</text:p>
          </table:table-cell>
          <table:table-cell office:value-type="float" office:value="186.89" calcext:value-type="float">
            <text:p>186.89</text:p>
          </table:table-cell>
        </table:table-row>
        <table:table-row table:style-name="ro1">
          <table:table-cell office:value-type="float" office:value="3935333" calcext:value-type="float">
            <text:p>3935333</text:p>
          </table:table-cell>
          <table:table-cell table:formula="of:=[.A248]/1000/(60*60*24)" office:value-type="time" office:time-value="PT01H05M35.333S" calcext:value-type="time">
            <text:p>01:05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43.39" calcext:value-type="float">
            <text:p>143.39</text:p>
          </table:table-cell>
          <table:table-cell office:value-type="float" office:value="187.59" calcext:value-type="float">
            <text:p>187.59</text:p>
          </table:table-cell>
        </table:table-row>
        <table:table-row table:style-name="ro1">
          <table:table-cell office:value-type="float" office:value="3951333" calcext:value-type="float">
            <text:p>3951333</text:p>
          </table:table-cell>
          <table:table-cell table:formula="of:=[.A249]/1000/(60*60*24)" office:value-type="time" office:time-value="PT01H05M51.333S" calcext:value-type="time">
            <text:p>01:05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43.95" calcext:value-type="float">
            <text:p>143.95</text:p>
          </table:table-cell>
          <table:table-cell office:value-type="float" office:value="188.29" calcext:value-type="float">
            <text:p>188.29</text:p>
          </table:table-cell>
        </table:table-row>
        <table:table-row table:style-name="ro1">
          <table:table-cell office:value-type="float" office:value="3967333" calcext:value-type="float">
            <text:p>3967333</text:p>
          </table:table-cell>
          <table:table-cell table:formula="of:=[.A250]/1000/(60*60*24)" office:value-type="time" office:time-value="PT01H06M07.333S" calcext:value-type="time">
            <text:p>01:06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4.51" calcext:value-type="float">
            <text:p>144.51</text:p>
          </table:table-cell>
          <table:table-cell office:value-type="float" office:value="188.99" calcext:value-type="float">
            <text:p>188.99</text:p>
          </table:table-cell>
        </table:table-row>
        <table:table-row table:style-name="ro1">
          <table:table-cell office:value-type="float" office:value="3983333" calcext:value-type="float">
            <text:p>3983333</text:p>
          </table:table-cell>
          <table:table-cell table:formula="of:=[.A251]/1000/(60*60*24)" office:value-type="time" office:time-value="PT01H06M23.333S" calcext:value-type="time">
            <text:p>01:06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5.07" calcext:value-type="float">
            <text:p>145.07</text:p>
          </table:table-cell>
          <table:table-cell office:value-type="float" office:value="189.69" calcext:value-type="float">
            <text:p>189.69</text:p>
          </table:table-cell>
        </table:table-row>
        <table:table-row table:style-name="ro1">
          <table:table-cell office:value-type="float" office:value="3999333" calcext:value-type="float">
            <text:p>3999333</text:p>
          </table:table-cell>
          <table:table-cell table:formula="of:=[.A252]/1000/(60*60*24)" office:value-type="time" office:time-value="PT01H06M39.333S" calcext:value-type="time">
            <text:p>01:06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45.62" calcext:value-type="float">
            <text:p>145.62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4015333" calcext:value-type="float">
            <text:p>4015333</text:p>
          </table:table-cell>
          <table:table-cell table:formula="of:=[.A253]/1000/(60*60*24)" office:value-type="time" office:time-value="PT01H06M55.333S" calcext:value-type="time">
            <text:p>01:06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6.18" calcext:value-type="float">
            <text:p>146.18</text:p>
          </table:table-cell>
          <table:table-cell office:value-type="float" office:value="191.09" calcext:value-type="float">
            <text:p>191.09</text:p>
          </table:table-cell>
        </table:table-row>
        <table:table-row table:style-name="ro1">
          <table:table-cell office:value-type="float" office:value="4031333" calcext:value-type="float">
            <text:p>4031333</text:p>
          </table:table-cell>
          <table:table-cell table:formula="of:=[.A254]/1000/(60*60*24)" office:value-type="time" office:time-value="PT01H07M11.333S" calcext:value-type="time">
            <text:p>01:07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6.74" calcext:value-type="float">
            <text:p>146.74</text:p>
          </table:table-cell>
          <table:table-cell office:value-type="float" office:value="191.79" calcext:value-type="float">
            <text:p>191.79</text:p>
          </table:table-cell>
        </table:table-row>
        <table:table-row table:style-name="ro1">
          <table:table-cell office:value-type="float" office:value="4047332" calcext:value-type="float">
            <text:p>4047332</text:p>
          </table:table-cell>
          <table:table-cell table:formula="of:=[.A255]/1000/(60*60*24)" office:value-type="time" office:time-value="PT01H07M27.332S" calcext:value-type="time">
            <text:p>01:07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7.3" calcext:value-type="float">
            <text:p>147.3</text:p>
          </table:table-cell>
          <table:table-cell office:value-type="float" office:value="192.49" calcext:value-type="float">
            <text:p>192.49</text:p>
          </table:table-cell>
        </table:table-row>
        <table:table-row table:style-name="ro1">
          <table:table-cell office:value-type="float" office:value="4063333" calcext:value-type="float">
            <text:p>4063333</text:p>
          </table:table-cell>
          <table:table-cell table:formula="of:=[.A256]/1000/(60*60*24)" office:value-type="time" office:time-value="PT01H07M43.333S" calcext:value-type="time">
            <text:p>01:07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7.86" calcext:value-type="float">
            <text:p>147.86</text:p>
          </table:table-cell>
          <table:table-cell office:value-type="float" office:value="193.19" calcext:value-type="float">
            <text:p>193.19</text:p>
          </table:table-cell>
        </table:table-row>
        <table:table-row table:style-name="ro1">
          <table:table-cell office:value-type="float" office:value="4079333" calcext:value-type="float">
            <text:p>4079333</text:p>
          </table:table-cell>
          <table:table-cell table:formula="of:=[.A257]/1000/(60*60*24)" office:value-type="time" office:time-value="PT01H07M59.333S" calcext:value-type="time">
            <text:p>01:07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48.42" calcext:value-type="float">
            <text:p>148.42</text:p>
          </table:table-cell>
          <table:table-cell office:value-type="float" office:value="193.89" calcext:value-type="float">
            <text:p>193.89</text:p>
          </table:table-cell>
        </table:table-row>
        <table:table-row table:style-name="ro1">
          <table:table-cell office:value-type="float" office:value="4095333" calcext:value-type="float">
            <text:p>4095333</text:p>
          </table:table-cell>
          <table:table-cell table:formula="of:=[.A258]/1000/(60*60*24)" office:value-type="time" office:time-value="PT01H08M15.333S" calcext:value-type="time">
            <text:p>01:08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48.98" calcext:value-type="float">
            <text:p>148.98</text:p>
          </table:table-cell>
          <table:table-cell office:value-type="float" office:value="194.59" calcext:value-type="float">
            <text:p>194.59</text:p>
          </table:table-cell>
        </table:table-row>
        <table:table-row table:style-name="ro1">
          <table:table-cell office:value-type="float" office:value="4111333" calcext:value-type="float">
            <text:p>4111333</text:p>
          </table:table-cell>
          <table:table-cell table:formula="of:=[.A259]/1000/(60*60*24)" office:value-type="time" office:time-value="PT01H08M31.333S" calcext:value-type="time">
            <text:p>01:08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49.53" calcext:value-type="float">
            <text:p>149.53</text:p>
          </table:table-cell>
          <table:table-cell office:value-type="float" office:value="195.29" calcext:value-type="float">
            <text:p>195.29</text:p>
          </table:table-cell>
        </table:table-row>
        <table:table-row table:style-name="ro1">
          <table:table-cell office:value-type="float" office:value="4127333" calcext:value-type="float">
            <text:p>4127333</text:p>
          </table:table-cell>
          <table:table-cell table:formula="of:=[.A260]/1000/(60*60*24)" office:value-type="time" office:time-value="PT01H08M47.333S" calcext:value-type="time">
            <text:p>01:08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7.2" calcext:value-type="float">
            <text:p>157.2</text:p>
          </table:table-cell>
          <table:table-cell office:value-type="float" office:value="150.09" calcext:value-type="float">
            <text:p>150.09</text:p>
          </table:table-cell>
          <table:table-cell office:value-type="float" office:value="195.99" calcext:value-type="float">
            <text:p>195.99</text:p>
          </table:table-cell>
        </table:table-row>
        <table:table-row table:style-name="ro1">
          <table:table-cell office:value-type="float" office:value="4143333" calcext:value-type="float">
            <text:p>4143333</text:p>
          </table:table-cell>
          <table:table-cell table:formula="of:=[.A261]/1000/(60*60*24)" office:value-type="time" office:time-value="PT01H09M03.333S" calcext:value-type="time">
            <text:p>01:09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0.65" calcext:value-type="float">
            <text:p>150.65</text:p>
          </table:table-cell>
          <table:table-cell office:value-type="float" office:value="196.68" calcext:value-type="float">
            <text:p>196.68</text:p>
          </table:table-cell>
        </table:table-row>
        <table:table-row table:style-name="ro1">
          <table:table-cell office:value-type="float" office:value="4159333" calcext:value-type="float">
            <text:p>4159333</text:p>
          </table:table-cell>
          <table:table-cell table:formula="of:=[.A262]/1000/(60*60*24)" office:value-type="time" office:time-value="PT01H09M19.333S" calcext:value-type="time">
            <text:p>01:09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1.21" calcext:value-type="float">
            <text:p>151.21</text:p>
          </table:table-cell>
          <table:table-cell office:value-type="float" office:value="197.38" calcext:value-type="float">
            <text:p>197.38</text:p>
          </table:table-cell>
        </table:table-row>
        <table:table-row table:style-name="ro1">
          <table:table-cell office:value-type="float" office:value="4175333" calcext:value-type="float">
            <text:p>4175333</text:p>
          </table:table-cell>
          <table:table-cell table:formula="of:=[.A263]/1000/(60*60*24)" office:value-type="time" office:time-value="PT01H09M35.333S" calcext:value-type="time">
            <text:p>01:09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1.77" calcext:value-type="float">
            <text:p>151.77</text:p>
          </table:table-cell>
          <table:table-cell office:value-type="float" office:value="198.08" calcext:value-type="float">
            <text:p>198.08</text:p>
          </table:table-cell>
        </table:table-row>
        <table:table-row table:style-name="ro1">
          <table:table-cell office:value-type="float" office:value="4191333" calcext:value-type="float">
            <text:p>4191333</text:p>
          </table:table-cell>
          <table:table-cell table:formula="of:=[.A264]/1000/(60*60*24)" office:value-type="time" office:time-value="PT01H09M51.333S" calcext:value-type="time">
            <text:p>01:09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2.32" calcext:value-type="float">
            <text:p>152.32</text:p>
          </table:table-cell>
          <table:table-cell office:value-type="float" office:value="198.77" calcext:value-type="float">
            <text:p>198.77</text:p>
          </table:table-cell>
        </table:table-row>
        <table:table-row table:style-name="ro1">
          <table:table-cell office:value-type="float" office:value="4207333" calcext:value-type="float">
            <text:p>4207333</text:p>
          </table:table-cell>
          <table:table-cell table:formula="of:=[.A265]/1000/(60*60*24)" office:value-type="time" office:time-value="PT01H10M07.333S" calcext:value-type="time">
            <text:p>01:10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52.88" calcext:value-type="float">
            <text:p>152.88</text:p>
          </table:table-cell>
          <table:table-cell office:value-type="float" office:value="199.47" calcext:value-type="float">
            <text:p>199.47</text:p>
          </table:table-cell>
        </table:table-row>
        <table:table-row table:style-name="ro1">
          <table:table-cell office:value-type="float" office:value="4223332" calcext:value-type="float">
            <text:p>4223332</text:p>
          </table:table-cell>
          <table:table-cell table:formula="of:=[.A266]/1000/(60*60*24)" office:value-type="time" office:time-value="PT01H10M23.332S" calcext:value-type="time">
            <text:p>01:10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53.44" calcext:value-type="float">
            <text:p>153.44</text:p>
          </table:table-cell>
          <table:table-cell office:value-type="float" office:value="200.16" calcext:value-type="float">
            <text:p>200.16</text:p>
          </table:table-cell>
        </table:table-row>
        <table:table-row table:style-name="ro1">
          <table:table-cell office:value-type="float" office:value="4239333" calcext:value-type="float">
            <text:p>4239333</text:p>
          </table:table-cell>
          <table:table-cell table:formula="of:=[.A267]/1000/(60*60*24)" office:value-type="time" office:time-value="PT01H10M39.333S" calcext:value-type="time">
            <text:p>01:10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54" calcext:value-type="float">
            <text:p>154</text:p>
          </table:table-cell>
          <table:table-cell office:value-type="float" office:value="200.86" calcext:value-type="float">
            <text:p>200.86</text:p>
          </table:table-cell>
        </table:table-row>
        <table:table-row table:style-name="ro1">
          <table:table-cell office:value-type="float" office:value="4255333" calcext:value-type="float">
            <text:p>4255333</text:p>
          </table:table-cell>
          <table:table-cell table:formula="of:=[.A268]/1000/(60*60*24)" office:value-type="time" office:time-value="PT01H10M55.333S" calcext:value-type="time">
            <text:p>01:10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54.55" calcext:value-type="float">
            <text:p>154.55</text:p>
          </table:table-cell>
          <table:table-cell office:value-type="float" office:value="201.56" calcext:value-type="float">
            <text:p>201.56</text:p>
          </table:table-cell>
        </table:table-row>
        <table:table-row table:style-name="ro1">
          <table:table-cell office:value-type="float" office:value="4271333" calcext:value-type="float">
            <text:p>4271333</text:p>
          </table:table-cell>
          <table:table-cell table:formula="of:=[.A269]/1000/(60*60*24)" office:value-type="time" office:time-value="PT01H11M11.333S" calcext:value-type="time">
            <text:p>01:11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55.11" calcext:value-type="float">
            <text:p>155.11</text:p>
          </table:table-cell>
          <table:table-cell office:value-type="float" office:value="202.25" calcext:value-type="float">
            <text:p>202.25</text:p>
          </table:table-cell>
        </table:table-row>
        <table:table-row table:style-name="ro1">
          <table:table-cell office:value-type="float" office:value="4287333" calcext:value-type="float">
            <text:p>4287333</text:p>
          </table:table-cell>
          <table:table-cell table:formula="of:=[.A270]/1000/(60*60*24)" office:value-type="time" office:time-value="PT01H11M27.333S" calcext:value-type="time">
            <text:p>01:11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55.67" calcext:value-type="float">
            <text:p>155.67</text:p>
          </table:table-cell>
          <table:table-cell office:value-type="float" office:value="202.95" calcext:value-type="float">
            <text:p>202.95</text:p>
          </table:table-cell>
        </table:table-row>
        <table:table-row table:style-name="ro1">
          <table:table-cell office:value-type="float" office:value="4303333" calcext:value-type="float">
            <text:p>4303333</text:p>
          </table:table-cell>
          <table:table-cell table:formula="of:=[.A271]/1000/(60*60*24)" office:value-type="time" office:time-value="PT01H11M43.333S" calcext:value-type="time">
            <text:p>01:11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56.22" calcext:value-type="float">
            <text:p>156.22</text:p>
          </table:table-cell>
          <table:table-cell office:value-type="float" office:value="203.64" calcext:value-type="float">
            <text:p>203.64</text:p>
          </table:table-cell>
        </table:table-row>
        <table:table-row table:style-name="ro1">
          <table:table-cell office:value-type="float" office:value="4319333" calcext:value-type="float">
            <text:p>4319333</text:p>
          </table:table-cell>
          <table:table-cell table:formula="of:=[.A272]/1000/(60*60*24)" office:value-type="time" office:time-value="PT01H11M59.333S" calcext:value-type="time">
            <text:p>01:1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56.78" calcext:value-type="float">
            <text:p>156.78</text:p>
          </table:table-cell>
          <table:table-cell office:value-type="float" office:value="204.34" calcext:value-type="float">
            <text:p>204.34</text:p>
          </table:table-cell>
        </table:table-row>
        <table:table-row table:style-name="ro1">
          <table:table-cell office:value-type="float" office:value="4335333" calcext:value-type="float">
            <text:p>4335333</text:p>
          </table:table-cell>
          <table:table-cell table:formula="of:=[.A273]/1000/(60*60*24)" office:value-type="time" office:time-value="PT01H12M15.333S" calcext:value-type="time">
            <text:p>01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57.34" calcext:value-type="float">
            <text:p>157.34</text:p>
          </table:table-cell>
          <table:table-cell office:value-type="float" office:value="205.03" calcext:value-type="float">
            <text:p>205.03</text:p>
          </table:table-cell>
        </table:table-row>
        <table:table-row table:style-name="ro1">
          <table:table-cell office:value-type="float" office:value="4351333" calcext:value-type="float">
            <text:p>4351333</text:p>
          </table:table-cell>
          <table:table-cell table:formula="of:=[.A274]/1000/(60*60*24)" office:value-type="time" office:time-value="PT01H12M31.333S" calcext:value-type="time">
            <text:p>01:12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57.89" calcext:value-type="float">
            <text:p>157.89</text:p>
          </table:table-cell>
          <table:table-cell office:value-type="float" office:value="205.73" calcext:value-type="float">
            <text:p>205.73</text:p>
          </table:table-cell>
        </table:table-row>
        <table:table-row table:style-name="ro1">
          <table:table-cell office:value-type="float" office:value="4367333" calcext:value-type="float">
            <text:p>4367333</text:p>
          </table:table-cell>
          <table:table-cell table:formula="of:=[.A275]/1000/(60*60*24)" office:value-type="time" office:time-value="PT01H12M47.333S" calcext:value-type="time">
            <text:p>01:12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58.45" calcext:value-type="float">
            <text:p>158.45</text:p>
          </table:table-cell>
          <table:table-cell office:value-type="float" office:value="206.42" calcext:value-type="float">
            <text:p>206.42</text:p>
          </table:table-cell>
        </table:table-row>
        <table:table-row table:style-name="ro1">
          <table:table-cell office:value-type="float" office:value="4383333" calcext:value-type="float">
            <text:p>4383333</text:p>
          </table:table-cell>
          <table:table-cell table:formula="of:=[.A276]/1000/(60*60*24)" office:value-type="time" office:time-value="PT01H13M03.333S" calcext:value-type="time">
            <text:p>01:1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59.01" calcext:value-type="float">
            <text:p>159.01</text:p>
          </table:table-cell>
          <table:table-cell office:value-type="float" office:value="207.11" calcext:value-type="float">
            <text:p>207.11</text:p>
          </table:table-cell>
        </table:table-row>
        <table:table-row table:style-name="ro1">
          <table:table-cell office:value-type="float" office:value="4399333" calcext:value-type="float">
            <text:p>4399333</text:p>
          </table:table-cell>
          <table:table-cell table:formula="of:=[.A277]/1000/(60*60*24)" office:value-type="time" office:time-value="PT01H13M19.333S" calcext:value-type="time">
            <text:p>01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59.56" calcext:value-type="float">
            <text:p>159.56</text:p>
          </table:table-cell>
          <table:table-cell office:value-type="float" office:value="207.81" calcext:value-type="float">
            <text:p>207.81</text:p>
          </table:table-cell>
        </table:table-row>
        <table:table-row table:style-name="ro1">
          <table:table-cell office:value-type="float" office:value="4415333" calcext:value-type="float">
            <text:p>4415333</text:p>
          </table:table-cell>
          <table:table-cell table:formula="of:=[.A278]/1000/(60*60*24)" office:value-type="time" office:time-value="PT01H13M35.333S" calcext:value-type="time">
            <text:p>01:1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60.12" calcext:value-type="float">
            <text:p>160.12</text:p>
          </table:table-cell>
          <table:table-cell office:value-type="float" office:value="208.5" calcext:value-type="float">
            <text:p>208.5</text:p>
          </table:table-cell>
        </table:table-row>
        <table:table-row table:style-name="ro1">
          <table:table-cell office:value-type="float" office:value="4431333" calcext:value-type="float">
            <text:p>4431333</text:p>
          </table:table-cell>
          <table:table-cell table:formula="of:=[.A279]/1000/(60*60*24)" office:value-type="time" office:time-value="PT01H13M51.333S" calcext:value-type="time">
            <text:p>01:1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60.68" calcext:value-type="float">
            <text:p>160.68</text:p>
          </table:table-cell>
          <table:table-cell office:value-type="float" office:value="209.19" calcext:value-type="float">
            <text:p>209.19</text:p>
          </table:table-cell>
        </table:table-row>
        <table:table-row table:style-name="ro1">
          <table:table-cell office:value-type="float" office:value="4447333" calcext:value-type="float">
            <text:p>4447333</text:p>
          </table:table-cell>
          <table:table-cell table:formula="of:=[.A280]/1000/(60*60*24)" office:value-type="time" office:time-value="PT01H14M07.333S" calcext:value-type="time">
            <text:p>01:14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1" calcext:value-type="float">
            <text:p>125.1</text:p>
          </table:table-cell>
          <table:table-cell office:value-type="float" office:value="156.19" calcext:value-type="float">
            <text:p>156.19</text:p>
          </table:table-cell>
          <table:table-cell office:value-type="float" office:value="161.23" calcext:value-type="float">
            <text:p>161.23</text:p>
          </table:table-cell>
          <table:table-cell office:value-type="float" office:value="209.88" calcext:value-type="float">
            <text:p>209.88</text:p>
          </table:table-cell>
        </table:table-row>
        <table:table-row table:style-name="ro1">
          <table:table-cell office:value-type="float" office:value="4463333" calcext:value-type="float">
            <text:p>4463333</text:p>
          </table:table-cell>
          <table:table-cell table:formula="of:=[.A281]/1000/(60*60*24)" office:value-type="time" office:time-value="PT01H14M23.333S" calcext:value-type="time">
            <text:p>01:1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61.79" calcext:value-type="float">
            <text:p>161.79</text:p>
          </table:table-cell>
          <table:table-cell office:value-type="float" office:value="210.58" calcext:value-type="float">
            <text:p>210.58</text:p>
          </table:table-cell>
        </table:table-row>
        <table:table-row table:style-name="ro1">
          <table:table-cell office:value-type="float" office:value="4479333" calcext:value-type="float">
            <text:p>4479333</text:p>
          </table:table-cell>
          <table:table-cell table:formula="of:=[.A282]/1000/(60*60*24)" office:value-type="time" office:time-value="PT01H14M39.333S" calcext:value-type="time">
            <text:p>01:14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62.34" calcext:value-type="float">
            <text:p>162.34</text:p>
          </table:table-cell>
          <table:table-cell office:value-type="float" office:value="211.27" calcext:value-type="float">
            <text:p>211.27</text:p>
          </table:table-cell>
        </table:table-row>
        <table:table-row table:style-name="ro1">
          <table:table-cell office:value-type="float" office:value="4495333" calcext:value-type="float">
            <text:p>4495333</text:p>
          </table:table-cell>
          <table:table-cell table:formula="of:=[.A283]/1000/(60*60*24)" office:value-type="time" office:time-value="PT01H14M55.333S" calcext:value-type="time">
            <text:p>01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62.9" calcext:value-type="float">
            <text:p>162.9</text:p>
          </table:table-cell>
          <table:table-cell office:value-type="float" office:value="211.96" calcext:value-type="float">
            <text:p>211.96</text:p>
          </table:table-cell>
        </table:table-row>
        <table:table-row table:style-name="ro1">
          <table:table-cell office:value-type="float" office:value="4511333" calcext:value-type="float">
            <text:p>4511333</text:p>
          </table:table-cell>
          <table:table-cell table:formula="of:=[.A284]/1000/(60*60*24)" office:value-type="time" office:time-value="PT01H15M11.333S" calcext:value-type="time">
            <text:p>01:1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63.46" calcext:value-type="float">
            <text:p>163.46</text:p>
          </table:table-cell>
          <table:table-cell office:value-type="float" office:value="212.65" calcext:value-type="float">
            <text:p>212.65</text:p>
          </table:table-cell>
        </table:table-row>
        <table:table-row table:style-name="ro1">
          <table:table-cell office:value-type="float" office:value="4527333" calcext:value-type="float">
            <text:p>4527333</text:p>
          </table:table-cell>
          <table:table-cell table:formula="of:=[.A285]/1000/(60*60*24)" office:value-type="time" office:time-value="PT01H15M27.333S" calcext:value-type="time">
            <text:p>01:1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64.01" calcext:value-type="float">
            <text:p>164.01</text:p>
          </table:table-cell>
          <table:table-cell office:value-type="float" office:value="213.34" calcext:value-type="float">
            <text:p>213.34</text:p>
          </table:table-cell>
        </table:table-row>
        <table:table-row table:style-name="ro1">
          <table:table-cell office:value-type="float" office:value="4543333" calcext:value-type="float">
            <text:p>4543333</text:p>
          </table:table-cell>
          <table:table-cell table:formula="of:=[.A286]/1000/(60*60*24)" office:value-type="time" office:time-value="PT01H15M43.333S" calcext:value-type="time">
            <text:p>01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64.57" calcext:value-type="float">
            <text:p>164.57</text:p>
          </table:table-cell>
          <table:table-cell office:value-type="float" office:value="214.04" calcext:value-type="float">
            <text:p>214.04</text:p>
          </table:table-cell>
        </table:table-row>
        <table:table-row table:style-name="ro1">
          <table:table-cell office:value-type="float" office:value="4559333" calcext:value-type="float">
            <text:p>4559333</text:p>
          </table:table-cell>
          <table:table-cell table:formula="of:=[.A287]/1000/(60*60*24)" office:value-type="time" office:time-value="PT01H15M59.333S" calcext:value-type="time">
            <text:p>01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65.12" calcext:value-type="float">
            <text:p>165.12</text:p>
          </table:table-cell>
          <table:table-cell office:value-type="float" office:value="214.73" calcext:value-type="float">
            <text:p>214.73</text:p>
          </table:table-cell>
        </table:table-row>
        <table:table-row table:style-name="ro1">
          <table:table-cell office:value-type="float" office:value="4575333" calcext:value-type="float">
            <text:p>4575333</text:p>
          </table:table-cell>
          <table:table-cell table:formula="of:=[.A288]/1000/(60*60*24)" office:value-type="time" office:time-value="PT01H16M15.333S" calcext:value-type="time">
            <text:p>01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65.68" calcext:value-type="float">
            <text:p>165.68</text:p>
          </table:table-cell>
          <table:table-cell office:value-type="float" office:value="215.42" calcext:value-type="float">
            <text:p>215.42</text:p>
          </table:table-cell>
        </table:table-row>
        <table:table-row table:style-name="ro1">
          <table:table-cell office:value-type="float" office:value="4591333" calcext:value-type="float">
            <text:p>4591333</text:p>
          </table:table-cell>
          <table:table-cell table:formula="of:=[.A289]/1000/(60*60*24)" office:value-type="time" office:time-value="PT01H16M31.333S" calcext:value-type="time">
            <text:p>01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66.23" calcext:value-type="float">
            <text:p>166.23</text:p>
          </table:table-cell>
          <table:table-cell office:value-type="float" office:value="216.11" calcext:value-type="float">
            <text:p>216.11</text:p>
          </table:table-cell>
        </table:table-row>
        <table:table-row table:style-name="ro1">
          <table:table-cell office:value-type="float" office:value="4607333" calcext:value-type="float">
            <text:p>4607333</text:p>
          </table:table-cell>
          <table:table-cell table:formula="of:=[.A290]/1000/(60*60*24)" office:value-type="time" office:time-value="PT01H16M47.333S" calcext:value-type="time">
            <text:p>01:16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66.79" calcext:value-type="float">
            <text:p>166.79</text:p>
          </table:table-cell>
          <table:table-cell office:value-type="float" office:value="216.8" calcext:value-type="float">
            <text:p>216.8</text:p>
          </table:table-cell>
        </table:table-row>
        <table:table-row table:style-name="ro1">
          <table:table-cell office:value-type="float" office:value="4623333" calcext:value-type="float">
            <text:p>4623333</text:p>
          </table:table-cell>
          <table:table-cell table:formula="of:=[.A291]/1000/(60*60*24)" office:value-type="time" office:time-value="PT01H17M03.333S" calcext:value-type="time">
            <text:p>01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67.35" calcext:value-type="float">
            <text:p>167.35</text:p>
          </table:table-cell>
          <table:table-cell office:value-type="float" office:value="217.49" calcext:value-type="float">
            <text:p>217.49</text:p>
          </table:table-cell>
        </table:table-row>
        <table:table-row table:style-name="ro1">
          <table:table-cell office:value-type="float" office:value="4639333" calcext:value-type="float">
            <text:p>4639333</text:p>
          </table:table-cell>
          <table:table-cell table:formula="of:=[.A292]/1000/(60*60*24)" office:value-type="time" office:time-value="PT01H17M19.333S" calcext:value-type="time">
            <text:p>01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67.9" calcext:value-type="float">
            <text:p>167.9</text:p>
          </table:table-cell>
          <table:table-cell office:value-type="float" office:value="218.18" calcext:value-type="float">
            <text:p>218.18</text:p>
          </table:table-cell>
        </table:table-row>
        <table:table-row table:style-name="ro1">
          <table:table-cell office:value-type="float" office:value="4655333" calcext:value-type="float">
            <text:p>4655333</text:p>
          </table:table-cell>
          <table:table-cell table:formula="of:=[.A293]/1000/(60*60*24)" office:value-type="time" office:time-value="PT01H17M35.333S" calcext:value-type="time">
            <text:p>01:1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68.46" calcext:value-type="float">
            <text:p>168.46</text:p>
          </table:table-cell>
          <table:table-cell office:value-type="float" office:value="218.87" calcext:value-type="float">
            <text:p>218.87</text:p>
          </table:table-cell>
        </table:table-row>
        <table:table-row table:style-name="ro1">
          <table:table-cell office:value-type="float" office:value="4671333" calcext:value-type="float">
            <text:p>4671333</text:p>
          </table:table-cell>
          <table:table-cell table:formula="of:=[.A294]/1000/(60*60*24)" office:value-type="time" office:time-value="PT01H17M51.333S" calcext:value-type="time">
            <text:p>01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69.01" calcext:value-type="float">
            <text:p>169.01</text:p>
          </table:table-cell>
          <table:table-cell office:value-type="float" office:value="219.56" calcext:value-type="float">
            <text:p>219.56</text:p>
          </table:table-cell>
        </table:table-row>
        <table:table-row table:style-name="ro1">
          <table:table-cell office:value-type="float" office:value="4687333" calcext:value-type="float">
            <text:p>4687333</text:p>
          </table:table-cell>
          <table:table-cell table:formula="of:=[.A295]/1000/(60*60*24)" office:value-type="time" office:time-value="PT01H18M07.333S" calcext:value-type="time">
            <text:p>01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9.57" calcext:value-type="float">
            <text:p>169.57</text:p>
          </table:table-cell>
          <table:table-cell office:value-type="float" office:value="220.25" calcext:value-type="float">
            <text:p>220.25</text:p>
          </table:table-cell>
        </table:table-row>
        <table:table-row table:style-name="ro1">
          <table:table-cell office:value-type="float" office:value="4703333" calcext:value-type="float">
            <text:p>4703333</text:p>
          </table:table-cell>
          <table:table-cell table:formula="of:=[.A296]/1000/(60*60*24)" office:value-type="time" office:time-value="PT01H18M23.333S" calcext:value-type="time">
            <text:p>01:1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70.12" calcext:value-type="float">
            <text:p>170.12</text:p>
          </table:table-cell>
          <table:table-cell office:value-type="float" office:value="220.94" calcext:value-type="float">
            <text:p>220.94</text:p>
          </table:table-cell>
        </table:table-row>
        <table:table-row table:style-name="ro1">
          <table:table-cell office:value-type="float" office:value="4719333" calcext:value-type="float">
            <text:p>4719333</text:p>
          </table:table-cell>
          <table:table-cell table:formula="of:=[.A297]/1000/(60*60*24)" office:value-type="time" office:time-value="PT01H18M39.333S" calcext:value-type="time">
            <text:p>01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70.67" calcext:value-type="float">
            <text:p>170.67</text:p>
          </table:table-cell>
          <table:table-cell office:value-type="float" office:value="221.63" calcext:value-type="float">
            <text:p>221.63</text:p>
          </table:table-cell>
        </table:table-row>
        <table:table-row table:style-name="ro1">
          <table:table-cell office:value-type="float" office:value="4735333" calcext:value-type="float">
            <text:p>4735333</text:p>
          </table:table-cell>
          <table:table-cell table:formula="of:=[.A298]/1000/(60*60*24)" office:value-type="time" office:time-value="PT01H18M55.333S" calcext:value-type="time">
            <text:p>01:1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71.23" calcext:value-type="float">
            <text:p>171.23</text:p>
          </table:table-cell>
          <table:table-cell office:value-type="float" office:value="222.32" calcext:value-type="float">
            <text:p>222.32</text:p>
          </table:table-cell>
        </table:table-row>
        <table:table-row table:style-name="ro1">
          <table:table-cell office:value-type="float" office:value="4751333" calcext:value-type="float">
            <text:p>4751333</text:p>
          </table:table-cell>
          <table:table-cell table:formula="of:=[.A299]/1000/(60*60*24)" office:value-type="time" office:time-value="PT01H19M11.333S" calcext:value-type="time">
            <text:p>01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71.78" calcext:value-type="float">
            <text:p>171.7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767333" calcext:value-type="float">
            <text:p>4767333</text:p>
          </table:table-cell>
          <table:table-cell table:formula="of:=[.A300]/1000/(60*60*24)" office:value-type="time" office:time-value="PT01H19M27.333S" calcext:value-type="time">
            <text:p>01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72.34" calcext:value-type="float">
            <text:p>172.34</text:p>
          </table:table-cell>
          <table:table-cell office:value-type="float" office:value="223.69" calcext:value-type="float">
            <text:p>223.69</text:p>
          </table:table-cell>
        </table:table-row>
        <table:table-row table:style-name="ro1">
          <table:table-cell office:value-type="float" office:value="4783333" calcext:value-type="float">
            <text:p>4783333</text:p>
          </table:table-cell>
          <table:table-cell table:formula="of:=[.A301]/1000/(60*60*24)" office:value-type="time" office:time-value="PT01H19M43.333S" calcext:value-type="time">
            <text:p>01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2.89" calcext:value-type="float">
            <text:p>172.89</text:p>
          </table:table-cell>
          <table:table-cell office:value-type="float" office:value="224.38" calcext:value-type="float">
            <text:p>224.38</text:p>
          </table:table-cell>
        </table:table-row>
        <table:table-row table:style-name="ro1">
          <table:table-cell office:value-type="float" office:value="4799333" calcext:value-type="float">
            <text:p>4799333</text:p>
          </table:table-cell>
          <table:table-cell table:formula="of:=[.A302]/1000/(60*60*24)" office:value-type="time" office:time-value="PT01H19M59.333S" calcext:value-type="time">
            <text:p>01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73.45" calcext:value-type="float">
            <text:p>173.45</text:p>
          </table:table-cell>
          <table:table-cell office:value-type="float" office:value="225.07" calcext:value-type="float">
            <text:p>225.07</text:p>
          </table:table-cell>
        </table:table-row>
        <table:table-row table:style-name="ro1">
          <table:table-cell office:value-type="float" office:value="4815333" calcext:value-type="float">
            <text:p>4815333</text:p>
          </table:table-cell>
          <table:table-cell table:formula="of:=[.A303]/1000/(60*60*24)" office:value-type="time" office:time-value="PT01H20M15.333S" calcext:value-type="time">
            <text:p>01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4" calcext:value-type="float">
            <text:p>174</text:p>
          </table:table-cell>
          <table:table-cell office:value-type="float" office:value="225.76" calcext:value-type="float">
            <text:p>225.76</text:p>
          </table:table-cell>
        </table:table-row>
        <table:table-row table:style-name="ro1">
          <table:table-cell office:value-type="float" office:value="4831333" calcext:value-type="float">
            <text:p>4831333</text:p>
          </table:table-cell>
          <table:table-cell table:formula="of:=[.A304]/1000/(60*60*24)" office:value-type="time" office:time-value="PT01H20M31.333S" calcext:value-type="time">
            <text:p>01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4.56" calcext:value-type="float">
            <text:p>174.56</text:p>
          </table:table-cell>
          <table:table-cell office:value-type="float" office:value="226.44" calcext:value-type="float">
            <text:p>226.44</text:p>
          </table:table-cell>
        </table:table-row>
        <table:table-row table:style-name="ro1">
          <table:table-cell office:value-type="float" office:value="4847333" calcext:value-type="float">
            <text:p>4847333</text:p>
          </table:table-cell>
          <table:table-cell table:formula="of:=[.A305]/1000/(60*60*24)" office:value-type="time" office:time-value="PT01H20M47.333S" calcext:value-type="time">
            <text:p>01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5.11" calcext:value-type="float">
            <text:p>175.11</text:p>
          </table:table-cell>
          <table:table-cell office:value-type="float" office:value="227.13" calcext:value-type="float">
            <text:p>227.13</text:p>
          </table:table-cell>
        </table:table-row>
        <table:table-row table:style-name="ro1">
          <table:table-cell office:value-type="float" office:value="4863333" calcext:value-type="float">
            <text:p>4863333</text:p>
          </table:table-cell>
          <table:table-cell table:formula="of:=[.A306]/1000/(60*60*24)" office:value-type="time" office:time-value="PT01H21M03.333S" calcext:value-type="time">
            <text:p>01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5.66" calcext:value-type="float">
            <text:p>175.66</text:p>
          </table:table-cell>
          <table:table-cell office:value-type="float" office:value="227.82" calcext:value-type="float">
            <text:p>227.82</text:p>
          </table:table-cell>
        </table:table-row>
        <table:table-row table:style-name="ro1">
          <table:table-cell office:value-type="float" office:value="4879333" calcext:value-type="float">
            <text:p>4879333</text:p>
          </table:table-cell>
          <table:table-cell table:formula="of:=[.A307]/1000/(60*60*24)" office:value-type="time" office:time-value="PT01H21M19.333S" calcext:value-type="time">
            <text:p>01:21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6.22" calcext:value-type="float">
            <text:p>176.22</text:p>
          </table:table-cell>
          <table:table-cell office:value-type="float" office:value="228.51" calcext:value-type="float">
            <text:p>228.51</text:p>
          </table:table-cell>
        </table:table-row>
        <table:table-row table:style-name="ro1">
          <table:table-cell office:value-type="float" office:value="4895333" calcext:value-type="float">
            <text:p>4895333</text:p>
          </table:table-cell>
          <table:table-cell table:formula="of:=[.A308]/1000/(60*60*24)" office:value-type="time" office:time-value="PT01H21M35.333S" calcext:value-type="time">
            <text:p>01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6.77" calcext:value-type="float">
            <text:p>176.77</text:p>
          </table:table-cell>
          <table:table-cell office:value-type="float" office:value="229.19" calcext:value-type="float">
            <text:p>229.19</text:p>
          </table:table-cell>
        </table:table-row>
        <table:table-row table:style-name="ro1">
          <table:table-cell office:value-type="float" office:value="4911333" calcext:value-type="float">
            <text:p>4911333</text:p>
          </table:table-cell>
          <table:table-cell table:formula="of:=[.A309]/1000/(60*60*24)" office:value-type="time" office:time-value="PT01H21M51.333S" calcext:value-type="time">
            <text:p>01:21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06" calcext:value-type="float">
            <text:p>154.06</text:p>
          </table:table-cell>
          <table:table-cell office:value-type="float" office:value="177.33" calcext:value-type="float">
            <text:p>177.33</text:p>
          </table:table-cell>
          <table:table-cell office:value-type="float" office:value="229.88" calcext:value-type="float">
            <text:p>229.88</text:p>
          </table:table-cell>
        </table:table-row>
        <table:table-row table:style-name="ro1">
          <table:table-cell office:value-type="float" office:value="4927333" calcext:value-type="float">
            <text:p>4927333</text:p>
          </table:table-cell>
          <table:table-cell table:formula="of:=[.A310]/1000/(60*60*24)" office:value-type="time" office:time-value="PT01H22M07.333S" calcext:value-type="time">
            <text:p>01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7.88" calcext:value-type="float">
            <text:p>177.88</text:p>
          </table:table-cell>
          <table:table-cell office:value-type="float" office:value="230.57" calcext:value-type="float">
            <text:p>230.57</text:p>
          </table:table-cell>
        </table:table-row>
        <table:table-row table:style-name="ro1">
          <table:table-cell office:value-type="float" office:value="4943333" calcext:value-type="float">
            <text:p>4943333</text:p>
          </table:table-cell>
          <table:table-cell table:formula="of:=[.A311]/1000/(60*60*24)" office:value-type="time" office:time-value="PT01H22M23.333S" calcext:value-type="time">
            <text:p>01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8.43" calcext:value-type="float">
            <text:p>178.43</text:p>
          </table:table-cell>
          <table:table-cell office:value-type="float" office:value="231.25" calcext:value-type="float">
            <text:p>231.25</text:p>
          </table:table-cell>
        </table:table-row>
        <table:table-row table:style-name="ro1">
          <table:table-cell office:value-type="float" office:value="4959333" calcext:value-type="float">
            <text:p>4959333</text:p>
          </table:table-cell>
          <table:table-cell table:formula="of:=[.A312]/1000/(60*60*24)" office:value-type="time" office:time-value="PT01H22M39.333S" calcext:value-type="time">
            <text:p>01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8.99" calcext:value-type="float">
            <text:p>178.99</text:p>
          </table:table-cell>
          <table:table-cell office:value-type="float" office:value="231.94" calcext:value-type="float">
            <text:p>231.94</text:p>
          </table:table-cell>
        </table:table-row>
        <table:table-row table:style-name="ro1">
          <table:table-cell office:value-type="float" office:value="4975333" calcext:value-type="float">
            <text:p>4975333</text:p>
          </table:table-cell>
          <table:table-cell table:formula="of:=[.A313]/1000/(60*60*24)" office:value-type="time" office:time-value="PT01H22M55.333S" calcext:value-type="time">
            <text:p>01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79.54" calcext:value-type="float">
            <text:p>179.54</text:p>
          </table:table-cell>
          <table:table-cell office:value-type="float" office:value="232.63" calcext:value-type="float">
            <text:p>232.63</text:p>
          </table:table-cell>
        </table:table-row>
        <table:table-row table:style-name="ro1">
          <table:table-cell office:value-type="float" office:value="4991333" calcext:value-type="float">
            <text:p>4991333</text:p>
          </table:table-cell>
          <table:table-cell table:formula="of:=[.A314]/1000/(60*60*24)" office:value-type="time" office:time-value="PT01H23M11.333S" calcext:value-type="time">
            <text:p>01:23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80.09" calcext:value-type="float">
            <text:p>180.09</text:p>
          </table:table-cell>
          <table:table-cell office:value-type="float" office:value="233.31" calcext:value-type="float">
            <text:p>233.31</text:p>
          </table:table-cell>
        </table:table-row>
        <table:table-row table:style-name="ro1">
          <table:table-cell office:value-type="float" office:value="5007333" calcext:value-type="float">
            <text:p>5007333</text:p>
          </table:table-cell>
          <table:table-cell table:formula="of:=[.A315]/1000/(60*60*24)" office:value-type="time" office:time-value="PT01H23M27.333S" calcext:value-type="time">
            <text:p>01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0.65" calcext:value-type="float">
            <text:p>180.6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023333" calcext:value-type="float">
            <text:p>5023333</text:p>
          </table:table-cell>
          <table:table-cell table:formula="of:=[.A316]/1000/(60*60*24)" office:value-type="time" office:time-value="PT01H23M43.333S" calcext:value-type="time">
            <text:p>01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81.2" calcext:value-type="float">
            <text:p>181.2</text:p>
          </table:table-cell>
          <table:table-cell office:value-type="float" office:value="234.69" calcext:value-type="float">
            <text:p>234.69</text:p>
          </table:table-cell>
        </table:table-row>
        <table:table-row table:style-name="ro1">
          <table:table-cell office:value-type="float" office:value="5039333" calcext:value-type="float">
            <text:p>5039333</text:p>
          </table:table-cell>
          <table:table-cell table:formula="of:=[.A317]/1000/(60*60*24)" office:value-type="time" office:time-value="PT01H23M59.333S" calcext:value-type="time">
            <text:p>01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81.76" calcext:value-type="float">
            <text:p>181.76</text:p>
          </table:table-cell>
          <table:table-cell office:value-type="float" office:value="235.37" calcext:value-type="float">
            <text:p>235.37</text:p>
          </table:table-cell>
        </table:table-row>
        <table:table-row table:style-name="ro1">
          <table:table-cell office:value-type="float" office:value="5055333" calcext:value-type="float">
            <text:p>5055333</text:p>
          </table:table-cell>
          <table:table-cell table:formula="of:=[.A318]/1000/(60*60*24)" office:value-type="time" office:time-value="PT01H24M15.333S" calcext:value-type="time">
            <text:p>01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82.31" calcext:value-type="float">
            <text:p>182.31</text:p>
          </table:table-cell>
          <table:table-cell office:value-type="float" office:value="236.06" calcext:value-type="float">
            <text:p>236.06</text:p>
          </table:table-cell>
        </table:table-row>
        <table:table-row table:style-name="ro1">
          <table:table-cell office:value-type="float" office:value="5071333" calcext:value-type="float">
            <text:p>5071333</text:p>
          </table:table-cell>
          <table:table-cell table:formula="of:=[.A319]/1000/(60*60*24)" office:value-type="time" office:time-value="PT01H24M31.333S" calcext:value-type="time">
            <text:p>01:24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3" calcext:value-type="float">
            <text:p>154.43</text:p>
          </table:table-cell>
          <table:table-cell office:value-type="float" office:value="182.86" calcext:value-type="float">
            <text:p>182.86</text:p>
          </table:table-cell>
          <table:table-cell office:value-type="float" office:value="236.75" calcext:value-type="float">
            <text:p>236.75</text:p>
          </table:table-cell>
        </table:table-row>
        <table:table-row table:style-name="ro1">
          <table:table-cell office:value-type="float" office:value="5087333" calcext:value-type="float">
            <text:p>5087333</text:p>
          </table:table-cell>
          <table:table-cell table:formula="of:=[.A320]/1000/(60*60*24)" office:value-type="time" office:time-value="PT01H24M47.333S" calcext:value-type="time">
            <text:p>01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83.41" calcext:value-type="float">
            <text:p>183.41</text:p>
          </table:table-cell>
          <table:table-cell office:value-type="float" office:value="237.43" calcext:value-type="float">
            <text:p>237.43</text:p>
          </table:table-cell>
        </table:table-row>
        <table:table-row table:style-name="ro1">
          <table:table-cell office:value-type="float" office:value="5103333" calcext:value-type="float">
            <text:p>5103333</text:p>
          </table:table-cell>
          <table:table-cell table:formula="of:=[.A321]/1000/(60*60*24)" office:value-type="time" office:time-value="PT01H25M03.333S" calcext:value-type="time">
            <text:p>01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183.97" calcext:value-type="float">
            <text:p>183.97</text:p>
          </table:table-cell>
          <table:table-cell office:value-type="float" office:value="238.12" calcext:value-type="float">
            <text:p>238.12</text:p>
          </table:table-cell>
        </table:table-row>
        <table:table-row table:style-name="ro1">
          <table:table-cell office:value-type="float" office:value="5119333" calcext:value-type="float">
            <text:p>5119333</text:p>
          </table:table-cell>
          <table:table-cell table:formula="of:=[.A322]/1000/(60*60*24)" office:value-type="time" office:time-value="PT01H25M19.333S" calcext:value-type="time">
            <text:p>01:2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84.52" calcext:value-type="float">
            <text:p>184.52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1">
          <table:table-cell office:value-type="float" office:value="5135333" calcext:value-type="float">
            <text:p>5135333</text:p>
          </table:table-cell>
          <table:table-cell table:formula="of:=[.A323]/1000/(60*60*24)" office:value-type="time" office:time-value="PT01H25M35.333S" calcext:value-type="time">
            <text:p>01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185.07" calcext:value-type="float">
            <text:p>185.07</text:p>
          </table:table-cell>
          <table:table-cell office:value-type="float" office:value="239.49" calcext:value-type="float">
            <text:p>239.49</text:p>
          </table:table-cell>
        </table:table-row>
        <table:table-row table:style-name="ro1">
          <table:table-cell office:value-type="float" office:value="5151333" calcext:value-type="float">
            <text:p>5151333</text:p>
          </table:table-cell>
          <table:table-cell table:formula="of:=[.A324]/1000/(60*60*24)" office:value-type="time" office:time-value="PT01H25M51.333S" calcext:value-type="time">
            <text:p>01:2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85.63" calcext:value-type="float">
            <text:p>185.63</text:p>
          </table:table-cell>
          <table:table-cell office:value-type="float" office:value="240.17" calcext:value-type="float">
            <text:p>240.17</text:p>
          </table:table-cell>
        </table:table-row>
        <table:table-row table:style-name="ro1">
          <table:table-cell office:value-type="float" office:value="5167333" calcext:value-type="float">
            <text:p>5167333</text:p>
          </table:table-cell>
          <table:table-cell table:formula="of:=[.A325]/1000/(60*60*24)" office:value-type="time" office:time-value="PT01H26M07.333S" calcext:value-type="time">
            <text:p>01:26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186.18" calcext:value-type="float">
            <text:p>186.18</text:p>
          </table:table-cell>
          <table:table-cell office:value-type="float" office:value="240.86" calcext:value-type="float">
            <text:p>240.86</text:p>
          </table:table-cell>
        </table:table-row>
        <table:table-row table:style-name="ro1">
          <table:table-cell office:value-type="float" office:value="5183333" calcext:value-type="float">
            <text:p>5183333</text:p>
          </table:table-cell>
          <table:table-cell table:formula="of:=[.A326]/1000/(60*60*24)" office:value-type="time" office:time-value="PT01H26M23.333S" calcext:value-type="time">
            <text:p>01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86.73" calcext:value-type="float">
            <text:p>186.73</text:p>
          </table:table-cell>
          <table:table-cell office:value-type="float" office:value="241.54" calcext:value-type="float">
            <text:p>241.54</text:p>
          </table:table-cell>
        </table:table-row>
        <table:table-row table:style-name="ro1">
          <table:table-cell office:value-type="float" office:value="5199333" calcext:value-type="float">
            <text:p>5199333</text:p>
          </table:table-cell>
          <table:table-cell table:formula="of:=[.A327]/1000/(60*60*24)" office:value-type="time" office:time-value="PT01H26M39.333S" calcext:value-type="time">
            <text:p>01:2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87.29" calcext:value-type="float">
            <text:p>187.29</text:p>
          </table:table-cell>
          <table:table-cell office:value-type="float" office:value="242.22" calcext:value-type="float">
            <text:p>242.22</text:p>
          </table:table-cell>
        </table:table-row>
        <table:table-row table:style-name="ro1">
          <table:table-cell office:value-type="float" office:value="5215333" calcext:value-type="float">
            <text:p>5215333</text:p>
          </table:table-cell>
          <table:table-cell table:formula="of:=[.A328]/1000/(60*60*24)" office:value-type="time" office:time-value="PT01H26M55.333S" calcext:value-type="time">
            <text:p>01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87.84" calcext:value-type="float">
            <text:p>187.84</text:p>
          </table:table-cell>
          <table:table-cell office:value-type="float" office:value="242.91" calcext:value-type="float">
            <text:p>242.91</text:p>
          </table:table-cell>
        </table:table-row>
        <table:table-row table:style-name="ro1">
          <table:table-cell office:value-type="float" office:value="5231333" calcext:value-type="float">
            <text:p>5231333</text:p>
          </table:table-cell>
          <table:table-cell table:formula="of:=[.A329]/1000/(60*60*24)" office:value-type="time" office:time-value="PT01H27M11.333S" calcext:value-type="time">
            <text:p>01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88.39" calcext:value-type="float">
            <text:p>188.39</text:p>
          </table:table-cell>
          <table:table-cell office:value-type="float" office:value="243.59" calcext:value-type="float">
            <text:p>243.59</text:p>
          </table:table-cell>
        </table:table-row>
        <table:table-row table:style-name="ro1">
          <table:table-cell office:value-type="float" office:value="5247333" calcext:value-type="float">
            <text:p>5247333</text:p>
          </table:table-cell>
          <table:table-cell table:formula="of:=[.A330]/1000/(60*60*24)" office:value-type="time" office:time-value="PT01H27M27.333S" calcext:value-type="time">
            <text:p>01:2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88.94" calcext:value-type="float">
            <text:p>188.94</text:p>
          </table:table-cell>
          <table:table-cell office:value-type="float" office:value="244.27" calcext:value-type="float">
            <text:p>244.27</text:p>
          </table:table-cell>
        </table:table-row>
        <table:table-row table:style-name="ro1">
          <table:table-cell office:value-type="float" office:value="5263333" calcext:value-type="float">
            <text:p>5263333</text:p>
          </table:table-cell>
          <table:table-cell table:formula="of:=[.A331]/1000/(60*60*24)" office:value-type="time" office:time-value="PT01H27M43.333S" calcext:value-type="time">
            <text:p>01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89.5" calcext:value-type="float">
            <text:p>189.5</text:p>
          </table:table-cell>
          <table:table-cell office:value-type="float" office:value="244.96" calcext:value-type="float">
            <text:p>244.96</text:p>
          </table:table-cell>
        </table:table-row>
        <table:table-row table:style-name="ro1">
          <table:table-cell office:value-type="float" office:value="5279333" calcext:value-type="float">
            <text:p>5279333</text:p>
          </table:table-cell>
          <table:table-cell table:formula="of:=[.A332]/1000/(60*60*24)" office:value-type="time" office:time-value="PT01H27M59.333S" calcext:value-type="time">
            <text:p>01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90.05" calcext:value-type="float">
            <text:p>190.05</text:p>
          </table:table-cell>
          <table:table-cell office:value-type="float" office:value="245.64" calcext:value-type="float">
            <text:p>245.64</text:p>
          </table:table-cell>
        </table:table-row>
        <table:table-row table:style-name="ro1">
          <table:table-cell office:value-type="float" office:value="5295333" calcext:value-type="float">
            <text:p>5295333</text:p>
          </table:table-cell>
          <table:table-cell table:formula="of:=[.A333]/1000/(60*60*24)" office:value-type="time" office:time-value="PT01H28M15.333S" calcext:value-type="time">
            <text:p>01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90.6" calcext:value-type="float">
            <text:p>190.6</text:p>
          </table:table-cell>
          <table:table-cell office:value-type="float" office:value="246.32" calcext:value-type="float">
            <text:p>246.32</text:p>
          </table:table-cell>
        </table:table-row>
        <table:table-row table:style-name="ro1">
          <table:table-cell office:value-type="float" office:value="5311333" calcext:value-type="float">
            <text:p>5311333</text:p>
          </table:table-cell>
          <table:table-cell table:formula="of:=[.A334]/1000/(60*60*24)" office:value-type="time" office:time-value="PT01H28M31.333S" calcext:value-type="time">
            <text:p>01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4.19" calcext:value-type="float">
            <text:p>154.19</text:p>
          </table:table-cell>
          <table:table-cell office:value-type="float" office:value="191.15" calcext:value-type="float">
            <text:p>191.15</text:p>
          </table:table-cell>
          <table:table-cell office:value-type="float" office:value="247.01" calcext:value-type="float">
            <text:p>247.01</text:p>
          </table:table-cell>
        </table:table-row>
        <table:table-row table:style-name="ro1">
          <table:table-cell office:value-type="float" office:value="5327333" calcext:value-type="float">
            <text:p>5327333</text:p>
          </table:table-cell>
          <table:table-cell table:formula="of:=[.A335]/1000/(60*60*24)" office:value-type="time" office:time-value="PT01H28M47.333S" calcext:value-type="time">
            <text:p>01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91.71" calcext:value-type="float">
            <text:p>191.71</text:p>
          </table:table-cell>
          <table:table-cell office:value-type="float" office:value="247.69" calcext:value-type="float">
            <text:p>247.69</text:p>
          </table:table-cell>
        </table:table-row>
        <table:table-row table:style-name="ro1">
          <table:table-cell office:value-type="float" office:value="5343333" calcext:value-type="float">
            <text:p>5343333</text:p>
          </table:table-cell>
          <table:table-cell table:formula="of:=[.A336]/1000/(60*60*24)" office:value-type="time" office:time-value="PT01H29M03.333S" calcext:value-type="time">
            <text:p>01:2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92.26" calcext:value-type="float">
            <text:p>192.26</text:p>
          </table:table-cell>
          <table:table-cell office:value-type="float" office:value="248.37" calcext:value-type="float">
            <text:p>248.37</text:p>
          </table:table-cell>
        </table:table-row>
        <table:table-row table:style-name="ro1">
          <table:table-cell office:value-type="float" office:value="5359333" calcext:value-type="float">
            <text:p>5359333</text:p>
          </table:table-cell>
          <table:table-cell table:formula="of:=[.A337]/1000/(60*60*24)" office:value-type="time" office:time-value="PT01H29M19.333S" calcext:value-type="time">
            <text:p>01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92.81" calcext:value-type="float">
            <text:p>192.81</text:p>
          </table:table-cell>
          <table:table-cell office:value-type="float" office:value="249.06" calcext:value-type="float">
            <text:p>249.06</text:p>
          </table:table-cell>
        </table:table-row>
        <table:table-row table:style-name="ro1">
          <table:table-cell office:value-type="float" office:value="5375333" calcext:value-type="float">
            <text:p>5375333</text:p>
          </table:table-cell>
          <table:table-cell table:formula="of:=[.A338]/1000/(60*60*24)" office:value-type="time" office:time-value="PT01H29M35.333S" calcext:value-type="time">
            <text:p>01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93.36" calcext:value-type="float">
            <text:p>193.36</text:p>
          </table:table-cell>
          <table:table-cell office:value-type="float" office:value="249.74" calcext:value-type="float">
            <text:p>249.74</text:p>
          </table:table-cell>
        </table:table-row>
        <table:table-row table:style-name="ro1">
          <table:table-cell office:value-type="float" office:value="5391333" calcext:value-type="float">
            <text:p>5391333</text:p>
          </table:table-cell>
          <table:table-cell table:formula="of:=[.A339]/1000/(60*60*24)" office:value-type="time" office:time-value="PT01H29M51.333S" calcext:value-type="time">
            <text:p>01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93.91" calcext:value-type="float">
            <text:p>193.91</text:p>
          </table:table-cell>
          <table:table-cell office:value-type="float" office:value="250.42" calcext:value-type="float">
            <text:p>250.42</text:p>
          </table:table-cell>
        </table:table-row>
        <table:table-row table:style-name="ro1">
          <table:table-cell office:value-type="float" office:value="5407333" calcext:value-type="float">
            <text:p>5407333</text:p>
          </table:table-cell>
          <table:table-cell table:formula="of:=[.A340]/1000/(60*60*24)" office:value-type="time" office:time-value="PT01H30M07.333S" calcext:value-type="time">
            <text:p>01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94.47" calcext:value-type="float">
            <text:p>194.47</text:p>
          </table:table-cell>
          <table:table-cell office:value-type="float" office:value="251.1" calcext:value-type="float">
            <text:p>251.1</text:p>
          </table:table-cell>
        </table:table-row>
        <table:table-row table:style-name="ro1">
          <table:table-cell office:value-type="float" office:value="5423333" calcext:value-type="float">
            <text:p>5423333</text:p>
          </table:table-cell>
          <table:table-cell table:formula="of:=[.A341]/1000/(60*60*24)" office:value-type="time" office:time-value="PT01H30M23.333S" calcext:value-type="time">
            <text:p>01:3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95.02" calcext:value-type="float">
            <text:p>195.02</text:p>
          </table:table-cell>
          <table:table-cell office:value-type="float" office:value="251.79" calcext:value-type="float">
            <text:p>251.79</text:p>
          </table:table-cell>
        </table:table-row>
        <table:table-row table:style-name="ro1">
          <table:table-cell office:value-type="float" office:value="5439333" calcext:value-type="float">
            <text:p>5439333</text:p>
          </table:table-cell>
          <table:table-cell table:formula="of:=[.A342]/1000/(60*60*24)" office:value-type="time" office:time-value="PT01H30M39.333S" calcext:value-type="time">
            <text:p>01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95.57" calcext:value-type="float">
            <text:p>195.57</text:p>
          </table:table-cell>
          <table:table-cell office:value-type="float" office:value="252.47" calcext:value-type="float">
            <text:p>252.47</text:p>
          </table:table-cell>
        </table:table-row>
        <table:table-row table:style-name="ro1">
          <table:table-cell office:value-type="float" office:value="5455333" calcext:value-type="float">
            <text:p>5455333</text:p>
          </table:table-cell>
          <table:table-cell table:formula="of:=[.A343]/1000/(60*60*24)" office:value-type="time" office:time-value="PT01H30M55.333S" calcext:value-type="time">
            <text:p>01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96.12" calcext:value-type="float">
            <text:p>196.12</text:p>
          </table:table-cell>
          <table:table-cell office:value-type="float" office:value="253.15" calcext:value-type="float">
            <text:p>253.15</text:p>
          </table:table-cell>
        </table:table-row>
        <table:table-row table:style-name="ro1">
          <table:table-cell office:value-type="float" office:value="5471333" calcext:value-type="float">
            <text:p>5471333</text:p>
          </table:table-cell>
          <table:table-cell table:formula="of:=[.A344]/1000/(60*60*24)" office:value-type="time" office:time-value="PT01H31M11.333S" calcext:value-type="time">
            <text:p>01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96.67" calcext:value-type="float">
            <text:p>196.67</text:p>
          </table:table-cell>
          <table:table-cell office:value-type="float" office:value="253.83" calcext:value-type="float">
            <text:p>253.83</text:p>
          </table:table-cell>
        </table:table-row>
        <table:table-row table:style-name="ro1">
          <table:table-cell office:value-type="float" office:value="5487333" calcext:value-type="float">
            <text:p>5487333</text:p>
          </table:table-cell>
          <table:table-cell table:formula="of:=[.A345]/1000/(60*60*24)" office:value-type="time" office:time-value="PT01H31M27.333S" calcext:value-type="time">
            <text:p>01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97.23" calcext:value-type="float">
            <text:p>197.23</text:p>
          </table:table-cell>
          <table:table-cell office:value-type="float" office:value="254.52" calcext:value-type="float">
            <text:p>254.52</text:p>
          </table:table-cell>
        </table:table-row>
        <table:table-row table:style-name="ro1">
          <table:table-cell office:value-type="float" office:value="5503333" calcext:value-type="float">
            <text:p>5503333</text:p>
          </table:table-cell>
          <table:table-cell table:formula="of:=[.A346]/1000/(60*60*24)" office:value-type="time" office:time-value="PT01H31M43.333S" calcext:value-type="time">
            <text:p>01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97.78" calcext:value-type="float">
            <text:p>197.78</text:p>
          </table:table-cell>
          <table:table-cell office:value-type="float" office:value="255.2" calcext:value-type="float">
            <text:p>255.2</text:p>
          </table:table-cell>
        </table:table-row>
        <table:table-row table:style-name="ro1">
          <table:table-cell office:value-type="float" office:value="5519333" calcext:value-type="float">
            <text:p>5519333</text:p>
          </table:table-cell>
          <table:table-cell table:formula="of:=[.A347]/1000/(60*60*24)" office:value-type="time" office:time-value="PT01H31M59.333S" calcext:value-type="time">
            <text:p>01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98.33" calcext:value-type="float">
            <text:p>198.33</text:p>
          </table:table-cell>
          <table:table-cell office:value-type="float" office:value="255.88" calcext:value-type="float">
            <text:p>255.88</text:p>
          </table:table-cell>
        </table:table-row>
        <table:table-row table:style-name="ro1">
          <table:table-cell office:value-type="float" office:value="5535333" calcext:value-type="float">
            <text:p>5535333</text:p>
          </table:table-cell>
          <table:table-cell table:formula="of:=[.A348]/1000/(60*60*24)" office:value-type="time" office:time-value="PT01H32M15.333S" calcext:value-type="time">
            <text:p>01:32:15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98.88" calcext:value-type="float">
            <text:p>198.88</text:p>
          </table:table-cell>
          <table:table-cell office:value-type="float" office:value="256.56" calcext:value-type="float">
            <text:p>256.56</text:p>
          </table:table-cell>
        </table:table-row>
        <table:table-row table:style-name="ro1">
          <table:table-cell office:value-type="float" office:value="5551333" calcext:value-type="float">
            <text:p>5551333</text:p>
          </table:table-cell>
          <table:table-cell table:formula="of:=[.A349]/1000/(60*60*24)" office:value-type="time" office:time-value="PT01H32M31.333S" calcext:value-type="time">
            <text:p>01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99.43" calcext:value-type="float">
            <text:p>199.43</text:p>
          </table:table-cell>
          <table:table-cell office:value-type="float" office:value="257.24" calcext:value-type="float">
            <text:p>257.24</text:p>
          </table:table-cell>
        </table:table-row>
        <table:table-row table:style-name="ro1">
          <table:table-cell office:value-type="float" office:value="5567333" calcext:value-type="float">
            <text:p>5567333</text:p>
          </table:table-cell>
          <table:table-cell table:formula="of:=[.A350]/1000/(60*60*24)" office:value-type="time" office:time-value="PT01H32M47.333S" calcext:value-type="time">
            <text:p>01:3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99.98" calcext:value-type="float">
            <text:p>199.98</text:p>
          </table:table-cell>
          <table:table-cell office:value-type="float" office:value="257.93" calcext:value-type="float">
            <text:p>257.93</text:p>
          </table:table-cell>
        </table:table-row>
        <table:table-row table:style-name="ro1">
          <table:table-cell office:value-type="float" office:value="5583333" calcext:value-type="float">
            <text:p>5583333</text:p>
          </table:table-cell>
          <table:table-cell table:formula="of:=[.A351]/1000/(60*60*24)" office:value-type="time" office:time-value="PT01H33M03.333S" calcext:value-type="time">
            <text:p>01:3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00.54" calcext:value-type="float">
            <text:p>200.54</text:p>
          </table:table-cell>
          <table:table-cell office:value-type="float" office:value="258.61" calcext:value-type="float">
            <text:p>258.61</text:p>
          </table:table-cell>
        </table:table-row>
        <table:table-row table:style-name="ro1">
          <table:table-cell office:value-type="float" office:value="5599333" calcext:value-type="float">
            <text:p>5599333</text:p>
          </table:table-cell>
          <table:table-cell table:formula="of:=[.A352]/1000/(60*60*24)" office:value-type="time" office:time-value="PT01H33M19.333S" calcext:value-type="time">
            <text:p>01:33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01.09" calcext:value-type="float">
            <text:p>201.09</text:p>
          </table:table-cell>
          <table:table-cell office:value-type="float" office:value="259.29" calcext:value-type="float">
            <text:p>259.29</text:p>
          </table:table-cell>
        </table:table-row>
        <table:table-row table:style-name="ro1">
          <table:table-cell office:value-type="float" office:value="5615333" calcext:value-type="float">
            <text:p>5615333</text:p>
          </table:table-cell>
          <table:table-cell table:formula="of:=[.A353]/1000/(60*60*24)" office:value-type="time" office:time-value="PT01H33M35.333S" calcext:value-type="time">
            <text:p>01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01.64" calcext:value-type="float">
            <text:p>201.64</text:p>
          </table:table-cell>
          <table:table-cell office:value-type="float" office:value="259.97" calcext:value-type="float">
            <text:p>259.97</text:p>
          </table:table-cell>
        </table:table-row>
        <table:table-row table:style-name="ro1">
          <table:table-cell office:value-type="float" office:value="5631333" calcext:value-type="float">
            <text:p>5631333</text:p>
          </table:table-cell>
          <table:table-cell table:formula="of:=[.A354]/1000/(60*60*24)" office:value-type="time" office:time-value="PT01H33M51.333S" calcext:value-type="time">
            <text:p>01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02.19" calcext:value-type="float">
            <text:p>202.19</text:p>
          </table:table-cell>
          <table:table-cell office:value-type="float" office:value="260.65" calcext:value-type="float">
            <text:p>260.65</text:p>
          </table:table-cell>
        </table:table-row>
        <table:table-row table:style-name="ro1">
          <table:table-cell office:value-type="float" office:value="5647333" calcext:value-type="float">
            <text:p>5647333</text:p>
          </table:table-cell>
          <table:table-cell table:formula="of:=[.A355]/1000/(60*60*24)" office:value-type="time" office:time-value="PT01H34M07.333S" calcext:value-type="time">
            <text:p>01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02.74" calcext:value-type="float">
            <text:p>202.74</text:p>
          </table:table-cell>
          <table:table-cell office:value-type="float" office:value="261.33" calcext:value-type="float">
            <text:p>261.33</text:p>
          </table:table-cell>
        </table:table-row>
        <table:table-row table:style-name="ro1">
          <table:table-cell office:value-type="float" office:value="5663333" calcext:value-type="float">
            <text:p>5663333</text:p>
          </table:table-cell>
          <table:table-cell table:formula="of:=[.A356]/1000/(60*60*24)" office:value-type="time" office:time-value="PT01H34M23.333S" calcext:value-type="time">
            <text:p>01:3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03.29" calcext:value-type="float">
            <text:p>203.29</text:p>
          </table:table-cell>
          <table:table-cell office:value-type="float" office:value="262.01" calcext:value-type="float">
            <text:p>262.01</text:p>
          </table:table-cell>
        </table:table-row>
        <table:table-row table:style-name="ro1">
          <table:table-cell office:value-type="float" office:value="5679333" calcext:value-type="float">
            <text:p>5679333</text:p>
          </table:table-cell>
          <table:table-cell table:formula="of:=[.A357]/1000/(60*60*24)" office:value-type="time" office:time-value="PT01H34M39.333S" calcext:value-type="time">
            <text:p>01:34:39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03.84" calcext:value-type="float">
            <text:p>203.84</text:p>
          </table:table-cell>
          <table:table-cell office:value-type="float" office:value="262.7" calcext:value-type="float">
            <text:p>262.7</text:p>
          </table:table-cell>
        </table:table-row>
        <table:table-row table:style-name="ro1">
          <table:table-cell office:value-type="float" office:value="5695333" calcext:value-type="float">
            <text:p>5695333</text:p>
          </table:table-cell>
          <table:table-cell table:formula="of:=[.A358]/1000/(60*60*24)" office:value-type="time" office:time-value="PT01H34M55.333S" calcext:value-type="time">
            <text:p>01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04.39" calcext:value-type="float">
            <text:p>204.39</text:p>
          </table:table-cell>
          <table:table-cell office:value-type="float" office:value="263.38" calcext:value-type="float">
            <text:p>263.38</text:p>
          </table:table-cell>
        </table:table-row>
        <table:table-row table:style-name="ro1">
          <table:table-cell office:value-type="float" office:value="5711333" calcext:value-type="float">
            <text:p>5711333</text:p>
          </table:table-cell>
          <table:table-cell table:formula="of:=[.A359]/1000/(60*60*24)" office:value-type="time" office:time-value="PT01H35M11.333S" calcext:value-type="time">
            <text:p>01:35:11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04.95" calcext:value-type="float">
            <text:p>204.95</text:p>
          </table:table-cell>
          <table:table-cell office:value-type="float" office:value="264.06" calcext:value-type="float">
            <text:p>264.06</text:p>
          </table:table-cell>
        </table:table-row>
        <table:table-row table:style-name="ro1">
          <table:table-cell office:value-type="float" office:value="5727333" calcext:value-type="float">
            <text:p>5727333</text:p>
          </table:table-cell>
          <table:table-cell table:formula="of:=[.A360]/1000/(60*60*24)" office:value-type="time" office:time-value="PT01H35M27.333S" calcext:value-type="time">
            <text:p>01:35:2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05.5" calcext:value-type="float">
            <text:p>205.5</text:p>
          </table:table-cell>
          <table:table-cell office:value-type="float" office:value="264.74" calcext:value-type="float">
            <text:p>264.74</text:p>
          </table:table-cell>
        </table:table-row>
        <table:table-row table:style-name="ro1">
          <table:table-cell office:value-type="float" office:value="5743333" calcext:value-type="float">
            <text:p>5743333</text:p>
          </table:table-cell>
          <table:table-cell table:formula="of:=[.A361]/1000/(60*60*24)" office:value-type="time" office:time-value="PT01H35M43.333S" calcext:value-type="time">
            <text:p>01:35:43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06.05" calcext:value-type="float">
            <text:p>206.05</text:p>
          </table:table-cell>
          <table:table-cell office:value-type="float" office:value="265.42" calcext:value-type="float">
            <text:p>265.42</text:p>
          </table:table-cell>
        </table:table-row>
        <table:table-row table:style-name="ro1">
          <table:table-cell office:value-type="float" office:value="5759333" calcext:value-type="float">
            <text:p>5759333</text:p>
          </table:table-cell>
          <table:table-cell table:formula="of:=[.A362]/1000/(60*60*24)" office:value-type="time" office:time-value="PT01H35M59.333S" calcext:value-type="time">
            <text:p>01:35:59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06.6" calcext:value-type="float">
            <text:p>206.6</text:p>
          </table:table-cell>
          <table:table-cell office:value-type="float" office:value="266.1" calcext:value-type="float">
            <text:p>266.1</text:p>
          </table:table-cell>
        </table:table-row>
        <table:table-row table:style-name="ro1">
          <table:table-cell office:value-type="float" office:value="5775333" calcext:value-type="float">
            <text:p>5775333</text:p>
          </table:table-cell>
          <table:table-cell table:formula="of:=[.A363]/1000/(60*60*24)" office:value-type="time" office:time-value="PT01H36M15.333S" calcext:value-type="time">
            <text:p>01:36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07.15" calcext:value-type="float">
            <text:p>207.15</text:p>
          </table:table-cell>
          <table:table-cell office:value-type="float" office:value="266.77" calcext:value-type="float">
            <text:p>266.77</text:p>
          </table:table-cell>
        </table:table-row>
        <table:table-row table:style-name="ro1">
          <table:table-cell office:value-type="float" office:value="5791333" calcext:value-type="float">
            <text:p>5791333</text:p>
          </table:table-cell>
          <table:table-cell table:formula="of:=[.A364]/1000/(60*60*24)" office:value-type="time" office:time-value="PT01H36M31.333S" calcext:value-type="time">
            <text:p>01:36:31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07.7" calcext:value-type="float">
            <text:p>207.7</text:p>
          </table:table-cell>
          <table:table-cell office:value-type="float" office:value="267.45" calcext:value-type="float">
            <text:p>267.45</text:p>
          </table:table-cell>
        </table:table-row>
        <table:table-row table:style-name="ro1">
          <table:table-cell office:value-type="float" office:value="5807333" calcext:value-type="float">
            <text:p>5807333</text:p>
          </table:table-cell>
          <table:table-cell table:formula="of:=[.A365]/1000/(60*60*24)" office:value-type="time" office:time-value="PT01H36M47.333S" calcext:value-type="time">
            <text:p>01:36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08.25" calcext:value-type="float">
            <text:p>208.25</text:p>
          </table:table-cell>
          <table:table-cell office:value-type="float" office:value="268.13" calcext:value-type="float">
            <text:p>268.13</text:p>
          </table:table-cell>
        </table:table-row>
        <table:table-row table:style-name="ro1">
          <table:table-cell office:value-type="float" office:value="5823333" calcext:value-type="float">
            <text:p>5823333</text:p>
          </table:table-cell>
          <table:table-cell table:formula="of:=[.A366]/1000/(60*60*24)" office:value-type="time" office:time-value="PT01H37M03.333S" calcext:value-type="time">
            <text:p>01:37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08.8" calcext:value-type="float">
            <text:p>208.8</text:p>
          </table:table-cell>
          <table:table-cell office:value-type="float" office:value="268.81" calcext:value-type="float">
            <text:p>268.81</text:p>
          </table:table-cell>
        </table:table-row>
        <table:table-row table:style-name="ro1">
          <table:table-cell office:value-type="float" office:value="5839333" calcext:value-type="float">
            <text:p>5839333</text:p>
          </table:table-cell>
          <table:table-cell table:formula="of:=[.A367]/1000/(60*60*24)" office:value-type="time" office:time-value="PT01H37M19.333S" calcext:value-type="time">
            <text:p>01:37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09.35" calcext:value-type="float">
            <text:p>209.35</text:p>
          </table:table-cell>
          <table:table-cell office:value-type="float" office:value="269.49" calcext:value-type="float">
            <text:p>269.49</text:p>
          </table:table-cell>
        </table:table-row>
        <table:table-row table:style-name="ro1">
          <table:table-cell office:value-type="float" office:value="5855333" calcext:value-type="float">
            <text:p>5855333</text:p>
          </table:table-cell>
          <table:table-cell table:formula="of:=[.A368]/1000/(60*60*24)" office:value-type="time" office:time-value="PT01H37M35.333S" calcext:value-type="time">
            <text:p>01:37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09.9" calcext:value-type="float">
            <text:p>209.9</text:p>
          </table:table-cell>
          <table:table-cell office:value-type="float" office:value="270.17" calcext:value-type="float">
            <text:p>270.17</text:p>
          </table:table-cell>
        </table:table-row>
        <table:table-row table:style-name="ro1">
          <table:table-cell office:value-type="float" office:value="5871333" calcext:value-type="float">
            <text:p>5871333</text:p>
          </table:table-cell>
          <table:table-cell table:formula="of:=[.A369]/1000/(60*60*24)" office:value-type="time" office:time-value="PT01H37M51.333S" calcext:value-type="time">
            <text:p>01:37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10.46" calcext:value-type="float">
            <text:p>210.46</text:p>
          </table:table-cell>
          <table:table-cell office:value-type="float" office:value="270.85" calcext:value-type="float">
            <text:p>270.85</text:p>
          </table:table-cell>
        </table:table-row>
        <table:table-row table:style-name="ro1">
          <table:table-cell office:value-type="float" office:value="5887333" calcext:value-type="float">
            <text:p>5887333</text:p>
          </table:table-cell>
          <table:table-cell table:formula="of:=[.A370]/1000/(60*60*24)" office:value-type="time" office:time-value="PT01H38M07.333S" calcext:value-type="time">
            <text:p>01:38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11.01" calcext:value-type="float">
            <text:p>211.01</text:p>
          </table:table-cell>
          <table:table-cell office:value-type="float" office:value="271.53" calcext:value-type="float">
            <text:p>271.53</text:p>
          </table:table-cell>
        </table:table-row>
        <table:table-row table:style-name="ro1">
          <table:table-cell office:value-type="float" office:value="5903333" calcext:value-type="float">
            <text:p>5903333</text:p>
          </table:table-cell>
          <table:table-cell table:formula="of:=[.A371]/1000/(60*60*24)" office:value-type="time" office:time-value="PT01H38M23.333S" calcext:value-type="time">
            <text:p>01:38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11.56" calcext:value-type="float">
            <text:p>211.56</text:p>
          </table:table-cell>
          <table:table-cell office:value-type="float" office:value="272.21" calcext:value-type="float">
            <text:p>272.21</text:p>
          </table:table-cell>
        </table:table-row>
        <table:table-row table:style-name="ro1">
          <table:table-cell office:value-type="float" office:value="5919333" calcext:value-type="float">
            <text:p>5919333</text:p>
          </table:table-cell>
          <table:table-cell table:formula="of:=[.A372]/1000/(60*60*24)" office:value-type="time" office:time-value="PT01H38M39.333S" calcext:value-type="time">
            <text:p>01:38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12.11" calcext:value-type="float">
            <text:p>212.11</text:p>
          </table:table-cell>
          <table:table-cell office:value-type="float" office:value="272.89" calcext:value-type="float">
            <text:p>272.89</text:p>
          </table:table-cell>
        </table:table-row>
        <table:table-row table:style-name="ro1">
          <table:table-cell office:value-type="float" office:value="5935333" calcext:value-type="float">
            <text:p>5935333</text:p>
          </table:table-cell>
          <table:table-cell table:formula="of:=[.A373]/1000/(60*60*24)" office:value-type="time" office:time-value="PT01H38M55.333S" calcext:value-type="time">
            <text:p>01:38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12.66" calcext:value-type="float">
            <text:p>212.66</text:p>
          </table:table-cell>
          <table:table-cell office:value-type="float" office:value="273.57" calcext:value-type="float">
            <text:p>273.57</text:p>
          </table:table-cell>
        </table:table-row>
        <table:table-row table:style-name="ro1">
          <table:table-cell office:value-type="float" office:value="5951333" calcext:value-type="float">
            <text:p>5951333</text:p>
          </table:table-cell>
          <table:table-cell table:formula="of:=[.A374]/1000/(60*60*24)" office:value-type="time" office:time-value="PT01H39M11.333S" calcext:value-type="time">
            <text:p>01:39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13.21" calcext:value-type="float">
            <text:p>213.21</text:p>
          </table:table-cell>
          <table:table-cell office:value-type="float" office:value="274.25" calcext:value-type="float">
            <text:p>274.25</text:p>
          </table:table-cell>
        </table:table-row>
        <table:table-row table:style-name="ro1">
          <table:table-cell office:value-type="float" office:value="5967333" calcext:value-type="float">
            <text:p>5967333</text:p>
          </table:table-cell>
          <table:table-cell table:formula="of:=[.A375]/1000/(60*60*24)" office:value-type="time" office:time-value="PT01H39M27.333S" calcext:value-type="time">
            <text:p>01:39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13.76" calcext:value-type="float">
            <text:p>213.76</text:p>
          </table:table-cell>
          <table:table-cell office:value-type="float" office:value="274.92" calcext:value-type="float">
            <text:p>274.92</text:p>
          </table:table-cell>
        </table:table-row>
        <table:table-row table:style-name="ro1">
          <table:table-cell office:value-type="float" office:value="5983333" calcext:value-type="float">
            <text:p>5983333</text:p>
          </table:table-cell>
          <table:table-cell table:formula="of:=[.A376]/1000/(60*60*24)" office:value-type="time" office:time-value="PT01H39M43.333S" calcext:value-type="time">
            <text:p>01:39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14.31" calcext:value-type="float">
            <text:p>214.31</text:p>
          </table:table-cell>
          <table:table-cell office:value-type="float" office:value="275.6" calcext:value-type="float">
            <text:p>275.6</text:p>
          </table:table-cell>
        </table:table-row>
        <table:table-row table:style-name="ro1">
          <table:table-cell office:value-type="float" office:value="5999333" calcext:value-type="float">
            <text:p>5999333</text:p>
          </table:table-cell>
          <table:table-cell table:formula="of:=[.A377]/1000/(60*60*24)" office:value-type="time" office:time-value="PT01H39M59.333S" calcext:value-type="time">
            <text:p>01:39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14.86" calcext:value-type="float">
            <text:p>214.86</text:p>
          </table:table-cell>
          <table:table-cell office:value-type="float" office:value="276.28" calcext:value-type="float">
            <text:p>276.28</text:p>
          </table:table-cell>
        </table:table-row>
        <table:table-row table:style-name="ro1">
          <table:table-cell office:value-type="float" office:value="6015333" calcext:value-type="float">
            <text:p>6015333</text:p>
          </table:table-cell>
          <table:table-cell table:formula="of:=[.A378]/1000/(60*60*24)" office:value-type="time" office:time-value="PT01H40M15.333S" calcext:value-type="time">
            <text:p>01:40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15.41" calcext:value-type="float">
            <text:p>215.41</text:p>
          </table:table-cell>
          <table:table-cell office:value-type="float" office:value="276.96" calcext:value-type="float">
            <text:p>276.96</text:p>
          </table:table-cell>
        </table:table-row>
        <table:table-row table:style-name="ro1">
          <table:table-cell office:value-type="float" office:value="6031333" calcext:value-type="float">
            <text:p>6031333</text:p>
          </table:table-cell>
          <table:table-cell table:formula="of:=[.A379]/1000/(60*60*24)" office:value-type="time" office:time-value="PT01H40M31.333S" calcext:value-type="time">
            <text:p>01:40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15.96" calcext:value-type="float">
            <text:p>215.96</text:p>
          </table:table-cell>
          <table:table-cell office:value-type="float" office:value="277.64" calcext:value-type="float">
            <text:p>277.64</text:p>
          </table:table-cell>
        </table:table-row>
        <table:table-row table:style-name="ro1">
          <table:table-cell office:value-type="float" office:value="6047333" calcext:value-type="float">
            <text:p>6047333</text:p>
          </table:table-cell>
          <table:table-cell table:formula="of:=[.A380]/1000/(60*60*24)" office:value-type="time" office:time-value="PT01H40M47.333S" calcext:value-type="time">
            <text:p>01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16.51" calcext:value-type="float">
            <text:p>216.51</text:p>
          </table:table-cell>
          <table:table-cell office:value-type="float" office:value="278.32" calcext:value-type="float">
            <text:p>278.32</text:p>
          </table:table-cell>
        </table:table-row>
        <table:table-row table:style-name="ro1">
          <table:table-cell office:value-type="float" office:value="6063333" calcext:value-type="float">
            <text:p>6063333</text:p>
          </table:table-cell>
          <table:table-cell table:formula="of:=[.A381]/1000/(60*60*24)" office:value-type="time" office:time-value="PT01H41M03.333S" calcext:value-type="time">
            <text:p>01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17.06" calcext:value-type="float">
            <text:p>217.06</text:p>
          </table:table-cell>
          <table:table-cell office:value-type="float" office:value="278.99" calcext:value-type="float">
            <text:p>278.99</text:p>
          </table:table-cell>
        </table:table-row>
        <table:table-row table:style-name="ro1">
          <table:table-cell office:value-type="float" office:value="6079333" calcext:value-type="float">
            <text:p>6079333</text:p>
          </table:table-cell>
          <table:table-cell table:formula="of:=[.A382]/1000/(60*60*24)" office:value-type="time" office:time-value="PT01H41M19.333S" calcext:value-type="time">
            <text:p>01:41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17.61" calcext:value-type="float">
            <text:p>217.61</text:p>
          </table:table-cell>
          <table:table-cell office:value-type="float" office:value="279.67" calcext:value-type="float">
            <text:p>279.67</text:p>
          </table:table-cell>
        </table:table-row>
        <table:table-row table:style-name="ro1">
          <table:table-cell office:value-type="float" office:value="6095333" calcext:value-type="float">
            <text:p>6095333</text:p>
          </table:table-cell>
          <table:table-cell table:formula="of:=[.A383]/1000/(60*60*24)" office:value-type="time" office:time-value="PT01H41M35.333S" calcext:value-type="time">
            <text:p>01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18.16" calcext:value-type="float">
            <text:p>218.16</text:p>
          </table:table-cell>
          <table:table-cell office:value-type="float" office:value="280.35" calcext:value-type="float">
            <text:p>280.35</text:p>
          </table:table-cell>
        </table:table-row>
        <table:table-row table:style-name="ro1">
          <table:table-cell office:value-type="float" office:value="6111333" calcext:value-type="float">
            <text:p>6111333</text:p>
          </table:table-cell>
          <table:table-cell table:formula="of:=[.A384]/1000/(60*60*24)" office:value-type="time" office:time-value="PT01H41M51.333S" calcext:value-type="time">
            <text:p>01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18.71" calcext:value-type="float">
            <text:p>218.71</text:p>
          </table:table-cell>
          <table:table-cell office:value-type="float" office:value="281.03" calcext:value-type="float">
            <text:p>281.03</text:p>
          </table:table-cell>
        </table:table-row>
        <table:table-row table:style-name="ro1">
          <table:table-cell office:value-type="float" office:value="6127333" calcext:value-type="float">
            <text:p>6127333</text:p>
          </table:table-cell>
          <table:table-cell table:formula="of:=[.A385]/1000/(60*60*24)" office:value-type="time" office:time-value="PT01H42M07.333S" calcext:value-type="time">
            <text:p>01:42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219.26" calcext:value-type="float">
            <text:p>219.26</text:p>
          </table:table-cell>
          <table:table-cell office:value-type="float" office:value="281.71" calcext:value-type="float">
            <text:p>281.71</text:p>
          </table:table-cell>
        </table:table-row>
        <table:table-row table:style-name="ro1">
          <table:table-cell office:value-type="float" office:value="6143333" calcext:value-type="float">
            <text:p>6143333</text:p>
          </table:table-cell>
          <table:table-cell table:formula="of:=[.A386]/1000/(60*60*24)" office:value-type="time" office:time-value="PT01H42M23.333S" calcext:value-type="time">
            <text:p>01:42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19.81" calcext:value-type="float">
            <text:p>219.81</text:p>
          </table:table-cell>
          <table:table-cell office:value-type="float" office:value="282.38" calcext:value-type="float">
            <text:p>282.38</text:p>
          </table:table-cell>
        </table:table-row>
        <table:table-row table:style-name="ro1">
          <table:table-cell office:value-type="float" office:value="6159333" calcext:value-type="float">
            <text:p>6159333</text:p>
          </table:table-cell>
          <table:table-cell table:formula="of:=[.A387]/1000/(60*60*24)" office:value-type="time" office:time-value="PT01H42M39.333S" calcext:value-type="time">
            <text:p>01:42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220.36" calcext:value-type="float">
            <text:p>220.36</text:p>
          </table:table-cell>
          <table:table-cell office:value-type="float" office:value="283.06" calcext:value-type="float">
            <text:p>283.06</text:p>
          </table:table-cell>
        </table:table-row>
        <table:table-row table:style-name="ro1">
          <table:table-cell office:value-type="float" office:value="6175333" calcext:value-type="float">
            <text:p>6175333</text:p>
          </table:table-cell>
          <table:table-cell table:formula="of:=[.A388]/1000/(60*60*24)" office:value-type="time" office:time-value="PT01H42M55.333S" calcext:value-type="time">
            <text:p>01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20.91" calcext:value-type="float">
            <text:p>220.91</text:p>
          </table:table-cell>
          <table:table-cell office:value-type="float" office:value="283.74" calcext:value-type="float">
            <text:p>283.74</text:p>
          </table:table-cell>
        </table:table-row>
        <table:table-row table:style-name="ro1">
          <table:table-cell office:value-type="float" office:value="6191333" calcext:value-type="float">
            <text:p>6191333</text:p>
          </table:table-cell>
          <table:table-cell table:formula="of:=[.A389]/1000/(60*60*24)" office:value-type="time" office:time-value="PT01H43M11.333S" calcext:value-type="time">
            <text:p>01:43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21.46" calcext:value-type="float">
            <text:p>221.46</text:p>
          </table:table-cell>
          <table:table-cell office:value-type="float" office:value="284.42" calcext:value-type="float">
            <text:p>284.42</text:p>
          </table:table-cell>
        </table:table-row>
        <table:table-row table:style-name="ro1">
          <table:table-cell office:value-type="float" office:value="6207333" calcext:value-type="float">
            <text:p>6207333</text:p>
          </table:table-cell>
          <table:table-cell table:formula="of:=[.A390]/1000/(60*60*24)" office:value-type="time" office:time-value="PT01H43M27.333S" calcext:value-type="time">
            <text:p>01:43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22.01" calcext:value-type="float">
            <text:p>222.01</text:p>
          </table:table-cell>
          <table:table-cell office:value-type="float" office:value="285.1" calcext:value-type="float">
            <text:p>285.1</text:p>
          </table:table-cell>
        </table:table-row>
        <table:table-row table:style-name="ro1">
          <table:table-cell office:value-type="float" office:value="6223333" calcext:value-type="float">
            <text:p>6223333</text:p>
          </table:table-cell>
          <table:table-cell table:formula="of:=[.A391]/1000/(60*60*24)" office:value-type="time" office:time-value="PT01H43M43.333S" calcext:value-type="time">
            <text:p>01:43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22.56" calcext:value-type="float">
            <text:p>222.56</text:p>
          </table:table-cell>
          <table:table-cell office:value-type="float" office:value="285.77" calcext:value-type="float">
            <text:p>285.77</text:p>
          </table:table-cell>
        </table:table-row>
        <table:table-row table:style-name="ro1">
          <table:table-cell office:value-type="float" office:value="6239333" calcext:value-type="float">
            <text:p>6239333</text:p>
          </table:table-cell>
          <table:table-cell table:formula="of:=[.A392]/1000/(60*60*24)" office:value-type="time" office:time-value="PT01H43M59.333S" calcext:value-type="time">
            <text:p>01:43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23.11" calcext:value-type="float">
            <text:p>223.11</text:p>
          </table:table-cell>
          <table:table-cell office:value-type="float" office:value="286.45" calcext:value-type="float">
            <text:p>286.45</text:p>
          </table:table-cell>
        </table:table-row>
        <table:table-row table:style-name="ro1">
          <table:table-cell office:value-type="float" office:value="6255333" calcext:value-type="float">
            <text:p>6255333</text:p>
          </table:table-cell>
          <table:table-cell table:formula="of:=[.A393]/1000/(60*60*24)" office:value-type="time" office:time-value="PT01H44M15.333S" calcext:value-type="time">
            <text:p>01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23.66" calcext:value-type="float">
            <text:p>223.66</text:p>
          </table:table-cell>
          <table:table-cell office:value-type="float" office:value="287.13" calcext:value-type="float">
            <text:p>287.13</text:p>
          </table:table-cell>
        </table:table-row>
        <table:table-row table:style-name="ro1">
          <table:table-cell office:value-type="float" office:value="6271333" calcext:value-type="float">
            <text:p>6271333</text:p>
          </table:table-cell>
          <table:table-cell table:formula="of:=[.A394]/1000/(60*60*24)" office:value-type="time" office:time-value="PT01H44M31.333S" calcext:value-type="time">
            <text:p>01:44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24.21" calcext:value-type="float">
            <text:p>224.21</text:p>
          </table:table-cell>
          <table:table-cell office:value-type="float" office:value="287.81" calcext:value-type="float">
            <text:p>287.81</text:p>
          </table:table-cell>
        </table:table-row>
        <table:table-row table:style-name="ro1">
          <table:table-cell office:value-type="float" office:value="6287333" calcext:value-type="float">
            <text:p>6287333</text:p>
          </table:table-cell>
          <table:table-cell table:formula="of:=[.A395]/1000/(60*60*24)" office:value-type="time" office:time-value="PT01H44M47.333S" calcext:value-type="time">
            <text:p>01:44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24.76" calcext:value-type="float">
            <text:p>224.76</text:p>
          </table:table-cell>
          <table:table-cell office:value-type="float" office:value="288.48" calcext:value-type="float">
            <text:p>288.48</text:p>
          </table:table-cell>
        </table:table-row>
        <table:table-row table:style-name="ro1">
          <table:table-cell office:value-type="float" office:value="6303333" calcext:value-type="float">
            <text:p>6303333</text:p>
          </table:table-cell>
          <table:table-cell table:formula="of:=[.A396]/1000/(60*60*24)" office:value-type="time" office:time-value="PT01H45M03.333S" calcext:value-type="time">
            <text:p>01:45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25.31" calcext:value-type="float">
            <text:p>225.31</text:p>
          </table:table-cell>
          <table:table-cell office:value-type="float" office:value="289.16" calcext:value-type="float">
            <text:p>289.16</text:p>
          </table:table-cell>
        </table:table-row>
        <table:table-row table:style-name="ro1">
          <table:table-cell office:value-type="float" office:value="6319333" calcext:value-type="float">
            <text:p>6319333</text:p>
          </table:table-cell>
          <table:table-cell table:formula="of:=[.A397]/1000/(60*60*24)" office:value-type="time" office:time-value="PT01H45M19.333S" calcext:value-type="time">
            <text:p>01:45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25.86" calcext:value-type="float">
            <text:p>225.86</text:p>
          </table:table-cell>
          <table:table-cell office:value-type="float" office:value="289.84" calcext:value-type="float">
            <text:p>289.84</text:p>
          </table:table-cell>
        </table:table-row>
        <table:table-row table:style-name="ro1">
          <table:table-cell office:value-type="float" office:value="6335333" calcext:value-type="float">
            <text:p>6335333</text:p>
          </table:table-cell>
          <table:table-cell table:formula="of:=[.A398]/1000/(60*60*24)" office:value-type="time" office:time-value="PT01H45M35.333S" calcext:value-type="time">
            <text:p>01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26.41" calcext:value-type="float">
            <text:p>226.41</text:p>
          </table:table-cell>
          <table:table-cell office:value-type="float" office:value="290.51" calcext:value-type="float">
            <text:p>290.51</text:p>
          </table:table-cell>
        </table:table-row>
        <table:table-row table:style-name="ro1">
          <table:table-cell office:value-type="float" office:value="6351333" calcext:value-type="float">
            <text:p>6351333</text:p>
          </table:table-cell>
          <table:table-cell table:formula="of:=[.A399]/1000/(60*60*24)" office:value-type="time" office:time-value="PT01H45M51.333S" calcext:value-type="time">
            <text:p>01:45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26.96" calcext:value-type="float">
            <text:p>226.96</text:p>
          </table:table-cell>
          <table:table-cell office:value-type="float" office:value="291.19" calcext:value-type="float">
            <text:p>291.19</text:p>
          </table:table-cell>
        </table:table-row>
        <table:table-row table:style-name="ro1">
          <table:table-cell office:value-type="float" office:value="6367333" calcext:value-type="float">
            <text:p>6367333</text:p>
          </table:table-cell>
          <table:table-cell table:formula="of:=[.A400]/1000/(60*60*24)" office:value-type="time" office:time-value="PT01H46M07.333S" calcext:value-type="time">
            <text:p>01:46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27.51" calcext:value-type="float">
            <text:p>227.51</text:p>
          </table:table-cell>
          <table:table-cell office:value-type="float" office:value="291.87" calcext:value-type="float">
            <text:p>291.87</text:p>
          </table:table-cell>
        </table:table-row>
        <table:table-row table:style-name="ro1">
          <table:table-cell office:value-type="float" office:value="6383333" calcext:value-type="float">
            <text:p>6383333</text:p>
          </table:table-cell>
          <table:table-cell table:formula="of:=[.A401]/1000/(60*60*24)" office:value-type="time" office:time-value="PT01H46M23.333S" calcext:value-type="time">
            <text:p>01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28.06" calcext:value-type="float">
            <text:p>228.06</text:p>
          </table:table-cell>
          <table:table-cell office:value-type="float" office:value="292.54" calcext:value-type="float">
            <text:p>292.54</text:p>
          </table:table-cell>
        </table:table-row>
        <table:table-row table:style-name="ro1">
          <table:table-cell office:value-type="float" office:value="6399333" calcext:value-type="float">
            <text:p>6399333</text:p>
          </table:table-cell>
          <table:table-cell table:formula="of:=[.A402]/1000/(60*60*24)" office:value-type="time" office:time-value="PT01H46M39.333S" calcext:value-type="time">
            <text:p>01:46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28.61" calcext:value-type="float">
            <text:p>228.61</text:p>
          </table:table-cell>
          <table:table-cell office:value-type="float" office:value="293.22" calcext:value-type="float">
            <text:p>293.22</text:p>
          </table:table-cell>
        </table:table-row>
        <table:table-row table:style-name="ro1">
          <table:table-cell office:value-type="float" office:value="6415333" calcext:value-type="float">
            <text:p>6415333</text:p>
          </table:table-cell>
          <table:table-cell table:formula="of:=[.A403]/1000/(60*60*24)" office:value-type="time" office:time-value="PT01H46M55.333S" calcext:value-type="time">
            <text:p>01:46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29.16" calcext:value-type="float">
            <text:p>229.16</text:p>
          </table:table-cell>
          <table:table-cell office:value-type="float" office:value="293.9" calcext:value-type="float">
            <text:p>293.9</text:p>
          </table:table-cell>
        </table:table-row>
        <table:table-row table:style-name="ro1">
          <table:table-cell office:value-type="float" office:value="6431333" calcext:value-type="float">
            <text:p>6431333</text:p>
          </table:table-cell>
          <table:table-cell table:formula="of:=[.A404]/1000/(60*60*24)" office:value-type="time" office:time-value="PT01H47M11.333S" calcext:value-type="time">
            <text:p>01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29.71" calcext:value-type="float">
            <text:p>229.71</text:p>
          </table:table-cell>
          <table:table-cell office:value-type="float" office:value="294.57" calcext:value-type="float">
            <text:p>294.57</text:p>
          </table:table-cell>
        </table:table-row>
        <table:table-row table:style-name="ro1">
          <table:table-cell office:value-type="float" office:value="6447333" calcext:value-type="float">
            <text:p>6447333</text:p>
          </table:table-cell>
          <table:table-cell table:formula="of:=[.A405]/1000/(60*60*24)" office:value-type="time" office:time-value="PT01H47M27.333S" calcext:value-type="time">
            <text:p>01:47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30.26" calcext:value-type="float">
            <text:p>230.26</text:p>
          </table:table-cell>
          <table:table-cell office:value-type="float" office:value="295.25" calcext:value-type="float">
            <text:p>295.25</text:p>
          </table:table-cell>
        </table:table-row>
        <table:table-row table:style-name="ro1">
          <table:table-cell office:value-type="float" office:value="6463333" calcext:value-type="float">
            <text:p>6463333</text:p>
          </table:table-cell>
          <table:table-cell table:formula="of:=[.A406]/1000/(60*60*24)" office:value-type="time" office:time-value="PT01H47M43.333S" calcext:value-type="time">
            <text:p>01:47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30.81" calcext:value-type="float">
            <text:p>230.81</text:p>
          </table:table-cell>
          <table:table-cell office:value-type="float" office:value="295.93" calcext:value-type="float">
            <text:p>295.93</text:p>
          </table:table-cell>
        </table:table-row>
        <table:table-row table:style-name="ro1">
          <table:table-cell office:value-type="float" office:value="6479333" calcext:value-type="float">
            <text:p>6479333</text:p>
          </table:table-cell>
          <table:table-cell table:formula="of:=[.A407]/1000/(60*60*24)" office:value-type="time" office:time-value="PT01H47M59.333S" calcext:value-type="time">
            <text:p>01:47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31.36" calcext:value-type="float">
            <text:p>231.36</text:p>
          </table:table-cell>
          <table:table-cell office:value-type="float" office:value="296.6" calcext:value-type="float">
            <text:p>296.6</text:p>
          </table:table-cell>
        </table:table-row>
        <table:table-row table:style-name="ro1">
          <table:table-cell office:value-type="float" office:value="6495333" calcext:value-type="float">
            <text:p>6495333</text:p>
          </table:table-cell>
          <table:table-cell table:formula="of:=[.A408]/1000/(60*60*24)" office:value-type="time" office:time-value="PT01H48M15.333S" calcext:value-type="time">
            <text:p>01:48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31.91" calcext:value-type="float">
            <text:p>231.91</text:p>
          </table:table-cell>
          <table:table-cell office:value-type="float" office:value="297.28" calcext:value-type="float">
            <text:p>297.28</text:p>
          </table:table-cell>
        </table:table-row>
        <table:table-row table:style-name="ro1">
          <table:table-cell office:value-type="float" office:value="6511333" calcext:value-type="float">
            <text:p>6511333</text:p>
          </table:table-cell>
          <table:table-cell table:formula="of:=[.A409]/1000/(60*60*24)" office:value-type="time" office:time-value="PT01H48M31.333S" calcext:value-type="time">
            <text:p>01:48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32.46" calcext:value-type="float">
            <text:p>232.46</text:p>
          </table:table-cell>
          <table:table-cell office:value-type="float" office:value="297.95" calcext:value-type="float">
            <text:p>297.95</text:p>
          </table:table-cell>
        </table:table-row>
        <table:table-row table:style-name="ro1">
          <table:table-cell office:value-type="float" office:value="6527333" calcext:value-type="float">
            <text:p>6527333</text:p>
          </table:table-cell>
          <table:table-cell table:formula="of:=[.A410]/1000/(60*60*24)" office:value-type="time" office:time-value="PT01H48M47.333S" calcext:value-type="time">
            <text:p>01:48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33.01" calcext:value-type="float">
            <text:p>233.01</text:p>
          </table:table-cell>
          <table:table-cell office:value-type="float" office:value="298.63" calcext:value-type="float">
            <text:p>298.63</text:p>
          </table:table-cell>
        </table:table-row>
        <table:table-row table:style-name="ro1">
          <table:table-cell office:value-type="float" office:value="6543333" calcext:value-type="float">
            <text:p>6543333</text:p>
          </table:table-cell>
          <table:table-cell table:formula="of:=[.A411]/1000/(60*60*24)" office:value-type="time" office:time-value="PT01H49M03.333S" calcext:value-type="time">
            <text:p>01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33.56" calcext:value-type="float">
            <text:p>233.56</text:p>
          </table:table-cell>
          <table:table-cell office:value-type="float" office:value="299.3" calcext:value-type="float">
            <text:p>299.3</text:p>
          </table:table-cell>
        </table:table-row>
        <table:table-row table:style-name="ro1">
          <table:table-cell office:value-type="float" office:value="6559333" calcext:value-type="float">
            <text:p>6559333</text:p>
          </table:table-cell>
          <table:table-cell table:formula="of:=[.A412]/1000/(60*60*24)" office:value-type="time" office:time-value="PT01H49M19.333S" calcext:value-type="time">
            <text:p>01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34.11" calcext:value-type="float">
            <text:p>234.11</text:p>
          </table:table-cell>
          <table:table-cell office:value-type="float" office:value="299.98" calcext:value-type="float">
            <text:p>299.98</text:p>
          </table:table-cell>
        </table:table-row>
        <table:table-row table:style-name="ro1">
          <table:table-cell office:value-type="float" office:value="6575333" calcext:value-type="float">
            <text:p>6575333</text:p>
          </table:table-cell>
          <table:table-cell table:formula="of:=[.A413]/1000/(60*60*24)" office:value-type="time" office:time-value="PT01H49M35.333S" calcext:value-type="time">
            <text:p>01:49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34.66" calcext:value-type="float">
            <text:p>234.66</text:p>
          </table:table-cell>
          <table:table-cell office:value-type="float" office:value="300.65" calcext:value-type="float">
            <text:p>300.65</text:p>
          </table:table-cell>
        </table:table-row>
        <table:table-row table:style-name="ro1">
          <table:table-cell office:value-type="float" office:value="6591333" calcext:value-type="float">
            <text:p>6591333</text:p>
          </table:table-cell>
          <table:table-cell table:formula="of:=[.A414]/1000/(60*60*24)" office:value-type="time" office:time-value="PT01H49M51.333S" calcext:value-type="time">
            <text:p>01:49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35.2" calcext:value-type="float">
            <text:p>235.2</text:p>
          </table:table-cell>
          <table:table-cell office:value-type="float" office:value="301.33" calcext:value-type="float">
            <text:p>301.33</text:p>
          </table:table-cell>
        </table:table-row>
        <table:table-row table:style-name="ro1">
          <table:table-cell office:value-type="float" office:value="6607333" calcext:value-type="float">
            <text:p>6607333</text:p>
          </table:table-cell>
          <table:table-cell table:formula="of:=[.A415]/1000/(60*60*24)" office:value-type="time" office:time-value="PT01H50M07.333S" calcext:value-type="time">
            <text:p>01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35.75" calcext:value-type="float">
            <text:p>235.7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23333" calcext:value-type="float">
            <text:p>6623333</text:p>
          </table:table-cell>
          <table:table-cell table:formula="of:=[.A416]/1000/(60*60*24)" office:value-type="time" office:time-value="PT01H50M23.333S" calcext:value-type="time">
            <text:p>01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36.3" calcext:value-type="float">
            <text:p>236.3</text:p>
          </table:table-cell>
          <table:table-cell office:value-type="float" office:value="302.68" calcext:value-type="float">
            <text:p>302.68</text:p>
          </table:table-cell>
        </table:table-row>
        <table:table-row table:style-name="ro1">
          <table:table-cell office:value-type="float" office:value="6639333" calcext:value-type="float">
            <text:p>6639333</text:p>
          </table:table-cell>
          <table:table-cell table:formula="of:=[.A417]/1000/(60*60*24)" office:value-type="time" office:time-value="PT01H50M39.333S" calcext:value-type="time">
            <text:p>01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36.85" calcext:value-type="float">
            <text:p>236.85</text:p>
          </table:table-cell>
          <table:table-cell office:value-type="float" office:value="303.35" calcext:value-type="float">
            <text:p>303.35</text:p>
          </table:table-cell>
        </table:table-row>
        <table:table-row table:style-name="ro1">
          <table:table-cell office:value-type="float" office:value="6655333" calcext:value-type="float">
            <text:p>6655333</text:p>
          </table:table-cell>
          <table:table-cell table:formula="of:=[.A418]/1000/(60*60*24)" office:value-type="time" office:time-value="PT01H50M55.333S" calcext:value-type="time">
            <text:p>01:50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37.4" calcext:value-type="float">
            <text:p>237.4</text:p>
          </table:table-cell>
          <table:table-cell office:value-type="float" office:value="304.03" calcext:value-type="float">
            <text:p>304.03</text:p>
          </table:table-cell>
        </table:table-row>
        <table:table-row table:style-name="ro1">
          <table:table-cell office:value-type="float" office:value="6671333" calcext:value-type="float">
            <text:p>6671333</text:p>
          </table:table-cell>
          <table:table-cell table:formula="of:=[.A419]/1000/(60*60*24)" office:value-type="time" office:time-value="PT01H51M11.333S" calcext:value-type="time">
            <text:p>01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237.95" calcext:value-type="float">
            <text:p>237.95</text:p>
          </table:table-cell>
          <table:table-cell office:value-type="float" office:value="304.7" calcext:value-type="float">
            <text:p>304.7</text:p>
          </table:table-cell>
        </table:table-row>
        <table:table-row table:style-name="ro1">
          <table:table-cell office:value-type="float" office:value="6687333" calcext:value-type="float">
            <text:p>6687333</text:p>
          </table:table-cell>
          <table:table-cell table:formula="of:=[.A420]/1000/(60*60*24)" office:value-type="time" office:time-value="PT01H51M27.333S" calcext:value-type="time">
            <text:p>01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38.5" calcext:value-type="float">
            <text:p>238.5</text:p>
          </table:table-cell>
          <table:table-cell office:value-type="float" office:value="305.38" calcext:value-type="float">
            <text:p>305.38</text:p>
          </table:table-cell>
        </table:table-row>
        <table:table-row table:style-name="ro1">
          <table:table-cell office:value-type="float" office:value="6703333" calcext:value-type="float">
            <text:p>6703333</text:p>
          </table:table-cell>
          <table:table-cell table:formula="of:=[.A421]/1000/(60*60*24)" office:value-type="time" office:time-value="PT01H51M43.333S" calcext:value-type="time">
            <text:p>01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39.05" calcext:value-type="float">
            <text:p>239.05</text:p>
          </table:table-cell>
          <table:table-cell office:value-type="float" office:value="306.05" calcext:value-type="float">
            <text:p>306.05</text:p>
          </table:table-cell>
        </table:table-row>
        <table:table-row table:style-name="ro1">
          <table:table-cell office:value-type="float" office:value="6719333" calcext:value-type="float">
            <text:p>6719333</text:p>
          </table:table-cell>
          <table:table-cell table:formula="of:=[.A422]/1000/(60*60*24)" office:value-type="time" office:time-value="PT01H51M59.333S" calcext:value-type="time">
            <text:p>01:51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239.6" calcext:value-type="float">
            <text:p>239.6</text:p>
          </table:table-cell>
          <table:table-cell office:value-type="float" office:value="306.73" calcext:value-type="float">
            <text:p>306.73</text:p>
          </table:table-cell>
        </table:table-row>
        <table:table-row table:style-name="ro1">
          <table:table-cell office:value-type="float" office:value="6735333" calcext:value-type="float">
            <text:p>6735333</text:p>
          </table:table-cell>
          <table:table-cell table:formula="of:=[.A423]/1000/(60*60*24)" office:value-type="time" office:time-value="PT01H52M15.333S" calcext:value-type="time">
            <text:p>01:52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40.15" calcext:value-type="float">
            <text:p>240.15</text:p>
          </table:table-cell>
          <table:table-cell office:value-type="float" office:value="307.4" calcext:value-type="float">
            <text:p>307.4</text:p>
          </table:table-cell>
        </table:table-row>
        <table:table-row table:style-name="ro1">
          <table:table-cell office:value-type="float" office:value="6751333" calcext:value-type="float">
            <text:p>6751333</text:p>
          </table:table-cell>
          <table:table-cell table:formula="of:=[.A424]/1000/(60*60*24)" office:value-type="time" office:time-value="PT01H52M31.333S" calcext:value-type="time">
            <text:p>01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40.7" calcext:value-type="float">
            <text:p>240.7</text:p>
          </table:table-cell>
          <table:table-cell office:value-type="float" office:value="308.08" calcext:value-type="float">
            <text:p>308.08</text:p>
          </table:table-cell>
        </table:table-row>
        <table:table-row table:style-name="ro1">
          <table:table-cell office:value-type="float" office:value="6767333" calcext:value-type="float">
            <text:p>6767333</text:p>
          </table:table-cell>
          <table:table-cell table:formula="of:=[.A425]/1000/(60*60*24)" office:value-type="time" office:time-value="PT01H52M47.333S" calcext:value-type="time">
            <text:p>01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41.24" calcext:value-type="float">
            <text:p>241.24</text:p>
          </table:table-cell>
          <table:table-cell office:value-type="float" office:value="308.75" calcext:value-type="float">
            <text:p>308.75</text:p>
          </table:table-cell>
        </table:table-row>
        <table:table-row table:style-name="ro1">
          <table:table-cell office:value-type="float" office:value="6783333" calcext:value-type="float">
            <text:p>6783333</text:p>
          </table:table-cell>
          <table:table-cell table:formula="of:=[.A426]/1000/(60*60*24)" office:value-type="time" office:time-value="PT01H53M03.333S" calcext:value-type="time">
            <text:p>01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41.79" calcext:value-type="float">
            <text:p>241.79</text:p>
          </table:table-cell>
          <table:table-cell office:value-type="float" office:value="309.43" calcext:value-type="float">
            <text:p>309.43</text:p>
          </table:table-cell>
        </table:table-row>
        <table:table-row table:style-name="ro1">
          <table:table-cell office:value-type="float" office:value="6799333" calcext:value-type="float">
            <text:p>6799333</text:p>
          </table:table-cell>
          <table:table-cell table:formula="of:=[.A427]/1000/(60*60*24)" office:value-type="time" office:time-value="PT01H53M19.333S" calcext:value-type="time">
            <text:p>01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42.34" calcext:value-type="float">
            <text:p>242.34</text:p>
          </table:table-cell>
          <table:table-cell office:value-type="float" office:value="310.1" calcext:value-type="float">
            <text:p>310.1</text:p>
          </table:table-cell>
        </table:table-row>
        <table:table-row table:style-name="ro1">
          <table:table-cell office:value-type="float" office:value="6815333" calcext:value-type="float">
            <text:p>6815333</text:p>
          </table:table-cell>
          <table:table-cell table:formula="of:=[.A428]/1000/(60*60*24)" office:value-type="time" office:time-value="PT01H53M35.333S" calcext:value-type="time">
            <text:p>01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42.89" calcext:value-type="float">
            <text:p>242.89</text:p>
          </table:table-cell>
          <table:table-cell office:value-type="float" office:value="310.77" calcext:value-type="float">
            <text:p>310.77</text:p>
          </table:table-cell>
        </table:table-row>
        <table:table-row table:style-name="ro1">
          <table:table-cell office:value-type="float" office:value="6831333" calcext:value-type="float">
            <text:p>6831333</text:p>
          </table:table-cell>
          <table:table-cell table:formula="of:=[.A429]/1000/(60*60*24)" office:value-type="time" office:time-value="PT01H53M51.333S" calcext:value-type="time">
            <text:p>01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43.44" calcext:value-type="float">
            <text:p>243.44</text:p>
          </table:table-cell>
          <table:table-cell office:value-type="float" office:value="311.45" calcext:value-type="float">
            <text:p>311.45</text:p>
          </table:table-cell>
        </table:table-row>
        <table:table-row table:style-name="ro1">
          <table:table-cell office:value-type="float" office:value="6847333" calcext:value-type="float">
            <text:p>6847333</text:p>
          </table:table-cell>
          <table:table-cell table:formula="of:=[.A430]/1000/(60*60*24)" office:value-type="time" office:time-value="PT01H54M07.333S" calcext:value-type="time">
            <text:p>01:54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43.99" calcext:value-type="float">
            <text:p>243.99</text:p>
          </table:table-cell>
          <table:table-cell office:value-type="float" office:value="312.12" calcext:value-type="float">
            <text:p>312.12</text:p>
          </table:table-cell>
        </table:table-row>
        <table:table-row table:style-name="ro1">
          <table:table-cell office:value-type="float" office:value="6863333" calcext:value-type="float">
            <text:p>6863333</text:p>
          </table:table-cell>
          <table:table-cell table:formula="of:=[.A431]/1000/(60*60*24)" office:value-type="time" office:time-value="PT01H54M23.333S" calcext:value-type="time">
            <text:p>01:54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44.54" calcext:value-type="float">
            <text:p>244.54</text:p>
          </table:table-cell>
          <table:table-cell office:value-type="float" office:value="312.8" calcext:value-type="float">
            <text:p>312.8</text:p>
          </table:table-cell>
        </table:table-row>
        <table:table-row table:style-name="ro1">
          <table:table-cell office:value-type="float" office:value="6879333" calcext:value-type="float">
            <text:p>6879333</text:p>
          </table:table-cell>
          <table:table-cell table:formula="of:=[.A432]/1000/(60*60*24)" office:value-type="time" office:time-value="PT01H54M39.333S" calcext:value-type="time">
            <text:p>01:54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45.09" calcext:value-type="float">
            <text:p>245.09</text:p>
          </table:table-cell>
          <table:table-cell office:value-type="float" office:value="313.47" calcext:value-type="float">
            <text:p>313.47</text:p>
          </table:table-cell>
        </table:table-row>
        <table:table-row table:style-name="ro1">
          <table:table-cell office:value-type="float" office:value="6895333" calcext:value-type="float">
            <text:p>6895333</text:p>
          </table:table-cell>
          <table:table-cell table:formula="of:=[.A433]/1000/(60*60*24)" office:value-type="time" office:time-value="PT01H54M55.333S" calcext:value-type="time">
            <text:p>01:54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45.64" calcext:value-type="float">
            <text:p>245.64</text:p>
          </table:table-cell>
          <table:table-cell office:value-type="float" office:value="314.15" calcext:value-type="float">
            <text:p>314.15</text:p>
          </table:table-cell>
        </table:table-row>
        <table:table-row table:style-name="ro1">
          <table:table-cell office:value-type="float" office:value="6911333" calcext:value-type="float">
            <text:p>6911333</text:p>
          </table:table-cell>
          <table:table-cell table:formula="of:=[.A434]/1000/(60*60*24)" office:value-type="time" office:time-value="PT01H55M11.333S" calcext:value-type="time">
            <text:p>01:55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46.18" calcext:value-type="float">
            <text:p>246.18</text:p>
          </table:table-cell>
          <table:table-cell office:value-type="float" office:value="314.82" calcext:value-type="float">
            <text:p>314.82</text:p>
          </table:table-cell>
        </table:table-row>
        <table:table-row table:style-name="ro1">
          <table:table-cell office:value-type="float" office:value="6927333" calcext:value-type="float">
            <text:p>6927333</text:p>
          </table:table-cell>
          <table:table-cell table:formula="of:=[.A435]/1000/(60*60*24)" office:value-type="time" office:time-value="PT01H55M27.333S" calcext:value-type="time">
            <text:p>01:55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46.73" calcext:value-type="float">
            <text:p>246.73</text:p>
          </table:table-cell>
          <table:table-cell office:value-type="float" office:value="315.49" calcext:value-type="float">
            <text:p>315.49</text:p>
          </table:table-cell>
        </table:table-row>
        <table:table-row table:style-name="ro1">
          <table:table-cell office:value-type="float" office:value="6943333" calcext:value-type="float">
            <text:p>6943333</text:p>
          </table:table-cell>
          <table:table-cell table:formula="of:=[.A436]/1000/(60*60*24)" office:value-type="time" office:time-value="PT01H55M43.333S" calcext:value-type="time">
            <text:p>01:55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47.28" calcext:value-type="float">
            <text:p>247.28</text:p>
          </table:table-cell>
          <table:table-cell office:value-type="float" office:value="316.17" calcext:value-type="float">
            <text:p>316.17</text:p>
          </table:table-cell>
        </table:table-row>
        <table:table-row table:style-name="ro1">
          <table:table-cell office:value-type="float" office:value="6959333" calcext:value-type="float">
            <text:p>6959333</text:p>
          </table:table-cell>
          <table:table-cell table:formula="of:=[.A437]/1000/(60*60*24)" office:value-type="time" office:time-value="PT01H55M59.333S" calcext:value-type="time">
            <text:p>01:55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47.83" calcext:value-type="float">
            <text:p>247.83</text:p>
          </table:table-cell>
          <table:table-cell office:value-type="float" office:value="316.84" calcext:value-type="float">
            <text:p>316.84</text:p>
          </table:table-cell>
        </table:table-row>
        <table:table-row table:style-name="ro1">
          <table:table-cell office:value-type="float" office:value="6975333" calcext:value-type="float">
            <text:p>6975333</text:p>
          </table:table-cell>
          <table:table-cell table:formula="of:=[.A438]/1000/(60*60*24)" office:value-type="time" office:time-value="PT01H56M15.333S" calcext:value-type="time">
            <text:p>01:56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48.38" calcext:value-type="float">
            <text:p>248.38</text:p>
          </table:table-cell>
          <table:table-cell office:value-type="float" office:value="317.52" calcext:value-type="float">
            <text:p>317.52</text:p>
          </table:table-cell>
        </table:table-row>
        <table:table-row table:style-name="ro1">
          <table:table-cell office:value-type="float" office:value="6991333" calcext:value-type="float">
            <text:p>6991333</text:p>
          </table:table-cell>
          <table:table-cell table:formula="of:=[.A439]/1000/(60*60*24)" office:value-type="time" office:time-value="PT01H56M31.333S" calcext:value-type="time">
            <text:p>01:56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48.93" calcext:value-type="float">
            <text:p>248.93</text:p>
          </table:table-cell>
          <table:table-cell office:value-type="float" office:value="318.19" calcext:value-type="float">
            <text:p>318.19</text:p>
          </table:table-cell>
        </table:table-row>
        <table:table-row table:style-name="ro1">
          <table:table-cell office:value-type="float" office:value="7007333" calcext:value-type="float">
            <text:p>7007333</text:p>
          </table:table-cell>
          <table:table-cell table:formula="of:=[.A440]/1000/(60*60*24)" office:value-type="time" office:time-value="PT01H56M47.333S" calcext:value-type="time">
            <text:p>01:56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49.48" calcext:value-type="float">
            <text:p>249.48</text:p>
          </table:table-cell>
          <table:table-cell office:value-type="float" office:value="318.86" calcext:value-type="float">
            <text:p>318.86</text:p>
          </table:table-cell>
        </table:table-row>
        <table:table-row table:style-name="ro1">
          <table:table-cell office:value-type="float" office:value="7023333" calcext:value-type="float">
            <text:p>7023333</text:p>
          </table:table-cell>
          <table:table-cell table:formula="of:=[.A441]/1000/(60*60*24)" office:value-type="time" office:time-value="PT01H57M03.333S" calcext:value-type="time">
            <text:p>01:57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0.02" calcext:value-type="float">
            <text:p>250.02</text:p>
          </table:table-cell>
          <table:table-cell office:value-type="float" office:value="319.54" calcext:value-type="float">
            <text:p>319.54</text:p>
          </table:table-cell>
        </table:table-row>
        <table:table-row table:style-name="ro1">
          <table:table-cell office:value-type="float" office:value="7039333" calcext:value-type="float">
            <text:p>7039333</text:p>
          </table:table-cell>
          <table:table-cell table:formula="of:=[.A442]/1000/(60*60*24)" office:value-type="time" office:time-value="PT01H57M19.333S" calcext:value-type="time">
            <text:p>01:57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0.57" calcext:value-type="float">
            <text:p>250.57</text:p>
          </table:table-cell>
          <table:table-cell office:value-type="float" office:value="320.21" calcext:value-type="float">
            <text:p>320.21</text:p>
          </table:table-cell>
        </table:table-row>
        <table:table-row table:style-name="ro1">
          <table:table-cell office:value-type="float" office:value="7055333" calcext:value-type="float">
            <text:p>7055333</text:p>
          </table:table-cell>
          <table:table-cell table:formula="of:=[.A443]/1000/(60*60*24)" office:value-type="time" office:time-value="PT01H57M35.333S" calcext:value-type="time">
            <text:p>01:57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1.12" calcext:value-type="float">
            <text:p>251.12</text:p>
          </table:table-cell>
          <table:table-cell office:value-type="float" office:value="320.89" calcext:value-type="float">
            <text:p>320.89</text:p>
          </table:table-cell>
        </table:table-row>
        <table:table-row table:style-name="ro1">
          <table:table-cell office:value-type="float" office:value="7071333" calcext:value-type="float">
            <text:p>7071333</text:p>
          </table:table-cell>
          <table:table-cell table:formula="of:=[.A444]/1000/(60*60*24)" office:value-type="time" office:time-value="PT01H57M51.333S" calcext:value-type="time">
            <text:p>01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1.67" calcext:value-type="float">
            <text:p>251.67</text:p>
          </table:table-cell>
          <table:table-cell office:value-type="float" office:value="321.56" calcext:value-type="float">
            <text:p>321.56</text:p>
          </table:table-cell>
        </table:table-row>
        <table:table-row table:style-name="ro1">
          <table:table-cell office:value-type="float" office:value="7087333" calcext:value-type="float">
            <text:p>7087333</text:p>
          </table:table-cell>
          <table:table-cell table:formula="of:=[.A445]/1000/(60*60*24)" office:value-type="time" office:time-value="PT01H58M07.333S" calcext:value-type="time">
            <text:p>01:58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2.22" calcext:value-type="float">
            <text:p>252.22</text:p>
          </table:table-cell>
          <table:table-cell office:value-type="float" office:value="322.23" calcext:value-type="float">
            <text:p>322.23</text:p>
          </table:table-cell>
        </table:table-row>
        <table:table-row table:style-name="ro1">
          <table:table-cell office:value-type="float" office:value="7103333" calcext:value-type="float">
            <text:p>7103333</text:p>
          </table:table-cell>
          <table:table-cell table:formula="of:=[.A446]/1000/(60*60*24)" office:value-type="time" office:time-value="PT01H58M23.333S" calcext:value-type="time">
            <text:p>01:58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2.77" calcext:value-type="float">
            <text:p>252.77</text:p>
          </table:table-cell>
          <table:table-cell office:value-type="float" office:value="322.91" calcext:value-type="float">
            <text:p>322.91</text:p>
          </table:table-cell>
        </table:table-row>
        <table:table-row table:style-name="ro1">
          <table:table-cell office:value-type="float" office:value="7119333" calcext:value-type="float">
            <text:p>7119333</text:p>
          </table:table-cell>
          <table:table-cell table:formula="of:=[.A447]/1000/(60*60*24)" office:value-type="time" office:time-value="PT01H58M39.333S" calcext:value-type="time">
            <text:p>01:58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3.32" calcext:value-type="float">
            <text:p>253.32</text:p>
          </table:table-cell>
          <table:table-cell office:value-type="float" office:value="323.58" calcext:value-type="float">
            <text:p>323.58</text:p>
          </table:table-cell>
        </table:table-row>
        <table:table-row table:style-name="ro1">
          <table:table-cell office:value-type="float" office:value="7135333" calcext:value-type="float">
            <text:p>7135333</text:p>
          </table:table-cell>
          <table:table-cell table:formula="of:=[.A448]/1000/(60*60*24)" office:value-type="time" office:time-value="PT01H58M55.333S" calcext:value-type="time">
            <text:p>01:58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3.86" calcext:value-type="float">
            <text:p>253.86</text:p>
          </table:table-cell>
          <table:table-cell office:value-type="float" office:value="324.25" calcext:value-type="float">
            <text:p>324.25</text:p>
          </table:table-cell>
        </table:table-row>
        <table:table-row table:style-name="ro1">
          <table:table-cell office:value-type="float" office:value="7151333" calcext:value-type="float">
            <text:p>7151333</text:p>
          </table:table-cell>
          <table:table-cell table:formula="of:=[.A449]/1000/(60*60*24)" office:value-type="time" office:time-value="PT01H59M11.333S" calcext:value-type="time">
            <text:p>01:59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4.41" calcext:value-type="float">
            <text:p>254.41</text:p>
          </table:table-cell>
          <table:table-cell office:value-type="float" office:value="324.93" calcext:value-type="float">
            <text:p>324.93</text:p>
          </table:table-cell>
        </table:table-row>
        <table:table-row table:style-name="ro1">
          <table:table-cell office:value-type="float" office:value="7167333" calcext:value-type="float">
            <text:p>7167333</text:p>
          </table:table-cell>
          <table:table-cell table:formula="of:=[.A450]/1000/(60*60*24)" office:value-type="time" office:time-value="PT01H59M27.333S" calcext:value-type="time">
            <text:p>01:59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4.96" calcext:value-type="float">
            <text:p>254.96</text:p>
          </table:table-cell>
          <table:table-cell office:value-type="float" office:value="325.6" calcext:value-type="float">
            <text:p>325.6</text:p>
          </table:table-cell>
        </table:table-row>
        <table:table-row table:style-name="ro1">
          <table:table-cell office:value-type="float" office:value="7183333" calcext:value-type="float">
            <text:p>7183333</text:p>
          </table:table-cell>
          <table:table-cell table:formula="of:=[.A451]/1000/(60*60*24)" office:value-type="time" office:time-value="PT01H59M43.333S" calcext:value-type="time">
            <text:p>01:59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5.51" calcext:value-type="float">
            <text:p>255.51</text:p>
          </table:table-cell>
          <table:table-cell office:value-type="float" office:value="326.28" calcext:value-type="float">
            <text:p>326.28</text:p>
          </table:table-cell>
        </table:table-row>
        <table:table-row table:style-name="ro1">
          <table:table-cell office:value-type="float" office:value="7199333" calcext:value-type="float">
            <text:p>7199333</text:p>
          </table:table-cell>
          <table:table-cell table:formula="of:=[.A452]/1000/(60*60*24)" office:value-type="time" office:time-value="PT01H59M59.333S" calcext:value-type="time">
            <text:p>01:59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6.06" calcext:value-type="float">
            <text:p>256.06</text:p>
          </table:table-cell>
          <table:table-cell office:value-type="float" office:value="326.95" calcext:value-type="float">
            <text:p>326.95</text:p>
          </table:table-cell>
        </table:table-row>
        <table:table-row table:style-name="ro1">
          <table:table-cell office:value-type="float" office:value="7215333" calcext:value-type="float">
            <text:p>7215333</text:p>
          </table:table-cell>
          <table:table-cell table:formula="of:=[.A453]/1000/(60*60*24)" office:value-type="time" office:time-value="PT02H00M15.333S" calcext:value-type="time">
            <text:p>02:00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6.61" calcext:value-type="float">
            <text:p>256.61</text:p>
          </table:table-cell>
          <table:table-cell office:value-type="float" office:value="327.62" calcext:value-type="float">
            <text:p>327.62</text:p>
          </table:table-cell>
        </table:table-row>
        <table:table-row table:style-name="ro1">
          <table:table-cell office:value-type="float" office:value="7231333" calcext:value-type="float">
            <text:p>7231333</text:p>
          </table:table-cell>
          <table:table-cell table:formula="of:=[.A454]/1000/(60*60*24)" office:value-type="time" office:time-value="PT02H00M31.333S" calcext:value-type="time">
            <text:p>02:00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7.15" calcext:value-type="float">
            <text:p>257.15</text:p>
          </table:table-cell>
          <table:table-cell office:value-type="float" office:value="328.3" calcext:value-type="float">
            <text:p>328.3</text:p>
          </table:table-cell>
        </table:table-row>
        <table:table-row table:style-name="ro1">
          <table:table-cell office:value-type="float" office:value="7247333" calcext:value-type="float">
            <text:p>7247333</text:p>
          </table:table-cell>
          <table:table-cell table:formula="of:=[.A455]/1000/(60*60*24)" office:value-type="time" office:time-value="PT02H00M47.333S" calcext:value-type="time">
            <text:p>02:00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7.7" calcext:value-type="float">
            <text:p>257.7</text:p>
          </table:table-cell>
          <table:table-cell office:value-type="float" office:value="328.97" calcext:value-type="float">
            <text:p>328.97</text:p>
          </table:table-cell>
        </table:table-row>
        <table:table-row table:style-name="ro1">
          <table:table-cell office:value-type="float" office:value="7263333" calcext:value-type="float">
            <text:p>7263333</text:p>
          </table:table-cell>
          <table:table-cell table:formula="of:=[.A456]/1000/(60*60*24)" office:value-type="time" office:time-value="PT02H01M03.333S" calcext:value-type="time">
            <text:p>02:01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8.25" calcext:value-type="float">
            <text:p>258.25</text:p>
          </table:table-cell>
          <table:table-cell office:value-type="float" office:value="329.64" calcext:value-type="float">
            <text:p>329.64</text:p>
          </table:table-cell>
        </table:table-row>
        <table:table-row table:style-name="ro1">
          <table:table-cell office:value-type="float" office:value="7279333" calcext:value-type="float">
            <text:p>7279333</text:p>
          </table:table-cell>
          <table:table-cell table:formula="of:=[.A457]/1000/(60*60*24)" office:value-type="time" office:time-value="PT02H01M19.333S" calcext:value-type="time">
            <text:p>02:01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8.8" calcext:value-type="float">
            <text:p>258.8</text:p>
          </table:table-cell>
          <table:table-cell office:value-type="float" office:value="330.32" calcext:value-type="float">
            <text:p>330.32</text:p>
          </table:table-cell>
        </table:table-row>
        <table:table-row table:style-name="ro1">
          <table:table-cell office:value-type="float" office:value="7295333" calcext:value-type="float">
            <text:p>7295333</text:p>
          </table:table-cell>
          <table:table-cell table:formula="of:=[.A458]/1000/(60*60*24)" office:value-type="time" office:time-value="PT02H01M35.333S" calcext:value-type="time">
            <text:p>02:01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9.35" calcext:value-type="float">
            <text:p>259.35</text:p>
          </table:table-cell>
          <table:table-cell office:value-type="float" office:value="330.99" calcext:value-type="float">
            <text:p>330.99</text:p>
          </table:table-cell>
        </table:table-row>
        <table:table-row table:style-name="ro1">
          <table:table-cell office:value-type="float" office:value="7311333" calcext:value-type="float">
            <text:p>7311333</text:p>
          </table:table-cell>
          <table:table-cell table:formula="of:=[.A459]/1000/(60*60*24)" office:value-type="time" office:time-value="PT02H01M51.333S" calcext:value-type="time">
            <text:p>02:01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59.89" calcext:value-type="float">
            <text:p>259.89</text:p>
          </table:table-cell>
          <table:table-cell office:value-type="float" office:value="331.66" calcext:value-type="float">
            <text:p>331.66</text:p>
          </table:table-cell>
        </table:table-row>
        <table:table-row table:style-name="ro1">
          <table:table-cell office:value-type="float" office:value="7327333" calcext:value-type="float">
            <text:p>7327333</text:p>
          </table:table-cell>
          <table:table-cell table:formula="of:=[.A460]/1000/(60*60*24)" office:value-type="time" office:time-value="PT02H02M07.333S" calcext:value-type="time">
            <text:p>02:02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60.44" calcext:value-type="float">
            <text:p>260.44</text:p>
          </table:table-cell>
          <table:table-cell office:value-type="float" office:value="332.34" calcext:value-type="float">
            <text:p>332.34</text:p>
          </table:table-cell>
        </table:table-row>
        <table:table-row table:style-name="ro1">
          <table:table-cell office:value-type="float" office:value="7343333" calcext:value-type="float">
            <text:p>7343333</text:p>
          </table:table-cell>
          <table:table-cell table:formula="of:=[.A461]/1000/(60*60*24)" office:value-type="time" office:time-value="PT02H02M23.333S" calcext:value-type="time">
            <text:p>02:02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60.99" calcext:value-type="float">
            <text:p>260.99</text:p>
          </table:table-cell>
          <table:table-cell office:value-type="float" office:value="333.01" calcext:value-type="float">
            <text:p>333.01</text:p>
          </table:table-cell>
        </table:table-row>
        <table:table-row table:style-name="ro1">
          <table:table-cell office:value-type="float" office:value="7359333" calcext:value-type="float">
            <text:p>7359333</text:p>
          </table:table-cell>
          <table:table-cell table:formula="of:=[.A462]/1000/(60*60*24)" office:value-type="time" office:time-value="PT02H02M39.333S" calcext:value-type="time">
            <text:p>02:02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61.54" calcext:value-type="float">
            <text:p>261.54</text:p>
          </table:table-cell>
          <table:table-cell office:value-type="float" office:value="333.69" calcext:value-type="float">
            <text:p>333.69</text:p>
          </table:table-cell>
        </table:table-row>
        <table:table-row table:style-name="ro1">
          <table:table-cell office:value-type="float" office:value="7375333" calcext:value-type="float">
            <text:p>7375333</text:p>
          </table:table-cell>
          <table:table-cell table:formula="of:=[.A463]/1000/(60*60*24)" office:value-type="time" office:time-value="PT02H02M55.333S" calcext:value-type="time">
            <text:p>02:02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62.09" calcext:value-type="float">
            <text:p>262.09</text:p>
          </table:table-cell>
          <table:table-cell office:value-type="float" office:value="334.36" calcext:value-type="float">
            <text:p>334.36</text:p>
          </table:table-cell>
        </table:table-row>
        <table:table-row table:style-name="ro1">
          <table:table-cell office:value-type="float" office:value="7391333" calcext:value-type="float">
            <text:p>7391333</text:p>
          </table:table-cell>
          <table:table-cell table:formula="of:=[.A464]/1000/(60*60*24)" office:value-type="time" office:time-value="PT02H03M11.333S" calcext:value-type="time">
            <text:p>02:03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62.64" calcext:value-type="float">
            <text:p>262.64</text:p>
          </table:table-cell>
          <table:table-cell office:value-type="float" office:value="335.03" calcext:value-type="float">
            <text:p>335.03</text:p>
          </table:table-cell>
        </table:table-row>
        <table:table-row table:style-name="ro1">
          <table:table-cell office:value-type="float" office:value="7407333" calcext:value-type="float">
            <text:p>7407333</text:p>
          </table:table-cell>
          <table:table-cell table:formula="of:=[.A465]/1000/(60*60*24)" office:value-type="time" office:time-value="PT02H03M27.333S" calcext:value-type="time">
            <text:p>02:03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63.18" calcext:value-type="float">
            <text:p>263.18</text:p>
          </table:table-cell>
          <table:table-cell office:value-type="float" office:value="335.71" calcext:value-type="float">
            <text:p>335.71</text:p>
          </table:table-cell>
        </table:table-row>
        <table:table-row table:style-name="ro1">
          <table:table-cell office:value-type="float" office:value="7423333" calcext:value-type="float">
            <text:p>7423333</text:p>
          </table:table-cell>
          <table:table-cell table:formula="of:=[.A466]/1000/(60*60*24)" office:value-type="time" office:time-value="PT02H03M43.333S" calcext:value-type="time">
            <text:p>02:03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63.73" calcext:value-type="float">
            <text:p>263.73</text:p>
          </table:table-cell>
          <table:table-cell office:value-type="float" office:value="336.38" calcext:value-type="float">
            <text:p>336.38</text:p>
          </table:table-cell>
        </table:table-row>
        <table:table-row table:style-name="ro1">
          <table:table-cell office:value-type="float" office:value="7439333" calcext:value-type="float">
            <text:p>7439333</text:p>
          </table:table-cell>
          <table:table-cell table:formula="of:=[.A467]/1000/(60*60*24)" office:value-type="time" office:time-value="PT02H03M59.333S" calcext:value-type="time">
            <text:p>02:03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64.28" calcext:value-type="float">
            <text:p>264.28</text:p>
          </table:table-cell>
          <table:table-cell office:value-type="float" office:value="337.05" calcext:value-type="float">
            <text:p>337.05</text:p>
          </table:table-cell>
        </table:table-row>
        <table:table-row table:style-name="ro1">
          <table:table-cell office:value-type="float" office:value="7455333" calcext:value-type="float">
            <text:p>7455333</text:p>
          </table:table-cell>
          <table:table-cell table:formula="of:=[.A468]/1000/(60*60*24)" office:value-type="time" office:time-value="PT02H04M15.333S" calcext:value-type="time">
            <text:p>02:04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64.83" calcext:value-type="float">
            <text:p>264.83</text:p>
          </table:table-cell>
          <table:table-cell office:value-type="float" office:value="337.73" calcext:value-type="float">
            <text:p>337.73</text:p>
          </table:table-cell>
        </table:table-row>
        <table:table-row table:style-name="ro1">
          <table:table-cell office:value-type="float" office:value="7471333" calcext:value-type="float">
            <text:p>7471333</text:p>
          </table:table-cell>
          <table:table-cell table:formula="of:=[.A469]/1000/(60*60*24)" office:value-type="time" office:time-value="PT02H04M31.333S" calcext:value-type="time">
            <text:p>02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265.38" calcext:value-type="float">
            <text:p>265.38</text:p>
          </table:table-cell>
          <table:table-cell office:value-type="float" office:value="338.4" calcext:value-type="float">
            <text:p>338.4</text:p>
          </table:table-cell>
        </table:table-row>
        <table:table-row table:style-name="ro1">
          <table:table-cell office:value-type="float" office:value="7487333" calcext:value-type="float">
            <text:p>7487333</text:p>
          </table:table-cell>
          <table:table-cell table:formula="of:=[.A470]/1000/(60*60*24)" office:value-type="time" office:time-value="PT02H04M47.333S" calcext:value-type="time">
            <text:p>02:04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65.92" calcext:value-type="float">
            <text:p>265.92</text:p>
          </table:table-cell>
          <table:table-cell office:value-type="float" office:value="339.07" calcext:value-type="float">
            <text:p>339.07</text:p>
          </table:table-cell>
        </table:table-row>
        <table:table-row table:style-name="ro1">
          <table:table-cell office:value-type="float" office:value="7503333" calcext:value-type="float">
            <text:p>7503333</text:p>
          </table:table-cell>
          <table:table-cell table:formula="of:=[.A471]/1000/(60*60*24)" office:value-type="time" office:time-value="PT02H05M03.333S" calcext:value-type="time">
            <text:p>02:05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66.47" calcext:value-type="float">
            <text:p>266.47</text:p>
          </table:table-cell>
          <table:table-cell office:value-type="float" office:value="339.74" calcext:value-type="float">
            <text:p>339.74</text:p>
          </table:table-cell>
        </table:table-row>
        <table:table-row table:style-name="ro1">
          <table:table-cell office:value-type="float" office:value="7519333" calcext:value-type="float">
            <text:p>7519333</text:p>
          </table:table-cell>
          <table:table-cell table:formula="of:=[.A472]/1000/(60*60*24)" office:value-type="time" office:time-value="PT02H05M19.333S" calcext:value-type="time">
            <text:p>02:05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67.02" calcext:value-type="float">
            <text:p>267.02</text:p>
          </table:table-cell>
          <table:table-cell office:value-type="float" office:value="340.42" calcext:value-type="float">
            <text:p>340.42</text:p>
          </table:table-cell>
        </table:table-row>
        <table:table-row table:style-name="ro1">
          <table:table-cell office:value-type="float" office:value="7535333" calcext:value-type="float">
            <text:p>7535333</text:p>
          </table:table-cell>
          <table:table-cell table:formula="of:=[.A473]/1000/(60*60*24)" office:value-type="time" office:time-value="PT02H05M35.333S" calcext:value-type="time">
            <text:p>02:05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67.57" calcext:value-type="float">
            <text:p>267.57</text:p>
          </table:table-cell>
          <table:table-cell office:value-type="float" office:value="341.09" calcext:value-type="float">
            <text:p>341.09</text:p>
          </table:table-cell>
        </table:table-row>
        <table:table-row table:style-name="ro1">
          <table:table-cell office:value-type="float" office:value="7551333" calcext:value-type="float">
            <text:p>7551333</text:p>
          </table:table-cell>
          <table:table-cell table:formula="of:=[.A474]/1000/(60*60*24)" office:value-type="time" office:time-value="PT02H05M51.333S" calcext:value-type="time">
            <text:p>02:05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68.11" calcext:value-type="float">
            <text:p>268.11</text:p>
          </table:table-cell>
          <table:table-cell office:value-type="float" office:value="341.76" calcext:value-type="float">
            <text:p>341.76</text:p>
          </table:table-cell>
        </table:table-row>
        <table:table-row table:style-name="ro1">
          <table:table-cell office:value-type="float" office:value="7567333" calcext:value-type="float">
            <text:p>7567333</text:p>
          </table:table-cell>
          <table:table-cell table:formula="of:=[.A475]/1000/(60*60*24)" office:value-type="time" office:time-value="PT02H06M07.333S" calcext:value-type="time">
            <text:p>02:06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68.66" calcext:value-type="float">
            <text:p>268.66</text:p>
          </table:table-cell>
          <table:table-cell office:value-type="float" office:value="342.44" calcext:value-type="float">
            <text:p>342.44</text:p>
          </table:table-cell>
        </table:table-row>
        <table:table-row table:style-name="ro1">
          <table:table-cell office:value-type="float" office:value="7583333" calcext:value-type="float">
            <text:p>7583333</text:p>
          </table:table-cell>
          <table:table-cell table:formula="of:=[.A476]/1000/(60*60*24)" office:value-type="time" office:time-value="PT02H06M23.333S" calcext:value-type="time">
            <text:p>02:06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69.21" calcext:value-type="float">
            <text:p>269.21</text:p>
          </table:table-cell>
          <table:table-cell office:value-type="float" office:value="343.11" calcext:value-type="float">
            <text:p>343.11</text:p>
          </table:table-cell>
        </table:table-row>
        <table:table-row table:style-name="ro1">
          <table:table-cell office:value-type="float" office:value="7599333" calcext:value-type="float">
            <text:p>7599333</text:p>
          </table:table-cell>
          <table:table-cell table:formula="of:=[.A477]/1000/(60*60*24)" office:value-type="time" office:time-value="PT02H06M39.333S" calcext:value-type="time">
            <text:p>02:06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69.76" calcext:value-type="float">
            <text:p>269.76</text:p>
          </table:table-cell>
          <table:table-cell office:value-type="float" office:value="343.78" calcext:value-type="float">
            <text:p>343.78</text:p>
          </table:table-cell>
        </table:table-row>
        <table:table-row table:style-name="ro1">
          <table:table-cell office:value-type="float" office:value="7615333" calcext:value-type="float">
            <text:p>7615333</text:p>
          </table:table-cell>
          <table:table-cell table:formula="of:=[.A478]/1000/(60*60*24)" office:value-type="time" office:time-value="PT02H06M55.333S" calcext:value-type="time">
            <text:p>02:06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70.31" calcext:value-type="float">
            <text:p>270.31</text:p>
          </table:table-cell>
          <table:table-cell office:value-type="float" office:value="344.46" calcext:value-type="float">
            <text:p>344.46</text:p>
          </table:table-cell>
        </table:table-row>
        <table:table-row table:style-name="ro1">
          <table:table-cell office:value-type="float" office:value="7631333" calcext:value-type="float">
            <text:p>7631333</text:p>
          </table:table-cell>
          <table:table-cell table:formula="of:=[.A479]/1000/(60*60*24)" office:value-type="time" office:time-value="PT02H07M11.333S" calcext:value-type="time">
            <text:p>02:07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70.85" calcext:value-type="float">
            <text:p>270.85</text:p>
          </table:table-cell>
          <table:table-cell office:value-type="float" office:value="345.13" calcext:value-type="float">
            <text:p>345.13</text:p>
          </table:table-cell>
        </table:table-row>
        <table:table-row table:style-name="ro1">
          <table:table-cell office:value-type="float" office:value="7647333" calcext:value-type="float">
            <text:p>7647333</text:p>
          </table:table-cell>
          <table:table-cell table:formula="of:=[.A480]/1000/(60*60*24)" office:value-type="time" office:time-value="PT02H07M27.333S" calcext:value-type="time">
            <text:p>02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71.4" calcext:value-type="float">
            <text:p>271.4</text:p>
          </table:table-cell>
          <table:table-cell office:value-type="float" office:value="345.8" calcext:value-type="float">
            <text:p>345.8</text:p>
          </table:table-cell>
        </table:table-row>
        <table:table-row table:style-name="ro1">
          <table:table-cell office:value-type="float" office:value="7663333" calcext:value-type="float">
            <text:p>7663333</text:p>
          </table:table-cell>
          <table:table-cell table:formula="of:=[.A481]/1000/(60*60*24)" office:value-type="time" office:time-value="PT02H07M43.333S" calcext:value-type="time">
            <text:p>02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271.95" calcext:value-type="float">
            <text:p>271.95</text:p>
          </table:table-cell>
          <table:table-cell office:value-type="float" office:value="346.47" calcext:value-type="float">
            <text:p>346.47</text:p>
          </table:table-cell>
        </table:table-row>
        <table:table-row table:style-name="ro1">
          <table:table-cell office:value-type="float" office:value="7679333" calcext:value-type="float">
            <text:p>7679333</text:p>
          </table:table-cell>
          <table:table-cell table:formula="of:=[.A482]/1000/(60*60*24)" office:value-type="time" office:time-value="PT02H07M59.333S" calcext:value-type="time">
            <text:p>02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272.5" calcext:value-type="float">
            <text:p>272.5</text:p>
          </table:table-cell>
          <table:table-cell office:value-type="float" office:value="347.14" calcext:value-type="float">
            <text:p>347.14</text:p>
          </table:table-cell>
        </table:table-row>
        <table:table-row table:style-name="ro1">
          <table:table-cell office:value-type="float" office:value="7695333" calcext:value-type="float">
            <text:p>7695333</text:p>
          </table:table-cell>
          <table:table-cell table:formula="of:=[.A483]/1000/(60*60*24)" office:value-type="time" office:time-value="PT02H08M15.333S" calcext:value-type="time">
            <text:p>02:08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73.04" calcext:value-type="float">
            <text:p>273.04</text:p>
          </table:table-cell>
          <table:table-cell office:value-type="float" office:value="347.82" calcext:value-type="float">
            <text:p>347.82</text:p>
          </table:table-cell>
        </table:table-row>
        <table:table-row table:style-name="ro1">
          <table:table-cell office:value-type="float" office:value="7711333" calcext:value-type="float">
            <text:p>7711333</text:p>
          </table:table-cell>
          <table:table-cell table:formula="of:=[.A484]/1000/(60*60*24)" office:value-type="time" office:time-value="PT02H08M31.333S" calcext:value-type="time">
            <text:p>02:08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73.59" calcext:value-type="float">
            <text:p>273.59</text:p>
          </table:table-cell>
          <table:table-cell office:value-type="float" office:value="348.49" calcext:value-type="float">
            <text:p>348.49</text:p>
          </table:table-cell>
        </table:table-row>
        <table:table-row table:style-name="ro1">
          <table:table-cell office:value-type="float" office:value="7727333" calcext:value-type="float">
            <text:p>7727333</text:p>
          </table:table-cell>
          <table:table-cell table:formula="of:=[.A485]/1000/(60*60*24)" office:value-type="time" office:time-value="PT02H08M47.333S" calcext:value-type="time">
            <text:p>02:08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74.14" calcext:value-type="float">
            <text:p>274.14</text:p>
          </table:table-cell>
          <table:table-cell office:value-type="float" office:value="349.16" calcext:value-type="float">
            <text:p>349.16</text:p>
          </table:table-cell>
        </table:table-row>
        <table:table-row table:style-name="ro1">
          <table:table-cell office:value-type="float" office:value="7743333" calcext:value-type="float">
            <text:p>7743333</text:p>
          </table:table-cell>
          <table:table-cell table:formula="of:=[.A486]/1000/(60*60*24)" office:value-type="time" office:time-value="PT02H09M03.333S" calcext:value-type="time">
            <text:p>02:09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74.69" calcext:value-type="float">
            <text:p>274.69</text:p>
          </table:table-cell>
          <table:table-cell office:value-type="float" office:value="349.83" calcext:value-type="float">
            <text:p>349.83</text:p>
          </table:table-cell>
        </table:table-row>
        <table:table-row table:style-name="ro1">
          <table:table-cell office:value-type="float" office:value="7759333" calcext:value-type="float">
            <text:p>7759333</text:p>
          </table:table-cell>
          <table:table-cell table:formula="of:=[.A487]/1000/(60*60*24)" office:value-type="time" office:time-value="PT02H09M19.333S" calcext:value-type="time">
            <text:p>02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75.24" calcext:value-type="float">
            <text:p>275.24</text:p>
          </table:table-cell>
          <table:table-cell office:value-type="float" office:value="350.51" calcext:value-type="float">
            <text:p>350.51</text:p>
          </table:table-cell>
        </table:table-row>
        <table:table-row table:style-name="ro1">
          <table:table-cell office:value-type="float" office:value="7775333" calcext:value-type="float">
            <text:p>7775333</text:p>
          </table:table-cell>
          <table:table-cell table:formula="of:=[.A488]/1000/(60*60*24)" office:value-type="time" office:time-value="PT02H09M35.333S" calcext:value-type="time">
            <text:p>02:09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75.78" calcext:value-type="float">
            <text:p>275.78</text:p>
          </table:table-cell>
          <table:table-cell office:value-type="float" office:value="351.18" calcext:value-type="float">
            <text:p>351.18</text:p>
          </table:table-cell>
        </table:table-row>
        <table:table-row table:style-name="ro1">
          <table:table-cell office:value-type="float" office:value="7791333" calcext:value-type="float">
            <text:p>7791333</text:p>
          </table:table-cell>
          <table:table-cell table:formula="of:=[.A489]/1000/(60*60*24)" office:value-type="time" office:time-value="PT02H09M51.333S" calcext:value-type="time">
            <text:p>02:09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76.33" calcext:value-type="float">
            <text:p>276.33</text:p>
          </table:table-cell>
          <table:table-cell office:value-type="float" office:value="351.85" calcext:value-type="float">
            <text:p>351.85</text:p>
          </table:table-cell>
        </table:table-row>
        <table:table-row table:style-name="ro1">
          <table:table-cell office:value-type="float" office:value="7807333" calcext:value-type="float">
            <text:p>7807333</text:p>
          </table:table-cell>
          <table:table-cell table:formula="of:=[.A490]/1000/(60*60*24)" office:value-type="time" office:time-value="PT02H10M07.333S" calcext:value-type="time">
            <text:p>02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276.88" calcext:value-type="float">
            <text:p>276.88</text:p>
          </table:table-cell>
          <table:table-cell office:value-type="float" office:value="352.52" calcext:value-type="float">
            <text:p>352.52</text:p>
          </table:table-cell>
        </table:table-row>
        <table:table-row table:style-name="ro1">
          <table:table-cell office:value-type="float" office:value="7823333" calcext:value-type="float">
            <text:p>7823333</text:p>
          </table:table-cell>
          <table:table-cell table:formula="of:=[.A491]/1000/(60*60*24)" office:value-type="time" office:time-value="PT02H10M23.333S" calcext:value-type="time">
            <text:p>02:10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77.43" calcext:value-type="float">
            <text:p>277.43</text:p>
          </table:table-cell>
          <table:table-cell office:value-type="float" office:value="353.2" calcext:value-type="float">
            <text:p>353.2</text:p>
          </table:table-cell>
        </table:table-row>
        <table:table-row table:style-name="ro1">
          <table:table-cell office:value-type="float" office:value="7839333" calcext:value-type="float">
            <text:p>7839333</text:p>
          </table:table-cell>
          <table:table-cell table:formula="of:=[.A492]/1000/(60*60*24)" office:value-type="time" office:time-value="PT02H10M39.333S" calcext:value-type="time">
            <text:p>02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77.97" calcext:value-type="float">
            <text:p>277.97</text:p>
          </table:table-cell>
          <table:table-cell office:value-type="float" office:value="353.87" calcext:value-type="float">
            <text:p>353.87</text:p>
          </table:table-cell>
        </table:table-row>
        <table:table-row table:style-name="ro1">
          <table:table-cell office:value-type="float" office:value="7855333" calcext:value-type="float">
            <text:p>7855333</text:p>
          </table:table-cell>
          <table:table-cell table:formula="of:=[.A493]/1000/(60*60*24)" office:value-type="time" office:time-value="PT02H10M55.333S" calcext:value-type="time">
            <text:p>02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78.52" calcext:value-type="float">
            <text:p>278.52</text:p>
          </table:table-cell>
          <table:table-cell office:value-type="float" office:value="354.54" calcext:value-type="float">
            <text:p>354.54</text:p>
          </table:table-cell>
        </table:table-row>
        <table:table-row table:style-name="ro1">
          <table:table-cell office:value-type="float" office:value="7871333" calcext:value-type="float">
            <text:p>7871333</text:p>
          </table:table-cell>
          <table:table-cell table:formula="of:=[.A494]/1000/(60*60*24)" office:value-type="time" office:time-value="PT02H11M11.333S" calcext:value-type="time">
            <text:p>02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79.07" calcext:value-type="float">
            <text:p>279.07</text:p>
          </table:table-cell>
          <table:table-cell office:value-type="float" office:value="355.21" calcext:value-type="float">
            <text:p>355.21</text:p>
          </table:table-cell>
        </table:table-row>
        <table:table-row table:style-name="ro1">
          <table:table-cell office:value-type="float" office:value="7887333" calcext:value-type="float">
            <text:p>7887333</text:p>
          </table:table-cell>
          <table:table-cell table:formula="of:=[.A495]/1000/(60*60*24)" office:value-type="time" office:time-value="PT02H11M27.333S" calcext:value-type="time">
            <text:p>02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79.62" calcext:value-type="float">
            <text:p>279.62</text:p>
          </table:table-cell>
          <table:table-cell office:value-type="float" office:value="355.88" calcext:value-type="float">
            <text:p>355.88</text:p>
          </table:table-cell>
        </table:table-row>
        <table:table-row table:style-name="ro1">
          <table:table-cell office:value-type="float" office:value="7903333" calcext:value-type="float">
            <text:p>7903333</text:p>
          </table:table-cell>
          <table:table-cell table:formula="of:=[.A496]/1000/(60*60*24)" office:value-type="time" office:time-value="PT02H11M43.333S" calcext:value-type="time">
            <text:p>02:11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80.16" calcext:value-type="float">
            <text:p>280.16</text:p>
          </table:table-cell>
          <table:table-cell office:value-type="float" office:value="356.55" calcext:value-type="float">
            <text:p>356.55</text:p>
          </table:table-cell>
        </table:table-row>
        <table:table-row table:style-name="ro1">
          <table:table-cell office:value-type="float" office:value="7919333" calcext:value-type="float">
            <text:p>7919333</text:p>
          </table:table-cell>
          <table:table-cell table:formula="of:=[.A497]/1000/(60*60*24)" office:value-type="time" office:time-value="PT02H11M59.333S" calcext:value-type="time">
            <text:p>02:11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80.71" calcext:value-type="float">
            <text:p>280.71</text:p>
          </table:table-cell>
          <table:table-cell office:value-type="float" office:value="357.22" calcext:value-type="float">
            <text:p>357.22</text:p>
          </table:table-cell>
        </table:table-row>
        <table:table-row table:style-name="ro1">
          <table:table-cell office:value-type="float" office:value="7935333" calcext:value-type="float">
            <text:p>7935333</text:p>
          </table:table-cell>
          <table:table-cell table:formula="of:=[.A498]/1000/(60*60*24)" office:value-type="time" office:time-value="PT02H12M15.333S" calcext:value-type="time">
            <text:p>02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81.26" calcext:value-type="float">
            <text:p>281.26</text:p>
          </table:table-cell>
          <table:table-cell office:value-type="float" office:value="357.9" calcext:value-type="float">
            <text:p>357.9</text:p>
          </table:table-cell>
        </table:table-row>
        <table:table-row table:style-name="ro1">
          <table:table-cell office:value-type="float" office:value="7951333" calcext:value-type="float">
            <text:p>7951333</text:p>
          </table:table-cell>
          <table:table-cell table:formula="of:=[.A499]/1000/(60*60*24)" office:value-type="time" office:time-value="PT02H12M31.333S" calcext:value-type="time">
            <text:p>02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81.81" calcext:value-type="float">
            <text:p>281.81</text:p>
          </table:table-cell>
          <table:table-cell office:value-type="float" office:value="358.57" calcext:value-type="float">
            <text:p>358.57</text:p>
          </table:table-cell>
        </table:table-row>
        <table:table-row table:style-name="ro1">
          <table:table-cell office:value-type="float" office:value="7967333" calcext:value-type="float">
            <text:p>7967333</text:p>
          </table:table-cell>
          <table:table-cell table:formula="of:=[.A500]/1000/(60*60*24)" office:value-type="time" office:time-value="PT02H12M47.333S" calcext:value-type="time">
            <text:p>02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82.35" calcext:value-type="float">
            <text:p>282.35</text:p>
          </table:table-cell>
          <table:table-cell office:value-type="float" office:value="359.24" calcext:value-type="float">
            <text:p>359.24</text:p>
          </table:table-cell>
        </table:table-row>
        <table:table-row table:style-name="ro1">
          <table:table-cell office:value-type="float" office:value="7983333" calcext:value-type="float">
            <text:p>7983333</text:p>
          </table:table-cell>
          <table:table-cell table:formula="of:=[.A501]/1000/(60*60*24)" office:value-type="time" office:time-value="PT02H13M03.333S" calcext:value-type="time">
            <text:p>02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82.9" calcext:value-type="float">
            <text:p>282.9</text:p>
          </table:table-cell>
          <table:table-cell office:value-type="float" office:value="359.91" calcext:value-type="float">
            <text:p>359.91</text:p>
          </table:table-cell>
        </table:table-row>
        <table:table-row table:style-name="ro1">
          <table:table-cell office:value-type="float" office:value="7999333" calcext:value-type="float">
            <text:p>7999333</text:p>
          </table:table-cell>
          <table:table-cell table:formula="of:=[.A502]/1000/(60*60*24)" office:value-type="time" office:time-value="PT02H13M19.333S" calcext:value-type="time">
            <text:p>02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83.45" calcext:value-type="float">
            <text:p>283.45</text:p>
          </table:table-cell>
          <table:table-cell office:value-type="float" office:value="360.58" calcext:value-type="float">
            <text:p>360.58</text:p>
          </table:table-cell>
        </table:table-row>
        <table:table-row table:style-name="ro1">
          <table:table-cell office:value-type="float" office:value="8015333" calcext:value-type="float">
            <text:p>8015333</text:p>
          </table:table-cell>
          <table:table-cell table:formula="of:=[.A503]/1000/(60*60*24)" office:value-type="time" office:time-value="PT02H13M35.333S" calcext:value-type="time">
            <text:p>02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84" calcext:value-type="float">
            <text:p>284</text:p>
          </table:table-cell>
          <table:table-cell office:value-type="float" office:value="361.25" calcext:value-type="float">
            <text:p>361.25</text:p>
          </table:table-cell>
        </table:table-row>
        <table:table-row table:style-name="ro1">
          <table:table-cell office:value-type="float" office:value="8031333" calcext:value-type="float">
            <text:p>8031333</text:p>
          </table:table-cell>
          <table:table-cell table:formula="of:=[.A504]/1000/(60*60*24)" office:value-type="time" office:time-value="PT02H13M51.333S" calcext:value-type="time">
            <text:p>02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84.54" calcext:value-type="float">
            <text:p>284.54</text:p>
          </table:table-cell>
          <table:table-cell office:value-type="float" office:value="361.92" calcext:value-type="float">
            <text:p>361.92</text:p>
          </table:table-cell>
        </table:table-row>
        <table:table-row table:style-name="ro1">
          <table:table-cell office:value-type="float" office:value="8047333" calcext:value-type="float">
            <text:p>8047333</text:p>
          </table:table-cell>
          <table:table-cell table:formula="of:=[.A505]/1000/(60*60*24)" office:value-type="time" office:time-value="PT02H14M07.333S" calcext:value-type="time">
            <text:p>02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85.09" calcext:value-type="float">
            <text:p>285.09</text:p>
          </table:table-cell>
          <table:table-cell office:value-type="float" office:value="362.59" calcext:value-type="float">
            <text:p>362.59</text:p>
          </table:table-cell>
        </table:table-row>
        <table:table-row table:style-name="ro1">
          <table:table-cell office:value-type="float" office:value="8063333" calcext:value-type="float">
            <text:p>8063333</text:p>
          </table:table-cell>
          <table:table-cell table:formula="of:=[.A506]/1000/(60*60*24)" office:value-type="time" office:time-value="PT02H14M23.333S" calcext:value-type="time">
            <text:p>02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85.64" calcext:value-type="float">
            <text:p>285.64</text:p>
          </table:table-cell>
          <table:table-cell office:value-type="float" office:value="363.27" calcext:value-type="float">
            <text:p>363.27</text:p>
          </table:table-cell>
        </table:table-row>
        <table:table-row table:style-name="ro1">
          <table:table-cell office:value-type="float" office:value="8079333" calcext:value-type="float">
            <text:p>8079333</text:p>
          </table:table-cell>
          <table:table-cell table:formula="of:=[.A507]/1000/(60*60*24)" office:value-type="time" office:time-value="PT02H14M39.333S" calcext:value-type="time">
            <text:p>02:14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86.19" calcext:value-type="float">
            <text:p>286.19</text:p>
          </table:table-cell>
          <table:table-cell office:value-type="float" office:value="363.94" calcext:value-type="float">
            <text:p>363.94</text:p>
          </table:table-cell>
        </table:table-row>
        <table:table-row table:style-name="ro1">
          <table:table-cell office:value-type="float" office:value="8095333" calcext:value-type="float">
            <text:p>8095333</text:p>
          </table:table-cell>
          <table:table-cell table:formula="of:=[.A508]/1000/(60*60*24)" office:value-type="time" office:time-value="PT02H14M55.333S" calcext:value-type="time">
            <text:p>02:14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86.73" calcext:value-type="float">
            <text:p>286.73</text:p>
          </table:table-cell>
          <table:table-cell office:value-type="float" office:value="364.61" calcext:value-type="float">
            <text:p>364.61</text:p>
          </table:table-cell>
        </table:table-row>
        <table:table-row table:style-name="ro1">
          <table:table-cell office:value-type="float" office:value="8111333" calcext:value-type="float">
            <text:p>8111333</text:p>
          </table:table-cell>
          <table:table-cell table:formula="of:=[.A509]/1000/(60*60*24)" office:value-type="time" office:time-value="PT02H15M11.333S" calcext:value-type="time">
            <text:p>02:15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87.28" calcext:value-type="float">
            <text:p>287.28</text:p>
          </table:table-cell>
          <table:table-cell office:value-type="float" office:value="365.28" calcext:value-type="float">
            <text:p>365.28</text:p>
          </table:table-cell>
        </table:table-row>
        <table:table-row table:style-name="ro1">
          <table:table-cell office:value-type="float" office:value="8127333" calcext:value-type="float">
            <text:p>8127333</text:p>
          </table:table-cell>
          <table:table-cell table:formula="of:=[.A510]/1000/(60*60*24)" office:value-type="time" office:time-value="PT02H15M27.333S" calcext:value-type="time">
            <text:p>02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1" calcext:value-type="float">
            <text:p>123.1</text:p>
          </table:table-cell>
          <table:table-cell office:value-type="float" office:value="151.21" calcext:value-type="float">
            <text:p>151.21</text:p>
          </table:table-cell>
          <table:table-cell office:value-type="float" office:value="287.83" calcext:value-type="float">
            <text:p>287.83</text:p>
          </table:table-cell>
          <table:table-cell office:value-type="float" office:value="365.95" calcext:value-type="float">
            <text:p>365.95</text:p>
          </table:table-cell>
        </table:table-row>
        <table:table-row table:style-name="ro1">
          <table:table-cell office:value-type="float" office:value="8143333" calcext:value-type="float">
            <text:p>8143333</text:p>
          </table:table-cell>
          <table:table-cell table:formula="of:=[.A511]/1000/(60*60*24)" office:value-type="time" office:time-value="PT02H15M43.333S" calcext:value-type="time">
            <text:p>02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88.38" calcext:value-type="float">
            <text:p>288.38</text:p>
          </table:table-cell>
          <table:table-cell office:value-type="float" office:value="366.62" calcext:value-type="float">
            <text:p>366.62</text:p>
          </table:table-cell>
        </table:table-row>
        <table:table-row table:style-name="ro1">
          <table:table-cell office:value-type="float" office:value="8159333" calcext:value-type="float">
            <text:p>8159333</text:p>
          </table:table-cell>
          <table:table-cell table:formula="of:=[.A512]/1000/(60*60*24)" office:value-type="time" office:time-value="PT02H15M59.333S" calcext:value-type="time">
            <text:p>02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88.92" calcext:value-type="float">
            <text:p>288.92</text:p>
          </table:table-cell>
          <table:table-cell office:value-type="float" office:value="367.29" calcext:value-type="float">
            <text:p>367.29</text:p>
          </table:table-cell>
        </table:table-row>
        <table:table-row table:style-name="ro1">
          <table:table-cell office:value-type="float" office:value="8175333" calcext:value-type="float">
            <text:p>8175333</text:p>
          </table:table-cell>
          <table:table-cell table:formula="of:=[.A513]/1000/(60*60*24)" office:value-type="time" office:time-value="PT02H16M15.333S" calcext:value-type="time">
            <text:p>02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89.47" calcext:value-type="float">
            <text:p>289.47</text:p>
          </table:table-cell>
          <table:table-cell office:value-type="float" office:value="367.96" calcext:value-type="float">
            <text:p>367.96</text:p>
          </table:table-cell>
        </table:table-row>
        <table:table-row table:style-name="ro1">
          <table:table-cell office:value-type="float" office:value="8191333" calcext:value-type="float">
            <text:p>8191333</text:p>
          </table:table-cell>
          <table:table-cell table:formula="of:=[.A514]/1000/(60*60*24)" office:value-type="time" office:time-value="PT02H16M31.333S" calcext:value-type="time">
            <text:p>02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290.02" calcext:value-type="float">
            <text:p>290.02</text:p>
          </table:table-cell>
          <table:table-cell office:value-type="float" office:value="368.63" calcext:value-type="float">
            <text:p>368.63</text:p>
          </table:table-cell>
        </table:table-row>
        <table:table-row table:style-name="ro1">
          <table:table-cell office:value-type="float" office:value="8207333" calcext:value-type="float">
            <text:p>8207333</text:p>
          </table:table-cell>
          <table:table-cell table:formula="of:=[.A515]/1000/(60*60*24)" office:value-type="time" office:time-value="PT02H16M47.333S" calcext:value-type="time">
            <text:p>02:16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90.56" calcext:value-type="float">
            <text:p>290.56</text:p>
          </table:table-cell>
          <table:table-cell office:value-type="float" office:value="369.3" calcext:value-type="float">
            <text:p>369.3</text:p>
          </table:table-cell>
        </table:table-row>
        <table:table-row table:style-name="ro1">
          <table:table-cell office:value-type="float" office:value="8223333" calcext:value-type="float">
            <text:p>8223333</text:p>
          </table:table-cell>
          <table:table-cell table:formula="of:=[.A516]/1000/(60*60*24)" office:value-type="time" office:time-value="PT02H17M03.333S" calcext:value-type="time">
            <text:p>02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91.11" calcext:value-type="float">
            <text:p>291.11</text:p>
          </table:table-cell>
          <table:table-cell office:value-type="float" office:value="369.98" calcext:value-type="float">
            <text:p>369.98</text:p>
          </table:table-cell>
        </table:table-row>
        <table:table-row table:style-name="ro1">
          <table:table-cell office:value-type="float" office:value="8239333" calcext:value-type="float">
            <text:p>8239333</text:p>
          </table:table-cell>
          <table:table-cell table:formula="of:=[.A517]/1000/(60*60*24)" office:value-type="time" office:time-value="PT02H17M19.333S" calcext:value-type="time">
            <text:p>02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91.66" calcext:value-type="float">
            <text:p>291.66</text:p>
          </table:table-cell>
          <table:table-cell office:value-type="float" office:value="370.65" calcext:value-type="float">
            <text:p>370.65</text:p>
          </table:table-cell>
        </table:table-row>
        <table:table-row table:style-name="ro1">
          <table:table-cell office:value-type="float" office:value="8255333" calcext:value-type="float">
            <text:p>8255333</text:p>
          </table:table-cell>
          <table:table-cell table:formula="of:=[.A518]/1000/(60*60*24)" office:value-type="time" office:time-value="PT02H17M35.333S" calcext:value-type="time">
            <text:p>02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92.21" calcext:value-type="float">
            <text:p>292.21</text:p>
          </table:table-cell>
          <table:table-cell office:value-type="float" office:value="371.32" calcext:value-type="float">
            <text:p>371.32</text:p>
          </table:table-cell>
        </table:table-row>
        <table:table-row table:style-name="ro1">
          <table:table-cell office:value-type="float" office:value="8271333" calcext:value-type="float">
            <text:p>8271333</text:p>
          </table:table-cell>
          <table:table-cell table:formula="of:=[.A519]/1000/(60*60*24)" office:value-type="time" office:time-value="PT02H17M51.333S" calcext:value-type="time">
            <text:p>02:17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92.75" calcext:value-type="float">
            <text:p>292.75</text:p>
          </table:table-cell>
          <table:table-cell office:value-type="float" office:value="371.99" calcext:value-type="float">
            <text:p>371.99</text:p>
          </table:table-cell>
        </table:table-row>
        <table:table-row table:style-name="ro1">
          <table:table-cell office:value-type="float" office:value="8287333" calcext:value-type="float">
            <text:p>8287333</text:p>
          </table:table-cell>
          <table:table-cell table:formula="of:=[.A520]/1000/(60*60*24)" office:value-type="time" office:time-value="PT02H18M07.333S" calcext:value-type="time">
            <text:p>02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293.3" calcext:value-type="float">
            <text:p>293.3</text:p>
          </table:table-cell>
          <table:table-cell office:value-type="float" office:value="372.66" calcext:value-type="float">
            <text:p>372.66</text:p>
          </table:table-cell>
        </table:table-row>
        <table:table-row table:style-name="ro1">
          <table:table-cell office:value-type="float" office:value="8303333" calcext:value-type="float">
            <text:p>8303333</text:p>
          </table:table-cell>
          <table:table-cell table:formula="of:=[.A521]/1000/(60*60*24)" office:value-type="time" office:time-value="PT02H18M23.333S" calcext:value-type="time">
            <text:p>02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93.85" calcext:value-type="float">
            <text:p>293.85</text:p>
          </table:table-cell>
          <table:table-cell office:value-type="float" office:value="373.33" calcext:value-type="float">
            <text:p>373.33</text:p>
          </table:table-cell>
        </table:table-row>
        <table:table-row table:style-name="ro1">
          <table:table-cell office:value-type="float" office:value="8319333" calcext:value-type="float">
            <text:p>8319333</text:p>
          </table:table-cell>
          <table:table-cell table:formula="of:=[.A522]/1000/(60*60*24)" office:value-type="time" office:time-value="PT02H18M39.333S" calcext:value-type="time">
            <text:p>02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94.4" calcext:value-type="float">
            <text:p>294.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8335333" calcext:value-type="float">
            <text:p>8335333</text:p>
          </table:table-cell>
          <table:table-cell table:formula="of:=[.A523]/1000/(60*60*24)" office:value-type="time" office:time-value="PT02H18M55.333S" calcext:value-type="time">
            <text:p>02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294.94" calcext:value-type="float">
            <text:p>294.94</text:p>
          </table:table-cell>
          <table:table-cell office:value-type="float" office:value="374.67" calcext:value-type="float">
            <text:p>374.67</text:p>
          </table:table-cell>
        </table:table-row>
        <table:table-row table:style-name="ro1">
          <table:table-cell office:value-type="float" office:value="8351333" calcext:value-type="float">
            <text:p>8351333</text:p>
          </table:table-cell>
          <table:table-cell table:formula="of:=[.A524]/1000/(60*60*24)" office:value-type="time" office:time-value="PT02H19M11.333S" calcext:value-type="time">
            <text:p>02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95.49" calcext:value-type="float">
            <text:p>295.49</text:p>
          </table:table-cell>
          <table:table-cell office:value-type="float" office:value="375.34" calcext:value-type="float">
            <text:p>375.34</text:p>
          </table:table-cell>
        </table:table-row>
        <table:table-row table:style-name="ro1">
          <table:table-cell office:value-type="float" office:value="8367333" calcext:value-type="float">
            <text:p>8367333</text:p>
          </table:table-cell>
          <table:table-cell table:formula="of:=[.A525]/1000/(60*60*24)" office:value-type="time" office:time-value="PT02H19M27.333S" calcext:value-type="time">
            <text:p>02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96.04" calcext:value-type="float">
            <text:p>296.04</text:p>
          </table:table-cell>
          <table:table-cell office:value-type="float" office:value="376.01" calcext:value-type="float">
            <text:p>376.01</text:p>
          </table:table-cell>
        </table:table-row>
        <table:table-row table:style-name="ro1">
          <table:table-cell office:value-type="float" office:value="8383333" calcext:value-type="float">
            <text:p>8383333</text:p>
          </table:table-cell>
          <table:table-cell table:formula="of:=[.A526]/1000/(60*60*24)" office:value-type="time" office:time-value="PT02H19M43.333S" calcext:value-type="time">
            <text:p>02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96.58" calcext:value-type="float">
            <text:p>296.58</text:p>
          </table:table-cell>
          <table:table-cell office:value-type="float" office:value="376.68" calcext:value-type="float">
            <text:p>376.68</text:p>
          </table:table-cell>
        </table:table-row>
        <table:table-row table:style-name="ro1">
          <table:table-cell office:value-type="float" office:value="8399333" calcext:value-type="float">
            <text:p>8399333</text:p>
          </table:table-cell>
          <table:table-cell table:formula="of:=[.A527]/1000/(60*60*24)" office:value-type="time" office:time-value="PT02H19M59.333S" calcext:value-type="time">
            <text:p>02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97.13" calcext:value-type="float">
            <text:p>297.13</text:p>
          </table:table-cell>
          <table:table-cell office:value-type="float" office:value="377.35" calcext:value-type="float">
            <text:p>377.35</text:p>
          </table:table-cell>
        </table:table-row>
        <table:table-row table:style-name="ro1">
          <table:table-cell office:value-type="float" office:value="8415333" calcext:value-type="float">
            <text:p>8415333</text:p>
          </table:table-cell>
          <table:table-cell table:formula="of:=[.A528]/1000/(60*60*24)" office:value-type="time" office:time-value="PT02H20M15.333S" calcext:value-type="time">
            <text:p>02:20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1" calcext:value-type="float">
            <text:p>123.1</text:p>
          </table:table-cell>
          <table:table-cell office:value-type="float" office:value="151.21" calcext:value-type="float">
            <text:p>151.21</text:p>
          </table:table-cell>
          <table:table-cell office:value-type="float" office:value="297.68" calcext:value-type="float">
            <text:p>297.68</text:p>
          </table:table-cell>
          <table:table-cell office:value-type="float" office:value="378.02" calcext:value-type="float">
            <text:p>378.02</text:p>
          </table:table-cell>
        </table:table-row>
        <table:table-row table:style-name="ro1">
          <table:table-cell office:value-type="float" office:value="8431333" calcext:value-type="float">
            <text:p>8431333</text:p>
          </table:table-cell>
          <table:table-cell table:formula="of:=[.A529]/1000/(60*60*24)" office:value-type="time" office:time-value="PT02H20M31.333S" calcext:value-type="time">
            <text:p>02:20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1" calcext:value-type="float">
            <text:p>123.1</text:p>
          </table:table-cell>
          <table:table-cell office:value-type="float" office:value="151.2" calcext:value-type="float">
            <text:p>151.2</text:p>
          </table:table-cell>
          <table:table-cell office:value-type="float" office:value="298.23" calcext:value-type="float">
            <text:p>298.23</text:p>
          </table:table-cell>
          <table:table-cell office:value-type="float" office:value="378.69" calcext:value-type="float">
            <text:p>378.69</text:p>
          </table:table-cell>
        </table:table-row>
        <table:table-row table:style-name="ro1">
          <table:table-cell office:value-type="float" office:value="8447333" calcext:value-type="float">
            <text:p>8447333</text:p>
          </table:table-cell>
          <table:table-cell table:formula="of:=[.A530]/1000/(60*60*24)" office:value-type="time" office:time-value="PT02H20M47.333S" calcext:value-type="time">
            <text:p>02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98.77" calcext:value-type="float">
            <text:p>298.77</text:p>
          </table:table-cell>
          <table:table-cell office:value-type="float" office:value="379.36" calcext:value-type="float">
            <text:p>379.36</text:p>
          </table:table-cell>
        </table:table-row>
        <table:table-row table:style-name="ro1">
          <table:table-cell office:value-type="float" office:value="8463333" calcext:value-type="float">
            <text:p>8463333</text:p>
          </table:table-cell>
          <table:table-cell table:formula="of:=[.A531]/1000/(60*60*24)" office:value-type="time" office:time-value="PT02H21M03.333S" calcext:value-type="time">
            <text:p>02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299.32" calcext:value-type="float">
            <text:p>299.32</text:p>
          </table:table-cell>
          <table:table-cell office:value-type="float" office:value="380.03" calcext:value-type="float">
            <text:p>380.03</text:p>
          </table:table-cell>
        </table:table-row>
        <table:table-row table:style-name="ro1">
          <table:table-cell office:value-type="float" office:value="8479333" calcext:value-type="float">
            <text:p>8479333</text:p>
          </table:table-cell>
          <table:table-cell table:formula="of:=[.A532]/1000/(60*60*24)" office:value-type="time" office:time-value="PT02H21M19.333S" calcext:value-type="time">
            <text:p>02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299.87" calcext:value-type="float">
            <text:p>299.87</text:p>
          </table:table-cell>
          <table:table-cell office:value-type="float" office:value="380.7" calcext:value-type="float">
            <text:p>380.7</text:p>
          </table:table-cell>
        </table:table-row>
        <table:table-row table:style-name="ro1">
          <table:table-cell office:value-type="float" office:value="8495333" calcext:value-type="float">
            <text:p>8495333</text:p>
          </table:table-cell>
          <table:table-cell table:formula="of:=[.A533]/1000/(60*60*24)" office:value-type="time" office:time-value="PT02H21M35.333S" calcext:value-type="time">
            <text:p>02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00.41" calcext:value-type="float">
            <text:p>300.41</text:p>
          </table:table-cell>
          <table:table-cell office:value-type="float" office:value="381.37" calcext:value-type="float">
            <text:p>381.37</text:p>
          </table:table-cell>
        </table:table-row>
        <table:table-row table:style-name="ro1">
          <table:table-cell office:value-type="float" office:value="8511333" calcext:value-type="float">
            <text:p>8511333</text:p>
          </table:table-cell>
          <table:table-cell table:formula="of:=[.A534]/1000/(60*60*24)" office:value-type="time" office:time-value="PT02H21M51.333S" calcext:value-type="time">
            <text:p>02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0.96" calcext:value-type="float">
            <text:p>300.96</text:p>
          </table:table-cell>
          <table:table-cell office:value-type="float" office:value="382.04" calcext:value-type="float">
            <text:p>382.04</text:p>
          </table:table-cell>
        </table:table-row>
        <table:table-row table:style-name="ro1">
          <table:table-cell office:value-type="float" office:value="8527333" calcext:value-type="float">
            <text:p>8527333</text:p>
          </table:table-cell>
          <table:table-cell table:formula="of:=[.A535]/1000/(60*60*24)" office:value-type="time" office:time-value="PT02H22M07.333S" calcext:value-type="time">
            <text:p>02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1.51" calcext:value-type="float">
            <text:p>301.51</text:p>
          </table:table-cell>
          <table:table-cell office:value-type="float" office:value="382.71" calcext:value-type="float">
            <text:p>382.71</text:p>
          </table:table-cell>
        </table:table-row>
        <table:table-row table:style-name="ro1">
          <table:table-cell office:value-type="float" office:value="8543333" calcext:value-type="float">
            <text:p>8543333</text:p>
          </table:table-cell>
          <table:table-cell table:formula="of:=[.A536]/1000/(60*60*24)" office:value-type="time" office:time-value="PT02H22M23.333S" calcext:value-type="time">
            <text:p>02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2.06" calcext:value-type="float">
            <text:p>302.06</text:p>
          </table:table-cell>
          <table:table-cell office:value-type="float" office:value="383.38" calcext:value-type="float">
            <text:p>383.38</text:p>
          </table:table-cell>
        </table:table-row>
        <table:table-row table:style-name="ro1">
          <table:table-cell office:value-type="float" office:value="8559333" calcext:value-type="float">
            <text:p>8559333</text:p>
          </table:table-cell>
          <table:table-cell table:formula="of:=[.A537]/1000/(60*60*24)" office:value-type="time" office:time-value="PT02H22M39.333S" calcext:value-type="time">
            <text:p>02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2.6" calcext:value-type="float">
            <text:p>302.6</text:p>
          </table:table-cell>
          <table:table-cell office:value-type="float" office:value="384.05" calcext:value-type="float">
            <text:p>384.05</text:p>
          </table:table-cell>
        </table:table-row>
        <table:table-row table:style-name="ro1">
          <table:table-cell office:value-type="float" office:value="8575333" calcext:value-type="float">
            <text:p>8575333</text:p>
          </table:table-cell>
          <table:table-cell table:formula="of:=[.A538]/1000/(60*60*24)" office:value-type="time" office:time-value="PT02H22M55.333S" calcext:value-type="time">
            <text:p>02:22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1" calcext:value-type="float">
            <text:p>123.1</text:p>
          </table:table-cell>
          <table:table-cell office:value-type="float" office:value="151.2" calcext:value-type="float">
            <text:p>151.2</text:p>
          </table:table-cell>
          <table:table-cell office:value-type="float" office:value="303.15" calcext:value-type="float">
            <text:p>303.15</text:p>
          </table:table-cell>
          <table:table-cell office:value-type="float" office:value="384.72" calcext:value-type="float">
            <text:p>384.72</text:p>
          </table:table-cell>
        </table:table-row>
        <table:table-row table:style-name="ro1">
          <table:table-cell office:value-type="float" office:value="8591332" calcext:value-type="float">
            <text:p>8591332</text:p>
          </table:table-cell>
          <table:table-cell table:formula="of:=[.A539]/1000/(60*60*24)" office:value-type="time" office:time-value="PT02H23M11.332S" calcext:value-type="time">
            <text:p>02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3.7" calcext:value-type="float">
            <text:p>303.7</text:p>
          </table:table-cell>
          <table:table-cell office:value-type="float" office:value="385.39" calcext:value-type="float">
            <text:p>385.39</text:p>
          </table:table-cell>
        </table:table-row>
        <table:table-row table:style-name="ro1">
          <table:table-cell office:value-type="float" office:value="8607333" calcext:value-type="float">
            <text:p>8607333</text:p>
          </table:table-cell>
          <table:table-cell table:formula="of:=[.A540]/1000/(60*60*24)" office:value-type="time" office:time-value="PT02H23M27.333S" calcext:value-type="time">
            <text:p>02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4.24" calcext:value-type="float">
            <text:p>304.24</text:p>
          </table:table-cell>
          <table:table-cell office:value-type="float" office:value="386.06" calcext:value-type="float">
            <text:p>386.06</text:p>
          </table:table-cell>
        </table:table-row>
        <table:table-row table:style-name="ro1">
          <table:table-cell office:value-type="float" office:value="8623333" calcext:value-type="float">
            <text:p>8623333</text:p>
          </table:table-cell>
          <table:table-cell table:formula="of:=[.A541]/1000/(60*60*24)" office:value-type="time" office:time-value="PT02H23M43.333S" calcext:value-type="time">
            <text:p>02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4.79" calcext:value-type="float">
            <text:p>304.79</text:p>
          </table:table-cell>
          <table:table-cell office:value-type="float" office:value="386.73" calcext:value-type="float">
            <text:p>386.73</text:p>
          </table:table-cell>
        </table:table-row>
        <table:table-row table:style-name="ro1">
          <table:table-cell office:value-type="float" office:value="8639333" calcext:value-type="float">
            <text:p>8639333</text:p>
          </table:table-cell>
          <table:table-cell table:formula="of:=[.A542]/1000/(60*60*24)" office:value-type="time" office:time-value="PT02H23M59.333S" calcext:value-type="time">
            <text:p>02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5.34" calcext:value-type="float">
            <text:p>305.34</text:p>
          </table:table-cell>
          <table:table-cell office:value-type="float" office:value="387.4" calcext:value-type="float">
            <text:p>387.4</text:p>
          </table:table-cell>
        </table:table-row>
        <table:table-row table:style-name="ro1">
          <table:table-cell office:value-type="float" office:value="8655333" calcext:value-type="float">
            <text:p>8655333</text:p>
          </table:table-cell>
          <table:table-cell table:formula="of:=[.A543]/1000/(60*60*24)" office:value-type="time" office:time-value="PT02H24M15.333S" calcext:value-type="time">
            <text:p>02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5.88" calcext:value-type="float">
            <text:p>305.88</text:p>
          </table:table-cell>
          <table:table-cell office:value-type="float" office:value="388.07" calcext:value-type="float">
            <text:p>388.07</text:p>
          </table:table-cell>
        </table:table-row>
        <table:table-row table:style-name="ro1">
          <table:table-cell office:value-type="float" office:value="8671333" calcext:value-type="float">
            <text:p>8671333</text:p>
          </table:table-cell>
          <table:table-cell table:formula="of:=[.A544]/1000/(60*60*24)" office:value-type="time" office:time-value="PT02H24M31.333S" calcext:value-type="time">
            <text:p>02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6.43" calcext:value-type="float">
            <text:p>306.43</text:p>
          </table:table-cell>
          <table:table-cell office:value-type="float" office:value="388.74" calcext:value-type="float">
            <text:p>388.74</text:p>
          </table:table-cell>
        </table:table-row>
        <table:table-row table:style-name="ro1">
          <table:table-cell office:value-type="float" office:value="8687333" calcext:value-type="float">
            <text:p>8687333</text:p>
          </table:table-cell>
          <table:table-cell table:formula="of:=[.A545]/1000/(60*60*24)" office:value-type="time" office:time-value="PT02H24M47.333S" calcext:value-type="time">
            <text:p>02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6.98" calcext:value-type="float">
            <text:p>306.98</text:p>
          </table:table-cell>
          <table:table-cell office:value-type="float" office:value="389.41" calcext:value-type="float">
            <text:p>389.41</text:p>
          </table:table-cell>
        </table:table-row>
        <table:table-row table:style-name="ro1">
          <table:table-cell office:value-type="float" office:value="8703333" calcext:value-type="float">
            <text:p>8703333</text:p>
          </table:table-cell>
          <table:table-cell table:formula="of:=[.A546]/1000/(60*60*24)" office:value-type="time" office:time-value="PT02H25M03.333S" calcext:value-type="time">
            <text:p>02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7.52" calcext:value-type="float">
            <text:p>307.52</text:p>
          </table:table-cell>
          <table:table-cell office:value-type="float" office:value="390.08" calcext:value-type="float">
            <text:p>390.08</text:p>
          </table:table-cell>
        </table:table-row>
        <table:table-row table:style-name="ro1">
          <table:table-cell office:value-type="float" office:value="8719333" calcext:value-type="float">
            <text:p>8719333</text:p>
          </table:table-cell>
          <table:table-cell table:formula="of:=[.A547]/1000/(60*60*24)" office:value-type="time" office:time-value="PT02H25M19.333S" calcext:value-type="time">
            <text:p>02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8.07" calcext:value-type="float">
            <text:p>308.07</text:p>
          </table:table-cell>
          <table:table-cell office:value-type="float" office:value="390.75" calcext:value-type="float">
            <text:p>390.75</text:p>
          </table:table-cell>
        </table:table-row>
        <table:table-row table:style-name="ro1">
          <table:table-cell office:value-type="float" office:value="8735333" calcext:value-type="float">
            <text:p>8735333</text:p>
          </table:table-cell>
          <table:table-cell table:formula="of:=[.A548]/1000/(60*60*24)" office:value-type="time" office:time-value="PT02H25M35.333S" calcext:value-type="time">
            <text:p>02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8.62" calcext:value-type="float">
            <text:p>308.62</text:p>
          </table:table-cell>
          <table:table-cell office:value-type="float" office:value="391.42" calcext:value-type="float">
            <text:p>391.42</text:p>
          </table:table-cell>
        </table:table-row>
        <table:table-row table:style-name="ro1">
          <table:table-cell office:value-type="float" office:value="8751333" calcext:value-type="float">
            <text:p>8751333</text:p>
          </table:table-cell>
          <table:table-cell table:formula="of:=[.A549]/1000/(60*60*24)" office:value-type="time" office:time-value="PT02H25M51.333S" calcext:value-type="time">
            <text:p>02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9.17" calcext:value-type="float">
            <text:p>309.17</text:p>
          </table:table-cell>
          <table:table-cell office:value-type="float" office:value="392.09" calcext:value-type="float">
            <text:p>392.09</text:p>
          </table:table-cell>
        </table:table-row>
        <table:table-row table:style-name="ro1">
          <table:table-cell office:value-type="float" office:value="8767333" calcext:value-type="float">
            <text:p>8767333</text:p>
          </table:table-cell>
          <table:table-cell table:formula="of:=[.A550]/1000/(60*60*24)" office:value-type="time" office:time-value="PT02H26M07.333S" calcext:value-type="time">
            <text:p>02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09.71" calcext:value-type="float">
            <text:p>309.71</text:p>
          </table:table-cell>
          <table:table-cell office:value-type="float" office:value="392.76" calcext:value-type="float">
            <text:p>392.76</text:p>
          </table:table-cell>
        </table:table-row>
        <table:table-row table:style-name="ro1">
          <table:table-cell office:value-type="float" office:value="8783333" calcext:value-type="float">
            <text:p>8783333</text:p>
          </table:table-cell>
          <table:table-cell table:formula="of:=[.A551]/1000/(60*60*24)" office:value-type="time" office:time-value="PT02H26M23.333S" calcext:value-type="time">
            <text:p>02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10.26" calcext:value-type="float">
            <text:p>310.26</text:p>
          </table:table-cell>
          <table:table-cell office:value-type="float" office:value="393.43" calcext:value-type="float">
            <text:p>393.43</text:p>
          </table:table-cell>
        </table:table-row>
        <table:table-row table:style-name="ro1">
          <table:table-cell office:value-type="float" office:value="8799333" calcext:value-type="float">
            <text:p>8799333</text:p>
          </table:table-cell>
          <table:table-cell table:formula="of:=[.A552]/1000/(60*60*24)" office:value-type="time" office:time-value="PT02H26M39.333S" calcext:value-type="time">
            <text:p>02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10.81" calcext:value-type="float">
            <text:p>310.81</text:p>
          </table:table-cell>
          <table:table-cell office:value-type="float" office:value="394.1" calcext:value-type="float">
            <text:p>394.1</text:p>
          </table:table-cell>
        </table:table-row>
        <table:table-row table:style-name="ro1">
          <table:table-cell office:value-type="float" office:value="8815333" calcext:value-type="float">
            <text:p>8815333</text:p>
          </table:table-cell>
          <table:table-cell table:formula="of:=[.A553]/1000/(60*60*24)" office:value-type="time" office:time-value="PT02H26M55.333S" calcext:value-type="time">
            <text:p>02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11.35" calcext:value-type="float">
            <text:p>311.35</text:p>
          </table:table-cell>
          <table:table-cell office:value-type="float" office:value="394.77" calcext:value-type="float">
            <text:p>394.77</text:p>
          </table:table-cell>
        </table:table-row>
        <table:table-row table:style-name="ro1">
          <table:table-cell office:value-type="float" office:value="8831333" calcext:value-type="float">
            <text:p>8831333</text:p>
          </table:table-cell>
          <table:table-cell table:formula="of:=[.A554]/1000/(60*60*24)" office:value-type="time" office:time-value="PT02H27M11.333S" calcext:value-type="time">
            <text:p>02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11.9" calcext:value-type="float">
            <text:p>311.9</text:p>
          </table:table-cell>
          <table:table-cell office:value-type="float" office:value="395.44" calcext:value-type="float">
            <text:p>395.44</text:p>
          </table:table-cell>
        </table:table-row>
        <table:table-row table:style-name="ro1">
          <table:table-cell office:value-type="float" office:value="8847333" calcext:value-type="float">
            <text:p>8847333</text:p>
          </table:table-cell>
          <table:table-cell table:formula="of:=[.A555]/1000/(60*60*24)" office:value-type="time" office:time-value="PT02H27M27.333S" calcext:value-type="time">
            <text:p>02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12.45" calcext:value-type="float">
            <text:p>312.45</text:p>
          </table:table-cell>
          <table:table-cell office:value-type="float" office:value="396.11" calcext:value-type="float">
            <text:p>396.11</text:p>
          </table:table-cell>
        </table:table-row>
        <table:table-row table:style-name="ro1">
          <table:table-cell office:value-type="float" office:value="8863333" calcext:value-type="float">
            <text:p>8863333</text:p>
          </table:table-cell>
          <table:table-cell table:formula="of:=[.A556]/1000/(60*60*24)" office:value-type="time" office:time-value="PT02H27M43.333S" calcext:value-type="time">
            <text:p>02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12.99" calcext:value-type="float">
            <text:p>312.99</text:p>
          </table:table-cell>
          <table:table-cell office:value-type="float" office:value="396.78" calcext:value-type="float">
            <text:p>396.78</text:p>
          </table:table-cell>
        </table:table-row>
        <table:table-row table:style-name="ro1">
          <table:table-cell office:value-type="float" office:value="8879333" calcext:value-type="float">
            <text:p>8879333</text:p>
          </table:table-cell>
          <table:table-cell table:formula="of:=[.A557]/1000/(60*60*24)" office:value-type="time" office:time-value="PT02H27M59.333S" calcext:value-type="time">
            <text:p>02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13.54" calcext:value-type="float">
            <text:p>313.54</text:p>
          </table:table-cell>
          <table:table-cell office:value-type="float" office:value="397.45" calcext:value-type="float">
            <text:p>397.45</text:p>
          </table:table-cell>
        </table:table-row>
        <table:table-row table:style-name="ro1">
          <table:table-cell office:value-type="float" office:value="8895333" calcext:value-type="float">
            <text:p>8895333</text:p>
          </table:table-cell>
          <table:table-cell table:formula="of:=[.A558]/1000/(60*60*24)" office:value-type="time" office:time-value="PT02H28M15.333S" calcext:value-type="time">
            <text:p>02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14.09" calcext:value-type="float">
            <text:p>314.09</text:p>
          </table:table-cell>
          <table:table-cell office:value-type="float" office:value="398.12" calcext:value-type="float">
            <text:p>398.12</text:p>
          </table:table-cell>
        </table:table-row>
        <table:table-row table:style-name="ro1">
          <table:table-cell office:value-type="float" office:value="8911333" calcext:value-type="float">
            <text:p>8911333</text:p>
          </table:table-cell>
          <table:table-cell table:formula="of:=[.A559]/1000/(60*60*24)" office:value-type="time" office:time-value="PT02H28M31.333S" calcext:value-type="time">
            <text:p>02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14.63" calcext:value-type="float">
            <text:p>314.63</text:p>
          </table:table-cell>
          <table:table-cell office:value-type="float" office:value="398.79" calcext:value-type="float">
            <text:p>398.79</text:p>
          </table:table-cell>
        </table:table-row>
        <table:table-row table:style-name="ro1">
          <table:table-cell office:value-type="float" office:value="8927333" calcext:value-type="float">
            <text:p>8927333</text:p>
          </table:table-cell>
          <table:table-cell table:formula="of:=[.A560]/1000/(60*60*24)" office:value-type="time" office:time-value="PT02H28M47.333S" calcext:value-type="time">
            <text:p>02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15.18" calcext:value-type="float">
            <text:p>315.18</text:p>
          </table:table-cell>
          <table:table-cell office:value-type="float" office:value="399.46" calcext:value-type="float">
            <text:p>399.46</text:p>
          </table:table-cell>
        </table:table-row>
        <table:table-row table:style-name="ro1">
          <table:table-cell office:value-type="float" office:value="8943333" calcext:value-type="float">
            <text:p>8943333</text:p>
          </table:table-cell>
          <table:table-cell table:formula="of:=[.A561]/1000/(60*60*24)" office:value-type="time" office:time-value="PT02H29M03.333S" calcext:value-type="time">
            <text:p>02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15.73" calcext:value-type="float">
            <text:p>315.73</text:p>
          </table:table-cell>
          <table:table-cell office:value-type="float" office:value="400.13" calcext:value-type="float">
            <text:p>400.13</text:p>
          </table:table-cell>
        </table:table-row>
        <table:table-row table:style-name="ro1">
          <table:table-cell office:value-type="float" office:value="8959333" calcext:value-type="float">
            <text:p>8959333</text:p>
          </table:table-cell>
          <table:table-cell table:formula="of:=[.A562]/1000/(60*60*24)" office:value-type="time" office:time-value="PT02H29M19.333S" calcext:value-type="time">
            <text:p>02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16.27" calcext:value-type="float">
            <text:p>316.27</text:p>
          </table:table-cell>
          <table:table-cell office:value-type="float" office:value="400.8" calcext:value-type="float">
            <text:p>400.8</text:p>
          </table:table-cell>
        </table:table-row>
        <table:table-row table:style-name="ro1">
          <table:table-cell office:value-type="float" office:value="8975333" calcext:value-type="float">
            <text:p>8975333</text:p>
          </table:table-cell>
          <table:table-cell table:formula="of:=[.A563]/1000/(60*60*24)" office:value-type="time" office:time-value="PT02H29M35.333S" calcext:value-type="time">
            <text:p>02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16.82" calcext:value-type="float">
            <text:p>316.82</text:p>
          </table:table-cell>
          <table:table-cell office:value-type="float" office:value="401.47" calcext:value-type="float">
            <text:p>401.47</text:p>
          </table:table-cell>
        </table:table-row>
        <table:table-row table:style-name="ro1">
          <table:table-cell office:value-type="float" office:value="8991333" calcext:value-type="float">
            <text:p>8991333</text:p>
          </table:table-cell>
          <table:table-cell table:formula="of:=[.A564]/1000/(60*60*24)" office:value-type="time" office:time-value="PT02H29M51.333S" calcext:value-type="time">
            <text:p>02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17.37" calcext:value-type="float">
            <text:p>317.37</text:p>
          </table:table-cell>
          <table:table-cell office:value-type="float" office:value="402.13" calcext:value-type="float">
            <text:p>402.13</text:p>
          </table:table-cell>
        </table:table-row>
        <table:table-row table:style-name="ro1">
          <table:table-cell office:value-type="float" office:value="9007333" calcext:value-type="float">
            <text:p>9007333</text:p>
          </table:table-cell>
          <table:table-cell table:formula="of:=[.A565]/1000/(60*60*24)" office:value-type="time" office:time-value="PT02H30M07.333S" calcext:value-type="time">
            <text:p>02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17.92" calcext:value-type="float">
            <text:p>317.92</text:p>
          </table:table-cell>
          <table:table-cell office:value-type="float" office:value="402.8" calcext:value-type="float">
            <text:p>402.8</text:p>
          </table:table-cell>
        </table:table-row>
        <table:table-row table:style-name="ro1">
          <table:table-cell office:value-type="float" office:value="9023333" calcext:value-type="float">
            <text:p>9023333</text:p>
          </table:table-cell>
          <table:table-cell table:formula="of:=[.A566]/1000/(60*60*24)" office:value-type="time" office:time-value="PT02H30M23.333S" calcext:value-type="time">
            <text:p>02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18.46" calcext:value-type="float">
            <text:p>318.46</text:p>
          </table:table-cell>
          <table:table-cell office:value-type="float" office:value="403.47" calcext:value-type="float">
            <text:p>403.47</text:p>
          </table:table-cell>
        </table:table-row>
        <table:table-row table:style-name="ro1">
          <table:table-cell office:value-type="float" office:value="9039333" calcext:value-type="float">
            <text:p>9039333</text:p>
          </table:table-cell>
          <table:table-cell table:formula="of:=[.A567]/1000/(60*60*24)" office:value-type="time" office:time-value="PT02H30M39.333S" calcext:value-type="time">
            <text:p>02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19.01" calcext:value-type="float">
            <text:p>319.01</text:p>
          </table:table-cell>
          <table:table-cell office:value-type="float" office:value="404.14" calcext:value-type="float">
            <text:p>404.14</text:p>
          </table:table-cell>
        </table:table-row>
        <table:table-row table:style-name="ro1">
          <table:table-cell office:value-type="float" office:value="9055333" calcext:value-type="float">
            <text:p>9055333</text:p>
          </table:table-cell>
          <table:table-cell table:formula="of:=[.A568]/1000/(60*60*24)" office:value-type="time" office:time-value="PT02H30M55.333S" calcext:value-type="time">
            <text:p>02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19.56" calcext:value-type="float">
            <text:p>319.56</text:p>
          </table:table-cell>
          <table:table-cell office:value-type="float" office:value="404.81" calcext:value-type="float">
            <text:p>404.81</text:p>
          </table:table-cell>
        </table:table-row>
        <table:table-row table:style-name="ro1">
          <table:table-cell office:value-type="float" office:value="9071333" calcext:value-type="float">
            <text:p>9071333</text:p>
          </table:table-cell>
          <table:table-cell table:formula="of:=[.A569]/1000/(60*60*24)" office:value-type="time" office:time-value="PT02H31M11.333S" calcext:value-type="time">
            <text:p>02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0.1" calcext:value-type="float">
            <text:p>320.1</text:p>
          </table:table-cell>
          <table:table-cell office:value-type="float" office:value="405.48" calcext:value-type="float">
            <text:p>405.48</text:p>
          </table:table-cell>
        </table:table-row>
        <table:table-row table:style-name="ro1">
          <table:table-cell office:value-type="float" office:value="9087333" calcext:value-type="float">
            <text:p>9087333</text:p>
          </table:table-cell>
          <table:table-cell table:formula="of:=[.A570]/1000/(60*60*24)" office:value-type="time" office:time-value="PT02H31M27.333S" calcext:value-type="time">
            <text:p>02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0.65" calcext:value-type="float">
            <text:p>320.65</text:p>
          </table:table-cell>
          <table:table-cell office:value-type="float" office:value="406.15" calcext:value-type="float">
            <text:p>406.15</text:p>
          </table:table-cell>
        </table:table-row>
        <table:table-row table:style-name="ro1">
          <table:table-cell office:value-type="float" office:value="9103333" calcext:value-type="float">
            <text:p>9103333</text:p>
          </table:table-cell>
          <table:table-cell table:formula="of:=[.A571]/1000/(60*60*24)" office:value-type="time" office:time-value="PT02H31M43.333S" calcext:value-type="time">
            <text:p>02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1.2" calcext:value-type="float">
            <text:p>321.2</text:p>
          </table:table-cell>
          <table:table-cell office:value-type="float" office:value="406.82" calcext:value-type="float">
            <text:p>406.82</text:p>
          </table:table-cell>
        </table:table-row>
        <table:table-row table:style-name="ro1">
          <table:table-cell office:value-type="float" office:value="9119333" calcext:value-type="float">
            <text:p>9119333</text:p>
          </table:table-cell>
          <table:table-cell table:formula="of:=[.A572]/1000/(60*60*24)" office:value-type="time" office:time-value="PT02H31M59.333S" calcext:value-type="time">
            <text:p>02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1.74" calcext:value-type="float">
            <text:p>321.74</text:p>
          </table:table-cell>
          <table:table-cell office:value-type="float" office:value="407.49" calcext:value-type="float">
            <text:p>407.49</text:p>
          </table:table-cell>
        </table:table-row>
        <table:table-row table:style-name="ro1">
          <table:table-cell office:value-type="float" office:value="9135332" calcext:value-type="float">
            <text:p>9135332</text:p>
          </table:table-cell>
          <table:table-cell table:formula="of:=[.A573]/1000/(60*60*24)" office:value-type="time" office:time-value="PT02H32M15.332S" calcext:value-type="time">
            <text:p>02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22.29" calcext:value-type="float">
            <text:p>322.29</text:p>
          </table:table-cell>
          <table:table-cell office:value-type="float" office:value="408.16" calcext:value-type="float">
            <text:p>408.16</text:p>
          </table:table-cell>
        </table:table-row>
        <table:table-row table:style-name="ro1">
          <table:table-cell office:value-type="float" office:value="9151333" calcext:value-type="float">
            <text:p>9151333</text:p>
          </table:table-cell>
          <table:table-cell table:formula="of:=[.A574]/1000/(60*60*24)" office:value-type="time" office:time-value="PT02H32M31.333S" calcext:value-type="time">
            <text:p>02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2.84" calcext:value-type="float">
            <text:p>322.84</text:p>
          </table:table-cell>
          <table:table-cell office:value-type="float" office:value="408.83" calcext:value-type="float">
            <text:p>408.83</text:p>
          </table:table-cell>
        </table:table-row>
        <table:table-row table:style-name="ro1">
          <table:table-cell office:value-type="float" office:value="9167333" calcext:value-type="float">
            <text:p>9167333</text:p>
          </table:table-cell>
          <table:table-cell table:formula="of:=[.A575]/1000/(60*60*24)" office:value-type="time" office:time-value="PT02H32M47.333S" calcext:value-type="time">
            <text:p>02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3.38" calcext:value-type="float">
            <text:p>323.38</text:p>
          </table:table-cell>
          <table:table-cell office:value-type="float" office:value="409.5" calcext:value-type="float">
            <text:p>409.5</text:p>
          </table:table-cell>
        </table:table-row>
        <table:table-row table:style-name="ro1">
          <table:table-cell office:value-type="float" office:value="9183333" calcext:value-type="float">
            <text:p>9183333</text:p>
          </table:table-cell>
          <table:table-cell table:formula="of:=[.A576]/1000/(60*60*24)" office:value-type="time" office:time-value="PT02H33M03.333S" calcext:value-type="time">
            <text:p>02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3.93" calcext:value-type="float">
            <text:p>323.93</text:p>
          </table:table-cell>
          <table:table-cell office:value-type="float" office:value="410.17" calcext:value-type="float">
            <text:p>410.17</text:p>
          </table:table-cell>
        </table:table-row>
        <table:table-row table:style-name="ro1">
          <table:table-cell office:value-type="float" office:value="9199333" calcext:value-type="float">
            <text:p>9199333</text:p>
          </table:table-cell>
          <table:table-cell table:formula="of:=[.A577]/1000/(60*60*24)" office:value-type="time" office:time-value="PT02H33M19.333S" calcext:value-type="time">
            <text:p>02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4.48" calcext:value-type="float">
            <text:p>324.48</text:p>
          </table:table-cell>
          <table:table-cell office:value-type="float" office:value="410.84" calcext:value-type="float">
            <text:p>410.84</text:p>
          </table:table-cell>
        </table:table-row>
        <table:table-row table:style-name="ro1">
          <table:table-cell office:value-type="float" office:value="9215333" calcext:value-type="float">
            <text:p>9215333</text:p>
          </table:table-cell>
          <table:table-cell table:formula="of:=[.A578]/1000/(60*60*24)" office:value-type="time" office:time-value="PT02H33M35.333S" calcext:value-type="time">
            <text:p>02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5.02" calcext:value-type="float">
            <text:p>325.02</text:p>
          </table:table-cell>
          <table:table-cell office:value-type="float" office:value="411.51" calcext:value-type="float">
            <text:p>411.51</text:p>
          </table:table-cell>
        </table:table-row>
        <table:table-row table:style-name="ro1">
          <table:table-cell office:value-type="float" office:value="9231333" calcext:value-type="float">
            <text:p>9231333</text:p>
          </table:table-cell>
          <table:table-cell table:formula="of:=[.A579]/1000/(60*60*24)" office:value-type="time" office:time-value="PT02H33M51.333S" calcext:value-type="time">
            <text:p>02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325.57" calcext:value-type="float">
            <text:p>325.57</text:p>
          </table:table-cell>
          <table:table-cell office:value-type="float" office:value="412.17" calcext:value-type="float">
            <text:p>412.17</text:p>
          </table:table-cell>
        </table:table-row>
        <table:table-row table:style-name="ro1">
          <table:table-cell office:value-type="float" office:value="9247333" calcext:value-type="float">
            <text:p>9247333</text:p>
          </table:table-cell>
          <table:table-cell table:formula="of:=[.A580]/1000/(60*60*24)" office:value-type="time" office:time-value="PT02H34M07.333S" calcext:value-type="time">
            <text:p>02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6.12" calcext:value-type="float">
            <text:p>326.12</text:p>
          </table:table-cell>
          <table:table-cell office:value-type="float" office:value="412.84" calcext:value-type="float">
            <text:p>412.84</text:p>
          </table:table-cell>
        </table:table-row>
        <table:table-row table:style-name="ro1">
          <table:table-cell office:value-type="float" office:value="9263333" calcext:value-type="float">
            <text:p>9263333</text:p>
          </table:table-cell>
          <table:table-cell table:formula="of:=[.A581]/1000/(60*60*24)" office:value-type="time" office:time-value="PT02H34M23.333S" calcext:value-type="time">
            <text:p>02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6.66" calcext:value-type="float">
            <text:p>326.66</text:p>
          </table:table-cell>
          <table:table-cell office:value-type="float" office:value="413.51" calcext:value-type="float">
            <text:p>413.51</text:p>
          </table:table-cell>
        </table:table-row>
        <table:table-row table:style-name="ro1">
          <table:table-cell office:value-type="float" office:value="9279333" calcext:value-type="float">
            <text:p>9279333</text:p>
          </table:table-cell>
          <table:table-cell table:formula="of:=[.A582]/1000/(60*60*24)" office:value-type="time" office:time-value="PT02H34M39.333S" calcext:value-type="time">
            <text:p>02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7.21" calcext:value-type="float">
            <text:p>327.21</text:p>
          </table:table-cell>
          <table:table-cell office:value-type="float" office:value="414.18" calcext:value-type="float">
            <text:p>414.18</text:p>
          </table:table-cell>
        </table:table-row>
        <table:table-row table:style-name="ro1">
          <table:table-cell office:value-type="float" office:value="9295333" calcext:value-type="float">
            <text:p>9295333</text:p>
          </table:table-cell>
          <table:table-cell table:formula="of:=[.A583]/1000/(60*60*24)" office:value-type="time" office:time-value="PT02H34M55.333S" calcext:value-type="time">
            <text:p>02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7.76" calcext:value-type="float">
            <text:p>327.76</text:p>
          </table:table-cell>
          <table:table-cell office:value-type="float" office:value="414.85" calcext:value-type="float">
            <text:p>414.85</text:p>
          </table:table-cell>
        </table:table-row>
        <table:table-row table:style-name="ro1">
          <table:table-cell office:value-type="float" office:value="9311333" calcext:value-type="float">
            <text:p>9311333</text:p>
          </table:table-cell>
          <table:table-cell table:formula="of:=[.A584]/1000/(60*60*24)" office:value-type="time" office:time-value="PT02H35M11.333S" calcext:value-type="time">
            <text:p>02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8.3" calcext:value-type="float">
            <text:p>328.3</text:p>
          </table:table-cell>
          <table:table-cell office:value-type="float" office:value="415.52" calcext:value-type="float">
            <text:p>415.52</text:p>
          </table:table-cell>
        </table:table-row>
        <table:table-row table:style-name="ro1">
          <table:table-cell office:value-type="float" office:value="9327333" calcext:value-type="float">
            <text:p>9327333</text:p>
          </table:table-cell>
          <table:table-cell table:formula="of:=[.A585]/1000/(60*60*24)" office:value-type="time" office:time-value="PT02H35M27.333S" calcext:value-type="time">
            <text:p>02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8.85" calcext:value-type="float">
            <text:p>328.85</text:p>
          </table:table-cell>
          <table:table-cell office:value-type="float" office:value="416.19" calcext:value-type="float">
            <text:p>416.19</text:p>
          </table:table-cell>
        </table:table-row>
        <table:table-row table:style-name="ro1">
          <table:table-cell office:value-type="float" office:value="9343333" calcext:value-type="float">
            <text:p>9343333</text:p>
          </table:table-cell>
          <table:table-cell table:formula="of:=[.A586]/1000/(60*60*24)" office:value-type="time" office:time-value="PT02H35M43.333S" calcext:value-type="time">
            <text:p>02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29.4" calcext:value-type="float">
            <text:p>329.4</text:p>
          </table:table-cell>
          <table:table-cell office:value-type="float" office:value="416.86" calcext:value-type="float">
            <text:p>416.86</text:p>
          </table:table-cell>
        </table:table-row>
        <table:table-row table:style-name="ro1">
          <table:table-cell office:value-type="float" office:value="9359333" calcext:value-type="float">
            <text:p>9359333</text:p>
          </table:table-cell>
          <table:table-cell table:formula="of:=[.A587]/1000/(60*60*24)" office:value-type="time" office:time-value="PT02H35M59.333S" calcext:value-type="time">
            <text:p>02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29.94" calcext:value-type="float">
            <text:p>329.94</text:p>
          </table:table-cell>
          <table:table-cell office:value-type="float" office:value="417.53" calcext:value-type="float">
            <text:p>417.53</text:p>
          </table:table-cell>
        </table:table-row>
        <table:table-row table:style-name="ro1">
          <table:table-cell office:value-type="float" office:value="9375333" calcext:value-type="float">
            <text:p>9375333</text:p>
          </table:table-cell>
          <table:table-cell table:formula="of:=[.A588]/1000/(60*60*24)" office:value-type="time" office:time-value="PT02H36M15.333S" calcext:value-type="time">
            <text:p>02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30.49" calcext:value-type="float">
            <text:p>330.49</text:p>
          </table:table-cell>
          <table:table-cell office:value-type="float" office:value="418.2" calcext:value-type="float">
            <text:p>418.2</text:p>
          </table:table-cell>
        </table:table-row>
        <table:table-row table:style-name="ro1">
          <table:table-cell office:value-type="float" office:value="9391333" calcext:value-type="float">
            <text:p>9391333</text:p>
          </table:table-cell>
          <table:table-cell table:formula="of:=[.A589]/1000/(60*60*24)" office:value-type="time" office:time-value="PT02H36M31.333S" calcext:value-type="time">
            <text:p>02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31.04" calcext:value-type="float">
            <text:p>331.04</text:p>
          </table:table-cell>
          <table:table-cell office:value-type="float" office:value="418.87" calcext:value-type="float">
            <text:p>418.87</text:p>
          </table:table-cell>
        </table:table-row>
        <table:table-row table:style-name="ro1">
          <table:table-cell office:value-type="float" office:value="9407333" calcext:value-type="float">
            <text:p>9407333</text:p>
          </table:table-cell>
          <table:table-cell table:formula="of:=[.A590]/1000/(60*60*24)" office:value-type="time" office:time-value="PT02H36M47.333S" calcext:value-type="time">
            <text:p>02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331.58" calcext:value-type="float">
            <text:p>331.58</text:p>
          </table:table-cell>
          <table:table-cell office:value-type="float" office:value="419.54" calcext:value-type="float">
            <text:p>419.54</text:p>
          </table:table-cell>
        </table:table-row>
        <table:table-row table:style-name="ro1">
          <table:table-cell office:value-type="float" office:value="9423333" calcext:value-type="float">
            <text:p>9423333</text:p>
          </table:table-cell>
          <table:table-cell table:formula="of:=[.A591]/1000/(60*60*24)" office:value-type="time" office:time-value="PT02H37M03.333S" calcext:value-type="time">
            <text:p>02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32.13" calcext:value-type="float">
            <text:p>332.13</text:p>
          </table:table-cell>
          <table:table-cell office:value-type="float" office:value="420.2" calcext:value-type="float">
            <text:p>420.2</text:p>
          </table:table-cell>
        </table:table-row>
        <table:table-row table:style-name="ro1">
          <table:table-cell office:value-type="float" office:value="9439333" calcext:value-type="float">
            <text:p>9439333</text:p>
          </table:table-cell>
          <table:table-cell table:formula="of:=[.A592]/1000/(60*60*24)" office:value-type="time" office:time-value="PT02H37M19.333S" calcext:value-type="time">
            <text:p>02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32.68" calcext:value-type="float">
            <text:p>332.68</text:p>
          </table:table-cell>
          <table:table-cell office:value-type="float" office:value="420.87" calcext:value-type="float">
            <text:p>420.87</text:p>
          </table:table-cell>
        </table:table-row>
        <table:table-row table:style-name="ro1">
          <table:table-cell office:value-type="float" office:value="9455333" calcext:value-type="float">
            <text:p>9455333</text:p>
          </table:table-cell>
          <table:table-cell table:formula="of:=[.A593]/1000/(60*60*24)" office:value-type="time" office:time-value="PT02H37M35.333S" calcext:value-type="time">
            <text:p>02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33.22" calcext:value-type="float">
            <text:p>333.22</text:p>
          </table:table-cell>
          <table:table-cell office:value-type="float" office:value="421.54" calcext:value-type="float">
            <text:p>421.54</text:p>
          </table:table-cell>
        </table:table-row>
        <table:table-row table:style-name="ro1">
          <table:table-cell office:value-type="float" office:value="9471333" calcext:value-type="float">
            <text:p>9471333</text:p>
          </table:table-cell>
          <table:table-cell table:formula="of:=[.A594]/1000/(60*60*24)" office:value-type="time" office:time-value="PT02H37M51.333S" calcext:value-type="time">
            <text:p>02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33.77" calcext:value-type="float">
            <text:p>333.77</text:p>
          </table:table-cell>
          <table:table-cell office:value-type="float" office:value="422.21" calcext:value-type="float">
            <text:p>422.21</text:p>
          </table:table-cell>
        </table:table-row>
        <table:table-row table:style-name="ro1">
          <table:table-cell office:value-type="float" office:value="9487333" calcext:value-type="float">
            <text:p>9487333</text:p>
          </table:table-cell>
          <table:table-cell table:formula="of:=[.A595]/1000/(60*60*24)" office:value-type="time" office:time-value="PT02H38M07.333S" calcext:value-type="time">
            <text:p>02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334.32" calcext:value-type="float">
            <text:p>334.32</text:p>
          </table:table-cell>
          <table:table-cell office:value-type="float" office:value="422.88" calcext:value-type="float">
            <text:p>422.88</text:p>
          </table:table-cell>
        </table:table-row>
        <table:table-row table:style-name="ro1">
          <table:table-cell office:value-type="float" office:value="9503333" calcext:value-type="float">
            <text:p>9503333</text:p>
          </table:table-cell>
          <table:table-cell table:formula="of:=[.A596]/1000/(60*60*24)" office:value-type="time" office:time-value="PT02H38M23.333S" calcext:value-type="time">
            <text:p>02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34.86" calcext:value-type="float">
            <text:p>334.86</text:p>
          </table:table-cell>
          <table:table-cell office:value-type="float" office:value="423.55" calcext:value-type="float">
            <text:p>423.55</text:p>
          </table:table-cell>
        </table:table-row>
        <table:table-row table:style-name="ro1">
          <table:table-cell office:value-type="float" office:value="9519333" calcext:value-type="float">
            <text:p>9519333</text:p>
          </table:table-cell>
          <table:table-cell table:formula="of:=[.A597]/1000/(60*60*24)" office:value-type="time" office:time-value="PT02H38M39.333S" calcext:value-type="time">
            <text:p>02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35.41" calcext:value-type="float">
            <text:p>335.41</text:p>
          </table:table-cell>
          <table:table-cell office:value-type="float" office:value="424.22" calcext:value-type="float">
            <text:p>424.22</text:p>
          </table:table-cell>
        </table:table-row>
        <table:table-row table:style-name="ro1">
          <table:table-cell office:value-type="float" office:value="9535333" calcext:value-type="float">
            <text:p>9535333</text:p>
          </table:table-cell>
          <table:table-cell table:formula="of:=[.A598]/1000/(60*60*24)" office:value-type="time" office:time-value="PT02H38M55.333S" calcext:value-type="time">
            <text:p>02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35.96" calcext:value-type="float">
            <text:p>335.96</text:p>
          </table:table-cell>
          <table:table-cell office:value-type="float" office:value="424.89" calcext:value-type="float">
            <text:p>424.89</text:p>
          </table:table-cell>
        </table:table-row>
        <table:table-row table:style-name="ro1">
          <table:table-cell office:value-type="float" office:value="9551333" calcext:value-type="float">
            <text:p>9551333</text:p>
          </table:table-cell>
          <table:table-cell table:formula="of:=[.A599]/1000/(60*60*24)" office:value-type="time" office:time-value="PT02H39M11.333S" calcext:value-type="time">
            <text:p>02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36.5" calcext:value-type="float">
            <text:p>336.5</text:p>
          </table:table-cell>
          <table:table-cell office:value-type="float" office:value="425.55" calcext:value-type="float">
            <text:p>425.55</text:p>
          </table:table-cell>
        </table:table-row>
        <table:table-row table:style-name="ro1">
          <table:table-cell office:value-type="float" office:value="9567333" calcext:value-type="float">
            <text:p>9567333</text:p>
          </table:table-cell>
          <table:table-cell table:formula="of:=[.A600]/1000/(60*60*24)" office:value-type="time" office:time-value="PT02H39M27.333S" calcext:value-type="time">
            <text:p>02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37.05" calcext:value-type="float">
            <text:p>337.05</text:p>
          </table:table-cell>
          <table:table-cell office:value-type="float" office:value="426.22" calcext:value-type="float">
            <text:p>426.22</text:p>
          </table:table-cell>
        </table:table-row>
        <table:table-row table:style-name="ro1">
          <table:table-cell office:value-type="float" office:value="9583333" calcext:value-type="float">
            <text:p>9583333</text:p>
          </table:table-cell>
          <table:table-cell table:formula="of:=[.A601]/1000/(60*60*24)" office:value-type="time" office:time-value="PT02H39M43.333S" calcext:value-type="time">
            <text:p>02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37.6" calcext:value-type="float">
            <text:p>337.6</text:p>
          </table:table-cell>
          <table:table-cell office:value-type="float" office:value="426.89" calcext:value-type="float">
            <text:p>426.89</text:p>
          </table:table-cell>
        </table:table-row>
        <table:table-row table:style-name="ro1">
          <table:table-cell office:value-type="float" office:value="9599333" calcext:value-type="float">
            <text:p>9599333</text:p>
          </table:table-cell>
          <table:table-cell table:formula="of:=[.A602]/1000/(60*60*24)" office:value-type="time" office:time-value="PT02H39M59.333S" calcext:value-type="time">
            <text:p>02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38.14" calcext:value-type="float">
            <text:p>338.14</text:p>
          </table:table-cell>
          <table:table-cell office:value-type="float" office:value="427.56" calcext:value-type="float">
            <text:p>427.56</text:p>
          </table:table-cell>
        </table:table-row>
        <table:table-row table:style-name="ro1">
          <table:table-cell office:value-type="float" office:value="9615333" calcext:value-type="float">
            <text:p>9615333</text:p>
          </table:table-cell>
          <table:table-cell table:formula="of:=[.A603]/1000/(60*60*24)" office:value-type="time" office:time-value="PT02H40M15.333S" calcext:value-type="time">
            <text:p>02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38.69" calcext:value-type="float">
            <text:p>338.69</text:p>
          </table:table-cell>
          <table:table-cell office:value-type="float" office:value="428.23" calcext:value-type="float">
            <text:p>428.23</text:p>
          </table:table-cell>
        </table:table-row>
        <table:table-row table:style-name="ro1">
          <table:table-cell office:value-type="float" office:value="9631333" calcext:value-type="float">
            <text:p>9631333</text:p>
          </table:table-cell>
          <table:table-cell table:formula="of:=[.A604]/1000/(60*60*24)" office:value-type="time" office:time-value="PT02H40M31.333S" calcext:value-type="time">
            <text:p>02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39.23" calcext:value-type="float">
            <text:p>339.23</text:p>
          </table:table-cell>
          <table:table-cell office:value-type="float" office:value="428.9" calcext:value-type="float">
            <text:p>428.9</text:p>
          </table:table-cell>
        </table:table-row>
        <table:table-row table:style-name="ro1">
          <table:table-cell office:value-type="float" office:value="9647333" calcext:value-type="float">
            <text:p>9647333</text:p>
          </table:table-cell>
          <table:table-cell table:formula="of:=[.A605]/1000/(60*60*24)" office:value-type="time" office:time-value="PT02H40M47.333S" calcext:value-type="time">
            <text:p>02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39.78" calcext:value-type="float">
            <text:p>339.78</text:p>
          </table:table-cell>
          <table:table-cell office:value-type="float" office:value="429.56" calcext:value-type="float">
            <text:p>429.56</text:p>
          </table:table-cell>
        </table:table-row>
        <table:table-row table:style-name="ro1">
          <table:table-cell office:value-type="float" office:value="9663333" calcext:value-type="float">
            <text:p>9663333</text:p>
          </table:table-cell>
          <table:table-cell table:formula="of:=[.A606]/1000/(60*60*24)" office:value-type="time" office:time-value="PT02H41M03.333S" calcext:value-type="time">
            <text:p>02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40.33" calcext:value-type="float">
            <text:p>340.33</text:p>
          </table:table-cell>
          <table:table-cell office:value-type="float" office:value="430.23" calcext:value-type="float">
            <text:p>430.23</text:p>
          </table:table-cell>
        </table:table-row>
        <table:table-row table:style-name="ro1">
          <table:table-cell office:value-type="float" office:value="9679333" calcext:value-type="float">
            <text:p>9679333</text:p>
          </table:table-cell>
          <table:table-cell table:formula="of:=[.A607]/1000/(60*60*24)" office:value-type="time" office:time-value="PT02H41M19.333S" calcext:value-type="time">
            <text:p>02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40.87" calcext:value-type="float">
            <text:p>340.87</text:p>
          </table:table-cell>
          <table:table-cell office:value-type="float" office:value="430.9" calcext:value-type="float">
            <text:p>430.9</text:p>
          </table:table-cell>
        </table:table-row>
        <table:table-row table:style-name="ro1">
          <table:table-cell office:value-type="float" office:value="9695333" calcext:value-type="float">
            <text:p>9695333</text:p>
          </table:table-cell>
          <table:table-cell table:formula="of:=[.A608]/1000/(60*60*24)" office:value-type="time" office:time-value="PT02H41M35.333S" calcext:value-type="time">
            <text:p>02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41.42" calcext:value-type="float">
            <text:p>341.42</text:p>
          </table:table-cell>
          <table:table-cell office:value-type="float" office:value="431.57" calcext:value-type="float">
            <text:p>431.57</text:p>
          </table:table-cell>
        </table:table-row>
        <table:table-row table:style-name="ro1">
          <table:table-cell office:value-type="float" office:value="9711333" calcext:value-type="float">
            <text:p>9711333</text:p>
          </table:table-cell>
          <table:table-cell table:formula="of:=[.A609]/1000/(60*60*24)" office:value-type="time" office:time-value="PT02H41M51.333S" calcext:value-type="time">
            <text:p>02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41.97" calcext:value-type="float">
            <text:p>341.97</text:p>
          </table:table-cell>
          <table:table-cell office:value-type="float" office:value="432.24" calcext:value-type="float">
            <text:p>432.24</text:p>
          </table:table-cell>
        </table:table-row>
        <table:table-row table:style-name="ro1">
          <table:table-cell office:value-type="float" office:value="9727333" calcext:value-type="float">
            <text:p>9727333</text:p>
          </table:table-cell>
          <table:table-cell table:formula="of:=[.A610]/1000/(60*60*24)" office:value-type="time" office:time-value="PT02H42M07.333S" calcext:value-type="time">
            <text:p>02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42.51" calcext:value-type="float">
            <text:p>342.51</text:p>
          </table:table-cell>
          <table:table-cell office:value-type="float" office:value="432.91" calcext:value-type="float">
            <text:p>432.91</text:p>
          </table:table-cell>
        </table:table-row>
        <table:table-row table:style-name="ro1">
          <table:table-cell office:value-type="float" office:value="9743333" calcext:value-type="float">
            <text:p>9743333</text:p>
          </table:table-cell>
          <table:table-cell table:formula="of:=[.A611]/1000/(60*60*24)" office:value-type="time" office:time-value="PT02H42M23.333S" calcext:value-type="time">
            <text:p>02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43.06" calcext:value-type="float">
            <text:p>343.06</text:p>
          </table:table-cell>
          <table:table-cell office:value-type="float" office:value="433.57" calcext:value-type="float">
            <text:p>433.57</text:p>
          </table:table-cell>
        </table:table-row>
        <table:table-row table:style-name="ro1">
          <table:table-cell office:value-type="float" office:value="9759333" calcext:value-type="float">
            <text:p>9759333</text:p>
          </table:table-cell>
          <table:table-cell table:formula="of:=[.A612]/1000/(60*60*24)" office:value-type="time" office:time-value="PT02H42M39.333S" calcext:value-type="time">
            <text:p>02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43.61" calcext:value-type="float">
            <text:p>343.61</text:p>
          </table:table-cell>
          <table:table-cell office:value-type="float" office:value="434.24" calcext:value-type="float">
            <text:p>434.24</text:p>
          </table:table-cell>
        </table:table-row>
        <table:table-row table:style-name="ro1">
          <table:table-cell office:value-type="float" office:value="9775333" calcext:value-type="float">
            <text:p>9775333</text:p>
          </table:table-cell>
          <table:table-cell table:formula="of:=[.A613]/1000/(60*60*24)" office:value-type="time" office:time-value="PT02H42M55.333S" calcext:value-type="time">
            <text:p>02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44.15" calcext:value-type="float">
            <text:p>344.15</text:p>
          </table:table-cell>
          <table:table-cell office:value-type="float" office:value="434.91" calcext:value-type="float">
            <text:p>434.91</text:p>
          </table:table-cell>
        </table:table-row>
        <table:table-row table:style-name="ro1">
          <table:table-cell office:value-type="float" office:value="9791333" calcext:value-type="float">
            <text:p>9791333</text:p>
          </table:table-cell>
          <table:table-cell table:formula="of:=[.A614]/1000/(60*60*24)" office:value-type="time" office:time-value="PT02H43M11.333S" calcext:value-type="time">
            <text:p>02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44.7" calcext:value-type="float">
            <text:p>344.7</text:p>
          </table:table-cell>
          <table:table-cell office:value-type="float" office:value="435.58" calcext:value-type="float">
            <text:p>435.58</text:p>
          </table:table-cell>
        </table:table-row>
        <table:table-row table:style-name="ro1">
          <table:table-cell office:value-type="float" office:value="9807333" calcext:value-type="float">
            <text:p>9807333</text:p>
          </table:table-cell>
          <table:table-cell table:formula="of:=[.A615]/1000/(60*60*24)" office:value-type="time" office:time-value="PT02H43M27.333S" calcext:value-type="time">
            <text:p>02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45.24" calcext:value-type="float">
            <text:p>345.24</text:p>
          </table:table-cell>
          <table:table-cell office:value-type="float" office:value="436.24" calcext:value-type="float">
            <text:p>436.24</text:p>
          </table:table-cell>
        </table:table-row>
        <table:table-row table:style-name="ro1">
          <table:table-cell office:value-type="float" office:value="9823333" calcext:value-type="float">
            <text:p>9823333</text:p>
          </table:table-cell>
          <table:table-cell table:formula="of:=[.A616]/1000/(60*60*24)" office:value-type="time" office:time-value="PT02H43M43.333S" calcext:value-type="time">
            <text:p>02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45.79" calcext:value-type="float">
            <text:p>345.79</text:p>
          </table:table-cell>
          <table:table-cell office:value-type="float" office:value="436.91" calcext:value-type="float">
            <text:p>436.91</text:p>
          </table:table-cell>
        </table:table-row>
        <table:table-row table:style-name="ro1">
          <table:table-cell office:value-type="float" office:value="9839333" calcext:value-type="float">
            <text:p>9839333</text:p>
          </table:table-cell>
          <table:table-cell table:formula="of:=[.A617]/1000/(60*60*24)" office:value-type="time" office:time-value="PT02H43M59.333S" calcext:value-type="time">
            <text:p>02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46.34" calcext:value-type="float">
            <text:p>346.34</text:p>
          </table:table-cell>
          <table:table-cell office:value-type="float" office:value="437.58" calcext:value-type="float">
            <text:p>437.58</text:p>
          </table:table-cell>
        </table:table-row>
        <table:table-row table:style-name="ro1">
          <table:table-cell office:value-type="float" office:value="9855333" calcext:value-type="float">
            <text:p>9855333</text:p>
          </table:table-cell>
          <table:table-cell table:formula="of:=[.A618]/1000/(60*60*24)" office:value-type="time" office:time-value="PT02H44M15.333S" calcext:value-type="time">
            <text:p>02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46.88" calcext:value-type="float">
            <text:p>346.88</text:p>
          </table:table-cell>
          <table:table-cell office:value-type="float" office:value="438.25" calcext:value-type="float">
            <text:p>438.25</text:p>
          </table:table-cell>
        </table:table-row>
        <table:table-row table:style-name="ro1">
          <table:table-cell office:value-type="float" office:value="9871333" calcext:value-type="float">
            <text:p>9871333</text:p>
          </table:table-cell>
          <table:table-cell table:formula="of:=[.A619]/1000/(60*60*24)" office:value-type="time" office:time-value="PT02H44M31.333S" calcext:value-type="time">
            <text:p>02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47.43" calcext:value-type="float">
            <text:p>347.43</text:p>
          </table:table-cell>
          <table:table-cell office:value-type="float" office:value="438.92" calcext:value-type="float">
            <text:p>438.92</text:p>
          </table:table-cell>
        </table:table-row>
        <table:table-row table:style-name="ro1">
          <table:table-cell office:value-type="float" office:value="9887333" calcext:value-type="float">
            <text:p>9887333</text:p>
          </table:table-cell>
          <table:table-cell table:formula="of:=[.A620]/1000/(60*60*24)" office:value-type="time" office:time-value="PT02H44M47.333S" calcext:value-type="time">
            <text:p>02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47.98" calcext:value-type="float">
            <text:p>347.98</text:p>
          </table:table-cell>
          <table:table-cell office:value-type="float" office:value="439.58" calcext:value-type="float">
            <text:p>439.58</text:p>
          </table:table-cell>
        </table:table-row>
        <table:table-row table:style-name="ro1">
          <table:table-cell office:value-type="float" office:value="9903333" calcext:value-type="float">
            <text:p>9903333</text:p>
          </table:table-cell>
          <table:table-cell table:formula="of:=[.A621]/1000/(60*60*24)" office:value-type="time" office:time-value="PT02H45M03.333S" calcext:value-type="time">
            <text:p>02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48.52" calcext:value-type="float">
            <text:p>348.52</text:p>
          </table:table-cell>
          <table:table-cell office:value-type="float" office:value="440.25" calcext:value-type="float">
            <text:p>440.25</text:p>
          </table:table-cell>
        </table:table-row>
        <table:table-row table:style-name="ro1">
          <table:table-cell office:value-type="float" office:value="9919333" calcext:value-type="float">
            <text:p>9919333</text:p>
          </table:table-cell>
          <table:table-cell table:formula="of:=[.A622]/1000/(60*60*24)" office:value-type="time" office:time-value="PT02H45M19.333S" calcext:value-type="time">
            <text:p>02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49.07" calcext:value-type="float">
            <text:p>349.07</text:p>
          </table:table-cell>
          <table:table-cell office:value-type="float" office:value="440.92" calcext:value-type="float">
            <text:p>440.92</text:p>
          </table:table-cell>
        </table:table-row>
        <table:table-row table:style-name="ro1">
          <table:table-cell office:value-type="float" office:value="9935333" calcext:value-type="float">
            <text:p>9935333</text:p>
          </table:table-cell>
          <table:table-cell table:formula="of:=[.A623]/1000/(60*60*24)" office:value-type="time" office:time-value="PT02H45M35.333S" calcext:value-type="time">
            <text:p>02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349.61" calcext:value-type="float">
            <text:p>349.61</text:p>
          </table:table-cell>
          <table:table-cell office:value-type="float" office:value="441.59" calcext:value-type="float">
            <text:p>441.59</text:p>
          </table:table-cell>
        </table:table-row>
        <table:table-row table:style-name="ro1">
          <table:table-cell office:value-type="float" office:value="9951333" calcext:value-type="float">
            <text:p>9951333</text:p>
          </table:table-cell>
          <table:table-cell table:formula="of:=[.A624]/1000/(60*60*24)" office:value-type="time" office:time-value="PT02H45M51.333S" calcext:value-type="time">
            <text:p>02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350.16" calcext:value-type="float">
            <text:p>350.16</text:p>
          </table:table-cell>
          <table:table-cell office:value-type="float" office:value="442.25" calcext:value-type="float">
            <text:p>442.25</text:p>
          </table:table-cell>
        </table:table-row>
        <table:table-row table:style-name="ro1">
          <table:table-cell office:value-type="float" office:value="9967333" calcext:value-type="float">
            <text:p>9967333</text:p>
          </table:table-cell>
          <table:table-cell table:formula="of:=[.A625]/1000/(60*60*24)" office:value-type="time" office:time-value="PT02H46M07.333S" calcext:value-type="time">
            <text:p>02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50.71" calcext:value-type="float">
            <text:p>350.71</text:p>
          </table:table-cell>
          <table:table-cell office:value-type="float" office:value="442.92" calcext:value-type="float">
            <text:p>442.92</text:p>
          </table:table-cell>
        </table:table-row>
        <table:table-row table:style-name="ro1">
          <table:table-cell office:value-type="float" office:value="9983333" calcext:value-type="float">
            <text:p>9983333</text:p>
          </table:table-cell>
          <table:table-cell table:formula="of:=[.A626]/1000/(60*60*24)" office:value-type="time" office:time-value="PT02H46M23.333S" calcext:value-type="time">
            <text:p>02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51.25" calcext:value-type="float">
            <text:p>351.25</text:p>
          </table:table-cell>
          <table:table-cell office:value-type="float" office:value="443.59" calcext:value-type="float">
            <text:p>443.59</text:p>
          </table:table-cell>
        </table:table-row>
        <table:table-row table:style-name="ro1">
          <table:table-cell office:value-type="float" office:value="9999333" calcext:value-type="float">
            <text:p>9999333</text:p>
          </table:table-cell>
          <table:table-cell table:formula="of:=[.A627]/1000/(60*60*24)" office:value-type="time" office:time-value="PT02H46M39.333S" calcext:value-type="time">
            <text:p>02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51.8" calcext:value-type="float">
            <text:p>351.8</text:p>
          </table:table-cell>
          <table:table-cell office:value-type="float" office:value="444.25" calcext:value-type="float">
            <text:p>444.25</text:p>
          </table:table-cell>
        </table:table-row>
        <table:table-row table:style-name="ro1">
          <table:table-cell office:value-type="float" office:value="10015333" calcext:value-type="float">
            <text:p>10015333</text:p>
          </table:table-cell>
          <table:table-cell table:formula="of:=[.A628]/1000/(60*60*24)" office:value-type="time" office:time-value="PT02H46M55.333S" calcext:value-type="time">
            <text:p>02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52.35" calcext:value-type="float">
            <text:p>352.35</text:p>
          </table:table-cell>
          <table:table-cell office:value-type="float" office:value="444.92" calcext:value-type="float">
            <text:p>444.92</text:p>
          </table:table-cell>
        </table:table-row>
        <table:table-row table:style-name="ro1">
          <table:table-cell office:value-type="float" office:value="10031333" calcext:value-type="float">
            <text:p>10031333</text:p>
          </table:table-cell>
          <table:table-cell table:formula="of:=[.A629]/1000/(60*60*24)" office:value-type="time" office:time-value="PT02H47M11.333S" calcext:value-type="time">
            <text:p>02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352.89" calcext:value-type="float">
            <text:p>352.89</text:p>
          </table:table-cell>
          <table:table-cell office:value-type="float" office:value="445.59" calcext:value-type="float">
            <text:p>445.59</text:p>
          </table:table-cell>
        </table:table-row>
        <table:table-row table:style-name="ro1">
          <table:table-cell office:value-type="float" office:value="10047333" calcext:value-type="float">
            <text:p>10047333</text:p>
          </table:table-cell>
          <table:table-cell table:formula="of:=[.A630]/1000/(60*60*24)" office:value-type="time" office:time-value="PT02H47M27.333S" calcext:value-type="time">
            <text:p>02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53.44" calcext:value-type="float">
            <text:p>353.44</text:p>
          </table:table-cell>
          <table:table-cell office:value-type="float" office:value="446.26" calcext:value-type="float">
            <text:p>446.26</text:p>
          </table:table-cell>
        </table:table-row>
        <table:table-row table:style-name="ro1">
          <table:table-cell office:value-type="float" office:value="10063333" calcext:value-type="float">
            <text:p>10063333</text:p>
          </table:table-cell>
          <table:table-cell table:formula="of:=[.A631]/1000/(60*60*24)" office:value-type="time" office:time-value="PT02H47M43.333S" calcext:value-type="time">
            <text:p>02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53.98" calcext:value-type="float">
            <text:p>353.98</text:p>
          </table:table-cell>
          <table:table-cell office:value-type="float" office:value="446.92" calcext:value-type="float">
            <text:p>446.92</text:p>
          </table:table-cell>
        </table:table-row>
        <table:table-row table:style-name="ro1">
          <table:table-cell office:value-type="float" office:value="10079333" calcext:value-type="float">
            <text:p>10079333</text:p>
          </table:table-cell>
          <table:table-cell table:formula="of:=[.A632]/1000/(60*60*24)" office:value-type="time" office:time-value="PT02H47M59.333S" calcext:value-type="time">
            <text:p>02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54.53" calcext:value-type="float">
            <text:p>354.53</text:p>
          </table:table-cell>
          <table:table-cell office:value-type="float" office:value="447.59" calcext:value-type="float">
            <text:p>447.59</text:p>
          </table:table-cell>
        </table:table-row>
        <table:table-row table:style-name="ro1">
          <table:table-cell office:value-type="float" office:value="10095333" calcext:value-type="float">
            <text:p>10095333</text:p>
          </table:table-cell>
          <table:table-cell table:formula="of:=[.A633]/1000/(60*60*24)" office:value-type="time" office:time-value="PT02H48M15.333S" calcext:value-type="time">
            <text:p>02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55.08" calcext:value-type="float">
            <text:p>355.08</text:p>
          </table:table-cell>
          <table:table-cell office:value-type="float" office:value="448.26" calcext:value-type="float">
            <text:p>448.26</text:p>
          </table:table-cell>
        </table:table-row>
        <table:table-row table:style-name="ro1">
          <table:table-cell office:value-type="float" office:value="10111333" calcext:value-type="float">
            <text:p>10111333</text:p>
          </table:table-cell>
          <table:table-cell table:formula="of:=[.A634]/1000/(60*60*24)" office:value-type="time" office:time-value="PT02H48M31.333S" calcext:value-type="time">
            <text:p>02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55.62" calcext:value-type="float">
            <text:p>355.62</text:p>
          </table:table-cell>
          <table:table-cell office:value-type="float" office:value="448.92" calcext:value-type="float">
            <text:p>448.92</text:p>
          </table:table-cell>
        </table:table-row>
        <table:table-row table:style-name="ro1">
          <table:table-cell office:value-type="float" office:value="10127333" calcext:value-type="float">
            <text:p>10127333</text:p>
          </table:table-cell>
          <table:table-cell table:formula="of:=[.A635]/1000/(60*60*24)" office:value-type="time" office:time-value="PT02H48M47.333S" calcext:value-type="time">
            <text:p>02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56.17" calcext:value-type="float">
            <text:p>356.17</text:p>
          </table:table-cell>
          <table:table-cell office:value-type="float" office:value="449.59" calcext:value-type="float">
            <text:p>449.59</text:p>
          </table:table-cell>
        </table:table-row>
        <table:table-row table:style-name="ro1">
          <table:table-cell office:value-type="float" office:value="10143333" calcext:value-type="float">
            <text:p>10143333</text:p>
          </table:table-cell>
          <table:table-cell table:formula="of:=[.A636]/1000/(60*60*24)" office:value-type="time" office:time-value="PT02H49M03.333S" calcext:value-type="time">
            <text:p>02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56.71" calcext:value-type="float">
            <text:p>356.71</text:p>
          </table:table-cell>
          <table:table-cell office:value-type="float" office:value="450.26" calcext:value-type="float">
            <text:p>450.26</text:p>
          </table:table-cell>
        </table:table-row>
        <table:table-row table:style-name="ro1">
          <table:table-cell office:value-type="float" office:value="10159333" calcext:value-type="float">
            <text:p>10159333</text:p>
          </table:table-cell>
          <table:table-cell table:formula="of:=[.A637]/1000/(60*60*24)" office:value-type="time" office:time-value="PT02H49M19.333S" calcext:value-type="time">
            <text:p>02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57.26" calcext:value-type="float">
            <text:p>357.26</text:p>
          </table:table-cell>
          <table:table-cell office:value-type="float" office:value="450.92" calcext:value-type="float">
            <text:p>450.92</text:p>
          </table:table-cell>
        </table:table-row>
        <table:table-row table:style-name="ro1">
          <table:table-cell office:value-type="float" office:value="10175333" calcext:value-type="float">
            <text:p>10175333</text:p>
          </table:table-cell>
          <table:table-cell table:formula="of:=[.A638]/1000/(60*60*24)" office:value-type="time" office:time-value="PT02H49M35.333S" calcext:value-type="time">
            <text:p>02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57.81" calcext:value-type="float">
            <text:p>357.81</text:p>
          </table:table-cell>
          <table:table-cell office:value-type="float" office:value="451.59" calcext:value-type="float">
            <text:p>451.59</text:p>
          </table:table-cell>
        </table:table-row>
        <table:table-row table:style-name="ro1">
          <table:table-cell office:value-type="float" office:value="10191333" calcext:value-type="float">
            <text:p>10191333</text:p>
          </table:table-cell>
          <table:table-cell table:formula="of:=[.A639]/1000/(60*60*24)" office:value-type="time" office:time-value="PT02H49M51.333S" calcext:value-type="time">
            <text:p>02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58.35" calcext:value-type="float">
            <text:p>358.35</text:p>
          </table:table-cell>
          <table:table-cell office:value-type="float" office:value="452.26" calcext:value-type="float">
            <text:p>452.26</text:p>
          </table:table-cell>
        </table:table-row>
        <table:table-row table:style-name="ro1">
          <table:table-cell office:value-type="float" office:value="10207333" calcext:value-type="float">
            <text:p>10207333</text:p>
          </table:table-cell>
          <table:table-cell table:formula="of:=[.A640]/1000/(60*60*24)" office:value-type="time" office:time-value="PT02H50M07.333S" calcext:value-type="time">
            <text:p>02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58.9" calcext:value-type="float">
            <text:p>358.9</text:p>
          </table:table-cell>
          <table:table-cell office:value-type="float" office:value="452.92" calcext:value-type="float">
            <text:p>452.92</text:p>
          </table:table-cell>
        </table:table-row>
        <table:table-row table:style-name="ro1">
          <table:table-cell office:value-type="float" office:value="10223333" calcext:value-type="float">
            <text:p>10223333</text:p>
          </table:table-cell>
          <table:table-cell table:formula="of:=[.A641]/1000/(60*60*24)" office:value-type="time" office:time-value="PT02H50M23.333S" calcext:value-type="time">
            <text:p>02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59.44" calcext:value-type="float">
            <text:p>359.44</text:p>
          </table:table-cell>
          <table:table-cell office:value-type="float" office:value="453.59" calcext:value-type="float">
            <text:p>453.59</text:p>
          </table:table-cell>
        </table:table-row>
        <table:table-row table:style-name="ro1">
          <table:table-cell office:value-type="float" office:value="10239333" calcext:value-type="float">
            <text:p>10239333</text:p>
          </table:table-cell>
          <table:table-cell table:formula="of:=[.A642]/1000/(60*60*24)" office:value-type="time" office:time-value="PT02H50M39.333S" calcext:value-type="time">
            <text:p>02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59.99" calcext:value-type="float">
            <text:p>359.99</text:p>
          </table:table-cell>
          <table:table-cell office:value-type="float" office:value="454.26" calcext:value-type="float">
            <text:p>454.26</text:p>
          </table:table-cell>
        </table:table-row>
        <table:table-row table:style-name="ro1">
          <table:table-cell office:value-type="float" office:value="10255333" calcext:value-type="float">
            <text:p>10255333</text:p>
          </table:table-cell>
          <table:table-cell table:formula="of:=[.A643]/1000/(60*60*24)" office:value-type="time" office:time-value="PT02H50M55.333S" calcext:value-type="time">
            <text:p>02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0.54" calcext:value-type="float">
            <text:p>360.54</text:p>
          </table:table-cell>
          <table:table-cell office:value-type="float" office:value="454.92" calcext:value-type="float">
            <text:p>454.92</text:p>
          </table:table-cell>
        </table:table-row>
        <table:table-row table:style-name="ro1">
          <table:table-cell office:value-type="float" office:value="10271333" calcext:value-type="float">
            <text:p>10271333</text:p>
          </table:table-cell>
          <table:table-cell table:formula="of:=[.A644]/1000/(60*60*24)" office:value-type="time" office:time-value="PT02H51M11.333S" calcext:value-type="time">
            <text:p>02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61.08" calcext:value-type="float">
            <text:p>361.08</text:p>
          </table:table-cell>
          <table:table-cell office:value-type="float" office:value="455.59" calcext:value-type="float">
            <text:p>455.59</text:p>
          </table:table-cell>
        </table:table-row>
        <table:table-row table:style-name="ro1">
          <table:table-cell office:value-type="float" office:value="10287333" calcext:value-type="float">
            <text:p>10287333</text:p>
          </table:table-cell>
          <table:table-cell table:formula="of:=[.A645]/1000/(60*60*24)" office:value-type="time" office:time-value="PT02H51M27.333S" calcext:value-type="time">
            <text:p>02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1.63" calcext:value-type="float">
            <text:p>361.63</text:p>
          </table:table-cell>
          <table:table-cell office:value-type="float" office:value="456.26" calcext:value-type="float">
            <text:p>456.26</text:p>
          </table:table-cell>
        </table:table-row>
        <table:table-row table:style-name="ro1">
          <table:table-cell office:value-type="float" office:value="10303333" calcext:value-type="float">
            <text:p>10303333</text:p>
          </table:table-cell>
          <table:table-cell table:formula="of:=[.A646]/1000/(60*60*24)" office:value-type="time" office:time-value="PT02H51M43.333S" calcext:value-type="time">
            <text:p>02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2.17" calcext:value-type="float">
            <text:p>362.17</text:p>
          </table:table-cell>
          <table:table-cell office:value-type="float" office:value="456.92" calcext:value-type="float">
            <text:p>456.92</text:p>
          </table:table-cell>
        </table:table-row>
        <table:table-row table:style-name="ro1">
          <table:table-cell office:value-type="float" office:value="10319333" calcext:value-type="float">
            <text:p>10319333</text:p>
          </table:table-cell>
          <table:table-cell table:formula="of:=[.A647]/1000/(60*60*24)" office:value-type="time" office:time-value="PT02H51M59.333S" calcext:value-type="time">
            <text:p>02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2.72" calcext:value-type="float">
            <text:p>362.72</text:p>
          </table:table-cell>
          <table:table-cell office:value-type="float" office:value="457.59" calcext:value-type="float">
            <text:p>457.59</text:p>
          </table:table-cell>
        </table:table-row>
        <table:table-row table:style-name="ro1">
          <table:table-cell office:value-type="float" office:value="10335333" calcext:value-type="float">
            <text:p>10335333</text:p>
          </table:table-cell>
          <table:table-cell table:formula="of:=[.A648]/1000/(60*60*24)" office:value-type="time" office:time-value="PT02H52M15.333S" calcext:value-type="time">
            <text:p>02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3.26" calcext:value-type="float">
            <text:p>363.26</text:p>
          </table:table-cell>
          <table:table-cell office:value-type="float" office:value="458.26" calcext:value-type="float">
            <text:p>458.26</text:p>
          </table:table-cell>
        </table:table-row>
        <table:table-row table:style-name="ro1">
          <table:table-cell office:value-type="float" office:value="10351333" calcext:value-type="float">
            <text:p>10351333</text:p>
          </table:table-cell>
          <table:table-cell table:formula="of:=[.A649]/1000/(60*60*24)" office:value-type="time" office:time-value="PT02H52M31.333S" calcext:value-type="time">
            <text:p>02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3.81" calcext:value-type="float">
            <text:p>363.81</text:p>
          </table:table-cell>
          <table:table-cell office:value-type="float" office:value="458.92" calcext:value-type="float">
            <text:p>458.92</text:p>
          </table:table-cell>
        </table:table-row>
        <table:table-row table:style-name="ro1">
          <table:table-cell office:value-type="float" office:value="10367333" calcext:value-type="float">
            <text:p>10367333</text:p>
          </table:table-cell>
          <table:table-cell table:formula="of:=[.A650]/1000/(60*60*24)" office:value-type="time" office:time-value="PT02H52M47.333S" calcext:value-type="time">
            <text:p>02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4.36" calcext:value-type="float">
            <text:p>364.36</text:p>
          </table:table-cell>
          <table:table-cell office:value-type="float" office:value="459.59" calcext:value-type="float">
            <text:p>459.59</text:p>
          </table:table-cell>
        </table:table-row>
        <table:table-row table:style-name="ro1">
          <table:table-cell office:value-type="float" office:value="10383333" calcext:value-type="float">
            <text:p>10383333</text:p>
          </table:table-cell>
          <table:table-cell table:formula="of:=[.A651]/1000/(60*60*24)" office:value-type="time" office:time-value="PT02H53M03.333S" calcext:value-type="time">
            <text:p>02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4.9" calcext:value-type="float">
            <text:p>364.9</text:p>
          </table:table-cell>
          <table:table-cell office:value-type="float" office:value="460.25" calcext:value-type="float">
            <text:p>460.25</text:p>
          </table:table-cell>
        </table:table-row>
        <table:table-row table:style-name="ro1">
          <table:table-cell office:value-type="float" office:value="10399333" calcext:value-type="float">
            <text:p>10399333</text:p>
          </table:table-cell>
          <table:table-cell table:formula="of:=[.A652]/1000/(60*60*24)" office:value-type="time" office:time-value="PT02H53M19.333S" calcext:value-type="time">
            <text:p>02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5.45" calcext:value-type="float">
            <text:p>365.45</text:p>
          </table:table-cell>
          <table:table-cell office:value-type="float" office:value="460.92" calcext:value-type="float">
            <text:p>460.92</text:p>
          </table:table-cell>
        </table:table-row>
        <table:table-row table:style-name="ro1">
          <table:table-cell office:value-type="float" office:value="10415333" calcext:value-type="float">
            <text:p>10415333</text:p>
          </table:table-cell>
          <table:table-cell table:formula="of:=[.A653]/1000/(60*60*24)" office:value-type="time" office:time-value="PT02H53M35.333S" calcext:value-type="time">
            <text:p>02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5.99" calcext:value-type="float">
            <text:p>365.99</text:p>
          </table:table-cell>
          <table:table-cell office:value-type="float" office:value="461.59" calcext:value-type="float">
            <text:p>461.59</text:p>
          </table:table-cell>
        </table:table-row>
        <table:table-row table:style-name="ro1">
          <table:table-cell office:value-type="float" office:value="10431333" calcext:value-type="float">
            <text:p>10431333</text:p>
          </table:table-cell>
          <table:table-cell table:formula="of:=[.A654]/1000/(60*60*24)" office:value-type="time" office:time-value="PT02H53M51.333S" calcext:value-type="time">
            <text:p>02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6.54" calcext:value-type="float">
            <text:p>366.54</text:p>
          </table:table-cell>
          <table:table-cell office:value-type="float" office:value="462.25" calcext:value-type="float">
            <text:p>462.25</text:p>
          </table:table-cell>
        </table:table-row>
        <table:table-row table:style-name="ro1">
          <table:table-cell office:value-type="float" office:value="10447333" calcext:value-type="float">
            <text:p>10447333</text:p>
          </table:table-cell>
          <table:table-cell table:formula="of:=[.A655]/1000/(60*60*24)" office:value-type="time" office:time-value="PT02H54M07.333S" calcext:value-type="time">
            <text:p>02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7.09" calcext:value-type="float">
            <text:p>367.09</text:p>
          </table:table-cell>
          <table:table-cell office:value-type="float" office:value="462.92" calcext:value-type="float">
            <text:p>462.92</text:p>
          </table:table-cell>
        </table:table-row>
        <table:table-row table:style-name="ro1">
          <table:table-cell office:value-type="float" office:value="10463333" calcext:value-type="float">
            <text:p>10463333</text:p>
          </table:table-cell>
          <table:table-cell table:formula="of:=[.A656]/1000/(60*60*24)" office:value-type="time" office:time-value="PT02H54M23.333S" calcext:value-type="time">
            <text:p>02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67.63" calcext:value-type="float">
            <text:p>367.63</text:p>
          </table:table-cell>
          <table:table-cell office:value-type="float" office:value="463.58" calcext:value-type="float">
            <text:p>463.58</text:p>
          </table:table-cell>
        </table:table-row>
        <table:table-row table:style-name="ro1">
          <table:table-cell office:value-type="float" office:value="10479333" calcext:value-type="float">
            <text:p>10479333</text:p>
          </table:table-cell>
          <table:table-cell table:formula="of:=[.A657]/1000/(60*60*24)" office:value-type="time" office:time-value="PT02H54M39.333S" calcext:value-type="time">
            <text:p>02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8.18" calcext:value-type="float">
            <text:p>368.18</text:p>
          </table:table-cell>
          <table:table-cell office:value-type="float" office:value="464.25" calcext:value-type="float">
            <text:p>464.25</text:p>
          </table:table-cell>
        </table:table-row>
        <table:table-row table:style-name="ro1">
          <table:table-cell office:value-type="float" office:value="10495333" calcext:value-type="float">
            <text:p>10495333</text:p>
          </table:table-cell>
          <table:table-cell table:formula="of:=[.A658]/1000/(60*60*24)" office:value-type="time" office:time-value="PT02H54M55.333S" calcext:value-type="time">
            <text:p>02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8.72" calcext:value-type="float">
            <text:p>368.72</text:p>
          </table:table-cell>
          <table:table-cell office:value-type="float" office:value="464.92" calcext:value-type="float">
            <text:p>464.92</text:p>
          </table:table-cell>
        </table:table-row>
        <table:table-row table:style-name="ro1">
          <table:table-cell office:value-type="float" office:value="10511333" calcext:value-type="float">
            <text:p>10511333</text:p>
          </table:table-cell>
          <table:table-cell table:formula="of:=[.A659]/1000/(60*60*24)" office:value-type="time" office:time-value="PT02H55M11.333S" calcext:value-type="time">
            <text:p>02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69.27" calcext:value-type="float">
            <text:p>369.27</text:p>
          </table:table-cell>
          <table:table-cell office:value-type="float" office:value="465.58" calcext:value-type="float">
            <text:p>465.58</text:p>
          </table:table-cell>
        </table:table-row>
        <table:table-row table:style-name="ro1">
          <table:table-cell office:value-type="float" office:value="10527333" calcext:value-type="float">
            <text:p>10527333</text:p>
          </table:table-cell>
          <table:table-cell table:formula="of:=[.A660]/1000/(60*60*24)" office:value-type="time" office:time-value="PT02H55M27.333S" calcext:value-type="time">
            <text:p>02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69.81" calcext:value-type="float">
            <text:p>369.81</text:p>
          </table:table-cell>
          <table:table-cell office:value-type="float" office:value="466.25" calcext:value-type="float">
            <text:p>466.25</text:p>
          </table:table-cell>
        </table:table-row>
        <table:table-row table:style-name="ro1">
          <table:table-cell office:value-type="float" office:value="10543333" calcext:value-type="float">
            <text:p>10543333</text:p>
          </table:table-cell>
          <table:table-cell table:formula="of:=[.A661]/1000/(60*60*24)" office:value-type="time" office:time-value="PT02H55M43.333S" calcext:value-type="time">
            <text:p>02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70.36" calcext:value-type="float">
            <text:p>370.36</text:p>
          </table:table-cell>
          <table:table-cell office:value-type="float" office:value="466.91" calcext:value-type="float">
            <text:p>466.91</text:p>
          </table:table-cell>
        </table:table-row>
        <table:table-row table:style-name="ro1">
          <table:table-cell office:value-type="float" office:value="10559333" calcext:value-type="float">
            <text:p>10559333</text:p>
          </table:table-cell>
          <table:table-cell table:formula="of:=[.A662]/1000/(60*60*24)" office:value-type="time" office:time-value="PT02H55M59.333S" calcext:value-type="time">
            <text:p>02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70.91" calcext:value-type="float">
            <text:p>370.91</text:p>
          </table:table-cell>
          <table:table-cell office:value-type="float" office:value="467.58" calcext:value-type="float">
            <text:p>467.58</text:p>
          </table:table-cell>
        </table:table-row>
        <table:table-row table:style-name="ro1">
          <table:table-cell office:value-type="float" office:value="10575333" calcext:value-type="float">
            <text:p>10575333</text:p>
          </table:table-cell>
          <table:table-cell table:formula="of:=[.A663]/1000/(60*60*24)" office:value-type="time" office:time-value="PT02H56M15.333S" calcext:value-type="time">
            <text:p>02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71.45" calcext:value-type="float">
            <text:p>371.45</text:p>
          </table:table-cell>
          <table:table-cell office:value-type="float" office:value="468.25" calcext:value-type="float">
            <text:p>468.25</text:p>
          </table:table-cell>
        </table:table-row>
        <table:table-row table:style-name="ro1">
          <table:table-cell office:value-type="float" office:value="10591333" calcext:value-type="float">
            <text:p>10591333</text:p>
          </table:table-cell>
          <table:table-cell table:formula="of:=[.A664]/1000/(60*60*24)" office:value-type="time" office:time-value="PT02H56M31.333S" calcext:value-type="time">
            <text:p>02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50.22" calcext:value-type="float">
            <text:p>150.22</text:p>
          </table:table-cell>
          <table:table-cell office:value-type="float" office:value="372" calcext:value-type="float">
            <text:p>372</text:p>
          </table:table-cell>
          <table:table-cell office:value-type="float" office:value="468.91" calcext:value-type="float">
            <text:p>468.91</text:p>
          </table:table-cell>
        </table:table-row>
        <table:table-row table:style-name="ro1">
          <table:table-cell office:value-type="float" office:value="10607333" calcext:value-type="float">
            <text:p>10607333</text:p>
          </table:table-cell>
          <table:table-cell table:formula="of:=[.A665]/1000/(60*60*24)" office:value-type="time" office:time-value="PT02H56M47.333S" calcext:value-type="time">
            <text:p>02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50.22" calcext:value-type="float">
            <text:p>150.22</text:p>
          </table:table-cell>
          <table:table-cell office:value-type="float" office:value="372.54" calcext:value-type="float">
            <text:p>372.54</text:p>
          </table:table-cell>
          <table:table-cell office:value-type="float" office:value="469.58" calcext:value-type="float">
            <text:p>469.58</text:p>
          </table:table-cell>
        </table:table-row>
        <table:table-row table:style-name="ro1">
          <table:table-cell office:value-type="float" office:value="10623333" calcext:value-type="float">
            <text:p>10623333</text:p>
          </table:table-cell>
          <table:table-cell table:formula="of:=[.A666]/1000/(60*60*24)" office:value-type="time" office:time-value="PT02H57M03.333S" calcext:value-type="time">
            <text:p>02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73.09" calcext:value-type="float">
            <text:p>373.09</text:p>
          </table:table-cell>
          <table:table-cell office:value-type="float" office:value="470.25" calcext:value-type="float">
            <text:p>470.25</text:p>
          </table:table-cell>
        </table:table-row>
        <table:table-row table:style-name="ro1">
          <table:table-cell office:value-type="float" office:value="10639333" calcext:value-type="float">
            <text:p>10639333</text:p>
          </table:table-cell>
          <table:table-cell table:formula="of:=[.A667]/1000/(60*60*24)" office:value-type="time" office:time-value="PT02H57M19.333S" calcext:value-type="time">
            <text:p>02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73.63" calcext:value-type="float">
            <text:p>373.63</text:p>
          </table:table-cell>
          <table:table-cell office:value-type="float" office:value="470.91" calcext:value-type="float">
            <text:p>470.91</text:p>
          </table:table-cell>
        </table:table-row>
        <table:table-row table:style-name="ro1">
          <table:table-cell office:value-type="float" office:value="10655333" calcext:value-type="float">
            <text:p>10655333</text:p>
          </table:table-cell>
          <table:table-cell table:formula="of:=[.A668]/1000/(60*60*24)" office:value-type="time" office:time-value="PT02H57M35.333S" calcext:value-type="time">
            <text:p>02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74.18" calcext:value-type="float">
            <text:p>374.18</text:p>
          </table:table-cell>
          <table:table-cell office:value-type="float" office:value="471.58" calcext:value-type="float">
            <text:p>471.58</text:p>
          </table:table-cell>
        </table:table-row>
        <table:table-row table:style-name="ro1">
          <table:table-cell office:value-type="float" office:value="10671333" calcext:value-type="float">
            <text:p>10671333</text:p>
          </table:table-cell>
          <table:table-cell table:formula="of:=[.A669]/1000/(60*60*24)" office:value-type="time" office:time-value="PT02H57M51.333S" calcext:value-type="time">
            <text:p>02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74.72" calcext:value-type="float">
            <text:p>374.72</text:p>
          </table:table-cell>
          <table:table-cell office:value-type="float" office:value="472.24" calcext:value-type="float">
            <text:p>472.24</text:p>
          </table:table-cell>
        </table:table-row>
        <table:table-row table:style-name="ro1">
          <table:table-cell office:value-type="float" office:value="10687333" calcext:value-type="float">
            <text:p>10687333</text:p>
          </table:table-cell>
          <table:table-cell table:formula="of:=[.A670]/1000/(60*60*24)" office:value-type="time" office:time-value="PT02H58M07.333S" calcext:value-type="time">
            <text:p>02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75.27" calcext:value-type="float">
            <text:p>375.27</text:p>
          </table:table-cell>
          <table:table-cell office:value-type="float" office:value="472.91" calcext:value-type="float">
            <text:p>472.91</text:p>
          </table:table-cell>
        </table:table-row>
        <table:table-row table:style-name="ro1">
          <table:table-cell office:value-type="float" office:value="10703333" calcext:value-type="float">
            <text:p>10703333</text:p>
          </table:table-cell>
          <table:table-cell table:formula="of:=[.A671]/1000/(60*60*24)" office:value-type="time" office:time-value="PT02H58M23.333S" calcext:value-type="time">
            <text:p>02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50.22" calcext:value-type="float">
            <text:p>150.22</text:p>
          </table:table-cell>
          <table:table-cell office:value-type="float" office:value="375.82" calcext:value-type="float">
            <text:p>375.82</text:p>
          </table:table-cell>
          <table:table-cell office:value-type="float" office:value="473.58" calcext:value-type="float">
            <text:p>473.58</text:p>
          </table:table-cell>
        </table:table-row>
        <table:table-row table:style-name="ro1">
          <table:table-cell office:value-type="float" office:value="10719333" calcext:value-type="float">
            <text:p>10719333</text:p>
          </table:table-cell>
          <table:table-cell table:formula="of:=[.A672]/1000/(60*60*24)" office:value-type="time" office:time-value="PT02H58M39.333S" calcext:value-type="time">
            <text:p>02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76.36" calcext:value-type="float">
            <text:p>376.36</text:p>
          </table:table-cell>
          <table:table-cell office:value-type="float" office:value="474.24" calcext:value-type="float">
            <text:p>474.24</text:p>
          </table:table-cell>
        </table:table-row>
        <table:table-row table:style-name="ro1">
          <table:table-cell office:value-type="float" office:value="10735333" calcext:value-type="float">
            <text:p>10735333</text:p>
          </table:table-cell>
          <table:table-cell table:formula="of:=[.A673]/1000/(60*60*24)" office:value-type="time" office:time-value="PT02H58M55.333S" calcext:value-type="time">
            <text:p>02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76.91" calcext:value-type="float">
            <text:p>376.91</text:p>
          </table:table-cell>
          <table:table-cell office:value-type="float" office:value="474.91" calcext:value-type="float">
            <text:p>474.91</text:p>
          </table:table-cell>
        </table:table-row>
        <table:table-row table:style-name="ro1">
          <table:table-cell office:value-type="float" office:value="10751333" calcext:value-type="float">
            <text:p>10751333</text:p>
          </table:table-cell>
          <table:table-cell table:formula="of:=[.A674]/1000/(60*60*24)" office:value-type="time" office:time-value="PT02H59M11.333S" calcext:value-type="time">
            <text:p>02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77.45" calcext:value-type="float">
            <text:p>377.45</text:p>
          </table:table-cell>
          <table:table-cell office:value-type="float" office:value="475.57" calcext:value-type="float">
            <text:p>475.57</text:p>
          </table:table-cell>
        </table:table-row>
        <table:table-row table:style-name="ro1">
          <table:table-cell office:value-type="float" office:value="10767333" calcext:value-type="float">
            <text:p>10767333</text:p>
          </table:table-cell>
          <table:table-cell table:formula="of:=[.A675]/1000/(60*60*24)" office:value-type="time" office:time-value="PT02H59M27.333S" calcext:value-type="time">
            <text:p>02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78" calcext:value-type="float">
            <text:p>378</text:p>
          </table:table-cell>
          <table:table-cell office:value-type="float" office:value="476.24" calcext:value-type="float">
            <text:p>476.24</text:p>
          </table:table-cell>
        </table:table-row>
        <table:table-row table:style-name="ro1">
          <table:table-cell office:value-type="float" office:value="10783333" calcext:value-type="float">
            <text:p>10783333</text:p>
          </table:table-cell>
          <table:table-cell table:formula="of:=[.A676]/1000/(60*60*24)" office:value-type="time" office:time-value="PT02H59M43.333S" calcext:value-type="time">
            <text:p>02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50.22" calcext:value-type="float">
            <text:p>150.22</text:p>
          </table:table-cell>
          <table:table-cell office:value-type="float" office:value="378.54" calcext:value-type="float">
            <text:p>378.54</text:p>
          </table:table-cell>
          <table:table-cell office:value-type="float" office:value="476.9" calcext:value-type="float">
            <text:p>476.9</text:p>
          </table:table-cell>
        </table:table-row>
        <table:table-row table:style-name="ro1">
          <table:table-cell office:value-type="float" office:value="10799333" calcext:value-type="float">
            <text:p>10799333</text:p>
          </table:table-cell>
          <table:table-cell table:formula="of:=[.A677]/1000/(60*60*24)" office:value-type="time" office:time-value="PT02H59M59.333S" calcext:value-type="time">
            <text:p>02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79.09" calcext:value-type="float">
            <text:p>379.09</text:p>
          </table:table-cell>
          <table:table-cell office:value-type="float" office:value="477.57" calcext:value-type="float">
            <text:p>477.57</text:p>
          </table:table-cell>
        </table:table-row>
        <table:table-row table:style-name="ro1">
          <table:table-cell office:value-type="float" office:value="10815333" calcext:value-type="float">
            <text:p>10815333</text:p>
          </table:table-cell>
          <table:table-cell table:formula="of:=[.A678]/1000/(60*60*24)" office:value-type="time" office:time-value="PT03H00M15.333S" calcext:value-type="time">
            <text:p>03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79.63" calcext:value-type="float">
            <text:p>379.63</text:p>
          </table:table-cell>
          <table:table-cell office:value-type="float" office:value="478.24" calcext:value-type="float">
            <text:p>478.24</text:p>
          </table:table-cell>
        </table:table-row>
        <table:table-row table:style-name="ro1">
          <table:table-cell office:value-type="float" office:value="10831333" calcext:value-type="float">
            <text:p>10831333</text:p>
          </table:table-cell>
          <table:table-cell table:formula="of:=[.A679]/1000/(60*60*24)" office:value-type="time" office:time-value="PT03H00M31.333S" calcext:value-type="time">
            <text:p>03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0.18" calcext:value-type="float">
            <text:p>380.18</text:p>
          </table:table-cell>
          <table:table-cell office:value-type="float" office:value="478.9" calcext:value-type="float">
            <text:p>478.9</text:p>
          </table:table-cell>
        </table:table-row>
        <table:table-row table:style-name="ro1">
          <table:table-cell office:value-type="float" office:value="10847333" calcext:value-type="float">
            <text:p>10847333</text:p>
          </table:table-cell>
          <table:table-cell table:formula="of:=[.A680]/1000/(60*60*24)" office:value-type="time" office:time-value="PT03H00M47.333S" calcext:value-type="time">
            <text:p>03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0.72" calcext:value-type="float">
            <text:p>380.72</text:p>
          </table:table-cell>
          <table:table-cell office:value-type="float" office:value="479.57" calcext:value-type="float">
            <text:p>479.57</text:p>
          </table:table-cell>
        </table:table-row>
        <table:table-row table:style-name="ro1">
          <table:table-cell office:value-type="float" office:value="10863333" calcext:value-type="float">
            <text:p>10863333</text:p>
          </table:table-cell>
          <table:table-cell table:formula="of:=[.A681]/1000/(60*60*24)" office:value-type="time" office:time-value="PT03H01M03.333S" calcext:value-type="time">
            <text:p>03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1.27" calcext:value-type="float">
            <text:p>381.27</text:p>
          </table:table-cell>
          <table:table-cell office:value-type="float" office:value="480.23" calcext:value-type="float">
            <text:p>480.23</text:p>
          </table:table-cell>
        </table:table-row>
        <table:table-row table:style-name="ro1">
          <table:table-cell office:value-type="float" office:value="10879333" calcext:value-type="float">
            <text:p>10879333</text:p>
          </table:table-cell>
          <table:table-cell table:formula="of:=[.A682]/1000/(60*60*24)" office:value-type="time" office:time-value="PT03H01M19.333S" calcext:value-type="time">
            <text:p>03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1.82" calcext:value-type="float">
            <text:p>381.82</text:p>
          </table:table-cell>
          <table:table-cell office:value-type="float" office:value="480.9" calcext:value-type="float">
            <text:p>480.9</text:p>
          </table:table-cell>
        </table:table-row>
        <table:table-row table:style-name="ro1">
          <table:table-cell office:value-type="float" office:value="10895333" calcext:value-type="float">
            <text:p>10895333</text:p>
          </table:table-cell>
          <table:table-cell table:formula="of:=[.A683]/1000/(60*60*24)" office:value-type="time" office:time-value="PT03H01M35.333S" calcext:value-type="time">
            <text:p>03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2.36" calcext:value-type="float">
            <text:p>382.36</text:p>
          </table:table-cell>
          <table:table-cell office:value-type="float" office:value="481.56" calcext:value-type="float">
            <text:p>481.56</text:p>
          </table:table-cell>
        </table:table-row>
        <table:table-row table:style-name="ro1">
          <table:table-cell office:value-type="float" office:value="10911333" calcext:value-type="float">
            <text:p>10911333</text:p>
          </table:table-cell>
          <table:table-cell table:formula="of:=[.A684]/1000/(60*60*24)" office:value-type="time" office:time-value="PT03H01M51.333S" calcext:value-type="time">
            <text:p>03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2.91" calcext:value-type="float">
            <text:p>382.91</text:p>
          </table:table-cell>
          <table:table-cell office:value-type="float" office:value="482.23" calcext:value-type="float">
            <text:p>482.23</text:p>
          </table:table-cell>
        </table:table-row>
        <table:table-row table:style-name="ro1">
          <table:table-cell office:value-type="float" office:value="10927333" calcext:value-type="float">
            <text:p>10927333</text:p>
          </table:table-cell>
          <table:table-cell table:formula="of:=[.A685]/1000/(60*60*24)" office:value-type="time" office:time-value="PT03H02M07.333S" calcext:value-type="time">
            <text:p>03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3.45" calcext:value-type="float">
            <text:p>383.45</text:p>
          </table:table-cell>
          <table:table-cell office:value-type="float" office:value="482.89" calcext:value-type="float">
            <text:p>482.89</text:p>
          </table:table-cell>
        </table:table-row>
        <table:table-row table:style-name="ro1">
          <table:table-cell office:value-type="float" office:value="10943333" calcext:value-type="float">
            <text:p>10943333</text:p>
          </table:table-cell>
          <table:table-cell table:formula="of:=[.A686]/1000/(60*60*24)" office:value-type="time" office:time-value="PT03H02M23.333S" calcext:value-type="time">
            <text:p>03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4" calcext:value-type="float">
            <text:p>384</text:p>
          </table:table-cell>
          <table:table-cell office:value-type="float" office:value="483.56" calcext:value-type="float">
            <text:p>483.56</text:p>
          </table:table-cell>
        </table:table-row>
        <table:table-row table:style-name="ro1">
          <table:table-cell office:value-type="float" office:value="10959333" calcext:value-type="float">
            <text:p>10959333</text:p>
          </table:table-cell>
          <table:table-cell table:formula="of:=[.A687]/1000/(60*60*24)" office:value-type="time" office:time-value="PT03H02M39.333S" calcext:value-type="time">
            <text:p>03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4.54" calcext:value-type="float">
            <text:p>384.54</text:p>
          </table:table-cell>
          <table:table-cell office:value-type="float" office:value="484.23" calcext:value-type="float">
            <text:p>484.23</text:p>
          </table:table-cell>
        </table:table-row>
        <table:table-row table:style-name="ro1">
          <table:table-cell office:value-type="float" office:value="10975333" calcext:value-type="float">
            <text:p>10975333</text:p>
          </table:table-cell>
          <table:table-cell table:formula="of:=[.A688]/1000/(60*60*24)" office:value-type="time" office:time-value="PT03H02M55.333S" calcext:value-type="time">
            <text:p>03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5.09" calcext:value-type="float">
            <text:p>385.09</text:p>
          </table:table-cell>
          <table:table-cell office:value-type="float" office:value="484.89" calcext:value-type="float">
            <text:p>484.89</text:p>
          </table:table-cell>
        </table:table-row>
        <table:table-row table:style-name="ro1">
          <table:table-cell office:value-type="float" office:value="10991333" calcext:value-type="float">
            <text:p>10991333</text:p>
          </table:table-cell>
          <table:table-cell table:formula="of:=[.A689]/1000/(60*60*24)" office:value-type="time" office:time-value="PT03H03M11.333S" calcext:value-type="time">
            <text:p>03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5.63" calcext:value-type="float">
            <text:p>385.63</text:p>
          </table:table-cell>
          <table:table-cell office:value-type="float" office:value="485.56" calcext:value-type="float">
            <text:p>485.56</text:p>
          </table:table-cell>
        </table:table-row>
        <table:table-row table:style-name="ro1">
          <table:table-cell office:value-type="float" office:value="11007333" calcext:value-type="float">
            <text:p>11007333</text:p>
          </table:table-cell>
          <table:table-cell table:formula="of:=[.A690]/1000/(60*60*24)" office:value-type="time" office:time-value="PT03H03M27.333S" calcext:value-type="time">
            <text:p>03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6.18" calcext:value-type="float">
            <text:p>386.18</text:p>
          </table:table-cell>
          <table:table-cell office:value-type="float" office:value="486.22" calcext:value-type="float">
            <text:p>486.22</text:p>
          </table:table-cell>
        </table:table-row>
        <table:table-row table:style-name="ro1">
          <table:table-cell office:value-type="float" office:value="11023333" calcext:value-type="float">
            <text:p>11023333</text:p>
          </table:table-cell>
          <table:table-cell table:formula="of:=[.A691]/1000/(60*60*24)" office:value-type="time" office:time-value="PT03H03M43.333S" calcext:value-type="time">
            <text:p>03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6.72" calcext:value-type="float">
            <text:p>386.72</text:p>
          </table:table-cell>
          <table:table-cell office:value-type="float" office:value="486.89" calcext:value-type="float">
            <text:p>486.89</text:p>
          </table:table-cell>
        </table:table-row>
        <table:table-row table:style-name="ro1">
          <table:table-cell office:value-type="float" office:value="11039333" calcext:value-type="float">
            <text:p>11039333</text:p>
          </table:table-cell>
          <table:table-cell table:formula="of:=[.A692]/1000/(60*60*24)" office:value-type="time" office:time-value="PT03H03M59.333S" calcext:value-type="time">
            <text:p>03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7.27" calcext:value-type="float">
            <text:p>387.27</text:p>
          </table:table-cell>
          <table:table-cell office:value-type="float" office:value="487.55" calcext:value-type="float">
            <text:p>487.55</text:p>
          </table:table-cell>
        </table:table-row>
        <table:table-row table:style-name="ro1">
          <table:table-cell office:value-type="float" office:value="11055333" calcext:value-type="float">
            <text:p>11055333</text:p>
          </table:table-cell>
          <table:table-cell table:formula="of:=[.A693]/1000/(60*60*24)" office:value-type="time" office:time-value="PT03H04M15.333S" calcext:value-type="time">
            <text:p>03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87.81" calcext:value-type="float">
            <text:p>387.81</text:p>
          </table:table-cell>
          <table:table-cell office:value-type="float" office:value="488.22" calcext:value-type="float">
            <text:p>488.22</text:p>
          </table:table-cell>
        </table:table-row>
        <table:table-row table:style-name="ro1">
          <table:table-cell office:value-type="float" office:value="11071333" calcext:value-type="float">
            <text:p>11071333</text:p>
          </table:table-cell>
          <table:table-cell table:formula="of:=[.A694]/1000/(60*60*24)" office:value-type="time" office:time-value="PT03H04M31.333S" calcext:value-type="time">
            <text:p>03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88.36" calcext:value-type="float">
            <text:p>388.36</text:p>
          </table:table-cell>
          <table:table-cell office:value-type="float" office:value="488.88" calcext:value-type="float">
            <text:p>488.88</text:p>
          </table:table-cell>
        </table:table-row>
        <table:table-row table:style-name="ro1">
          <table:table-cell office:value-type="float" office:value="11087333" calcext:value-type="float">
            <text:p>11087333</text:p>
          </table:table-cell>
          <table:table-cell table:formula="of:=[.A695]/1000/(60*60*24)" office:value-type="time" office:time-value="PT03H04M47.333S" calcext:value-type="time">
            <text:p>03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88.9" calcext:value-type="float">
            <text:p>388.9</text:p>
          </table:table-cell>
          <table:table-cell office:value-type="float" office:value="489.55" calcext:value-type="float">
            <text:p>489.55</text:p>
          </table:table-cell>
        </table:table-row>
        <table:table-row table:style-name="ro1">
          <table:table-cell office:value-type="float" office:value="11103333" calcext:value-type="float">
            <text:p>11103333</text:p>
          </table:table-cell>
          <table:table-cell table:formula="of:=[.A696]/1000/(60*60*24)" office:value-type="time" office:time-value="PT03H05M03.333S" calcext:value-type="time">
            <text:p>03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89.45" calcext:value-type="float">
            <text:p>389.45</text:p>
          </table:table-cell>
          <table:table-cell office:value-type="float" office:value="490.21" calcext:value-type="float">
            <text:p>490.21</text:p>
          </table:table-cell>
        </table:table-row>
        <table:table-row table:style-name="ro1">
          <table:table-cell office:value-type="float" office:value="11119333" calcext:value-type="float">
            <text:p>11119333</text:p>
          </table:table-cell>
          <table:table-cell table:formula="of:=[.A697]/1000/(60*60*24)" office:value-type="time" office:time-value="PT03H05M19.333S" calcext:value-type="time">
            <text:p>03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389.99" calcext:value-type="float">
            <text:p>389.99</text:p>
          </table:table-cell>
          <table:table-cell office:value-type="float" office:value="490.88" calcext:value-type="float">
            <text:p>490.88</text:p>
          </table:table-cell>
        </table:table-row>
        <table:table-row table:style-name="ro1">
          <table:table-cell office:value-type="float" office:value="11135333" calcext:value-type="float">
            <text:p>11135333</text:p>
          </table:table-cell>
          <table:table-cell table:formula="of:=[.A698]/1000/(60*60*24)" office:value-type="time" office:time-value="PT03H05M35.333S" calcext:value-type="time">
            <text:p>03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390.54" calcext:value-type="float">
            <text:p>390.54</text:p>
          </table:table-cell>
          <table:table-cell office:value-type="float" office:value="491.54" calcext:value-type="float">
            <text:p>491.54</text:p>
          </table:table-cell>
        </table:table-row>
        <table:table-row table:style-name="ro1">
          <table:table-cell office:value-type="float" office:value="11151333" calcext:value-type="float">
            <text:p>11151333</text:p>
          </table:table-cell>
          <table:table-cell table:formula="of:=[.A699]/1000/(60*60*24)" office:value-type="time" office:time-value="PT03H05M51.333S" calcext:value-type="time">
            <text:p>03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391.08" calcext:value-type="float">
            <text:p>391.08</text:p>
          </table:table-cell>
          <table:table-cell office:value-type="float" office:value="492.21" calcext:value-type="float">
            <text:p>492.21</text:p>
          </table:table-cell>
        </table:table-row>
        <table:table-row table:style-name="ro1">
          <table:table-cell office:value-type="float" office:value="11167333" calcext:value-type="float">
            <text:p>11167333</text:p>
          </table:table-cell>
          <table:table-cell table:formula="of:=[.A700]/1000/(60*60*24)" office:value-type="time" office:time-value="PT03H06M07.333S" calcext:value-type="time">
            <text:p>03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1.63" calcext:value-type="float">
            <text:p>391.63</text:p>
          </table:table-cell>
          <table:table-cell office:value-type="float" office:value="492.87" calcext:value-type="float">
            <text:p>492.87</text:p>
          </table:table-cell>
        </table:table-row>
        <table:table-row table:style-name="ro1">
          <table:table-cell office:value-type="float" office:value="11183333" calcext:value-type="float">
            <text:p>11183333</text:p>
          </table:table-cell>
          <table:table-cell table:formula="of:=[.A701]/1000/(60*60*24)" office:value-type="time" office:time-value="PT03H06M23.333S" calcext:value-type="time">
            <text:p>03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2.17" calcext:value-type="float">
            <text:p>392.17</text:p>
          </table:table-cell>
          <table:table-cell office:value-type="float" office:value="493.54" calcext:value-type="float">
            <text:p>493.54</text:p>
          </table:table-cell>
        </table:table-row>
        <table:table-row table:style-name="ro1">
          <table:table-cell office:value-type="float" office:value="11199333" calcext:value-type="float">
            <text:p>11199333</text:p>
          </table:table-cell>
          <table:table-cell table:formula="of:=[.A702]/1000/(60*60*24)" office:value-type="time" office:time-value="PT03H06M39.333S" calcext:value-type="time">
            <text:p>03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392.72" calcext:value-type="float">
            <text:p>392.72</text:p>
          </table:table-cell>
          <table:table-cell office:value-type="float" office:value="494.2" calcext:value-type="float">
            <text:p>494.2</text:p>
          </table:table-cell>
        </table:table-row>
        <table:table-row table:style-name="ro1">
          <table:table-cell office:value-type="float" office:value="11215333" calcext:value-type="float">
            <text:p>11215333</text:p>
          </table:table-cell>
          <table:table-cell table:formula="of:=[.A703]/1000/(60*60*24)" office:value-type="time" office:time-value="PT03H06M55.333S" calcext:value-type="time">
            <text:p>03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3.26" calcext:value-type="float">
            <text:p>393.26</text:p>
          </table:table-cell>
          <table:table-cell office:value-type="float" office:value="494.87" calcext:value-type="float">
            <text:p>494.87</text:p>
          </table:table-cell>
        </table:table-row>
        <table:table-row table:style-name="ro1">
          <table:table-cell office:value-type="float" office:value="11231333" calcext:value-type="float">
            <text:p>11231333</text:p>
          </table:table-cell>
          <table:table-cell table:formula="of:=[.A704]/1000/(60*60*24)" office:value-type="time" office:time-value="PT03H07M11.333S" calcext:value-type="time">
            <text:p>03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3.81" calcext:value-type="float">
            <text:p>393.81</text:p>
          </table:table-cell>
          <table:table-cell office:value-type="float" office:value="495.53" calcext:value-type="float">
            <text:p>495.53</text:p>
          </table:table-cell>
        </table:table-row>
        <table:table-row table:style-name="ro1">
          <table:table-cell office:value-type="float" office:value="11247333" calcext:value-type="float">
            <text:p>11247333</text:p>
          </table:table-cell>
          <table:table-cell table:formula="of:=[.A705]/1000/(60*60*24)" office:value-type="time" office:time-value="PT03H07M27.333S" calcext:value-type="time">
            <text:p>03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4.35" calcext:value-type="float">
            <text:p>394.35</text:p>
          </table:table-cell>
          <table:table-cell office:value-type="float" office:value="496.2" calcext:value-type="float">
            <text:p>496.2</text:p>
          </table:table-cell>
        </table:table-row>
        <table:table-row table:style-name="ro1">
          <table:table-cell office:value-type="float" office:value="11263333" calcext:value-type="float">
            <text:p>11263333</text:p>
          </table:table-cell>
          <table:table-cell table:formula="of:=[.A706]/1000/(60*60*24)" office:value-type="time" office:time-value="PT03H07M43.333S" calcext:value-type="time">
            <text:p>03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4.9" calcext:value-type="float">
            <text:p>394.9</text:p>
          </table:table-cell>
          <table:table-cell office:value-type="float" office:value="496.86" calcext:value-type="float">
            <text:p>496.86</text:p>
          </table:table-cell>
        </table:table-row>
        <table:table-row table:style-name="ro1">
          <table:table-cell office:value-type="float" office:value="11279332" calcext:value-type="float">
            <text:p>11279332</text:p>
          </table:table-cell>
          <table:table-cell table:formula="of:=[.A707]/1000/(60*60*24)" office:value-type="time" office:time-value="PT03H07M59.332S" calcext:value-type="time">
            <text:p>03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5.44" calcext:value-type="float">
            <text:p>395.44</text:p>
          </table:table-cell>
          <table:table-cell office:value-type="float" office:value="497.53" calcext:value-type="float">
            <text:p>497.53</text:p>
          </table:table-cell>
        </table:table-row>
        <table:table-row table:style-name="ro1">
          <table:table-cell office:value-type="float" office:value="11295333" calcext:value-type="float">
            <text:p>11295333</text:p>
          </table:table-cell>
          <table:table-cell table:formula="of:=[.A708]/1000/(60*60*24)" office:value-type="time" office:time-value="PT03H08M15.333S" calcext:value-type="time">
            <text:p>03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5.99" calcext:value-type="float">
            <text:p>395.99</text:p>
          </table:table-cell>
          <table:table-cell office:value-type="float" office:value="498.19" calcext:value-type="float">
            <text:p>498.19</text:p>
          </table:table-cell>
        </table:table-row>
        <table:table-row table:style-name="ro1">
          <table:table-cell office:value-type="float" office:value="11311333" calcext:value-type="float">
            <text:p>11311333</text:p>
          </table:table-cell>
          <table:table-cell table:formula="of:=[.A709]/1000/(60*60*24)" office:value-type="time" office:time-value="PT03H08M31.333S" calcext:value-type="time">
            <text:p>03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6.53" calcext:value-type="float">
            <text:p>396.53</text:p>
          </table:table-cell>
          <table:table-cell office:value-type="float" office:value="498.86" calcext:value-type="float">
            <text:p>498.86</text:p>
          </table:table-cell>
        </table:table-row>
        <table:table-row table:style-name="ro1">
          <table:table-cell office:value-type="float" office:value="11327333" calcext:value-type="float">
            <text:p>11327333</text:p>
          </table:table-cell>
          <table:table-cell table:formula="of:=[.A710]/1000/(60*60*24)" office:value-type="time" office:time-value="PT03H08M47.333S" calcext:value-type="time">
            <text:p>03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7.08" calcext:value-type="float">
            <text:p>397.08</text:p>
          </table:table-cell>
          <table:table-cell office:value-type="float" office:value="499.52" calcext:value-type="float">
            <text:p>499.52</text:p>
          </table:table-cell>
        </table:table-row>
        <table:table-row table:style-name="ro1">
          <table:table-cell office:value-type="float" office:value="11343333" calcext:value-type="float">
            <text:p>11343333</text:p>
          </table:table-cell>
          <table:table-cell table:formula="of:=[.A711]/1000/(60*60*24)" office:value-type="time" office:time-value="PT03H09M03.333S" calcext:value-type="time">
            <text:p>03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7.62" calcext:value-type="float">
            <text:p>397.62</text:p>
          </table:table-cell>
          <table:table-cell office:value-type="float" office:value="500.19" calcext:value-type="float">
            <text:p>500.19</text:p>
          </table:table-cell>
        </table:table-row>
        <table:table-row table:style-name="ro1">
          <table:table-cell office:value-type="float" office:value="11359333" calcext:value-type="float">
            <text:p>11359333</text:p>
          </table:table-cell>
          <table:table-cell table:formula="of:=[.A712]/1000/(60*60*24)" office:value-type="time" office:time-value="PT03H09M19.333S" calcext:value-type="time">
            <text:p>03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8.17" calcext:value-type="float">
            <text:p>398.17</text:p>
          </table:table-cell>
          <table:table-cell office:value-type="float" office:value="500.85" calcext:value-type="float">
            <text:p>500.85</text:p>
          </table:table-cell>
        </table:table-row>
        <table:table-row table:style-name="ro1">
          <table:table-cell office:value-type="float" office:value="11375333" calcext:value-type="float">
            <text:p>11375333</text:p>
          </table:table-cell>
          <table:table-cell table:formula="of:=[.A713]/1000/(60*60*24)" office:value-type="time" office:time-value="PT03H09M35.333S" calcext:value-type="time">
            <text:p>03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8.71" calcext:value-type="float">
            <text:p>398.71</text:p>
          </table:table-cell>
          <table:table-cell office:value-type="float" office:value="501.52" calcext:value-type="float">
            <text:p>501.52</text:p>
          </table:table-cell>
        </table:table-row>
        <table:table-row table:style-name="ro1">
          <table:table-cell office:value-type="float" office:value="11391333" calcext:value-type="float">
            <text:p>11391333</text:p>
          </table:table-cell>
          <table:table-cell table:formula="of:=[.A714]/1000/(60*60*24)" office:value-type="time" office:time-value="PT03H09M51.333S" calcext:value-type="time">
            <text:p>03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399.26" calcext:value-type="float">
            <text:p>399.26</text:p>
          </table:table-cell>
          <table:table-cell office:value-type="float" office:value="502.18" calcext:value-type="float">
            <text:p>502.18</text:p>
          </table:table-cell>
        </table:table-row>
        <table:table-row table:style-name="ro1">
          <table:table-cell office:value-type="float" office:value="11407333" calcext:value-type="float">
            <text:p>11407333</text:p>
          </table:table-cell>
          <table:table-cell table:formula="of:=[.A715]/1000/(60*60*24)" office:value-type="time" office:time-value="PT03H10M07.333S" calcext:value-type="time">
            <text:p>03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399.8" calcext:value-type="float">
            <text:p>399.8</text:p>
          </table:table-cell>
          <table:table-cell office:value-type="float" office:value="502.85" calcext:value-type="float">
            <text:p>502.85</text:p>
          </table:table-cell>
        </table:table-row>
        <table:table-row table:style-name="ro1">
          <table:table-cell office:value-type="float" office:value="11423333" calcext:value-type="float">
            <text:p>11423333</text:p>
          </table:table-cell>
          <table:table-cell table:formula="of:=[.A716]/1000/(60*60*24)" office:value-type="time" office:time-value="PT03H10M23.333S" calcext:value-type="time">
            <text:p>03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0.35" calcext:value-type="float">
            <text:p>400.35</text:p>
          </table:table-cell>
          <table:table-cell office:value-type="float" office:value="503.51" calcext:value-type="float">
            <text:p>503.51</text:p>
          </table:table-cell>
        </table:table-row>
        <table:table-row table:style-name="ro1">
          <table:table-cell office:value-type="float" office:value="11439333" calcext:value-type="float">
            <text:p>11439333</text:p>
          </table:table-cell>
          <table:table-cell table:formula="of:=[.A717]/1000/(60*60*24)" office:value-type="time" office:time-value="PT03H10M39.333S" calcext:value-type="time">
            <text:p>03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0.89" calcext:value-type="float">
            <text:p>400.89</text:p>
          </table:table-cell>
          <table:table-cell office:value-type="float" office:value="504.18" calcext:value-type="float">
            <text:p>504.18</text:p>
          </table:table-cell>
        </table:table-row>
        <table:table-row table:style-name="ro1">
          <table:table-cell office:value-type="float" office:value="11455333" calcext:value-type="float">
            <text:p>11455333</text:p>
          </table:table-cell>
          <table:table-cell table:formula="of:=[.A718]/1000/(60*60*24)" office:value-type="time" office:time-value="PT03H10M55.333S" calcext:value-type="time">
            <text:p>03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1.44" calcext:value-type="float">
            <text:p>401.44</text:p>
          </table:table-cell>
          <table:table-cell office:value-type="float" office:value="504.84" calcext:value-type="float">
            <text:p>504.84</text:p>
          </table:table-cell>
        </table:table-row>
        <table:table-row table:style-name="ro1">
          <table:table-cell office:value-type="float" office:value="11471333" calcext:value-type="float">
            <text:p>11471333</text:p>
          </table:table-cell>
          <table:table-cell table:formula="of:=[.A719]/1000/(60*60*24)" office:value-type="time" office:time-value="PT03H11M11.333S" calcext:value-type="time">
            <text:p>03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1.98" calcext:value-type="float">
            <text:p>401.98</text:p>
          </table:table-cell>
          <table:table-cell office:value-type="float" office:value="505.51" calcext:value-type="float">
            <text:p>505.51</text:p>
          </table:table-cell>
        </table:table-row>
        <table:table-row table:style-name="ro1">
          <table:table-cell office:value-type="float" office:value="11487333" calcext:value-type="float">
            <text:p>11487333</text:p>
          </table:table-cell>
          <table:table-cell table:formula="of:=[.A720]/1000/(60*60*24)" office:value-type="time" office:time-value="PT03H11M27.333S" calcext:value-type="time">
            <text:p>03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02.53" calcext:value-type="float">
            <text:p>402.53</text:p>
          </table:table-cell>
          <table:table-cell office:value-type="float" office:value="506.17" calcext:value-type="float">
            <text:p>506.17</text:p>
          </table:table-cell>
        </table:table-row>
        <table:table-row table:style-name="ro1">
          <table:table-cell office:value-type="float" office:value="11503333" calcext:value-type="float">
            <text:p>11503333</text:p>
          </table:table-cell>
          <table:table-cell table:formula="of:=[.A721]/1000/(60*60*24)" office:value-type="time" office:time-value="PT03H11M43.333S" calcext:value-type="time">
            <text:p>03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3.07" calcext:value-type="float">
            <text:p>403.07</text:p>
          </table:table-cell>
          <table:table-cell office:value-type="float" office:value="506.84" calcext:value-type="float">
            <text:p>506.84</text:p>
          </table:table-cell>
        </table:table-row>
        <table:table-row table:style-name="ro1">
          <table:table-cell office:value-type="float" office:value="11519333" calcext:value-type="float">
            <text:p>11519333</text:p>
          </table:table-cell>
          <table:table-cell table:formula="of:=[.A722]/1000/(60*60*24)" office:value-type="time" office:time-value="PT03H11M59.333S" calcext:value-type="time">
            <text:p>03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3.62" calcext:value-type="float">
            <text:p>403.62</text:p>
          </table:table-cell>
          <table:table-cell office:value-type="float" office:value="507.5" calcext:value-type="float">
            <text:p>507.5</text:p>
          </table:table-cell>
        </table:table-row>
        <table:table-row table:style-name="ro1">
          <table:table-cell office:value-type="float" office:value="11535333" calcext:value-type="float">
            <text:p>11535333</text:p>
          </table:table-cell>
          <table:table-cell table:formula="of:=[.A723]/1000/(60*60*24)" office:value-type="time" office:time-value="PT03H12M15.333S" calcext:value-type="time">
            <text:p>03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4.16" calcext:value-type="float">
            <text:p>404.16</text:p>
          </table:table-cell>
          <table:table-cell office:value-type="float" office:value="508.17" calcext:value-type="float">
            <text:p>508.17</text:p>
          </table:table-cell>
        </table:table-row>
        <table:table-row table:style-name="ro1">
          <table:table-cell office:value-type="float" office:value="11551333" calcext:value-type="float">
            <text:p>11551333</text:p>
          </table:table-cell>
          <table:table-cell table:formula="of:=[.A724]/1000/(60*60*24)" office:value-type="time" office:time-value="PT03H12M31.333S" calcext:value-type="time">
            <text:p>03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4.71" calcext:value-type="float">
            <text:p>404.71</text:p>
          </table:table-cell>
          <table:table-cell office:value-type="float" office:value="508.83" calcext:value-type="float">
            <text:p>508.83</text:p>
          </table:table-cell>
        </table:table-row>
        <table:table-row table:style-name="ro1">
          <table:table-cell office:value-type="float" office:value="11567333" calcext:value-type="float">
            <text:p>11567333</text:p>
          </table:table-cell>
          <table:table-cell table:formula="of:=[.A725]/1000/(60*60*24)" office:value-type="time" office:time-value="PT03H12M47.333S" calcext:value-type="time">
            <text:p>03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05.25" calcext:value-type="float">
            <text:p>405.25</text:p>
          </table:table-cell>
          <table:table-cell office:value-type="float" office:value="509.5" calcext:value-type="float">
            <text:p>509.5</text:p>
          </table:table-cell>
        </table:table-row>
        <table:table-row table:style-name="ro1">
          <table:table-cell office:value-type="float" office:value="11583333" calcext:value-type="float">
            <text:p>11583333</text:p>
          </table:table-cell>
          <table:table-cell table:formula="of:=[.A726]/1000/(60*60*24)" office:value-type="time" office:time-value="PT03H13M03.333S" calcext:value-type="time">
            <text:p>03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5.8" calcext:value-type="float">
            <text:p>405.8</text:p>
          </table:table-cell>
          <table:table-cell office:value-type="float" office:value="510.16" calcext:value-type="float">
            <text:p>510.16</text:p>
          </table:table-cell>
        </table:table-row>
        <table:table-row table:style-name="ro1">
          <table:table-cell office:value-type="float" office:value="11599333" calcext:value-type="float">
            <text:p>11599333</text:p>
          </table:table-cell>
          <table:table-cell table:formula="of:=[.A727]/1000/(60*60*24)" office:value-type="time" office:time-value="PT03H13M19.333S" calcext:value-type="time">
            <text:p>03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6.34" calcext:value-type="float">
            <text:p>406.34</text:p>
          </table:table-cell>
          <table:table-cell office:value-type="float" office:value="510.83" calcext:value-type="float">
            <text:p>510.83</text:p>
          </table:table-cell>
        </table:table-row>
        <table:table-row table:style-name="ro1">
          <table:table-cell office:value-type="float" office:value="11615333" calcext:value-type="float">
            <text:p>11615333</text:p>
          </table:table-cell>
          <table:table-cell table:formula="of:=[.A728]/1000/(60*60*24)" office:value-type="time" office:time-value="PT03H13M35.333S" calcext:value-type="time">
            <text:p>03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06.89" calcext:value-type="float">
            <text:p>406.89</text:p>
          </table:table-cell>
          <table:table-cell office:value-type="float" office:value="511.49" calcext:value-type="float">
            <text:p>511.49</text:p>
          </table:table-cell>
        </table:table-row>
        <table:table-row table:style-name="ro1">
          <table:table-cell office:value-type="float" office:value="11631333" calcext:value-type="float">
            <text:p>11631333</text:p>
          </table:table-cell>
          <table:table-cell table:formula="of:=[.A729]/1000/(60*60*24)" office:value-type="time" office:time-value="PT03H13M51.333S" calcext:value-type="time">
            <text:p>03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07.43" calcext:value-type="float">
            <text:p>407.43</text:p>
          </table:table-cell>
          <table:table-cell office:value-type="float" office:value="512.16" calcext:value-type="float">
            <text:p>512.16</text:p>
          </table:table-cell>
        </table:table-row>
        <table:table-row table:style-name="ro1">
          <table:table-cell office:value-type="float" office:value="11647333" calcext:value-type="float">
            <text:p>11647333</text:p>
          </table:table-cell>
          <table:table-cell table:formula="of:=[.A730]/1000/(60*60*24)" office:value-type="time" office:time-value="PT03H14M07.333S" calcext:value-type="time">
            <text:p>03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07.98" calcext:value-type="float">
            <text:p>407.98</text:p>
          </table:table-cell>
          <table:table-cell office:value-type="float" office:value="512.82" calcext:value-type="float">
            <text:p>512.82</text:p>
          </table:table-cell>
        </table:table-row>
        <table:table-row table:style-name="ro1">
          <table:table-cell office:value-type="float" office:value="11663333" calcext:value-type="float">
            <text:p>11663333</text:p>
          </table:table-cell>
          <table:table-cell table:formula="of:=[.A731]/1000/(60*60*24)" office:value-type="time" office:time-value="PT03H14M23.333S" calcext:value-type="time">
            <text:p>03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08.52" calcext:value-type="float">
            <text:p>408.52</text:p>
          </table:table-cell>
          <table:table-cell office:value-type="float" office:value="513.49" calcext:value-type="float">
            <text:p>513.49</text:p>
          </table:table-cell>
        </table:table-row>
        <table:table-row table:style-name="ro1">
          <table:table-cell office:value-type="float" office:value="11679333" calcext:value-type="float">
            <text:p>11679333</text:p>
          </table:table-cell>
          <table:table-cell table:formula="of:=[.A732]/1000/(60*60*24)" office:value-type="time" office:time-value="PT03H14M39.333S" calcext:value-type="time">
            <text:p>03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09.07" calcext:value-type="float">
            <text:p>409.07</text:p>
          </table:table-cell>
          <table:table-cell office:value-type="float" office:value="514.15" calcext:value-type="float">
            <text:p>514.15</text:p>
          </table:table-cell>
        </table:table-row>
        <table:table-row table:style-name="ro1">
          <table:table-cell office:value-type="float" office:value="11695333" calcext:value-type="float">
            <text:p>11695333</text:p>
          </table:table-cell>
          <table:table-cell table:formula="of:=[.A733]/1000/(60*60*24)" office:value-type="time" office:time-value="PT03H14M55.333S" calcext:value-type="time">
            <text:p>03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09.61" calcext:value-type="float">
            <text:p>409.61</text:p>
          </table:table-cell>
          <table:table-cell office:value-type="float" office:value="514.81" calcext:value-type="float">
            <text:p>514.81</text:p>
          </table:table-cell>
        </table:table-row>
        <table:table-row table:style-name="ro1">
          <table:table-cell office:value-type="float" office:value="11711333" calcext:value-type="float">
            <text:p>11711333</text:p>
          </table:table-cell>
          <table:table-cell table:formula="of:=[.A734]/1000/(60*60*24)" office:value-type="time" office:time-value="PT03H15M11.333S" calcext:value-type="time">
            <text:p>03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10.16" calcext:value-type="float">
            <text:p>410.16</text:p>
          </table:table-cell>
          <table:table-cell office:value-type="float" office:value="515.48" calcext:value-type="float">
            <text:p>515.48</text:p>
          </table:table-cell>
        </table:table-row>
        <table:table-row table:style-name="ro1">
          <table:table-cell office:value-type="float" office:value="11727333" calcext:value-type="float">
            <text:p>11727333</text:p>
          </table:table-cell>
          <table:table-cell table:formula="of:=[.A735]/1000/(60*60*24)" office:value-type="time" office:time-value="PT03H15M27.333S" calcext:value-type="time">
            <text:p>03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10.7" calcext:value-type="float">
            <text:p>410.7</text:p>
          </table:table-cell>
          <table:table-cell office:value-type="float" office:value="516.14" calcext:value-type="float">
            <text:p>516.14</text:p>
          </table:table-cell>
        </table:table-row>
        <table:table-row table:style-name="ro1">
          <table:table-cell office:value-type="float" office:value="11743333" calcext:value-type="float">
            <text:p>11743333</text:p>
          </table:table-cell>
          <table:table-cell table:formula="of:=[.A736]/1000/(60*60*24)" office:value-type="time" office:time-value="PT03H15M43.333S" calcext:value-type="time">
            <text:p>03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11.25" calcext:value-type="float">
            <text:p>411.25</text:p>
          </table:table-cell>
          <table:table-cell office:value-type="float" office:value="516.81" calcext:value-type="float">
            <text:p>516.81</text:p>
          </table:table-cell>
        </table:table-row>
        <table:table-row table:style-name="ro1">
          <table:table-cell office:value-type="float" office:value="11759333" calcext:value-type="float">
            <text:p>11759333</text:p>
          </table:table-cell>
          <table:table-cell table:formula="of:=[.A737]/1000/(60*60*24)" office:value-type="time" office:time-value="PT03H15M59.333S" calcext:value-type="time">
            <text:p>03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11.79" calcext:value-type="float">
            <text:p>411.79</text:p>
          </table:table-cell>
          <table:table-cell office:value-type="float" office:value="517.47" calcext:value-type="float">
            <text:p>517.47</text:p>
          </table:table-cell>
        </table:table-row>
        <table:table-row table:style-name="ro1">
          <table:table-cell office:value-type="float" office:value="11775333" calcext:value-type="float">
            <text:p>11775333</text:p>
          </table:table-cell>
          <table:table-cell table:formula="of:=[.A738]/1000/(60*60*24)" office:value-type="time" office:time-value="PT03H16M15.333S" calcext:value-type="time">
            <text:p>03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12.33" calcext:value-type="float">
            <text:p>412.33</text:p>
          </table:table-cell>
          <table:table-cell office:value-type="float" office:value="518.14" calcext:value-type="float">
            <text:p>518.14</text:p>
          </table:table-cell>
        </table:table-row>
        <table:table-row table:style-name="ro1">
          <table:table-cell office:value-type="float" office:value="11791333" calcext:value-type="float">
            <text:p>11791333</text:p>
          </table:table-cell>
          <table:table-cell table:formula="of:=[.A739]/1000/(60*60*24)" office:value-type="time" office:time-value="PT03H16M31.333S" calcext:value-type="time">
            <text:p>03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12.88" calcext:value-type="float">
            <text:p>412.88</text:p>
          </table:table-cell>
          <table:table-cell office:value-type="float" office:value="518.8" calcext:value-type="float">
            <text:p>518.8</text:p>
          </table:table-cell>
        </table:table-row>
        <table:table-row table:style-name="ro1">
          <table:table-cell office:value-type="float" office:value="11807333" calcext:value-type="float">
            <text:p>11807333</text:p>
          </table:table-cell>
          <table:table-cell table:formula="of:=[.A740]/1000/(60*60*24)" office:value-type="time" office:time-value="PT03H16M47.333S" calcext:value-type="time">
            <text:p>03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13.42" calcext:value-type="float">
            <text:p>413.42</text:p>
          </table:table-cell>
          <table:table-cell office:value-type="float" office:value="519.46" calcext:value-type="float">
            <text:p>519.46</text:p>
          </table:table-cell>
        </table:table-row>
        <table:table-row table:style-name="ro1">
          <table:table-cell office:value-type="float" office:value="11823333" calcext:value-type="float">
            <text:p>11823333</text:p>
          </table:table-cell>
          <table:table-cell table:formula="of:=[.A741]/1000/(60*60*24)" office:value-type="time" office:time-value="PT03H17M03.333S" calcext:value-type="time">
            <text:p>03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13.97" calcext:value-type="float">
            <text:p>413.97</text:p>
          </table:table-cell>
          <table:table-cell office:value-type="float" office:value="520.13" calcext:value-type="float">
            <text:p>520.13</text:p>
          </table:table-cell>
        </table:table-row>
        <table:table-row table:style-name="ro1">
          <table:table-cell office:value-type="float" office:value="11839333" calcext:value-type="float">
            <text:p>11839333</text:p>
          </table:table-cell>
          <table:table-cell table:formula="of:=[.A742]/1000/(60*60*24)" office:value-type="time" office:time-value="PT03H17M19.333S" calcext:value-type="time">
            <text:p>03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14.51" calcext:value-type="float">
            <text:p>414.51</text:p>
          </table:table-cell>
          <table:table-cell office:value-type="float" office:value="520.79" calcext:value-type="float">
            <text:p>520.79</text:p>
          </table:table-cell>
        </table:table-row>
        <table:table-row table:style-name="ro1">
          <table:table-cell office:value-type="float" office:value="11855333" calcext:value-type="float">
            <text:p>11855333</text:p>
          </table:table-cell>
          <table:table-cell table:formula="of:=[.A743]/1000/(60*60*24)" office:value-type="time" office:time-value="PT03H17M35.333S" calcext:value-type="time">
            <text:p>03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15.06" calcext:value-type="float">
            <text:p>415.06</text:p>
          </table:table-cell>
          <table:table-cell office:value-type="float" office:value="521.45" calcext:value-type="float">
            <text:p>521.45</text:p>
          </table:table-cell>
        </table:table-row>
        <table:table-row table:style-name="ro1">
          <table:table-cell office:value-type="float" office:value="11871333" calcext:value-type="float">
            <text:p>11871333</text:p>
          </table:table-cell>
          <table:table-cell table:formula="of:=[.A744]/1000/(60*60*24)" office:value-type="time" office:time-value="PT03H17M51.333S" calcext:value-type="time">
            <text:p>03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15.6" calcext:value-type="float">
            <text:p>415.6</text:p>
          </table:table-cell>
          <table:table-cell office:value-type="float" office:value="522.12" calcext:value-type="float">
            <text:p>522.12</text:p>
          </table:table-cell>
        </table:table-row>
        <table:table-row table:style-name="ro1">
          <table:table-cell office:value-type="float" office:value="11887333" calcext:value-type="float">
            <text:p>11887333</text:p>
          </table:table-cell>
          <table:table-cell table:formula="of:=[.A745]/1000/(60*60*24)" office:value-type="time" office:time-value="PT03H18M07.333S" calcext:value-type="time">
            <text:p>03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16.15" calcext:value-type="float">
            <text:p>416.15</text:p>
          </table:table-cell>
          <table:table-cell office:value-type="float" office:value="522.78" calcext:value-type="float">
            <text:p>522.78</text:p>
          </table:table-cell>
        </table:table-row>
        <table:table-row table:style-name="ro1">
          <table:table-cell office:value-type="float" office:value="11903333" calcext:value-type="float">
            <text:p>11903333</text:p>
          </table:table-cell>
          <table:table-cell table:formula="of:=[.A746]/1000/(60*60*24)" office:value-type="time" office:time-value="PT03H18M23.333S" calcext:value-type="time">
            <text:p>03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16.69" calcext:value-type="float">
            <text:p>416.69</text:p>
          </table:table-cell>
          <table:table-cell office:value-type="float" office:value="523.45" calcext:value-type="float">
            <text:p>523.45</text:p>
          </table:table-cell>
        </table:table-row>
        <table:table-row table:style-name="ro1">
          <table:table-cell office:value-type="float" office:value="11919333" calcext:value-type="float">
            <text:p>11919333</text:p>
          </table:table-cell>
          <table:table-cell table:formula="of:=[.A747]/1000/(60*60*24)" office:value-type="time" office:time-value="PT03H18M39.333S" calcext:value-type="time">
            <text:p>03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17.23" calcext:value-type="float">
            <text:p>417.23</text:p>
          </table:table-cell>
          <table:table-cell office:value-type="float" office:value="524.11" calcext:value-type="float">
            <text:p>524.11</text:p>
          </table:table-cell>
        </table:table-row>
        <table:table-row table:style-name="ro1">
          <table:table-cell office:value-type="float" office:value="11935333" calcext:value-type="float">
            <text:p>11935333</text:p>
          </table:table-cell>
          <table:table-cell table:formula="of:=[.A748]/1000/(60*60*24)" office:value-type="time" office:time-value="PT03H18M55.333S" calcext:value-type="time">
            <text:p>03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17.78" calcext:value-type="float">
            <text:p>417.78</text:p>
          </table:table-cell>
          <table:table-cell office:value-type="float" office:value="524.77" calcext:value-type="float">
            <text:p>524.77</text:p>
          </table:table-cell>
        </table:table-row>
        <table:table-row table:style-name="ro1">
          <table:table-cell office:value-type="float" office:value="11951332" calcext:value-type="float">
            <text:p>11951332</text:p>
          </table:table-cell>
          <table:table-cell table:formula="of:=[.A749]/1000/(60*60*24)" office:value-type="time" office:time-value="PT03H19M11.332S" calcext:value-type="time">
            <text:p>03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18.32" calcext:value-type="float">
            <text:p>418.32</text:p>
          </table:table-cell>
          <table:table-cell office:value-type="float" office:value="525.44" calcext:value-type="float">
            <text:p>525.44</text:p>
          </table:table-cell>
        </table:table-row>
        <table:table-row table:style-name="ro1">
          <table:table-cell office:value-type="float" office:value="11967333" calcext:value-type="float">
            <text:p>11967333</text:p>
          </table:table-cell>
          <table:table-cell table:formula="of:=[.A750]/1000/(60*60*24)" office:value-type="time" office:time-value="PT03H19M27.333S" calcext:value-type="time">
            <text:p>03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18.87" calcext:value-type="float">
            <text:p>418.87</text:p>
          </table:table-cell>
          <table:table-cell office:value-type="float" office:value="526.1" calcext:value-type="float">
            <text:p>526.1</text:p>
          </table:table-cell>
        </table:table-row>
        <table:table-row table:style-name="ro1">
          <table:table-cell office:value-type="float" office:value="11983333" calcext:value-type="float">
            <text:p>11983333</text:p>
          </table:table-cell>
          <table:table-cell table:formula="of:=[.A751]/1000/(60*60*24)" office:value-type="time" office:time-value="PT03H19M43.333S" calcext:value-type="time">
            <text:p>03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19.41" calcext:value-type="float">
            <text:p>419.41</text:p>
          </table:table-cell>
          <table:table-cell office:value-type="float" office:value="526.76" calcext:value-type="float">
            <text:p>526.76</text:p>
          </table:table-cell>
        </table:table-row>
        <table:table-row table:style-name="ro1">
          <table:table-cell office:value-type="float" office:value="11999333" calcext:value-type="float">
            <text:p>11999333</text:p>
          </table:table-cell>
          <table:table-cell table:formula="of:=[.A752]/1000/(60*60*24)" office:value-type="time" office:time-value="PT03H19M59.333S" calcext:value-type="time">
            <text:p>03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19.96" calcext:value-type="float">
            <text:p>419.96</text:p>
          </table:table-cell>
          <table:table-cell office:value-type="float" office:value="527.43" calcext:value-type="float">
            <text:p>527.43</text:p>
          </table:table-cell>
        </table:table-row>
        <table:table-row table:style-name="ro1">
          <table:table-cell office:value-type="float" office:value="12015333" calcext:value-type="float">
            <text:p>12015333</text:p>
          </table:table-cell>
          <table:table-cell table:formula="of:=[.A753]/1000/(60*60*24)" office:value-type="time" office:time-value="PT03H20M15.333S" calcext:value-type="time">
            <text:p>03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20.5" calcext:value-type="float">
            <text:p>420.5</text:p>
          </table:table-cell>
          <table:table-cell office:value-type="float" office:value="528.09" calcext:value-type="float">
            <text:p>528.09</text:p>
          </table:table-cell>
        </table:table-row>
        <table:table-row table:style-name="ro1">
          <table:table-cell office:value-type="float" office:value="12031333" calcext:value-type="float">
            <text:p>12031333</text:p>
          </table:table-cell>
          <table:table-cell table:formula="of:=[.A754]/1000/(60*60*24)" office:value-type="time" office:time-value="PT03H20M31.333S" calcext:value-type="time">
            <text:p>03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21.05" calcext:value-type="float">
            <text:p>421.05</text:p>
          </table:table-cell>
          <table:table-cell office:value-type="float" office:value="528.75" calcext:value-type="float">
            <text:p>528.75</text:p>
          </table:table-cell>
        </table:table-row>
        <table:table-row table:style-name="ro1">
          <table:table-cell office:value-type="float" office:value="12047333" calcext:value-type="float">
            <text:p>12047333</text:p>
          </table:table-cell>
          <table:table-cell table:formula="of:=[.A755]/1000/(60*60*24)" office:value-type="time" office:time-value="PT03H20M47.333S" calcext:value-type="time">
            <text:p>03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21.59" calcext:value-type="float">
            <text:p>421.59</text:p>
          </table:table-cell>
          <table:table-cell office:value-type="float" office:value="529.42" calcext:value-type="float">
            <text:p>529.42</text:p>
          </table:table-cell>
        </table:table-row>
        <table:table-row table:style-name="ro1">
          <table:table-cell office:value-type="float" office:value="12063333" calcext:value-type="float">
            <text:p>12063333</text:p>
          </table:table-cell>
          <table:table-cell table:formula="of:=[.A756]/1000/(60*60*24)" office:value-type="time" office:time-value="PT03H21M03.333S" calcext:value-type="time">
            <text:p>03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22.13" calcext:value-type="float">
            <text:p>422.13</text:p>
          </table:table-cell>
          <table:table-cell office:value-type="float" office:value="530.08" calcext:value-type="float">
            <text:p>530.08</text:p>
          </table:table-cell>
        </table:table-row>
        <table:table-row table:style-name="ro1">
          <table:table-cell office:value-type="float" office:value="12079333" calcext:value-type="float">
            <text:p>12079333</text:p>
          </table:table-cell>
          <table:table-cell table:formula="of:=[.A757]/1000/(60*60*24)" office:value-type="time" office:time-value="PT03H21M19.333S" calcext:value-type="time">
            <text:p>03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22.68" calcext:value-type="float">
            <text:p>422.68</text:p>
          </table:table-cell>
          <table:table-cell office:value-type="float" office:value="530.74" calcext:value-type="float">
            <text:p>530.74</text:p>
          </table:table-cell>
        </table:table-row>
        <table:table-row table:style-name="ro1">
          <table:table-cell office:value-type="float" office:value="12095333" calcext:value-type="float">
            <text:p>12095333</text:p>
          </table:table-cell>
          <table:table-cell table:formula="of:=[.A758]/1000/(60*60*24)" office:value-type="time" office:time-value="PT03H21M35.333S" calcext:value-type="time">
            <text:p>03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23.22" calcext:value-type="float">
            <text:p>423.22</text:p>
          </table:table-cell>
          <table:table-cell office:value-type="float" office:value="531.41" calcext:value-type="float">
            <text:p>531.41</text:p>
          </table:table-cell>
        </table:table-row>
        <table:table-row table:style-name="ro1">
          <table:table-cell office:value-type="float" office:value="12111333" calcext:value-type="float">
            <text:p>12111333</text:p>
          </table:table-cell>
          <table:table-cell table:formula="of:=[.A759]/1000/(60*60*24)" office:value-type="time" office:time-value="PT03H21M51.333S" calcext:value-type="time">
            <text:p>03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23.77" calcext:value-type="float">
            <text:p>423.77</text:p>
          </table:table-cell>
          <table:table-cell office:value-type="float" office:value="532.07" calcext:value-type="float">
            <text:p>532.07</text:p>
          </table:table-cell>
        </table:table-row>
        <table:table-row table:style-name="ro1">
          <table:table-cell office:value-type="float" office:value="12127333" calcext:value-type="float">
            <text:p>12127333</text:p>
          </table:table-cell>
          <table:table-cell table:formula="of:=[.A760]/1000/(60*60*24)" office:value-type="time" office:time-value="PT03H22M07.333S" calcext:value-type="time">
            <text:p>03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24.31" calcext:value-type="float">
            <text:p>424.31</text:p>
          </table:table-cell>
          <table:table-cell office:value-type="float" office:value="532.73" calcext:value-type="float">
            <text:p>532.73</text:p>
          </table:table-cell>
        </table:table-row>
        <table:table-row table:style-name="ro1">
          <table:table-cell office:value-type="float" office:value="12143333" calcext:value-type="float">
            <text:p>12143333</text:p>
          </table:table-cell>
          <table:table-cell table:formula="of:=[.A761]/1000/(60*60*24)" office:value-type="time" office:time-value="PT03H22M23.333S" calcext:value-type="time">
            <text:p>03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24.86" calcext:value-type="float">
            <text:p>424.86</text:p>
          </table:table-cell>
          <table:table-cell office:value-type="float" office:value="533.4" calcext:value-type="float">
            <text:p>533.4</text:p>
          </table:table-cell>
        </table:table-row>
        <table:table-row table:style-name="ro1">
          <table:table-cell office:value-type="float" office:value="12159333" calcext:value-type="float">
            <text:p>12159333</text:p>
          </table:table-cell>
          <table:table-cell table:formula="of:=[.A762]/1000/(60*60*24)" office:value-type="time" office:time-value="PT03H22M39.333S" calcext:value-type="time">
            <text:p>03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25.4" calcext:value-type="float">
            <text:p>425.4</text:p>
          </table:table-cell>
          <table:table-cell office:value-type="float" office:value="534.06" calcext:value-type="float">
            <text:p>534.06</text:p>
          </table:table-cell>
        </table:table-row>
        <table:table-row table:style-name="ro1">
          <table:table-cell office:value-type="float" office:value="12175333" calcext:value-type="float">
            <text:p>12175333</text:p>
          </table:table-cell>
          <table:table-cell table:formula="of:=[.A763]/1000/(60*60*24)" office:value-type="time" office:time-value="PT03H22M55.333S" calcext:value-type="time">
            <text:p>03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25.94" calcext:value-type="float">
            <text:p>425.94</text:p>
          </table:table-cell>
          <table:table-cell office:value-type="float" office:value="534.72" calcext:value-type="float">
            <text:p>534.72</text:p>
          </table:table-cell>
        </table:table-row>
        <table:table-row table:style-name="ro1">
          <table:table-cell office:value-type="float" office:value="12191332" calcext:value-type="float">
            <text:p>12191332</text:p>
          </table:table-cell>
          <table:table-cell table:formula="of:=[.A764]/1000/(60*60*24)" office:value-type="time" office:time-value="PT03H23M11.332S" calcext:value-type="time">
            <text:p>03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26.49" calcext:value-type="float">
            <text:p>426.49</text:p>
          </table:table-cell>
          <table:table-cell office:value-type="float" office:value="535.39" calcext:value-type="float">
            <text:p>535.39</text:p>
          </table:table-cell>
        </table:table-row>
        <table:table-row table:style-name="ro1">
          <table:table-cell office:value-type="float" office:value="12207333" calcext:value-type="float">
            <text:p>12207333</text:p>
          </table:table-cell>
          <table:table-cell table:formula="of:=[.A765]/1000/(60*60*24)" office:value-type="time" office:time-value="PT03H23M27.333S" calcext:value-type="time">
            <text:p>03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27.03" calcext:value-type="float">
            <text:p>427.03</text:p>
          </table:table-cell>
          <table:table-cell office:value-type="float" office:value="536.05" calcext:value-type="float">
            <text:p>536.05</text:p>
          </table:table-cell>
        </table:table-row>
        <table:table-row table:style-name="ro1">
          <table:table-cell office:value-type="float" office:value="12223333" calcext:value-type="float">
            <text:p>12223333</text:p>
          </table:table-cell>
          <table:table-cell table:formula="of:=[.A766]/1000/(60*60*24)" office:value-type="time" office:time-value="PT03H23M43.333S" calcext:value-type="time">
            <text:p>03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27.58" calcext:value-type="float">
            <text:p>427.58</text:p>
          </table:table-cell>
          <table:table-cell office:value-type="float" office:value="536.71" calcext:value-type="float">
            <text:p>536.71</text:p>
          </table:table-cell>
        </table:table-row>
        <table:table-row table:style-name="ro1">
          <table:table-cell office:value-type="float" office:value="12239333" calcext:value-type="float">
            <text:p>12239333</text:p>
          </table:table-cell>
          <table:table-cell table:formula="of:=[.A767]/1000/(60*60*24)" office:value-type="time" office:time-value="PT03H23M59.333S" calcext:value-type="time">
            <text:p>03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28.12" calcext:value-type="float">
            <text:p>428.12</text:p>
          </table:table-cell>
          <table:table-cell office:value-type="float" office:value="537.38" calcext:value-type="float">
            <text:p>537.38</text:p>
          </table:table-cell>
        </table:table-row>
        <table:table-row table:style-name="ro1">
          <table:table-cell office:value-type="float" office:value="12255333" calcext:value-type="float">
            <text:p>12255333</text:p>
          </table:table-cell>
          <table:table-cell table:formula="of:=[.A768]/1000/(60*60*24)" office:value-type="time" office:time-value="PT03H24M15.333S" calcext:value-type="time">
            <text:p>03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28.66" calcext:value-type="float">
            <text:p>428.66</text:p>
          </table:table-cell>
          <table:table-cell office:value-type="float" office:value="538.04" calcext:value-type="float">
            <text:p>538.04</text:p>
          </table:table-cell>
        </table:table-row>
        <table:table-row table:style-name="ro1">
          <table:table-cell office:value-type="float" office:value="12271333" calcext:value-type="float">
            <text:p>12271333</text:p>
          </table:table-cell>
          <table:table-cell table:formula="of:=[.A769]/1000/(60*60*24)" office:value-type="time" office:time-value="PT03H24M31.333S" calcext:value-type="time">
            <text:p>03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29.21" calcext:value-type="float">
            <text:p>429.21</text:p>
          </table:table-cell>
          <table:table-cell office:value-type="float" office:value="538.7" calcext:value-type="float">
            <text:p>538.7</text:p>
          </table:table-cell>
        </table:table-row>
        <table:table-row table:style-name="ro1">
          <table:table-cell office:value-type="float" office:value="12287333" calcext:value-type="float">
            <text:p>12287333</text:p>
          </table:table-cell>
          <table:table-cell table:formula="of:=[.A770]/1000/(60*60*24)" office:value-type="time" office:time-value="PT03H24M47.333S" calcext:value-type="time">
            <text:p>03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29.75" calcext:value-type="float">
            <text:p>429.75</text:p>
          </table:table-cell>
          <table:table-cell office:value-type="float" office:value="539.37" calcext:value-type="float">
            <text:p>539.37</text:p>
          </table:table-cell>
        </table:table-row>
        <table:table-row table:style-name="ro1">
          <table:table-cell office:value-type="float" office:value="12303332" calcext:value-type="float">
            <text:p>12303332</text:p>
          </table:table-cell>
          <table:table-cell table:formula="of:=[.A771]/1000/(60*60*24)" office:value-type="time" office:time-value="PT03H25M03.332S" calcext:value-type="time">
            <text:p>03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30.3" calcext:value-type="float">
            <text:p>430.3</text:p>
          </table:table-cell>
          <table:table-cell office:value-type="float" office:value="540.03" calcext:value-type="float">
            <text:p>540.03</text:p>
          </table:table-cell>
        </table:table-row>
        <table:table-row table:style-name="ro1">
          <table:table-cell office:value-type="float" office:value="12319333" calcext:value-type="float">
            <text:p>12319333</text:p>
          </table:table-cell>
          <table:table-cell table:formula="of:=[.A772]/1000/(60*60*24)" office:value-type="time" office:time-value="PT03H25M19.333S" calcext:value-type="time">
            <text:p>03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30.84" calcext:value-type="float">
            <text:p>430.84</text:p>
          </table:table-cell>
          <table:table-cell office:value-type="float" office:value="540.69" calcext:value-type="float">
            <text:p>540.69</text:p>
          </table:table-cell>
        </table:table-row>
        <table:table-row table:style-name="ro1">
          <table:table-cell office:value-type="float" office:value="12335333" calcext:value-type="float">
            <text:p>12335333</text:p>
          </table:table-cell>
          <table:table-cell table:formula="of:=[.A773]/1000/(60*60*24)" office:value-type="time" office:time-value="PT03H25M35.333S" calcext:value-type="time">
            <text:p>03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31.38" calcext:value-type="float">
            <text:p>431.38</text:p>
          </table:table-cell>
          <table:table-cell office:value-type="float" office:value="541.36" calcext:value-type="float">
            <text:p>541.36</text:p>
          </table:table-cell>
        </table:table-row>
        <table:table-row table:style-name="ro1">
          <table:table-cell office:value-type="float" office:value="12351333" calcext:value-type="float">
            <text:p>12351333</text:p>
          </table:table-cell>
          <table:table-cell table:formula="of:=[.A774]/1000/(60*60*24)" office:value-type="time" office:time-value="PT03H25M51.333S" calcext:value-type="time">
            <text:p>03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31.93" calcext:value-type="float">
            <text:p>431.93</text:p>
          </table:table-cell>
          <table:table-cell office:value-type="float" office:value="542.02" calcext:value-type="float">
            <text:p>542.02</text:p>
          </table:table-cell>
        </table:table-row>
        <table:table-row table:style-name="ro1">
          <table:table-cell office:value-type="float" office:value="12367333" calcext:value-type="float">
            <text:p>12367333</text:p>
          </table:table-cell>
          <table:table-cell table:formula="of:=[.A775]/1000/(60*60*24)" office:value-type="time" office:time-value="PT03H26M07.333S" calcext:value-type="time">
            <text:p>03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32.47" calcext:value-type="float">
            <text:p>432.47</text:p>
          </table:table-cell>
          <table:table-cell office:value-type="float" office:value="542.68" calcext:value-type="float">
            <text:p>542.68</text:p>
          </table:table-cell>
        </table:table-row>
        <table:table-row table:style-name="ro1">
          <table:table-cell office:value-type="float" office:value="12383333" calcext:value-type="float">
            <text:p>12383333</text:p>
          </table:table-cell>
          <table:table-cell table:formula="of:=[.A776]/1000/(60*60*24)" office:value-type="time" office:time-value="PT03H26M23.333S" calcext:value-type="time">
            <text:p>03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33.02" calcext:value-type="float">
            <text:p>433.02</text:p>
          </table:table-cell>
          <table:table-cell office:value-type="float" office:value="543.35" calcext:value-type="float">
            <text:p>543.35</text:p>
          </table:table-cell>
        </table:table-row>
        <table:table-row table:style-name="ro1">
          <table:table-cell office:value-type="float" office:value="12399333" calcext:value-type="float">
            <text:p>12399333</text:p>
          </table:table-cell>
          <table:table-cell table:formula="of:=[.A777]/1000/(60*60*24)" office:value-type="time" office:time-value="PT03H26M39.333S" calcext:value-type="time">
            <text:p>03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33.56" calcext:value-type="float">
            <text:p>433.56</text:p>
          </table:table-cell>
          <table:table-cell office:value-type="float" office:value="544.01" calcext:value-type="float">
            <text:p>544.01</text:p>
          </table:table-cell>
        </table:table-row>
        <table:table-row table:style-name="ro1">
          <table:table-cell office:value-type="float" office:value="12415333" calcext:value-type="float">
            <text:p>12415333</text:p>
          </table:table-cell>
          <table:table-cell table:formula="of:=[.A778]/1000/(60*60*24)" office:value-type="time" office:time-value="PT03H26M55.333S" calcext:value-type="time">
            <text:p>03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34.1" calcext:value-type="float">
            <text:p>434.1</text:p>
          </table:table-cell>
          <table:table-cell office:value-type="float" office:value="544.67" calcext:value-type="float">
            <text:p>544.67</text:p>
          </table:table-cell>
        </table:table-row>
        <table:table-row table:style-name="ro1">
          <table:table-cell office:value-type="float" office:value="12431333" calcext:value-type="float">
            <text:p>12431333</text:p>
          </table:table-cell>
          <table:table-cell table:formula="of:=[.A779]/1000/(60*60*24)" office:value-type="time" office:time-value="PT03H27M11.333S" calcext:value-type="time">
            <text:p>03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34.65" calcext:value-type="float">
            <text:p>434.65</text:p>
          </table:table-cell>
          <table:table-cell office:value-type="float" office:value="545.34" calcext:value-type="float">
            <text:p>545.34</text:p>
          </table:table-cell>
        </table:table-row>
        <table:table-row table:style-name="ro1">
          <table:table-cell office:value-type="float" office:value="12447333" calcext:value-type="float">
            <text:p>12447333</text:p>
          </table:table-cell>
          <table:table-cell table:formula="of:=[.A780]/1000/(60*60*24)" office:value-type="time" office:time-value="PT03H27M27.333S" calcext:value-type="time">
            <text:p>03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35.19" calcext:value-type="float">
            <text:p>435.19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2463333" calcext:value-type="float">
            <text:p>12463333</text:p>
          </table:table-cell>
          <table:table-cell table:formula="of:=[.A781]/1000/(60*60*24)" office:value-type="time" office:time-value="PT03H27M43.333S" calcext:value-type="time">
            <text:p>03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35.74" calcext:value-type="float">
            <text:p>435.74</text:p>
          </table:table-cell>
          <table:table-cell office:value-type="float" office:value="546.66" calcext:value-type="float">
            <text:p>546.66</text:p>
          </table:table-cell>
        </table:table-row>
        <table:table-row table:style-name="ro1">
          <table:table-cell office:value-type="float" office:value="12479333" calcext:value-type="float">
            <text:p>12479333</text:p>
          </table:table-cell>
          <table:table-cell table:formula="of:=[.A782]/1000/(60*60*24)" office:value-type="time" office:time-value="PT03H27M59.333S" calcext:value-type="time">
            <text:p>03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36.28" calcext:value-type="float">
            <text:p>436.28</text:p>
          </table:table-cell>
          <table:table-cell office:value-type="float" office:value="547.32" calcext:value-type="float">
            <text:p>547.32</text:p>
          </table:table-cell>
        </table:table-row>
        <table:table-row table:style-name="ro1">
          <table:table-cell office:value-type="float" office:value="12495333" calcext:value-type="float">
            <text:p>12495333</text:p>
          </table:table-cell>
          <table:table-cell table:formula="of:=[.A783]/1000/(60*60*24)" office:value-type="time" office:time-value="PT03H28M15.333S" calcext:value-type="time">
            <text:p>03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36.82" calcext:value-type="float">
            <text:p>436.82</text:p>
          </table:table-cell>
          <table:table-cell office:value-type="float" office:value="547.98" calcext:value-type="float">
            <text:p>547.98</text:p>
          </table:table-cell>
        </table:table-row>
        <table:table-row table:style-name="ro1">
          <table:table-cell office:value-type="float" office:value="12511333" calcext:value-type="float">
            <text:p>12511333</text:p>
          </table:table-cell>
          <table:table-cell table:formula="of:=[.A784]/1000/(60*60*24)" office:value-type="time" office:time-value="PT03H28M31.333S" calcext:value-type="time">
            <text:p>03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37.37" calcext:value-type="float">
            <text:p>437.37</text:p>
          </table:table-cell>
          <table:table-cell office:value-type="float" office:value="548.65" calcext:value-type="float">
            <text:p>548.65</text:p>
          </table:table-cell>
        </table:table-row>
        <table:table-row table:style-name="ro1">
          <table:table-cell office:value-type="float" office:value="12527333" calcext:value-type="float">
            <text:p>12527333</text:p>
          </table:table-cell>
          <table:table-cell table:formula="of:=[.A785]/1000/(60*60*24)" office:value-type="time" office:time-value="PT03H28M47.333S" calcext:value-type="time">
            <text:p>03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3" calcext:value-type="float">
            <text:p>149.23</text:p>
          </table:table-cell>
          <table:table-cell office:value-type="float" office:value="437.91" calcext:value-type="float">
            <text:p>437.91</text:p>
          </table:table-cell>
          <table:table-cell office:value-type="float" office:value="549.31" calcext:value-type="float">
            <text:p>549.31</text:p>
          </table:table-cell>
        </table:table-row>
        <table:table-row table:style-name="ro1">
          <table:table-cell office:value-type="float" office:value="12543333" calcext:value-type="float">
            <text:p>12543333</text:p>
          </table:table-cell>
          <table:table-cell table:formula="of:=[.A786]/1000/(60*60*24)" office:value-type="time" office:time-value="PT03H29M03.333S" calcext:value-type="time">
            <text:p>03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38.46" calcext:value-type="float">
            <text:p>438.46</text:p>
          </table:table-cell>
          <table:table-cell office:value-type="float" office:value="549.97" calcext:value-type="float">
            <text:p>549.97</text:p>
          </table:table-cell>
        </table:table-row>
        <table:table-row table:style-name="ro1">
          <table:table-cell office:value-type="float" office:value="12559333" calcext:value-type="float">
            <text:p>12559333</text:p>
          </table:table-cell>
          <table:table-cell table:formula="of:=[.A787]/1000/(60*60*24)" office:value-type="time" office:time-value="PT03H29M19.333S" calcext:value-type="time">
            <text:p>03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39" calcext:value-type="float">
            <text:p>439</text:p>
          </table:table-cell>
          <table:table-cell office:value-type="float" office:value="550.63" calcext:value-type="float">
            <text:p>550.63</text:p>
          </table:table-cell>
        </table:table-row>
        <table:table-row table:style-name="ro1">
          <table:table-cell office:value-type="float" office:value="12575333" calcext:value-type="float">
            <text:p>12575333</text:p>
          </table:table-cell>
          <table:table-cell table:formula="of:=[.A788]/1000/(60*60*24)" office:value-type="time" office:time-value="PT03H29M35.333S" calcext:value-type="time">
            <text:p>03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39.54" calcext:value-type="float">
            <text:p>439.54</text:p>
          </table:table-cell>
          <table:table-cell office:value-type="float" office:value="551.3" calcext:value-type="float">
            <text:p>551.3</text:p>
          </table:table-cell>
        </table:table-row>
        <table:table-row table:style-name="ro1">
          <table:table-cell office:value-type="float" office:value="12591333" calcext:value-type="float">
            <text:p>12591333</text:p>
          </table:table-cell>
          <table:table-cell table:formula="of:=[.A789]/1000/(60*60*24)" office:value-type="time" office:time-value="PT03H29M51.333S" calcext:value-type="time">
            <text:p>03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40.09" calcext:value-type="float">
            <text:p>440.09</text:p>
          </table:table-cell>
          <table:table-cell office:value-type="float" office:value="551.96" calcext:value-type="float">
            <text:p>551.96</text:p>
          </table:table-cell>
        </table:table-row>
        <table:table-row table:style-name="ro1">
          <table:table-cell office:value-type="float" office:value="12607333" calcext:value-type="float">
            <text:p>12607333</text:p>
          </table:table-cell>
          <table:table-cell table:formula="of:=[.A790]/1000/(60*60*24)" office:value-type="time" office:time-value="PT03H30M07.333S" calcext:value-type="time">
            <text:p>03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40.63" calcext:value-type="float">
            <text:p>440.63</text:p>
          </table:table-cell>
          <table:table-cell office:value-type="float" office:value="552.62" calcext:value-type="float">
            <text:p>552.62</text:p>
          </table:table-cell>
        </table:table-row>
        <table:table-row table:style-name="ro1">
          <table:table-cell office:value-type="float" office:value="12623333" calcext:value-type="float">
            <text:p>12623333</text:p>
          </table:table-cell>
          <table:table-cell table:formula="of:=[.A791]/1000/(60*60*24)" office:value-type="time" office:time-value="PT03H30M23.333S" calcext:value-type="time">
            <text:p>03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41.18" calcext:value-type="float">
            <text:p>441.18</text:p>
          </table:table-cell>
          <table:table-cell office:value-type="float" office:value="553.28" calcext:value-type="float">
            <text:p>553.28</text:p>
          </table:table-cell>
        </table:table-row>
        <table:table-row table:style-name="ro1">
          <table:table-cell office:value-type="float" office:value="12639333" calcext:value-type="float">
            <text:p>12639333</text:p>
          </table:table-cell>
          <table:table-cell table:formula="of:=[.A792]/1000/(60*60*24)" office:value-type="time" office:time-value="PT03H30M39.333S" calcext:value-type="time">
            <text:p>03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41.72" calcext:value-type="float">
            <text:p>441.72</text:p>
          </table:table-cell>
          <table:table-cell office:value-type="float" office:value="553.94" calcext:value-type="float">
            <text:p>553.94</text:p>
          </table:table-cell>
        </table:table-row>
        <table:table-row table:style-name="ro1">
          <table:table-cell office:value-type="float" office:value="12655333" calcext:value-type="float">
            <text:p>12655333</text:p>
          </table:table-cell>
          <table:table-cell table:formula="of:=[.A793]/1000/(60*60*24)" office:value-type="time" office:time-value="PT03H30M55.333S" calcext:value-type="time">
            <text:p>03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42.26" calcext:value-type="float">
            <text:p>442.26</text:p>
          </table:table-cell>
          <table:table-cell office:value-type="float" office:value="554.61" calcext:value-type="float">
            <text:p>554.61</text:p>
          </table:table-cell>
        </table:table-row>
        <table:table-row table:style-name="ro1">
          <table:table-cell office:value-type="float" office:value="12671333" calcext:value-type="float">
            <text:p>12671333</text:p>
          </table:table-cell>
          <table:table-cell table:formula="of:=[.A794]/1000/(60*60*24)" office:value-type="time" office:time-value="PT03H31M11.333S" calcext:value-type="time">
            <text:p>03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2.81" calcext:value-type="float">
            <text:p>442.81</text:p>
          </table:table-cell>
          <table:table-cell office:value-type="float" office:value="555.27" calcext:value-type="float">
            <text:p>555.27</text:p>
          </table:table-cell>
        </table:table-row>
        <table:table-row table:style-name="ro1">
          <table:table-cell office:value-type="float" office:value="12687333" calcext:value-type="float">
            <text:p>12687333</text:p>
          </table:table-cell>
          <table:table-cell table:formula="of:=[.A795]/1000/(60*60*24)" office:value-type="time" office:time-value="PT03H31M27.333S" calcext:value-type="time">
            <text:p>03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43.35" calcext:value-type="float">
            <text:p>443.35</text:p>
          </table:table-cell>
          <table:table-cell office:value-type="float" office:value="555.93" calcext:value-type="float">
            <text:p>555.93</text:p>
          </table:table-cell>
        </table:table-row>
        <table:table-row table:style-name="ro1">
          <table:table-cell office:value-type="float" office:value="12703333" calcext:value-type="float">
            <text:p>12703333</text:p>
          </table:table-cell>
          <table:table-cell table:formula="of:=[.A796]/1000/(60*60*24)" office:value-type="time" office:time-value="PT03H31M43.333S" calcext:value-type="time">
            <text:p>03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43.89" calcext:value-type="float">
            <text:p>443.89</text:p>
          </table:table-cell>
          <table:table-cell office:value-type="float" office:value="556.59" calcext:value-type="float">
            <text:p>556.59</text:p>
          </table:table-cell>
        </table:table-row>
        <table:table-row table:style-name="ro1">
          <table:table-cell office:value-type="float" office:value="12719333" calcext:value-type="float">
            <text:p>12719333</text:p>
          </table:table-cell>
          <table:table-cell table:formula="of:=[.A797]/1000/(60*60*24)" office:value-type="time" office:time-value="PT03H31M59.333S" calcext:value-type="time">
            <text:p>03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4.44" calcext:value-type="float">
            <text:p>444.44</text:p>
          </table:table-cell>
          <table:table-cell office:value-type="float" office:value="557.25" calcext:value-type="float">
            <text:p>557.25</text:p>
          </table:table-cell>
        </table:table-row>
        <table:table-row table:style-name="ro1">
          <table:table-cell office:value-type="float" office:value="12735333" calcext:value-type="float">
            <text:p>12735333</text:p>
          </table:table-cell>
          <table:table-cell table:formula="of:=[.A798]/1000/(60*60*24)" office:value-type="time" office:time-value="PT03H32M15.333S" calcext:value-type="time">
            <text:p>03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4.98" calcext:value-type="float">
            <text:p>444.98</text:p>
          </table:table-cell>
          <table:table-cell office:value-type="float" office:value="557.92" calcext:value-type="float">
            <text:p>557.92</text:p>
          </table:table-cell>
        </table:table-row>
        <table:table-row table:style-name="ro1">
          <table:table-cell office:value-type="float" office:value="12751333" calcext:value-type="float">
            <text:p>12751333</text:p>
          </table:table-cell>
          <table:table-cell table:formula="of:=[.A799]/1000/(60*60*24)" office:value-type="time" office:time-value="PT03H32M31.333S" calcext:value-type="time">
            <text:p>03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45.52" calcext:value-type="float">
            <text:p>445.52</text:p>
          </table:table-cell>
          <table:table-cell office:value-type="float" office:value="558.58" calcext:value-type="float">
            <text:p>558.58</text:p>
          </table:table-cell>
        </table:table-row>
        <table:table-row table:style-name="ro1">
          <table:table-cell office:value-type="float" office:value="12767333" calcext:value-type="float">
            <text:p>12767333</text:p>
          </table:table-cell>
          <table:table-cell table:formula="of:=[.A800]/1000/(60*60*24)" office:value-type="time" office:time-value="PT03H32M47.333S" calcext:value-type="time">
            <text:p>03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46.07" calcext:value-type="float">
            <text:p>446.07</text:p>
          </table:table-cell>
          <table:table-cell office:value-type="float" office:value="559.24" calcext:value-type="float">
            <text:p>559.24</text:p>
          </table:table-cell>
        </table:table-row>
        <table:table-row table:style-name="ro1">
          <table:table-cell office:value-type="float" office:value="12783333" calcext:value-type="float">
            <text:p>12783333</text:p>
          </table:table-cell>
          <table:table-cell table:formula="of:=[.A801]/1000/(60*60*24)" office:value-type="time" office:time-value="PT03H33M03.333S" calcext:value-type="time">
            <text:p>03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6.61" calcext:value-type="float">
            <text:p>446.61</text:p>
          </table:table-cell>
          <table:table-cell office:value-type="float" office:value="559.9" calcext:value-type="float">
            <text:p>559.9</text:p>
          </table:table-cell>
        </table:table-row>
        <table:table-row table:style-name="ro1">
          <table:table-cell office:value-type="float" office:value="12799333" calcext:value-type="float">
            <text:p>12799333</text:p>
          </table:table-cell>
          <table:table-cell table:formula="of:=[.A802]/1000/(60*60*24)" office:value-type="time" office:time-value="PT03H33M19.333S" calcext:value-type="time">
            <text:p>03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7.15" calcext:value-type="float">
            <text:p>447.15</text:p>
          </table:table-cell>
          <table:table-cell office:value-type="float" office:value="560.56" calcext:value-type="float">
            <text:p>560.56</text:p>
          </table:table-cell>
        </table:table-row>
        <table:table-row table:style-name="ro1">
          <table:table-cell office:value-type="float" office:value="12815333" calcext:value-type="float">
            <text:p>12815333</text:p>
          </table:table-cell>
          <table:table-cell table:formula="of:=[.A803]/1000/(60*60*24)" office:value-type="time" office:time-value="PT03H33M35.333S" calcext:value-type="time">
            <text:p>03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7.7" calcext:value-type="float">
            <text:p>447.7</text:p>
          </table:table-cell>
          <table:table-cell office:value-type="float" office:value="561.22" calcext:value-type="float">
            <text:p>561.22</text:p>
          </table:table-cell>
        </table:table-row>
        <table:table-row table:style-name="ro1">
          <table:table-cell office:value-type="float" office:value="12831333" calcext:value-type="float">
            <text:p>12831333</text:p>
          </table:table-cell>
          <table:table-cell table:formula="of:=[.A804]/1000/(60*60*24)" office:value-type="time" office:time-value="PT03H33M51.333S" calcext:value-type="time">
            <text:p>03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8.24" calcext:value-type="float">
            <text:p>448.24</text:p>
          </table:table-cell>
          <table:table-cell office:value-type="float" office:value="561.88" calcext:value-type="float">
            <text:p>561.88</text:p>
          </table:table-cell>
        </table:table-row>
        <table:table-row table:style-name="ro1">
          <table:table-cell office:value-type="float" office:value="12847333" calcext:value-type="float">
            <text:p>12847333</text:p>
          </table:table-cell>
          <table:table-cell table:formula="of:=[.A805]/1000/(60*60*24)" office:value-type="time" office:time-value="PT03H34M07.333S" calcext:value-type="time">
            <text:p>03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8.79" calcext:value-type="float">
            <text:p>448.79</text:p>
          </table:table-cell>
          <table:table-cell office:value-type="float" office:value="562.55" calcext:value-type="float">
            <text:p>562.55</text:p>
          </table:table-cell>
        </table:table-row>
        <table:table-row table:style-name="ro1">
          <table:table-cell office:value-type="float" office:value="12863333" calcext:value-type="float">
            <text:p>12863333</text:p>
          </table:table-cell>
          <table:table-cell table:formula="of:=[.A806]/1000/(60*60*24)" office:value-type="time" office:time-value="PT03H34M23.333S" calcext:value-type="time">
            <text:p>03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9.33" calcext:value-type="float">
            <text:p>449.33</text:p>
          </table:table-cell>
          <table:table-cell office:value-type="float" office:value="563.21" calcext:value-type="float">
            <text:p>563.21</text:p>
          </table:table-cell>
        </table:table-row>
        <table:table-row table:style-name="ro1">
          <table:table-cell office:value-type="float" office:value="12879333" calcext:value-type="float">
            <text:p>12879333</text:p>
          </table:table-cell>
          <table:table-cell table:formula="of:=[.A807]/1000/(60*60*24)" office:value-type="time" office:time-value="PT03H34M39.333S" calcext:value-type="time">
            <text:p>03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9.87" calcext:value-type="float">
            <text:p>449.87</text:p>
          </table:table-cell>
          <table:table-cell office:value-type="float" office:value="563.87" calcext:value-type="float">
            <text:p>563.87</text:p>
          </table:table-cell>
        </table:table-row>
        <table:table-row table:style-name="ro1">
          <table:table-cell office:value-type="float" office:value="12895333" calcext:value-type="float">
            <text:p>12895333</text:p>
          </table:table-cell>
          <table:table-cell table:formula="of:=[.A808]/1000/(60*60*24)" office:value-type="time" office:time-value="PT03H34M55.333S" calcext:value-type="time">
            <text:p>03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50.42" calcext:value-type="float">
            <text:p>450.42</text:p>
          </table:table-cell>
          <table:table-cell office:value-type="float" office:value="564.53" calcext:value-type="float">
            <text:p>564.53</text:p>
          </table:table-cell>
        </table:table-row>
        <table:table-row table:style-name="ro1">
          <table:table-cell office:value-type="float" office:value="12911333" calcext:value-type="float">
            <text:p>12911333</text:p>
          </table:table-cell>
          <table:table-cell table:formula="of:=[.A809]/1000/(60*60*24)" office:value-type="time" office:time-value="PT03H35M11.333S" calcext:value-type="time">
            <text:p>03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50.96" calcext:value-type="float">
            <text:p>450.96</text:p>
          </table:table-cell>
          <table:table-cell office:value-type="float" office:value="565.19" calcext:value-type="float">
            <text:p>565.19</text:p>
          </table:table-cell>
        </table:table-row>
        <table:table-row table:style-name="ro1">
          <table:table-cell office:value-type="float" office:value="12927333" calcext:value-type="float">
            <text:p>12927333</text:p>
          </table:table-cell>
          <table:table-cell table:formula="of:=[.A810]/1000/(60*60*24)" office:value-type="time" office:time-value="PT03H35M27.333S" calcext:value-type="time">
            <text:p>03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51.5" calcext:value-type="float">
            <text:p>451.5</text:p>
          </table:table-cell>
          <table:table-cell office:value-type="float" office:value="565.85" calcext:value-type="float">
            <text:p>565.85</text:p>
          </table:table-cell>
        </table:table-row>
        <table:table-row table:style-name="ro1">
          <table:table-cell office:value-type="float" office:value="12943333" calcext:value-type="float">
            <text:p>12943333</text:p>
          </table:table-cell>
          <table:table-cell table:formula="of:=[.A811]/1000/(60*60*24)" office:value-type="time" office:time-value="PT03H35M43.333S" calcext:value-type="time">
            <text:p>03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52.05" calcext:value-type="float">
            <text:p>452.05</text:p>
          </table:table-cell>
          <table:table-cell office:value-type="float" office:value="566.51" calcext:value-type="float">
            <text:p>566.51</text:p>
          </table:table-cell>
        </table:table-row>
        <table:table-row table:style-name="ro1">
          <table:table-cell office:value-type="float" office:value="12959333" calcext:value-type="float">
            <text:p>12959333</text:p>
          </table:table-cell>
          <table:table-cell table:formula="of:=[.A812]/1000/(60*60*24)" office:value-type="time" office:time-value="PT03H35M59.333S" calcext:value-type="time">
            <text:p>03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52.59" calcext:value-type="float">
            <text:p>452.59</text:p>
          </table:table-cell>
          <table:table-cell office:value-type="float" office:value="567.17" calcext:value-type="float">
            <text:p>567.17</text:p>
          </table:table-cell>
        </table:table-row>
        <table:table-row table:style-name="ro1">
          <table:table-cell office:value-type="float" office:value="12975332" calcext:value-type="float">
            <text:p>12975332</text:p>
          </table:table-cell>
          <table:table-cell table:formula="of:=[.A813]/1000/(60*60*24)" office:value-type="time" office:time-value="PT03H36M15.332S" calcext:value-type="time">
            <text:p>03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53.13" calcext:value-type="float">
            <text:p>453.13</text:p>
          </table:table-cell>
          <table:table-cell office:value-type="float" office:value="567.84" calcext:value-type="float">
            <text:p>567.84</text:p>
          </table:table-cell>
        </table:table-row>
        <table:table-row table:style-name="ro1">
          <table:table-cell office:value-type="float" office:value="12991333" calcext:value-type="float">
            <text:p>12991333</text:p>
          </table:table-cell>
          <table:table-cell table:formula="of:=[.A814]/1000/(60*60*24)" office:value-type="time" office:time-value="PT03H36M31.333S" calcext:value-type="time">
            <text:p>03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53.68" calcext:value-type="float">
            <text:p>453.68</text:p>
          </table:table-cell>
          <table:table-cell office:value-type="float" office:value="568.5" calcext:value-type="float">
            <text:p>568.5</text:p>
          </table:table-cell>
        </table:table-row>
        <table:table-row table:style-name="ro1">
          <table:table-cell office:value-type="float" office:value="13007333" calcext:value-type="float">
            <text:p>13007333</text:p>
          </table:table-cell>
          <table:table-cell table:formula="of:=[.A815]/1000/(60*60*24)" office:value-type="time" office:time-value="PT03H36M47.333S" calcext:value-type="time">
            <text:p>03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54.22" calcext:value-type="float">
            <text:p>454.22</text:p>
          </table:table-cell>
          <table:table-cell office:value-type="float" office:value="569.16" calcext:value-type="float">
            <text:p>569.16</text:p>
          </table:table-cell>
        </table:table-row>
        <table:table-row table:style-name="ro1">
          <table:table-cell office:value-type="float" office:value="13023333" calcext:value-type="float">
            <text:p>13023333</text:p>
          </table:table-cell>
          <table:table-cell table:formula="of:=[.A816]/1000/(60*60*24)" office:value-type="time" office:time-value="PT03H37M03.333S" calcext:value-type="time">
            <text:p>03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54.76" calcext:value-type="float">
            <text:p>454.76</text:p>
          </table:table-cell>
          <table:table-cell office:value-type="float" office:value="569.82" calcext:value-type="float">
            <text:p>569.82</text:p>
          </table:table-cell>
        </table:table-row>
        <table:table-row table:style-name="ro1">
          <table:table-cell office:value-type="float" office:value="13039333" calcext:value-type="float">
            <text:p>13039333</text:p>
          </table:table-cell>
          <table:table-cell table:formula="of:=[.A817]/1000/(60*60*24)" office:value-type="time" office:time-value="PT03H37M19.333S" calcext:value-type="time">
            <text:p>03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55.31" calcext:value-type="float">
            <text:p>455.31</text:p>
          </table:table-cell>
          <table:table-cell office:value-type="float" office:value="570.48" calcext:value-type="float">
            <text:p>570.48</text:p>
          </table:table-cell>
        </table:table-row>
        <table:table-row table:style-name="ro1">
          <table:table-cell office:value-type="float" office:value="13055333" calcext:value-type="float">
            <text:p>13055333</text:p>
          </table:table-cell>
          <table:table-cell table:formula="of:=[.A818]/1000/(60*60*24)" office:value-type="time" office:time-value="PT03H37M35.333S" calcext:value-type="time">
            <text:p>03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55.85" calcext:value-type="float">
            <text:p>455.85</text:p>
          </table:table-cell>
          <table:table-cell office:value-type="float" office:value="571.14" calcext:value-type="float">
            <text:p>571.14</text:p>
          </table:table-cell>
        </table:table-row>
        <table:table-row table:style-name="ro1">
          <table:table-cell office:value-type="float" office:value="13071333" calcext:value-type="float">
            <text:p>13071333</text:p>
          </table:table-cell>
          <table:table-cell table:formula="of:=[.A819]/1000/(60*60*24)" office:value-type="time" office:time-value="PT03H37M51.333S" calcext:value-type="time">
            <text:p>03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56.39" calcext:value-type="float">
            <text:p>456.39</text:p>
          </table:table-cell>
          <table:table-cell office:value-type="float" office:value="571.8" calcext:value-type="float">
            <text:p>571.8</text:p>
          </table:table-cell>
        </table:table-row>
        <table:table-row table:style-name="ro1">
          <table:table-cell office:value-type="float" office:value="13087333" calcext:value-type="float">
            <text:p>13087333</text:p>
          </table:table-cell>
          <table:table-cell table:formula="of:=[.A820]/1000/(60*60*24)" office:value-type="time" office:time-value="PT03H38M07.333S" calcext:value-type="time">
            <text:p>03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56.94" calcext:value-type="float">
            <text:p>456.94</text:p>
          </table:table-cell>
          <table:table-cell office:value-type="float" office:value="572.46" calcext:value-type="float">
            <text:p>572.46</text:p>
          </table:table-cell>
        </table:table-row>
        <table:table-row table:style-name="ro1">
          <table:table-cell office:value-type="float" office:value="13103333" calcext:value-type="float">
            <text:p>13103333</text:p>
          </table:table-cell>
          <table:table-cell table:formula="of:=[.A821]/1000/(60*60*24)" office:value-type="time" office:time-value="PT03H38M23.333S" calcext:value-type="time">
            <text:p>03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57.48" calcext:value-type="float">
            <text:p>457.48</text:p>
          </table:table-cell>
          <table:table-cell office:value-type="float" office:value="573.12" calcext:value-type="float">
            <text:p>573.12</text:p>
          </table:table-cell>
        </table:table-row>
        <table:table-row table:style-name="ro1">
          <table:table-cell office:value-type="float" office:value="13119333" calcext:value-type="float">
            <text:p>13119333</text:p>
          </table:table-cell>
          <table:table-cell table:formula="of:=[.A822]/1000/(60*60*24)" office:value-type="time" office:time-value="PT03H38M39.333S" calcext:value-type="time">
            <text:p>03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58.02" calcext:value-type="float">
            <text:p>458.02</text:p>
          </table:table-cell>
          <table:table-cell office:value-type="float" office:value="573.78" calcext:value-type="float">
            <text:p>573.78</text:p>
          </table:table-cell>
        </table:table-row>
        <table:table-row table:style-name="ro1">
          <table:table-cell office:value-type="float" office:value="13135333" calcext:value-type="float">
            <text:p>13135333</text:p>
          </table:table-cell>
          <table:table-cell table:formula="of:=[.A823]/1000/(60*60*24)" office:value-type="time" office:time-value="PT03H38M55.333S" calcext:value-type="time">
            <text:p>03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58.57" calcext:value-type="float">
            <text:p>458.57</text:p>
          </table:table-cell>
          <table:table-cell office:value-type="float" office:value="574.44" calcext:value-type="float">
            <text:p>574.44</text:p>
          </table:table-cell>
        </table:table-row>
        <table:table-row table:style-name="ro1">
          <table:table-cell office:value-type="float" office:value="13151333" calcext:value-type="float">
            <text:p>13151333</text:p>
          </table:table-cell>
          <table:table-cell table:formula="of:=[.A824]/1000/(60*60*24)" office:value-type="time" office:time-value="PT03H39M11.333S" calcext:value-type="time">
            <text:p>03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59.11" calcext:value-type="float">
            <text:p>459.11</text:p>
          </table:table-cell>
          <table:table-cell office:value-type="float" office:value="575.1" calcext:value-type="float">
            <text:p>575.1</text:p>
          </table:table-cell>
        </table:table-row>
        <table:table-row table:style-name="ro1">
          <table:table-cell office:value-type="float" office:value="13167333" calcext:value-type="float">
            <text:p>13167333</text:p>
          </table:table-cell>
          <table:table-cell table:formula="of:=[.A825]/1000/(60*60*24)" office:value-type="time" office:time-value="PT03H39M27.333S" calcext:value-type="time">
            <text:p>03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59.65" calcext:value-type="float">
            <text:p>459.65</text:p>
          </table:table-cell>
          <table:table-cell office:value-type="float" office:value="575.77" calcext:value-type="float">
            <text:p>575.77</text:p>
          </table:table-cell>
        </table:table-row>
        <table:table-row table:style-name="ro1">
          <table:table-cell office:value-type="float" office:value="13183333" calcext:value-type="float">
            <text:p>13183333</text:p>
          </table:table-cell>
          <table:table-cell table:formula="of:=[.A826]/1000/(60*60*24)" office:value-type="time" office:time-value="PT03H39M43.333S" calcext:value-type="time">
            <text:p>03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60.2" calcext:value-type="float">
            <text:p>460.2</text:p>
          </table:table-cell>
          <table:table-cell office:value-type="float" office:value="576.43" calcext:value-type="float">
            <text:p>576.43</text:p>
          </table:table-cell>
        </table:table-row>
        <table:table-row table:style-name="ro1">
          <table:table-cell office:value-type="float" office:value="13199333" calcext:value-type="float">
            <text:p>13199333</text:p>
          </table:table-cell>
          <table:table-cell table:formula="of:=[.A827]/1000/(60*60*24)" office:value-type="time" office:time-value="PT03H39M59.333S" calcext:value-type="time">
            <text:p>03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60.74" calcext:value-type="float">
            <text:p>460.74</text:p>
          </table:table-cell>
          <table:table-cell office:value-type="float" office:value="577.09" calcext:value-type="float">
            <text:p>577.09</text:p>
          </table:table-cell>
        </table:table-row>
        <table:table-row table:style-name="ro1">
          <table:table-cell office:value-type="float" office:value="13215333" calcext:value-type="float">
            <text:p>13215333</text:p>
          </table:table-cell>
          <table:table-cell table:formula="of:=[.A828]/1000/(60*60*24)" office:value-type="time" office:time-value="PT03H40M15.333S" calcext:value-type="time">
            <text:p>03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61.28" calcext:value-type="float">
            <text:p>461.28</text:p>
          </table:table-cell>
          <table:table-cell office:value-type="float" office:value="577.75" calcext:value-type="float">
            <text:p>577.75</text:p>
          </table:table-cell>
        </table:table-row>
        <table:table-row table:style-name="ro1">
          <table:table-cell office:value-type="float" office:value="13231333" calcext:value-type="float">
            <text:p>13231333</text:p>
          </table:table-cell>
          <table:table-cell table:formula="of:=[.A829]/1000/(60*60*24)" office:value-type="time" office:time-value="PT03H40M31.333S" calcext:value-type="time">
            <text:p>03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61.82" calcext:value-type="float">
            <text:p>461.82</text:p>
          </table:table-cell>
          <table:table-cell office:value-type="float" office:value="578.41" calcext:value-type="float">
            <text:p>578.41</text:p>
          </table:table-cell>
        </table:table-row>
        <table:table-row table:style-name="ro1">
          <table:table-cell office:value-type="float" office:value="13247333" calcext:value-type="float">
            <text:p>13247333</text:p>
          </table:table-cell>
          <table:table-cell table:formula="of:=[.A830]/1000/(60*60*24)" office:value-type="time" office:time-value="PT03H40M47.333S" calcext:value-type="time">
            <text:p>03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25" calcext:value-type="float">
            <text:p>148.25</text:p>
          </table:table-cell>
          <table:table-cell office:value-type="float" office:value="462.37" calcext:value-type="float">
            <text:p>462.37</text:p>
          </table:table-cell>
          <table:table-cell office:value-type="float" office:value="579.07" calcext:value-type="float">
            <text:p>579.07</text:p>
          </table:table-cell>
        </table:table-row>
        <table:table-row table:style-name="ro1">
          <table:table-cell office:value-type="float" office:value="13263333" calcext:value-type="float">
            <text:p>13263333</text:p>
          </table:table-cell>
          <table:table-cell table:formula="of:=[.A831]/1000/(60*60*24)" office:value-type="time" office:time-value="PT03H41M03.333S" calcext:value-type="time">
            <text:p>03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462.91" calcext:value-type="float">
            <text:p>462.91</text:p>
          </table:table-cell>
          <table:table-cell office:value-type="float" office:value="579.73" calcext:value-type="float">
            <text:p>579.73</text:p>
          </table:table-cell>
        </table:table-row>
        <table:table-row table:style-name="ro1">
          <table:table-cell office:value-type="float" office:value="13279333" calcext:value-type="float">
            <text:p>13279333</text:p>
          </table:table-cell>
          <table:table-cell table:formula="of:=[.A832]/1000/(60*60*24)" office:value-type="time" office:time-value="PT03H41M19.333S" calcext:value-type="time">
            <text:p>03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63.45" calcext:value-type="float">
            <text:p>463.45</text:p>
          </table:table-cell>
          <table:table-cell office:value-type="float" office:value="580.39" calcext:value-type="float">
            <text:p>580.39</text:p>
          </table:table-cell>
        </table:table-row>
        <table:table-row table:style-name="ro1">
          <table:table-cell office:value-type="float" office:value="13295333" calcext:value-type="float">
            <text:p>13295333</text:p>
          </table:table-cell>
          <table:table-cell table:formula="of:=[.A833]/1000/(60*60*24)" office:value-type="time" office:time-value="PT03H41M35.333S" calcext:value-type="time">
            <text:p>03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64" calcext:value-type="float">
            <text:p>464</text:p>
          </table:table-cell>
          <table:table-cell office:value-type="float" office:value="581.05" calcext:value-type="float">
            <text:p>581.05</text:p>
          </table:table-cell>
        </table:table-row>
        <table:table-row table:style-name="ro1">
          <table:table-cell office:value-type="float" office:value="13311333" calcext:value-type="float">
            <text:p>13311333</text:p>
          </table:table-cell>
          <table:table-cell table:formula="of:=[.A834]/1000/(60*60*24)" office:value-type="time" office:time-value="PT03H41M51.333S" calcext:value-type="time">
            <text:p>03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64.54" calcext:value-type="float">
            <text:p>464.54</text:p>
          </table:table-cell>
          <table:table-cell office:value-type="float" office:value="581.71" calcext:value-type="float">
            <text:p>581.71</text:p>
          </table:table-cell>
        </table:table-row>
        <table:table-row table:style-name="ro1">
          <table:table-cell office:value-type="float" office:value="13327333" calcext:value-type="float">
            <text:p>13327333</text:p>
          </table:table-cell>
          <table:table-cell table:formula="of:=[.A835]/1000/(60*60*24)" office:value-type="time" office:time-value="PT03H42M07.333S" calcext:value-type="time">
            <text:p>03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65.08" calcext:value-type="float">
            <text:p>465.08</text:p>
          </table:table-cell>
          <table:table-cell office:value-type="float" office:value="582.37" calcext:value-type="float">
            <text:p>582.37</text:p>
          </table:table-cell>
        </table:table-row>
        <table:table-row table:style-name="ro1">
          <table:table-cell office:value-type="float" office:value="13343333" calcext:value-type="float">
            <text:p>13343333</text:p>
          </table:table-cell>
          <table:table-cell table:formula="of:=[.A836]/1000/(60*60*24)" office:value-type="time" office:time-value="PT03H42M23.333S" calcext:value-type="time">
            <text:p>03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65.63" calcext:value-type="float">
            <text:p>465.63</text:p>
          </table:table-cell>
          <table:table-cell office:value-type="float" office:value="583.03" calcext:value-type="float">
            <text:p>583.03</text:p>
          </table:table-cell>
        </table:table-row>
        <table:table-row table:style-name="ro1">
          <table:table-cell office:value-type="float" office:value="13359333" calcext:value-type="float">
            <text:p>13359333</text:p>
          </table:table-cell>
          <table:table-cell table:formula="of:=[.A837]/1000/(60*60*24)" office:value-type="time" office:time-value="PT03H42M39.333S" calcext:value-type="time">
            <text:p>03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66.17" calcext:value-type="float">
            <text:p>466.17</text:p>
          </table:table-cell>
          <table:table-cell office:value-type="float" office:value="583.69" calcext:value-type="float">
            <text:p>583.69</text:p>
          </table:table-cell>
        </table:table-row>
        <table:table-row table:style-name="ro1">
          <table:table-cell office:value-type="float" office:value="13375333" calcext:value-type="float">
            <text:p>13375333</text:p>
          </table:table-cell>
          <table:table-cell table:formula="of:=[.A838]/1000/(60*60*24)" office:value-type="time" office:time-value="PT03H42M55.333S" calcext:value-type="time">
            <text:p>03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466.71" calcext:value-type="float">
            <text:p>466.71</text:p>
          </table:table-cell>
          <table:table-cell office:value-type="float" office:value="584.35" calcext:value-type="float">
            <text:p>584.35</text:p>
          </table:table-cell>
        </table:table-row>
        <table:table-row table:style-name="ro1">
          <table:table-cell office:value-type="float" office:value="13391333" calcext:value-type="float">
            <text:p>13391333</text:p>
          </table:table-cell>
          <table:table-cell table:formula="of:=[.A839]/1000/(60*60*24)" office:value-type="time" office:time-value="PT03H43M11.333S" calcext:value-type="time">
            <text:p>03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67.25" calcext:value-type="float">
            <text:p>467.25</text:p>
          </table:table-cell>
          <table:table-cell office:value-type="float" office:value="585.01" calcext:value-type="float">
            <text:p>585.01</text:p>
          </table:table-cell>
        </table:table-row>
        <table:table-row table:style-name="ro1">
          <table:table-cell office:value-type="float" office:value="13407333" calcext:value-type="float">
            <text:p>13407333</text:p>
          </table:table-cell>
          <table:table-cell table:formula="of:=[.A840]/1000/(60*60*24)" office:value-type="time" office:time-value="PT03H43M27.333S" calcext:value-type="time">
            <text:p>03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67.8" calcext:value-type="float">
            <text:p>467.8</text:p>
          </table:table-cell>
          <table:table-cell office:value-type="float" office:value="585.67" calcext:value-type="float">
            <text:p>585.67</text:p>
          </table:table-cell>
        </table:table-row>
        <table:table-row table:style-name="ro1">
          <table:table-cell office:value-type="float" office:value="13423333" calcext:value-type="float">
            <text:p>13423333</text:p>
          </table:table-cell>
          <table:table-cell table:formula="of:=[.A841]/1000/(60*60*24)" office:value-type="time" office:time-value="PT03H43M43.333S" calcext:value-type="time">
            <text:p>03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68.34" calcext:value-type="float">
            <text:p>468.34</text:p>
          </table:table-cell>
          <table:table-cell office:value-type="float" office:value="586.33" calcext:value-type="float">
            <text:p>586.33</text:p>
          </table:table-cell>
        </table:table-row>
        <table:table-row table:style-name="ro1">
          <table:table-cell office:value-type="float" office:value="13439333" calcext:value-type="float">
            <text:p>13439333</text:p>
          </table:table-cell>
          <table:table-cell table:formula="of:=[.A842]/1000/(60*60*24)" office:value-type="time" office:time-value="PT03H43M59.333S" calcext:value-type="time">
            <text:p>03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68.88" calcext:value-type="float">
            <text:p>468.88</text:p>
          </table:table-cell>
          <table:table-cell office:value-type="float" office:value="586.99" calcext:value-type="float">
            <text:p>586.99</text:p>
          </table:table-cell>
        </table:table-row>
        <table:table-row table:style-name="ro1">
          <table:table-cell office:value-type="float" office:value="13455333" calcext:value-type="float">
            <text:p>13455333</text:p>
          </table:table-cell>
          <table:table-cell table:formula="of:=[.A843]/1000/(60*60*24)" office:value-type="time" office:time-value="PT03H44M15.333S" calcext:value-type="time">
            <text:p>03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69.43" calcext:value-type="float">
            <text:p>469.43</text:p>
          </table:table-cell>
          <table:table-cell office:value-type="float" office:value="587.65" calcext:value-type="float">
            <text:p>587.65</text:p>
          </table:table-cell>
        </table:table-row>
        <table:table-row table:style-name="ro1">
          <table:table-cell office:value-type="float" office:value="13471333" calcext:value-type="float">
            <text:p>13471333</text:p>
          </table:table-cell>
          <table:table-cell table:formula="of:=[.A844]/1000/(60*60*24)" office:value-type="time" office:time-value="PT03H44M31.333S" calcext:value-type="time">
            <text:p>03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69.97" calcext:value-type="float">
            <text:p>469.97</text:p>
          </table:table-cell>
          <table:table-cell office:value-type="float" office:value="588.31" calcext:value-type="float">
            <text:p>588.31</text:p>
          </table:table-cell>
        </table:table-row>
        <table:table-row table:style-name="ro1">
          <table:table-cell office:value-type="float" office:value="13487333" calcext:value-type="float">
            <text:p>13487333</text:p>
          </table:table-cell>
          <table:table-cell table:formula="of:=[.A845]/1000/(60*60*24)" office:value-type="time" office:time-value="PT03H44M47.333S" calcext:value-type="time">
            <text:p>03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470.51" calcext:value-type="float">
            <text:p>470.51</text:p>
          </table:table-cell>
          <table:table-cell office:value-type="float" office:value="588.97" calcext:value-type="float">
            <text:p>588.97</text:p>
          </table:table-cell>
        </table:table-row>
        <table:table-row table:style-name="ro1">
          <table:table-cell office:value-type="float" office:value="13503333" calcext:value-type="float">
            <text:p>13503333</text:p>
          </table:table-cell>
          <table:table-cell table:formula="of:=[.A846]/1000/(60*60*24)" office:value-type="time" office:time-value="PT03H45M03.333S" calcext:value-type="time">
            <text:p>03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1.05" calcext:value-type="float">
            <text:p>471.05</text:p>
          </table:table-cell>
          <table:table-cell office:value-type="float" office:value="589.63" calcext:value-type="float">
            <text:p>589.63</text:p>
          </table:table-cell>
        </table:table-row>
        <table:table-row table:style-name="ro1">
          <table:table-cell office:value-type="float" office:value="13519333" calcext:value-type="float">
            <text:p>13519333</text:p>
          </table:table-cell>
          <table:table-cell table:formula="of:=[.A847]/1000/(60*60*24)" office:value-type="time" office:time-value="PT03H45M19.333S" calcext:value-type="time">
            <text:p>03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71.6" calcext:value-type="float">
            <text:p>471.6</text:p>
          </table:table-cell>
          <table:table-cell office:value-type="float" office:value="590.29" calcext:value-type="float">
            <text:p>590.29</text:p>
          </table:table-cell>
        </table:table-row>
        <table:table-row table:style-name="ro1">
          <table:table-cell office:value-type="float" office:value="13535333" calcext:value-type="float">
            <text:p>13535333</text:p>
          </table:table-cell>
          <table:table-cell table:formula="of:=[.A848]/1000/(60*60*24)" office:value-type="time" office:time-value="PT03H45M35.333S" calcext:value-type="time">
            <text:p>03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472.14" calcext:value-type="float">
            <text:p>472.14</text:p>
          </table:table-cell>
          <table:table-cell office:value-type="float" office:value="590.95" calcext:value-type="float">
            <text:p>590.95</text:p>
          </table:table-cell>
        </table:table-row>
        <table:table-row table:style-name="ro1">
          <table:table-cell office:value-type="float" office:value="13551333" calcext:value-type="float">
            <text:p>13551333</text:p>
          </table:table-cell>
          <table:table-cell table:formula="of:=[.A849]/1000/(60*60*24)" office:value-type="time" office:time-value="PT03H45M51.333S" calcext:value-type="time">
            <text:p>03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72.68" calcext:value-type="float">
            <text:p>472.68</text:p>
          </table:table-cell>
          <table:table-cell office:value-type="float" office:value="591.61" calcext:value-type="float">
            <text:p>591.61</text:p>
          </table:table-cell>
        </table:table-row>
        <table:table-row table:style-name="ro1">
          <table:table-cell office:value-type="float" office:value="13567333" calcext:value-type="float">
            <text:p>13567333</text:p>
          </table:table-cell>
          <table:table-cell table:formula="of:=[.A850]/1000/(60*60*24)" office:value-type="time" office:time-value="PT03H46M07.333S" calcext:value-type="time">
            <text:p>03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3.23" calcext:value-type="float">
            <text:p>473.23</text:p>
          </table:table-cell>
          <table:table-cell office:value-type="float" office:value="592.27" calcext:value-type="float">
            <text:p>592.27</text:p>
          </table:table-cell>
        </table:table-row>
        <table:table-row table:style-name="ro1">
          <table:table-cell office:value-type="float" office:value="13583333" calcext:value-type="float">
            <text:p>13583333</text:p>
          </table:table-cell>
          <table:table-cell table:formula="of:=[.A851]/1000/(60*60*24)" office:value-type="time" office:time-value="PT03H46M23.333S" calcext:value-type="time">
            <text:p>03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73.77" calcext:value-type="float">
            <text:p>473.77</text:p>
          </table:table-cell>
          <table:table-cell office:value-type="float" office:value="592.93" calcext:value-type="float">
            <text:p>592.93</text:p>
          </table:table-cell>
        </table:table-row>
        <table:table-row table:style-name="ro1">
          <table:table-cell office:value-type="float" office:value="13599333" calcext:value-type="float">
            <text:p>13599333</text:p>
          </table:table-cell>
          <table:table-cell table:formula="of:=[.A852]/1000/(60*60*24)" office:value-type="time" office:time-value="PT03H46M39.333S" calcext:value-type="time">
            <text:p>03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74.31" calcext:value-type="float">
            <text:p>474.31</text:p>
          </table:table-cell>
          <table:table-cell office:value-type="float" office:value="593.59" calcext:value-type="float">
            <text:p>593.59</text:p>
          </table:table-cell>
        </table:table-row>
        <table:table-row table:style-name="ro1">
          <table:table-cell office:value-type="float" office:value="13615333" calcext:value-type="float">
            <text:p>13615333</text:p>
          </table:table-cell>
          <table:table-cell table:formula="of:=[.A853]/1000/(60*60*24)" office:value-type="time" office:time-value="PT03H46M55.333S" calcext:value-type="time">
            <text:p>03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4.85" calcext:value-type="float">
            <text:p>474.85</text:p>
          </table:table-cell>
          <table:table-cell office:value-type="float" office:value="594.25" calcext:value-type="float">
            <text:p>594.25</text:p>
          </table:table-cell>
        </table:table-row>
        <table:table-row table:style-name="ro1">
          <table:table-cell office:value-type="float" office:value="13631333" calcext:value-type="float">
            <text:p>13631333</text:p>
          </table:table-cell>
          <table:table-cell table:formula="of:=[.A854]/1000/(60*60*24)" office:value-type="time" office:time-value="PT03H47M11.333S" calcext:value-type="time">
            <text:p>03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75.4" calcext:value-type="float">
            <text:p>475.4</text:p>
          </table:table-cell>
          <table:table-cell office:value-type="float" office:value="594.91" calcext:value-type="float">
            <text:p>594.91</text:p>
          </table:table-cell>
        </table:table-row>
        <table:table-row table:style-name="ro1">
          <table:table-cell office:value-type="float" office:value="13647333" calcext:value-type="float">
            <text:p>13647333</text:p>
          </table:table-cell>
          <table:table-cell table:formula="of:=[.A855]/1000/(60*60*24)" office:value-type="time" office:time-value="PT03H47M27.333S" calcext:value-type="time">
            <text:p>03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5.94" calcext:value-type="float">
            <text:p>475.94</text:p>
          </table:table-cell>
          <table:table-cell office:value-type="float" office:value="595.57" calcext:value-type="float">
            <text:p>595.57</text:p>
          </table:table-cell>
        </table:table-row>
        <table:table-row table:style-name="ro1">
          <table:table-cell office:value-type="float" office:value="13663333" calcext:value-type="float">
            <text:p>13663333</text:p>
          </table:table-cell>
          <table:table-cell table:formula="of:=[.A856]/1000/(60*60*24)" office:value-type="time" office:time-value="PT03H47M43.333S" calcext:value-type="time">
            <text:p>03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6.48" calcext:value-type="float">
            <text:p>476.48</text:p>
          </table:table-cell>
          <table:table-cell office:value-type="float" office:value="596.23" calcext:value-type="float">
            <text:p>596.23</text:p>
          </table:table-cell>
        </table:table-row>
        <table:table-row table:style-name="ro1">
          <table:table-cell office:value-type="float" office:value="13679333" calcext:value-type="float">
            <text:p>13679333</text:p>
          </table:table-cell>
          <table:table-cell table:formula="of:=[.A857]/1000/(60*60*24)" office:value-type="time" office:time-value="PT03H47M59.333S" calcext:value-type="time">
            <text:p>03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77.02" calcext:value-type="float">
            <text:p>477.02</text:p>
          </table:table-cell>
          <table:table-cell office:value-type="float" office:value="596.89" calcext:value-type="float">
            <text:p>596.89</text:p>
          </table:table-cell>
        </table:table-row>
        <table:table-row table:style-name="ro1">
          <table:table-cell office:value-type="float" office:value="13695333" calcext:value-type="float">
            <text:p>13695333</text:p>
          </table:table-cell>
          <table:table-cell table:formula="of:=[.A858]/1000/(60*60*24)" office:value-type="time" office:time-value="PT03H48M15.333S" calcext:value-type="time">
            <text:p>03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77.57" calcext:value-type="float">
            <text:p>477.57</text:p>
          </table:table-cell>
          <table:table-cell office:value-type="float" office:value="597.55" calcext:value-type="float">
            <text:p>597.55</text:p>
          </table:table-cell>
        </table:table-row>
        <table:table-row table:style-name="ro1">
          <table:table-cell office:value-type="float" office:value="13711333" calcext:value-type="float">
            <text:p>13711333</text:p>
          </table:table-cell>
          <table:table-cell table:formula="of:=[.A859]/1000/(60*60*24)" office:value-type="time" office:time-value="PT03H48M31.333S" calcext:value-type="time">
            <text:p>03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78.11" calcext:value-type="float">
            <text:p>478.11</text:p>
          </table:table-cell>
          <table:table-cell office:value-type="float" office:value="598.21" calcext:value-type="float">
            <text:p>598.21</text:p>
          </table:table-cell>
        </table:table-row>
        <table:table-row table:style-name="ro1">
          <table:table-cell office:value-type="float" office:value="13727333" calcext:value-type="float">
            <text:p>13727333</text:p>
          </table:table-cell>
          <table:table-cell table:formula="of:=[.A860]/1000/(60*60*24)" office:value-type="time" office:time-value="PT03H48M47.333S" calcext:value-type="time">
            <text:p>03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78.65" calcext:value-type="float">
            <text:p>478.65</text:p>
          </table:table-cell>
          <table:table-cell office:value-type="float" office:value="598.87" calcext:value-type="float">
            <text:p>598.87</text:p>
          </table:table-cell>
        </table:table-row>
        <table:table-row table:style-name="ro1">
          <table:table-cell office:value-type="float" office:value="13743333" calcext:value-type="float">
            <text:p>13743333</text:p>
          </table:table-cell>
          <table:table-cell table:formula="of:=[.A861]/1000/(60*60*24)" office:value-type="time" office:time-value="PT03H49M03.333S" calcext:value-type="time">
            <text:p>03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79.19" calcext:value-type="float">
            <text:p>479.19</text:p>
          </table:table-cell>
          <table:table-cell office:value-type="float" office:value="599.53" calcext:value-type="float">
            <text:p>599.53</text:p>
          </table:table-cell>
        </table:table-row>
        <table:table-row table:style-name="ro1">
          <table:table-cell office:value-type="float" office:value="13759333" calcext:value-type="float">
            <text:p>13759333</text:p>
          </table:table-cell>
          <table:table-cell table:formula="of:=[.A862]/1000/(60*60*24)" office:value-type="time" office:time-value="PT03H49M19.333S" calcext:value-type="time">
            <text:p>03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79.74" calcext:value-type="float">
            <text:p>479.74</text:p>
          </table:table-cell>
          <table:table-cell office:value-type="float" office:value="600.19" calcext:value-type="float">
            <text:p>600.19</text:p>
          </table:table-cell>
        </table:table-row>
        <table:table-row table:style-name="ro1">
          <table:table-cell office:value-type="float" office:value="13775333" calcext:value-type="float">
            <text:p>13775333</text:p>
          </table:table-cell>
          <table:table-cell table:formula="of:=[.A863]/1000/(60*60*24)" office:value-type="time" office:time-value="PT03H49M35.333S" calcext:value-type="time">
            <text:p>03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80.28" calcext:value-type="float">
            <text:p>480.28</text:p>
          </table:table-cell>
          <table:table-cell office:value-type="float" office:value="600.85" calcext:value-type="float">
            <text:p>600.85</text:p>
          </table:table-cell>
        </table:table-row>
        <table:table-row table:style-name="ro1">
          <table:table-cell office:value-type="float" office:value="13791333" calcext:value-type="float">
            <text:p>13791333</text:p>
          </table:table-cell>
          <table:table-cell table:formula="of:=[.A864]/1000/(60*60*24)" office:value-type="time" office:time-value="PT03H49M51.333S" calcext:value-type="time">
            <text:p>03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80.82" calcext:value-type="float">
            <text:p>480.82</text:p>
          </table:table-cell>
          <table:table-cell office:value-type="float" office:value="601.51" calcext:value-type="float">
            <text:p>601.51</text:p>
          </table:table-cell>
        </table:table-row>
        <table:table-row table:style-name="ro1">
          <table:table-cell office:value-type="float" office:value="13807333" calcext:value-type="float">
            <text:p>13807333</text:p>
          </table:table-cell>
          <table:table-cell table:formula="of:=[.A865]/1000/(60*60*24)" office:value-type="time" office:time-value="PT03H50M07.333S" calcext:value-type="time">
            <text:p>03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81.36" calcext:value-type="float">
            <text:p>481.36</text:p>
          </table:table-cell>
          <table:table-cell office:value-type="float" office:value="602.17" calcext:value-type="float">
            <text:p>602.17</text:p>
          </table:table-cell>
        </table:table-row>
        <table:table-row table:style-name="ro1">
          <table:table-cell office:value-type="float" office:value="13823333" calcext:value-type="float">
            <text:p>13823333</text:p>
          </table:table-cell>
          <table:table-cell table:formula="of:=[.A866]/1000/(60*60*24)" office:value-type="time" office:time-value="PT03H50M23.333S" calcext:value-type="time">
            <text:p>03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81.91" calcext:value-type="float">
            <text:p>481.91</text:p>
          </table:table-cell>
          <table:table-cell office:value-type="float" office:value="602.83" calcext:value-type="float">
            <text:p>602.83</text:p>
          </table:table-cell>
        </table:table-row>
        <table:table-row table:style-name="ro1">
          <table:table-cell office:value-type="float" office:value="13839333" calcext:value-type="float">
            <text:p>13839333</text:p>
          </table:table-cell>
          <table:table-cell table:formula="of:=[.A867]/1000/(60*60*24)" office:value-type="time" office:time-value="PT03H50M39.333S" calcext:value-type="time">
            <text:p>03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82.45" calcext:value-type="float">
            <text:p>482.45</text:p>
          </table:table-cell>
          <table:table-cell office:value-type="float" office:value="603.49" calcext:value-type="float">
            <text:p>603.49</text:p>
          </table:table-cell>
        </table:table-row>
        <table:table-row table:style-name="ro1">
          <table:table-cell office:value-type="float" office:value="13855333" calcext:value-type="float">
            <text:p>13855333</text:p>
          </table:table-cell>
          <table:table-cell table:formula="of:=[.A868]/1000/(60*60*24)" office:value-type="time" office:time-value="PT03H50M55.333S" calcext:value-type="time">
            <text:p>03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82.99" calcext:value-type="float">
            <text:p>482.99</text:p>
          </table:table-cell>
          <table:table-cell office:value-type="float" office:value="604.15" calcext:value-type="float">
            <text:p>604.15</text:p>
          </table:table-cell>
        </table:table-row>
        <table:table-row table:style-name="ro1">
          <table:table-cell office:value-type="float" office:value="13871333" calcext:value-type="float">
            <text:p>13871333</text:p>
          </table:table-cell>
          <table:table-cell table:formula="of:=[.A869]/1000/(60*60*24)" office:value-type="time" office:time-value="PT03H51M11.333S" calcext:value-type="time">
            <text:p>03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83.53" calcext:value-type="float">
            <text:p>483.53</text:p>
          </table:table-cell>
          <table:table-cell office:value-type="float" office:value="604.81" calcext:value-type="float">
            <text:p>604.81</text:p>
          </table:table-cell>
        </table:table-row>
        <table:table-row table:style-name="ro1">
          <table:table-cell office:value-type="float" office:value="13887333" calcext:value-type="float">
            <text:p>13887333</text:p>
          </table:table-cell>
          <table:table-cell table:formula="of:=[.A870]/1000/(60*60*24)" office:value-type="time" office:time-value="PT03H51M27.333S" calcext:value-type="time">
            <text:p>03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84.08" calcext:value-type="float">
            <text:p>484.08</text:p>
          </table:table-cell>
          <table:table-cell office:value-type="float" office:value="605.47" calcext:value-type="float">
            <text:p>605.47</text:p>
          </table:table-cell>
        </table:table-row>
        <table:table-row table:style-name="ro1">
          <table:table-cell office:value-type="float" office:value="13903333" calcext:value-type="float">
            <text:p>13903333</text:p>
          </table:table-cell>
          <table:table-cell table:formula="of:=[.A871]/1000/(60*60*24)" office:value-type="time" office:time-value="PT03H51M43.333S" calcext:value-type="time">
            <text:p>03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84.62" calcext:value-type="float">
            <text:p>484.62</text:p>
          </table:table-cell>
          <table:table-cell office:value-type="float" office:value="606.12" calcext:value-type="float">
            <text:p>606.12</text:p>
          </table:table-cell>
        </table:table-row>
        <table:table-row table:style-name="ro1">
          <table:table-cell office:value-type="float" office:value="13919333" calcext:value-type="float">
            <text:p>13919333</text:p>
          </table:table-cell>
          <table:table-cell table:formula="of:=[.A872]/1000/(60*60*24)" office:value-type="time" office:time-value="PT03H51M59.333S" calcext:value-type="time">
            <text:p>03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85.16" calcext:value-type="float">
            <text:p>485.16</text:p>
          </table:table-cell>
          <table:table-cell office:value-type="float" office:value="606.78" calcext:value-type="float">
            <text:p>606.78</text:p>
          </table:table-cell>
        </table:table-row>
        <table:table-row table:style-name="ro1">
          <table:table-cell office:value-type="float" office:value="13935333" calcext:value-type="float">
            <text:p>13935333</text:p>
          </table:table-cell>
          <table:table-cell table:formula="of:=[.A873]/1000/(60*60*24)" office:value-type="time" office:time-value="PT03H52M15.333S" calcext:value-type="time">
            <text:p>03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85.7" calcext:value-type="float">
            <text:p>485.7</text:p>
          </table:table-cell>
          <table:table-cell office:value-type="float" office:value="607.44" calcext:value-type="float">
            <text:p>607.44</text:p>
          </table:table-cell>
        </table:table-row>
        <table:table-row table:style-name="ro1">
          <table:table-cell office:value-type="float" office:value="13951333" calcext:value-type="float">
            <text:p>13951333</text:p>
          </table:table-cell>
          <table:table-cell table:formula="of:=[.A874]/1000/(60*60*24)" office:value-type="time" office:time-value="PT03H52M31.333S" calcext:value-type="time">
            <text:p>03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86.25" calcext:value-type="float">
            <text:p>486.25</text:p>
          </table:table-cell>
          <table:table-cell office:value-type="float" office:value="608.1" calcext:value-type="float">
            <text:p>608.1</text:p>
          </table:table-cell>
        </table:table-row>
        <table:table-row table:style-name="ro1">
          <table:table-cell office:value-type="float" office:value="13967333" calcext:value-type="float">
            <text:p>13967333</text:p>
          </table:table-cell>
          <table:table-cell table:formula="of:=[.A875]/1000/(60*60*24)" office:value-type="time" office:time-value="PT03H52M47.333S" calcext:value-type="time">
            <text:p>03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86.79" calcext:value-type="float">
            <text:p>486.79</text:p>
          </table:table-cell>
          <table:table-cell office:value-type="float" office:value="608.76" calcext:value-type="float">
            <text:p>608.76</text:p>
          </table:table-cell>
        </table:table-row>
        <table:table-row table:style-name="ro1">
          <table:table-cell office:value-type="float" office:value="13983333" calcext:value-type="float">
            <text:p>13983333</text:p>
          </table:table-cell>
          <table:table-cell table:formula="of:=[.A876]/1000/(60*60*24)" office:value-type="time" office:time-value="PT03H53M03.333S" calcext:value-type="time">
            <text:p>03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87.33" calcext:value-type="float">
            <text:p>487.33</text:p>
          </table:table-cell>
          <table:table-cell office:value-type="float" office:value="609.42" calcext:value-type="float">
            <text:p>609.42</text:p>
          </table:table-cell>
        </table:table-row>
        <table:table-row table:style-name="ro1">
          <table:table-cell office:value-type="float" office:value="13999333" calcext:value-type="float">
            <text:p>13999333</text:p>
          </table:table-cell>
          <table:table-cell table:formula="of:=[.A877]/1000/(60*60*24)" office:value-type="time" office:time-value="PT03H53M19.333S" calcext:value-type="time">
            <text:p>03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87.87" calcext:value-type="float">
            <text:p>487.87</text:p>
          </table:table-cell>
          <table:table-cell office:value-type="float" office:value="610.08" calcext:value-type="float">
            <text:p>610.08</text:p>
          </table:table-cell>
        </table:table-row>
        <table:table-row table:style-name="ro1">
          <table:table-cell office:value-type="float" office:value="14015333" calcext:value-type="float">
            <text:p>14015333</text:p>
          </table:table-cell>
          <table:table-cell table:formula="of:=[.A878]/1000/(60*60*24)" office:value-type="time" office:time-value="PT03H53M35.333S" calcext:value-type="time">
            <text:p>03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88.41" calcext:value-type="float">
            <text:p>488.41</text:p>
          </table:table-cell>
          <table:table-cell office:value-type="float" office:value="610.74" calcext:value-type="float">
            <text:p>610.74</text:p>
          </table:table-cell>
        </table:table-row>
        <table:table-row table:style-name="ro1">
          <table:table-cell office:value-type="float" office:value="14031333" calcext:value-type="float">
            <text:p>14031333</text:p>
          </table:table-cell>
          <table:table-cell table:formula="of:=[.A879]/1000/(60*60*24)" office:value-type="time" office:time-value="PT03H53M51.333S" calcext:value-type="time">
            <text:p>03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88.96" calcext:value-type="float">
            <text:p>488.96</text:p>
          </table:table-cell>
          <table:table-cell office:value-type="float" office:value="611.39" calcext:value-type="float">
            <text:p>611.39</text:p>
          </table:table-cell>
        </table:table-row>
        <table:table-row table:style-name="ro1">
          <table:table-cell office:value-type="float" office:value="14047333" calcext:value-type="float">
            <text:p>14047333</text:p>
          </table:table-cell>
          <table:table-cell table:formula="of:=[.A880]/1000/(60*60*24)" office:value-type="time" office:time-value="PT03H54M07.333S" calcext:value-type="time">
            <text:p>03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89.5" calcext:value-type="float">
            <text:p>489.5</text:p>
          </table:table-cell>
          <table:table-cell office:value-type="float" office:value="612.05" calcext:value-type="float">
            <text:p>612.05</text:p>
          </table:table-cell>
        </table:table-row>
        <table:table-row table:style-name="ro1">
          <table:table-cell office:value-type="float" office:value="14063333" calcext:value-type="float">
            <text:p>14063333</text:p>
          </table:table-cell>
          <table:table-cell table:formula="of:=[.A881]/1000/(60*60*24)" office:value-type="time" office:time-value="PT03H54M23.333S" calcext:value-type="time">
            <text:p>03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90.04" calcext:value-type="float">
            <text:p>490.04</text:p>
          </table:table-cell>
          <table:table-cell office:value-type="float" office:value="612.71" calcext:value-type="float">
            <text:p>612.71</text:p>
          </table:table-cell>
        </table:table-row>
        <table:table-row table:style-name="ro1">
          <table:table-cell office:value-type="float" office:value="14079333" calcext:value-type="float">
            <text:p>14079333</text:p>
          </table:table-cell>
          <table:table-cell table:formula="of:=[.A882]/1000/(60*60*24)" office:value-type="time" office:time-value="PT03H54M39.333S" calcext:value-type="time">
            <text:p>03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90.58" calcext:value-type="float">
            <text:p>490.58</text:p>
          </table:table-cell>
          <table:table-cell office:value-type="float" office:value="613.37" calcext:value-type="float">
            <text:p>613.37</text:p>
          </table:table-cell>
        </table:table-row>
        <table:table-row table:style-name="ro1">
          <table:table-cell office:value-type="float" office:value="14095333" calcext:value-type="float">
            <text:p>14095333</text:p>
          </table:table-cell>
          <table:table-cell table:formula="of:=[.A883]/1000/(60*60*24)" office:value-type="time" office:time-value="PT03H54M55.333S" calcext:value-type="time">
            <text:p>03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91.12" calcext:value-type="float">
            <text:p>491.12</text:p>
          </table:table-cell>
          <table:table-cell office:value-type="float" office:value="614.03" calcext:value-type="float">
            <text:p>614.03</text:p>
          </table:table-cell>
        </table:table-row>
        <table:table-row table:style-name="ro1">
          <table:table-cell office:value-type="float" office:value="14111333" calcext:value-type="float">
            <text:p>14111333</text:p>
          </table:table-cell>
          <table:table-cell table:formula="of:=[.A884]/1000/(60*60*24)" office:value-type="time" office:time-value="PT03H55M11.333S" calcext:value-type="time">
            <text:p>03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91.67" calcext:value-type="float">
            <text:p>491.67</text:p>
          </table:table-cell>
          <table:table-cell office:value-type="float" office:value="614.69" calcext:value-type="float">
            <text:p>614.69</text:p>
          </table:table-cell>
        </table:table-row>
        <table:table-row table:style-name="ro1">
          <table:table-cell office:value-type="float" office:value="14127333" calcext:value-type="float">
            <text:p>14127333</text:p>
          </table:table-cell>
          <table:table-cell table:formula="of:=[.A885]/1000/(60*60*24)" office:value-type="time" office:time-value="PT03H55M27.333S" calcext:value-type="time">
            <text:p>03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92.21" calcext:value-type="float">
            <text:p>492.21</text:p>
          </table:table-cell>
          <table:table-cell office:value-type="float" office:value="615.35" calcext:value-type="float">
            <text:p>615.35</text:p>
          </table:table-cell>
        </table:table-row>
        <table:table-row table:style-name="ro1">
          <table:table-cell office:value-type="float" office:value="14143333" calcext:value-type="float">
            <text:p>14143333</text:p>
          </table:table-cell>
          <table:table-cell table:formula="of:=[.A886]/1000/(60*60*24)" office:value-type="time" office:time-value="PT03H55M43.333S" calcext:value-type="time">
            <text:p>03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92.75" calcext:value-type="float">
            <text:p>492.7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4159333" calcext:value-type="float">
            <text:p>14159333</text:p>
          </table:table-cell>
          <table:table-cell table:formula="of:=[.A887]/1000/(60*60*24)" office:value-type="time" office:time-value="PT03H55M59.333S" calcext:value-type="time">
            <text:p>03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93.29" calcext:value-type="float">
            <text:p>493.29</text:p>
          </table:table-cell>
          <table:table-cell office:value-type="float" office:value="616.66" calcext:value-type="float">
            <text:p>616.66</text:p>
          </table:table-cell>
        </table:table-row>
        <table:table-row table:style-name="ro1">
          <table:table-cell office:value-type="float" office:value="14175333" calcext:value-type="float">
            <text:p>14175333</text:p>
          </table:table-cell>
          <table:table-cell table:formula="of:=[.A888]/1000/(60*60*24)" office:value-type="time" office:time-value="PT03H56M15.333S" calcext:value-type="time">
            <text:p>03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93.84" calcext:value-type="float">
            <text:p>493.84</text:p>
          </table:table-cell>
          <table:table-cell office:value-type="float" office:value="617.32" calcext:value-type="float">
            <text:p>617.32</text:p>
          </table:table-cell>
        </table:table-row>
        <table:table-row table:style-name="ro1">
          <table:table-cell office:value-type="float" office:value="14191333" calcext:value-type="float">
            <text:p>14191333</text:p>
          </table:table-cell>
          <table:table-cell table:formula="of:=[.A889]/1000/(60*60*24)" office:value-type="time" office:time-value="PT03H56M31.333S" calcext:value-type="time">
            <text:p>03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94.38" calcext:value-type="float">
            <text:p>494.38</text:p>
          </table:table-cell>
          <table:table-cell office:value-type="float" office:value="617.98" calcext:value-type="float">
            <text:p>617.98</text:p>
          </table:table-cell>
        </table:table-row>
        <table:table-row table:style-name="ro1">
          <table:table-cell office:value-type="float" office:value="14207333" calcext:value-type="float">
            <text:p>14207333</text:p>
          </table:table-cell>
          <table:table-cell table:formula="of:=[.A890]/1000/(60*60*24)" office:value-type="time" office:time-value="PT03H56M47.333S" calcext:value-type="time">
            <text:p>03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94.92" calcext:value-type="float">
            <text:p>494.92</text:p>
          </table:table-cell>
          <table:table-cell office:value-type="float" office:value="618.63" calcext:value-type="float">
            <text:p>618.63</text:p>
          </table:table-cell>
        </table:table-row>
        <table:table-row table:style-name="ro1">
          <table:table-cell office:value-type="float" office:value="14223333" calcext:value-type="float">
            <text:p>14223333</text:p>
          </table:table-cell>
          <table:table-cell table:formula="of:=[.A891]/1000/(60*60*24)" office:value-type="time" office:time-value="PT03H57M03.333S" calcext:value-type="time">
            <text:p>03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95.46" calcext:value-type="float">
            <text:p>495.46</text:p>
          </table:table-cell>
          <table:table-cell office:value-type="float" office:value="619.29" calcext:value-type="float">
            <text:p>619.29</text:p>
          </table:table-cell>
        </table:table-row>
        <table:table-row table:style-name="ro1">
          <table:table-cell office:value-type="float" office:value="14239333" calcext:value-type="float">
            <text:p>14239333</text:p>
          </table:table-cell>
          <table:table-cell table:formula="of:=[.A892]/1000/(60*60*24)" office:value-type="time" office:time-value="PT03H57M19.333S" calcext:value-type="time">
            <text:p>03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96" calcext:value-type="float">
            <text:p>496</text:p>
          </table:table-cell>
          <table:table-cell office:value-type="float" office:value="619.95" calcext:value-type="float">
            <text:p>619.95</text:p>
          </table:table-cell>
        </table:table-row>
        <table:table-row table:style-name="ro1">
          <table:table-cell office:value-type="float" office:value="14255333" calcext:value-type="float">
            <text:p>14255333</text:p>
          </table:table-cell>
          <table:table-cell table:formula="of:=[.A893]/1000/(60*60*24)" office:value-type="time" office:time-value="PT03H57M35.333S" calcext:value-type="time">
            <text:p>03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96.55" calcext:value-type="float">
            <text:p>496.55</text:p>
          </table:table-cell>
          <table:table-cell office:value-type="float" office:value="620.61" calcext:value-type="float">
            <text:p>620.61</text:p>
          </table:table-cell>
        </table:table-row>
        <table:table-row table:style-name="ro1">
          <table:table-cell office:value-type="float" office:value="14271333" calcext:value-type="float">
            <text:p>14271333</text:p>
          </table:table-cell>
          <table:table-cell table:formula="of:=[.A894]/1000/(60*60*24)" office:value-type="time" office:time-value="PT03H57M51.333S" calcext:value-type="time">
            <text:p>03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97.09" calcext:value-type="float">
            <text:p>497.09</text:p>
          </table:table-cell>
          <table:table-cell office:value-type="float" office:value="621.27" calcext:value-type="float">
            <text:p>621.27</text:p>
          </table:table-cell>
        </table:table-row>
        <table:table-row table:style-name="ro1">
          <table:table-cell office:value-type="float" office:value="14287333" calcext:value-type="float">
            <text:p>14287333</text:p>
          </table:table-cell>
          <table:table-cell table:formula="of:=[.A895]/1000/(60*60*24)" office:value-type="time" office:time-value="PT03H58M07.333S" calcext:value-type="time">
            <text:p>03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97.63" calcext:value-type="float">
            <text:p>497.63</text:p>
          </table:table-cell>
          <table:table-cell office:value-type="float" office:value="621.92" calcext:value-type="float">
            <text:p>621.92</text:p>
          </table:table-cell>
        </table:table-row>
        <table:table-row table:style-name="ro1">
          <table:table-cell office:value-type="float" office:value="14303333" calcext:value-type="float">
            <text:p>14303333</text:p>
          </table:table-cell>
          <table:table-cell table:formula="of:=[.A896]/1000/(60*60*24)" office:value-type="time" office:time-value="PT03H58M23.333S" calcext:value-type="time">
            <text:p>03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98.17" calcext:value-type="float">
            <text:p>498.17</text:p>
          </table:table-cell>
          <table:table-cell office:value-type="float" office:value="622.58" calcext:value-type="float">
            <text:p>622.58</text:p>
          </table:table-cell>
        </table:table-row>
        <table:table-row table:style-name="ro1">
          <table:table-cell office:value-type="float" office:value="14319333" calcext:value-type="float">
            <text:p>14319333</text:p>
          </table:table-cell>
          <table:table-cell table:formula="of:=[.A897]/1000/(60*60*24)" office:value-type="time" office:time-value="PT03H58M39.333S" calcext:value-type="time">
            <text:p>03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498.71" calcext:value-type="float">
            <text:p>498.71</text:p>
          </table:table-cell>
          <table:table-cell office:value-type="float" office:value="623.24" calcext:value-type="float">
            <text:p>623.24</text:p>
          </table:table-cell>
        </table:table-row>
        <table:table-row table:style-name="ro1">
          <table:table-cell office:value-type="float" office:value="14335333" calcext:value-type="float">
            <text:p>14335333</text:p>
          </table:table-cell>
          <table:table-cell table:formula="of:=[.A898]/1000/(60*60*24)" office:value-type="time" office:time-value="PT03H58M55.333S" calcext:value-type="time">
            <text:p>03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99.26" calcext:value-type="float">
            <text:p>499.26</text:p>
          </table:table-cell>
          <table:table-cell office:value-type="float" office:value="623.9" calcext:value-type="float">
            <text:p>623.9</text:p>
          </table:table-cell>
        </table:table-row>
        <table:table-row table:style-name="ro1">
          <table:table-cell office:value-type="float" office:value="14351333" calcext:value-type="float">
            <text:p>14351333</text:p>
          </table:table-cell>
          <table:table-cell table:formula="of:=[.A899]/1000/(60*60*24)" office:value-type="time" office:time-value="PT03H59M11.333S" calcext:value-type="time">
            <text:p>03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99.8" calcext:value-type="float">
            <text:p>499.8</text:p>
          </table:table-cell>
          <table:table-cell office:value-type="float" office:value="624.55" calcext:value-type="float">
            <text:p>624.55</text:p>
          </table:table-cell>
        </table:table-row>
        <table:table-row table:style-name="ro1">
          <table:table-cell office:value-type="float" office:value="14367333" calcext:value-type="float">
            <text:p>14367333</text:p>
          </table:table-cell>
          <table:table-cell table:formula="of:=[.A900]/1000/(60*60*24)" office:value-type="time" office:time-value="PT03H59M27.333S" calcext:value-type="time">
            <text:p>03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0.34" calcext:value-type="float">
            <text:p>500.34</text:p>
          </table:table-cell>
          <table:table-cell office:value-type="float" office:value="625.21" calcext:value-type="float">
            <text:p>625.21</text:p>
          </table:table-cell>
        </table:table-row>
        <table:table-row table:style-name="ro1">
          <table:table-cell office:value-type="float" office:value="14383333" calcext:value-type="float">
            <text:p>14383333</text:p>
          </table:table-cell>
          <table:table-cell table:formula="of:=[.A901]/1000/(60*60*24)" office:value-type="time" office:time-value="PT03H59M43.333S" calcext:value-type="time">
            <text:p>03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0.88" calcext:value-type="float">
            <text:p>500.88</text:p>
          </table:table-cell>
          <table:table-cell office:value-type="float" office:value="625.87" calcext:value-type="float">
            <text:p>625.87</text:p>
          </table:table-cell>
        </table:table-row>
        <table:table-row table:style-name="ro1">
          <table:table-cell office:value-type="float" office:value="14399333" calcext:value-type="float">
            <text:p>14399333</text:p>
          </table:table-cell>
          <table:table-cell table:formula="of:=[.A902]/1000/(60*60*24)" office:value-type="time" office:time-value="PT03H59M59.333S" calcext:value-type="time">
            <text:p>03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1.42" calcext:value-type="float">
            <text:p>501.42</text:p>
          </table:table-cell>
          <table:table-cell office:value-type="float" office:value="626.52" calcext:value-type="float">
            <text:p>626.52</text:p>
          </table:table-cell>
        </table:table-row>
        <table:table-row table:style-name="ro1">
          <table:table-cell office:value-type="float" office:value="14415333" calcext:value-type="float">
            <text:p>14415333</text:p>
          </table:table-cell>
          <table:table-cell table:formula="of:=[.A903]/1000/(60*60*24)" office:value-type="time" office:time-value="PT04H00M15.333S" calcext:value-type="time">
            <text:p>04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1.97" calcext:value-type="float">
            <text:p>501.97</text:p>
          </table:table-cell>
          <table:table-cell office:value-type="float" office:value="627.18" calcext:value-type="float">
            <text:p>627.18</text:p>
          </table:table-cell>
        </table:table-row>
        <table:table-row table:style-name="ro1">
          <table:table-cell office:value-type="float" office:value="14431333" calcext:value-type="float">
            <text:p>14431333</text:p>
          </table:table-cell>
          <table:table-cell table:formula="of:=[.A904]/1000/(60*60*24)" office:value-type="time" office:time-value="PT04H00M31.333S" calcext:value-type="time">
            <text:p>04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2.51" calcext:value-type="float">
            <text:p>502.51</text:p>
          </table:table-cell>
          <table:table-cell office:value-type="float" office:value="627.84" calcext:value-type="float">
            <text:p>627.84</text:p>
          </table:table-cell>
        </table:table-row>
        <table:table-row table:style-name="ro1">
          <table:table-cell office:value-type="float" office:value="14447333" calcext:value-type="float">
            <text:p>14447333</text:p>
          </table:table-cell>
          <table:table-cell table:formula="of:=[.A905]/1000/(60*60*24)" office:value-type="time" office:time-value="PT04H00M47.333S" calcext:value-type="time">
            <text:p>04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503.05" calcext:value-type="float">
            <text:p>503.05</text:p>
          </table:table-cell>
          <table:table-cell office:value-type="float" office:value="628.49" calcext:value-type="float">
            <text:p>628.49</text:p>
          </table:table-cell>
        </table:table-row>
        <table:table-row table:style-name="ro1">
          <table:table-cell office:value-type="float" office:value="14463333" calcext:value-type="float">
            <text:p>14463333</text:p>
          </table:table-cell>
          <table:table-cell table:formula="of:=[.A906]/1000/(60*60*24)" office:value-type="time" office:time-value="PT04H01M03.333S" calcext:value-type="time">
            <text:p>04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503.59" calcext:value-type="float">
            <text:p>503.59</text:p>
          </table:table-cell>
          <table:table-cell office:value-type="float" office:value="629.15" calcext:value-type="float">
            <text:p>629.15</text:p>
          </table:table-cell>
        </table:table-row>
        <table:table-row table:style-name="ro1">
          <table:table-cell office:value-type="float" office:value="14479333" calcext:value-type="float">
            <text:p>14479333</text:p>
          </table:table-cell>
          <table:table-cell table:formula="of:=[.A907]/1000/(60*60*24)" office:value-type="time" office:time-value="PT04H01M19.333S" calcext:value-type="time">
            <text:p>04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4.13" calcext:value-type="float">
            <text:p>504.13</text:p>
          </table:table-cell>
          <table:table-cell office:value-type="float" office:value="629.81" calcext:value-type="float">
            <text:p>629.81</text:p>
          </table:table-cell>
        </table:table-row>
        <table:table-row table:style-name="ro1">
          <table:table-cell office:value-type="float" office:value="14495332" calcext:value-type="float">
            <text:p>14495332</text:p>
          </table:table-cell>
          <table:table-cell table:formula="of:=[.A908]/1000/(60*60*24)" office:value-type="time" office:time-value="PT04H01M35.332S" calcext:value-type="time">
            <text:p>04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4.67" calcext:value-type="float">
            <text:p>504.67</text:p>
          </table:table-cell>
          <table:table-cell office:value-type="float" office:value="630.46" calcext:value-type="float">
            <text:p>630.46</text:p>
          </table:table-cell>
        </table:table-row>
        <table:table-row table:style-name="ro1">
          <table:table-cell office:value-type="float" office:value="14511333" calcext:value-type="float">
            <text:p>14511333</text:p>
          </table:table-cell>
          <table:table-cell table:formula="of:=[.A909]/1000/(60*60*24)" office:value-type="time" office:time-value="PT04H01M51.333S" calcext:value-type="time">
            <text:p>04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5.22" calcext:value-type="float">
            <text:p>505.22</text:p>
          </table:table-cell>
          <table:table-cell office:value-type="float" office:value="631.12" calcext:value-type="float">
            <text:p>631.12</text:p>
          </table:table-cell>
        </table:table-row>
        <table:table-row table:style-name="ro1">
          <table:table-cell office:value-type="float" office:value="14527333" calcext:value-type="float">
            <text:p>14527333</text:p>
          </table:table-cell>
          <table:table-cell table:formula="of:=[.A910]/1000/(60*60*24)" office:value-type="time" office:time-value="PT04H02M07.333S" calcext:value-type="time">
            <text:p>04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5.76" calcext:value-type="float">
            <text:p>505.76</text:p>
          </table:table-cell>
          <table:table-cell office:value-type="float" office:value="631.78" calcext:value-type="float">
            <text:p>631.78</text:p>
          </table:table-cell>
        </table:table-row>
        <table:table-row table:style-name="ro1">
          <table:table-cell office:value-type="float" office:value="14543333" calcext:value-type="float">
            <text:p>14543333</text:p>
          </table:table-cell>
          <table:table-cell table:formula="of:=[.A911]/1000/(60*60*24)" office:value-type="time" office:time-value="PT04H02M23.333S" calcext:value-type="time">
            <text:p>04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6.3" calcext:value-type="float">
            <text:p>506.3</text:p>
          </table:table-cell>
          <table:table-cell office:value-type="float" office:value="632.43" calcext:value-type="float">
            <text:p>632.43</text:p>
          </table:table-cell>
        </table:table-row>
        <table:table-row table:style-name="ro1">
          <table:table-cell office:value-type="float" office:value="14559333" calcext:value-type="float">
            <text:p>14559333</text:p>
          </table:table-cell>
          <table:table-cell table:formula="of:=[.A912]/1000/(60*60*24)" office:value-type="time" office:time-value="PT04H02M39.333S" calcext:value-type="time">
            <text:p>04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6.84" calcext:value-type="float">
            <text:p>506.84</text:p>
          </table:table-cell>
          <table:table-cell office:value-type="float" office:value="633.09" calcext:value-type="float">
            <text:p>633.09</text:p>
          </table:table-cell>
        </table:table-row>
        <table:table-row table:style-name="ro1">
          <table:table-cell office:value-type="float" office:value="14575333" calcext:value-type="float">
            <text:p>14575333</text:p>
          </table:table-cell>
          <table:table-cell table:formula="of:=[.A913]/1000/(60*60*24)" office:value-type="time" office:time-value="PT04H02M55.333S" calcext:value-type="time">
            <text:p>04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7.38" calcext:value-type="float">
            <text:p>507.38</text:p>
          </table:table-cell>
          <table:table-cell office:value-type="float" office:value="633.75" calcext:value-type="float">
            <text:p>633.75</text:p>
          </table:table-cell>
        </table:table-row>
        <table:table-row table:style-name="ro1">
          <table:table-cell office:value-type="float" office:value="14591333" calcext:value-type="float">
            <text:p>14591333</text:p>
          </table:table-cell>
          <table:table-cell table:formula="of:=[.A914]/1000/(60*60*24)" office:value-type="time" office:time-value="PT04H03M11.333S" calcext:value-type="time">
            <text:p>04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07.93" calcext:value-type="float">
            <text:p>507.93</text:p>
          </table:table-cell>
          <table:table-cell office:value-type="float" office:value="634.4" calcext:value-type="float">
            <text:p>634.4</text:p>
          </table:table-cell>
        </table:table-row>
        <table:table-row table:style-name="ro1">
          <table:table-cell office:value-type="float" office:value="14607333" calcext:value-type="float">
            <text:p>14607333</text:p>
          </table:table-cell>
          <table:table-cell table:formula="of:=[.A915]/1000/(60*60*24)" office:value-type="time" office:time-value="PT04H03M27.333S" calcext:value-type="time">
            <text:p>04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8.47" calcext:value-type="float">
            <text:p>508.47</text:p>
          </table:table-cell>
          <table:table-cell office:value-type="float" office:value="635.06" calcext:value-type="float">
            <text:p>635.06</text:p>
          </table:table-cell>
        </table:table-row>
        <table:table-row table:style-name="ro1">
          <table:table-cell office:value-type="float" office:value="14623333" calcext:value-type="float">
            <text:p>14623333</text:p>
          </table:table-cell>
          <table:table-cell table:formula="of:=[.A916]/1000/(60*60*24)" office:value-type="time" office:time-value="PT04H03M43.333S" calcext:value-type="time">
            <text:p>04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9.01" calcext:value-type="float">
            <text:p>509.01</text:p>
          </table:table-cell>
          <table:table-cell office:value-type="float" office:value="635.72" calcext:value-type="float">
            <text:p>635.72</text:p>
          </table:table-cell>
        </table:table-row>
        <table:table-row table:style-name="ro1">
          <table:table-cell office:value-type="float" office:value="14639333" calcext:value-type="float">
            <text:p>14639333</text:p>
          </table:table-cell>
          <table:table-cell table:formula="of:=[.A917]/1000/(60*60*24)" office:value-type="time" office:time-value="PT04H03M59.333S" calcext:value-type="time">
            <text:p>04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9.55" calcext:value-type="float">
            <text:p>509.55</text:p>
          </table:table-cell>
          <table:table-cell office:value-type="float" office:value="636.37" calcext:value-type="float">
            <text:p>636.37</text:p>
          </table:table-cell>
        </table:table-row>
        <table:table-row table:style-name="ro1">
          <table:table-cell office:value-type="float" office:value="14655333" calcext:value-type="float">
            <text:p>14655333</text:p>
          </table:table-cell>
          <table:table-cell table:formula="of:=[.A918]/1000/(60*60*24)" office:value-type="time" office:time-value="PT04H04M15.333S" calcext:value-type="time">
            <text:p>04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10.09" calcext:value-type="float">
            <text:p>510.09</text:p>
          </table:table-cell>
          <table:table-cell office:value-type="float" office:value="637.03" calcext:value-type="float">
            <text:p>637.03</text:p>
          </table:table-cell>
        </table:table-row>
        <table:table-row table:style-name="ro1">
          <table:table-cell office:value-type="float" office:value="14671333" calcext:value-type="float">
            <text:p>14671333</text:p>
          </table:table-cell>
          <table:table-cell table:formula="of:=[.A919]/1000/(60*60*24)" office:value-type="time" office:time-value="PT04H04M31.333S" calcext:value-type="time">
            <text:p>04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0.64" calcext:value-type="float">
            <text:p>510.64</text:p>
          </table:table-cell>
          <table:table-cell office:value-type="float" office:value="637.69" calcext:value-type="float">
            <text:p>637.69</text:p>
          </table:table-cell>
        </table:table-row>
        <table:table-row table:style-name="ro1">
          <table:table-cell office:value-type="float" office:value="14687333" calcext:value-type="float">
            <text:p>14687333</text:p>
          </table:table-cell>
          <table:table-cell table:formula="of:=[.A920]/1000/(60*60*24)" office:value-type="time" office:time-value="PT04H04M47.333S" calcext:value-type="time">
            <text:p>04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11.18" calcext:value-type="float">
            <text:p>511.18</text:p>
          </table:table-cell>
          <table:table-cell office:value-type="float" office:value="638.34" calcext:value-type="float">
            <text:p>638.34</text:p>
          </table:table-cell>
        </table:table-row>
        <table:table-row table:style-name="ro1">
          <table:table-cell office:value-type="float" office:value="14703333" calcext:value-type="float">
            <text:p>14703333</text:p>
          </table:table-cell>
          <table:table-cell table:formula="of:=[.A921]/1000/(60*60*24)" office:value-type="time" office:time-value="PT04H05M03.333S" calcext:value-type="time">
            <text:p>04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11.72" calcext:value-type="float">
            <text:p>511.72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4719333" calcext:value-type="float">
            <text:p>14719333</text:p>
          </table:table-cell>
          <table:table-cell table:formula="of:=[.A922]/1000/(60*60*24)" office:value-type="time" office:time-value="PT04H05M19.333S" calcext:value-type="time">
            <text:p>04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2.26" calcext:value-type="float">
            <text:p>512.26</text:p>
          </table:table-cell>
          <table:table-cell office:value-type="float" office:value="639.65" calcext:value-type="float">
            <text:p>639.65</text:p>
          </table:table-cell>
        </table:table-row>
        <table:table-row table:style-name="ro1">
          <table:table-cell office:value-type="float" office:value="14735333" calcext:value-type="float">
            <text:p>14735333</text:p>
          </table:table-cell>
          <table:table-cell table:formula="of:=[.A923]/1000/(60*60*24)" office:value-type="time" office:time-value="PT04H05M35.333S" calcext:value-type="time">
            <text:p>04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2.8" calcext:value-type="float">
            <text:p>512.8</text:p>
          </table:table-cell>
          <table:table-cell office:value-type="float" office:value="640.31" calcext:value-type="float">
            <text:p>640.31</text:p>
          </table:table-cell>
        </table:table-row>
        <table:table-row table:style-name="ro1">
          <table:table-cell office:value-type="float" office:value="14751333" calcext:value-type="float">
            <text:p>14751333</text:p>
          </table:table-cell>
          <table:table-cell table:formula="of:=[.A924]/1000/(60*60*24)" office:value-type="time" office:time-value="PT04H05M51.333S" calcext:value-type="time">
            <text:p>04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3.34" calcext:value-type="float">
            <text:p>513.34</text:p>
          </table:table-cell>
          <table:table-cell office:value-type="float" office:value="640.97" calcext:value-type="float">
            <text:p>640.97</text:p>
          </table:table-cell>
        </table:table-row>
        <table:table-row table:style-name="ro1">
          <table:table-cell office:value-type="float" office:value="14767333" calcext:value-type="float">
            <text:p>14767333</text:p>
          </table:table-cell>
          <table:table-cell table:formula="of:=[.A925]/1000/(60*60*24)" office:value-type="time" office:time-value="PT04H06M07.333S" calcext:value-type="time">
            <text:p>04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3.88" calcext:value-type="float">
            <text:p>513.88</text:p>
          </table:table-cell>
          <table:table-cell office:value-type="float" office:value="641.62" calcext:value-type="float">
            <text:p>641.62</text:p>
          </table:table-cell>
        </table:table-row>
        <table:table-row table:style-name="ro1">
          <table:table-cell office:value-type="float" office:value="14783333" calcext:value-type="float">
            <text:p>14783333</text:p>
          </table:table-cell>
          <table:table-cell table:formula="of:=[.A926]/1000/(60*60*24)" office:value-type="time" office:time-value="PT04H06M23.333S" calcext:value-type="time">
            <text:p>04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4.43" calcext:value-type="float">
            <text:p>514.43</text:p>
          </table:table-cell>
          <table:table-cell office:value-type="float" office:value="642.28" calcext:value-type="float">
            <text:p>642.28</text:p>
          </table:table-cell>
        </table:table-row>
        <table:table-row table:style-name="ro1">
          <table:table-cell office:value-type="float" office:value="14799333" calcext:value-type="float">
            <text:p>14799333</text:p>
          </table:table-cell>
          <table:table-cell table:formula="of:=[.A927]/1000/(60*60*24)" office:value-type="time" office:time-value="PT04H06M39.333S" calcext:value-type="time">
            <text:p>04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14.97" calcext:value-type="float">
            <text:p>514.97</text:p>
          </table:table-cell>
          <table:table-cell office:value-type="float" office:value="642.94" calcext:value-type="float">
            <text:p>642.94</text:p>
          </table:table-cell>
        </table:table-row>
        <table:table-row table:style-name="ro1">
          <table:table-cell office:value-type="float" office:value="14815333" calcext:value-type="float">
            <text:p>14815333</text:p>
          </table:table-cell>
          <table:table-cell table:formula="of:=[.A928]/1000/(60*60*24)" office:value-type="time" office:time-value="PT04H06M55.333S" calcext:value-type="time">
            <text:p>04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5.51" calcext:value-type="float">
            <text:p>515.51</text:p>
          </table:table-cell>
          <table:table-cell office:value-type="float" office:value="643.59" calcext:value-type="float">
            <text:p>643.59</text:p>
          </table:table-cell>
        </table:table-row>
        <table:table-row table:style-name="ro1">
          <table:table-cell office:value-type="float" office:value="14831333" calcext:value-type="float">
            <text:p>14831333</text:p>
          </table:table-cell>
          <table:table-cell table:formula="of:=[.A929]/1000/(60*60*24)" office:value-type="time" office:time-value="PT04H07M11.333S" calcext:value-type="time">
            <text:p>04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6.05" calcext:value-type="float">
            <text:p>516.05</text:p>
          </table:table-cell>
          <table:table-cell office:value-type="float" office:value="644.25" calcext:value-type="float">
            <text:p>644.25</text:p>
          </table:table-cell>
        </table:table-row>
        <table:table-row table:style-name="ro1">
          <table:table-cell office:value-type="float" office:value="14847333" calcext:value-type="float">
            <text:p>14847333</text:p>
          </table:table-cell>
          <table:table-cell table:formula="of:=[.A930]/1000/(60*60*24)" office:value-type="time" office:time-value="PT04H07M27.333S" calcext:value-type="time">
            <text:p>04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6.59" calcext:value-type="float">
            <text:p>516.59</text:p>
          </table:table-cell>
          <table:table-cell office:value-type="float" office:value="644.9" calcext:value-type="float">
            <text:p>644.9</text:p>
          </table:table-cell>
        </table:table-row>
        <table:table-row table:style-name="ro1">
          <table:table-cell office:value-type="float" office:value="14863333" calcext:value-type="float">
            <text:p>14863333</text:p>
          </table:table-cell>
          <table:table-cell table:formula="of:=[.A931]/1000/(60*60*24)" office:value-type="time" office:time-value="PT04H07M43.333S" calcext:value-type="time">
            <text:p>04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7.13" calcext:value-type="float">
            <text:p>517.13</text:p>
          </table:table-cell>
          <table:table-cell office:value-type="float" office:value="645.56" calcext:value-type="float">
            <text:p>645.56</text:p>
          </table:table-cell>
        </table:table-row>
        <table:table-row table:style-name="ro1">
          <table:table-cell office:value-type="float" office:value="14879333" calcext:value-type="float">
            <text:p>14879333</text:p>
          </table:table-cell>
          <table:table-cell table:formula="of:=[.A932]/1000/(60*60*24)" office:value-type="time" office:time-value="PT04H07M59.333S" calcext:value-type="time">
            <text:p>04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7.67" calcext:value-type="float">
            <text:p>517.67</text:p>
          </table:table-cell>
          <table:table-cell office:value-type="float" office:value="646.22" calcext:value-type="float">
            <text:p>646.22</text:p>
          </table:table-cell>
        </table:table-row>
        <table:table-row table:style-name="ro1">
          <table:table-cell office:value-type="float" office:value="14895333" calcext:value-type="float">
            <text:p>14895333</text:p>
          </table:table-cell>
          <table:table-cell table:formula="of:=[.A933]/1000/(60*60*24)" office:value-type="time" office:time-value="PT04H08M15.333S" calcext:value-type="time">
            <text:p>04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8.21" calcext:value-type="float">
            <text:p>518.21</text:p>
          </table:table-cell>
          <table:table-cell office:value-type="float" office:value="646.87" calcext:value-type="float">
            <text:p>646.87</text:p>
          </table:table-cell>
        </table:table-row>
        <table:table-row table:style-name="ro1">
          <table:table-cell office:value-type="float" office:value="14911333" calcext:value-type="float">
            <text:p>14911333</text:p>
          </table:table-cell>
          <table:table-cell table:formula="of:=[.A934]/1000/(60*60*24)" office:value-type="time" office:time-value="PT04H08M31.333S" calcext:value-type="time">
            <text:p>04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8.76" calcext:value-type="float">
            <text:p>518.76</text:p>
          </table:table-cell>
          <table:table-cell office:value-type="float" office:value="647.53" calcext:value-type="float">
            <text:p>647.53</text:p>
          </table:table-cell>
        </table:table-row>
        <table:table-row table:style-name="ro1">
          <table:table-cell office:value-type="float" office:value="14927333" calcext:value-type="float">
            <text:p>14927333</text:p>
          </table:table-cell>
          <table:table-cell table:formula="of:=[.A935]/1000/(60*60*24)" office:value-type="time" office:time-value="PT04H08M47.333S" calcext:value-type="time">
            <text:p>04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9.3" calcext:value-type="float">
            <text:p>519.3</text:p>
          </table:table-cell>
          <table:table-cell office:value-type="float" office:value="648.18" calcext:value-type="float">
            <text:p>648.18</text:p>
          </table:table-cell>
        </table:table-row>
        <table:table-row table:style-name="ro1">
          <table:table-cell office:value-type="float" office:value="14943333" calcext:value-type="float">
            <text:p>14943333</text:p>
          </table:table-cell>
          <table:table-cell table:formula="of:=[.A936]/1000/(60*60*24)" office:value-type="time" office:time-value="PT04H09M03.333S" calcext:value-type="time">
            <text:p>04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9.84" calcext:value-type="float">
            <text:p>519.84</text:p>
          </table:table-cell>
          <table:table-cell office:value-type="float" office:value="648.84" calcext:value-type="float">
            <text:p>648.84</text:p>
          </table:table-cell>
        </table:table-row>
        <table:table-row table:style-name="ro1">
          <table:table-cell office:value-type="float" office:value="14959333" calcext:value-type="float">
            <text:p>14959333</text:p>
          </table:table-cell>
          <table:table-cell table:formula="of:=[.A937]/1000/(60*60*24)" office:value-type="time" office:time-value="PT04H09M19.333S" calcext:value-type="time">
            <text:p>04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0.38" calcext:value-type="float">
            <text:p>520.38</text:p>
          </table:table-cell>
          <table:table-cell office:value-type="float" office:value="649.5" calcext:value-type="float">
            <text:p>649.5</text:p>
          </table:table-cell>
        </table:table-row>
        <table:table-row table:style-name="ro1">
          <table:table-cell office:value-type="float" office:value="14975333" calcext:value-type="float">
            <text:p>14975333</text:p>
          </table:table-cell>
          <table:table-cell table:formula="of:=[.A938]/1000/(60*60*24)" office:value-type="time" office:time-value="PT04H09M35.333S" calcext:value-type="time">
            <text:p>04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0.92" calcext:value-type="float">
            <text:p>520.92</text:p>
          </table:table-cell>
          <table:table-cell office:value-type="float" office:value="650.15" calcext:value-type="float">
            <text:p>650.15</text:p>
          </table:table-cell>
        </table:table-row>
        <table:table-row table:style-name="ro1">
          <table:table-cell office:value-type="float" office:value="14991333" calcext:value-type="float">
            <text:p>14991333</text:p>
          </table:table-cell>
          <table:table-cell table:formula="of:=[.A939]/1000/(60*60*24)" office:value-type="time" office:time-value="PT04H09M51.333S" calcext:value-type="time">
            <text:p>04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1.46" calcext:value-type="float">
            <text:p>521.46</text:p>
          </table:table-cell>
          <table:table-cell office:value-type="float" office:value="650.81" calcext:value-type="float">
            <text:p>650.81</text:p>
          </table:table-cell>
        </table:table-row>
        <table:table-row table:style-name="ro1">
          <table:table-cell office:value-type="float" office:value="15007333" calcext:value-type="float">
            <text:p>15007333</text:p>
          </table:table-cell>
          <table:table-cell table:formula="of:=[.A940]/1000/(60*60*24)" office:value-type="time" office:time-value="PT04H10M07.333S" calcext:value-type="time">
            <text:p>04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2" calcext:value-type="float">
            <text:p>522</text:p>
          </table:table-cell>
          <table:table-cell office:value-type="float" office:value="651.46" calcext:value-type="float">
            <text:p>651.46</text:p>
          </table:table-cell>
        </table:table-row>
        <table:table-row table:style-name="ro1">
          <table:table-cell office:value-type="float" office:value="15023333" calcext:value-type="float">
            <text:p>15023333</text:p>
          </table:table-cell>
          <table:table-cell table:formula="of:=[.A941]/1000/(60*60*24)" office:value-type="time" office:time-value="PT04H10M23.333S" calcext:value-type="time">
            <text:p>04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2.54" calcext:value-type="float">
            <text:p>522.54</text:p>
          </table:table-cell>
          <table:table-cell office:value-type="float" office:value="652.12" calcext:value-type="float">
            <text:p>652.12</text:p>
          </table:table-cell>
        </table:table-row>
        <table:table-row table:style-name="ro1">
          <table:table-cell office:value-type="float" office:value="15039333" calcext:value-type="float">
            <text:p>15039333</text:p>
          </table:table-cell>
          <table:table-cell table:formula="of:=[.A942]/1000/(60*60*24)" office:value-type="time" office:time-value="PT04H10M39.333S" calcext:value-type="time">
            <text:p>04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23.08" calcext:value-type="float">
            <text:p>523.08</text:p>
          </table:table-cell>
          <table:table-cell office:value-type="float" office:value="652.78" calcext:value-type="float">
            <text:p>652.78</text:p>
          </table:table-cell>
        </table:table-row>
        <table:table-row table:style-name="ro1">
          <table:table-cell office:value-type="float" office:value="15055333" calcext:value-type="float">
            <text:p>15055333</text:p>
          </table:table-cell>
          <table:table-cell table:formula="of:=[.A943]/1000/(60*60*24)" office:value-type="time" office:time-value="PT04H10M55.333S" calcext:value-type="time">
            <text:p>04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3.63" calcext:value-type="float">
            <text:p>523.63</text:p>
          </table:table-cell>
          <table:table-cell office:value-type="float" office:value="653.43" calcext:value-type="float">
            <text:p>653.43</text:p>
          </table:table-cell>
        </table:table-row>
        <table:table-row table:style-name="ro1">
          <table:table-cell office:value-type="float" office:value="15071333" calcext:value-type="float">
            <text:p>15071333</text:p>
          </table:table-cell>
          <table:table-cell table:formula="of:=[.A944]/1000/(60*60*24)" office:value-type="time" office:time-value="PT04H11M11.333S" calcext:value-type="time">
            <text:p>04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24.17" calcext:value-type="float">
            <text:p>524.17</text:p>
          </table:table-cell>
          <table:table-cell office:value-type="float" office:value="654.09" calcext:value-type="float">
            <text:p>654.09</text:p>
          </table:table-cell>
        </table:table-row>
        <table:table-row table:style-name="ro1">
          <table:table-cell office:value-type="float" office:value="15087333" calcext:value-type="float">
            <text:p>15087333</text:p>
          </table:table-cell>
          <table:table-cell table:formula="of:=[.A945]/1000/(60*60*24)" office:value-type="time" office:time-value="PT04H11M27.333S" calcext:value-type="time">
            <text:p>04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24.71" calcext:value-type="float">
            <text:p>524.71</text:p>
          </table:table-cell>
          <table:table-cell office:value-type="float" office:value="654.74" calcext:value-type="float">
            <text:p>654.74</text:p>
          </table:table-cell>
        </table:table-row>
        <table:table-row table:style-name="ro1">
          <table:table-cell office:value-type="float" office:value="15103332" calcext:value-type="float">
            <text:p>15103332</text:p>
          </table:table-cell>
          <table:table-cell table:formula="of:=[.A946]/1000/(60*60*24)" office:value-type="time" office:time-value="PT04H11M43.332S" calcext:value-type="time">
            <text:p>04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25.25" calcext:value-type="float">
            <text:p>525.25</text:p>
          </table:table-cell>
          <table:table-cell office:value-type="float" office:value="655.4" calcext:value-type="float">
            <text:p>655.4</text:p>
          </table:table-cell>
        </table:table-row>
        <table:table-row table:style-name="ro1">
          <table:table-cell office:value-type="float" office:value="15119333" calcext:value-type="float">
            <text:p>15119333</text:p>
          </table:table-cell>
          <table:table-cell table:formula="of:=[.A947]/1000/(60*60*24)" office:value-type="time" office:time-value="PT04H11M59.333S" calcext:value-type="time">
            <text:p>04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25.79" calcext:value-type="float">
            <text:p>525.79</text:p>
          </table:table-cell>
          <table:table-cell office:value-type="float" office:value="656.05" calcext:value-type="float">
            <text:p>656.05</text:p>
          </table:table-cell>
        </table:table-row>
        <table:table-row table:style-name="ro1">
          <table:table-cell office:value-type="float" office:value="15135332" calcext:value-type="float">
            <text:p>15135332</text:p>
          </table:table-cell>
          <table:table-cell table:formula="of:=[.A948]/1000/(60*60*24)" office:value-type="time" office:time-value="PT04H12M15.332S" calcext:value-type="time">
            <text:p>04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6.33" calcext:value-type="float">
            <text:p>526.33</text:p>
          </table:table-cell>
          <table:table-cell office:value-type="float" office:value="656.71" calcext:value-type="float">
            <text:p>656.71</text:p>
          </table:table-cell>
        </table:table-row>
        <table:table-row table:style-name="ro1">
          <table:table-cell office:value-type="float" office:value="15151333" calcext:value-type="float">
            <text:p>15151333</text:p>
          </table:table-cell>
          <table:table-cell table:formula="of:=[.A949]/1000/(60*60*24)" office:value-type="time" office:time-value="PT04H12M31.333S" calcext:value-type="time">
            <text:p>04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26.87" calcext:value-type="float">
            <text:p>526.87</text:p>
          </table:table-cell>
          <table:table-cell office:value-type="float" office:value="657.36" calcext:value-type="float">
            <text:p>657.36</text:p>
          </table:table-cell>
        </table:table-row>
        <table:table-row table:style-name="ro1">
          <table:table-cell office:value-type="float" office:value="15167332" calcext:value-type="float">
            <text:p>15167332</text:p>
          </table:table-cell>
          <table:table-cell table:formula="of:=[.A950]/1000/(60*60*24)" office:value-type="time" office:time-value="PT04H12M47.332S" calcext:value-type="time">
            <text:p>04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27.41" calcext:value-type="float">
            <text:p>527.41</text:p>
          </table:table-cell>
          <table:table-cell office:value-type="float" office:value="658.02" calcext:value-type="float">
            <text:p>658.02</text:p>
          </table:table-cell>
        </table:table-row>
        <table:table-row table:style-name="ro1">
          <table:table-cell office:value-type="float" office:value="15183333" calcext:value-type="float">
            <text:p>15183333</text:p>
          </table:table-cell>
          <table:table-cell table:formula="of:=[.A951]/1000/(60*60*24)" office:value-type="time" office:time-value="PT04H13M03.333S" calcext:value-type="time">
            <text:p>04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27.95" calcext:value-type="float">
            <text:p>527.95</text:p>
          </table:table-cell>
          <table:table-cell office:value-type="float" office:value="658.67" calcext:value-type="float">
            <text:p>658.67</text:p>
          </table:table-cell>
        </table:table-row>
        <table:table-row table:style-name="ro1">
          <table:table-cell office:value-type="float" office:value="15199333" calcext:value-type="float">
            <text:p>15199333</text:p>
          </table:table-cell>
          <table:table-cell table:formula="of:=[.A952]/1000/(60*60*24)" office:value-type="time" office:time-value="PT04H13M19.333S" calcext:value-type="time">
            <text:p>04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528.49" calcext:value-type="float">
            <text:p>528.49</text:p>
          </table:table-cell>
          <table:table-cell office:value-type="float" office:value="659.33" calcext:value-type="float">
            <text:p>659.33</text:p>
          </table:table-cell>
        </table:table-row>
        <table:table-row table:style-name="ro1">
          <table:table-cell office:value-type="float" office:value="15215333" calcext:value-type="float">
            <text:p>15215333</text:p>
          </table:table-cell>
          <table:table-cell table:formula="of:=[.A953]/1000/(60*60*24)" office:value-type="time" office:time-value="PT04H13M35.333S" calcext:value-type="time">
            <text:p>04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29.04" calcext:value-type="float">
            <text:p>529.04</text:p>
          </table:table-cell>
          <table:table-cell office:value-type="float" office:value="659.98" calcext:value-type="float">
            <text:p>659.98</text:p>
          </table:table-cell>
        </table:table-row>
        <table:table-row table:style-name="ro1">
          <table:table-cell office:value-type="float" office:value="15231333" calcext:value-type="float">
            <text:p>15231333</text:p>
          </table:table-cell>
          <table:table-cell table:formula="of:=[.A954]/1000/(60*60*24)" office:value-type="time" office:time-value="PT04H13M51.333S" calcext:value-type="time">
            <text:p>04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29.58" calcext:value-type="float">
            <text:p>529.58</text:p>
          </table:table-cell>
          <table:table-cell office:value-type="float" office:value="660.64" calcext:value-type="float">
            <text:p>660.64</text:p>
          </table:table-cell>
        </table:table-row>
        <table:table-row table:style-name="ro1">
          <table:table-cell office:value-type="float" office:value="15247333" calcext:value-type="float">
            <text:p>15247333</text:p>
          </table:table-cell>
          <table:table-cell table:formula="of:=[.A955]/1000/(60*60*24)" office:value-type="time" office:time-value="PT04H14M07.333S" calcext:value-type="time">
            <text:p>04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0.12" calcext:value-type="float">
            <text:p>530.12</text:p>
          </table:table-cell>
          <table:table-cell office:value-type="float" office:value="661.29" calcext:value-type="float">
            <text:p>661.29</text:p>
          </table:table-cell>
        </table:table-row>
        <table:table-row table:style-name="ro1">
          <table:table-cell office:value-type="float" office:value="15263333" calcext:value-type="float">
            <text:p>15263333</text:p>
          </table:table-cell>
          <table:table-cell table:formula="of:=[.A956]/1000/(60*60*24)" office:value-type="time" office:time-value="PT04H14M23.333S" calcext:value-type="time">
            <text:p>04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0.66" calcext:value-type="float">
            <text:p>530.66</text:p>
          </table:table-cell>
          <table:table-cell office:value-type="float" office:value="661.95" calcext:value-type="float">
            <text:p>661.95</text:p>
          </table:table-cell>
        </table:table-row>
        <table:table-row table:style-name="ro1">
          <table:table-cell office:value-type="float" office:value="15279333" calcext:value-type="float">
            <text:p>15279333</text:p>
          </table:table-cell>
          <table:table-cell table:formula="of:=[.A957]/1000/(60*60*24)" office:value-type="time" office:time-value="PT04H14M39.333S" calcext:value-type="time">
            <text:p>04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1.2" calcext:value-type="float">
            <text:p>531.2</text:p>
          </table:table-cell>
          <table:table-cell office:value-type="float" office:value="662.6" calcext:value-type="float">
            <text:p>662.6</text:p>
          </table:table-cell>
        </table:table-row>
        <table:table-row table:style-name="ro1">
          <table:table-cell office:value-type="float" office:value="15295333" calcext:value-type="float">
            <text:p>15295333</text:p>
          </table:table-cell>
          <table:table-cell table:formula="of:=[.A958]/1000/(60*60*24)" office:value-type="time" office:time-value="PT04H14M55.333S" calcext:value-type="time">
            <text:p>04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1.74" calcext:value-type="float">
            <text:p>531.74</text:p>
          </table:table-cell>
          <table:table-cell office:value-type="float" office:value="663.26" calcext:value-type="float">
            <text:p>663.26</text:p>
          </table:table-cell>
        </table:table-row>
        <table:table-row table:style-name="ro1">
          <table:table-cell office:value-type="float" office:value="15311333" calcext:value-type="float">
            <text:p>15311333</text:p>
          </table:table-cell>
          <table:table-cell table:formula="of:=[.A959]/1000/(60*60*24)" office:value-type="time" office:time-value="PT04H15M11.333S" calcext:value-type="time">
            <text:p>04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2.28" calcext:value-type="float">
            <text:p>532.28</text:p>
          </table:table-cell>
          <table:table-cell office:value-type="float" office:value="663.91" calcext:value-type="float">
            <text:p>663.91</text:p>
          </table:table-cell>
        </table:table-row>
        <table:table-row table:style-name="ro1">
          <table:table-cell office:value-type="float" office:value="15327333" calcext:value-type="float">
            <text:p>15327333</text:p>
          </table:table-cell>
          <table:table-cell table:formula="of:=[.A960]/1000/(60*60*24)" office:value-type="time" office:time-value="PT04H15M27.333S" calcext:value-type="time">
            <text:p>04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32.82" calcext:value-type="float">
            <text:p>532.82</text:p>
          </table:table-cell>
          <table:table-cell office:value-type="float" office:value="664.57" calcext:value-type="float">
            <text:p>664.57</text:p>
          </table:table-cell>
        </table:table-row>
        <table:table-row table:style-name="ro1">
          <table:table-cell office:value-type="float" office:value="15343333" calcext:value-type="float">
            <text:p>15343333</text:p>
          </table:table-cell>
          <table:table-cell table:formula="of:=[.A961]/1000/(60*60*24)" office:value-type="time" office:time-value="PT04H15M43.333S" calcext:value-type="time">
            <text:p>04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33.36" calcext:value-type="float">
            <text:p>533.36</text:p>
          </table:table-cell>
          <table:table-cell office:value-type="float" office:value="665.22" calcext:value-type="float">
            <text:p>665.22</text:p>
          </table:table-cell>
        </table:table-row>
        <table:table-row table:style-name="ro1">
          <table:table-cell office:value-type="float" office:value="15359333" calcext:value-type="float">
            <text:p>15359333</text:p>
          </table:table-cell>
          <table:table-cell table:formula="of:=[.A962]/1000/(60*60*24)" office:value-type="time" office:time-value="PT04H15M59.333S" calcext:value-type="time">
            <text:p>04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33.9" calcext:value-type="float">
            <text:p>533.9</text:p>
          </table:table-cell>
          <table:table-cell office:value-type="float" office:value="665.88" calcext:value-type="float">
            <text:p>665.88</text:p>
          </table:table-cell>
        </table:table-row>
        <table:table-row table:style-name="ro1">
          <table:table-cell office:value-type="float" office:value="15375333" calcext:value-type="float">
            <text:p>15375333</text:p>
          </table:table-cell>
          <table:table-cell table:formula="of:=[.A963]/1000/(60*60*24)" office:value-type="time" office:time-value="PT04H16M15.333S" calcext:value-type="time">
            <text:p>04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34.44" calcext:value-type="float">
            <text:p>534.44</text:p>
          </table:table-cell>
          <table:table-cell office:value-type="float" office:value="666.53" calcext:value-type="float">
            <text:p>666.53</text:p>
          </table:table-cell>
        </table:table-row>
        <table:table-row table:style-name="ro1">
          <table:table-cell office:value-type="float" office:value="15391333" calcext:value-type="float">
            <text:p>15391333</text:p>
          </table:table-cell>
          <table:table-cell table:formula="of:=[.A964]/1000/(60*60*24)" office:value-type="time" office:time-value="PT04H16M31.333S" calcext:value-type="time">
            <text:p>04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34.98" calcext:value-type="float">
            <text:p>534.98</text:p>
          </table:table-cell>
          <table:table-cell office:value-type="float" office:value="667.19" calcext:value-type="float">
            <text:p>667.19</text:p>
          </table:table-cell>
        </table:table-row>
        <table:table-row table:style-name="ro1">
          <table:table-cell office:value-type="float" office:value="15407333" calcext:value-type="float">
            <text:p>15407333</text:p>
          </table:table-cell>
          <table:table-cell table:formula="of:=[.A965]/1000/(60*60*24)" office:value-type="time" office:time-value="PT04H16M47.333S" calcext:value-type="time">
            <text:p>04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35.52" calcext:value-type="float">
            <text:p>535.52</text:p>
          </table:table-cell>
          <table:table-cell office:value-type="float" office:value="667.84" calcext:value-type="float">
            <text:p>667.84</text:p>
          </table:table-cell>
        </table:table-row>
        <table:table-row table:style-name="ro1">
          <table:table-cell office:value-type="float" office:value="15423333" calcext:value-type="float">
            <text:p>15423333</text:p>
          </table:table-cell>
          <table:table-cell table:formula="of:=[.A966]/1000/(60*60*24)" office:value-type="time" office:time-value="PT04H17M03.333S" calcext:value-type="time">
            <text:p>04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36.06" calcext:value-type="float">
            <text:p>536.06</text:p>
          </table:table-cell>
          <table:table-cell office:value-type="float" office:value="668.5" calcext:value-type="float">
            <text:p>668.5</text:p>
          </table:table-cell>
        </table:table-row>
        <table:table-row table:style-name="ro1">
          <table:table-cell office:value-type="float" office:value="15439333" calcext:value-type="float">
            <text:p>15439333</text:p>
          </table:table-cell>
          <table:table-cell table:formula="of:=[.A967]/1000/(60*60*24)" office:value-type="time" office:time-value="PT04H17M19.333S" calcext:value-type="time">
            <text:p>04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36.6" calcext:value-type="float">
            <text:p>536.6</text:p>
          </table:table-cell>
          <table:table-cell office:value-type="float" office:value="669.15" calcext:value-type="float">
            <text:p>669.15</text:p>
          </table:table-cell>
        </table:table-row>
        <table:table-row table:style-name="ro1">
          <table:table-cell office:value-type="float" office:value="15455333" calcext:value-type="float">
            <text:p>15455333</text:p>
          </table:table-cell>
          <table:table-cell table:formula="of:=[.A968]/1000/(60*60*24)" office:value-type="time" office:time-value="PT04H17M35.333S" calcext:value-type="time">
            <text:p>04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37.14" calcext:value-type="float">
            <text:p>537.14</text:p>
          </table:table-cell>
          <table:table-cell office:value-type="float" office:value="669.81" calcext:value-type="float">
            <text:p>669.81</text:p>
          </table:table-cell>
        </table:table-row>
        <table:table-row table:style-name="ro1">
          <table:table-cell office:value-type="float" office:value="15471333" calcext:value-type="float">
            <text:p>15471333</text:p>
          </table:table-cell>
          <table:table-cell table:formula="of:=[.A969]/1000/(60*60*24)" office:value-type="time" office:time-value="PT04H17M51.333S" calcext:value-type="time">
            <text:p>04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37.69" calcext:value-type="float">
            <text:p>537.69</text:p>
          </table:table-cell>
          <table:table-cell office:value-type="float" office:value="670.46" calcext:value-type="float">
            <text:p>670.46</text:p>
          </table:table-cell>
        </table:table-row>
        <table:table-row table:style-name="ro1">
          <table:table-cell office:value-type="float" office:value="15487333" calcext:value-type="float">
            <text:p>15487333</text:p>
          </table:table-cell>
          <table:table-cell table:formula="of:=[.A970]/1000/(60*60*24)" office:value-type="time" office:time-value="PT04H18M07.333S" calcext:value-type="time">
            <text:p>04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38.23" calcext:value-type="float">
            <text:p>538.23</text:p>
          </table:table-cell>
          <table:table-cell office:value-type="float" office:value="671.11" calcext:value-type="float">
            <text:p>671.11</text:p>
          </table:table-cell>
        </table:table-row>
        <table:table-row table:style-name="ro1">
          <table:table-cell office:value-type="float" office:value="15503333" calcext:value-type="float">
            <text:p>15503333</text:p>
          </table:table-cell>
          <table:table-cell table:formula="of:=[.A971]/1000/(60*60*24)" office:value-type="time" office:time-value="PT04H18M23.333S" calcext:value-type="time">
            <text:p>04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38.77" calcext:value-type="float">
            <text:p>538.77</text:p>
          </table:table-cell>
          <table:table-cell office:value-type="float" office:value="671.77" calcext:value-type="float">
            <text:p>671.77</text:p>
          </table:table-cell>
        </table:table-row>
        <table:table-row table:style-name="ro1">
          <table:table-cell office:value-type="float" office:value="15519333" calcext:value-type="float">
            <text:p>15519333</text:p>
          </table:table-cell>
          <table:table-cell table:formula="of:=[.A972]/1000/(60*60*24)" office:value-type="time" office:time-value="PT04H18M39.333S" calcext:value-type="time">
            <text:p>04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39.31" calcext:value-type="float">
            <text:p>539.31</text:p>
          </table:table-cell>
          <table:table-cell office:value-type="float" office:value="672.42" calcext:value-type="float">
            <text:p>672.42</text:p>
          </table:table-cell>
        </table:table-row>
        <table:table-row table:style-name="ro1">
          <table:table-cell office:value-type="float" office:value="15535333" calcext:value-type="float">
            <text:p>15535333</text:p>
          </table:table-cell>
          <table:table-cell table:formula="of:=[.A973]/1000/(60*60*24)" office:value-type="time" office:time-value="PT04H18M55.333S" calcext:value-type="time">
            <text:p>04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39.85" calcext:value-type="float">
            <text:p>539.85</text:p>
          </table:table-cell>
          <table:table-cell office:value-type="float" office:value="673.07" calcext:value-type="float">
            <text:p>673.07</text:p>
          </table:table-cell>
        </table:table-row>
        <table:table-row table:style-name="ro1">
          <table:table-cell office:value-type="float" office:value="15551333" calcext:value-type="float">
            <text:p>15551333</text:p>
          </table:table-cell>
          <table:table-cell table:formula="of:=[.A974]/1000/(60*60*24)" office:value-type="time" office:time-value="PT04H19M11.333S" calcext:value-type="time">
            <text:p>04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0.39" calcext:value-type="float">
            <text:p>540.39</text:p>
          </table:table-cell>
          <table:table-cell office:value-type="float" office:value="673.73" calcext:value-type="float">
            <text:p>673.73</text:p>
          </table:table-cell>
        </table:table-row>
        <table:table-row table:style-name="ro1">
          <table:table-cell office:value-type="float" office:value="15567333" calcext:value-type="float">
            <text:p>15567333</text:p>
          </table:table-cell>
          <table:table-cell table:formula="of:=[.A975]/1000/(60*60*24)" office:value-type="time" office:time-value="PT04H19M27.333S" calcext:value-type="time">
            <text:p>04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0.93" calcext:value-type="float">
            <text:p>540.93</text:p>
          </table:table-cell>
          <table:table-cell office:value-type="float" office:value="674.38" calcext:value-type="float">
            <text:p>674.38</text:p>
          </table:table-cell>
        </table:table-row>
        <table:table-row table:style-name="ro1">
          <table:table-cell office:value-type="float" office:value="15583333" calcext:value-type="float">
            <text:p>15583333</text:p>
          </table:table-cell>
          <table:table-cell table:formula="of:=[.A976]/1000/(60*60*24)" office:value-type="time" office:time-value="PT04H19M43.333S" calcext:value-type="time">
            <text:p>04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1.47" calcext:value-type="float">
            <text:p>541.47</text:p>
          </table:table-cell>
          <table:table-cell office:value-type="float" office:value="675.04" calcext:value-type="float">
            <text:p>675.04</text:p>
          </table:table-cell>
        </table:table-row>
        <table:table-row table:style-name="ro1">
          <table:table-cell office:value-type="float" office:value="15599333" calcext:value-type="float">
            <text:p>15599333</text:p>
          </table:table-cell>
          <table:table-cell table:formula="of:=[.A977]/1000/(60*60*24)" office:value-type="time" office:time-value="PT04H19M59.333S" calcext:value-type="time">
            <text:p>04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7.28" calcext:value-type="float">
            <text:p>147.28</text:p>
          </table:table-cell>
          <table:table-cell office:value-type="float" office:value="542.01" calcext:value-type="float">
            <text:p>542.01</text:p>
          </table:table-cell>
          <table:table-cell office:value-type="float" office:value="675.69" calcext:value-type="float">
            <text:p>675.69</text:p>
          </table:table-cell>
        </table:table-row>
        <table:table-row table:style-name="ro1">
          <table:table-cell office:value-type="float" office:value="15615333" calcext:value-type="float">
            <text:p>15615333</text:p>
          </table:table-cell>
          <table:table-cell table:formula="of:=[.A978]/1000/(60*60*24)" office:value-type="time" office:time-value="PT04H20M15.333S" calcext:value-type="time">
            <text:p>04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42.55" calcext:value-type="float">
            <text:p>542.55</text:p>
          </table:table-cell>
          <table:table-cell office:value-type="float" office:value="676.34" calcext:value-type="float">
            <text:p>676.34</text:p>
          </table:table-cell>
        </table:table-row>
        <table:table-row table:style-name="ro1">
          <table:table-cell office:value-type="float" office:value="15631333" calcext:value-type="float">
            <text:p>15631333</text:p>
          </table:table-cell>
          <table:table-cell table:formula="of:=[.A979]/1000/(60*60*24)" office:value-type="time" office:time-value="PT04H20M31.333S" calcext:value-type="time">
            <text:p>04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3.09" calcext:value-type="float">
            <text:p>543.09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5647333" calcext:value-type="float">
            <text:p>15647333</text:p>
          </table:table-cell>
          <table:table-cell table:formula="of:=[.A980]/1000/(60*60*24)" office:value-type="time" office:time-value="PT04H20M47.333S" calcext:value-type="time">
            <text:p>04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3.63" calcext:value-type="float">
            <text:p>543.63</text:p>
          </table:table-cell>
          <table:table-cell office:value-type="float" office:value="677.65" calcext:value-type="float">
            <text:p>677.65</text:p>
          </table:table-cell>
        </table:table-row>
        <table:table-row table:style-name="ro1">
          <table:table-cell office:value-type="float" office:value="15663333" calcext:value-type="float">
            <text:p>15663333</text:p>
          </table:table-cell>
          <table:table-cell table:formula="of:=[.A981]/1000/(60*60*24)" office:value-type="time" office:time-value="PT04H21M03.333S" calcext:value-type="time">
            <text:p>04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4.17" calcext:value-type="float">
            <text:p>544.17</text:p>
          </table:table-cell>
          <table:table-cell office:value-type="float" office:value="678.3" calcext:value-type="float">
            <text:p>678.3</text:p>
          </table:table-cell>
        </table:table-row>
        <table:table-row table:style-name="ro1">
          <table:table-cell office:value-type="float" office:value="15679333" calcext:value-type="float">
            <text:p>15679333</text:p>
          </table:table-cell>
          <table:table-cell table:formula="of:=[.A982]/1000/(60*60*24)" office:value-type="time" office:time-value="PT04H21M19.333S" calcext:value-type="time">
            <text:p>04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4.71" calcext:value-type="float">
            <text:p>544.71</text:p>
          </table:table-cell>
          <table:table-cell office:value-type="float" office:value="678.96" calcext:value-type="float">
            <text:p>678.96</text:p>
          </table:table-cell>
        </table:table-row>
        <table:table-row table:style-name="ro1">
          <table:table-cell office:value-type="float" office:value="15695333" calcext:value-type="float">
            <text:p>15695333</text:p>
          </table:table-cell>
          <table:table-cell table:formula="of:=[.A983]/1000/(60*60*24)" office:value-type="time" office:time-value="PT04H21M35.333S" calcext:value-type="time">
            <text:p>04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5.25" calcext:value-type="float">
            <text:p>545.25</text:p>
          </table:table-cell>
          <table:table-cell office:value-type="float" office:value="679.61" calcext:value-type="float">
            <text:p>679.61</text:p>
          </table:table-cell>
        </table:table-row>
        <table:table-row table:style-name="ro1">
          <table:table-cell office:value-type="float" office:value="15711333" calcext:value-type="float">
            <text:p>15711333</text:p>
          </table:table-cell>
          <table:table-cell table:formula="of:=[.A984]/1000/(60*60*24)" office:value-type="time" office:time-value="PT04H21M51.333S" calcext:value-type="time">
            <text:p>04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5.79" calcext:value-type="float">
            <text:p>545.79</text:p>
          </table:table-cell>
          <table:table-cell office:value-type="float" office:value="680.26" calcext:value-type="float">
            <text:p>680.26</text:p>
          </table:table-cell>
        </table:table-row>
        <table:table-row table:style-name="ro1">
          <table:table-cell office:value-type="float" office:value="15727333" calcext:value-type="float">
            <text:p>15727333</text:p>
          </table:table-cell>
          <table:table-cell table:formula="of:=[.A985]/1000/(60*60*24)" office:value-type="time" office:time-value="PT04H22M07.333S" calcext:value-type="time">
            <text:p>04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6.33" calcext:value-type="float">
            <text:p>546.33</text:p>
          </table:table-cell>
          <table:table-cell office:value-type="float" office:value="680.92" calcext:value-type="float">
            <text:p>680.92</text:p>
          </table:table-cell>
        </table:table-row>
        <table:table-row table:style-name="ro1">
          <table:table-cell office:value-type="float" office:value="15743333" calcext:value-type="float">
            <text:p>15743333</text:p>
          </table:table-cell>
          <table:table-cell table:formula="of:=[.A986]/1000/(60*60*24)" office:value-type="time" office:time-value="PT04H22M23.333S" calcext:value-type="time">
            <text:p>04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6.87" calcext:value-type="float">
            <text:p>546.87</text:p>
          </table:table-cell>
          <table:table-cell office:value-type="float" office:value="681.57" calcext:value-type="float">
            <text:p>681.57</text:p>
          </table:table-cell>
        </table:table-row>
        <table:table-row table:style-name="ro1">
          <table:table-cell office:value-type="float" office:value="15759333" calcext:value-type="float">
            <text:p>15759333</text:p>
          </table:table-cell>
          <table:table-cell table:formula="of:=[.A987]/1000/(60*60*24)" office:value-type="time" office:time-value="PT04H22M39.333S" calcext:value-type="time">
            <text:p>04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7.41" calcext:value-type="float">
            <text:p>547.41</text:p>
          </table:table-cell>
          <table:table-cell office:value-type="float" office:value="682.22" calcext:value-type="float">
            <text:p>682.22</text:p>
          </table:table-cell>
        </table:table-row>
        <table:table-row table:style-name="ro1">
          <table:table-cell office:value-type="float" office:value="15775333" calcext:value-type="float">
            <text:p>15775333</text:p>
          </table:table-cell>
          <table:table-cell table:formula="of:=[.A988]/1000/(60*60*24)" office:value-type="time" office:time-value="PT04H22M55.333S" calcext:value-type="time">
            <text:p>04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7.95" calcext:value-type="float">
            <text:p>547.95</text:p>
          </table:table-cell>
          <table:table-cell office:value-type="float" office:value="682.87" calcext:value-type="float">
            <text:p>682.87</text:p>
          </table:table-cell>
        </table:table-row>
        <table:table-row table:style-name="ro1">
          <table:table-cell office:value-type="float" office:value="15791333" calcext:value-type="float">
            <text:p>15791333</text:p>
          </table:table-cell>
          <table:table-cell table:formula="of:=[.A989]/1000/(60*60*24)" office:value-type="time" office:time-value="PT04H23M11.333S" calcext:value-type="time">
            <text:p>04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8.49" calcext:value-type="float">
            <text:p>548.49</text:p>
          </table:table-cell>
          <table:table-cell office:value-type="float" office:value="683.53" calcext:value-type="float">
            <text:p>683.53</text:p>
          </table:table-cell>
        </table:table-row>
        <table:table-row table:style-name="ro1">
          <table:table-cell office:value-type="float" office:value="15807333" calcext:value-type="float">
            <text:p>15807333</text:p>
          </table:table-cell>
          <table:table-cell table:formula="of:=[.A990]/1000/(60*60*24)" office:value-type="time" office:time-value="PT04H23M27.333S" calcext:value-type="time">
            <text:p>04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9.03" calcext:value-type="float">
            <text:p>549.03</text:p>
          </table:table-cell>
          <table:table-cell office:value-type="float" office:value="684.18" calcext:value-type="float">
            <text:p>684.18</text:p>
          </table:table-cell>
        </table:table-row>
        <table:table-row table:style-name="ro1">
          <table:table-cell office:value-type="float" office:value="15823333" calcext:value-type="float">
            <text:p>15823333</text:p>
          </table:table-cell>
          <table:table-cell table:formula="of:=[.A991]/1000/(60*60*24)" office:value-type="time" office:time-value="PT04H23M43.333S" calcext:value-type="time">
            <text:p>04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9.57" calcext:value-type="float">
            <text:p>549.57</text:p>
          </table:table-cell>
          <table:table-cell office:value-type="float" office:value="684.83" calcext:value-type="float">
            <text:p>684.83</text:p>
          </table:table-cell>
        </table:table-row>
        <table:table-row table:style-name="ro1">
          <table:table-cell office:value-type="float" office:value="15839333" calcext:value-type="float">
            <text:p>15839333</text:p>
          </table:table-cell>
          <table:table-cell table:formula="of:=[.A992]/1000/(60*60*24)" office:value-type="time" office:time-value="PT04H23M59.333S" calcext:value-type="time">
            <text:p>04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0.11" calcext:value-type="float">
            <text:p>550.11</text:p>
          </table:table-cell>
          <table:table-cell office:value-type="float" office:value="685.48" calcext:value-type="float">
            <text:p>685.48</text:p>
          </table:table-cell>
        </table:table-row>
        <table:table-row table:style-name="ro1">
          <table:table-cell office:value-type="float" office:value="15855333" calcext:value-type="float">
            <text:p>15855333</text:p>
          </table:table-cell>
          <table:table-cell table:formula="of:=[.A993]/1000/(60*60*24)" office:value-type="time" office:time-value="PT04H24M15.333S" calcext:value-type="time">
            <text:p>04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0.65" calcext:value-type="float">
            <text:p>550.65</text:p>
          </table:table-cell>
          <table:table-cell office:value-type="float" office:value="686.14" calcext:value-type="float">
            <text:p>686.14</text:p>
          </table:table-cell>
        </table:table-row>
        <table:table-row table:style-name="ro1">
          <table:table-cell office:value-type="float" office:value="15871333" calcext:value-type="float">
            <text:p>15871333</text:p>
          </table:table-cell>
          <table:table-cell table:formula="of:=[.A994]/1000/(60*60*24)" office:value-type="time" office:time-value="PT04H24M31.333S" calcext:value-type="time">
            <text:p>04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1.19" calcext:value-type="float">
            <text:p>551.19</text:p>
          </table:table-cell>
          <table:table-cell office:value-type="float" office:value="686.79" calcext:value-type="float">
            <text:p>686.79</text:p>
          </table:table-cell>
        </table:table-row>
        <table:table-row table:style-name="ro1">
          <table:table-cell office:value-type="float" office:value="15887333" calcext:value-type="float">
            <text:p>15887333</text:p>
          </table:table-cell>
          <table:table-cell table:formula="of:=[.A995]/1000/(60*60*24)" office:value-type="time" office:time-value="PT04H24M47.333S" calcext:value-type="time">
            <text:p>04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1.73" calcext:value-type="float">
            <text:p>551.73</text:p>
          </table:table-cell>
          <table:table-cell office:value-type="float" office:value="687.44" calcext:value-type="float">
            <text:p>687.44</text:p>
          </table:table-cell>
        </table:table-row>
        <table:table-row table:style-name="ro1">
          <table:table-cell office:value-type="float" office:value="15903333" calcext:value-type="float">
            <text:p>15903333</text:p>
          </table:table-cell>
          <table:table-cell table:formula="of:=[.A996]/1000/(60*60*24)" office:value-type="time" office:time-value="PT04H25M03.333S" calcext:value-type="time">
            <text:p>04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2.27" calcext:value-type="float">
            <text:p>552.27</text:p>
          </table:table-cell>
          <table:table-cell office:value-type="float" office:value="688.09" calcext:value-type="float">
            <text:p>688.09</text:p>
          </table:table-cell>
        </table:table-row>
        <table:table-row table:style-name="ro1">
          <table:table-cell office:value-type="float" office:value="15919333" calcext:value-type="float">
            <text:p>15919333</text:p>
          </table:table-cell>
          <table:table-cell table:formula="of:=[.A997]/1000/(60*60*24)" office:value-type="time" office:time-value="PT04H25M19.333S" calcext:value-type="time">
            <text:p>04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2.81" calcext:value-type="float">
            <text:p>552.81</text:p>
          </table:table-cell>
          <table:table-cell office:value-type="float" office:value="688.75" calcext:value-type="float">
            <text:p>688.75</text:p>
          </table:table-cell>
        </table:table-row>
        <table:table-row table:style-name="ro1">
          <table:table-cell office:value-type="float" office:value="15935333" calcext:value-type="float">
            <text:p>15935333</text:p>
          </table:table-cell>
          <table:table-cell table:formula="of:=[.A998]/1000/(60*60*24)" office:value-type="time" office:time-value="PT04H25M35.333S" calcext:value-type="time">
            <text:p>04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3.35" calcext:value-type="float">
            <text:p>553.35</text:p>
          </table:table-cell>
          <table:table-cell office:value-type="float" office:value="689.4" calcext:value-type="float">
            <text:p>689.4</text:p>
          </table:table-cell>
        </table:table-row>
        <table:table-row table:style-name="ro1">
          <table:table-cell office:value-type="float" office:value="15951333" calcext:value-type="float">
            <text:p>15951333</text:p>
          </table:table-cell>
          <table:table-cell table:formula="of:=[.A999]/1000/(60*60*24)" office:value-type="time" office:time-value="PT04H25M51.333S" calcext:value-type="time">
            <text:p>04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3.89" calcext:value-type="float">
            <text:p>553.89</text:p>
          </table:table-cell>
          <table:table-cell office:value-type="float" office:value="690.05" calcext:value-type="float">
            <text:p>690.05</text:p>
          </table:table-cell>
        </table:table-row>
        <table:table-row table:style-name="ro1">
          <table:table-cell office:value-type="float" office:value="15967333" calcext:value-type="float">
            <text:p>15967333</text:p>
          </table:table-cell>
          <table:table-cell table:formula="of:=[.A1000]/1000/(60*60*24)" office:value-type="time" office:time-value="PT04H26M07.333S" calcext:value-type="time">
            <text:p>04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4.43" calcext:value-type="float">
            <text:p>554.43</text:p>
          </table:table-cell>
          <table:table-cell office:value-type="float" office:value="690.7" calcext:value-type="float">
            <text:p>690.7</text:p>
          </table:table-cell>
        </table:table-row>
        <table:table-row table:style-name="ro1">
          <table:table-cell office:value-type="float" office:value="15983333" calcext:value-type="float">
            <text:p>15983333</text:p>
          </table:table-cell>
          <table:table-cell table:formula="of:=[.A1001]/1000/(60*60*24)" office:value-type="time" office:time-value="PT04H26M23.333S" calcext:value-type="time">
            <text:p>04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4.97" calcext:value-type="float">
            <text:p>554.97</text:p>
          </table:table-cell>
          <table:table-cell office:value-type="float" office:value="691.36" calcext:value-type="float">
            <text:p>691.36</text:p>
          </table:table-cell>
        </table:table-row>
        <table:table-row table:style-name="ro1">
          <table:table-cell office:value-type="float" office:value="15999333" calcext:value-type="float">
            <text:p>15999333</text:p>
          </table:table-cell>
          <table:table-cell table:formula="of:=[.A1002]/1000/(60*60*24)" office:value-type="time" office:time-value="PT04H26M39.333S" calcext:value-type="time">
            <text:p>04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5.51" calcext:value-type="float">
            <text:p>555.51</text:p>
          </table:table-cell>
          <table:table-cell office:value-type="float" office:value="692.01" calcext:value-type="float">
            <text:p>692.01</text:p>
          </table:table-cell>
        </table:table-row>
        <table:table-row table:style-name="ro1">
          <table:table-cell office:value-type="float" office:value="16015333" calcext:value-type="float">
            <text:p>16015333</text:p>
          </table:table-cell>
          <table:table-cell table:formula="of:=[.A1003]/1000/(60*60*24)" office:value-type="time" office:time-value="PT04H26M55.333S" calcext:value-type="time">
            <text:p>04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6.05" calcext:value-type="float">
            <text:p>556.05</text:p>
          </table:table-cell>
          <table:table-cell office:value-type="float" office:value="692.66" calcext:value-type="float">
            <text:p>692.66</text:p>
          </table:table-cell>
        </table:table-row>
        <table:table-row table:style-name="ro1">
          <table:table-cell office:value-type="float" office:value="16031333" calcext:value-type="float">
            <text:p>16031333</text:p>
          </table:table-cell>
          <table:table-cell table:formula="of:=[.A1004]/1000/(60*60*24)" office:value-type="time" office:time-value="PT04H27M11.333S" calcext:value-type="time">
            <text:p>04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6.59" calcext:value-type="float">
            <text:p>556.59</text:p>
          </table:table-cell>
          <table:table-cell office:value-type="float" office:value="693.31" calcext:value-type="float">
            <text:p>693.31</text:p>
          </table:table-cell>
        </table:table-row>
        <table:table-row table:style-name="ro1">
          <table:table-cell office:value-type="float" office:value="16047333" calcext:value-type="float">
            <text:p>16047333</text:p>
          </table:table-cell>
          <table:table-cell table:formula="of:=[.A1005]/1000/(60*60*24)" office:value-type="time" office:time-value="PT04H27M27.333S" calcext:value-type="time">
            <text:p>04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7.13" calcext:value-type="float">
            <text:p>557.13</text:p>
          </table:table-cell>
          <table:table-cell office:value-type="float" office:value="693.96" calcext:value-type="float">
            <text:p>693.96</text:p>
          </table:table-cell>
        </table:table-row>
        <table:table-row table:style-name="ro1">
          <table:table-cell office:value-type="float" office:value="16063333" calcext:value-type="float">
            <text:p>16063333</text:p>
          </table:table-cell>
          <table:table-cell table:formula="of:=[.A1006]/1000/(60*60*24)" office:value-type="time" office:time-value="PT04H27M43.333S" calcext:value-type="time">
            <text:p>04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7.67" calcext:value-type="float">
            <text:p>557.67</text:p>
          </table:table-cell>
          <table:table-cell office:value-type="float" office:value="694.62" calcext:value-type="float">
            <text:p>694.62</text:p>
          </table:table-cell>
        </table:table-row>
        <table:table-row table:style-name="ro1">
          <table:table-cell office:value-type="float" office:value="16079333" calcext:value-type="float">
            <text:p>16079333</text:p>
          </table:table-cell>
          <table:table-cell table:formula="of:=[.A1007]/1000/(60*60*24)" office:value-type="time" office:time-value="PT04H27M59.333S" calcext:value-type="time">
            <text:p>04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8.21" calcext:value-type="float">
            <text:p>558.21</text:p>
          </table:table-cell>
          <table:table-cell office:value-type="float" office:value="695.27" calcext:value-type="float">
            <text:p>695.27</text:p>
          </table:table-cell>
        </table:table-row>
        <table:table-row table:style-name="ro1">
          <table:table-cell office:value-type="float" office:value="16095333" calcext:value-type="float">
            <text:p>16095333</text:p>
          </table:table-cell>
          <table:table-cell table:formula="of:=[.A1008]/1000/(60*60*24)" office:value-type="time" office:time-value="PT04H28M15.333S" calcext:value-type="time">
            <text:p>04:28:15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558.75" calcext:value-type="float">
            <text:p>558.75</text:p>
          </table:table-cell>
          <table:table-cell office:value-type="float" office:value="695.92" calcext:value-type="float">
            <text:p>695.92</text:p>
          </table:table-cell>
        </table:table-row>
        <table:table-row table:style-name="ro1">
          <table:table-cell office:value-type="float" office:value="16111333" calcext:value-type="float">
            <text:p>16111333</text:p>
          </table:table-cell>
          <table:table-cell table:formula="of:=[.A1009]/1000/(60*60*24)" office:value-type="time" office:time-value="PT04H28M31.333S" calcext:value-type="time">
            <text:p>04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9.29" calcext:value-type="float">
            <text:p>559.29</text:p>
          </table:table-cell>
          <table:table-cell office:value-type="float" office:value="696.57" calcext:value-type="float">
            <text:p>696.57</text:p>
          </table:table-cell>
        </table:table-row>
        <table:table-row table:style-name="ro1">
          <table:table-cell office:value-type="float" office:value="16127333" calcext:value-type="float">
            <text:p>16127333</text:p>
          </table:table-cell>
          <table:table-cell table:formula="of:=[.A1010]/1000/(60*60*24)" office:value-type="time" office:time-value="PT04H28M47.333S" calcext:value-type="time">
            <text:p>04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9.83" calcext:value-type="float">
            <text:p>559.83</text:p>
          </table:table-cell>
          <table:table-cell office:value-type="float" office:value="697.22" calcext:value-type="float">
            <text:p>697.22</text:p>
          </table:table-cell>
        </table:table-row>
        <table:table-row table:style-name="ro1">
          <table:table-cell office:value-type="float" office:value="16143333" calcext:value-type="float">
            <text:p>16143333</text:p>
          </table:table-cell>
          <table:table-cell table:formula="of:=[.A1011]/1000/(60*60*24)" office:value-type="time" office:time-value="PT04H29M03.333S" calcext:value-type="time">
            <text:p>04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0.37" calcext:value-type="float">
            <text:p>560.37</text:p>
          </table:table-cell>
          <table:table-cell office:value-type="float" office:value="697.88" calcext:value-type="float">
            <text:p>697.88</text:p>
          </table:table-cell>
        </table:table-row>
        <table:table-row table:style-name="ro1">
          <table:table-cell office:value-type="float" office:value="16159333" calcext:value-type="float">
            <text:p>16159333</text:p>
          </table:table-cell>
          <table:table-cell table:formula="of:=[.A1012]/1000/(60*60*24)" office:value-type="time" office:time-value="PT04H29M19.333S" calcext:value-type="time">
            <text:p>04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0.91" calcext:value-type="float">
            <text:p>560.91</text:p>
          </table:table-cell>
          <table:table-cell office:value-type="float" office:value="698.53" calcext:value-type="float">
            <text:p>698.53</text:p>
          </table:table-cell>
        </table:table-row>
        <table:table-row table:style-name="ro1">
          <table:table-cell office:value-type="float" office:value="16175333" calcext:value-type="float">
            <text:p>16175333</text:p>
          </table:table-cell>
          <table:table-cell table:formula="of:=[.A1013]/1000/(60*60*24)" office:value-type="time" office:time-value="PT04H29M35.333S" calcext:value-type="time">
            <text:p>04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61.45" calcext:value-type="float">
            <text:p>561.45</text:p>
          </table:table-cell>
          <table:table-cell office:value-type="float" office:value="699.18" calcext:value-type="float">
            <text:p>699.18</text:p>
          </table:table-cell>
        </table:table-row>
        <table:table-row table:style-name="ro1">
          <table:table-cell office:value-type="float" office:value="16191333" calcext:value-type="float">
            <text:p>16191333</text:p>
          </table:table-cell>
          <table:table-cell table:formula="of:=[.A1014]/1000/(60*60*24)" office:value-type="time" office:time-value="PT04H29M51.333S" calcext:value-type="time">
            <text:p>04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1.99" calcext:value-type="float">
            <text:p>561.99</text:p>
          </table:table-cell>
          <table:table-cell office:value-type="float" office:value="699.83" calcext:value-type="float">
            <text:p>699.83</text:p>
          </table:table-cell>
        </table:table-row>
        <table:table-row table:style-name="ro1">
          <table:table-cell office:value-type="float" office:value="16207333" calcext:value-type="float">
            <text:p>16207333</text:p>
          </table:table-cell>
          <table:table-cell table:formula="of:=[.A1015]/1000/(60*60*24)" office:value-type="time" office:time-value="PT04H30M07.333S" calcext:value-type="time">
            <text:p>04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2.53" calcext:value-type="float">
            <text:p>562.53</text:p>
          </table:table-cell>
          <table:table-cell office:value-type="float" office:value="700.48" calcext:value-type="float">
            <text:p>700.48</text:p>
          </table:table-cell>
        </table:table-row>
        <table:table-row table:style-name="ro1">
          <table:table-cell office:value-type="float" office:value="16223333" calcext:value-type="float">
            <text:p>16223333</text:p>
          </table:table-cell>
          <table:table-cell table:formula="of:=[.A1016]/1000/(60*60*24)" office:value-type="time" office:time-value="PT04H30M23.333S" calcext:value-type="time">
            <text:p>04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3.07" calcext:value-type="float">
            <text:p>563.07</text:p>
          </table:table-cell>
          <table:table-cell office:value-type="float" office:value="701.14" calcext:value-type="float">
            <text:p>701.14</text:p>
          </table:table-cell>
        </table:table-row>
        <table:table-row table:style-name="ro1">
          <table:table-cell office:value-type="float" office:value="16239333" calcext:value-type="float">
            <text:p>16239333</text:p>
          </table:table-cell>
          <table:table-cell table:formula="of:=[.A1017]/1000/(60*60*24)" office:value-type="time" office:time-value="PT04H30M39.333S" calcext:value-type="time">
            <text:p>04:30:39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563.61" calcext:value-type="float">
            <text:p>563.61</text:p>
          </table:table-cell>
          <table:table-cell office:value-type="float" office:value="701.79" calcext:value-type="float">
            <text:p>701.79</text:p>
          </table:table-cell>
        </table:table-row>
        <table:table-row table:style-name="ro1">
          <table:table-cell office:value-type="float" office:value="16255333" calcext:value-type="float">
            <text:p>16255333</text:p>
          </table:table-cell>
          <table:table-cell table:formula="of:=[.A1018]/1000/(60*60*24)" office:value-type="time" office:time-value="PT04H30M55.333S" calcext:value-type="time">
            <text:p>04:30:5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64.15" calcext:value-type="float">
            <text:p>564.15</text:p>
          </table:table-cell>
          <table:table-cell office:value-type="float" office:value="702.44" calcext:value-type="float">
            <text:p>702.44</text:p>
          </table:table-cell>
        </table:table-row>
        <table:table-row table:style-name="ro1">
          <table:table-cell office:value-type="float" office:value="16271333" calcext:value-type="float">
            <text:p>16271333</text:p>
          </table:table-cell>
          <table:table-cell table:formula="of:=[.A1019]/1000/(60*60*24)" office:value-type="time" office:time-value="PT04H31M11.333S" calcext:value-type="time">
            <text:p>04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64.69" calcext:value-type="float">
            <text:p>564.69</text:p>
          </table:table-cell>
          <table:table-cell office:value-type="float" office:value="703.09" calcext:value-type="float">
            <text:p>703.09</text:p>
          </table:table-cell>
        </table:table-row>
        <table:table-row table:style-name="ro1">
          <table:table-cell office:value-type="float" office:value="16287333" calcext:value-type="float">
            <text:p>16287333</text:p>
          </table:table-cell>
          <table:table-cell table:formula="of:=[.A1020]/1000/(60*60*24)" office:value-type="time" office:time-value="PT04H31M27.333S" calcext:value-type="time">
            <text:p>04:31:2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65.22" calcext:value-type="float">
            <text:p>565.22</text:p>
          </table:table-cell>
          <table:table-cell office:value-type="float" office:value="703.74" calcext:value-type="float">
            <text:p>703.74</text:p>
          </table:table-cell>
        </table:table-row>
        <table:table-row table:style-name="ro1">
          <table:table-cell office:value-type="float" office:value="16303333" calcext:value-type="float">
            <text:p>16303333</text:p>
          </table:table-cell>
          <table:table-cell table:formula="of:=[.A1021]/1000/(60*60*24)" office:value-type="time" office:time-value="PT04H31M43.333S" calcext:value-type="time">
            <text:p>04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5.76" calcext:value-type="float">
            <text:p>565.76</text:p>
          </table:table-cell>
          <table:table-cell office:value-type="float" office:value="704.39" calcext:value-type="float">
            <text:p>704.39</text:p>
          </table:table-cell>
        </table:table-row>
        <table:table-row table:style-name="ro1">
          <table:table-cell office:value-type="float" office:value="16319333" calcext:value-type="float">
            <text:p>16319333</text:p>
          </table:table-cell>
          <table:table-cell table:formula="of:=[.A1022]/1000/(60*60*24)" office:value-type="time" office:time-value="PT04H31M59.333S" calcext:value-type="time">
            <text:p>04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66.3" calcext:value-type="float">
            <text:p>566.3</text:p>
          </table:table-cell>
          <table:table-cell office:value-type="float" office:value="705.04" calcext:value-type="float">
            <text:p>705.04</text:p>
          </table:table-cell>
        </table:table-row>
        <table:table-row table:style-name="ro1">
          <table:table-cell office:value-type="float" office:value="16335333" calcext:value-type="float">
            <text:p>16335333</text:p>
          </table:table-cell>
          <table:table-cell table:formula="of:=[.A1023]/1000/(60*60*24)" office:value-type="time" office:time-value="PT04H32M15.333S" calcext:value-type="time">
            <text:p>04:32:15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566.84" calcext:value-type="float">
            <text:p>566.84</text:p>
          </table:table-cell>
          <table:table-cell office:value-type="float" office:value="705.69" calcext:value-type="float">
            <text:p>705.69</text:p>
          </table:table-cell>
        </table:table-row>
        <table:table-row table:style-name="ro1">
          <table:table-cell office:value-type="float" office:value="16351333" calcext:value-type="float">
            <text:p>16351333</text:p>
          </table:table-cell>
          <table:table-cell table:formula="of:=[.A1024]/1000/(60*60*24)" office:value-type="time" office:time-value="PT04H32M31.333S" calcext:value-type="time">
            <text:p>04:32:31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567.38" calcext:value-type="float">
            <text:p>567.38</text:p>
          </table:table-cell>
          <table:table-cell office:value-type="float" office:value="706.34" calcext:value-type="float">
            <text:p>706.34</text:p>
          </table:table-cell>
        </table:table-row>
        <table:table-row table:style-name="ro1">
          <table:table-cell office:value-type="float" office:value="16367333" calcext:value-type="float">
            <text:p>16367333</text:p>
          </table:table-cell>
          <table:table-cell table:formula="of:=[.A1025]/1000/(60*60*24)" office:value-type="time" office:time-value="PT04H32M47.333S" calcext:value-type="time">
            <text:p>04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67.92" calcext:value-type="float">
            <text:p>567.9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6383333" calcext:value-type="float">
            <text:p>16383333</text:p>
          </table:table-cell>
          <table:table-cell table:formula="of:=[.A1026]/1000/(60*60*24)" office:value-type="time" office:time-value="PT04H33M03.333S" calcext:value-type="time">
            <text:p>04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3" calcext:value-type="float">
            <text:p>146.43</text:p>
          </table:table-cell>
          <table:table-cell office:value-type="float" office:value="568.46" calcext:value-type="float">
            <text:p>568.46</text:p>
          </table:table-cell>
          <table:table-cell office:value-type="float" office:value="707.65" calcext:value-type="float">
            <text:p>707.65</text:p>
          </table:table-cell>
        </table:table-row>
        <table:table-row table:style-name="ro1">
          <table:table-cell office:value-type="float" office:value="16399333" calcext:value-type="float">
            <text:p>16399333</text:p>
          </table:table-cell>
          <table:table-cell table:formula="of:=[.A1027]/1000/(60*60*24)" office:value-type="time" office:time-value="PT04H33M19.333S" calcext:value-type="time">
            <text:p>04:33:1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69" calcext:value-type="float">
            <text:p>569</text:p>
          </table:table-cell>
          <table:table-cell office:value-type="float" office:value="708.3" calcext:value-type="float">
            <text:p>708.3</text:p>
          </table:table-cell>
        </table:table-row>
        <table:table-row table:style-name="ro1">
          <table:table-cell office:value-type="float" office:value="16415333" calcext:value-type="float">
            <text:p>16415333</text:p>
          </table:table-cell>
          <table:table-cell table:formula="of:=[.A1028]/1000/(60*60*24)" office:value-type="time" office:time-value="PT04H33M35.333S" calcext:value-type="time">
            <text:p>04:33:3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69.54" calcext:value-type="float">
            <text:p>569.54</text:p>
          </table:table-cell>
          <table:table-cell office:value-type="float" office:value="708.95" calcext:value-type="float">
            <text:p>708.95</text:p>
          </table:table-cell>
        </table:table-row>
        <table:table-row table:style-name="ro1">
          <table:table-cell office:value-type="float" office:value="16431333" calcext:value-type="float">
            <text:p>16431333</text:p>
          </table:table-cell>
          <table:table-cell table:formula="of:=[.A1029]/1000/(60*60*24)" office:value-type="time" office:time-value="PT04H33M51.333S" calcext:value-type="time">
            <text:p>04:33:5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0.08" calcext:value-type="float">
            <text:p>570.08</text:p>
          </table:table-cell>
          <table:table-cell office:value-type="float" office:value="709.6" calcext:value-type="float">
            <text:p>709.6</text:p>
          </table:table-cell>
        </table:table-row>
        <table:table-row table:style-name="ro1">
          <table:table-cell office:value-type="float" office:value="16447333" calcext:value-type="float">
            <text:p>16447333</text:p>
          </table:table-cell>
          <table:table-cell table:formula="of:=[.A1030]/1000/(60*60*24)" office:value-type="time" office:time-value="PT04H34M07.333S" calcext:value-type="time">
            <text:p>04:34:0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0.62" calcext:value-type="float">
            <text:p>570.62</text:p>
          </table:table-cell>
          <table:table-cell office:value-type="float" office:value="710.25" calcext:value-type="float">
            <text:p>710.25</text:p>
          </table:table-cell>
        </table:table-row>
        <table:table-row table:style-name="ro1">
          <table:table-cell office:value-type="float" office:value="16463333" calcext:value-type="float">
            <text:p>16463333</text:p>
          </table:table-cell>
          <table:table-cell table:formula="of:=[.A1031]/1000/(60*60*24)" office:value-type="time" office:time-value="PT04H34M23.333S" calcext:value-type="time">
            <text:p>04:34:2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1.16" calcext:value-type="float">
            <text:p>571.16</text:p>
          </table:table-cell>
          <table:table-cell office:value-type="float" office:value="710.9" calcext:value-type="float">
            <text:p>710.9</text:p>
          </table:table-cell>
        </table:table-row>
        <table:table-row table:style-name="ro1">
          <table:table-cell office:value-type="float" office:value="16479333" calcext:value-type="float">
            <text:p>16479333</text:p>
          </table:table-cell>
          <table:table-cell table:formula="of:=[.A1032]/1000/(60*60*24)" office:value-type="time" office:time-value="PT04H34M39.333S" calcext:value-type="time">
            <text:p>04:34:3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1.7" calcext:value-type="float">
            <text:p>571.7</text:p>
          </table:table-cell>
          <table:table-cell office:value-type="float" office:value="711.55" calcext:value-type="float">
            <text:p>711.55</text:p>
          </table:table-cell>
        </table:table-row>
        <table:table-row table:style-name="ro1">
          <table:table-cell office:value-type="float" office:value="16495333" calcext:value-type="float">
            <text:p>16495333</text:p>
          </table:table-cell>
          <table:table-cell table:formula="of:=[.A1033]/1000/(60*60*24)" office:value-type="time" office:time-value="PT04H34M55.333S" calcext:value-type="time">
            <text:p>04:34:5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2.23" calcext:value-type="float">
            <text:p>572.23</text:p>
          </table:table-cell>
          <table:table-cell office:value-type="float" office:value="712.2" calcext:value-type="float">
            <text:p>712.2</text:p>
          </table:table-cell>
        </table:table-row>
        <table:table-row table:style-name="ro1">
          <table:table-cell office:value-type="float" office:value="16511333" calcext:value-type="float">
            <text:p>16511333</text:p>
          </table:table-cell>
          <table:table-cell table:formula="of:=[.A1034]/1000/(60*60*24)" office:value-type="time" office:time-value="PT04H35M11.333S" calcext:value-type="time">
            <text:p>04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72.77" calcext:value-type="float">
            <text:p>572.77</text:p>
          </table:table-cell>
          <table:table-cell office:value-type="float" office:value="712.85" calcext:value-type="float">
            <text:p>712.85</text:p>
          </table:table-cell>
        </table:table-row>
        <table:table-row table:style-name="ro1">
          <table:table-cell office:value-type="float" office:value="16527333" calcext:value-type="float">
            <text:p>16527333</text:p>
          </table:table-cell>
          <table:table-cell table:formula="of:=[.A1035]/1000/(60*60*24)" office:value-type="time" office:time-value="PT04H35M27.333S" calcext:value-type="time">
            <text:p>04:35:2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3.31" calcext:value-type="float">
            <text:p>573.31</text:p>
          </table:table-cell>
          <table:table-cell office:value-type="float" office:value="713.5" calcext:value-type="float">
            <text:p>713.5</text:p>
          </table:table-cell>
        </table:table-row>
        <table:table-row table:style-name="ro1">
          <table:table-cell office:value-type="float" office:value="16543333" calcext:value-type="float">
            <text:p>16543333</text:p>
          </table:table-cell>
          <table:table-cell table:formula="of:=[.A1036]/1000/(60*60*24)" office:value-type="time" office:time-value="PT04H35M43.333S" calcext:value-type="time">
            <text:p>04:35:4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3.85" calcext:value-type="float">
            <text:p>573.85</text:p>
          </table:table-cell>
          <table:table-cell office:value-type="float" office:value="714.15" calcext:value-type="float">
            <text:p>714.15</text:p>
          </table:table-cell>
        </table:table-row>
        <table:table-row table:style-name="ro1">
          <table:table-cell office:value-type="float" office:value="16559333" calcext:value-type="float">
            <text:p>16559333</text:p>
          </table:table-cell>
          <table:table-cell table:formula="of:=[.A1037]/1000/(60*60*24)" office:value-type="time" office:time-value="PT04H35M59.333S" calcext:value-type="time">
            <text:p>04:35:5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4.39" calcext:value-type="float">
            <text:p>574.39</text:p>
          </table:table-cell>
          <table:table-cell office:value-type="float" office:value="714.79" calcext:value-type="float">
            <text:p>714.79</text:p>
          </table:table-cell>
        </table:table-row>
        <table:table-row table:style-name="ro1">
          <table:table-cell office:value-type="float" office:value="16575333" calcext:value-type="float">
            <text:p>16575333</text:p>
          </table:table-cell>
          <table:table-cell table:formula="of:=[.A1038]/1000/(60*60*24)" office:value-type="time" office:time-value="PT04H36M15.333S" calcext:value-type="time">
            <text:p>04:36:1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4.93" calcext:value-type="float">
            <text:p>574.93</text:p>
          </table:table-cell>
          <table:table-cell office:value-type="float" office:value="715.44" calcext:value-type="float">
            <text:p>715.44</text:p>
          </table:table-cell>
        </table:table-row>
        <table:table-row table:style-name="ro1">
          <table:table-cell office:value-type="float" office:value="16591333" calcext:value-type="float">
            <text:p>16591333</text:p>
          </table:table-cell>
          <table:table-cell table:formula="of:=[.A1039]/1000/(60*60*24)" office:value-type="time" office:time-value="PT04H36M31.333S" calcext:value-type="time">
            <text:p>04:36:3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5.47" calcext:value-type="float">
            <text:p>575.47</text:p>
          </table:table-cell>
          <table:table-cell office:value-type="float" office:value="716.09" calcext:value-type="float">
            <text:p>716.09</text:p>
          </table:table-cell>
        </table:table-row>
        <table:table-row table:style-name="ro1">
          <table:table-cell office:value-type="float" office:value="16607333" calcext:value-type="float">
            <text:p>16607333</text:p>
          </table:table-cell>
          <table:table-cell table:formula="of:=[.A1040]/1000/(60*60*24)" office:value-type="time" office:time-value="PT04H36M47.333S" calcext:value-type="time">
            <text:p>04:36:4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6.01" calcext:value-type="float">
            <text:p>576.01</text:p>
          </table:table-cell>
          <table:table-cell office:value-type="float" office:value="716.74" calcext:value-type="float">
            <text:p>716.74</text:p>
          </table:table-cell>
        </table:table-row>
        <table:table-row table:style-name="ro1">
          <table:table-cell office:value-type="float" office:value="16623333" calcext:value-type="float">
            <text:p>16623333</text:p>
          </table:table-cell>
          <table:table-cell table:formula="of:=[.A1041]/1000/(60*60*24)" office:value-type="time" office:time-value="PT04H37M03.333S" calcext:value-type="time">
            <text:p>04:37:0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6.55" calcext:value-type="float">
            <text:p>576.55</text:p>
          </table:table-cell>
          <table:table-cell office:value-type="float" office:value="717.39" calcext:value-type="float">
            <text:p>717.39</text:p>
          </table:table-cell>
        </table:table-row>
        <table:table-row table:style-name="ro1">
          <table:table-cell office:value-type="float" office:value="16639333" calcext:value-type="float">
            <text:p>16639333</text:p>
          </table:table-cell>
          <table:table-cell table:formula="of:=[.A1042]/1000/(60*60*24)" office:value-type="time" office:time-value="PT04H37M19.333S" calcext:value-type="time">
            <text:p>04:37:1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7.09" calcext:value-type="float">
            <text:p>577.09</text:p>
          </table:table-cell>
          <table:table-cell office:value-type="float" office:value="718.04" calcext:value-type="float">
            <text:p>718.04</text:p>
          </table:table-cell>
        </table:table-row>
        <table:table-row table:style-name="ro1">
          <table:table-cell office:value-type="float" office:value="16655333" calcext:value-type="float">
            <text:p>16655333</text:p>
          </table:table-cell>
          <table:table-cell table:formula="of:=[.A1043]/1000/(60*60*24)" office:value-type="time" office:time-value="PT04H37M35.333S" calcext:value-type="time">
            <text:p>04:37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7.62" calcext:value-type="float">
            <text:p>577.62</text:p>
          </table:table-cell>
          <table:table-cell office:value-type="float" office:value="718.69" calcext:value-type="float">
            <text:p>718.69</text:p>
          </table:table-cell>
        </table:table-row>
        <table:table-row table:style-name="ro1">
          <table:table-cell office:value-type="float" office:value="16671333" calcext:value-type="float">
            <text:p>16671333</text:p>
          </table:table-cell>
          <table:table-cell table:formula="of:=[.A1044]/1000/(60*60*24)" office:value-type="time" office:time-value="PT04H37M51.333S" calcext:value-type="time">
            <text:p>04:37:5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8.16" calcext:value-type="float">
            <text:p>578.16</text:p>
          </table:table-cell>
          <table:table-cell office:value-type="float" office:value="719.34" calcext:value-type="float">
            <text:p>719.34</text:p>
          </table:table-cell>
        </table:table-row>
        <table:table-row table:style-name="ro1">
          <table:table-cell office:value-type="float" office:value="16687333" calcext:value-type="float">
            <text:p>16687333</text:p>
          </table:table-cell>
          <table:table-cell table:formula="of:=[.A1045]/1000/(60*60*24)" office:value-type="time" office:time-value="PT04H38M07.333S" calcext:value-type="time">
            <text:p>04:38:0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8.7" calcext:value-type="float">
            <text:p>578.7</text:p>
          </table:table-cell>
          <table:table-cell office:value-type="float" office:value="719.99" calcext:value-type="float">
            <text:p>719.99</text:p>
          </table:table-cell>
        </table:table-row>
        <table:table-row table:style-name="ro1">
          <table:table-cell office:value-type="float" office:value="16703333" calcext:value-type="float">
            <text:p>16703333</text:p>
          </table:table-cell>
          <table:table-cell table:formula="of:=[.A1046]/1000/(60*60*24)" office:value-type="time" office:time-value="PT04H38M23.333S" calcext:value-type="time">
            <text:p>04:38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9.24" calcext:value-type="float">
            <text:p>579.24</text:p>
          </table:table-cell>
          <table:table-cell office:value-type="float" office:value="720.63" calcext:value-type="float">
            <text:p>720.63</text:p>
          </table:table-cell>
        </table:table-row>
        <table:table-row table:style-name="ro1">
          <table:table-cell office:value-type="float" office:value="16719333" calcext:value-type="float">
            <text:p>16719333</text:p>
          </table:table-cell>
          <table:table-cell table:formula="of:=[.A1047]/1000/(60*60*24)" office:value-type="time" office:time-value="PT04H38M39.333S" calcext:value-type="time">
            <text:p>04:38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9.78" calcext:value-type="float">
            <text:p>579.78</text:p>
          </table:table-cell>
          <table:table-cell office:value-type="float" office:value="721.28" calcext:value-type="float">
            <text:p>721.28</text:p>
          </table:table-cell>
        </table:table-row>
        <table:table-row table:style-name="ro1">
          <table:table-cell office:value-type="float" office:value="16735333" calcext:value-type="float">
            <text:p>16735333</text:p>
          </table:table-cell>
          <table:table-cell table:formula="of:=[.A1048]/1000/(60*60*24)" office:value-type="time" office:time-value="PT04H38M55.333S" calcext:value-type="time">
            <text:p>04:38:5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80.32" calcext:value-type="float">
            <text:p>580.32</text:p>
          </table:table-cell>
          <table:table-cell office:value-type="float" office:value="721.93" calcext:value-type="float">
            <text:p>721.93</text:p>
          </table:table-cell>
        </table:table-row>
        <table:table-row table:style-name="ro1">
          <table:table-cell office:value-type="float" office:value="16751333" calcext:value-type="float">
            <text:p>16751333</text:p>
          </table:table-cell>
          <table:table-cell table:formula="of:=[.A1049]/1000/(60*60*24)" office:value-type="time" office:time-value="PT04H39M11.333S" calcext:value-type="time">
            <text:p>04:39:1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80.86" calcext:value-type="float">
            <text:p>580.86</text:p>
          </table:table-cell>
          <table:table-cell office:value-type="float" office:value="722.58" calcext:value-type="float">
            <text:p>722.58</text:p>
          </table:table-cell>
        </table:table-row>
        <table:table-row table:style-name="ro1">
          <table:table-cell office:value-type="float" office:value="16767333" calcext:value-type="float">
            <text:p>16767333</text:p>
          </table:table-cell>
          <table:table-cell table:formula="of:=[.A1050]/1000/(60*60*24)" office:value-type="time" office:time-value="PT04H39M27.333S" calcext:value-type="time">
            <text:p>04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581.4" calcext:value-type="float">
            <text:p>581.4</text:p>
          </table:table-cell>
          <table:table-cell office:value-type="float" office:value="723.23" calcext:value-type="float">
            <text:p>723.23</text:p>
          </table:table-cell>
        </table:table-row>
        <table:table-row table:style-name="ro1">
          <table:table-cell office:value-type="float" office:value="16783333" calcext:value-type="float">
            <text:p>16783333</text:p>
          </table:table-cell>
          <table:table-cell table:formula="of:=[.A1051]/1000/(60*60*24)" office:value-type="time" office:time-value="PT04H39M43.333S" calcext:value-type="time">
            <text:p>04:39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81.93" calcext:value-type="float">
            <text:p>581.93</text:p>
          </table:table-cell>
          <table:table-cell office:value-type="float" office:value="723.88" calcext:value-type="float">
            <text:p>723.88</text:p>
          </table:table-cell>
        </table:table-row>
        <table:table-row table:style-name="ro1">
          <table:table-cell office:value-type="float" office:value="16799333" calcext:value-type="float">
            <text:p>16799333</text:p>
          </table:table-cell>
          <table:table-cell table:formula="of:=[.A1052]/1000/(60*60*24)" office:value-type="time" office:time-value="PT04H39M59.333S" calcext:value-type="time">
            <text:p>04:39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2.47" calcext:value-type="float">
            <text:p>582.47</text:p>
          </table:table-cell>
          <table:table-cell office:value-type="float" office:value="724.53" calcext:value-type="float">
            <text:p>724.53</text:p>
          </table:table-cell>
        </table:table-row>
        <table:table-row table:style-name="ro1">
          <table:table-cell office:value-type="float" office:value="16815333" calcext:value-type="float">
            <text:p>16815333</text:p>
          </table:table-cell>
          <table:table-cell table:formula="of:=[.A1053]/1000/(60*60*24)" office:value-type="time" office:time-value="PT04H40M15.333S" calcext:value-type="time">
            <text:p>04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1" calcext:value-type="float">
            <text:p>121.1</text:p>
          </table:table-cell>
          <table:table-cell office:value-type="float" office:value="146.3" calcext:value-type="float">
            <text:p>146.3</text:p>
          </table:table-cell>
          <table:table-cell office:value-type="float" office:value="583.01" calcext:value-type="float">
            <text:p>583.01</text:p>
          </table:table-cell>
          <table:table-cell office:value-type="float" office:value="725.18" calcext:value-type="float">
            <text:p>725.18</text:p>
          </table:table-cell>
        </table:table-row>
        <table:table-row table:style-name="ro1">
          <table:table-cell office:value-type="float" office:value="16831333" calcext:value-type="float">
            <text:p>16831333</text:p>
          </table:table-cell>
          <table:table-cell table:formula="of:=[.A1054]/1000/(60*60*24)" office:value-type="time" office:time-value="PT04H40M31.333S" calcext:value-type="time">
            <text:p>04:40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3.55" calcext:value-type="float">
            <text:p>583.55</text:p>
          </table:table-cell>
          <table:table-cell office:value-type="float" office:value="725.83" calcext:value-type="float">
            <text:p>725.83</text:p>
          </table:table-cell>
        </table:table-row>
        <table:table-row table:style-name="ro1">
          <table:table-cell office:value-type="float" office:value="16847333" calcext:value-type="float">
            <text:p>16847333</text:p>
          </table:table-cell>
          <table:table-cell table:formula="of:=[.A1055]/1000/(60*60*24)" office:value-type="time" office:time-value="PT04H40M47.333S" calcext:value-type="time">
            <text:p>04:40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4.09" calcext:value-type="float">
            <text:p>584.09</text:p>
          </table:table-cell>
          <table:table-cell office:value-type="float" office:value="726.47" calcext:value-type="float">
            <text:p>726.47</text:p>
          </table:table-cell>
        </table:table-row>
        <table:table-row table:style-name="ro1">
          <table:table-cell office:value-type="float" office:value="16863333" calcext:value-type="float">
            <text:p>16863333</text:p>
          </table:table-cell>
          <table:table-cell table:formula="of:=[.A1056]/1000/(60*60*24)" office:value-type="time" office:time-value="PT04H41M03.333S" calcext:value-type="time">
            <text:p>04:41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4.63" calcext:value-type="float">
            <text:p>584.63</text:p>
          </table:table-cell>
          <table:table-cell office:value-type="float" office:value="727.12" calcext:value-type="float">
            <text:p>727.12</text:p>
          </table:table-cell>
        </table:table-row>
        <table:table-row table:style-name="ro1">
          <table:table-cell office:value-type="float" office:value="16879333" calcext:value-type="float">
            <text:p>16879333</text:p>
          </table:table-cell>
          <table:table-cell table:formula="of:=[.A1057]/1000/(60*60*24)" office:value-type="time" office:time-value="PT04H41M19.333S" calcext:value-type="time">
            <text:p>04:41:1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5.16" calcext:value-type="float">
            <text:p>585.16</text:p>
          </table:table-cell>
          <table:table-cell office:value-type="float" office:value="727.77" calcext:value-type="float">
            <text:p>727.77</text:p>
          </table:table-cell>
        </table:table-row>
        <table:table-row table:style-name="ro1">
          <table:table-cell office:value-type="float" office:value="16895333" calcext:value-type="float">
            <text:p>16895333</text:p>
          </table:table-cell>
          <table:table-cell table:formula="of:=[.A1058]/1000/(60*60*24)" office:value-type="time" office:time-value="PT04H41M35.333S" calcext:value-type="time">
            <text:p>04:41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5.7" calcext:value-type="float">
            <text:p>585.7</text:p>
          </table:table-cell>
          <table:table-cell office:value-type="float" office:value="728.42" calcext:value-type="float">
            <text:p>728.42</text:p>
          </table:table-cell>
        </table:table-row>
        <table:table-row table:style-name="ro1">
          <table:table-cell office:value-type="float" office:value="16911333" calcext:value-type="float">
            <text:p>16911333</text:p>
          </table:table-cell>
          <table:table-cell table:formula="of:=[.A1059]/1000/(60*60*24)" office:value-type="time" office:time-value="PT04H41M51.333S" calcext:value-type="time">
            <text:p>04:41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6.24" calcext:value-type="float">
            <text:p>586.24</text:p>
          </table:table-cell>
          <table:table-cell office:value-type="float" office:value="729.07" calcext:value-type="float">
            <text:p>729.07</text:p>
          </table:table-cell>
        </table:table-row>
        <table:table-row table:style-name="ro1">
          <table:table-cell office:value-type="float" office:value="16927333" calcext:value-type="float">
            <text:p>16927333</text:p>
          </table:table-cell>
          <table:table-cell table:formula="of:=[.A1060]/1000/(60*60*24)" office:value-type="time" office:time-value="PT04H42M07.333S" calcext:value-type="time">
            <text:p>04:42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6.78" calcext:value-type="float">
            <text:p>586.78</text:p>
          </table:table-cell>
          <table:table-cell office:value-type="float" office:value="729.72" calcext:value-type="float">
            <text:p>729.72</text:p>
          </table:table-cell>
        </table:table-row>
        <table:table-row table:style-name="ro1">
          <table:table-cell office:value-type="float" office:value="16943333" calcext:value-type="float">
            <text:p>16943333</text:p>
          </table:table-cell>
          <table:table-cell table:formula="of:=[.A1061]/1000/(60*60*24)" office:value-type="time" office:time-value="PT04H42M23.333S" calcext:value-type="time">
            <text:p>04:42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7.32" calcext:value-type="float">
            <text:p>587.32</text:p>
          </table:table-cell>
          <table:table-cell office:value-type="float" office:value="730.36" calcext:value-type="float">
            <text:p>730.36</text:p>
          </table:table-cell>
        </table:table-row>
        <table:table-row table:style-name="ro1">
          <table:table-cell office:value-type="float" office:value="16959333" calcext:value-type="float">
            <text:p>16959333</text:p>
          </table:table-cell>
          <table:table-cell table:formula="of:=[.A1062]/1000/(60*60*24)" office:value-type="time" office:time-value="PT04H42M39.333S" calcext:value-type="time">
            <text:p>04:42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7.86" calcext:value-type="float">
            <text:p>587.86</text:p>
          </table:table-cell>
          <table:table-cell office:value-type="float" office:value="731.01" calcext:value-type="float">
            <text:p>731.01</text:p>
          </table:table-cell>
        </table:table-row>
        <table:table-row table:style-name="ro1">
          <table:table-cell office:value-type="float" office:value="16975333" calcext:value-type="float">
            <text:p>16975333</text:p>
          </table:table-cell>
          <table:table-cell table:formula="of:=[.A1063]/1000/(60*60*24)" office:value-type="time" office:time-value="PT04H42M55.333S" calcext:value-type="time">
            <text:p>04:42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8.39" calcext:value-type="float">
            <text:p>588.39</text:p>
          </table:table-cell>
          <table:table-cell office:value-type="float" office:value="731.66" calcext:value-type="float">
            <text:p>731.66</text:p>
          </table:table-cell>
        </table:table-row>
        <table:table-row table:style-name="ro1">
          <table:table-cell office:value-type="float" office:value="16991333" calcext:value-type="float">
            <text:p>16991333</text:p>
          </table:table-cell>
          <table:table-cell table:formula="of:=[.A1064]/1000/(60*60*24)" office:value-type="time" office:time-value="PT04H43M11.333S" calcext:value-type="time">
            <text:p>04:43:1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8.93" calcext:value-type="float">
            <text:p>588.93</text:p>
          </table:table-cell>
          <table:table-cell office:value-type="float" office:value="732.31" calcext:value-type="float">
            <text:p>732.31</text:p>
          </table:table-cell>
        </table:table-row>
        <table:table-row table:style-name="ro1">
          <table:table-cell office:value-type="float" office:value="17007333" calcext:value-type="float">
            <text:p>17007333</text:p>
          </table:table-cell>
          <table:table-cell table:formula="of:=[.A1065]/1000/(60*60*24)" office:value-type="time" office:time-value="PT04H43M27.333S" calcext:value-type="time">
            <text:p>04:43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9.47" calcext:value-type="float">
            <text:p>589.47</text:p>
          </table:table-cell>
          <table:table-cell office:value-type="float" office:value="732.96" calcext:value-type="float">
            <text:p>732.96</text:p>
          </table:table-cell>
        </table:table-row>
        <table:table-row table:style-name="ro1">
          <table:table-cell office:value-type="float" office:value="17023333" calcext:value-type="float">
            <text:p>17023333</text:p>
          </table:table-cell>
          <table:table-cell table:formula="of:=[.A1066]/1000/(60*60*24)" office:value-type="time" office:time-value="PT04H43M43.333S" calcext:value-type="time">
            <text:p>04:43:4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90.01" calcext:value-type="float">
            <text:p>590.01</text:p>
          </table:table-cell>
          <table:table-cell office:value-type="float" office:value="733.6" calcext:value-type="float">
            <text:p>733.6</text:p>
          </table:table-cell>
        </table:table-row>
        <table:table-row table:style-name="ro1">
          <table:table-cell office:value-type="float" office:value="17039333" calcext:value-type="float">
            <text:p>17039333</text:p>
          </table:table-cell>
          <table:table-cell table:formula="of:=[.A1067]/1000/(60*60*24)" office:value-type="time" office:time-value="PT04H43M59.333S" calcext:value-type="time">
            <text:p>04:43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90.55" calcext:value-type="float">
            <text:p>590.55</text:p>
          </table:table-cell>
          <table:table-cell office:value-type="float" office:value="734.25" calcext:value-type="float">
            <text:p>734.25</text:p>
          </table:table-cell>
        </table:table-row>
        <table:table-row table:style-name="ro1">
          <table:table-cell office:value-type="float" office:value="17055333" calcext:value-type="float">
            <text:p>17055333</text:p>
          </table:table-cell>
          <table:table-cell table:formula="of:=[.A1068]/1000/(60*60*24)" office:value-type="time" office:time-value="PT04H44M15.333S" calcext:value-type="time">
            <text:p>04:44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1.09" calcext:value-type="float">
            <text:p>591.09</text:p>
          </table:table-cell>
          <table:table-cell office:value-type="float" office:value="734.9" calcext:value-type="float">
            <text:p>734.9</text:p>
          </table:table-cell>
        </table:table-row>
        <table:table-row table:style-name="ro1">
          <table:table-cell office:value-type="float" office:value="17071333" calcext:value-type="float">
            <text:p>17071333</text:p>
          </table:table-cell>
          <table:table-cell table:formula="of:=[.A1069]/1000/(60*60*24)" office:value-type="time" office:time-value="PT04H44M31.333S" calcext:value-type="time">
            <text:p>04:44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1.62" calcext:value-type="float">
            <text:p>591.62</text:p>
          </table:table-cell>
          <table:table-cell office:value-type="float" office:value="735.55" calcext:value-type="float">
            <text:p>735.55</text:p>
          </table:table-cell>
        </table:table-row>
        <table:table-row table:style-name="ro1">
          <table:table-cell office:value-type="float" office:value="17087333" calcext:value-type="float">
            <text:p>17087333</text:p>
          </table:table-cell>
          <table:table-cell table:formula="of:=[.A1070]/1000/(60*60*24)" office:value-type="time" office:time-value="PT04H44M47.333S" calcext:value-type="time">
            <text:p>04:44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2.16" calcext:value-type="float">
            <text:p>592.16</text:p>
          </table:table-cell>
          <table:table-cell office:value-type="float" office:value="736.2" calcext:value-type="float">
            <text:p>736.2</text:p>
          </table:table-cell>
        </table:table-row>
        <table:table-row table:style-name="ro1">
          <table:table-cell office:value-type="float" office:value="17103333" calcext:value-type="float">
            <text:p>17103333</text:p>
          </table:table-cell>
          <table:table-cell table:formula="of:=[.A1071]/1000/(60*60*24)" office:value-type="time" office:time-value="PT04H45M03.333S" calcext:value-type="time">
            <text:p>04:45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2.7" calcext:value-type="float">
            <text:p>592.7</text:p>
          </table:table-cell>
          <table:table-cell office:value-type="float" office:value="736.84" calcext:value-type="float">
            <text:p>736.84</text:p>
          </table:table-cell>
        </table:table-row>
        <table:table-row table:style-name="ro1">
          <table:table-cell office:value-type="float" office:value="17119333" calcext:value-type="float">
            <text:p>17119333</text:p>
          </table:table-cell>
          <table:table-cell table:formula="of:=[.A1072]/1000/(60*60*24)" office:value-type="time" office:time-value="PT04H45M19.333S" calcext:value-type="time">
            <text:p>04:45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3.24" calcext:value-type="float">
            <text:p>593.24</text:p>
          </table:table-cell>
          <table:table-cell office:value-type="float" office:value="737.49" calcext:value-type="float">
            <text:p>737.49</text:p>
          </table:table-cell>
        </table:table-row>
        <table:table-row table:style-name="ro1">
          <table:table-cell office:value-type="float" office:value="17135333" calcext:value-type="float">
            <text:p>17135333</text:p>
          </table:table-cell>
          <table:table-cell table:formula="of:=[.A1073]/1000/(60*60*24)" office:value-type="time" office:time-value="PT04H45M35.333S" calcext:value-type="time">
            <text:p>04:45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3.77" calcext:value-type="float">
            <text:p>593.77</text:p>
          </table:table-cell>
          <table:table-cell office:value-type="float" office:value="738.14" calcext:value-type="float">
            <text:p>738.14</text:p>
          </table:table-cell>
        </table:table-row>
        <table:table-row table:style-name="ro1">
          <table:table-cell office:value-type="float" office:value="17151333" calcext:value-type="float">
            <text:p>17151333</text:p>
          </table:table-cell>
          <table:table-cell table:formula="of:=[.A1074]/1000/(60*60*24)" office:value-type="time" office:time-value="PT04H45M51.333S" calcext:value-type="time">
            <text:p>04:45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4.31" calcext:value-type="float">
            <text:p>594.31</text:p>
          </table:table-cell>
          <table:table-cell office:value-type="float" office:value="738.79" calcext:value-type="float">
            <text:p>738.79</text:p>
          </table:table-cell>
        </table:table-row>
        <table:table-row table:style-name="ro1">
          <table:table-cell office:value-type="float" office:value="17167333" calcext:value-type="float">
            <text:p>17167333</text:p>
          </table:table-cell>
          <table:table-cell table:formula="of:=[.A1075]/1000/(60*60*24)" office:value-type="time" office:time-value="PT04H46M07.333S" calcext:value-type="time">
            <text:p>04:46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4.85" calcext:value-type="float">
            <text:p>594.85</text:p>
          </table:table-cell>
          <table:table-cell office:value-type="float" office:value="739.43" calcext:value-type="float">
            <text:p>739.43</text:p>
          </table:table-cell>
        </table:table-row>
        <table:table-row table:style-name="ro1">
          <table:table-cell office:value-type="float" office:value="17183333" calcext:value-type="float">
            <text:p>17183333</text:p>
          </table:table-cell>
          <table:table-cell table:formula="of:=[.A1076]/1000/(60*60*24)" office:value-type="time" office:time-value="PT04H46M23.333S" calcext:value-type="time">
            <text:p>04:46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595.39" calcext:value-type="float">
            <text:p>595.39</text:p>
          </table:table-cell>
          <table:table-cell office:value-type="float" office:value="740.08" calcext:value-type="float">
            <text:p>740.08</text:p>
          </table:table-cell>
        </table:table-row>
        <table:table-row table:style-name="ro1">
          <table:table-cell office:value-type="float" office:value="17199333" calcext:value-type="float">
            <text:p>17199333</text:p>
          </table:table-cell>
          <table:table-cell table:formula="of:=[.A1077]/1000/(60*60*24)" office:value-type="time" office:time-value="PT04H46M39.333S" calcext:value-type="time">
            <text:p>04:46:3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5.93" calcext:value-type="float">
            <text:p>595.93</text:p>
          </table:table-cell>
          <table:table-cell office:value-type="float" office:value="740.73" calcext:value-type="float">
            <text:p>740.73</text:p>
          </table:table-cell>
        </table:table-row>
        <table:table-row table:style-name="ro1">
          <table:table-cell office:value-type="float" office:value="17215333" calcext:value-type="float">
            <text:p>17215333</text:p>
          </table:table-cell>
          <table:table-cell table:formula="of:=[.A1078]/1000/(60*60*24)" office:value-type="time" office:time-value="PT04H46M55.333S" calcext:value-type="time">
            <text:p>04:46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596.46" calcext:value-type="float">
            <text:p>596.46</text:p>
          </table:table-cell>
          <table:table-cell office:value-type="float" office:value="741.38" calcext:value-type="float">
            <text:p>741.38</text:p>
          </table:table-cell>
        </table:table-row>
        <table:table-row table:style-name="ro1">
          <table:table-cell office:value-type="float" office:value="17231333" calcext:value-type="float">
            <text:p>17231333</text:p>
          </table:table-cell>
          <table:table-cell table:formula="of:=[.A1079]/1000/(60*60*24)" office:value-type="time" office:time-value="PT04H47M11.333S" calcext:value-type="time">
            <text:p>04:4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97" calcext:value-type="float">
            <text:p>597</text:p>
          </table:table-cell>
          <table:table-cell office:value-type="float" office:value="742.02" calcext:value-type="float">
            <text:p>742.02</text:p>
          </table:table-cell>
        </table:table-row>
        <table:table-row table:style-name="ro1">
          <table:table-cell office:value-type="float" office:value="17247333" calcext:value-type="float">
            <text:p>17247333</text:p>
          </table:table-cell>
          <table:table-cell table:formula="of:=[.A1080]/1000/(60*60*24)" office:value-type="time" office:time-value="PT04H47M27.333S" calcext:value-type="time">
            <text:p>04:4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97.54" calcext:value-type="float">
            <text:p>597.54</text:p>
          </table:table-cell>
          <table:table-cell office:value-type="float" office:value="742.67" calcext:value-type="float">
            <text:p>742.67</text:p>
          </table:table-cell>
        </table:table-row>
        <table:table-row table:style-name="ro1">
          <table:table-cell office:value-type="float" office:value="17263333" calcext:value-type="float">
            <text:p>17263333</text:p>
          </table:table-cell>
          <table:table-cell table:formula="of:=[.A1081]/1000/(60*60*24)" office:value-type="time" office:time-value="PT04H47M43.333S" calcext:value-type="time">
            <text:p>04:47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8.08" calcext:value-type="float">
            <text:p>598.08</text:p>
          </table:table-cell>
          <table:table-cell office:value-type="float" office:value="743.32" calcext:value-type="float">
            <text:p>743.32</text:p>
          </table:table-cell>
        </table:table-row>
        <table:table-row table:style-name="ro1">
          <table:table-cell office:value-type="float" office:value="17279333" calcext:value-type="float">
            <text:p>17279333</text:p>
          </table:table-cell>
          <table:table-cell table:formula="of:=[.A1082]/1000/(60*60*24)" office:value-type="time" office:time-value="PT04H47M59.333S" calcext:value-type="time">
            <text:p>04:47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98.62" calcext:value-type="float">
            <text:p>598.62</text:p>
          </table:table-cell>
          <table:table-cell office:value-type="float" office:value="743.96" calcext:value-type="float">
            <text:p>743.96</text:p>
          </table:table-cell>
        </table:table-row>
        <table:table-row table:style-name="ro1">
          <table:table-cell office:value-type="float" office:value="17295333" calcext:value-type="float">
            <text:p>17295333</text:p>
          </table:table-cell>
          <table:table-cell table:formula="of:=[.A1083]/1000/(60*60*24)" office:value-type="time" office:time-value="PT04H48M15.333S" calcext:value-type="time">
            <text:p>04:4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99.15" calcext:value-type="float">
            <text:p>599.15</text:p>
          </table:table-cell>
          <table:table-cell office:value-type="float" office:value="744.61" calcext:value-type="float">
            <text:p>744.61</text:p>
          </table:table-cell>
        </table:table-row>
        <table:table-row table:style-name="ro1">
          <table:table-cell office:value-type="float" office:value="17311333" calcext:value-type="float">
            <text:p>17311333</text:p>
          </table:table-cell>
          <table:table-cell table:formula="of:=[.A1084]/1000/(60*60*24)" office:value-type="time" office:time-value="PT04H48M31.333S" calcext:value-type="time">
            <text:p>04:4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99.69" calcext:value-type="float">
            <text:p>599.69</text:p>
          </table:table-cell>
          <table:table-cell office:value-type="float" office:value="745.26" calcext:value-type="float">
            <text:p>745.26</text:p>
          </table:table-cell>
        </table:table-row>
        <table:table-row table:style-name="ro1">
          <table:table-cell office:value-type="float" office:value="17327333" calcext:value-type="float">
            <text:p>17327333</text:p>
          </table:table-cell>
          <table:table-cell table:formula="of:=[.A1085]/1000/(60*60*24)" office:value-type="time" office:time-value="PT04H48M47.333S" calcext:value-type="time">
            <text:p>04:4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600.23" calcext:value-type="float">
            <text:p>600.23</text:p>
          </table:table-cell>
          <table:table-cell office:value-type="float" office:value="745.9" calcext:value-type="float">
            <text:p>745.9</text:p>
          </table:table-cell>
        </table:table-row>
        <table:table-row table:style-name="ro1">
          <table:table-cell office:value-type="float" office:value="17343333" calcext:value-type="float">
            <text:p>17343333</text:p>
          </table:table-cell>
          <table:table-cell table:formula="of:=[.A1086]/1000/(60*60*24)" office:value-type="time" office:time-value="PT04H49M03.333S" calcext:value-type="time">
            <text:p>04:4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00.76" calcext:value-type="float">
            <text:p>600.76</text:p>
          </table:table-cell>
          <table:table-cell office:value-type="float" office:value="746.55" calcext:value-type="float">
            <text:p>746.55</text:p>
          </table:table-cell>
        </table:table-row>
        <table:table-row table:style-name="ro1">
          <table:table-cell office:value-type="float" office:value="17359333" calcext:value-type="float">
            <text:p>17359333</text:p>
          </table:table-cell>
          <table:table-cell table:formula="of:=[.A1087]/1000/(60*60*24)" office:value-type="time" office:time-value="PT04H49M19.333S" calcext:value-type="time">
            <text:p>04:4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01.3" calcext:value-type="float">
            <text:p>601.3</text:p>
          </table:table-cell>
          <table:table-cell office:value-type="float" office:value="747.2" calcext:value-type="float">
            <text:p>747.2</text:p>
          </table:table-cell>
        </table:table-row>
        <table:table-row table:style-name="ro1">
          <table:table-cell office:value-type="float" office:value="17375333" calcext:value-type="float">
            <text:p>17375333</text:p>
          </table:table-cell>
          <table:table-cell table:formula="of:=[.A1088]/1000/(60*60*24)" office:value-type="time" office:time-value="PT04H49M35.333S" calcext:value-type="time">
            <text:p>04:4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01.84" calcext:value-type="float">
            <text:p>601.84</text:p>
          </table:table-cell>
          <table:table-cell office:value-type="float" office:value="747.85" calcext:value-type="float">
            <text:p>747.85</text:p>
          </table:table-cell>
        </table:table-row>
        <table:table-row table:style-name="ro1">
          <table:table-cell office:value-type="float" office:value="17391333" calcext:value-type="float">
            <text:p>17391333</text:p>
          </table:table-cell>
          <table:table-cell table:formula="of:=[.A1089]/1000/(60*60*24)" office:value-type="time" office:time-value="PT04H49M51.333S" calcext:value-type="time">
            <text:p>04:4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02.38" calcext:value-type="float">
            <text:p>602.38</text:p>
          </table:table-cell>
          <table:table-cell office:value-type="float" office:value="748.49" calcext:value-type="float">
            <text:p>748.49</text:p>
          </table:table-cell>
        </table:table-row>
        <table:table-row table:style-name="ro1">
          <table:table-cell office:value-type="float" office:value="17407333" calcext:value-type="float">
            <text:p>17407333</text:p>
          </table:table-cell>
          <table:table-cell table:formula="of:=[.A1090]/1000/(60*60*24)" office:value-type="time" office:time-value="PT04H50M07.333S" calcext:value-type="time">
            <text:p>04:5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02.91" calcext:value-type="float">
            <text:p>602.91</text:p>
          </table:table-cell>
          <table:table-cell office:value-type="float" office:value="749.14" calcext:value-type="float">
            <text:p>749.14</text:p>
          </table:table-cell>
        </table:table-row>
        <table:table-row table:style-name="ro1">
          <table:table-cell office:value-type="float" office:value="17423333" calcext:value-type="float">
            <text:p>17423333</text:p>
          </table:table-cell>
          <table:table-cell table:formula="of:=[.A1091]/1000/(60*60*24)" office:value-type="time" office:time-value="PT04H50M23.333S" calcext:value-type="time">
            <text:p>04:5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03.45" calcext:value-type="float">
            <text:p>603.45</text:p>
          </table:table-cell>
          <table:table-cell office:value-type="float" office:value="749.78" calcext:value-type="float">
            <text:p>749.78</text:p>
          </table:table-cell>
        </table:table-row>
        <table:table-row table:style-name="ro1">
          <table:table-cell office:value-type="float" office:value="17439333" calcext:value-type="float">
            <text:p>17439333</text:p>
          </table:table-cell>
          <table:table-cell table:formula="of:=[.A1092]/1000/(60*60*24)" office:value-type="time" office:time-value="PT04H50M39.333S" calcext:value-type="time">
            <text:p>04:5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03.99" calcext:value-type="float">
            <text:p>603.99</text:p>
          </table:table-cell>
          <table:table-cell office:value-type="float" office:value="750.43" calcext:value-type="float">
            <text:p>750.43</text:p>
          </table:table-cell>
        </table:table-row>
        <table:table-row table:style-name="ro1">
          <table:table-cell office:value-type="float" office:value="17455333" calcext:value-type="float">
            <text:p>17455333</text:p>
          </table:table-cell>
          <table:table-cell table:formula="of:=[.A1093]/1000/(60*60*24)" office:value-type="time" office:time-value="PT04H50M55.333S" calcext:value-type="time">
            <text:p>04:5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04.53" calcext:value-type="float">
            <text:p>604.53</text:p>
          </table:table-cell>
          <table:table-cell office:value-type="float" office:value="751.08" calcext:value-type="float">
            <text:p>751.08</text:p>
          </table:table-cell>
        </table:table-row>
        <table:table-row table:style-name="ro1">
          <table:table-cell office:value-type="float" office:value="17471333" calcext:value-type="float">
            <text:p>17471333</text:p>
          </table:table-cell>
          <table:table-cell table:formula="of:=[.A1094]/1000/(60*60*24)" office:value-type="time" office:time-value="PT04H51M11.333S" calcext:value-type="time">
            <text:p>04:5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05.06" calcext:value-type="float">
            <text:p>605.06</text:p>
          </table:table-cell>
          <table:table-cell office:value-type="float" office:value="751.72" calcext:value-type="float">
            <text:p>751.72</text:p>
          </table:table-cell>
        </table:table-row>
        <table:table-row table:style-name="ro1">
          <table:table-cell office:value-type="float" office:value="17487333" calcext:value-type="float">
            <text:p>17487333</text:p>
          </table:table-cell>
          <table:table-cell table:formula="of:=[.A1095]/1000/(60*60*24)" office:value-type="time" office:time-value="PT04H51M27.333S" calcext:value-type="time">
            <text:p>04:5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05.6" calcext:value-type="float">
            <text:p>605.6</text:p>
          </table:table-cell>
          <table:table-cell office:value-type="float" office:value="752.37" calcext:value-type="float">
            <text:p>752.37</text:p>
          </table:table-cell>
        </table:table-row>
        <table:table-row table:style-name="ro1">
          <table:table-cell office:value-type="float" office:value="17503333" calcext:value-type="float">
            <text:p>17503333</text:p>
          </table:table-cell>
          <table:table-cell table:formula="of:=[.A1096]/1000/(60*60*24)" office:value-type="time" office:time-value="PT04H51M43.333S" calcext:value-type="time">
            <text:p>04:5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06.14" calcext:value-type="float">
            <text:p>606.14</text:p>
          </table:table-cell>
          <table:table-cell office:value-type="float" office:value="753.01" calcext:value-type="float">
            <text:p>753.01</text:p>
          </table:table-cell>
        </table:table-row>
        <table:table-row table:style-name="ro1">
          <table:table-cell office:value-type="float" office:value="17519333" calcext:value-type="float">
            <text:p>17519333</text:p>
          </table:table-cell>
          <table:table-cell table:formula="of:=[.A1097]/1000/(60*60*24)" office:value-type="time" office:time-value="PT04H51M59.333S" calcext:value-type="time">
            <text:p>04:5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606.67" calcext:value-type="float">
            <text:p>606.67</text:p>
          </table:table-cell>
          <table:table-cell office:value-type="float" office:value="753.66" calcext:value-type="float">
            <text:p>753.66</text:p>
          </table:table-cell>
        </table:table-row>
        <table:table-row table:style-name="ro1">
          <table:table-cell office:value-type="float" office:value="17535333" calcext:value-type="float">
            <text:p>17535333</text:p>
          </table:table-cell>
          <table:table-cell table:formula="of:=[.A1098]/1000/(60*60*24)" office:value-type="time" office:time-value="PT04H52M15.333S" calcext:value-type="time">
            <text:p>04:5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07.21" calcext:value-type="float">
            <text:p>607.21</text:p>
          </table:table-cell>
          <table:table-cell office:value-type="float" office:value="754.31" calcext:value-type="float">
            <text:p>754.31</text:p>
          </table:table-cell>
        </table:table-row>
        <table:table-row table:style-name="ro1">
          <table:table-cell office:value-type="float" office:value="17551333" calcext:value-type="float">
            <text:p>17551333</text:p>
          </table:table-cell>
          <table:table-cell table:formula="of:=[.A1099]/1000/(60*60*24)" office:value-type="time" office:time-value="PT04H52M31.333S" calcext:value-type="time">
            <text:p>04:5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07.75" calcext:value-type="float">
            <text:p>607.75</text:p>
          </table:table-cell>
          <table:table-cell office:value-type="float" office:value="754.95" calcext:value-type="float">
            <text:p>754.95</text:p>
          </table:table-cell>
        </table:table-row>
        <table:table-row table:style-name="ro1">
          <table:table-cell office:value-type="float" office:value="17567333" calcext:value-type="float">
            <text:p>17567333</text:p>
          </table:table-cell>
          <table:table-cell table:formula="of:=[.A1100]/1000/(60*60*24)" office:value-type="time" office:time-value="PT04H52M47.333S" calcext:value-type="time">
            <text:p>04:5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08.29" calcext:value-type="float">
            <text:p>608.29</text:p>
          </table:table-cell>
          <table:table-cell office:value-type="float" office:value="755.6" calcext:value-type="float">
            <text:p>755.6</text:p>
          </table:table-cell>
        </table:table-row>
        <table:table-row table:style-name="ro1">
          <table:table-cell office:value-type="float" office:value="17583333" calcext:value-type="float">
            <text:p>17583333</text:p>
          </table:table-cell>
          <table:table-cell table:formula="of:=[.A1101]/1000/(60*60*24)" office:value-type="time" office:time-value="PT04H53M03.333S" calcext:value-type="time">
            <text:p>04:5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08.82" calcext:value-type="float">
            <text:p>608.82</text:p>
          </table:table-cell>
          <table:table-cell office:value-type="float" office:value="756.24" calcext:value-type="float">
            <text:p>756.24</text:p>
          </table:table-cell>
        </table:table-row>
        <table:table-row table:style-name="ro1">
          <table:table-cell office:value-type="float" office:value="17599333" calcext:value-type="float">
            <text:p>17599333</text:p>
          </table:table-cell>
          <table:table-cell table:formula="of:=[.A1102]/1000/(60*60*24)" office:value-type="time" office:time-value="PT04H53M19.333S" calcext:value-type="time">
            <text:p>04:5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09.36" calcext:value-type="float">
            <text:p>609.36</text:p>
          </table:table-cell>
          <table:table-cell office:value-type="float" office:value="756.89" calcext:value-type="float">
            <text:p>756.89</text:p>
          </table:table-cell>
        </table:table-row>
        <table:table-row table:style-name="ro1">
          <table:table-cell office:value-type="float" office:value="17615333" calcext:value-type="float">
            <text:p>17615333</text:p>
          </table:table-cell>
          <table:table-cell table:formula="of:=[.A1103]/1000/(60*60*24)" office:value-type="time" office:time-value="PT04H53M35.333S" calcext:value-type="time">
            <text:p>04:5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609.9" calcext:value-type="float">
            <text:p>609.9</text:p>
          </table:table-cell>
          <table:table-cell office:value-type="float" office:value="757.53" calcext:value-type="float">
            <text:p>757.53</text:p>
          </table:table-cell>
        </table:table-row>
        <table:table-row table:style-name="ro1">
          <table:table-cell office:value-type="float" office:value="17631333" calcext:value-type="float">
            <text:p>17631333</text:p>
          </table:table-cell>
          <table:table-cell table:formula="of:=[.A1104]/1000/(60*60*24)" office:value-type="time" office:time-value="PT04H53M51.333S" calcext:value-type="time">
            <text:p>04:5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10.43" calcext:value-type="float">
            <text:p>610.43</text:p>
          </table:table-cell>
          <table:table-cell office:value-type="float" office:value="758.17" calcext:value-type="float">
            <text:p>758.17</text:p>
          </table:table-cell>
        </table:table-row>
        <table:table-row table:style-name="ro1">
          <table:table-cell office:value-type="float" office:value="17647333" calcext:value-type="float">
            <text:p>17647333</text:p>
          </table:table-cell>
          <table:table-cell table:formula="of:=[.A1105]/1000/(60*60*24)" office:value-type="time" office:time-value="PT04H54M07.333S" calcext:value-type="time">
            <text:p>04:5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10.97" calcext:value-type="float">
            <text:p>610.97</text:p>
          </table:table-cell>
          <table:table-cell office:value-type="float" office:value="758.82" calcext:value-type="float">
            <text:p>758.82</text:p>
          </table:table-cell>
        </table:table-row>
        <table:table-row table:style-name="ro1">
          <table:table-cell office:value-type="float" office:value="17663333" calcext:value-type="float">
            <text:p>17663333</text:p>
          </table:table-cell>
          <table:table-cell table:formula="of:=[.A1106]/1000/(60*60*24)" office:value-type="time" office:time-value="PT04H54M23.333S" calcext:value-type="time">
            <text:p>04:5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5.33" calcext:value-type="float">
            <text:p>145.33</text:p>
          </table:table-cell>
          <table:table-cell office:value-type="float" office:value="611.51" calcext:value-type="float">
            <text:p>611.51</text:p>
          </table:table-cell>
          <table:table-cell office:value-type="float" office:value="759.46" calcext:value-type="float">
            <text:p>759.46</text:p>
          </table:table-cell>
        </table:table-row>
        <table:table-row table:style-name="ro1">
          <table:table-cell office:value-type="float" office:value="17679333" calcext:value-type="float">
            <text:p>17679333</text:p>
          </table:table-cell>
          <table:table-cell table:formula="of:=[.A1107]/1000/(60*60*24)" office:value-type="time" office:time-value="PT04H54M39.333S" calcext:value-type="time">
            <text:p>04:5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2.04" calcext:value-type="float">
            <text:p>612.04</text:p>
          </table:table-cell>
          <table:table-cell office:value-type="float" office:value="760.11" calcext:value-type="float">
            <text:p>760.11</text:p>
          </table:table-cell>
        </table:table-row>
        <table:table-row table:style-name="ro1">
          <table:table-cell office:value-type="float" office:value="17695333" calcext:value-type="float">
            <text:p>17695333</text:p>
          </table:table-cell>
          <table:table-cell table:formula="of:=[.A1108]/1000/(60*60*24)" office:value-type="time" office:time-value="PT04H54M55.333S" calcext:value-type="time">
            <text:p>04:5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2.58" calcext:value-type="float">
            <text:p>612.58</text:p>
          </table:table-cell>
          <table:table-cell office:value-type="float" office:value="760.75" calcext:value-type="float">
            <text:p>760.75</text:p>
          </table:table-cell>
        </table:table-row>
        <table:table-row table:style-name="ro1">
          <table:table-cell office:value-type="float" office:value="17711333" calcext:value-type="float">
            <text:p>17711333</text:p>
          </table:table-cell>
          <table:table-cell table:formula="of:=[.A1109]/1000/(60*60*24)" office:value-type="time" office:time-value="PT04H55M11.333S" calcext:value-type="time">
            <text:p>04:5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13.12" calcext:value-type="float">
            <text:p>613.12</text:p>
          </table:table-cell>
          <table:table-cell office:value-type="float" office:value="761.4" calcext:value-type="float">
            <text:p>761.4</text:p>
          </table:table-cell>
        </table:table-row>
        <table:table-row table:style-name="ro1">
          <table:table-cell office:value-type="float" office:value="17727333" calcext:value-type="float">
            <text:p>17727333</text:p>
          </table:table-cell>
          <table:table-cell table:formula="of:=[.A1110]/1000/(60*60*24)" office:value-type="time" office:time-value="PT04H55M27.333S" calcext:value-type="time">
            <text:p>04:5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3.65" calcext:value-type="float">
            <text:p>613.65</text:p>
          </table:table-cell>
          <table:table-cell office:value-type="float" office:value="762.04" calcext:value-type="float">
            <text:p>762.04</text:p>
          </table:table-cell>
        </table:table-row>
        <table:table-row table:style-name="ro1">
          <table:table-cell office:value-type="float" office:value="17743333" calcext:value-type="float">
            <text:p>17743333</text:p>
          </table:table-cell>
          <table:table-cell table:formula="of:=[.A1111]/1000/(60*60*24)" office:value-type="time" office:time-value="PT04H55M43.333S" calcext:value-type="time">
            <text:p>04:5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4.19" calcext:value-type="float">
            <text:p>614.19</text:p>
          </table:table-cell>
          <table:table-cell office:value-type="float" office:value="762.68" calcext:value-type="float">
            <text:p>762.68</text:p>
          </table:table-cell>
        </table:table-row>
        <table:table-row table:style-name="ro1">
          <table:table-cell office:value-type="float" office:value="17759333" calcext:value-type="float">
            <text:p>17759333</text:p>
          </table:table-cell>
          <table:table-cell table:formula="of:=[.A1112]/1000/(60*60*24)" office:value-type="time" office:time-value="PT04H55M59.333S" calcext:value-type="time">
            <text:p>04:5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4.73" calcext:value-type="float">
            <text:p>614.73</text:p>
          </table:table-cell>
          <table:table-cell office:value-type="float" office:value="763.33" calcext:value-type="float">
            <text:p>763.33</text:p>
          </table:table-cell>
        </table:table-row>
        <table:table-row table:style-name="ro1">
          <table:table-cell office:value-type="float" office:value="17775333" calcext:value-type="float">
            <text:p>17775333</text:p>
          </table:table-cell>
          <table:table-cell table:formula="of:=[.A1113]/1000/(60*60*24)" office:value-type="time" office:time-value="PT04H56M15.333S" calcext:value-type="time">
            <text:p>04:5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5.26" calcext:value-type="float">
            <text:p>615.26</text:p>
          </table:table-cell>
          <table:table-cell office:value-type="float" office:value="763.97" calcext:value-type="float">
            <text:p>763.97</text:p>
          </table:table-cell>
        </table:table-row>
        <table:table-row table:style-name="ro1">
          <table:table-cell office:value-type="float" office:value="17791333" calcext:value-type="float">
            <text:p>17791333</text:p>
          </table:table-cell>
          <table:table-cell table:formula="of:=[.A1114]/1000/(60*60*24)" office:value-type="time" office:time-value="PT04H56M31.333S" calcext:value-type="time">
            <text:p>04:5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5.8" calcext:value-type="float">
            <text:p>615.8</text:p>
          </table:table-cell>
          <table:table-cell office:value-type="float" office:value="764.62" calcext:value-type="float">
            <text:p>764.62</text:p>
          </table:table-cell>
        </table:table-row>
        <table:table-row table:style-name="ro1">
          <table:table-cell office:value-type="float" office:value="17807333" calcext:value-type="float">
            <text:p>17807333</text:p>
          </table:table-cell>
          <table:table-cell table:formula="of:=[.A1115]/1000/(60*60*24)" office:value-type="time" office:time-value="PT04H56M47.333S" calcext:value-type="time">
            <text:p>04:5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6.34" calcext:value-type="float">
            <text:p>616.34</text:p>
          </table:table-cell>
          <table:table-cell office:value-type="float" office:value="765.26" calcext:value-type="float">
            <text:p>765.26</text:p>
          </table:table-cell>
        </table:table-row>
        <table:table-row table:style-name="ro1">
          <table:table-cell office:value-type="float" office:value="17823333" calcext:value-type="float">
            <text:p>17823333</text:p>
          </table:table-cell>
          <table:table-cell table:formula="of:=[.A1116]/1000/(60*60*24)" office:value-type="time" office:time-value="PT04H57M03.333S" calcext:value-type="time">
            <text:p>04:5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6.87" calcext:value-type="float">
            <text:p>616.87</text:p>
          </table:table-cell>
          <table:table-cell office:value-type="float" office:value="765.9" calcext:value-type="float">
            <text:p>765.9</text:p>
          </table:table-cell>
        </table:table-row>
        <table:table-row table:style-name="ro1">
          <table:table-cell office:value-type="float" office:value="17839333" calcext:value-type="float">
            <text:p>17839333</text:p>
          </table:table-cell>
          <table:table-cell table:formula="of:=[.A1117]/1000/(60*60*24)" office:value-type="time" office:time-value="PT04H57M19.333S" calcext:value-type="time">
            <text:p>04:5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7.41" calcext:value-type="float">
            <text:p>617.41</text:p>
          </table:table-cell>
          <table:table-cell office:value-type="float" office:value="766.55" calcext:value-type="float">
            <text:p>766.55</text:p>
          </table:table-cell>
        </table:table-row>
        <table:table-row table:style-name="ro1">
          <table:table-cell office:value-type="float" office:value="17855333" calcext:value-type="float">
            <text:p>17855333</text:p>
          </table:table-cell>
          <table:table-cell table:formula="of:=[.A1118]/1000/(60*60*24)" office:value-type="time" office:time-value="PT04H57M35.333S" calcext:value-type="time">
            <text:p>04:5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7.94" calcext:value-type="float">
            <text:p>617.94</text:p>
          </table:table-cell>
          <table:table-cell office:value-type="float" office:value="767.19" calcext:value-type="float">
            <text:p>767.19</text:p>
          </table:table-cell>
        </table:table-row>
        <table:table-row table:style-name="ro1">
          <table:table-cell office:value-type="float" office:value="17871333" calcext:value-type="float">
            <text:p>17871333</text:p>
          </table:table-cell>
          <table:table-cell table:formula="of:=[.A1119]/1000/(60*60*24)" office:value-type="time" office:time-value="PT04H57M51.333S" calcext:value-type="time">
            <text:p>04:5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8.48" calcext:value-type="float">
            <text:p>618.48</text:p>
          </table:table-cell>
          <table:table-cell office:value-type="float" office:value="767.83" calcext:value-type="float">
            <text:p>767.83</text:p>
          </table:table-cell>
        </table:table-row>
        <table:table-row table:style-name="ro1">
          <table:table-cell office:value-type="float" office:value="17887333" calcext:value-type="float">
            <text:p>17887333</text:p>
          </table:table-cell>
          <table:table-cell table:formula="of:=[.A1120]/1000/(60*60*24)" office:value-type="time" office:time-value="PT04H58M07.333S" calcext:value-type="time">
            <text:p>04:5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9.02" calcext:value-type="float">
            <text:p>619.02</text:p>
          </table:table-cell>
          <table:table-cell office:value-type="float" office:value="768.48" calcext:value-type="float">
            <text:p>768.48</text:p>
          </table:table-cell>
        </table:table-row>
        <table:table-row table:style-name="ro1">
          <table:table-cell office:value-type="float" office:value="17903333" calcext:value-type="float">
            <text:p>17903333</text:p>
          </table:table-cell>
          <table:table-cell table:formula="of:=[.A1121]/1000/(60*60*24)" office:value-type="time" office:time-value="PT04H58M23.333S" calcext:value-type="time">
            <text:p>04:5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9.55" calcext:value-type="float">
            <text:p>619.55</text:p>
          </table:table-cell>
          <table:table-cell office:value-type="float" office:value="769.12" calcext:value-type="float">
            <text:p>769.12</text:p>
          </table:table-cell>
        </table:table-row>
        <table:table-row table:style-name="ro1">
          <table:table-cell office:value-type="float" office:value="17919333" calcext:value-type="float">
            <text:p>17919333</text:p>
          </table:table-cell>
          <table:table-cell table:formula="of:=[.A1122]/1000/(60*60*24)" office:value-type="time" office:time-value="PT04H58M39.333S" calcext:value-type="time">
            <text:p>04:5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0.09" calcext:value-type="float">
            <text:p>620.09</text:p>
          </table:table-cell>
          <table:table-cell office:value-type="float" office:value="769.77" calcext:value-type="float">
            <text:p>769.77</text:p>
          </table:table-cell>
        </table:table-row>
        <table:table-row table:style-name="ro1">
          <table:table-cell office:value-type="float" office:value="17935333" calcext:value-type="float">
            <text:p>17935333</text:p>
          </table:table-cell>
          <table:table-cell table:formula="of:=[.A1123]/1000/(60*60*24)" office:value-type="time" office:time-value="PT04H58M55.333S" calcext:value-type="time">
            <text:p>04:5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20.63" calcext:value-type="float">
            <text:p>620.63</text:p>
          </table:table-cell>
          <table:table-cell office:value-type="float" office:value="770.41" calcext:value-type="float">
            <text:p>770.41</text:p>
          </table:table-cell>
        </table:table-row>
        <table:table-row table:style-name="ro1">
          <table:table-cell office:value-type="float" office:value="17951333" calcext:value-type="float">
            <text:p>17951333</text:p>
          </table:table-cell>
          <table:table-cell table:formula="of:=[.A1124]/1000/(60*60*24)" office:value-type="time" office:time-value="PT04H59M11.333S" calcext:value-type="time">
            <text:p>04:5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1.16" calcext:value-type="float">
            <text:p>621.16</text:p>
          </table:table-cell>
          <table:table-cell office:value-type="float" office:value="771.05" calcext:value-type="float">
            <text:p>771.05</text:p>
          </table:table-cell>
        </table:table-row>
        <table:table-row table:style-name="ro1">
          <table:table-cell office:value-type="float" office:value="17967333" calcext:value-type="float">
            <text:p>17967333</text:p>
          </table:table-cell>
          <table:table-cell table:formula="of:=[.A1125]/1000/(60*60*24)" office:value-type="time" office:time-value="PT04H59M27.333S" calcext:value-type="time">
            <text:p>04:5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21.7" calcext:value-type="float">
            <text:p>621.7</text:p>
          </table:table-cell>
          <table:table-cell office:value-type="float" office:value="771.7" calcext:value-type="float">
            <text:p>771.7</text:p>
          </table:table-cell>
        </table:table-row>
        <table:table-row table:style-name="ro1">
          <table:table-cell office:value-type="float" office:value="17983333" calcext:value-type="float">
            <text:p>17983333</text:p>
          </table:table-cell>
          <table:table-cell table:formula="of:=[.A1126]/1000/(60*60*24)" office:value-type="time" office:time-value="PT04H59M43.333S" calcext:value-type="time">
            <text:p>04:5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2.23" calcext:value-type="float">
            <text:p>622.23</text:p>
          </table:table-cell>
          <table:table-cell office:value-type="float" office:value="772.34" calcext:value-type="float">
            <text:p>772.34</text:p>
          </table:table-cell>
        </table:table-row>
        <table:table-row table:style-name="ro1">
          <table:table-cell office:value-type="float" office:value="17999333" calcext:value-type="float">
            <text:p>17999333</text:p>
          </table:table-cell>
          <table:table-cell table:formula="of:=[.A1127]/1000/(60*60*24)" office:value-type="time" office:time-value="PT04H59M59.333S" calcext:value-type="time">
            <text:p>04:5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622.77" calcext:value-type="float">
            <text:p>622.77</text:p>
          </table:table-cell>
          <table:table-cell office:value-type="float" office:value="772.98" calcext:value-type="float">
            <text:p>772.98</text:p>
          </table:table-cell>
        </table:table-row>
        <table:table-row table:style-name="ro1">
          <table:table-cell office:value-type="float" office:value="18015333" calcext:value-type="float">
            <text:p>18015333</text:p>
          </table:table-cell>
          <table:table-cell table:formula="of:=[.A1128]/1000/(60*60*24)" office:value-type="time" office:time-value="PT05H00M15.333S" calcext:value-type="time">
            <text:p>05:0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23.31" calcext:value-type="float">
            <text:p>623.31</text:p>
          </table:table-cell>
          <table:table-cell office:value-type="float" office:value="773.63" calcext:value-type="float">
            <text:p>773.63</text:p>
          </table:table-cell>
        </table:table-row>
        <table:table-row table:style-name="ro1">
          <table:table-cell office:value-type="float" office:value="18031333" calcext:value-type="float">
            <text:p>18031333</text:p>
          </table:table-cell>
          <table:table-cell table:formula="of:=[.A1129]/1000/(60*60*24)" office:value-type="time" office:time-value="PT05H00M31.333S" calcext:value-type="time">
            <text:p>05:0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3.84" calcext:value-type="float">
            <text:p>623.84</text:p>
          </table:table-cell>
          <table:table-cell office:value-type="float" office:value="774.27" calcext:value-type="float">
            <text:p>774.27</text:p>
          </table:table-cell>
        </table:table-row>
        <table:table-row table:style-name="ro1">
          <table:table-cell office:value-type="float" office:value="18047333" calcext:value-type="float">
            <text:p>18047333</text:p>
          </table:table-cell>
          <table:table-cell table:formula="of:=[.A1130]/1000/(60*60*24)" office:value-type="time" office:time-value="PT05H00M47.333S" calcext:value-type="time">
            <text:p>05:0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4.38" calcext:value-type="float">
            <text:p>624.38</text:p>
          </table:table-cell>
          <table:table-cell office:value-type="float" office:value="774.91" calcext:value-type="float">
            <text:p>774.91</text:p>
          </table:table-cell>
        </table:table-row>
        <table:table-row table:style-name="ro1">
          <table:table-cell office:value-type="float" office:value="18063333" calcext:value-type="float">
            <text:p>18063333</text:p>
          </table:table-cell>
          <table:table-cell table:formula="of:=[.A1131]/1000/(60*60*24)" office:value-type="time" office:time-value="PT05H01M03.333S" calcext:value-type="time">
            <text:p>05:0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4.91" calcext:value-type="float">
            <text:p>624.91</text:p>
          </table:table-cell>
          <table:table-cell office:value-type="float" office:value="775.55" calcext:value-type="float">
            <text:p>775.55</text:p>
          </table:table-cell>
        </table:table-row>
        <table:table-row table:style-name="ro1">
          <table:table-cell office:value-type="float" office:value="18079333" calcext:value-type="float">
            <text:p>18079333</text:p>
          </table:table-cell>
          <table:table-cell table:formula="of:=[.A1132]/1000/(60*60*24)" office:value-type="time" office:time-value="PT05H01M19.333S" calcext:value-type="time">
            <text:p>05:0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5.45" calcext:value-type="float">
            <text:p>625.45</text:p>
          </table:table-cell>
          <table:table-cell office:value-type="float" office:value="776.2" calcext:value-type="float">
            <text:p>776.2</text:p>
          </table:table-cell>
        </table:table-row>
        <table:table-row table:style-name="ro1">
          <table:table-cell office:value-type="float" office:value="18095333" calcext:value-type="float">
            <text:p>18095333</text:p>
          </table:table-cell>
          <table:table-cell table:formula="of:=[.A1133]/1000/(60*60*24)" office:value-type="time" office:time-value="PT05H01M35.333S" calcext:value-type="time">
            <text:p>05:0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5.98" calcext:value-type="float">
            <text:p>625.98</text:p>
          </table:table-cell>
          <table:table-cell office:value-type="float" office:value="776.84" calcext:value-type="float">
            <text:p>776.84</text:p>
          </table:table-cell>
        </table:table-row>
        <table:table-row table:style-name="ro1">
          <table:table-cell office:value-type="float" office:value="18111333" calcext:value-type="float">
            <text:p>18111333</text:p>
          </table:table-cell>
          <table:table-cell table:formula="of:=[.A1134]/1000/(60*60*24)" office:value-type="time" office:time-value="PT05H01M51.333S" calcext:value-type="time">
            <text:p>05:0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26.52" calcext:value-type="float">
            <text:p>626.52</text:p>
          </table:table-cell>
          <table:table-cell office:value-type="float" office:value="777.48" calcext:value-type="float">
            <text:p>777.48</text:p>
          </table:table-cell>
        </table:table-row>
        <table:table-row table:style-name="ro1">
          <table:table-cell office:value-type="float" office:value="18127333" calcext:value-type="float">
            <text:p>18127333</text:p>
          </table:table-cell>
          <table:table-cell table:formula="of:=[.A1135]/1000/(60*60*24)" office:value-type="time" office:time-value="PT05H02M07.333S" calcext:value-type="time">
            <text:p>05:0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27.06" calcext:value-type="float">
            <text:p>627.06</text:p>
          </table:table-cell>
          <table:table-cell office:value-type="float" office:value="778.12" calcext:value-type="float">
            <text:p>778.12</text:p>
          </table:table-cell>
        </table:table-row>
        <table:table-row table:style-name="ro1">
          <table:table-cell office:value-type="float" office:value="18143333" calcext:value-type="float">
            <text:p>18143333</text:p>
          </table:table-cell>
          <table:table-cell table:formula="of:=[.A1136]/1000/(60*60*24)" office:value-type="time" office:time-value="PT05H02M23.333S" calcext:value-type="time">
            <text:p>05:0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7.59" calcext:value-type="float">
            <text:p>627.59</text:p>
          </table:table-cell>
          <table:table-cell office:value-type="float" office:value="778.77" calcext:value-type="float">
            <text:p>778.77</text:p>
          </table:table-cell>
        </table:table-row>
        <table:table-row table:style-name="ro1">
          <table:table-cell office:value-type="float" office:value="18159333" calcext:value-type="float">
            <text:p>18159333</text:p>
          </table:table-cell>
          <table:table-cell table:formula="of:=[.A1137]/1000/(60*60*24)" office:value-type="time" office:time-value="PT05H02M39.333S" calcext:value-type="time">
            <text:p>05:0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28.13" calcext:value-type="float">
            <text:p>628.13</text:p>
          </table:table-cell>
          <table:table-cell office:value-type="float" office:value="779.41" calcext:value-type="float">
            <text:p>779.41</text:p>
          </table:table-cell>
        </table:table-row>
        <table:table-row table:style-name="ro1">
          <table:table-cell office:value-type="float" office:value="18175333" calcext:value-type="float">
            <text:p>18175333</text:p>
          </table:table-cell>
          <table:table-cell table:formula="of:=[.A1138]/1000/(60*60*24)" office:value-type="time" office:time-value="PT05H02M55.333S" calcext:value-type="time">
            <text:p>05:0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28.66" calcext:value-type="float">
            <text:p>628.66</text:p>
          </table:table-cell>
          <table:table-cell office:value-type="float" office:value="780.05" calcext:value-type="float">
            <text:p>780.05</text:p>
          </table:table-cell>
        </table:table-row>
        <table:table-row table:style-name="ro1">
          <table:table-cell office:value-type="float" office:value="18191333" calcext:value-type="float">
            <text:p>18191333</text:p>
          </table:table-cell>
          <table:table-cell table:formula="of:=[.A1139]/1000/(60*60*24)" office:value-type="time" office:time-value="PT05H03M11.333S" calcext:value-type="time">
            <text:p>05:0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29.2" calcext:value-type="float">
            <text:p>629.2</text:p>
          </table:table-cell>
          <table:table-cell office:value-type="float" office:value="780.69" calcext:value-type="float">
            <text:p>780.69</text:p>
          </table:table-cell>
        </table:table-row>
        <table:table-row table:style-name="ro1">
          <table:table-cell office:value-type="float" office:value="18207333" calcext:value-type="float">
            <text:p>18207333</text:p>
          </table:table-cell>
          <table:table-cell table:formula="of:=[.A1140]/1000/(60*60*24)" office:value-type="time" office:time-value="PT05H03M27.333S" calcext:value-type="time">
            <text:p>05:0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29.73" calcext:value-type="float">
            <text:p>629.73</text:p>
          </table:table-cell>
          <table:table-cell office:value-type="float" office:value="781.33" calcext:value-type="float">
            <text:p>781.33</text:p>
          </table:table-cell>
        </table:table-row>
        <table:table-row table:style-name="ro1">
          <table:table-cell office:value-type="float" office:value="18223333" calcext:value-type="float">
            <text:p>18223333</text:p>
          </table:table-cell>
          <table:table-cell table:formula="of:=[.A1141]/1000/(60*60*24)" office:value-type="time" office:time-value="PT05H03M43.333S" calcext:value-type="time">
            <text:p>05:0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30.27" calcext:value-type="float">
            <text:p>630.27</text:p>
          </table:table-cell>
          <table:table-cell office:value-type="float" office:value="781.98" calcext:value-type="float">
            <text:p>781.98</text:p>
          </table:table-cell>
        </table:table-row>
        <table:table-row table:style-name="ro1">
          <table:table-cell office:value-type="float" office:value="18239333" calcext:value-type="float">
            <text:p>18239333</text:p>
          </table:table-cell>
          <table:table-cell table:formula="of:=[.A1142]/1000/(60*60*24)" office:value-type="time" office:time-value="PT05H03M59.333S" calcext:value-type="time">
            <text:p>05:0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630.8" calcext:value-type="float">
            <text:p>630.8</text:p>
          </table:table-cell>
          <table:table-cell office:value-type="float" office:value="782.62" calcext:value-type="float">
            <text:p>782.62</text:p>
          </table:table-cell>
        </table:table-row>
        <table:table-row table:style-name="ro1">
          <table:table-cell office:value-type="float" office:value="18255333" calcext:value-type="float">
            <text:p>18255333</text:p>
          </table:table-cell>
          <table:table-cell table:formula="of:=[.A1143]/1000/(60*60*24)" office:value-type="time" office:time-value="PT05H04M15.333S" calcext:value-type="time">
            <text:p>05:0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31.34" calcext:value-type="float">
            <text:p>631.34</text:p>
          </table:table-cell>
          <table:table-cell office:value-type="float" office:value="783.26" calcext:value-type="float">
            <text:p>783.26</text:p>
          </table:table-cell>
        </table:table-row>
        <table:table-row table:style-name="ro1">
          <table:table-cell office:value-type="float" office:value="18271333" calcext:value-type="float">
            <text:p>18271333</text:p>
          </table:table-cell>
          <table:table-cell table:formula="of:=[.A1144]/1000/(60*60*24)" office:value-type="time" office:time-value="PT05H04M31.333S" calcext:value-type="time">
            <text:p>05:0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31.87" calcext:value-type="float">
            <text:p>631.87</text:p>
          </table:table-cell>
          <table:table-cell office:value-type="float" office:value="783.9" calcext:value-type="float">
            <text:p>783.9</text:p>
          </table:table-cell>
        </table:table-row>
        <table:table-row table:style-name="ro1">
          <table:table-cell office:value-type="float" office:value="18287333" calcext:value-type="float">
            <text:p>18287333</text:p>
          </table:table-cell>
          <table:table-cell table:formula="of:=[.A1145]/1000/(60*60*24)" office:value-type="time" office:time-value="PT05H04M47.333S" calcext:value-type="time">
            <text:p>05:0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632.41" calcext:value-type="float">
            <text:p>632.41</text:p>
          </table:table-cell>
          <table:table-cell office:value-type="float" office:value="784.54" calcext:value-type="float">
            <text:p>784.54</text:p>
          </table:table-cell>
        </table:table-row>
        <table:table-row table:style-name="ro1">
          <table:table-cell office:value-type="float" office:value="18303333" calcext:value-type="float">
            <text:p>18303333</text:p>
          </table:table-cell>
          <table:table-cell table:formula="of:=[.A1146]/1000/(60*60*24)" office:value-type="time" office:time-value="PT05H05M03.333S" calcext:value-type="time">
            <text:p>05:0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32.94" calcext:value-type="float">
            <text:p>632.94</text:p>
          </table:table-cell>
          <table:table-cell office:value-type="float" office:value="785.19" calcext:value-type="float">
            <text:p>785.19</text:p>
          </table:table-cell>
        </table:table-row>
        <table:table-row table:style-name="ro1">
          <table:table-cell office:value-type="float" office:value="18319333" calcext:value-type="float">
            <text:p>18319333</text:p>
          </table:table-cell>
          <table:table-cell table:formula="of:=[.A1147]/1000/(60*60*24)" office:value-type="time" office:time-value="PT05H05M19.333S" calcext:value-type="time">
            <text:p>05:0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633.48" calcext:value-type="float">
            <text:p>633.48</text:p>
          </table:table-cell>
          <table:table-cell office:value-type="float" office:value="785.83" calcext:value-type="float">
            <text:p>785.83</text:p>
          </table:table-cell>
        </table:table-row>
        <table:table-row table:style-name="ro1">
          <table:table-cell office:value-type="float" office:value="18335333" calcext:value-type="float">
            <text:p>18335333</text:p>
          </table:table-cell>
          <table:table-cell table:formula="of:=[.A1148]/1000/(60*60*24)" office:value-type="time" office:time-value="PT05H05M35.333S" calcext:value-type="time">
            <text:p>05:0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634.01" calcext:value-type="float">
            <text:p>634.01</text:p>
          </table:table-cell>
          <table:table-cell office:value-type="float" office:value="786.47" calcext:value-type="float">
            <text:p>786.47</text:p>
          </table:table-cell>
        </table:table-row>
        <table:table-row table:style-name="ro1">
          <table:table-cell office:value-type="float" office:value="18351333" calcext:value-type="float">
            <text:p>18351333</text:p>
          </table:table-cell>
          <table:table-cell table:formula="of:=[.A1149]/1000/(60*60*24)" office:value-type="time" office:time-value="PT05H05M51.333S" calcext:value-type="time">
            <text:p>05:0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634.55" calcext:value-type="float">
            <text:p>634.55</text:p>
          </table:table-cell>
          <table:table-cell office:value-type="float" office:value="787.11" calcext:value-type="float">
            <text:p>787.11</text:p>
          </table:table-cell>
        </table:table-row>
        <table:table-row table:style-name="ro1">
          <table:table-cell office:value-type="float" office:value="18367333" calcext:value-type="float">
            <text:p>18367333</text:p>
          </table:table-cell>
          <table:table-cell table:formula="of:=[.A1150]/1000/(60*60*24)" office:value-type="time" office:time-value="PT05H06M07.333S" calcext:value-type="time">
            <text:p>05:0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35.08" calcext:value-type="float">
            <text:p>635.08</text:p>
          </table:table-cell>
          <table:table-cell office:value-type="float" office:value="787.75" calcext:value-type="float">
            <text:p>787.75</text:p>
          </table:table-cell>
        </table:table-row>
        <table:table-row table:style-name="ro1">
          <table:table-cell office:value-type="float" office:value="18383333" calcext:value-type="float">
            <text:p>18383333</text:p>
          </table:table-cell>
          <table:table-cell table:formula="of:=[.A1151]/1000/(60*60*24)" office:value-type="time" office:time-value="PT05H06M23.333S" calcext:value-type="time">
            <text:p>05:0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35.62" calcext:value-type="float">
            <text:p>635.62</text:p>
          </table:table-cell>
          <table:table-cell office:value-type="float" office:value="788.39" calcext:value-type="float">
            <text:p>788.39</text:p>
          </table:table-cell>
        </table:table-row>
        <table:table-row table:style-name="ro1">
          <table:table-cell office:value-type="float" office:value="18399333" calcext:value-type="float">
            <text:p>18399333</text:p>
          </table:table-cell>
          <table:table-cell table:formula="of:=[.A1152]/1000/(60*60*24)" office:value-type="time" office:time-value="PT05H06M39.333S" calcext:value-type="time">
            <text:p>05:0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36.15" calcext:value-type="float">
            <text:p>636.15</text:p>
          </table:table-cell>
          <table:table-cell office:value-type="float" office:value="789.03" calcext:value-type="float">
            <text:p>789.03</text:p>
          </table:table-cell>
        </table:table-row>
        <table:table-row table:style-name="ro1">
          <table:table-cell office:value-type="float" office:value="18415333" calcext:value-type="float">
            <text:p>18415333</text:p>
          </table:table-cell>
          <table:table-cell table:formula="of:=[.A1153]/1000/(60*60*24)" office:value-type="time" office:time-value="PT05H06M55.333S" calcext:value-type="time">
            <text:p>05:0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36.69" calcext:value-type="float">
            <text:p>636.69</text:p>
          </table:table-cell>
          <table:table-cell office:value-type="float" office:value="789.67" calcext:value-type="float">
            <text:p>789.67</text:p>
          </table:table-cell>
        </table:table-row>
        <table:table-row table:style-name="ro1">
          <table:table-cell office:value-type="float" office:value="18431333" calcext:value-type="float">
            <text:p>18431333</text:p>
          </table:table-cell>
          <table:table-cell table:formula="of:=[.A1154]/1000/(60*60*24)" office:value-type="time" office:time-value="PT05H07M11.333S" calcext:value-type="time">
            <text:p>05:0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37.23" calcext:value-type="float">
            <text:p>637.23</text:p>
          </table:table-cell>
          <table:table-cell office:value-type="float" office:value="790.31" calcext:value-type="float">
            <text:p>790.31</text:p>
          </table:table-cell>
        </table:table-row>
        <table:table-row table:style-name="ro1">
          <table:table-cell office:value-type="float" office:value="18447333" calcext:value-type="float">
            <text:p>18447333</text:p>
          </table:table-cell>
          <table:table-cell table:formula="of:=[.A1155]/1000/(60*60*24)" office:value-type="time" office:time-value="PT05H07M27.333S" calcext:value-type="time">
            <text:p>05:0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37.76" calcext:value-type="float">
            <text:p>637.76</text:p>
          </table:table-cell>
          <table:table-cell office:value-type="float" office:value="790.95" calcext:value-type="float">
            <text:p>790.95</text:p>
          </table:table-cell>
        </table:table-row>
        <table:table-row table:style-name="ro1">
          <table:table-cell office:value-type="float" office:value="18463333" calcext:value-type="float">
            <text:p>18463333</text:p>
          </table:table-cell>
          <table:table-cell table:formula="of:=[.A1156]/1000/(60*60*24)" office:value-type="time" office:time-value="PT05H07M43.333S" calcext:value-type="time">
            <text:p>05:0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38.29" calcext:value-type="float">
            <text:p>638.29</text:p>
          </table:table-cell>
          <table:table-cell office:value-type="float" office:value="791.59" calcext:value-type="float">
            <text:p>791.59</text:p>
          </table:table-cell>
        </table:table-row>
        <table:table-row table:style-name="ro1">
          <table:table-cell office:value-type="float" office:value="18479333" calcext:value-type="float">
            <text:p>18479333</text:p>
          </table:table-cell>
          <table:table-cell table:formula="of:=[.A1157]/1000/(60*60*24)" office:value-type="time" office:time-value="PT05H07M59.333S" calcext:value-type="time">
            <text:p>05:0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38.83" calcext:value-type="float">
            <text:p>638.83</text:p>
          </table:table-cell>
          <table:table-cell office:value-type="float" office:value="792.23" calcext:value-type="float">
            <text:p>792.23</text:p>
          </table:table-cell>
        </table:table-row>
        <table:table-row table:style-name="ro1">
          <table:table-cell office:value-type="float" office:value="18495333" calcext:value-type="float">
            <text:p>18495333</text:p>
          </table:table-cell>
          <table:table-cell table:formula="of:=[.A1158]/1000/(60*60*24)" office:value-type="time" office:time-value="PT05H08M15.333S" calcext:value-type="time">
            <text:p>05:0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39.36" calcext:value-type="float">
            <text:p>639.36</text:p>
          </table:table-cell>
          <table:table-cell office:value-type="float" office:value="792.87" calcext:value-type="float">
            <text:p>792.87</text:p>
          </table:table-cell>
        </table:table-row>
        <table:table-row table:style-name="ro1">
          <table:table-cell office:value-type="float" office:value="18511333" calcext:value-type="float">
            <text:p>18511333</text:p>
          </table:table-cell>
          <table:table-cell table:formula="of:=[.A1159]/1000/(60*60*24)" office:value-type="time" office:time-value="PT05H08M31.333S" calcext:value-type="time">
            <text:p>05:0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39.9" calcext:value-type="float">
            <text:p>639.9</text:p>
          </table:table-cell>
          <table:table-cell office:value-type="float" office:value="793.51" calcext:value-type="float">
            <text:p>793.51</text:p>
          </table:table-cell>
        </table:table-row>
        <table:table-row table:style-name="ro1">
          <table:table-cell office:value-type="float" office:value="18527333" calcext:value-type="float">
            <text:p>18527333</text:p>
          </table:table-cell>
          <table:table-cell table:formula="of:=[.A1160]/1000/(60*60*24)" office:value-type="time" office:time-value="PT05H08M47.333S" calcext:value-type="time">
            <text:p>05:0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40.43" calcext:value-type="float">
            <text:p>640.43</text:p>
          </table:table-cell>
          <table:table-cell office:value-type="float" office:value="794.15" calcext:value-type="float">
            <text:p>794.15</text:p>
          </table:table-cell>
        </table:table-row>
        <table:table-row table:style-name="ro1">
          <table:table-cell office:value-type="float" office:value="18543333" calcext:value-type="float">
            <text:p>18543333</text:p>
          </table:table-cell>
          <table:table-cell table:formula="of:=[.A1161]/1000/(60*60*24)" office:value-type="time" office:time-value="PT05H09M03.333S" calcext:value-type="time">
            <text:p>05:0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4.36" calcext:value-type="float">
            <text:p>144.36</text:p>
          </table:table-cell>
          <table:table-cell office:value-type="float" office:value="640.97" calcext:value-type="float">
            <text:p>640.97</text:p>
          </table:table-cell>
          <table:table-cell office:value-type="float" office:value="794.79" calcext:value-type="float">
            <text:p>794.79</text:p>
          </table:table-cell>
        </table:table-row>
        <table:table-row table:style-name="ro1">
          <table:table-cell office:value-type="float" office:value="18559333" calcext:value-type="float">
            <text:p>18559333</text:p>
          </table:table-cell>
          <table:table-cell table:formula="of:=[.A1162]/1000/(60*60*24)" office:value-type="time" office:time-value="PT05H09M19.333S" calcext:value-type="time">
            <text:p>05:0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41.5" calcext:value-type="float">
            <text:p>641.5</text:p>
          </table:table-cell>
          <table:table-cell office:value-type="float" office:value="795.43" calcext:value-type="float">
            <text:p>795.43</text:p>
          </table:table-cell>
        </table:table-row>
        <table:table-row table:style-name="ro1">
          <table:table-cell office:value-type="float" office:value="18575333" calcext:value-type="float">
            <text:p>18575333</text:p>
          </table:table-cell>
          <table:table-cell table:formula="of:=[.A1163]/1000/(60*60*24)" office:value-type="time" office:time-value="PT05H09M35.333S" calcext:value-type="time">
            <text:p>05:0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2.04" calcext:value-type="float">
            <text:p>642.04</text:p>
          </table:table-cell>
          <table:table-cell office:value-type="float" office:value="796.07" calcext:value-type="float">
            <text:p>796.07</text:p>
          </table:table-cell>
        </table:table-row>
        <table:table-row table:style-name="ro1">
          <table:table-cell office:value-type="float" office:value="18591333" calcext:value-type="float">
            <text:p>18591333</text:p>
          </table:table-cell>
          <table:table-cell table:formula="of:=[.A1164]/1000/(60*60*24)" office:value-type="time" office:time-value="PT05H09M51.333S" calcext:value-type="time">
            <text:p>05:0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42.57" calcext:value-type="float">
            <text:p>642.57</text:p>
          </table:table-cell>
          <table:table-cell office:value-type="float" office:value="796.71" calcext:value-type="float">
            <text:p>796.71</text:p>
          </table:table-cell>
        </table:table-row>
        <table:table-row table:style-name="ro1">
          <table:table-cell office:value-type="float" office:value="18607333" calcext:value-type="float">
            <text:p>18607333</text:p>
          </table:table-cell>
          <table:table-cell table:formula="of:=[.A1165]/1000/(60*60*24)" office:value-type="time" office:time-value="PT05H10M07.333S" calcext:value-type="time">
            <text:p>05:1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43.1" calcext:value-type="float">
            <text:p>643.1</text:p>
          </table:table-cell>
          <table:table-cell office:value-type="float" office:value="797.35" calcext:value-type="float">
            <text:p>797.35</text:p>
          </table:table-cell>
        </table:table-row>
        <table:table-row table:style-name="ro1">
          <table:table-cell office:value-type="float" office:value="18623333" calcext:value-type="float">
            <text:p>18623333</text:p>
          </table:table-cell>
          <table:table-cell table:formula="of:=[.A1166]/1000/(60*60*24)" office:value-type="time" office:time-value="PT05H10M23.333S" calcext:value-type="time">
            <text:p>05:1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43.64" calcext:value-type="float">
            <text:p>643.64</text:p>
          </table:table-cell>
          <table:table-cell office:value-type="float" office:value="797.99" calcext:value-type="float">
            <text:p>797.99</text:p>
          </table:table-cell>
        </table:table-row>
        <table:table-row table:style-name="ro1">
          <table:table-cell office:value-type="float" office:value="18639333" calcext:value-type="float">
            <text:p>18639333</text:p>
          </table:table-cell>
          <table:table-cell table:formula="of:=[.A1167]/1000/(60*60*24)" office:value-type="time" office:time-value="PT05H10M39.333S" calcext:value-type="time">
            <text:p>05:1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44.17" calcext:value-type="float">
            <text:p>644.17</text:p>
          </table:table-cell>
          <table:table-cell office:value-type="float" office:value="798.63" calcext:value-type="float">
            <text:p>798.63</text:p>
          </table:table-cell>
        </table:table-row>
        <table:table-row table:style-name="ro1">
          <table:table-cell office:value-type="float" office:value="18655333" calcext:value-type="float">
            <text:p>18655333</text:p>
          </table:table-cell>
          <table:table-cell table:formula="of:=[.A1168]/1000/(60*60*24)" office:value-type="time" office:time-value="PT05H10M55.333S" calcext:value-type="time">
            <text:p>05:1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4.71" calcext:value-type="float">
            <text:p>644.71</text:p>
          </table:table-cell>
          <table:table-cell office:value-type="float" office:value="799.27" calcext:value-type="float">
            <text:p>799.27</text:p>
          </table:table-cell>
        </table:table-row>
        <table:table-row table:style-name="ro1">
          <table:table-cell office:value-type="float" office:value="18671333" calcext:value-type="float">
            <text:p>18671333</text:p>
          </table:table-cell>
          <table:table-cell table:formula="of:=[.A1169]/1000/(60*60*24)" office:value-type="time" office:time-value="PT05H11M11.333S" calcext:value-type="time">
            <text:p>05:1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5.24" calcext:value-type="float">
            <text:p>645.24</text:p>
          </table:table-cell>
          <table:table-cell office:value-type="float" office:value="799.91" calcext:value-type="float">
            <text:p>799.91</text:p>
          </table:table-cell>
        </table:table-row>
        <table:table-row table:style-name="ro1">
          <table:table-cell office:value-type="float" office:value="18687333" calcext:value-type="float">
            <text:p>18687333</text:p>
          </table:table-cell>
          <table:table-cell table:formula="of:=[.A1170]/1000/(60*60*24)" office:value-type="time" office:time-value="PT05H11M27.333S" calcext:value-type="time">
            <text:p>05:1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5.78" calcext:value-type="float">
            <text:p>645.78</text:p>
          </table:table-cell>
          <table:table-cell office:value-type="float" office:value="800.55" calcext:value-type="float">
            <text:p>800.55</text:p>
          </table:table-cell>
        </table:table-row>
        <table:table-row table:style-name="ro1">
          <table:table-cell office:value-type="float" office:value="18703333" calcext:value-type="float">
            <text:p>18703333</text:p>
          </table:table-cell>
          <table:table-cell table:formula="of:=[.A1171]/1000/(60*60*24)" office:value-type="time" office:time-value="PT05H11M43.333S" calcext:value-type="time">
            <text:p>05:1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6.31" calcext:value-type="float">
            <text:p>646.31</text:p>
          </table:table-cell>
          <table:table-cell office:value-type="float" office:value="801.19" calcext:value-type="float">
            <text:p>801.19</text:p>
          </table:table-cell>
        </table:table-row>
        <table:table-row table:style-name="ro1">
          <table:table-cell office:value-type="float" office:value="18719333" calcext:value-type="float">
            <text:p>18719333</text:p>
          </table:table-cell>
          <table:table-cell table:formula="of:=[.A1172]/1000/(60*60*24)" office:value-type="time" office:time-value="PT05H11M59.333S" calcext:value-type="time">
            <text:p>05:1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6.84" calcext:value-type="float">
            <text:p>646.84</text:p>
          </table:table-cell>
          <table:table-cell office:value-type="float" office:value="801.82" calcext:value-type="float">
            <text:p>801.82</text:p>
          </table:table-cell>
        </table:table-row>
        <table:table-row table:style-name="ro1">
          <table:table-cell office:value-type="float" office:value="18735333" calcext:value-type="float">
            <text:p>18735333</text:p>
          </table:table-cell>
          <table:table-cell table:formula="of:=[.A1173]/1000/(60*60*24)" office:value-type="time" office:time-value="PT05H12M15.333S" calcext:value-type="time">
            <text:p>05:1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7.38" calcext:value-type="float">
            <text:p>647.38</text:p>
          </table:table-cell>
          <table:table-cell office:value-type="float" office:value="802.46" calcext:value-type="float">
            <text:p>802.46</text:p>
          </table:table-cell>
        </table:table-row>
        <table:table-row table:style-name="ro1">
          <table:table-cell office:value-type="float" office:value="18751333" calcext:value-type="float">
            <text:p>18751333</text:p>
          </table:table-cell>
          <table:table-cell table:formula="of:=[.A1174]/1000/(60*60*24)" office:value-type="time" office:time-value="PT05H12M31.333S" calcext:value-type="time">
            <text:p>05:1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7.91" calcext:value-type="float">
            <text:p>647.91</text:p>
          </table:table-cell>
          <table:table-cell office:value-type="float" office:value="803.1" calcext:value-type="float">
            <text:p>803.1</text:p>
          </table:table-cell>
        </table:table-row>
        <table:table-row table:style-name="ro1">
          <table:table-cell office:value-type="float" office:value="18767333" calcext:value-type="float">
            <text:p>18767333</text:p>
          </table:table-cell>
          <table:table-cell table:formula="of:=[.A1175]/1000/(60*60*24)" office:value-type="time" office:time-value="PT05H12M47.333S" calcext:value-type="time">
            <text:p>05:1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8.45" calcext:value-type="float">
            <text:p>648.45</text:p>
          </table:table-cell>
          <table:table-cell office:value-type="float" office:value="803.74" calcext:value-type="float">
            <text:p>803.74</text:p>
          </table:table-cell>
        </table:table-row>
        <table:table-row table:style-name="ro1">
          <table:table-cell office:value-type="float" office:value="18783333" calcext:value-type="float">
            <text:p>18783333</text:p>
          </table:table-cell>
          <table:table-cell table:formula="of:=[.A1176]/1000/(60*60*24)" office:value-type="time" office:time-value="PT05H13M03.333S" calcext:value-type="time">
            <text:p>05:1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8.98" calcext:value-type="float">
            <text:p>648.98</text:p>
          </table:table-cell>
          <table:table-cell office:value-type="float" office:value="804.38" calcext:value-type="float">
            <text:p>804.38</text:p>
          </table:table-cell>
        </table:table-row>
        <table:table-row table:style-name="ro1">
          <table:table-cell office:value-type="float" office:value="18799333" calcext:value-type="float">
            <text:p>18799333</text:p>
          </table:table-cell>
          <table:table-cell table:formula="of:=[.A1177]/1000/(60*60*24)" office:value-type="time" office:time-value="PT05H13M19.333S" calcext:value-type="time">
            <text:p>05:1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49.51" calcext:value-type="float">
            <text:p>649.51</text:p>
          </table:table-cell>
          <table:table-cell office:value-type="float" office:value="805.02" calcext:value-type="float">
            <text:p>805.02</text:p>
          </table:table-cell>
        </table:table-row>
        <table:table-row table:style-name="ro1">
          <table:table-cell office:value-type="float" office:value="18815333" calcext:value-type="float">
            <text:p>18815333</text:p>
          </table:table-cell>
          <table:table-cell table:formula="of:=[.A1178]/1000/(60*60*24)" office:value-type="time" office:time-value="PT05H13M35.333S" calcext:value-type="time">
            <text:p>05:1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50.05" calcext:value-type="float">
            <text:p>650.05</text:p>
          </table:table-cell>
          <table:table-cell office:value-type="float" office:value="805.66" calcext:value-type="float">
            <text:p>805.66</text:p>
          </table:table-cell>
        </table:table-row>
        <table:table-row table:style-name="ro1">
          <table:table-cell office:value-type="float" office:value="18831333" calcext:value-type="float">
            <text:p>18831333</text:p>
          </table:table-cell>
          <table:table-cell table:formula="of:=[.A1179]/1000/(60*60*24)" office:value-type="time" office:time-value="PT05H13M51.333S" calcext:value-type="time">
            <text:p>05:1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50.58" calcext:value-type="float">
            <text:p>650.58</text:p>
          </table:table-cell>
          <table:table-cell office:value-type="float" office:value="806.29" calcext:value-type="float">
            <text:p>806.29</text:p>
          </table:table-cell>
        </table:table-row>
        <table:table-row table:style-name="ro1">
          <table:table-cell office:value-type="float" office:value="18847333" calcext:value-type="float">
            <text:p>18847333</text:p>
          </table:table-cell>
          <table:table-cell table:formula="of:=[.A1180]/1000/(60*60*24)" office:value-type="time" office:time-value="PT05H14M07.333S" calcext:value-type="time">
            <text:p>05:1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51.12" calcext:value-type="float">
            <text:p>651.12</text:p>
          </table:table-cell>
          <table:table-cell office:value-type="float" office:value="806.93" calcext:value-type="float">
            <text:p>806.93</text:p>
          </table:table-cell>
        </table:table-row>
        <table:table-row table:style-name="ro1">
          <table:table-cell office:value-type="float" office:value="18863332" calcext:value-type="float">
            <text:p>18863332</text:p>
          </table:table-cell>
          <table:table-cell table:formula="of:=[.A1181]/1000/(60*60*24)" office:value-type="time" office:time-value="PT05H14M23.332S" calcext:value-type="time">
            <text:p>05:14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51.65" calcext:value-type="float">
            <text:p>651.65</text:p>
          </table:table-cell>
          <table:table-cell office:value-type="float" office:value="807.57" calcext:value-type="float">
            <text:p>807.57</text:p>
          </table:table-cell>
        </table:table-row>
        <table:table-row table:style-name="ro1">
          <table:table-cell office:value-type="float" office:value="18879333" calcext:value-type="float">
            <text:p>18879333</text:p>
          </table:table-cell>
          <table:table-cell table:formula="of:=[.A1182]/1000/(60*60*24)" office:value-type="time" office:time-value="PT05H14M39.333S" calcext:value-type="time">
            <text:p>05:1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52.18" calcext:value-type="float">
            <text:p>652.18</text:p>
          </table:table-cell>
          <table:table-cell office:value-type="float" office:value="808.21" calcext:value-type="float">
            <text:p>808.21</text:p>
          </table:table-cell>
        </table:table-row>
        <table:table-row table:style-name="ro1">
          <table:table-cell office:value-type="float" office:value="18895333" calcext:value-type="float">
            <text:p>18895333</text:p>
          </table:table-cell>
          <table:table-cell table:formula="of:=[.A1183]/1000/(60*60*24)" office:value-type="time" office:time-value="PT05H14M55.333S" calcext:value-type="time">
            <text:p>05:1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52.72" calcext:value-type="float">
            <text:p>652.72</text:p>
          </table:table-cell>
          <table:table-cell office:value-type="float" office:value="808.85" calcext:value-type="float">
            <text:p>808.85</text:p>
          </table:table-cell>
        </table:table-row>
        <table:table-row table:style-name="ro1">
          <table:table-cell office:value-type="float" office:value="18911333" calcext:value-type="float">
            <text:p>18911333</text:p>
          </table:table-cell>
          <table:table-cell table:formula="of:=[.A1184]/1000/(60*60*24)" office:value-type="time" office:time-value="PT05H15M11.333S" calcext:value-type="time">
            <text:p>05:1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53.25" calcext:value-type="float">
            <text:p>653.25</text:p>
          </table:table-cell>
          <table:table-cell office:value-type="float" office:value="809.49" calcext:value-type="float">
            <text:p>809.49</text:p>
          </table:table-cell>
        </table:table-row>
        <table:table-row table:style-name="ro1">
          <table:table-cell office:value-type="float" office:value="18927333" calcext:value-type="float">
            <text:p>18927333</text:p>
          </table:table-cell>
          <table:table-cell table:formula="of:=[.A1185]/1000/(60*60*24)" office:value-type="time" office:time-value="PT05H15M27.333S" calcext:value-type="time">
            <text:p>05:1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53.79" calcext:value-type="float">
            <text:p>653.79</text:p>
          </table:table-cell>
          <table:table-cell office:value-type="float" office:value="810.13" calcext:value-type="float">
            <text:p>810.13</text:p>
          </table:table-cell>
        </table:table-row>
        <table:table-row table:style-name="ro1">
          <table:table-cell office:value-type="float" office:value="18943333" calcext:value-type="float">
            <text:p>18943333</text:p>
          </table:table-cell>
          <table:table-cell table:formula="of:=[.A1186]/1000/(60*60*24)" office:value-type="time" office:time-value="PT05H15M43.333S" calcext:value-type="time">
            <text:p>05:1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54.32" calcext:value-type="float">
            <text:p>654.32</text:p>
          </table:table-cell>
          <table:table-cell office:value-type="float" office:value="810.76" calcext:value-type="float">
            <text:p>810.76</text:p>
          </table:table-cell>
        </table:table-row>
        <table:table-row table:style-name="ro1">
          <table:table-cell office:value-type="float" office:value="18959333" calcext:value-type="float">
            <text:p>18959333</text:p>
          </table:table-cell>
          <table:table-cell table:formula="of:=[.A1187]/1000/(60*60*24)" office:value-type="time" office:time-value="PT05H15M59.333S" calcext:value-type="time">
            <text:p>05:15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54.85" calcext:value-type="float">
            <text:p>654.85</text:p>
          </table:table-cell>
          <table:table-cell office:value-type="float" office:value="811.4" calcext:value-type="float">
            <text:p>811.4</text:p>
          </table:table-cell>
        </table:table-row>
        <table:table-row table:style-name="ro1">
          <table:table-cell office:value-type="float" office:value="18975333" calcext:value-type="float">
            <text:p>18975333</text:p>
          </table:table-cell>
          <table:table-cell table:formula="of:=[.A1188]/1000/(60*60*24)" office:value-type="time" office:time-value="PT05H16M15.333S" calcext:value-type="time">
            <text:p>05:1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55.39" calcext:value-type="float">
            <text:p>655.39</text:p>
          </table:table-cell>
          <table:table-cell office:value-type="float" office:value="812.04" calcext:value-type="float">
            <text:p>812.04</text:p>
          </table:table-cell>
        </table:table-row>
        <table:table-row table:style-name="ro1">
          <table:table-cell office:value-type="float" office:value="18991333" calcext:value-type="float">
            <text:p>18991333</text:p>
          </table:table-cell>
          <table:table-cell table:formula="of:=[.A1189]/1000/(60*60*24)" office:value-type="time" office:time-value="PT05H16M31.333S" calcext:value-type="time">
            <text:p>05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55.92" calcext:value-type="float">
            <text:p>655.92</text:p>
          </table:table-cell>
          <table:table-cell office:value-type="float" office:value="812.67" calcext:value-type="float">
            <text:p>812.67</text:p>
          </table:table-cell>
        </table:table-row>
        <table:table-row table:style-name="ro1">
          <table:table-cell office:value-type="float" office:value="19007333" calcext:value-type="float">
            <text:p>19007333</text:p>
          </table:table-cell>
          <table:table-cell table:formula="of:=[.A1190]/1000/(60*60*24)" office:value-type="time" office:time-value="PT05H16M47.333S" calcext:value-type="time">
            <text:p>05:16:47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656.46" calcext:value-type="float">
            <text:p>656.46</text:p>
          </table:table-cell>
          <table:table-cell office:value-type="float" office:value="813.31" calcext:value-type="float">
            <text:p>813.31</text:p>
          </table:table-cell>
        </table:table-row>
        <table:table-row table:style-name="ro1">
          <table:table-cell office:value-type="float" office:value="19023333" calcext:value-type="float">
            <text:p>19023333</text:p>
          </table:table-cell>
          <table:table-cell table:formula="of:=[.A1191]/1000/(60*60*24)" office:value-type="time" office:time-value="PT05H17M03.333S" calcext:value-type="time">
            <text:p>05:17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56.99" calcext:value-type="float">
            <text:p>656.99</text:p>
          </table:table-cell>
          <table:table-cell office:value-type="float" office:value="813.95" calcext:value-type="float">
            <text:p>813.95</text:p>
          </table:table-cell>
        </table:table-row>
        <table:table-row table:style-name="ro1">
          <table:table-cell office:value-type="float" office:value="19039333" calcext:value-type="float">
            <text:p>19039333</text:p>
          </table:table-cell>
          <table:table-cell table:formula="of:=[.A1192]/1000/(60*60*24)" office:value-type="time" office:time-value="PT05H17M19.333S" calcext:value-type="time">
            <text:p>05:17:1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57.52" calcext:value-type="float">
            <text:p>657.52</text:p>
          </table:table-cell>
          <table:table-cell office:value-type="float" office:value="814.58" calcext:value-type="float">
            <text:p>814.58</text:p>
          </table:table-cell>
        </table:table-row>
        <table:table-row table:style-name="ro1">
          <table:table-cell office:value-type="float" office:value="19055333" calcext:value-type="float">
            <text:p>19055333</text:p>
          </table:table-cell>
          <table:table-cell table:formula="of:=[.A1193]/1000/(60*60*24)" office:value-type="time" office:time-value="PT05H17M35.333S" calcext:value-type="time">
            <text:p>05:17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58.06" calcext:value-type="float">
            <text:p>658.06</text:p>
          </table:table-cell>
          <table:table-cell office:value-type="float" office:value="815.22" calcext:value-type="float">
            <text:p>815.22</text:p>
          </table:table-cell>
        </table:table-row>
        <table:table-row table:style-name="ro1">
          <table:table-cell office:value-type="float" office:value="19071333" calcext:value-type="float">
            <text:p>19071333</text:p>
          </table:table-cell>
          <table:table-cell table:formula="of:=[.A1194]/1000/(60*60*24)" office:value-type="time" office:time-value="PT05H17M51.333S" calcext:value-type="time">
            <text:p>05:17:5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58.59" calcext:value-type="float">
            <text:p>658.59</text:p>
          </table:table-cell>
          <table:table-cell office:value-type="float" office:value="815.86" calcext:value-type="float">
            <text:p>815.86</text:p>
          </table:table-cell>
        </table:table-row>
        <table:table-row table:style-name="ro1">
          <table:table-cell office:value-type="float" office:value="19087333" calcext:value-type="float">
            <text:p>19087333</text:p>
          </table:table-cell>
          <table:table-cell table:formula="of:=[.A1195]/1000/(60*60*24)" office:value-type="time" office:time-value="PT05H18M07.333S" calcext:value-type="time">
            <text:p>05:18:0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59.12" calcext:value-type="float">
            <text:p>659.12</text:p>
          </table:table-cell>
          <table:table-cell office:value-type="float" office:value="816.49" calcext:value-type="float">
            <text:p>816.49</text:p>
          </table:table-cell>
        </table:table-row>
        <table:table-row table:style-name="ro1">
          <table:table-cell office:value-type="float" office:value="19103333" calcext:value-type="float">
            <text:p>19103333</text:p>
          </table:table-cell>
          <table:table-cell table:formula="of:=[.A1196]/1000/(60*60*24)" office:value-type="time" office:time-value="PT05H18M23.333S" calcext:value-type="time">
            <text:p>05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59.66" calcext:value-type="float">
            <text:p>659.66</text:p>
          </table:table-cell>
          <table:table-cell office:value-type="float" office:value="817.13" calcext:value-type="float">
            <text:p>817.13</text:p>
          </table:table-cell>
        </table:table-row>
        <table:table-row table:style-name="ro1">
          <table:table-cell office:value-type="float" office:value="19119332" calcext:value-type="float">
            <text:p>19119332</text:p>
          </table:table-cell>
          <table:table-cell table:formula="of:=[.A1197]/1000/(60*60*24)" office:value-type="time" office:time-value="PT05H18M39.332S" calcext:value-type="time">
            <text:p>05:18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60.19" calcext:value-type="float">
            <text:p>660.19</text:p>
          </table:table-cell>
          <table:table-cell office:value-type="float" office:value="817.76" calcext:value-type="float">
            <text:p>817.76</text:p>
          </table:table-cell>
        </table:table-row>
        <table:table-row table:style-name="ro1">
          <table:table-cell office:value-type="float" office:value="19135333" calcext:value-type="float">
            <text:p>19135333</text:p>
          </table:table-cell>
          <table:table-cell table:formula="of:=[.A1198]/1000/(60*60*24)" office:value-type="time" office:time-value="PT05H18M55.333S" calcext:value-type="time">
            <text:p>05:18:5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60.72" calcext:value-type="float">
            <text:p>660.72</text:p>
          </table:table-cell>
          <table:table-cell office:value-type="float" office:value="818.4" calcext:value-type="float">
            <text:p>818.4</text:p>
          </table:table-cell>
        </table:table-row>
        <table:table-row table:style-name="ro1">
          <table:table-cell office:value-type="float" office:value="19151333" calcext:value-type="float">
            <text:p>19151333</text:p>
          </table:table-cell>
          <table:table-cell table:formula="of:=[.A1199]/1000/(60*60*24)" office:value-type="time" office:time-value="PT05H19M11.333S" calcext:value-type="time">
            <text:p>05:19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61.26" calcext:value-type="float">
            <text:p>661.26</text:p>
          </table:table-cell>
          <table:table-cell office:value-type="float" office:value="819.04" calcext:value-type="float">
            <text:p>819.04</text:p>
          </table:table-cell>
        </table:table-row>
        <table:table-row table:style-name="ro1">
          <table:table-cell office:value-type="float" office:value="19167333" calcext:value-type="float">
            <text:p>19167333</text:p>
          </table:table-cell>
          <table:table-cell table:formula="of:=[.A1200]/1000/(60*60*24)" office:value-type="time" office:time-value="PT05H19M27.333S" calcext:value-type="time">
            <text:p>05:19:2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61.79" calcext:value-type="float">
            <text:p>661.79</text:p>
          </table:table-cell>
          <table:table-cell office:value-type="float" office:value="819.67" calcext:value-type="float">
            <text:p>819.67</text:p>
          </table:table-cell>
        </table:table-row>
        <table:table-row table:style-name="ro1">
          <table:table-cell office:value-type="float" office:value="19183333" calcext:value-type="float">
            <text:p>19183333</text:p>
          </table:table-cell>
          <table:table-cell table:formula="of:=[.A1201]/1000/(60*60*24)" office:value-type="time" office:time-value="PT05H19M43.333S" calcext:value-type="time">
            <text:p>05:19:4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62.32" calcext:value-type="float">
            <text:p>662.32</text:p>
          </table:table-cell>
          <table:table-cell office:value-type="float" office:value="820.31" calcext:value-type="float">
            <text:p>820.31</text:p>
          </table:table-cell>
        </table:table-row>
        <table:table-row table:style-name="ro1">
          <table:table-cell office:value-type="float" office:value="19199333" calcext:value-type="float">
            <text:p>19199333</text:p>
          </table:table-cell>
          <table:table-cell table:formula="of:=[.A1202]/1000/(60*60*24)" office:value-type="time" office:time-value="PT05H19M59.333S" calcext:value-type="time">
            <text:p>05:19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2.86" calcext:value-type="float">
            <text:p>662.86</text:p>
          </table:table-cell>
          <table:table-cell office:value-type="float" office:value="820.94" calcext:value-type="float">
            <text:p>820.94</text:p>
          </table:table-cell>
        </table:table-row>
        <table:table-row table:style-name="ro1">
          <table:table-cell office:value-type="float" office:value="19215333" calcext:value-type="float">
            <text:p>19215333</text:p>
          </table:table-cell>
          <table:table-cell table:formula="of:=[.A1203]/1000/(60*60*24)" office:value-type="time" office:time-value="PT05H20M15.333S" calcext:value-type="time">
            <text:p>05:20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3.39" calcext:value-type="float">
            <text:p>663.39</text:p>
          </table:table-cell>
          <table:table-cell office:value-type="float" office:value="821.58" calcext:value-type="float">
            <text:p>821.58</text:p>
          </table:table-cell>
        </table:table-row>
        <table:table-row table:style-name="ro1">
          <table:table-cell office:value-type="float" office:value="19231333" calcext:value-type="float">
            <text:p>19231333</text:p>
          </table:table-cell>
          <table:table-cell table:formula="of:=[.A1204]/1000/(60*60*24)" office:value-type="time" office:time-value="PT05H20M31.333S" calcext:value-type="time">
            <text:p>05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3.92" calcext:value-type="float">
            <text:p>663.92</text:p>
          </table:table-cell>
          <table:table-cell office:value-type="float" office:value="822.21" calcext:value-type="float">
            <text:p>822.21</text:p>
          </table:table-cell>
        </table:table-row>
        <table:table-row table:style-name="ro1">
          <table:table-cell office:value-type="float" office:value="19247333" calcext:value-type="float">
            <text:p>19247333</text:p>
          </table:table-cell>
          <table:table-cell table:formula="of:=[.A1205]/1000/(60*60*24)" office:value-type="time" office:time-value="PT05H20M47.333S" calcext:value-type="time">
            <text:p>05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64.46" calcext:value-type="float">
            <text:p>664.46</text:p>
          </table:table-cell>
          <table:table-cell office:value-type="float" office:value="822.85" calcext:value-type="float">
            <text:p>822.85</text:p>
          </table:table-cell>
        </table:table-row>
        <table:table-row table:style-name="ro1">
          <table:table-cell office:value-type="float" office:value="19263333" calcext:value-type="float">
            <text:p>19263333</text:p>
          </table:table-cell>
          <table:table-cell table:formula="of:=[.A1206]/1000/(60*60*24)" office:value-type="time" office:time-value="PT05H21M03.333S" calcext:value-type="time">
            <text:p>05:21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64.99" calcext:value-type="float">
            <text:p>664.99</text:p>
          </table:table-cell>
          <table:table-cell office:value-type="float" office:value="823.48" calcext:value-type="float">
            <text:p>823.48</text:p>
          </table:table-cell>
        </table:table-row>
        <table:table-row table:style-name="ro1">
          <table:table-cell office:value-type="float" office:value="19279333" calcext:value-type="float">
            <text:p>19279333</text:p>
          </table:table-cell>
          <table:table-cell table:formula="of:=[.A1207]/1000/(60*60*24)" office:value-type="time" office:time-value="PT05H21M19.333S" calcext:value-type="time">
            <text:p>05:21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5.52" calcext:value-type="float">
            <text:p>665.52</text:p>
          </table:table-cell>
          <table:table-cell office:value-type="float" office:value="824.12" calcext:value-type="float">
            <text:p>824.12</text:p>
          </table:table-cell>
        </table:table-row>
        <table:table-row table:style-name="ro1">
          <table:table-cell office:value-type="float" office:value="19295333" calcext:value-type="float">
            <text:p>19295333</text:p>
          </table:table-cell>
          <table:table-cell table:formula="of:=[.A1208]/1000/(60*60*24)" office:value-type="time" office:time-value="PT05H21M35.333S" calcext:value-type="time">
            <text:p>05:21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6.05" calcext:value-type="float">
            <text:p>666.05</text:p>
          </table:table-cell>
          <table:table-cell office:value-type="float" office:value="824.75" calcext:value-type="float">
            <text:p>824.75</text:p>
          </table:table-cell>
        </table:table-row>
        <table:table-row table:style-name="ro1">
          <table:table-cell office:value-type="float" office:value="19311333" calcext:value-type="float">
            <text:p>19311333</text:p>
          </table:table-cell>
          <table:table-cell table:formula="of:=[.A1209]/1000/(60*60*24)" office:value-type="time" office:time-value="PT05H21M51.333S" calcext:value-type="time">
            <text:p>05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6.59" calcext:value-type="float">
            <text:p>666.59</text:p>
          </table:table-cell>
          <table:table-cell office:value-type="float" office:value="825.39" calcext:value-type="float">
            <text:p>825.39</text:p>
          </table:table-cell>
        </table:table-row>
        <table:table-row table:style-name="ro1">
          <table:table-cell office:value-type="float" office:value="19327333" calcext:value-type="float">
            <text:p>19327333</text:p>
          </table:table-cell>
          <table:table-cell table:formula="of:=[.A1210]/1000/(60*60*24)" office:value-type="time" office:time-value="PT05H22M07.333S" calcext:value-type="time">
            <text:p>05:22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67.12" calcext:value-type="float">
            <text:p>667.12</text:p>
          </table:table-cell>
          <table:table-cell office:value-type="float" office:value="826.02" calcext:value-type="float">
            <text:p>826.02</text:p>
          </table:table-cell>
        </table:table-row>
        <table:table-row table:style-name="ro1">
          <table:table-cell office:value-type="float" office:value="19343333" calcext:value-type="float">
            <text:p>19343333</text:p>
          </table:table-cell>
          <table:table-cell table:formula="of:=[.A1211]/1000/(60*60*24)" office:value-type="time" office:time-value="PT05H22M23.333S" calcext:value-type="time">
            <text:p>05:22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667.65" calcext:value-type="float">
            <text:p>667.65</text:p>
          </table:table-cell>
          <table:table-cell office:value-type="float" office:value="826.66" calcext:value-type="float">
            <text:p>826.66</text:p>
          </table:table-cell>
        </table:table-row>
        <table:table-row table:style-name="ro1">
          <table:table-cell office:value-type="float" office:value="19359333" calcext:value-type="float">
            <text:p>19359333</text:p>
          </table:table-cell>
          <table:table-cell table:formula="of:=[.A1212]/1000/(60*60*24)" office:value-type="time" office:time-value="PT05H22M39.333S" calcext:value-type="time">
            <text:p>05:22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8.18" calcext:value-type="float">
            <text:p>668.18</text:p>
          </table:table-cell>
          <table:table-cell office:value-type="float" office:value="827.29" calcext:value-type="float">
            <text:p>827.29</text:p>
          </table:table-cell>
        </table:table-row>
        <table:table-row table:style-name="ro1">
          <table:table-cell office:value-type="float" office:value="19375333" calcext:value-type="float">
            <text:p>19375333</text:p>
          </table:table-cell>
          <table:table-cell table:formula="of:=[.A1213]/1000/(60*60*24)" office:value-type="time" office:time-value="PT05H22M55.333S" calcext:value-type="time">
            <text:p>05:22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68.72" calcext:value-type="float">
            <text:p>668.72</text:p>
          </table:table-cell>
          <table:table-cell office:value-type="float" office:value="827.92" calcext:value-type="float">
            <text:p>827.92</text:p>
          </table:table-cell>
        </table:table-row>
        <table:table-row table:style-name="ro1">
          <table:table-cell office:value-type="float" office:value="19391333" calcext:value-type="float">
            <text:p>19391333</text:p>
          </table:table-cell>
          <table:table-cell table:formula="of:=[.A1214]/1000/(60*60*24)" office:value-type="time" office:time-value="PT05H23M11.333S" calcext:value-type="time">
            <text:p>05:23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69.25" calcext:value-type="float">
            <text:p>669.25</text:p>
          </table:table-cell>
          <table:table-cell office:value-type="float" office:value="828.56" calcext:value-type="float">
            <text:p>828.56</text:p>
          </table:table-cell>
        </table:table-row>
        <table:table-row table:style-name="ro1">
          <table:table-cell office:value-type="float" office:value="19407333" calcext:value-type="float">
            <text:p>19407333</text:p>
          </table:table-cell>
          <table:table-cell table:formula="of:=[.A1215]/1000/(60*60*24)" office:value-type="time" office:time-value="PT05H23M27.333S" calcext:value-type="time">
            <text:p>05:23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69.78" calcext:value-type="float">
            <text:p>669.78</text:p>
          </table:table-cell>
          <table:table-cell office:value-type="float" office:value="829.19" calcext:value-type="float">
            <text:p>829.19</text:p>
          </table:table-cell>
        </table:table-row>
        <table:table-row table:style-name="ro1">
          <table:table-cell office:value-type="float" office:value="19423333" calcext:value-type="float">
            <text:p>19423333</text:p>
          </table:table-cell>
          <table:table-cell table:formula="of:=[.A1216]/1000/(60*60*24)" office:value-type="time" office:time-value="PT05H23M43.333S" calcext:value-type="time">
            <text:p>05:23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70.31" calcext:value-type="float">
            <text:p>670.31</text:p>
          </table:table-cell>
          <table:table-cell office:value-type="float" office:value="829.83" calcext:value-type="float">
            <text:p>829.83</text:p>
          </table:table-cell>
        </table:table-row>
        <table:table-row table:style-name="ro1">
          <table:table-cell office:value-type="float" office:value="19439333" calcext:value-type="float">
            <text:p>19439333</text:p>
          </table:table-cell>
          <table:table-cell table:formula="of:=[.A1217]/1000/(60*60*24)" office:value-type="time" office:time-value="PT05H23M59.333S" calcext:value-type="time">
            <text:p>05:23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70.85" calcext:value-type="float">
            <text:p>670.85</text:p>
          </table:table-cell>
          <table:table-cell office:value-type="float" office:value="830.46" calcext:value-type="float">
            <text:p>830.46</text:p>
          </table:table-cell>
        </table:table-row>
        <table:table-row table:style-name="ro1">
          <table:table-cell office:value-type="float" office:value="19455333" calcext:value-type="float">
            <text:p>19455333</text:p>
          </table:table-cell>
          <table:table-cell table:formula="of:=[.A1218]/1000/(60*60*24)" office:value-type="time" office:time-value="PT05H24M15.333S" calcext:value-type="time">
            <text:p>05:24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71.38" calcext:value-type="float">
            <text:p>671.38</text:p>
          </table:table-cell>
          <table:table-cell office:value-type="float" office:value="831.1" calcext:value-type="float">
            <text:p>831.1</text:p>
          </table:table-cell>
        </table:table-row>
        <table:table-row table:style-name="ro1">
          <table:table-cell office:value-type="float" office:value="19471333" calcext:value-type="float">
            <text:p>19471333</text:p>
          </table:table-cell>
          <table:table-cell table:formula="of:=[.A1219]/1000/(60*60*24)" office:value-type="time" office:time-value="PT05H24M31.333S" calcext:value-type="time">
            <text:p>05:24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71.91" calcext:value-type="float">
            <text:p>671.91</text:p>
          </table:table-cell>
          <table:table-cell office:value-type="float" office:value="831.73" calcext:value-type="float">
            <text:p>831.73</text:p>
          </table:table-cell>
        </table:table-row>
        <table:table-row table:style-name="ro1">
          <table:table-cell office:value-type="float" office:value="19487333" calcext:value-type="float">
            <text:p>19487333</text:p>
          </table:table-cell>
          <table:table-cell table:formula="of:=[.A1220]/1000/(60*60*24)" office:value-type="time" office:time-value="PT05H24M47.333S" calcext:value-type="time">
            <text:p>05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72.44" calcext:value-type="float">
            <text:p>672.44</text:p>
          </table:table-cell>
          <table:table-cell office:value-type="float" office:value="832.37" calcext:value-type="float">
            <text:p>832.37</text:p>
          </table:table-cell>
        </table:table-row>
        <table:table-row table:style-name="ro1">
          <table:table-cell office:value-type="float" office:value="19503333" calcext:value-type="float">
            <text:p>19503333</text:p>
          </table:table-cell>
          <table:table-cell table:formula="of:=[.A1221]/1000/(60*60*24)" office:value-type="time" office:time-value="PT05H25M03.333S" calcext:value-type="time">
            <text:p>05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72.97" calcext:value-type="float">
            <text:p>672.9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9519333" calcext:value-type="float">
            <text:p>19519333</text:p>
          </table:table-cell>
          <table:table-cell table:formula="of:=[.A1222]/1000/(60*60*24)" office:value-type="time" office:time-value="PT05H25M19.333S" calcext:value-type="time">
            <text:p>05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73.51" calcext:value-type="float">
            <text:p>673.51</text:p>
          </table:table-cell>
          <table:table-cell office:value-type="float" office:value="833.63" calcext:value-type="float">
            <text:p>833.63</text:p>
          </table:table-cell>
        </table:table-row>
        <table:table-row table:style-name="ro1">
          <table:table-cell office:value-type="float" office:value="19535333" calcext:value-type="float">
            <text:p>19535333</text:p>
          </table:table-cell>
          <table:table-cell table:formula="of:=[.A1223]/1000/(60*60*24)" office:value-type="time" office:time-value="PT05H25M35.333S" calcext:value-type="time">
            <text:p>05:25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74.04" calcext:value-type="float">
            <text:p>674.04</text:p>
          </table:table-cell>
          <table:table-cell office:value-type="float" office:value="834.27" calcext:value-type="float">
            <text:p>834.27</text:p>
          </table:table-cell>
        </table:table-row>
        <table:table-row table:style-name="ro1">
          <table:table-cell office:value-type="float" office:value="19551333" calcext:value-type="float">
            <text:p>19551333</text:p>
          </table:table-cell>
          <table:table-cell table:formula="of:=[.A1224]/1000/(60*60*24)" office:value-type="time" office:time-value="PT05H25M51.333S" calcext:value-type="time">
            <text:p>05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74.57" calcext:value-type="float">
            <text:p>674.57</text:p>
          </table:table-cell>
          <table:table-cell office:value-type="float" office:value="834.9" calcext:value-type="float">
            <text:p>834.9</text:p>
          </table:table-cell>
        </table:table-row>
        <table:table-row table:style-name="ro1">
          <table:table-cell office:value-type="float" office:value="19567333" calcext:value-type="float">
            <text:p>19567333</text:p>
          </table:table-cell>
          <table:table-cell table:formula="of:=[.A1225]/1000/(60*60*24)" office:value-type="time" office:time-value="PT05H26M07.333S" calcext:value-type="time">
            <text:p>05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75.1" calcext:value-type="float">
            <text:p>675.1</text:p>
          </table:table-cell>
          <table:table-cell office:value-type="float" office:value="835.53" calcext:value-type="float">
            <text:p>835.53</text:p>
          </table:table-cell>
        </table:table-row>
        <table:table-row table:style-name="ro1">
          <table:table-cell office:value-type="float" office:value="19583333" calcext:value-type="float">
            <text:p>19583333</text:p>
          </table:table-cell>
          <table:table-cell table:formula="of:=[.A1226]/1000/(60*60*24)" office:value-type="time" office:time-value="PT05H26M23.333S" calcext:value-type="time">
            <text:p>05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75.64" calcext:value-type="float">
            <text:p>675.64</text:p>
          </table:table-cell>
          <table:table-cell office:value-type="float" office:value="836.16" calcext:value-type="float">
            <text:p>836.16</text:p>
          </table:table-cell>
        </table:table-row>
        <table:table-row table:style-name="ro1">
          <table:table-cell office:value-type="float" office:value="19599333" calcext:value-type="float">
            <text:p>19599333</text:p>
          </table:table-cell>
          <table:table-cell table:formula="of:=[.A1227]/1000/(60*60*24)" office:value-type="time" office:time-value="PT05H26M39.333S" calcext:value-type="time">
            <text:p>05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76.17" calcext:value-type="float">
            <text:p>676.17</text:p>
          </table:table-cell>
          <table:table-cell office:value-type="float" office:value="836.8" calcext:value-type="float">
            <text:p>836.8</text:p>
          </table:table-cell>
        </table:table-row>
        <table:table-row table:style-name="ro1">
          <table:table-cell office:value-type="float" office:value="19615333" calcext:value-type="float">
            <text:p>19615333</text:p>
          </table:table-cell>
          <table:table-cell table:formula="of:=[.A1228]/1000/(60*60*24)" office:value-type="time" office:time-value="PT05H26M55.333S" calcext:value-type="time">
            <text:p>05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76.7" calcext:value-type="float">
            <text:p>676.7</text:p>
          </table:table-cell>
          <table:table-cell office:value-type="float" office:value="837.43" calcext:value-type="float">
            <text:p>837.43</text:p>
          </table:table-cell>
        </table:table-row>
        <table:table-row table:style-name="ro1">
          <table:table-cell office:value-type="float" office:value="19631333" calcext:value-type="float">
            <text:p>19631333</text:p>
          </table:table-cell>
          <table:table-cell table:formula="of:=[.A1229]/1000/(60*60*24)" office:value-type="time" office:time-value="PT05H27M11.333S" calcext:value-type="time">
            <text:p>05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77.23" calcext:value-type="float">
            <text:p>677.23</text:p>
          </table:table-cell>
          <table:table-cell office:value-type="float" office:value="838.06" calcext:value-type="float">
            <text:p>838.06</text:p>
          </table:table-cell>
        </table:table-row>
        <table:table-row table:style-name="ro1">
          <table:table-cell office:value-type="float" office:value="19647333" calcext:value-type="float">
            <text:p>19647333</text:p>
          </table:table-cell>
          <table:table-cell table:formula="of:=[.A1230]/1000/(60*60*24)" office:value-type="time" office:time-value="PT05H27M27.333S" calcext:value-type="time">
            <text:p>05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77.76" calcext:value-type="float">
            <text:p>677.76</text:p>
          </table:table-cell>
          <table:table-cell office:value-type="float" office:value="838.69" calcext:value-type="float">
            <text:p>838.69</text:p>
          </table:table-cell>
        </table:table-row>
        <table:table-row table:style-name="ro1">
          <table:table-cell office:value-type="float" office:value="19663333" calcext:value-type="float">
            <text:p>19663333</text:p>
          </table:table-cell>
          <table:table-cell table:formula="of:=[.A1231]/1000/(60*60*24)" office:value-type="time" office:time-value="PT05H27M43.333S" calcext:value-type="time">
            <text:p>05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78.29" calcext:value-type="float">
            <text:p>678.29</text:p>
          </table:table-cell>
          <table:table-cell office:value-type="float" office:value="839.33" calcext:value-type="float">
            <text:p>839.33</text:p>
          </table:table-cell>
        </table:table-row>
        <table:table-row table:style-name="ro1">
          <table:table-cell office:value-type="float" office:value="19679333" calcext:value-type="float">
            <text:p>19679333</text:p>
          </table:table-cell>
          <table:table-cell table:formula="of:=[.A1232]/1000/(60*60*24)" office:value-type="time" office:time-value="PT05H27M59.333S" calcext:value-type="time">
            <text:p>05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78.83" calcext:value-type="float">
            <text:p>678.83</text:p>
          </table:table-cell>
          <table:table-cell office:value-type="float" office:value="839.96" calcext:value-type="float">
            <text:p>839.96</text:p>
          </table:table-cell>
        </table:table-row>
        <table:table-row table:style-name="ro1">
          <table:table-cell office:value-type="float" office:value="19695333" calcext:value-type="float">
            <text:p>19695333</text:p>
          </table:table-cell>
          <table:table-cell table:formula="of:=[.A1233]/1000/(60*60*24)" office:value-type="time" office:time-value="PT05H28M15.333S" calcext:value-type="time">
            <text:p>05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79.36" calcext:value-type="float">
            <text:p>679.36</text:p>
          </table:table-cell>
          <table:table-cell office:value-type="float" office:value="840.59" calcext:value-type="float">
            <text:p>840.59</text:p>
          </table:table-cell>
        </table:table-row>
        <table:table-row table:style-name="ro1">
          <table:table-cell office:value-type="float" office:value="19711333" calcext:value-type="float">
            <text:p>19711333</text:p>
          </table:table-cell>
          <table:table-cell table:formula="of:=[.A1234]/1000/(60*60*24)" office:value-type="time" office:time-value="PT05H28M31.333S" calcext:value-type="time">
            <text:p>05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79.89" calcext:value-type="float">
            <text:p>679.89</text:p>
          </table:table-cell>
          <table:table-cell office:value-type="float" office:value="841.22" calcext:value-type="float">
            <text:p>841.22</text:p>
          </table:table-cell>
        </table:table-row>
        <table:table-row table:style-name="ro1">
          <table:table-cell office:value-type="float" office:value="19727333" calcext:value-type="float">
            <text:p>19727333</text:p>
          </table:table-cell>
          <table:table-cell table:formula="of:=[.A1235]/1000/(60*60*24)" office:value-type="time" office:time-value="PT05H28M47.333S" calcext:value-type="time">
            <text:p>05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0.42" calcext:value-type="float">
            <text:p>680.42</text:p>
          </table:table-cell>
          <table:table-cell office:value-type="float" office:value="841.85" calcext:value-type="float">
            <text:p>841.85</text:p>
          </table:table-cell>
        </table:table-row>
        <table:table-row table:style-name="ro1">
          <table:table-cell office:value-type="float" office:value="19743333" calcext:value-type="float">
            <text:p>19743333</text:p>
          </table:table-cell>
          <table:table-cell table:formula="of:=[.A1236]/1000/(60*60*24)" office:value-type="time" office:time-value="PT05H29M03.333S" calcext:value-type="time">
            <text:p>05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80.95" calcext:value-type="float">
            <text:p>680.95</text:p>
          </table:table-cell>
          <table:table-cell office:value-type="float" office:value="842.48" calcext:value-type="float">
            <text:p>842.48</text:p>
          </table:table-cell>
        </table:table-row>
        <table:table-row table:style-name="ro1">
          <table:table-cell office:value-type="float" office:value="19759333" calcext:value-type="float">
            <text:p>19759333</text:p>
          </table:table-cell>
          <table:table-cell table:formula="of:=[.A1237]/1000/(60*60*24)" office:value-type="time" office:time-value="PT05H29M19.333S" calcext:value-type="time">
            <text:p>05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1.48" calcext:value-type="float">
            <text:p>681.48</text:p>
          </table:table-cell>
          <table:table-cell office:value-type="float" office:value="843.12" calcext:value-type="float">
            <text:p>843.12</text:p>
          </table:table-cell>
        </table:table-row>
        <table:table-row table:style-name="ro1">
          <table:table-cell office:value-type="float" office:value="19775333" calcext:value-type="float">
            <text:p>19775333</text:p>
          </table:table-cell>
          <table:table-cell table:formula="of:=[.A1238]/1000/(60*60*24)" office:value-type="time" office:time-value="PT05H29M35.333S" calcext:value-type="time">
            <text:p>05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2.01" calcext:value-type="float">
            <text:p>682.01</text:p>
          </table:table-cell>
          <table:table-cell office:value-type="float" office:value="843.75" calcext:value-type="float">
            <text:p>843.75</text:p>
          </table:table-cell>
        </table:table-row>
        <table:table-row table:style-name="ro1">
          <table:table-cell office:value-type="float" office:value="19791333" calcext:value-type="float">
            <text:p>19791333</text:p>
          </table:table-cell>
          <table:table-cell table:formula="of:=[.A1239]/1000/(60*60*24)" office:value-type="time" office:time-value="PT05H29M51.333S" calcext:value-type="time">
            <text:p>05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2.54" calcext:value-type="float">
            <text:p>682.54</text:p>
          </table:table-cell>
          <table:table-cell office:value-type="float" office:value="844.38" calcext:value-type="float">
            <text:p>844.38</text:p>
          </table:table-cell>
        </table:table-row>
        <table:table-row table:style-name="ro1">
          <table:table-cell office:value-type="float" office:value="19807333" calcext:value-type="float">
            <text:p>19807333</text:p>
          </table:table-cell>
          <table:table-cell table:formula="of:=[.A1240]/1000/(60*60*24)" office:value-type="time" office:time-value="PT05H30M07.333S" calcext:value-type="time">
            <text:p>05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3.08" calcext:value-type="float">
            <text:p>683.08</text:p>
          </table:table-cell>
          <table:table-cell office:value-type="float" office:value="845.01" calcext:value-type="float">
            <text:p>845.01</text:p>
          </table:table-cell>
        </table:table-row>
        <table:table-row table:style-name="ro1">
          <table:table-cell office:value-type="float" office:value="19823333" calcext:value-type="float">
            <text:p>19823333</text:p>
          </table:table-cell>
          <table:table-cell table:formula="of:=[.A1241]/1000/(60*60*24)" office:value-type="time" office:time-value="PT05H30M23.333S" calcext:value-type="time">
            <text:p>05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3.61" calcext:value-type="float">
            <text:p>683.61</text:p>
          </table:table-cell>
          <table:table-cell office:value-type="float" office:value="845.64" calcext:value-type="float">
            <text:p>845.64</text:p>
          </table:table-cell>
        </table:table-row>
        <table:table-row table:style-name="ro1">
          <table:table-cell office:value-type="float" office:value="19839333" calcext:value-type="float">
            <text:p>19839333</text:p>
          </table:table-cell>
          <table:table-cell table:formula="of:=[.A1242]/1000/(60*60*24)" office:value-type="time" office:time-value="PT05H30M39.333S" calcext:value-type="time">
            <text:p>05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4.14" calcext:value-type="float">
            <text:p>684.14</text:p>
          </table:table-cell>
          <table:table-cell office:value-type="float" office:value="846.27" calcext:value-type="float">
            <text:p>846.27</text:p>
          </table:table-cell>
        </table:table-row>
        <table:table-row table:style-name="ro1">
          <table:table-cell office:value-type="float" office:value="19855332" calcext:value-type="float">
            <text:p>19855332</text:p>
          </table:table-cell>
          <table:table-cell table:formula="of:=[.A1243]/1000/(60*60*24)" office:value-type="time" office:time-value="PT05H30M55.332S" calcext:value-type="time">
            <text:p>05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4.67" calcext:value-type="float">
            <text:p>684.67</text:p>
          </table:table-cell>
          <table:table-cell office:value-type="float" office:value="846.9" calcext:value-type="float">
            <text:p>846.9</text:p>
          </table:table-cell>
        </table:table-row>
        <table:table-row table:style-name="ro1">
          <table:table-cell office:value-type="float" office:value="19871333" calcext:value-type="float">
            <text:p>19871333</text:p>
          </table:table-cell>
          <table:table-cell table:formula="of:=[.A1244]/1000/(60*60*24)" office:value-type="time" office:time-value="PT05H31M11.333S" calcext:value-type="time">
            <text:p>05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5.2" calcext:value-type="float">
            <text:p>685.2</text:p>
          </table:table-cell>
          <table:table-cell office:value-type="float" office:value="847.53" calcext:value-type="float">
            <text:p>847.53</text:p>
          </table:table-cell>
        </table:table-row>
        <table:table-row table:style-name="ro1">
          <table:table-cell office:value-type="float" office:value="19887333" calcext:value-type="float">
            <text:p>19887333</text:p>
          </table:table-cell>
          <table:table-cell table:formula="of:=[.A1245]/1000/(60*60*24)" office:value-type="time" office:time-value="PT05H31M27.333S" calcext:value-type="time">
            <text:p>05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5.73" calcext:value-type="float">
            <text:p>685.73</text:p>
          </table:table-cell>
          <table:table-cell office:value-type="float" office:value="848.16" calcext:value-type="float">
            <text:p>848.16</text:p>
          </table:table-cell>
        </table:table-row>
        <table:table-row table:style-name="ro1">
          <table:table-cell office:value-type="float" office:value="19903333" calcext:value-type="float">
            <text:p>19903333</text:p>
          </table:table-cell>
          <table:table-cell table:formula="of:=[.A1246]/1000/(60*60*24)" office:value-type="time" office:time-value="PT05H31M43.333S" calcext:value-type="time">
            <text:p>05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6.26" calcext:value-type="float">
            <text:p>686.26</text:p>
          </table:table-cell>
          <table:table-cell office:value-type="float" office:value="848.79" calcext:value-type="float">
            <text:p>848.79</text:p>
          </table:table-cell>
        </table:table-row>
        <table:table-row table:style-name="ro1">
          <table:table-cell office:value-type="float" office:value="19919333" calcext:value-type="float">
            <text:p>19919333</text:p>
          </table:table-cell>
          <table:table-cell table:formula="of:=[.A1247]/1000/(60*60*24)" office:value-type="time" office:time-value="PT05H31M59.333S" calcext:value-type="time">
            <text:p>05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6.79" calcext:value-type="float">
            <text:p>686.79</text:p>
          </table:table-cell>
          <table:table-cell office:value-type="float" office:value="849.43" calcext:value-type="float">
            <text:p>849.43</text:p>
          </table:table-cell>
        </table:table-row>
        <table:table-row table:style-name="ro1">
          <table:table-cell office:value-type="float" office:value="19935333" calcext:value-type="float">
            <text:p>19935333</text:p>
          </table:table-cell>
          <table:table-cell table:formula="of:=[.A1248]/1000/(60*60*24)" office:value-type="time" office:time-value="PT05H32M15.333S" calcext:value-type="time">
            <text:p>05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7.32" calcext:value-type="float">
            <text:p>687.32</text:p>
          </table:table-cell>
          <table:table-cell office:value-type="float" office:value="850.06" calcext:value-type="float">
            <text:p>850.06</text:p>
          </table:table-cell>
        </table:table-row>
        <table:table-row table:style-name="ro1">
          <table:table-cell office:value-type="float" office:value="19951333" calcext:value-type="float">
            <text:p>19951333</text:p>
          </table:table-cell>
          <table:table-cell table:formula="of:=[.A1249]/1000/(60*60*24)" office:value-type="time" office:time-value="PT05H32M31.333S" calcext:value-type="time">
            <text:p>05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7.85" calcext:value-type="float">
            <text:p>687.85</text:p>
          </table:table-cell>
          <table:table-cell office:value-type="float" office:value="850.69" calcext:value-type="float">
            <text:p>850.69</text:p>
          </table:table-cell>
        </table:table-row>
        <table:table-row table:style-name="ro1">
          <table:table-cell office:value-type="float" office:value="19967333" calcext:value-type="float">
            <text:p>19967333</text:p>
          </table:table-cell>
          <table:table-cell table:formula="of:=[.A1250]/1000/(60*60*24)" office:value-type="time" office:time-value="PT05H32M47.333S" calcext:value-type="time">
            <text:p>05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8.38" calcext:value-type="float">
            <text:p>688.38</text:p>
          </table:table-cell>
          <table:table-cell office:value-type="float" office:value="851.32" calcext:value-type="float">
            <text:p>851.32</text:p>
          </table:table-cell>
        </table:table-row>
        <table:table-row table:style-name="ro1">
          <table:table-cell office:value-type="float" office:value="19983333" calcext:value-type="float">
            <text:p>19983333</text:p>
          </table:table-cell>
          <table:table-cell table:formula="of:=[.A1251]/1000/(60*60*24)" office:value-type="time" office:time-value="PT05H33M03.333S" calcext:value-type="time">
            <text:p>05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8.91" calcext:value-type="float">
            <text:p>688.91</text:p>
          </table:table-cell>
          <table:table-cell office:value-type="float" office:value="851.95" calcext:value-type="float">
            <text:p>851.95</text:p>
          </table:table-cell>
        </table:table-row>
        <table:table-row table:style-name="ro1">
          <table:table-cell office:value-type="float" office:value="19999333" calcext:value-type="float">
            <text:p>19999333</text:p>
          </table:table-cell>
          <table:table-cell table:formula="of:=[.A1252]/1000/(60*60*24)" office:value-type="time" office:time-value="PT05H33M19.333S" calcext:value-type="time">
            <text:p>05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9.44" calcext:value-type="float">
            <text:p>689.44</text:p>
          </table:table-cell>
          <table:table-cell office:value-type="float" office:value="852.58" calcext:value-type="float">
            <text:p>852.58</text:p>
          </table:table-cell>
        </table:table-row>
        <table:table-row table:style-name="ro1">
          <table:table-cell office:value-type="float" office:value="20015333" calcext:value-type="float">
            <text:p>20015333</text:p>
          </table:table-cell>
          <table:table-cell table:formula="of:=[.A1253]/1000/(60*60*24)" office:value-type="time" office:time-value="PT05H33M35.333S" calcext:value-type="time">
            <text:p>05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89.97" calcext:value-type="float">
            <text:p>689.97</text:p>
          </table:table-cell>
          <table:table-cell office:value-type="float" office:value="853.21" calcext:value-type="float">
            <text:p>853.21</text:p>
          </table:table-cell>
        </table:table-row>
        <table:table-row table:style-name="ro1">
          <table:table-cell office:value-type="float" office:value="20031333" calcext:value-type="float">
            <text:p>20031333</text:p>
          </table:table-cell>
          <table:table-cell table:formula="of:=[.A1254]/1000/(60*60*24)" office:value-type="time" office:time-value="PT05H33M51.333S" calcext:value-type="time">
            <text:p>05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90.5" calcext:value-type="float">
            <text:p>690.5</text:p>
          </table:table-cell>
          <table:table-cell office:value-type="float" office:value="853.84" calcext:value-type="float">
            <text:p>853.84</text:p>
          </table:table-cell>
        </table:table-row>
        <table:table-row table:style-name="ro1">
          <table:table-cell office:value-type="float" office:value="20047333" calcext:value-type="float">
            <text:p>20047333</text:p>
          </table:table-cell>
          <table:table-cell table:formula="of:=[.A1255]/1000/(60*60*24)" office:value-type="time" office:time-value="PT05H34M07.333S" calcext:value-type="time">
            <text:p>05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91.04" calcext:value-type="float">
            <text:p>691.04</text:p>
          </table:table-cell>
          <table:table-cell office:value-type="float" office:value="854.47" calcext:value-type="float">
            <text:p>854.47</text:p>
          </table:table-cell>
        </table:table-row>
        <table:table-row table:style-name="ro1">
          <table:table-cell office:value-type="float" office:value="20063333" calcext:value-type="float">
            <text:p>20063333</text:p>
          </table:table-cell>
          <table:table-cell table:formula="of:=[.A1256]/1000/(60*60*24)" office:value-type="time" office:time-value="PT05H34M23.333S" calcext:value-type="time">
            <text:p>05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91.57" calcext:value-type="float">
            <text:p>691.57</text:p>
          </table:table-cell>
          <table:table-cell office:value-type="float" office:value="855.1" calcext:value-type="float">
            <text:p>855.1</text:p>
          </table:table-cell>
        </table:table-row>
        <table:table-row table:style-name="ro1">
          <table:table-cell office:value-type="float" office:value="20079333" calcext:value-type="float">
            <text:p>20079333</text:p>
          </table:table-cell>
          <table:table-cell table:formula="of:=[.A1257]/1000/(60*60*24)" office:value-type="time" office:time-value="PT05H34M39.333S" calcext:value-type="time">
            <text:p>05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92.1" calcext:value-type="float">
            <text:p>692.1</text:p>
          </table:table-cell>
          <table:table-cell office:value-type="float" office:value="855.73" calcext:value-type="float">
            <text:p>855.73</text:p>
          </table:table-cell>
        </table:table-row>
        <table:table-row table:style-name="ro1">
          <table:table-cell office:value-type="float" office:value="20095333" calcext:value-type="float">
            <text:p>20095333</text:p>
          </table:table-cell>
          <table:table-cell table:formula="of:=[.A1258]/1000/(60*60*24)" office:value-type="time" office:time-value="PT05H34M55.333S" calcext:value-type="time">
            <text:p>05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92.63" calcext:value-type="float">
            <text:p>692.63</text:p>
          </table:table-cell>
          <table:table-cell office:value-type="float" office:value="856.36" calcext:value-type="float">
            <text:p>856.36</text:p>
          </table:table-cell>
        </table:table-row>
        <table:table-row table:style-name="ro1">
          <table:table-cell office:value-type="float" office:value="20111333" calcext:value-type="float">
            <text:p>20111333</text:p>
          </table:table-cell>
          <table:table-cell table:formula="of:=[.A1259]/1000/(60*60*24)" office:value-type="time" office:time-value="PT05H35M11.333S" calcext:value-type="time">
            <text:p>05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93.16" calcext:value-type="float">
            <text:p>693.16</text:p>
          </table:table-cell>
          <table:table-cell office:value-type="float" office:value="856.99" calcext:value-type="float">
            <text:p>856.99</text:p>
          </table:table-cell>
        </table:table-row>
        <table:table-row table:style-name="ro1">
          <table:table-cell office:value-type="float" office:value="20127333" calcext:value-type="float">
            <text:p>20127333</text:p>
          </table:table-cell>
          <table:table-cell table:formula="of:=[.A1260]/1000/(60*60*24)" office:value-type="time" office:time-value="PT05H35M27.333S" calcext:value-type="time">
            <text:p>05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93.69" calcext:value-type="float">
            <text:p>693.69</text:p>
          </table:table-cell>
          <table:table-cell office:value-type="float" office:value="857.62" calcext:value-type="float">
            <text:p>857.62</text:p>
          </table:table-cell>
        </table:table-row>
        <table:table-row table:style-name="ro1">
          <table:table-cell office:value-type="float" office:value="20143333" calcext:value-type="float">
            <text:p>20143333</text:p>
          </table:table-cell>
          <table:table-cell table:formula="of:=[.A1261]/1000/(60*60*24)" office:value-type="time" office:time-value="PT05H35M43.333S" calcext:value-type="time">
            <text:p>05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94.22" calcext:value-type="float">
            <text:p>694.22</text:p>
          </table:table-cell>
          <table:table-cell office:value-type="float" office:value="858.25" calcext:value-type="float">
            <text:p>858.25</text:p>
          </table:table-cell>
        </table:table-row>
        <table:table-row table:style-name="ro1">
          <table:table-cell office:value-type="float" office:value="20159333" calcext:value-type="float">
            <text:p>20159333</text:p>
          </table:table-cell>
          <table:table-cell table:formula="of:=[.A1262]/1000/(60*60*24)" office:value-type="time" office:time-value="PT05H35M59.333S" calcext:value-type="time">
            <text:p>05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94.75" calcext:value-type="float">
            <text:p>694.75</text:p>
          </table:table-cell>
          <table:table-cell office:value-type="float" office:value="858.88" calcext:value-type="float">
            <text:p>858.88</text:p>
          </table:table-cell>
        </table:table-row>
        <table:table-row table:style-name="ro1">
          <table:table-cell office:value-type="float" office:value="20175333" calcext:value-type="float">
            <text:p>20175333</text:p>
          </table:table-cell>
          <table:table-cell table:formula="of:=[.A1263]/1000/(60*60*24)" office:value-type="time" office:time-value="PT05H36M15.333S" calcext:value-type="time">
            <text:p>05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95.28" calcext:value-type="float">
            <text:p>695.28</text:p>
          </table:table-cell>
          <table:table-cell office:value-type="float" office:value="859.5" calcext:value-type="float">
            <text:p>859.5</text:p>
          </table:table-cell>
        </table:table-row>
        <table:table-row table:style-name="ro1">
          <table:table-cell office:value-type="float" office:value="20191333" calcext:value-type="float">
            <text:p>20191333</text:p>
          </table:table-cell>
          <table:table-cell table:formula="of:=[.A1264]/1000/(60*60*24)" office:value-type="time" office:time-value="PT05H36M31.333S" calcext:value-type="time">
            <text:p>05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95.81" calcext:value-type="float">
            <text:p>695.81</text:p>
          </table:table-cell>
          <table:table-cell office:value-type="float" office:value="860.13" calcext:value-type="float">
            <text:p>860.13</text:p>
          </table:table-cell>
        </table:table-row>
        <table:table-row table:style-name="ro1">
          <table:table-cell office:value-type="float" office:value="20207333" calcext:value-type="float">
            <text:p>20207333</text:p>
          </table:table-cell>
          <table:table-cell table:formula="of:=[.A1265]/1000/(60*60*24)" office:value-type="time" office:time-value="PT05H36M47.333S" calcext:value-type="time">
            <text:p>05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96.34" calcext:value-type="float">
            <text:p>696.34</text:p>
          </table:table-cell>
          <table:table-cell office:value-type="float" office:value="860.76" calcext:value-type="float">
            <text:p>860.76</text:p>
          </table:table-cell>
        </table:table-row>
        <table:table-row table:style-name="ro1">
          <table:table-cell office:value-type="float" office:value="20223333" calcext:value-type="float">
            <text:p>20223333</text:p>
          </table:table-cell>
          <table:table-cell table:formula="of:=[.A1266]/1000/(60*60*24)" office:value-type="time" office:time-value="PT05H37M03.333S" calcext:value-type="time">
            <text:p>05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96.86" calcext:value-type="float">
            <text:p>696.86</text:p>
          </table:table-cell>
          <table:table-cell office:value-type="float" office:value="861.39" calcext:value-type="float">
            <text:p>861.39</text:p>
          </table:table-cell>
        </table:table-row>
        <table:table-row table:style-name="ro1">
          <table:table-cell office:value-type="float" office:value="20239333" calcext:value-type="float">
            <text:p>20239333</text:p>
          </table:table-cell>
          <table:table-cell table:formula="of:=[.A1267]/1000/(60*60*24)" office:value-type="time" office:time-value="PT05H37M19.333S" calcext:value-type="time">
            <text:p>05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97.39" calcext:value-type="float">
            <text:p>697.39</text:p>
          </table:table-cell>
          <table:table-cell office:value-type="float" office:value="862.02" calcext:value-type="float">
            <text:p>862.02</text:p>
          </table:table-cell>
        </table:table-row>
        <table:table-row table:style-name="ro1">
          <table:table-cell office:value-type="float" office:value="20255333" calcext:value-type="float">
            <text:p>20255333</text:p>
          </table:table-cell>
          <table:table-cell table:formula="of:=[.A1268]/1000/(60*60*24)" office:value-type="time" office:time-value="PT05H37M35.333S" calcext:value-type="time">
            <text:p>05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97.92" calcext:value-type="float">
            <text:p>697.92</text:p>
          </table:table-cell>
          <table:table-cell office:value-type="float" office:value="862.64" calcext:value-type="float">
            <text:p>862.64</text:p>
          </table:table-cell>
        </table:table-row>
        <table:table-row table:style-name="ro1">
          <table:table-cell office:value-type="float" office:value="20271333" calcext:value-type="float">
            <text:p>20271333</text:p>
          </table:table-cell>
          <table:table-cell table:formula="of:=[.A1269]/1000/(60*60*24)" office:value-type="time" office:time-value="PT05H37M51.333S" calcext:value-type="time">
            <text:p>05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8.45" calcext:value-type="float">
            <text:p>698.45</text:p>
          </table:table-cell>
          <table:table-cell office:value-type="float" office:value="863.27" calcext:value-type="float">
            <text:p>863.27</text:p>
          </table:table-cell>
        </table:table-row>
        <table:table-row table:style-name="ro1">
          <table:table-cell office:value-type="float" office:value="20287333" calcext:value-type="float">
            <text:p>20287333</text:p>
          </table:table-cell>
          <table:table-cell table:formula="of:=[.A1270]/1000/(60*60*24)" office:value-type="time" office:time-value="PT05H38M07.333S" calcext:value-type="time">
            <text:p>05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1" calcext:value-type="float">
            <text:p>119.1</text:p>
          </table:table-cell>
          <table:table-cell office:value-type="float" office:value="141.48" calcext:value-type="float">
            <text:p>141.48</text:p>
          </table:table-cell>
          <table:table-cell office:value-type="float" office:value="698.98" calcext:value-type="float">
            <text:p>698.98</text:p>
          </table:table-cell>
          <table:table-cell office:value-type="float" office:value="863.9" calcext:value-type="float">
            <text:p>863.9</text:p>
          </table:table-cell>
        </table:table-row>
        <table:table-row table:style-name="ro1">
          <table:table-cell office:value-type="float" office:value="20303333" calcext:value-type="float">
            <text:p>20303333</text:p>
          </table:table-cell>
          <table:table-cell table:formula="of:=[.A1271]/1000/(60*60*24)" office:value-type="time" office:time-value="PT05H38M23.333S" calcext:value-type="time">
            <text:p>05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9.51" calcext:value-type="float">
            <text:p>699.51</text:p>
          </table:table-cell>
          <table:table-cell office:value-type="float" office:value="864.53" calcext:value-type="float">
            <text:p>864.53</text:p>
          </table:table-cell>
        </table:table-row>
        <table:table-row table:style-name="ro1">
          <table:table-cell office:value-type="float" office:value="20319333" calcext:value-type="float">
            <text:p>20319333</text:p>
          </table:table-cell>
          <table:table-cell table:formula="of:=[.A1272]/1000/(60*60*24)" office:value-type="time" office:time-value="PT05H38M39.333S" calcext:value-type="time">
            <text:p>05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00.04" calcext:value-type="float">
            <text:p>700.04</text:p>
          </table:table-cell>
          <table:table-cell office:value-type="float" office:value="865.15" calcext:value-type="float">
            <text:p>865.15</text:p>
          </table:table-cell>
        </table:table-row>
        <table:table-row table:style-name="ro1">
          <table:table-cell office:value-type="float" office:value="20335333" calcext:value-type="float">
            <text:p>20335333</text:p>
          </table:table-cell>
          <table:table-cell table:formula="of:=[.A1273]/1000/(60*60*24)" office:value-type="time" office:time-value="PT05H38M55.333S" calcext:value-type="time">
            <text:p>05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00.57" calcext:value-type="float">
            <text:p>700.57</text:p>
          </table:table-cell>
          <table:table-cell office:value-type="float" office:value="865.78" calcext:value-type="float">
            <text:p>865.78</text:p>
          </table:table-cell>
        </table:table-row>
        <table:table-row table:style-name="ro1">
          <table:table-cell office:value-type="float" office:value="20351333" calcext:value-type="float">
            <text:p>20351333</text:p>
          </table:table-cell>
          <table:table-cell table:formula="of:=[.A1274]/1000/(60*60*24)" office:value-type="time" office:time-value="PT05H39M11.333S" calcext:value-type="time">
            <text:p>05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01.1" calcext:value-type="float">
            <text:p>701.1</text:p>
          </table:table-cell>
          <table:table-cell office:value-type="float" office:value="866.41" calcext:value-type="float">
            <text:p>866.41</text:p>
          </table:table-cell>
        </table:table-row>
        <table:table-row table:style-name="ro1">
          <table:table-cell office:value-type="float" office:value="20367333" calcext:value-type="float">
            <text:p>20367333</text:p>
          </table:table-cell>
          <table:table-cell table:formula="of:=[.A1275]/1000/(60*60*24)" office:value-type="time" office:time-value="PT05H39M27.333S" calcext:value-type="time">
            <text:p>05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01.63" calcext:value-type="float">
            <text:p>701.63</text:p>
          </table:table-cell>
          <table:table-cell office:value-type="float" office:value="867.04" calcext:value-type="float">
            <text:p>867.04</text:p>
          </table:table-cell>
        </table:table-row>
        <table:table-row table:style-name="ro1">
          <table:table-cell office:value-type="float" office:value="20383333" calcext:value-type="float">
            <text:p>20383333</text:p>
          </table:table-cell>
          <table:table-cell table:formula="of:=[.A1276]/1000/(60*60*24)" office:value-type="time" office:time-value="PT05H39M43.333S" calcext:value-type="time">
            <text:p>05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702.16" calcext:value-type="float">
            <text:p>702.16</text:p>
          </table:table-cell>
          <table:table-cell office:value-type="float" office:value="867.66" calcext:value-type="float">
            <text:p>867.66</text:p>
          </table:table-cell>
        </table:table-row>
        <table:table-row table:style-name="ro1">
          <table:table-cell office:value-type="float" office:value="20399333" calcext:value-type="float">
            <text:p>20399333</text:p>
          </table:table-cell>
          <table:table-cell table:formula="of:=[.A1277]/1000/(60*60*24)" office:value-type="time" office:time-value="PT05H39M59.333S" calcext:value-type="time">
            <text:p>05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1" calcext:value-type="float">
            <text:p>119.1</text:p>
          </table:table-cell>
          <table:table-cell office:value-type="float" office:value="141.48" calcext:value-type="float">
            <text:p>141.48</text:p>
          </table:table-cell>
          <table:table-cell office:value-type="float" office:value="702.69" calcext:value-type="float">
            <text:p>702.69</text:p>
          </table:table-cell>
          <table:table-cell office:value-type="float" office:value="868.29" calcext:value-type="float">
            <text:p>868.29</text:p>
          </table:table-cell>
        </table:table-row>
        <table:table-row table:style-name="ro1">
          <table:table-cell office:value-type="float" office:value="20415333" calcext:value-type="float">
            <text:p>20415333</text:p>
          </table:table-cell>
          <table:table-cell table:formula="of:=[.A1278]/1000/(60*60*24)" office:value-type="time" office:time-value="PT05H40M15.333S" calcext:value-type="time">
            <text:p>05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03.22" calcext:value-type="float">
            <text:p>703.22</text:p>
          </table:table-cell>
          <table:table-cell office:value-type="float" office:value="868.92" calcext:value-type="float">
            <text:p>868.92</text:p>
          </table:table-cell>
        </table:table-row>
        <table:table-row table:style-name="ro1">
          <table:table-cell office:value-type="float" office:value="20431333" calcext:value-type="float">
            <text:p>20431333</text:p>
          </table:table-cell>
          <table:table-cell table:formula="of:=[.A1279]/1000/(60*60*24)" office:value-type="time" office:time-value="PT05H40M31.333S" calcext:value-type="time">
            <text:p>05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03.75" calcext:value-type="float">
            <text:p>703.75</text:p>
          </table:table-cell>
          <table:table-cell office:value-type="float" office:value="869.54" calcext:value-type="float">
            <text:p>869.54</text:p>
          </table:table-cell>
        </table:table-row>
        <table:table-row table:style-name="ro1">
          <table:table-cell office:value-type="float" office:value="20447333" calcext:value-type="float">
            <text:p>20447333</text:p>
          </table:table-cell>
          <table:table-cell table:formula="of:=[.A1280]/1000/(60*60*24)" office:value-type="time" office:time-value="PT05H40M47.333S" calcext:value-type="time">
            <text:p>05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04.28" calcext:value-type="float">
            <text:p>704.28</text:p>
          </table:table-cell>
          <table:table-cell office:value-type="float" office:value="870.17" calcext:value-type="float">
            <text:p>870.17</text:p>
          </table:table-cell>
        </table:table-row>
        <table:table-row table:style-name="ro1">
          <table:table-cell office:value-type="float" office:value="20463333" calcext:value-type="float">
            <text:p>20463333</text:p>
          </table:table-cell>
          <table:table-cell table:formula="of:=[.A1281]/1000/(60*60*24)" office:value-type="time" office:time-value="PT05H41M03.333S" calcext:value-type="time">
            <text:p>05:4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04.8" calcext:value-type="float">
            <text:p>704.8</text:p>
          </table:table-cell>
          <table:table-cell office:value-type="float" office:value="870.8" calcext:value-type="float">
            <text:p>870.8</text:p>
          </table:table-cell>
        </table:table-row>
        <table:table-row table:style-name="ro1">
          <table:table-cell office:value-type="float" office:value="20479333" calcext:value-type="float">
            <text:p>20479333</text:p>
          </table:table-cell>
          <table:table-cell table:formula="of:=[.A1282]/1000/(60*60*24)" office:value-type="time" office:time-value="PT05H41M19.333S" calcext:value-type="time">
            <text:p>05:41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705.33" calcext:value-type="float">
            <text:p>705.33</text:p>
          </table:table-cell>
          <table:table-cell office:value-type="float" office:value="871.42" calcext:value-type="float">
            <text:p>871.42</text:p>
          </table:table-cell>
        </table:table-row>
        <table:table-row table:style-name="ro1">
          <table:table-cell office:value-type="float" office:value="20495333" calcext:value-type="float">
            <text:p>20495333</text:p>
          </table:table-cell>
          <table:table-cell table:formula="of:=[.A1283]/1000/(60*60*24)" office:value-type="time" office:time-value="PT05H41M35.333S" calcext:value-type="time">
            <text:p>05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705.86" calcext:value-type="float">
            <text:p>705.86</text:p>
          </table:table-cell>
          <table:table-cell office:value-type="float" office:value="872.05" calcext:value-type="float">
            <text:p>872.05</text:p>
          </table:table-cell>
        </table:table-row>
        <table:table-row table:style-name="ro1">
          <table:table-cell office:value-type="float" office:value="20511333" calcext:value-type="float">
            <text:p>20511333</text:p>
          </table:table-cell>
          <table:table-cell table:formula="of:=[.A1284]/1000/(60*60*24)" office:value-type="time" office:time-value="PT05H41M51.333S" calcext:value-type="time">
            <text:p>05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06.39" calcext:value-type="float">
            <text:p>706.39</text:p>
          </table:table-cell>
          <table:table-cell office:value-type="float" office:value="872.67" calcext:value-type="float">
            <text:p>872.67</text:p>
          </table:table-cell>
        </table:table-row>
        <table:table-row table:style-name="ro1">
          <table:table-cell office:value-type="float" office:value="20527333" calcext:value-type="float">
            <text:p>20527333</text:p>
          </table:table-cell>
          <table:table-cell table:formula="of:=[.A1285]/1000/(60*60*24)" office:value-type="time" office:time-value="PT05H42M07.333S" calcext:value-type="time">
            <text:p>05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06.92" calcext:value-type="float">
            <text:p>706.92</text:p>
          </table:table-cell>
          <table:table-cell office:value-type="float" office:value="873.3" calcext:value-type="float">
            <text:p>873.3</text:p>
          </table:table-cell>
        </table:table-row>
        <table:table-row table:style-name="ro1">
          <table:table-cell office:value-type="float" office:value="20543333" calcext:value-type="float">
            <text:p>20543333</text:p>
          </table:table-cell>
          <table:table-cell table:formula="of:=[.A1286]/1000/(60*60*24)" office:value-type="time" office:time-value="PT05H42M23.333S" calcext:value-type="time">
            <text:p>05:4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07.45" calcext:value-type="float">
            <text:p>707.45</text:p>
          </table:table-cell>
          <table:table-cell office:value-type="float" office:value="873.93" calcext:value-type="float">
            <text:p>873.93</text:p>
          </table:table-cell>
        </table:table-row>
        <table:table-row table:style-name="ro1">
          <table:table-cell office:value-type="float" office:value="20559333" calcext:value-type="float">
            <text:p>20559333</text:p>
          </table:table-cell>
          <table:table-cell table:formula="of:=[.A1287]/1000/(60*60*24)" office:value-type="time" office:time-value="PT05H42M39.333S" calcext:value-type="time">
            <text:p>05:42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707.98" calcext:value-type="float">
            <text:p>707.98</text:p>
          </table:table-cell>
          <table:table-cell office:value-type="float" office:value="874.55" calcext:value-type="float">
            <text:p>874.55</text:p>
          </table:table-cell>
        </table:table-row>
        <table:table-row table:style-name="ro1">
          <table:table-cell office:value-type="float" office:value="20575332" calcext:value-type="float">
            <text:p>20575332</text:p>
          </table:table-cell>
          <table:table-cell table:formula="of:=[.A1288]/1000/(60*60*24)" office:value-type="time" office:time-value="PT05H42M55.332S" calcext:value-type="time">
            <text:p>05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708.51" calcext:value-type="float">
            <text:p>708.51</text:p>
          </table:table-cell>
          <table:table-cell office:value-type="float" office:value="875.18" calcext:value-type="float">
            <text:p>875.18</text:p>
          </table:table-cell>
        </table:table-row>
        <table:table-row table:style-name="ro1">
          <table:table-cell office:value-type="float" office:value="20591333" calcext:value-type="float">
            <text:p>20591333</text:p>
          </table:table-cell>
          <table:table-cell table:formula="of:=[.A1289]/1000/(60*60*24)" office:value-type="time" office:time-value="PT05H43M11.333S" calcext:value-type="time">
            <text:p>05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09.04" calcext:value-type="float">
            <text:p>709.04</text:p>
          </table:table-cell>
          <table:table-cell office:value-type="float" office:value="875.8" calcext:value-type="float">
            <text:p>875.8</text:p>
          </table:table-cell>
        </table:table-row>
        <table:table-row table:style-name="ro1">
          <table:table-cell office:value-type="float" office:value="20607333" calcext:value-type="float">
            <text:p>20607333</text:p>
          </table:table-cell>
          <table:table-cell table:formula="of:=[.A1290]/1000/(60*60*24)" office:value-type="time" office:time-value="PT05H43M27.333S" calcext:value-type="time">
            <text:p>05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09.57" calcext:value-type="float">
            <text:p>709.57</text:p>
          </table:table-cell>
          <table:table-cell office:value-type="float" office:value="876.43" calcext:value-type="float">
            <text:p>876.43</text:p>
          </table:table-cell>
        </table:table-row>
        <table:table-row table:style-name="ro1">
          <table:table-cell office:value-type="float" office:value="20623333" calcext:value-type="float">
            <text:p>20623333</text:p>
          </table:table-cell>
          <table:table-cell table:formula="of:=[.A1291]/1000/(60*60*24)" office:value-type="time" office:time-value="PT05H43M43.333S" calcext:value-type="time">
            <text:p>05:43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10.09" calcext:value-type="float">
            <text:p>710.09</text:p>
          </table:table-cell>
          <table:table-cell office:value-type="float" office:value="877.05" calcext:value-type="float">
            <text:p>877.05</text:p>
          </table:table-cell>
        </table:table-row>
        <table:table-row table:style-name="ro1">
          <table:table-cell office:value-type="float" office:value="20639333" calcext:value-type="float">
            <text:p>20639333</text:p>
          </table:table-cell>
          <table:table-cell table:formula="of:=[.A1292]/1000/(60*60*24)" office:value-type="time" office:time-value="PT05H43M59.333S" calcext:value-type="time">
            <text:p>05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10.62" calcext:value-type="float">
            <text:p>710.62</text:p>
          </table:table-cell>
          <table:table-cell office:value-type="float" office:value="877.68" calcext:value-type="float">
            <text:p>877.68</text:p>
          </table:table-cell>
        </table:table-row>
        <table:table-row table:style-name="ro1">
          <table:table-cell office:value-type="float" office:value="20655333" calcext:value-type="float">
            <text:p>20655333</text:p>
          </table:table-cell>
          <table:table-cell table:formula="of:=[.A1293]/1000/(60*60*24)" office:value-type="time" office:time-value="PT05H44M15.333S" calcext:value-type="time">
            <text:p>05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11.15" calcext:value-type="float">
            <text:p>711.15</text:p>
          </table:table-cell>
          <table:table-cell office:value-type="float" office:value="878.3" calcext:value-type="float">
            <text:p>878.3</text:p>
          </table:table-cell>
        </table:table-row>
        <table:table-row table:style-name="ro1">
          <table:table-cell office:value-type="float" office:value="20671333" calcext:value-type="float">
            <text:p>20671333</text:p>
          </table:table-cell>
          <table:table-cell table:formula="of:=[.A1294]/1000/(60*60*24)" office:value-type="time" office:time-value="PT05H44M31.333S" calcext:value-type="time">
            <text:p>05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1.68" calcext:value-type="float">
            <text:p>711.68</text:p>
          </table:table-cell>
          <table:table-cell office:value-type="float" office:value="878.93" calcext:value-type="float">
            <text:p>878.93</text:p>
          </table:table-cell>
        </table:table-row>
        <table:table-row table:style-name="ro1">
          <table:table-cell office:value-type="float" office:value="20687333" calcext:value-type="float">
            <text:p>20687333</text:p>
          </table:table-cell>
          <table:table-cell table:formula="of:=[.A1295]/1000/(60*60*24)" office:value-type="time" office:time-value="PT05H44M47.333S" calcext:value-type="time">
            <text:p>05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712.21" calcext:value-type="float">
            <text:p>712.21</text:p>
          </table:table-cell>
          <table:table-cell office:value-type="float" office:value="879.55" calcext:value-type="float">
            <text:p>879.55</text:p>
          </table:table-cell>
        </table:table-row>
        <table:table-row table:style-name="ro1">
          <table:table-cell office:value-type="float" office:value="20703333" calcext:value-type="float">
            <text:p>20703333</text:p>
          </table:table-cell>
          <table:table-cell table:formula="of:=[.A1296]/1000/(60*60*24)" office:value-type="time" office:time-value="PT05H45M03.333S" calcext:value-type="time">
            <text:p>05:45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12.74" calcext:value-type="float">
            <text:p>712.74</text:p>
          </table:table-cell>
          <table:table-cell office:value-type="float" office:value="880.18" calcext:value-type="float">
            <text:p>880.18</text:p>
          </table:table-cell>
        </table:table-row>
        <table:table-row table:style-name="ro1">
          <table:table-cell office:value-type="float" office:value="20719333" calcext:value-type="float">
            <text:p>20719333</text:p>
          </table:table-cell>
          <table:table-cell table:formula="of:=[.A1297]/1000/(60*60*24)" office:value-type="time" office:time-value="PT05H45M19.333S" calcext:value-type="time">
            <text:p>05:45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13.26" calcext:value-type="float">
            <text:p>713.26</text:p>
          </table:table-cell>
          <table:table-cell office:value-type="float" office:value="880.8" calcext:value-type="float">
            <text:p>880.8</text:p>
          </table:table-cell>
        </table:table-row>
        <table:table-row table:style-name="ro1">
          <table:table-cell office:value-type="float" office:value="20735333" calcext:value-type="float">
            <text:p>20735333</text:p>
          </table:table-cell>
          <table:table-cell table:formula="of:=[.A1298]/1000/(60*60*24)" office:value-type="time" office:time-value="PT05H45M35.333S" calcext:value-type="time">
            <text:p>05:45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3.79" calcext:value-type="float">
            <text:p>713.79</text:p>
          </table:table-cell>
          <table:table-cell office:value-type="float" office:value="881.43" calcext:value-type="float">
            <text:p>881.43</text:p>
          </table:table-cell>
        </table:table-row>
        <table:table-row table:style-name="ro1">
          <table:table-cell office:value-type="float" office:value="20751333" calcext:value-type="float">
            <text:p>20751333</text:p>
          </table:table-cell>
          <table:table-cell table:formula="of:=[.A1299]/1000/(60*60*24)" office:value-type="time" office:time-value="PT05H45M51.333S" calcext:value-type="time">
            <text:p>05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4.32" calcext:value-type="float">
            <text:p>714.32</text:p>
          </table:table-cell>
          <table:table-cell office:value-type="float" office:value="882.05" calcext:value-type="float">
            <text:p>882.05</text:p>
          </table:table-cell>
        </table:table-row>
        <table:table-row table:style-name="ro1">
          <table:table-cell office:value-type="float" office:value="20767333" calcext:value-type="float">
            <text:p>20767333</text:p>
          </table:table-cell>
          <table:table-cell table:formula="of:=[.A1300]/1000/(60*60*24)" office:value-type="time" office:time-value="PT05H46M07.333S" calcext:value-type="time">
            <text:p>05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714.85" calcext:value-type="float">
            <text:p>714.85</text:p>
          </table:table-cell>
          <table:table-cell office:value-type="float" office:value="882.67" calcext:value-type="float">
            <text:p>882.67</text:p>
          </table:table-cell>
        </table:table-row>
        <table:table-row table:style-name="ro1">
          <table:table-cell office:value-type="float" office:value="20783333" calcext:value-type="float">
            <text:p>20783333</text:p>
          </table:table-cell>
          <table:table-cell table:formula="of:=[.A1301]/1000/(60*60*24)" office:value-type="time" office:time-value="PT05H46M23.333S" calcext:value-type="time">
            <text:p>05:46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5.38" calcext:value-type="float">
            <text:p>715.38</text:p>
          </table:table-cell>
          <table:table-cell office:value-type="float" office:value="883.3" calcext:value-type="float">
            <text:p>883.3</text:p>
          </table:table-cell>
        </table:table-row>
        <table:table-row table:style-name="ro1">
          <table:table-cell office:value-type="float" office:value="20799333" calcext:value-type="float">
            <text:p>20799333</text:p>
          </table:table-cell>
          <table:table-cell table:formula="of:=[.A1302]/1000/(60*60*24)" office:value-type="time" office:time-value="PT05H46M39.333S" calcext:value-type="time">
            <text:p>05:46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5.91" calcext:value-type="float">
            <text:p>715.91</text:p>
          </table:table-cell>
          <table:table-cell office:value-type="float" office:value="883.92" calcext:value-type="float">
            <text:p>883.92</text:p>
          </table:table-cell>
        </table:table-row>
        <table:table-row table:style-name="ro1">
          <table:table-cell office:value-type="float" office:value="20815333" calcext:value-type="float">
            <text:p>20815333</text:p>
          </table:table-cell>
          <table:table-cell table:formula="of:=[.A1303]/1000/(60*60*24)" office:value-type="time" office:time-value="PT05H46M55.333S" calcext:value-type="time">
            <text:p>05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716.43" calcext:value-type="float">
            <text:p>716.43</text:p>
          </table:table-cell>
          <table:table-cell office:value-type="float" office:value="884.54" calcext:value-type="float">
            <text:p>884.54</text:p>
          </table:table-cell>
        </table:table-row>
        <table:table-row table:style-name="ro1">
          <table:table-cell office:value-type="float" office:value="20831333" calcext:value-type="float">
            <text:p>20831333</text:p>
          </table:table-cell>
          <table:table-cell table:formula="of:=[.A1304]/1000/(60*60*24)" office:value-type="time" office:time-value="PT05H47M11.333S" calcext:value-type="time">
            <text:p>05:47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6.96" calcext:value-type="float">
            <text:p>716.96</text:p>
          </table:table-cell>
          <table:table-cell office:value-type="float" office:value="885.16" calcext:value-type="float">
            <text:p>885.16</text:p>
          </table:table-cell>
        </table:table-row>
        <table:table-row table:style-name="ro1">
          <table:table-cell office:value-type="float" office:value="20847333" calcext:value-type="float">
            <text:p>20847333</text:p>
          </table:table-cell>
          <table:table-cell table:formula="of:=[.A1305]/1000/(60*60*24)" office:value-type="time" office:time-value="PT05H47M27.333S" calcext:value-type="time">
            <text:p>05:47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7.49" calcext:value-type="float">
            <text:p>717.49</text:p>
          </table:table-cell>
          <table:table-cell office:value-type="float" office:value="885.79" calcext:value-type="float">
            <text:p>885.79</text:p>
          </table:table-cell>
        </table:table-row>
        <table:table-row table:style-name="ro1">
          <table:table-cell office:value-type="float" office:value="20863333" calcext:value-type="float">
            <text:p>20863333</text:p>
          </table:table-cell>
          <table:table-cell table:formula="of:=[.A1306]/1000/(60*60*24)" office:value-type="time" office:time-value="PT05H47M43.333S" calcext:value-type="time">
            <text:p>05:4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8.02" calcext:value-type="float">
            <text:p>718.02</text:p>
          </table:table-cell>
          <table:table-cell office:value-type="float" office:value="886.41" calcext:value-type="float">
            <text:p>886.41</text:p>
          </table:table-cell>
        </table:table-row>
        <table:table-row table:style-name="ro1">
          <table:table-cell office:value-type="float" office:value="20879333" calcext:value-type="float">
            <text:p>20879333</text:p>
          </table:table-cell>
          <table:table-cell table:formula="of:=[.A1307]/1000/(60*60*24)" office:value-type="time" office:time-value="PT05H47M59.333S" calcext:value-type="time">
            <text:p>05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8.54" calcext:value-type="float">
            <text:p>718.54</text:p>
          </table:table-cell>
          <table:table-cell office:value-type="float" office:value="887.03" calcext:value-type="float">
            <text:p>887.03</text:p>
          </table:table-cell>
        </table:table-row>
        <table:table-row table:style-name="ro1">
          <table:table-cell office:value-type="float" office:value="20895333" calcext:value-type="float">
            <text:p>20895333</text:p>
          </table:table-cell>
          <table:table-cell table:formula="of:=[.A1308]/1000/(60*60*24)" office:value-type="time" office:time-value="PT05H48M15.333S" calcext:value-type="time">
            <text:p>05:48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52" calcext:value-type="float">
            <text:p>140.52</text:p>
          </table:table-cell>
          <table:table-cell office:value-type="float" office:value="719.07" calcext:value-type="float">
            <text:p>719.07</text:p>
          </table:table-cell>
          <table:table-cell office:value-type="float" office:value="887.65" calcext:value-type="float">
            <text:p>887.65</text:p>
          </table:table-cell>
        </table:table-row>
        <table:table-row table:style-name="ro1">
          <table:table-cell office:value-type="float" office:value="20911332" calcext:value-type="float">
            <text:p>20911332</text:p>
          </table:table-cell>
          <table:table-cell table:formula="of:=[.A1309]/1000/(60*60*24)" office:value-type="time" office:time-value="PT05H48M31.332S" calcext:value-type="time">
            <text:p>05:48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9.6" calcext:value-type="float">
            <text:p>719.6</text:p>
          </table:table-cell>
          <table:table-cell office:value-type="float" office:value="888.28" calcext:value-type="float">
            <text:p>888.28</text:p>
          </table:table-cell>
        </table:table-row>
        <table:table-row table:style-name="ro1">
          <table:table-cell office:value-type="float" office:value="20927333" calcext:value-type="float">
            <text:p>20927333</text:p>
          </table:table-cell>
          <table:table-cell table:formula="of:=[.A1310]/1000/(60*60*24)" office:value-type="time" office:time-value="PT05H48M47.333S" calcext:value-type="time">
            <text:p>05:48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20.13" calcext:value-type="float">
            <text:p>720.13</text:p>
          </table:table-cell>
          <table:table-cell office:value-type="float" office:value="888.9" calcext:value-type="float">
            <text:p>888.9</text:p>
          </table:table-cell>
        </table:table-row>
        <table:table-row table:style-name="ro1">
          <table:table-cell office:value-type="float" office:value="20943333" calcext:value-type="float">
            <text:p>20943333</text:p>
          </table:table-cell>
          <table:table-cell table:formula="of:=[.A1311]/1000/(60*60*24)" office:value-type="time" office:time-value="PT05H49M03.333S" calcext:value-type="time">
            <text:p>05:4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20.65" calcext:value-type="float">
            <text:p>720.65</text:p>
          </table:table-cell>
          <table:table-cell office:value-type="float" office:value="889.52" calcext:value-type="float">
            <text:p>889.52</text:p>
          </table:table-cell>
        </table:table-row>
        <table:table-row table:style-name="ro1">
          <table:table-cell office:value-type="float" office:value="20959333" calcext:value-type="float">
            <text:p>20959333</text:p>
          </table:table-cell>
          <table:table-cell table:formula="of:=[.A1312]/1000/(60*60*24)" office:value-type="time" office:time-value="PT05H49M19.333S" calcext:value-type="time">
            <text:p>05:49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21.18" calcext:value-type="float">
            <text:p>721.18</text:p>
          </table:table-cell>
          <table:table-cell office:value-type="float" office:value="890.14" calcext:value-type="float">
            <text:p>890.14</text:p>
          </table:table-cell>
        </table:table-row>
        <table:table-row table:style-name="ro1">
          <table:table-cell office:value-type="float" office:value="20975333" calcext:value-type="float">
            <text:p>20975333</text:p>
          </table:table-cell>
          <table:table-cell table:formula="of:=[.A1313]/1000/(60*60*24)" office:value-type="time" office:time-value="PT05H49M35.333S" calcext:value-type="time">
            <text:p>05:49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21.71" calcext:value-type="float">
            <text:p>721.71</text:p>
          </table:table-cell>
          <table:table-cell office:value-type="float" office:value="890.76" calcext:value-type="float">
            <text:p>890.76</text:p>
          </table:table-cell>
        </table:table-row>
        <table:table-row table:style-name="ro1">
          <table:table-cell office:value-type="float" office:value="20991333" calcext:value-type="float">
            <text:p>20991333</text:p>
          </table:table-cell>
          <table:table-cell table:formula="of:=[.A1314]/1000/(60*60*24)" office:value-type="time" office:time-value="PT05H49M51.333S" calcext:value-type="time">
            <text:p>05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22.23" calcext:value-type="float">
            <text:p>722.23</text:p>
          </table:table-cell>
          <table:table-cell office:value-type="float" office:value="891.39" calcext:value-type="float">
            <text:p>891.39</text:p>
          </table:table-cell>
        </table:table-row>
        <table:table-row table:style-name="ro1">
          <table:table-cell office:value-type="float" office:value="21007333" calcext:value-type="float">
            <text:p>21007333</text:p>
          </table:table-cell>
          <table:table-cell table:formula="of:=[.A1315]/1000/(60*60*24)" office:value-type="time" office:time-value="PT05H50M07.333S" calcext:value-type="time">
            <text:p>05:5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22.76" calcext:value-type="float">
            <text:p>722.76</text:p>
          </table:table-cell>
          <table:table-cell office:value-type="float" office:value="892.01" calcext:value-type="float">
            <text:p>892.01</text:p>
          </table:table-cell>
        </table:table-row>
        <table:table-row table:style-name="ro1">
          <table:table-cell office:value-type="float" office:value="21023333" calcext:value-type="float">
            <text:p>21023333</text:p>
          </table:table-cell>
          <table:table-cell table:formula="of:=[.A1316]/1000/(60*60*24)" office:value-type="time" office:time-value="PT05H50M23.333S" calcext:value-type="time">
            <text:p>05:50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23.29" calcext:value-type="float">
            <text:p>723.29</text:p>
          </table:table-cell>
          <table:table-cell office:value-type="float" office:value="892.63" calcext:value-type="float">
            <text:p>892.63</text:p>
          </table:table-cell>
        </table:table-row>
        <table:table-row table:style-name="ro1">
          <table:table-cell office:value-type="float" office:value="21039333" calcext:value-type="float">
            <text:p>21039333</text:p>
          </table:table-cell>
          <table:table-cell table:formula="of:=[.A1317]/1000/(60*60*24)" office:value-type="time" office:time-value="PT05H50M39.333S" calcext:value-type="time">
            <text:p>05:5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23.82" calcext:value-type="float">
            <text:p>723.82</text:p>
          </table:table-cell>
          <table:table-cell office:value-type="float" office:value="893.25" calcext:value-type="float">
            <text:p>893.25</text:p>
          </table:table-cell>
        </table:table-row>
        <table:table-row table:style-name="ro1">
          <table:table-cell office:value-type="float" office:value="21055333" calcext:value-type="float">
            <text:p>21055333</text:p>
          </table:table-cell>
          <table:table-cell table:formula="of:=[.A1318]/1000/(60*60*24)" office:value-type="time" office:time-value="PT05H50M55.333S" calcext:value-type="time">
            <text:p>05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24.34" calcext:value-type="float">
            <text:p>724.34</text:p>
          </table:table-cell>
          <table:table-cell office:value-type="float" office:value="893.87" calcext:value-type="float">
            <text:p>893.87</text:p>
          </table:table-cell>
        </table:table-row>
        <table:table-row table:style-name="ro1">
          <table:table-cell office:value-type="float" office:value="21071333" calcext:value-type="float">
            <text:p>21071333</text:p>
          </table:table-cell>
          <table:table-cell table:formula="of:=[.A1319]/1000/(60*60*24)" office:value-type="time" office:time-value="PT05H51M11.333S" calcext:value-type="time">
            <text:p>05:5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24.87" calcext:value-type="float">
            <text:p>724.87</text:p>
          </table:table-cell>
          <table:table-cell office:value-type="float" office:value="894.49" calcext:value-type="float">
            <text:p>894.49</text:p>
          </table:table-cell>
        </table:table-row>
        <table:table-row table:style-name="ro1">
          <table:table-cell office:value-type="float" office:value="21087333" calcext:value-type="float">
            <text:p>21087333</text:p>
          </table:table-cell>
          <table:table-cell table:formula="of:=[.A1320]/1000/(60*60*24)" office:value-type="time" office:time-value="PT05H51M27.333S" calcext:value-type="time">
            <text:p>05:5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25.4" calcext:value-type="float">
            <text:p>725.4</text:p>
          </table:table-cell>
          <table:table-cell office:value-type="float" office:value="895.11" calcext:value-type="float">
            <text:p>895.11</text:p>
          </table:table-cell>
        </table:table-row>
        <table:table-row table:style-name="ro1">
          <table:table-cell office:value-type="float" office:value="21103333" calcext:value-type="float">
            <text:p>21103333</text:p>
          </table:table-cell>
          <table:table-cell table:formula="of:=[.A1321]/1000/(60*60*24)" office:value-type="time" office:time-value="PT05H51M43.333S" calcext:value-type="time">
            <text:p>05:5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725.92" calcext:value-type="float">
            <text:p>725.92</text:p>
          </table:table-cell>
          <table:table-cell office:value-type="float" office:value="895.73" calcext:value-type="float">
            <text:p>895.73</text:p>
          </table:table-cell>
        </table:table-row>
        <table:table-row table:style-name="ro1">
          <table:table-cell office:value-type="float" office:value="21119333" calcext:value-type="float">
            <text:p>21119333</text:p>
          </table:table-cell>
          <table:table-cell table:formula="of:=[.A1322]/1000/(60*60*24)" office:value-type="time" office:time-value="PT05H51M59.333S" calcext:value-type="time">
            <text:p>05:5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726.45" calcext:value-type="float">
            <text:p>726.45</text:p>
          </table:table-cell>
          <table:table-cell office:value-type="float" office:value="896.36" calcext:value-type="float">
            <text:p>896.36</text:p>
          </table:table-cell>
        </table:table-row>
        <table:table-row table:style-name="ro1">
          <table:table-cell office:value-type="float" office:value="21135333" calcext:value-type="float">
            <text:p>21135333</text:p>
          </table:table-cell>
          <table:table-cell table:formula="of:=[.A1323]/1000/(60*60*24)" office:value-type="time" office:time-value="PT05H52M15.333S" calcext:value-type="time">
            <text:p>05:52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726.98" calcext:value-type="float">
            <text:p>726.98</text:p>
          </table:table-cell>
          <table:table-cell office:value-type="float" office:value="896.98" calcext:value-type="float">
            <text:p>896.98</text:p>
          </table:table-cell>
        </table:table-row>
        <table:table-row table:style-name="ro1">
          <table:table-cell office:value-type="float" office:value="21151333" calcext:value-type="float">
            <text:p>21151333</text:p>
          </table:table-cell>
          <table:table-cell table:formula="of:=[.A1324]/1000/(60*60*24)" office:value-type="time" office:time-value="PT05H52M31.333S" calcext:value-type="time">
            <text:p>05:5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27.5" calcext:value-type="float">
            <text:p>727.5</text:p>
          </table:table-cell>
          <table:table-cell office:value-type="float" office:value="897.6" calcext:value-type="float">
            <text:p>897.6</text:p>
          </table:table-cell>
        </table:table-row>
        <table:table-row table:style-name="ro1">
          <table:table-cell office:value-type="float" office:value="21167333" calcext:value-type="float">
            <text:p>21167333</text:p>
          </table:table-cell>
          <table:table-cell table:formula="of:=[.A1325]/1000/(60*60*24)" office:value-type="time" office:time-value="PT05H52M47.333S" calcext:value-type="time">
            <text:p>05:5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728.03" calcext:value-type="float">
            <text:p>728.03</text:p>
          </table:table-cell>
          <table:table-cell office:value-type="float" office:value="898.22" calcext:value-type="float">
            <text:p>898.22</text:p>
          </table:table-cell>
        </table:table-row>
        <table:table-row table:style-name="ro1">
          <table:table-cell office:value-type="float" office:value="21183333" calcext:value-type="float">
            <text:p>21183333</text:p>
          </table:table-cell>
          <table:table-cell table:formula="of:=[.A1326]/1000/(60*60*24)" office:value-type="time" office:time-value="PT05H53M03.333S" calcext:value-type="time">
            <text:p>05:5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28.56" calcext:value-type="float">
            <text:p>728.56</text:p>
          </table:table-cell>
          <table:table-cell office:value-type="float" office:value="898.84" calcext:value-type="float">
            <text:p>898.84</text:p>
          </table:table-cell>
        </table:table-row>
        <table:table-row table:style-name="ro1">
          <table:table-cell office:value-type="float" office:value="21199333" calcext:value-type="float">
            <text:p>21199333</text:p>
          </table:table-cell>
          <table:table-cell table:formula="of:=[.A1327]/1000/(60*60*24)" office:value-type="time" office:time-value="PT05H53M19.333S" calcext:value-type="time">
            <text:p>05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9.08" calcext:value-type="float">
            <text:p>729.08</text:p>
          </table:table-cell>
          <table:table-cell office:value-type="float" office:value="899.46" calcext:value-type="float">
            <text:p>899.46</text:p>
          </table:table-cell>
        </table:table-row>
        <table:table-row table:style-name="ro1">
          <table:table-cell office:value-type="float" office:value="21215333" calcext:value-type="float">
            <text:p>21215333</text:p>
          </table:table-cell>
          <table:table-cell table:formula="of:=[.A1328]/1000/(60*60*24)" office:value-type="time" office:time-value="PT05H53M35.333S" calcext:value-type="time">
            <text:p>05:5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9.61" calcext:value-type="float">
            <text:p>729.61</text:p>
          </table:table-cell>
          <table:table-cell office:value-type="float" office:value="900.07" calcext:value-type="float">
            <text:p>900.07</text:p>
          </table:table-cell>
        </table:table-row>
        <table:table-row table:style-name="ro1">
          <table:table-cell office:value-type="float" office:value="21231333" calcext:value-type="float">
            <text:p>21231333</text:p>
          </table:table-cell>
          <table:table-cell table:formula="of:=[.A1329]/1000/(60*60*24)" office:value-type="time" office:time-value="PT05H53M51.333S" calcext:value-type="time">
            <text:p>05:5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30.13" calcext:value-type="float">
            <text:p>730.13</text:p>
          </table:table-cell>
          <table:table-cell office:value-type="float" office:value="900.69" calcext:value-type="float">
            <text:p>900.69</text:p>
          </table:table-cell>
        </table:table-row>
        <table:table-row table:style-name="ro1">
          <table:table-cell office:value-type="float" office:value="21247333" calcext:value-type="float">
            <text:p>21247333</text:p>
          </table:table-cell>
          <table:table-cell table:formula="of:=[.A1330]/1000/(60*60*24)" office:value-type="time" office:time-value="PT05H54M07.333S" calcext:value-type="time">
            <text:p>05:54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30.66" calcext:value-type="float">
            <text:p>730.66</text:p>
          </table:table-cell>
          <table:table-cell office:value-type="float" office:value="901.31" calcext:value-type="float">
            <text:p>901.31</text:p>
          </table:table-cell>
        </table:table-row>
        <table:table-row table:style-name="ro1">
          <table:table-cell office:value-type="float" office:value="21263333" calcext:value-type="float">
            <text:p>21263333</text:p>
          </table:table-cell>
          <table:table-cell table:formula="of:=[.A1331]/1000/(60*60*24)" office:value-type="time" office:time-value="PT05H54M23.333S" calcext:value-type="time">
            <text:p>05:5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31.19" calcext:value-type="float">
            <text:p>731.19</text:p>
          </table:table-cell>
          <table:table-cell office:value-type="float" office:value="901.93" calcext:value-type="float">
            <text:p>901.93</text:p>
          </table:table-cell>
        </table:table-row>
        <table:table-row table:style-name="ro1">
          <table:table-cell office:value-type="float" office:value="21279333" calcext:value-type="float">
            <text:p>21279333</text:p>
          </table:table-cell>
          <table:table-cell table:formula="of:=[.A1332]/1000/(60*60*24)" office:value-type="time" office:time-value="PT05H54M39.333S" calcext:value-type="time">
            <text:p>05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31.71" calcext:value-type="float">
            <text:p>731.71</text:p>
          </table:table-cell>
          <table:table-cell office:value-type="float" office:value="902.55" calcext:value-type="float">
            <text:p>902.55</text:p>
          </table:table-cell>
        </table:table-row>
        <table:table-row table:style-name="ro1">
          <table:table-cell office:value-type="float" office:value="21295333" calcext:value-type="float">
            <text:p>21295333</text:p>
          </table:table-cell>
          <table:table-cell table:formula="of:=[.A1333]/1000/(60*60*24)" office:value-type="time" office:time-value="PT05H54M55.333S" calcext:value-type="time">
            <text:p>05:5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32.24" calcext:value-type="float">
            <text:p>732.24</text:p>
          </table:table-cell>
          <table:table-cell office:value-type="float" office:value="903.17" calcext:value-type="float">
            <text:p>903.17</text:p>
          </table:table-cell>
        </table:table-row>
        <table:table-row table:style-name="ro1">
          <table:table-cell office:value-type="float" office:value="21311333" calcext:value-type="float">
            <text:p>21311333</text:p>
          </table:table-cell>
          <table:table-cell table:formula="of:=[.A1334]/1000/(60*60*24)" office:value-type="time" office:time-value="PT05H55M11.333S" calcext:value-type="time">
            <text:p>05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2.76" calcext:value-type="float">
            <text:p>732.76</text:p>
          </table:table-cell>
          <table:table-cell office:value-type="float" office:value="903.79" calcext:value-type="float">
            <text:p>903.79</text:p>
          </table:table-cell>
        </table:table-row>
        <table:table-row table:style-name="ro1">
          <table:table-cell office:value-type="float" office:value="21327333" calcext:value-type="float">
            <text:p>21327333</text:p>
          </table:table-cell>
          <table:table-cell table:formula="of:=[.A1335]/1000/(60*60*24)" office:value-type="time" office:time-value="PT05H55M27.333S" calcext:value-type="time">
            <text:p>05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3.29" calcext:value-type="float">
            <text:p>733.29</text:p>
          </table:table-cell>
          <table:table-cell office:value-type="float" office:value="904.41" calcext:value-type="float">
            <text:p>904.41</text:p>
          </table:table-cell>
        </table:table-row>
        <table:table-row table:style-name="ro1">
          <table:table-cell office:value-type="float" office:value="21343333" calcext:value-type="float">
            <text:p>21343333</text:p>
          </table:table-cell>
          <table:table-cell table:formula="of:=[.A1336]/1000/(60*60*24)" office:value-type="time" office:time-value="PT05H55M43.333S" calcext:value-type="time">
            <text:p>05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3.82" calcext:value-type="float">
            <text:p>733.82</text:p>
          </table:table-cell>
          <table:table-cell office:value-type="float" office:value="905.03" calcext:value-type="float">
            <text:p>905.03</text:p>
          </table:table-cell>
        </table:table-row>
        <table:table-row table:style-name="ro1">
          <table:table-cell office:value-type="float" office:value="21359333" calcext:value-type="float">
            <text:p>21359333</text:p>
          </table:table-cell>
          <table:table-cell table:formula="of:=[.A1337]/1000/(60*60*24)" office:value-type="time" office:time-value="PT05H55M59.333S" calcext:value-type="time">
            <text:p>05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4.34" calcext:value-type="float">
            <text:p>734.34</text:p>
          </table:table-cell>
          <table:table-cell office:value-type="float" office:value="905.64" calcext:value-type="float">
            <text:p>905.64</text:p>
          </table:table-cell>
        </table:table-row>
        <table:table-row table:style-name="ro1">
          <table:table-cell office:value-type="float" office:value="21375333" calcext:value-type="float">
            <text:p>21375333</text:p>
          </table:table-cell>
          <table:table-cell table:formula="of:=[.A1338]/1000/(60*60*24)" office:value-type="time" office:time-value="PT05H56M15.333S" calcext:value-type="time">
            <text:p>05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4.87" calcext:value-type="float">
            <text:p>734.87</text:p>
          </table:table-cell>
          <table:table-cell office:value-type="float" office:value="906.26" calcext:value-type="float">
            <text:p>906.26</text:p>
          </table:table-cell>
        </table:table-row>
        <table:table-row table:style-name="ro1">
          <table:table-cell office:value-type="float" office:value="21391333" calcext:value-type="float">
            <text:p>21391333</text:p>
          </table:table-cell>
          <table:table-cell table:formula="of:=[.A1339]/1000/(60*60*24)" office:value-type="time" office:time-value="PT05H56M31.333S" calcext:value-type="time">
            <text:p>05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5.39" calcext:value-type="float">
            <text:p>735.39</text:p>
          </table:table-cell>
          <table:table-cell office:value-type="float" office:value="906.88" calcext:value-type="float">
            <text:p>906.88</text:p>
          </table:table-cell>
        </table:table-row>
        <table:table-row table:style-name="ro1">
          <table:table-cell office:value-type="float" office:value="21407332" calcext:value-type="float">
            <text:p>21407332</text:p>
          </table:table-cell>
          <table:table-cell table:formula="of:=[.A1340]/1000/(60*60*24)" office:value-type="time" office:time-value="PT05H56M47.332S" calcext:value-type="time">
            <text:p>05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5.92" calcext:value-type="float">
            <text:p>735.92</text:p>
          </table:table-cell>
          <table:table-cell office:value-type="float" office:value="907.5" calcext:value-type="float">
            <text:p>907.5</text:p>
          </table:table-cell>
        </table:table-row>
        <table:table-row table:style-name="ro1">
          <table:table-cell office:value-type="float" office:value="21423333" calcext:value-type="float">
            <text:p>21423333</text:p>
          </table:table-cell>
          <table:table-cell table:formula="of:=[.A1341]/1000/(60*60*24)" office:value-type="time" office:time-value="PT05H57M03.333S" calcext:value-type="time">
            <text:p>05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6.44" calcext:value-type="float">
            <text:p>736.44</text:p>
          </table:table-cell>
          <table:table-cell office:value-type="float" office:value="908.12" calcext:value-type="float">
            <text:p>908.12</text:p>
          </table:table-cell>
        </table:table-row>
        <table:table-row table:style-name="ro1">
          <table:table-cell office:value-type="float" office:value="21439333" calcext:value-type="float">
            <text:p>21439333</text:p>
          </table:table-cell>
          <table:table-cell table:formula="of:=[.A1342]/1000/(60*60*24)" office:value-type="time" office:time-value="PT05H57M19.333S" calcext:value-type="time">
            <text:p>05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6.97" calcext:value-type="float">
            <text:p>736.97</text:p>
          </table:table-cell>
          <table:table-cell office:value-type="float" office:value="908.73" calcext:value-type="float">
            <text:p>908.73</text:p>
          </table:table-cell>
        </table:table-row>
        <table:table-row table:style-name="ro1">
          <table:table-cell office:value-type="float" office:value="21455333" calcext:value-type="float">
            <text:p>21455333</text:p>
          </table:table-cell>
          <table:table-cell table:formula="of:=[.A1343]/1000/(60*60*24)" office:value-type="time" office:time-value="PT05H57M35.333S" calcext:value-type="time">
            <text:p>05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7.49" calcext:value-type="float">
            <text:p>737.49</text:p>
          </table:table-cell>
          <table:table-cell office:value-type="float" office:value="909.35" calcext:value-type="float">
            <text:p>909.35</text:p>
          </table:table-cell>
        </table:table-row>
        <table:table-row table:style-name="ro1">
          <table:table-cell office:value-type="float" office:value="21471333" calcext:value-type="float">
            <text:p>21471333</text:p>
          </table:table-cell>
          <table:table-cell table:formula="of:=[.A1344]/1000/(60*60*24)" office:value-type="time" office:time-value="PT05H57M51.333S" calcext:value-type="time">
            <text:p>05:5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8.02" calcext:value-type="float">
            <text:p>738.02</text:p>
          </table:table-cell>
          <table:table-cell office:value-type="float" office:value="909.97" calcext:value-type="float">
            <text:p>909.97</text:p>
          </table:table-cell>
        </table:table-row>
        <table:table-row table:style-name="ro1">
          <table:table-cell office:value-type="float" office:value="21487333" calcext:value-type="float">
            <text:p>21487333</text:p>
          </table:table-cell>
          <table:table-cell table:formula="of:=[.A1345]/1000/(60*60*24)" office:value-type="time" office:time-value="PT05H58M07.333S" calcext:value-type="time">
            <text:p>05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8.54" calcext:value-type="float">
            <text:p>738.54</text:p>
          </table:table-cell>
          <table:table-cell office:value-type="float" office:value="910.59" calcext:value-type="float">
            <text:p>910.59</text:p>
          </table:table-cell>
        </table:table-row>
        <table:table-row table:style-name="ro1">
          <table:table-cell office:value-type="float" office:value="21503333" calcext:value-type="float">
            <text:p>21503333</text:p>
          </table:table-cell>
          <table:table-cell table:formula="of:=[.A1346]/1000/(60*60*24)" office:value-type="time" office:time-value="PT05H58M23.333S" calcext:value-type="time">
            <text:p>05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739.07" calcext:value-type="float">
            <text:p>739.07</text:p>
          </table:table-cell>
          <table:table-cell office:value-type="float" office:value="911.21" calcext:value-type="float">
            <text:p>911.21</text:p>
          </table:table-cell>
        </table:table-row>
        <table:table-row table:style-name="ro1">
          <table:table-cell office:value-type="float" office:value="21519333" calcext:value-type="float">
            <text:p>21519333</text:p>
          </table:table-cell>
          <table:table-cell table:formula="of:=[.A1347]/1000/(60*60*24)" office:value-type="time" office:time-value="PT05H58M39.333S" calcext:value-type="time">
            <text:p>05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39.59" calcext:value-type="float">
            <text:p>739.59</text:p>
          </table:table-cell>
          <table:table-cell office:value-type="float" office:value="911.82" calcext:value-type="float">
            <text:p>911.82</text:p>
          </table:table-cell>
        </table:table-row>
        <table:table-row table:style-name="ro1">
          <table:table-cell office:value-type="float" office:value="21535333" calcext:value-type="float">
            <text:p>21535333</text:p>
          </table:table-cell>
          <table:table-cell table:formula="of:=[.A1348]/1000/(60*60*24)" office:value-type="time" office:time-value="PT05H58M55.333S" calcext:value-type="time">
            <text:p>05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40.12" calcext:value-type="float">
            <text:p>740.12</text:p>
          </table:table-cell>
          <table:table-cell office:value-type="float" office:value="912.44" calcext:value-type="float">
            <text:p>912.44</text:p>
          </table:table-cell>
        </table:table-row>
        <table:table-row table:style-name="ro1">
          <table:table-cell office:value-type="float" office:value="21551333" calcext:value-type="float">
            <text:p>21551333</text:p>
          </table:table-cell>
          <table:table-cell table:formula="of:=[.A1349]/1000/(60*60*24)" office:value-type="time" office:time-value="PT05H59M11.333S" calcext:value-type="time">
            <text:p>05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40.64" calcext:value-type="float">
            <text:p>740.64</text:p>
          </table:table-cell>
          <table:table-cell office:value-type="float" office:value="913.06" calcext:value-type="float">
            <text:p>913.06</text:p>
          </table:table-cell>
        </table:table-row>
        <table:table-row table:style-name="ro1">
          <table:table-cell office:value-type="float" office:value="21567333" calcext:value-type="float">
            <text:p>21567333</text:p>
          </table:table-cell>
          <table:table-cell table:formula="of:=[.A1350]/1000/(60*60*24)" office:value-type="time" office:time-value="PT05H59M27.333S" calcext:value-type="time">
            <text:p>05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41.17" calcext:value-type="float">
            <text:p>741.17</text:p>
          </table:table-cell>
          <table:table-cell office:value-type="float" office:value="913.67" calcext:value-type="float">
            <text:p>913.67</text:p>
          </table:table-cell>
        </table:table-row>
        <table:table-row table:style-name="ro1">
          <table:table-cell office:value-type="float" office:value="21583333" calcext:value-type="float">
            <text:p>21583333</text:p>
          </table:table-cell>
          <table:table-cell table:formula="of:=[.A1351]/1000/(60*60*24)" office:value-type="time" office:time-value="PT05H59M43.333S" calcext:value-type="time">
            <text:p>05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1.69" calcext:value-type="float">
            <text:p>741.69</text:p>
          </table:table-cell>
          <table:table-cell office:value-type="float" office:value="914.29" calcext:value-type="float">
            <text:p>914.29</text:p>
          </table:table-cell>
        </table:table-row>
        <table:table-row table:style-name="ro1">
          <table:table-cell office:value-type="float" office:value="21599333" calcext:value-type="float">
            <text:p>21599333</text:p>
          </table:table-cell>
          <table:table-cell table:formula="of:=[.A1352]/1000/(60*60*24)" office:value-type="time" office:time-value="PT05H59M59.333S" calcext:value-type="time">
            <text:p>05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742.22" calcext:value-type="float">
            <text:p>742.22</text:p>
          </table:table-cell>
          <table:table-cell office:value-type="float" office:value="914.91" calcext:value-type="float">
            <text:p>914.91</text:p>
          </table:table-cell>
        </table:table-row>
        <table:table-row table:style-name="ro1">
          <table:table-cell office:value-type="float" office:value="21615333" calcext:value-type="float">
            <text:p>21615333</text:p>
          </table:table-cell>
          <table:table-cell table:formula="of:=[.A1353]/1000/(60*60*24)" office:value-type="time" office:time-value="PT06H00M15.333S" calcext:value-type="time">
            <text:p>06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42.74" calcext:value-type="float">
            <text:p>742.74</text:p>
          </table:table-cell>
          <table:table-cell office:value-type="float" office:value="915.52" calcext:value-type="float">
            <text:p>915.52</text:p>
          </table:table-cell>
        </table:table-row>
        <table:table-row table:style-name="ro1">
          <table:table-cell office:value-type="float" office:value="21631333" calcext:value-type="float">
            <text:p>21631333</text:p>
          </table:table-cell>
          <table:table-cell table:formula="of:=[.A1354]/1000/(60*60*24)" office:value-type="time" office:time-value="PT06H00M31.333S" calcext:value-type="time">
            <text:p>06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3.27" calcext:value-type="float">
            <text:p>743.27</text:p>
          </table:table-cell>
          <table:table-cell office:value-type="float" office:value="916.14" calcext:value-type="float">
            <text:p>916.14</text:p>
          </table:table-cell>
        </table:table-row>
        <table:table-row table:style-name="ro1">
          <table:table-cell office:value-type="float" office:value="21647333" calcext:value-type="float">
            <text:p>21647333</text:p>
          </table:table-cell>
          <table:table-cell table:formula="of:=[.A1355]/1000/(60*60*24)" office:value-type="time" office:time-value="PT06H00M47.333S" calcext:value-type="time">
            <text:p>06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3.79" calcext:value-type="float">
            <text:p>743.79</text:p>
          </table:table-cell>
          <table:table-cell office:value-type="float" office:value="916.75" calcext:value-type="float">
            <text:p>916.75</text:p>
          </table:table-cell>
        </table:table-row>
        <table:table-row table:style-name="ro1">
          <table:table-cell office:value-type="float" office:value="21663333" calcext:value-type="float">
            <text:p>21663333</text:p>
          </table:table-cell>
          <table:table-cell table:formula="of:=[.A1356]/1000/(60*60*24)" office:value-type="time" office:time-value="PT06H01M03.333S" calcext:value-type="time">
            <text:p>06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4.31" calcext:value-type="float">
            <text:p>744.31</text:p>
          </table:table-cell>
          <table:table-cell office:value-type="float" office:value="917.37" calcext:value-type="float">
            <text:p>917.37</text:p>
          </table:table-cell>
        </table:table-row>
        <table:table-row table:style-name="ro1">
          <table:table-cell office:value-type="float" office:value="21679333" calcext:value-type="float">
            <text:p>21679333</text:p>
          </table:table-cell>
          <table:table-cell table:formula="of:=[.A1357]/1000/(60*60*24)" office:value-type="time" office:time-value="PT06H01M19.333S" calcext:value-type="time">
            <text:p>06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4.84" calcext:value-type="float">
            <text:p>744.84</text:p>
          </table:table-cell>
          <table:table-cell office:value-type="float" office:value="917.98" calcext:value-type="float">
            <text:p>917.98</text:p>
          </table:table-cell>
        </table:table-row>
        <table:table-row table:style-name="ro1">
          <table:table-cell office:value-type="float" office:value="21695333" calcext:value-type="float">
            <text:p>21695333</text:p>
          </table:table-cell>
          <table:table-cell table:formula="of:=[.A1358]/1000/(60*60*24)" office:value-type="time" office:time-value="PT06H01M35.333S" calcext:value-type="time">
            <text:p>06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5.36" calcext:value-type="float">
            <text:p>745.36</text:p>
          </table:table-cell>
          <table:table-cell office:value-type="float" office:value="918.6" calcext:value-type="float">
            <text:p>918.6</text:p>
          </table:table-cell>
        </table:table-row>
        <table:table-row table:style-name="ro1">
          <table:table-cell office:value-type="float" office:value="21711333" calcext:value-type="float">
            <text:p>21711333</text:p>
          </table:table-cell>
          <table:table-cell table:formula="of:=[.A1359]/1000/(60*60*24)" office:value-type="time" office:time-value="PT06H01M51.333S" calcext:value-type="time">
            <text:p>06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5.89" calcext:value-type="float">
            <text:p>745.89</text:p>
          </table:table-cell>
          <table:table-cell office:value-type="float" office:value="919.21" calcext:value-type="float">
            <text:p>919.21</text:p>
          </table:table-cell>
        </table:table-row>
        <table:table-row table:style-name="ro1">
          <table:table-cell office:value-type="float" office:value="21727333" calcext:value-type="float">
            <text:p>21727333</text:p>
          </table:table-cell>
          <table:table-cell table:formula="of:=[.A1360]/1000/(60*60*24)" office:value-type="time" office:time-value="PT06H02M07.333S" calcext:value-type="time">
            <text:p>06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6.41" calcext:value-type="float">
            <text:p>746.41</text:p>
          </table:table-cell>
          <table:table-cell office:value-type="float" office:value="919.83" calcext:value-type="float">
            <text:p>919.83</text:p>
          </table:table-cell>
        </table:table-row>
        <table:table-row table:style-name="ro1">
          <table:table-cell office:value-type="float" office:value="21743333" calcext:value-type="float">
            <text:p>21743333</text:p>
          </table:table-cell>
          <table:table-cell table:formula="of:=[.A1361]/1000/(60*60*24)" office:value-type="time" office:time-value="PT06H02M23.333S" calcext:value-type="time">
            <text:p>06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46.94" calcext:value-type="float">
            <text:p>746.94</text:p>
          </table:table-cell>
          <table:table-cell office:value-type="float" office:value="920.44" calcext:value-type="float">
            <text:p>920.44</text:p>
          </table:table-cell>
        </table:table-row>
        <table:table-row table:style-name="ro1">
          <table:table-cell office:value-type="float" office:value="21759333" calcext:value-type="float">
            <text:p>21759333</text:p>
          </table:table-cell>
          <table:table-cell table:formula="of:=[.A1362]/1000/(60*60*24)" office:value-type="time" office:time-value="PT06H02M39.333S" calcext:value-type="time">
            <text:p>06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47.46" calcext:value-type="float">
            <text:p>747.46</text:p>
          </table:table-cell>
          <table:table-cell office:value-type="float" office:value="921.06" calcext:value-type="float">
            <text:p>921.06</text:p>
          </table:table-cell>
        </table:table-row>
        <table:table-row table:style-name="ro1">
          <table:table-cell office:value-type="float" office:value="21775333" calcext:value-type="float">
            <text:p>21775333</text:p>
          </table:table-cell>
          <table:table-cell table:formula="of:=[.A1363]/1000/(60*60*24)" office:value-type="time" office:time-value="PT06H02M55.333S" calcext:value-type="time">
            <text:p>06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7.99" calcext:value-type="float">
            <text:p>747.99</text:p>
          </table:table-cell>
          <table:table-cell office:value-type="float" office:value="921.67" calcext:value-type="float">
            <text:p>921.67</text:p>
          </table:table-cell>
        </table:table-row>
        <table:table-row table:style-name="ro1">
          <table:table-cell office:value-type="float" office:value="21791333" calcext:value-type="float">
            <text:p>21791333</text:p>
          </table:table-cell>
          <table:table-cell table:formula="of:=[.A1364]/1000/(60*60*24)" office:value-type="time" office:time-value="PT06H03M11.333S" calcext:value-type="time">
            <text:p>06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48.51" calcext:value-type="float">
            <text:p>748.51</text:p>
          </table:table-cell>
          <table:table-cell office:value-type="float" office:value="922.29" calcext:value-type="float">
            <text:p>922.29</text:p>
          </table:table-cell>
        </table:table-row>
        <table:table-row table:style-name="ro1">
          <table:table-cell office:value-type="float" office:value="21807333" calcext:value-type="float">
            <text:p>21807333</text:p>
          </table:table-cell>
          <table:table-cell table:formula="of:=[.A1365]/1000/(60*60*24)" office:value-type="time" office:time-value="PT06H03M27.333S" calcext:value-type="time">
            <text:p>06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49.03" calcext:value-type="float">
            <text:p>749.03</text:p>
          </table:table-cell>
          <table:table-cell office:value-type="float" office:value="922.9" calcext:value-type="float">
            <text:p>922.9</text:p>
          </table:table-cell>
        </table:table-row>
        <table:table-row table:style-name="ro1">
          <table:table-cell office:value-type="float" office:value="21823333" calcext:value-type="float">
            <text:p>21823333</text:p>
          </table:table-cell>
          <table:table-cell table:formula="of:=[.A1366]/1000/(60*60*24)" office:value-type="time" office:time-value="PT06H03M43.333S" calcext:value-type="time">
            <text:p>06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49.56" calcext:value-type="float">
            <text:p>749.56</text:p>
          </table:table-cell>
          <table:table-cell office:value-type="float" office:value="923.51" calcext:value-type="float">
            <text:p>923.51</text:p>
          </table:table-cell>
        </table:table-row>
        <table:table-row table:style-name="ro1">
          <table:table-cell office:value-type="float" office:value="21839333" calcext:value-type="float">
            <text:p>21839333</text:p>
          </table:table-cell>
          <table:table-cell table:formula="of:=[.A1367]/1000/(60*60*24)" office:value-type="time" office:time-value="PT06H03M59.333S" calcext:value-type="time">
            <text:p>06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50.08" calcext:value-type="float">
            <text:p>750.08</text:p>
          </table:table-cell>
          <table:table-cell office:value-type="float" office:value="924.13" calcext:value-type="float">
            <text:p>924.13</text:p>
          </table:table-cell>
        </table:table-row>
        <table:table-row table:style-name="ro1">
          <table:table-cell office:value-type="float" office:value="21855333" calcext:value-type="float">
            <text:p>21855333</text:p>
          </table:table-cell>
          <table:table-cell table:formula="of:=[.A1368]/1000/(60*60*24)" office:value-type="time" office:time-value="PT06H04M15.333S" calcext:value-type="time">
            <text:p>06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50.61" calcext:value-type="float">
            <text:p>750.61</text:p>
          </table:table-cell>
          <table:table-cell office:value-type="float" office:value="924.74" calcext:value-type="float">
            <text:p>924.74</text:p>
          </table:table-cell>
        </table:table-row>
        <table:table-row table:style-name="ro1">
          <table:table-cell office:value-type="float" office:value="21871333" calcext:value-type="float">
            <text:p>21871333</text:p>
          </table:table-cell>
          <table:table-cell table:formula="of:=[.A1369]/1000/(60*60*24)" office:value-type="time" office:time-value="PT06H04M31.333S" calcext:value-type="time">
            <text:p>06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51.13" calcext:value-type="float">
            <text:p>751.13</text:p>
          </table:table-cell>
          <table:table-cell office:value-type="float" office:value="925.35" calcext:value-type="float">
            <text:p>925.35</text:p>
          </table:table-cell>
        </table:table-row>
        <table:table-row table:style-name="ro1">
          <table:table-cell office:value-type="float" office:value="21887333" calcext:value-type="float">
            <text:p>21887333</text:p>
          </table:table-cell>
          <table:table-cell table:formula="of:=[.A1370]/1000/(60*60*24)" office:value-type="time" office:time-value="PT06H04M47.333S" calcext:value-type="time">
            <text:p>06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51.65" calcext:value-type="float">
            <text:p>751.65</text:p>
          </table:table-cell>
          <table:table-cell office:value-type="float" office:value="925.97" calcext:value-type="float">
            <text:p>925.97</text:p>
          </table:table-cell>
        </table:table-row>
        <table:table-row table:style-name="ro1">
          <table:table-cell office:value-type="float" office:value="21903333" calcext:value-type="float">
            <text:p>21903333</text:p>
          </table:table-cell>
          <table:table-cell table:formula="of:=[.A1371]/1000/(60*60*24)" office:value-type="time" office:time-value="PT06H05M03.333S" calcext:value-type="time">
            <text:p>06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52.18" calcext:value-type="float">
            <text:p>752.18</text:p>
          </table:table-cell>
          <table:table-cell office:value-type="float" office:value="926.58" calcext:value-type="float">
            <text:p>926.58</text:p>
          </table:table-cell>
        </table:table-row>
        <table:table-row table:style-name="ro1">
          <table:table-cell office:value-type="float" office:value="21919333" calcext:value-type="float">
            <text:p>21919333</text:p>
          </table:table-cell>
          <table:table-cell table:formula="of:=[.A1372]/1000/(60*60*24)" office:value-type="time" office:time-value="PT06H05M19.333S" calcext:value-type="time">
            <text:p>06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52.7" calcext:value-type="float">
            <text:p>752.7</text:p>
          </table:table-cell>
          <table:table-cell office:value-type="float" office:value="927.19" calcext:value-type="float">
            <text:p>927.19</text:p>
          </table:table-cell>
        </table:table-row>
        <table:table-row table:style-name="ro1">
          <table:table-cell office:value-type="float" office:value="21935333" calcext:value-type="float">
            <text:p>21935333</text:p>
          </table:table-cell>
          <table:table-cell table:formula="of:=[.A1373]/1000/(60*60*24)" office:value-type="time" office:time-value="PT06H05M35.333S" calcext:value-type="time">
            <text:p>06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753.22" calcext:value-type="float">
            <text:p>753.22</text:p>
          </table:table-cell>
          <table:table-cell office:value-type="float" office:value="927.81" calcext:value-type="float">
            <text:p>927.81</text:p>
          </table:table-cell>
        </table:table-row>
        <table:table-row table:style-name="ro1">
          <table:table-cell office:value-type="float" office:value="21951333" calcext:value-type="float">
            <text:p>21951333</text:p>
          </table:table-cell>
          <table:table-cell table:formula="of:=[.A1374]/1000/(60*60*24)" office:value-type="time" office:time-value="PT06H05M51.333S" calcext:value-type="time">
            <text:p>06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3" calcext:value-type="float">
            <text:p>138.03</text:p>
          </table:table-cell>
          <table:table-cell office:value-type="float" office:value="753.75" calcext:value-type="float">
            <text:p>753.75</text:p>
          </table:table-cell>
          <table:table-cell office:value-type="float" office:value="928.42" calcext:value-type="float">
            <text:p>928.42</text:p>
          </table:table-cell>
        </table:table-row>
        <table:table-row table:style-name="ro1">
          <table:table-cell office:value-type="float" office:value="21967332" calcext:value-type="float">
            <text:p>21967332</text:p>
          </table:table-cell>
          <table:table-cell table:formula="of:=[.A1375]/1000/(60*60*24)" office:value-type="time" office:time-value="PT06H06M07.332S" calcext:value-type="time">
            <text:p>06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754.27" calcext:value-type="float">
            <text:p>754.27</text:p>
          </table:table-cell>
          <table:table-cell office:value-type="float" office:value="929.03" calcext:value-type="float">
            <text:p>929.03</text:p>
          </table:table-cell>
        </table:table-row>
        <table:table-row table:style-name="ro1">
          <table:table-cell office:value-type="float" office:value="21983333" calcext:value-type="float">
            <text:p>21983333</text:p>
          </table:table-cell>
          <table:table-cell table:formula="of:=[.A1376]/1000/(60*60*24)" office:value-type="time" office:time-value="PT06H06M23.333S" calcext:value-type="time">
            <text:p>06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3" calcext:value-type="float">
            <text:p>138.03</text:p>
          </table:table-cell>
          <table:table-cell office:value-type="float" office:value="754.79" calcext:value-type="float">
            <text:p>754.79</text:p>
          </table:table-cell>
          <table:table-cell office:value-type="float" office:value="929.65" calcext:value-type="float">
            <text:p>929.65</text:p>
          </table:table-cell>
        </table:table-row>
        <table:table-row table:style-name="ro1">
          <table:table-cell office:value-type="float" office:value="21999333" calcext:value-type="float">
            <text:p>21999333</text:p>
          </table:table-cell>
          <table:table-cell table:formula="of:=[.A1377]/1000/(60*60*24)" office:value-type="time" office:time-value="PT06H06M39.333S" calcext:value-type="time">
            <text:p>06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55.32" calcext:value-type="float">
            <text:p>755.32</text:p>
          </table:table-cell>
          <table:table-cell office:value-type="float" office:value="930.26" calcext:value-type="float">
            <text:p>930.26</text:p>
          </table:table-cell>
        </table:table-row>
        <table:table-row table:style-name="ro1">
          <table:table-cell office:value-type="float" office:value="22015333" calcext:value-type="float">
            <text:p>22015333</text:p>
          </table:table-cell>
          <table:table-cell table:formula="of:=[.A1378]/1000/(60*60*24)" office:value-type="time" office:time-value="PT06H06M55.333S" calcext:value-type="time">
            <text:p>06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55.84" calcext:value-type="float">
            <text:p>755.84</text:p>
          </table:table-cell>
          <table:table-cell office:value-type="float" office:value="930.87" calcext:value-type="float">
            <text:p>930.87</text:p>
          </table:table-cell>
        </table:table-row>
        <table:table-row table:style-name="ro1">
          <table:table-cell office:value-type="float" office:value="22031333" calcext:value-type="float">
            <text:p>22031333</text:p>
          </table:table-cell>
          <table:table-cell table:formula="of:=[.A1379]/1000/(60*60*24)" office:value-type="time" office:time-value="PT06H07M11.333S" calcext:value-type="time">
            <text:p>06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56.36" calcext:value-type="float">
            <text:p>756.36</text:p>
          </table:table-cell>
          <table:table-cell office:value-type="float" office:value="931.48" calcext:value-type="float">
            <text:p>931.48</text:p>
          </table:table-cell>
        </table:table-row>
        <table:table-row table:style-name="ro1">
          <table:table-cell office:value-type="float" office:value="22047333" calcext:value-type="float">
            <text:p>22047333</text:p>
          </table:table-cell>
          <table:table-cell table:formula="of:=[.A1380]/1000/(60*60*24)" office:value-type="time" office:time-value="PT06H07M27.333S" calcext:value-type="time">
            <text:p>06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56.89" calcext:value-type="float">
            <text:p>756.89</text:p>
          </table:table-cell>
          <table:table-cell office:value-type="float" office:value="932.09" calcext:value-type="float">
            <text:p>932.09</text:p>
          </table:table-cell>
        </table:table-row>
        <table:table-row table:style-name="ro1">
          <table:table-cell office:value-type="float" office:value="22063333" calcext:value-type="float">
            <text:p>22063333</text:p>
          </table:table-cell>
          <table:table-cell table:formula="of:=[.A1381]/1000/(60*60*24)" office:value-type="time" office:time-value="PT06H07M43.333S" calcext:value-type="time">
            <text:p>06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57.41" calcext:value-type="float">
            <text:p>757.41</text:p>
          </table:table-cell>
          <table:table-cell office:value-type="float" office:value="932.7" calcext:value-type="float">
            <text:p>932.7</text:p>
          </table:table-cell>
        </table:table-row>
        <table:table-row table:style-name="ro1">
          <table:table-cell office:value-type="float" office:value="22079333" calcext:value-type="float">
            <text:p>22079333</text:p>
          </table:table-cell>
          <table:table-cell table:formula="of:=[.A1382]/1000/(60*60*24)" office:value-type="time" office:time-value="PT06H07M59.333S" calcext:value-type="time">
            <text:p>06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8" calcext:value-type="float">
            <text:p>137.8</text:p>
          </table:table-cell>
          <table:table-cell office:value-type="float" office:value="757.93" calcext:value-type="float">
            <text:p>757.93</text:p>
          </table:table-cell>
          <table:table-cell office:value-type="float" office:value="933.32" calcext:value-type="float">
            <text:p>933.32</text:p>
          </table:table-cell>
        </table:table-row>
        <table:table-row table:style-name="ro1">
          <table:table-cell office:value-type="float" office:value="22095333" calcext:value-type="float">
            <text:p>22095333</text:p>
          </table:table-cell>
          <table:table-cell table:formula="of:=[.A1383]/1000/(60*60*24)" office:value-type="time" office:time-value="PT06H08M15.333S" calcext:value-type="time">
            <text:p>06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58.45" calcext:value-type="float">
            <text:p>758.45</text:p>
          </table:table-cell>
          <table:table-cell office:value-type="float" office:value="933.93" calcext:value-type="float">
            <text:p>933.93</text:p>
          </table:table-cell>
        </table:table-row>
        <table:table-row table:style-name="ro1">
          <table:table-cell office:value-type="float" office:value="22111333" calcext:value-type="float">
            <text:p>22111333</text:p>
          </table:table-cell>
          <table:table-cell table:formula="of:=[.A1384]/1000/(60*60*24)" office:value-type="time" office:time-value="PT06H08M31.333S" calcext:value-type="time">
            <text:p>06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58.98" calcext:value-type="float">
            <text:p>758.98</text:p>
          </table:table-cell>
          <table:table-cell office:value-type="float" office:value="934.54" calcext:value-type="float">
            <text:p>934.54</text:p>
          </table:table-cell>
        </table:table-row>
        <table:table-row table:style-name="ro1">
          <table:table-cell office:value-type="float" office:value="22127333" calcext:value-type="float">
            <text:p>22127333</text:p>
          </table:table-cell>
          <table:table-cell table:formula="of:=[.A1385]/1000/(60*60*24)" office:value-type="time" office:time-value="PT06H08M47.333S" calcext:value-type="time">
            <text:p>06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8" calcext:value-type="float">
            <text:p>137.8</text:p>
          </table:table-cell>
          <table:table-cell office:value-type="float" office:value="759.5" calcext:value-type="float">
            <text:p>759.5</text:p>
          </table:table-cell>
          <table:table-cell office:value-type="float" office:value="935.15" calcext:value-type="float">
            <text:p>935.15</text:p>
          </table:table-cell>
        </table:table-row>
        <table:table-row table:style-name="ro1">
          <table:table-cell office:value-type="float" office:value="22143333" calcext:value-type="float">
            <text:p>22143333</text:p>
          </table:table-cell>
          <table:table-cell table:formula="of:=[.A1386]/1000/(60*60*24)" office:value-type="time" office:time-value="PT06H09M03.333S" calcext:value-type="time">
            <text:p>06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8" calcext:value-type="float">
            <text:p>137.8</text:p>
          </table:table-cell>
          <table:table-cell office:value-type="float" office:value="760.02" calcext:value-type="float">
            <text:p>760.02</text:p>
          </table:table-cell>
          <table:table-cell office:value-type="float" office:value="935.76" calcext:value-type="float">
            <text:p>935.76</text:p>
          </table:table-cell>
        </table:table-row>
        <table:table-row table:style-name="ro1">
          <table:table-cell office:value-type="float" office:value="22159333" calcext:value-type="float">
            <text:p>22159333</text:p>
          </table:table-cell>
          <table:table-cell table:formula="of:=[.A1387]/1000/(60*60*24)" office:value-type="time" office:time-value="PT06H09M19.333S" calcext:value-type="time">
            <text:p>06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60.54" calcext:value-type="float">
            <text:p>760.54</text:p>
          </table:table-cell>
          <table:table-cell office:value-type="float" office:value="936.37" calcext:value-type="float">
            <text:p>936.37</text:p>
          </table:table-cell>
        </table:table-row>
        <table:table-row table:style-name="ro1">
          <table:table-cell office:value-type="float" office:value="22175333" calcext:value-type="float">
            <text:p>22175333</text:p>
          </table:table-cell>
          <table:table-cell table:formula="of:=[.A1388]/1000/(60*60*24)" office:value-type="time" office:time-value="PT06H09M35.333S" calcext:value-type="time">
            <text:p>06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61.07" calcext:value-type="float">
            <text:p>761.07</text:p>
          </table:table-cell>
          <table:table-cell office:value-type="float" office:value="936.98" calcext:value-type="float">
            <text:p>936.98</text:p>
          </table:table-cell>
        </table:table-row>
        <table:table-row table:style-name="ro1">
          <table:table-cell office:value-type="float" office:value="22191333" calcext:value-type="float">
            <text:p>22191333</text:p>
          </table:table-cell>
          <table:table-cell table:formula="of:=[.A1389]/1000/(60*60*24)" office:value-type="time" office:time-value="PT06H09M51.333S" calcext:value-type="time">
            <text:p>06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61.59" calcext:value-type="float">
            <text:p>761.59</text:p>
          </table:table-cell>
          <table:table-cell office:value-type="float" office:value="937.59" calcext:value-type="float">
            <text:p>937.59</text:p>
          </table:table-cell>
        </table:table-row>
        <table:table-row table:style-name="ro1">
          <table:table-cell office:value-type="float" office:value="22207333" calcext:value-type="float">
            <text:p>22207333</text:p>
          </table:table-cell>
          <table:table-cell table:formula="of:=[.A1390]/1000/(60*60*24)" office:value-type="time" office:time-value="PT06H10M07.333S" calcext:value-type="time">
            <text:p>06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762.11" calcext:value-type="float">
            <text:p>762.11</text:p>
          </table:table-cell>
          <table:table-cell office:value-type="float" office:value="938.2" calcext:value-type="float">
            <text:p>938.2</text:p>
          </table:table-cell>
        </table:table-row>
        <table:table-row table:style-name="ro1">
          <table:table-cell office:value-type="float" office:value="22223333" calcext:value-type="float">
            <text:p>22223333</text:p>
          </table:table-cell>
          <table:table-cell table:formula="of:=[.A1391]/1000/(60*60*24)" office:value-type="time" office:time-value="PT06H10M23.333S" calcext:value-type="time">
            <text:p>06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2.63" calcext:value-type="float">
            <text:p>762.63</text:p>
          </table:table-cell>
          <table:table-cell office:value-type="float" office:value="938.81" calcext:value-type="float">
            <text:p>938.81</text:p>
          </table:table-cell>
        </table:table-row>
        <table:table-row table:style-name="ro1">
          <table:table-cell office:value-type="float" office:value="22239333" calcext:value-type="float">
            <text:p>22239333</text:p>
          </table:table-cell>
          <table:table-cell table:formula="of:=[.A1392]/1000/(60*60*24)" office:value-type="time" office:time-value="PT06H10M39.333S" calcext:value-type="time">
            <text:p>06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3.16" calcext:value-type="float">
            <text:p>763.16</text:p>
          </table:table-cell>
          <table:table-cell office:value-type="float" office:value="939.42" calcext:value-type="float">
            <text:p>939.42</text:p>
          </table:table-cell>
        </table:table-row>
        <table:table-row table:style-name="ro1">
          <table:table-cell office:value-type="float" office:value="22255333" calcext:value-type="float">
            <text:p>22255333</text:p>
          </table:table-cell>
          <table:table-cell table:formula="of:=[.A1393]/1000/(60*60*24)" office:value-type="time" office:time-value="PT06H10M55.333S" calcext:value-type="time">
            <text:p>06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63.68" calcext:value-type="float">
            <text:p>763.68</text:p>
          </table:table-cell>
          <table:table-cell office:value-type="float" office:value="940.03" calcext:value-type="float">
            <text:p>940.03</text:p>
          </table:table-cell>
        </table:table-row>
        <table:table-row table:style-name="ro1">
          <table:table-cell office:value-type="float" office:value="22271333" calcext:value-type="float">
            <text:p>22271333</text:p>
          </table:table-cell>
          <table:table-cell table:formula="of:=[.A1394]/1000/(60*60*24)" office:value-type="time" office:time-value="PT06H11M11.333S" calcext:value-type="time">
            <text:p>06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4.2" calcext:value-type="float">
            <text:p>764.2</text:p>
          </table:table-cell>
          <table:table-cell office:value-type="float" office:value="940.63" calcext:value-type="float">
            <text:p>940.63</text:p>
          </table:table-cell>
        </table:table-row>
        <table:table-row table:style-name="ro1">
          <table:table-cell office:value-type="float" office:value="22287333" calcext:value-type="float">
            <text:p>22287333</text:p>
          </table:table-cell>
          <table:table-cell table:formula="of:=[.A1395]/1000/(60*60*24)" office:value-type="time" office:time-value="PT06H11M27.333S" calcext:value-type="time">
            <text:p>06:11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4.72" calcext:value-type="float">
            <text:p>764.72</text:p>
          </table:table-cell>
          <table:table-cell office:value-type="float" office:value="941.24" calcext:value-type="float">
            <text:p>941.24</text:p>
          </table:table-cell>
        </table:table-row>
        <table:table-row table:style-name="ro1">
          <table:table-cell office:value-type="float" office:value="22303333" calcext:value-type="float">
            <text:p>22303333</text:p>
          </table:table-cell>
          <table:table-cell table:formula="of:=[.A1396]/1000/(60*60*24)" office:value-type="time" office:time-value="PT06H11M43.333S" calcext:value-type="time">
            <text:p>06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5.24" calcext:value-type="float">
            <text:p>765.24</text:p>
          </table:table-cell>
          <table:table-cell office:value-type="float" office:value="941.85" calcext:value-type="float">
            <text:p>941.85</text:p>
          </table:table-cell>
        </table:table-row>
        <table:table-row table:style-name="ro1">
          <table:table-cell office:value-type="float" office:value="22319333" calcext:value-type="float">
            <text:p>22319333</text:p>
          </table:table-cell>
          <table:table-cell table:formula="of:=[.A1397]/1000/(60*60*24)" office:value-type="time" office:time-value="PT06H11M59.333S" calcext:value-type="time">
            <text:p>06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5.76" calcext:value-type="float">
            <text:p>765.76</text:p>
          </table:table-cell>
          <table:table-cell office:value-type="float" office:value="942.46" calcext:value-type="float">
            <text:p>942.46</text:p>
          </table:table-cell>
        </table:table-row>
        <table:table-row table:style-name="ro1">
          <table:table-cell office:value-type="float" office:value="22335333" calcext:value-type="float">
            <text:p>22335333</text:p>
          </table:table-cell>
          <table:table-cell table:formula="of:=[.A1398]/1000/(60*60*24)" office:value-type="time" office:time-value="PT06H12M15.333S" calcext:value-type="time">
            <text:p>06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6.29" calcext:value-type="float">
            <text:p>766.29</text:p>
          </table:table-cell>
          <table:table-cell office:value-type="float" office:value="943.07" calcext:value-type="float">
            <text:p>943.07</text:p>
          </table:table-cell>
        </table:table-row>
        <table:table-row table:style-name="ro1">
          <table:table-cell office:value-type="float" office:value="22351333" calcext:value-type="float">
            <text:p>22351333</text:p>
          </table:table-cell>
          <table:table-cell table:formula="of:=[.A1399]/1000/(60*60*24)" office:value-type="time" office:time-value="PT06H12M31.333S" calcext:value-type="time">
            <text:p>06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66.81" calcext:value-type="float">
            <text:p>766.81</text:p>
          </table:table-cell>
          <table:table-cell office:value-type="float" office:value="943.68" calcext:value-type="float">
            <text:p>943.68</text:p>
          </table:table-cell>
        </table:table-row>
        <table:table-row table:style-name="ro1">
          <table:table-cell office:value-type="float" office:value="22367333" calcext:value-type="float">
            <text:p>22367333</text:p>
          </table:table-cell>
          <table:table-cell table:formula="of:=[.A1400]/1000/(60*60*24)" office:value-type="time" office:time-value="PT06H12M47.333S" calcext:value-type="time">
            <text:p>06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67.33" calcext:value-type="float">
            <text:p>767.33</text:p>
          </table:table-cell>
          <table:table-cell office:value-type="float" office:value="944.29" calcext:value-type="float">
            <text:p>944.29</text:p>
          </table:table-cell>
        </table:table-row>
        <table:table-row table:style-name="ro1">
          <table:table-cell office:value-type="float" office:value="22383333" calcext:value-type="float">
            <text:p>22383333</text:p>
          </table:table-cell>
          <table:table-cell table:formula="of:=[.A1401]/1000/(60*60*24)" office:value-type="time" office:time-value="PT06H13M03.333S" calcext:value-type="time">
            <text:p>06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67.85" calcext:value-type="float">
            <text:p>767.85</text:p>
          </table:table-cell>
          <table:table-cell office:value-type="float" office:value="944.9" calcext:value-type="float">
            <text:p>944.9</text:p>
          </table:table-cell>
        </table:table-row>
        <table:table-row table:style-name="ro1">
          <table:table-cell office:value-type="float" office:value="22399333" calcext:value-type="float">
            <text:p>22399333</text:p>
          </table:table-cell>
          <table:table-cell table:formula="of:=[.A1402]/1000/(60*60*24)" office:value-type="time" office:time-value="PT06H13M19.333S" calcext:value-type="time">
            <text:p>06:13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68.37" calcext:value-type="float">
            <text:p>768.37</text:p>
          </table:table-cell>
          <table:table-cell office:value-type="float" office:value="945.5" calcext:value-type="float">
            <text:p>945.5</text:p>
          </table:table-cell>
        </table:table-row>
        <table:table-row table:style-name="ro1">
          <table:table-cell office:value-type="float" office:value="22415333" calcext:value-type="float">
            <text:p>22415333</text:p>
          </table:table-cell>
          <table:table-cell table:formula="of:=[.A1403]/1000/(60*60*24)" office:value-type="time" office:time-value="PT06H13M35.333S" calcext:value-type="time">
            <text:p>06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" calcext:value-type="float">
            <text:p>136.5</text:p>
          </table:table-cell>
          <table:table-cell office:value-type="float" office:value="768.89" calcext:value-type="float">
            <text:p>768.89</text:p>
          </table:table-cell>
          <table:table-cell office:value-type="float" office:value="946.11" calcext:value-type="float">
            <text:p>946.11</text:p>
          </table:table-cell>
        </table:table-row>
        <table:table-row table:style-name="ro1">
          <table:table-cell office:value-type="float" office:value="22431333" calcext:value-type="float">
            <text:p>22431333</text:p>
          </table:table-cell>
          <table:table-cell table:formula="of:=[.A1404]/1000/(60*60*24)" office:value-type="time" office:time-value="PT06H13M51.333S" calcext:value-type="time">
            <text:p>06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" calcext:value-type="float">
            <text:p>136.5</text:p>
          </table:table-cell>
          <table:table-cell office:value-type="float" office:value="769.41" calcext:value-type="float">
            <text:p>769.41</text:p>
          </table:table-cell>
          <table:table-cell office:value-type="float" office:value="946.72" calcext:value-type="float">
            <text:p>946.72</text:p>
          </table:table-cell>
        </table:table-row>
        <table:table-row table:style-name="ro1">
          <table:table-cell office:value-type="float" office:value="22447333" calcext:value-type="float">
            <text:p>22447333</text:p>
          </table:table-cell>
          <table:table-cell table:formula="of:=[.A1405]/1000/(60*60*24)" office:value-type="time" office:time-value="PT06H14M07.333S" calcext:value-type="time">
            <text:p>06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69.93" calcext:value-type="float">
            <text:p>769.93</text:p>
          </table:table-cell>
          <table:table-cell office:value-type="float" office:value="947.32" calcext:value-type="float">
            <text:p>947.32</text:p>
          </table:table-cell>
        </table:table-row>
        <table:table-row table:style-name="ro1">
          <table:table-cell office:value-type="float" office:value="22463333" calcext:value-type="float">
            <text:p>22463333</text:p>
          </table:table-cell>
          <table:table-cell table:formula="of:=[.A1406]/1000/(60*60*24)" office:value-type="time" office:time-value="PT06H14M23.333S" calcext:value-type="time">
            <text:p>06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770.46" calcext:value-type="float">
            <text:p>770.46</text:p>
          </table:table-cell>
          <table:table-cell office:value-type="float" office:value="947.93" calcext:value-type="float">
            <text:p>947.93</text:p>
          </table:table-cell>
        </table:table-row>
        <table:table-row table:style-name="ro1">
          <table:table-cell office:value-type="float" office:value="22479333" calcext:value-type="float">
            <text:p>22479333</text:p>
          </table:table-cell>
          <table:table-cell table:formula="of:=[.A1407]/1000/(60*60*24)" office:value-type="time" office:time-value="PT06H14M39.333S" calcext:value-type="time">
            <text:p>06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70.98" calcext:value-type="float">
            <text:p>770.98</text:p>
          </table:table-cell>
          <table:table-cell office:value-type="float" office:value="948.54" calcext:value-type="float">
            <text:p>948.54</text:p>
          </table:table-cell>
        </table:table-row>
        <table:table-row table:style-name="ro1">
          <table:table-cell office:value-type="float" office:value="22495333" calcext:value-type="float">
            <text:p>22495333</text:p>
          </table:table-cell>
          <table:table-cell table:formula="of:=[.A1408]/1000/(60*60*24)" office:value-type="time" office:time-value="PT06H14M55.333S" calcext:value-type="time">
            <text:p>06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771.5" calcext:value-type="float">
            <text:p>771.5</text:p>
          </table:table-cell>
          <table:table-cell office:value-type="float" office:value="949.14" calcext:value-type="float">
            <text:p>949.14</text:p>
          </table:table-cell>
        </table:table-row>
        <table:table-row table:style-name="ro1">
          <table:table-cell office:value-type="float" office:value="22511333" calcext:value-type="float">
            <text:p>22511333</text:p>
          </table:table-cell>
          <table:table-cell table:formula="of:=[.A1409]/1000/(60*60*24)" office:value-type="time" office:time-value="PT06H15M11.333S" calcext:value-type="time">
            <text:p>06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72.02" calcext:value-type="float">
            <text:p>772.02</text:p>
          </table:table-cell>
          <table:table-cell office:value-type="float" office:value="949.75" calcext:value-type="float">
            <text:p>949.75</text:p>
          </table:table-cell>
        </table:table-row>
        <table:table-row table:style-name="ro1">
          <table:table-cell office:value-type="float" office:value="22527333" calcext:value-type="float">
            <text:p>22527333</text:p>
          </table:table-cell>
          <table:table-cell table:formula="of:=[.A1410]/1000/(60*60*24)" office:value-type="time" office:time-value="PT06H15M27.333S" calcext:value-type="time">
            <text:p>06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72.54" calcext:value-type="float">
            <text:p>772.54</text:p>
          </table:table-cell>
          <table:table-cell office:value-type="float" office:value="950.36" calcext:value-type="float">
            <text:p>950.36</text:p>
          </table:table-cell>
        </table:table-row>
        <table:table-row table:style-name="ro1">
          <table:table-cell office:value-type="float" office:value="22543333" calcext:value-type="float">
            <text:p>22543333</text:p>
          </table:table-cell>
          <table:table-cell table:formula="of:=[.A1411]/1000/(60*60*24)" office:value-type="time" office:time-value="PT06H15M43.333S" calcext:value-type="time">
            <text:p>06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73.06" calcext:value-type="float">
            <text:p>773.06</text:p>
          </table:table-cell>
          <table:table-cell office:value-type="float" office:value="950.96" calcext:value-type="float">
            <text:p>950.96</text:p>
          </table:table-cell>
        </table:table-row>
        <table:table-row table:style-name="ro1">
          <table:table-cell office:value-type="float" office:value="22559333" calcext:value-type="float">
            <text:p>22559333</text:p>
          </table:table-cell>
          <table:table-cell table:formula="of:=[.A1412]/1000/(60*60*24)" office:value-type="time" office:time-value="PT06H15M59.333S" calcext:value-type="time">
            <text:p>06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3.58" calcext:value-type="float">
            <text:p>773.58</text:p>
          </table:table-cell>
          <table:table-cell office:value-type="float" office:value="951.57" calcext:value-type="float">
            <text:p>951.57</text:p>
          </table:table-cell>
        </table:table-row>
        <table:table-row table:style-name="ro1">
          <table:table-cell office:value-type="float" office:value="22575333" calcext:value-type="float">
            <text:p>22575333</text:p>
          </table:table-cell>
          <table:table-cell table:formula="of:=[.A1413]/1000/(60*60*24)" office:value-type="time" office:time-value="PT06H16M15.333S" calcext:value-type="time">
            <text:p>06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4.1" calcext:value-type="float">
            <text:p>774.1</text:p>
          </table:table-cell>
          <table:table-cell office:value-type="float" office:value="952.18" calcext:value-type="float">
            <text:p>952.18</text:p>
          </table:table-cell>
        </table:table-row>
        <table:table-row table:style-name="ro1">
          <table:table-cell office:value-type="float" office:value="22591333" calcext:value-type="float">
            <text:p>22591333</text:p>
          </table:table-cell>
          <table:table-cell table:formula="of:=[.A1414]/1000/(60*60*24)" office:value-type="time" office:time-value="PT06H16M31.333S" calcext:value-type="time">
            <text:p>06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4.62" calcext:value-type="float">
            <text:p>774.62</text:p>
          </table:table-cell>
          <table:table-cell office:value-type="float" office:value="952.78" calcext:value-type="float">
            <text:p>952.78</text:p>
          </table:table-cell>
        </table:table-row>
        <table:table-row table:style-name="ro1">
          <table:table-cell office:value-type="float" office:value="22607333" calcext:value-type="float">
            <text:p>22607333</text:p>
          </table:table-cell>
          <table:table-cell table:formula="of:=[.A1415]/1000/(60*60*24)" office:value-type="time" office:time-value="PT06H16M47.333S" calcext:value-type="time">
            <text:p>06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5.14" calcext:value-type="float">
            <text:p>775.14</text:p>
          </table:table-cell>
          <table:table-cell office:value-type="float" office:value="953.39" calcext:value-type="float">
            <text:p>953.39</text:p>
          </table:table-cell>
        </table:table-row>
        <table:table-row table:style-name="ro1">
          <table:table-cell office:value-type="float" office:value="22623333" calcext:value-type="float">
            <text:p>22623333</text:p>
          </table:table-cell>
          <table:table-cell table:formula="of:=[.A1416]/1000/(60*60*24)" office:value-type="time" office:time-value="PT06H17M03.333S" calcext:value-type="time">
            <text:p>06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5.66" calcext:value-type="float">
            <text:p>775.66</text:p>
          </table:table-cell>
          <table:table-cell office:value-type="float" office:value="953.99" calcext:value-type="float">
            <text:p>953.99</text:p>
          </table:table-cell>
        </table:table-row>
        <table:table-row table:style-name="ro1">
          <table:table-cell office:value-type="float" office:value="22639333" calcext:value-type="float">
            <text:p>22639333</text:p>
          </table:table-cell>
          <table:table-cell table:formula="of:=[.A1417]/1000/(60*60*24)" office:value-type="time" office:time-value="PT06H17M19.333S" calcext:value-type="time">
            <text:p>06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6.18" calcext:value-type="float">
            <text:p>776.18</text:p>
          </table:table-cell>
          <table:table-cell office:value-type="float" office:value="954.6" calcext:value-type="float">
            <text:p>954.6</text:p>
          </table:table-cell>
        </table:table-row>
        <table:table-row table:style-name="ro1">
          <table:table-cell office:value-type="float" office:value="22655333" calcext:value-type="float">
            <text:p>22655333</text:p>
          </table:table-cell>
          <table:table-cell table:formula="of:=[.A1418]/1000/(60*60*24)" office:value-type="time" office:time-value="PT06H17M35.333S" calcext:value-type="time">
            <text:p>06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76.7" calcext:value-type="float">
            <text:p>776.7</text:p>
          </table:table-cell>
          <table:table-cell office:value-type="float" office:value="955.2" calcext:value-type="float">
            <text:p>955.2</text:p>
          </table:table-cell>
        </table:table-row>
        <table:table-row table:style-name="ro1">
          <table:table-cell office:value-type="float" office:value="22671333" calcext:value-type="float">
            <text:p>22671333</text:p>
          </table:table-cell>
          <table:table-cell table:formula="of:=[.A1419]/1000/(60*60*24)" office:value-type="time" office:time-value="PT06H17M51.333S" calcext:value-type="time">
            <text:p>06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77.22" calcext:value-type="float">
            <text:p>777.22</text:p>
          </table:table-cell>
          <table:table-cell office:value-type="float" office:value="955.81" calcext:value-type="float">
            <text:p>955.81</text:p>
          </table:table-cell>
        </table:table-row>
        <table:table-row table:style-name="ro1">
          <table:table-cell office:value-type="float" office:value="22687333" calcext:value-type="float">
            <text:p>22687333</text:p>
          </table:table-cell>
          <table:table-cell table:formula="of:=[.A1420]/1000/(60*60*24)" office:value-type="time" office:time-value="PT06H18M07.333S" calcext:value-type="time">
            <text:p>06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77.74" calcext:value-type="float">
            <text:p>777.74</text:p>
          </table:table-cell>
          <table:table-cell office:value-type="float" office:value="956.41" calcext:value-type="float">
            <text:p>956.41</text:p>
          </table:table-cell>
        </table:table-row>
        <table:table-row table:style-name="ro1">
          <table:table-cell office:value-type="float" office:value="22703333" calcext:value-type="float">
            <text:p>22703333</text:p>
          </table:table-cell>
          <table:table-cell table:formula="of:=[.A1421]/1000/(60*60*24)" office:value-type="time" office:time-value="PT06H18M23.333S" calcext:value-type="time">
            <text:p>06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78.26" calcext:value-type="float">
            <text:p>778.26</text:p>
          </table:table-cell>
          <table:table-cell office:value-type="float" office:value="957.02" calcext:value-type="float">
            <text:p>957.02</text:p>
          </table:table-cell>
        </table:table-row>
        <table:table-row table:style-name="ro1">
          <table:table-cell office:value-type="float" office:value="22719333" calcext:value-type="float">
            <text:p>22719333</text:p>
          </table:table-cell>
          <table:table-cell table:formula="of:=[.A1422]/1000/(60*60*24)" office:value-type="time" office:time-value="PT06H18M39.333S" calcext:value-type="time">
            <text:p>06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78.78" calcext:value-type="float">
            <text:p>778.78</text:p>
          </table:table-cell>
          <table:table-cell office:value-type="float" office:value="957.62" calcext:value-type="float">
            <text:p>957.62</text:p>
          </table:table-cell>
        </table:table-row>
        <table:table-row table:style-name="ro1">
          <table:table-cell office:value-type="float" office:value="22735333" calcext:value-type="float">
            <text:p>22735333</text:p>
          </table:table-cell>
          <table:table-cell table:formula="of:=[.A1423]/1000/(60*60*24)" office:value-type="time" office:time-value="PT06H18M55.333S" calcext:value-type="time">
            <text:p>06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79.3" calcext:value-type="float">
            <text:p>779.3</text:p>
          </table:table-cell>
          <table:table-cell office:value-type="float" office:value="958.23" calcext:value-type="float">
            <text:p>958.23</text:p>
          </table:table-cell>
        </table:table-row>
        <table:table-row table:style-name="ro1">
          <table:table-cell office:value-type="float" office:value="22751333" calcext:value-type="float">
            <text:p>22751333</text:p>
          </table:table-cell>
          <table:table-cell table:formula="of:=[.A1424]/1000/(60*60*24)" office:value-type="time" office:time-value="PT06H19M11.333S" calcext:value-type="time">
            <text:p>06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79.82" calcext:value-type="float">
            <text:p>779.82</text:p>
          </table:table-cell>
          <table:table-cell office:value-type="float" office:value="958.83" calcext:value-type="float">
            <text:p>958.83</text:p>
          </table:table-cell>
        </table:table-row>
        <table:table-row table:style-name="ro1">
          <table:table-cell office:value-type="float" office:value="22767333" calcext:value-type="float">
            <text:p>22767333</text:p>
          </table:table-cell>
          <table:table-cell table:formula="of:=[.A1425]/1000/(60*60*24)" office:value-type="time" office:time-value="PT06H19M27.333S" calcext:value-type="time">
            <text:p>06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80.34" calcext:value-type="float">
            <text:p>780.34</text:p>
          </table:table-cell>
          <table:table-cell office:value-type="float" office:value="959.43" calcext:value-type="float">
            <text:p>959.43</text:p>
          </table:table-cell>
        </table:table-row>
        <table:table-row table:style-name="ro1">
          <table:table-cell office:value-type="float" office:value="22783333" calcext:value-type="float">
            <text:p>22783333</text:p>
          </table:table-cell>
          <table:table-cell table:formula="of:=[.A1426]/1000/(60*60*24)" office:value-type="time" office:time-value="PT06H19M43.333S" calcext:value-type="time">
            <text:p>06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80.86" calcext:value-type="float">
            <text:p>780.86</text:p>
          </table:table-cell>
          <table:table-cell office:value-type="float" office:value="960.04" calcext:value-type="float">
            <text:p>960.04</text:p>
          </table:table-cell>
        </table:table-row>
        <table:table-row table:style-name="ro1">
          <table:table-cell office:value-type="float" office:value="22799333" calcext:value-type="float">
            <text:p>22799333</text:p>
          </table:table-cell>
          <table:table-cell table:formula="of:=[.A1427]/1000/(60*60*24)" office:value-type="time" office:time-value="PT06H19M59.333S" calcext:value-type="time">
            <text:p>06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81.38" calcext:value-type="float">
            <text:p>781.38</text:p>
          </table:table-cell>
          <table:table-cell office:value-type="float" office:value="960.64" calcext:value-type="float">
            <text:p>960.64</text:p>
          </table:table-cell>
        </table:table-row>
        <table:table-row table:style-name="ro1">
          <table:table-cell office:value-type="float" office:value="22815333" calcext:value-type="float">
            <text:p>22815333</text:p>
          </table:table-cell>
          <table:table-cell table:formula="of:=[.A1428]/1000/(60*60*24)" office:value-type="time" office:time-value="PT06H20M15.333S" calcext:value-type="time">
            <text:p>06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81.9" calcext:value-type="float">
            <text:p>781.9</text:p>
          </table:table-cell>
          <table:table-cell office:value-type="float" office:value="961.25" calcext:value-type="float">
            <text:p>961.25</text:p>
          </table:table-cell>
        </table:table-row>
        <table:table-row table:style-name="ro1">
          <table:table-cell office:value-type="float" office:value="22831333" calcext:value-type="float">
            <text:p>22831333</text:p>
          </table:table-cell>
          <table:table-cell table:formula="of:=[.A1429]/1000/(60*60*24)" office:value-type="time" office:time-value="PT06H20M31.333S" calcext:value-type="time">
            <text:p>06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82.41" calcext:value-type="float">
            <text:p>782.41</text:p>
          </table:table-cell>
          <table:table-cell office:value-type="float" office:value="961.85" calcext:value-type="float">
            <text:p>961.85</text:p>
          </table:table-cell>
        </table:table-row>
        <table:table-row table:style-name="ro1">
          <table:table-cell office:value-type="float" office:value="22847333" calcext:value-type="float">
            <text:p>22847333</text:p>
          </table:table-cell>
          <table:table-cell table:formula="of:=[.A1430]/1000/(60*60*24)" office:value-type="time" office:time-value="PT06H20M47.333S" calcext:value-type="time">
            <text:p>06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82.93" calcext:value-type="float">
            <text:p>782.93</text:p>
          </table:table-cell>
          <table:table-cell office:value-type="float" office:value="962.45" calcext:value-type="float">
            <text:p>962.45</text:p>
          </table:table-cell>
        </table:table-row>
        <table:table-row table:style-name="ro1">
          <table:table-cell office:value-type="float" office:value="22863333" calcext:value-type="float">
            <text:p>22863333</text:p>
          </table:table-cell>
          <table:table-cell table:formula="of:=[.A1431]/1000/(60*60*24)" office:value-type="time" office:time-value="PT06H21M03.333S" calcext:value-type="time">
            <text:p>06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83.45" calcext:value-type="float">
            <text:p>783.45</text:p>
          </table:table-cell>
          <table:table-cell office:value-type="float" office:value="963.05" calcext:value-type="float">
            <text:p>963.05</text:p>
          </table:table-cell>
        </table:table-row>
        <table:table-row table:style-name="ro1">
          <table:table-cell office:value-type="float" office:value="22879333" calcext:value-type="float">
            <text:p>22879333</text:p>
          </table:table-cell>
          <table:table-cell table:formula="of:=[.A1432]/1000/(60*60*24)" office:value-type="time" office:time-value="PT06H21M19.333S" calcext:value-type="time">
            <text:p>06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83.97" calcext:value-type="float">
            <text:p>783.97</text:p>
          </table:table-cell>
          <table:table-cell office:value-type="float" office:value="963.66" calcext:value-type="float">
            <text:p>963.66</text:p>
          </table:table-cell>
        </table:table-row>
        <table:table-row table:style-name="ro1">
          <table:table-cell office:value-type="float" office:value="22895333" calcext:value-type="float">
            <text:p>22895333</text:p>
          </table:table-cell>
          <table:table-cell table:formula="of:=[.A1433]/1000/(60*60*24)" office:value-type="time" office:time-value="PT06H21M35.333S" calcext:value-type="time">
            <text:p>06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84.49" calcext:value-type="float">
            <text:p>784.49</text:p>
          </table:table-cell>
          <table:table-cell office:value-type="float" office:value="964.26" calcext:value-type="float">
            <text:p>964.26</text:p>
          </table:table-cell>
        </table:table-row>
        <table:table-row table:style-name="ro1">
          <table:table-cell office:value-type="float" office:value="22911333" calcext:value-type="float">
            <text:p>22911333</text:p>
          </table:table-cell>
          <table:table-cell table:formula="of:=[.A1434]/1000/(60*60*24)" office:value-type="time" office:time-value="PT06H21M51.333S" calcext:value-type="time">
            <text:p>06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85.01" calcext:value-type="float">
            <text:p>785.01</text:p>
          </table:table-cell>
          <table:table-cell office:value-type="float" office:value="964.86" calcext:value-type="float">
            <text:p>964.86</text:p>
          </table:table-cell>
        </table:table-row>
        <table:table-row table:style-name="ro1">
          <table:table-cell office:value-type="float" office:value="22927333" calcext:value-type="float">
            <text:p>22927333</text:p>
          </table:table-cell>
          <table:table-cell table:formula="of:=[.A1435]/1000/(60*60*24)" office:value-type="time" office:time-value="PT06H22M07.333S" calcext:value-type="time">
            <text:p>06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85.53" calcext:value-type="float">
            <text:p>785.53</text:p>
          </table:table-cell>
          <table:table-cell office:value-type="float" office:value="965.46" calcext:value-type="float">
            <text:p>965.46</text:p>
          </table:table-cell>
        </table:table-row>
        <table:table-row table:style-name="ro1">
          <table:table-cell office:value-type="float" office:value="22943333" calcext:value-type="float">
            <text:p>22943333</text:p>
          </table:table-cell>
          <table:table-cell table:formula="of:=[.A1436]/1000/(60*60*24)" office:value-type="time" office:time-value="PT06H22M23.333S" calcext:value-type="time">
            <text:p>06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86.05" calcext:value-type="float">
            <text:p>786.05</text:p>
          </table:table-cell>
          <table:table-cell office:value-type="float" office:value="966.06" calcext:value-type="float">
            <text:p>966.06</text:p>
          </table:table-cell>
        </table:table-row>
        <table:table-row table:style-name="ro1">
          <table:table-cell office:value-type="float" office:value="22959333" calcext:value-type="float">
            <text:p>22959333</text:p>
          </table:table-cell>
          <table:table-cell table:formula="of:=[.A1437]/1000/(60*60*24)" office:value-type="time" office:time-value="PT06H22M39.333S" calcext:value-type="time">
            <text:p>06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86.57" calcext:value-type="float">
            <text:p>786.57</text:p>
          </table:table-cell>
          <table:table-cell office:value-type="float" office:value="966.67" calcext:value-type="float">
            <text:p>966.67</text:p>
          </table:table-cell>
        </table:table-row>
        <table:table-row table:style-name="ro1">
          <table:table-cell office:value-type="float" office:value="22975333" calcext:value-type="float">
            <text:p>22975333</text:p>
          </table:table-cell>
          <table:table-cell table:formula="of:=[.A1438]/1000/(60*60*24)" office:value-type="time" office:time-value="PT06H22M55.333S" calcext:value-type="time">
            <text:p>06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87.09" calcext:value-type="float">
            <text:p>787.09</text:p>
          </table:table-cell>
          <table:table-cell office:value-type="float" office:value="967.27" calcext:value-type="float">
            <text:p>967.27</text:p>
          </table:table-cell>
        </table:table-row>
        <table:table-row table:style-name="ro1">
          <table:table-cell office:value-type="float" office:value="22991333" calcext:value-type="float">
            <text:p>22991333</text:p>
          </table:table-cell>
          <table:table-cell table:formula="of:=[.A1439]/1000/(60*60*24)" office:value-type="time" office:time-value="PT06H23M11.333S" calcext:value-type="time">
            <text:p>06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87.6" calcext:value-type="float">
            <text:p>787.6</text:p>
          </table:table-cell>
          <table:table-cell office:value-type="float" office:value="967.87" calcext:value-type="float">
            <text:p>967.87</text:p>
          </table:table-cell>
        </table:table-row>
        <table:table-row table:style-name="ro1">
          <table:table-cell office:value-type="float" office:value="23007333" calcext:value-type="float">
            <text:p>23007333</text:p>
          </table:table-cell>
          <table:table-cell table:formula="of:=[.A1440]/1000/(60*60*24)" office:value-type="time" office:time-value="PT06H23M27.333S" calcext:value-type="time">
            <text:p>06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88.12" calcext:value-type="float">
            <text:p>788.12</text:p>
          </table:table-cell>
          <table:table-cell office:value-type="float" office:value="968.47" calcext:value-type="float">
            <text:p>968.47</text:p>
          </table:table-cell>
        </table:table-row>
        <table:table-row table:style-name="ro1">
          <table:table-cell office:value-type="float" office:value="23023333" calcext:value-type="float">
            <text:p>23023333</text:p>
          </table:table-cell>
          <table:table-cell table:formula="of:=[.A1441]/1000/(60*60*24)" office:value-type="time" office:time-value="PT06H23M43.333S" calcext:value-type="time">
            <text:p>06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88.64" calcext:value-type="float">
            <text:p>788.64</text:p>
          </table:table-cell>
          <table:table-cell office:value-type="float" office:value="969.07" calcext:value-type="float">
            <text:p>969.07</text:p>
          </table:table-cell>
        </table:table-row>
        <table:table-row table:style-name="ro1">
          <table:table-cell office:value-type="float" office:value="23039333" calcext:value-type="float">
            <text:p>23039333</text:p>
          </table:table-cell>
          <table:table-cell table:formula="of:=[.A1442]/1000/(60*60*24)" office:value-type="time" office:time-value="PT06H23M59.333S" calcext:value-type="time">
            <text:p>06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89.16" calcext:value-type="float">
            <text:p>789.16</text:p>
          </table:table-cell>
          <table:table-cell office:value-type="float" office:value="969.67" calcext:value-type="float">
            <text:p>969.67</text:p>
          </table:table-cell>
        </table:table-row>
        <table:table-row table:style-name="ro1">
          <table:table-cell office:value-type="float" office:value="23055333" calcext:value-type="float">
            <text:p>23055333</text:p>
          </table:table-cell>
          <table:table-cell table:formula="of:=[.A1443]/1000/(60*60*24)" office:value-type="time" office:time-value="PT06H24M15.333S" calcext:value-type="time">
            <text:p>06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89.68" calcext:value-type="float">
            <text:p>789.68</text:p>
          </table:table-cell>
          <table:table-cell office:value-type="float" office:value="970.27" calcext:value-type="float">
            <text:p>970.27</text:p>
          </table:table-cell>
        </table:table-row>
        <table:table-row table:style-name="ro1">
          <table:table-cell office:value-type="float" office:value="23071333" calcext:value-type="float">
            <text:p>23071333</text:p>
          </table:table-cell>
          <table:table-cell table:formula="of:=[.A1444]/1000/(60*60*24)" office:value-type="time" office:time-value="PT06H24M31.333S" calcext:value-type="time">
            <text:p>06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90.2" calcext:value-type="float">
            <text:p>790.2</text:p>
          </table:table-cell>
          <table:table-cell office:value-type="float" office:value="970.87" calcext:value-type="float">
            <text:p>970.87</text:p>
          </table:table-cell>
        </table:table-row>
        <table:table-row table:style-name="ro1">
          <table:table-cell office:value-type="float" office:value="23087333" calcext:value-type="float">
            <text:p>23087333</text:p>
          </table:table-cell>
          <table:table-cell table:formula="of:=[.A1445]/1000/(60*60*24)" office:value-type="time" office:time-value="PT06H24M47.333S" calcext:value-type="time">
            <text:p>06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90.71" calcext:value-type="float">
            <text:p>790.71</text:p>
          </table:table-cell>
          <table:table-cell office:value-type="float" office:value="971.47" calcext:value-type="float">
            <text:p>971.47</text:p>
          </table:table-cell>
        </table:table-row>
        <table:table-row table:style-name="ro1">
          <table:table-cell office:value-type="float" office:value="23103333" calcext:value-type="float">
            <text:p>23103333</text:p>
          </table:table-cell>
          <table:table-cell table:formula="of:=[.A1446]/1000/(60*60*24)" office:value-type="time" office:time-value="PT06H25M03.333S" calcext:value-type="time">
            <text:p>06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91.23" calcext:value-type="float">
            <text:p>791.23</text:p>
          </table:table-cell>
          <table:table-cell office:value-type="float" office:value="972.07" calcext:value-type="float">
            <text:p>972.07</text:p>
          </table:table-cell>
        </table:table-row>
        <table:table-row table:style-name="ro1">
          <table:table-cell office:value-type="float" office:value="23119333" calcext:value-type="float">
            <text:p>23119333</text:p>
          </table:table-cell>
          <table:table-cell table:formula="of:=[.A1447]/1000/(60*60*24)" office:value-type="time" office:time-value="PT06H25M19.333S" calcext:value-type="time">
            <text:p>06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91.75" calcext:value-type="float">
            <text:p>791.75</text:p>
          </table:table-cell>
          <table:table-cell office:value-type="float" office:value="972.67" calcext:value-type="float">
            <text:p>972.67</text:p>
          </table:table-cell>
        </table:table-row>
        <table:table-row table:style-name="ro1">
          <table:table-cell office:value-type="float" office:value="23135333" calcext:value-type="float">
            <text:p>23135333</text:p>
          </table:table-cell>
          <table:table-cell table:formula="of:=[.A1448]/1000/(60*60*24)" office:value-type="time" office:time-value="PT06H25M35.333S" calcext:value-type="time">
            <text:p>06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92.27" calcext:value-type="float">
            <text:p>792.27</text:p>
          </table:table-cell>
          <table:table-cell office:value-type="float" office:value="973.27" calcext:value-type="float">
            <text:p>973.27</text:p>
          </table:table-cell>
        </table:table-row>
        <table:table-row table:style-name="ro1">
          <table:table-cell office:value-type="float" office:value="23151333" calcext:value-type="float">
            <text:p>23151333</text:p>
          </table:table-cell>
          <table:table-cell table:formula="of:=[.A1449]/1000/(60*60*24)" office:value-type="time" office:time-value="PT06H25M51.333S" calcext:value-type="time">
            <text:p>06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92.79" calcext:value-type="float">
            <text:p>792.79</text:p>
          </table:table-cell>
          <table:table-cell office:value-type="float" office:value="973.87" calcext:value-type="float">
            <text:p>973.87</text:p>
          </table:table-cell>
        </table:table-row>
        <table:table-row table:style-name="ro1">
          <table:table-cell office:value-type="float" office:value="23167333" calcext:value-type="float">
            <text:p>23167333</text:p>
          </table:table-cell>
          <table:table-cell table:formula="of:=[.A1450]/1000/(60*60*24)" office:value-type="time" office:time-value="PT06H26M07.333S" calcext:value-type="time">
            <text:p>06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93.3" calcext:value-type="float">
            <text:p>793.3</text:p>
          </table:table-cell>
          <table:table-cell office:value-type="float" office:value="974.47" calcext:value-type="float">
            <text:p>974.47</text:p>
          </table:table-cell>
        </table:table-row>
        <table:table-row table:style-name="ro1">
          <table:table-cell office:value-type="float" office:value="23183333" calcext:value-type="float">
            <text:p>23183333</text:p>
          </table:table-cell>
          <table:table-cell table:formula="of:=[.A1451]/1000/(60*60*24)" office:value-type="time" office:time-value="PT06H26M23.333S" calcext:value-type="time">
            <text:p>06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98" calcext:value-type="float">
            <text:p>134.98</text:p>
          </table:table-cell>
          <table:table-cell office:value-type="float" office:value="793.82" calcext:value-type="float">
            <text:p>793.82</text:p>
          </table:table-cell>
          <table:table-cell office:value-type="float" office:value="975.07" calcext:value-type="float">
            <text:p>975.07</text:p>
          </table:table-cell>
        </table:table-row>
        <table:table-row table:style-name="ro1">
          <table:table-cell office:value-type="float" office:value="23199333" calcext:value-type="float">
            <text:p>23199333</text:p>
          </table:table-cell>
          <table:table-cell table:formula="of:=[.A1452]/1000/(60*60*24)" office:value-type="time" office:time-value="PT06H26M39.333S" calcext:value-type="time">
            <text:p>06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94.34" calcext:value-type="float">
            <text:p>794.34</text:p>
          </table:table-cell>
          <table:table-cell office:value-type="float" office:value="975.67" calcext:value-type="float">
            <text:p>975.67</text:p>
          </table:table-cell>
        </table:table-row>
        <table:table-row table:style-name="ro1">
          <table:table-cell office:value-type="float" office:value="23215333" calcext:value-type="float">
            <text:p>23215333</text:p>
          </table:table-cell>
          <table:table-cell table:formula="of:=[.A1453]/1000/(60*60*24)" office:value-type="time" office:time-value="PT06H26M55.333S" calcext:value-type="time">
            <text:p>06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94.86" calcext:value-type="float">
            <text:p>794.86</text:p>
          </table:table-cell>
          <table:table-cell office:value-type="float" office:value="976.27" calcext:value-type="float">
            <text:p>976.27</text:p>
          </table:table-cell>
        </table:table-row>
        <table:table-row table:style-name="ro1">
          <table:table-cell office:value-type="float" office:value="23231333" calcext:value-type="float">
            <text:p>23231333</text:p>
          </table:table-cell>
          <table:table-cell table:formula="of:=[.A1454]/1000/(60*60*24)" office:value-type="time" office:time-value="PT06H27M11.333S" calcext:value-type="time">
            <text:p>06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95.37" calcext:value-type="float">
            <text:p>795.37</text:p>
          </table:table-cell>
          <table:table-cell office:value-type="float" office:value="976.87" calcext:value-type="float">
            <text:p>976.87</text:p>
          </table:table-cell>
        </table:table-row>
        <table:table-row table:style-name="ro1">
          <table:table-cell office:value-type="float" office:value="23247333" calcext:value-type="float">
            <text:p>23247333</text:p>
          </table:table-cell>
          <table:table-cell table:formula="of:=[.A1455]/1000/(60*60*24)" office:value-type="time" office:time-value="PT06H27M27.333S" calcext:value-type="time">
            <text:p>06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95.89" calcext:value-type="float">
            <text:p>795.89</text:p>
          </table:table-cell>
          <table:table-cell office:value-type="float" office:value="977.46" calcext:value-type="float">
            <text:p>977.46</text:p>
          </table:table-cell>
        </table:table-row>
        <table:table-row table:style-name="ro1">
          <table:table-cell office:value-type="float" office:value="23263333" calcext:value-type="float">
            <text:p>23263333</text:p>
          </table:table-cell>
          <table:table-cell table:formula="of:=[.A1456]/1000/(60*60*24)" office:value-type="time" office:time-value="PT06H27M43.333S" calcext:value-type="time">
            <text:p>06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96.41" calcext:value-type="float">
            <text:p>796.41</text:p>
          </table:table-cell>
          <table:table-cell office:value-type="float" office:value="978.06" calcext:value-type="float">
            <text:p>978.06</text:p>
          </table:table-cell>
        </table:table-row>
        <table:table-row table:style-name="ro1">
          <table:table-cell office:value-type="float" office:value="23279333" calcext:value-type="float">
            <text:p>23279333</text:p>
          </table:table-cell>
          <table:table-cell table:formula="of:=[.A1457]/1000/(60*60*24)" office:value-type="time" office:time-value="PT06H27M59.333S" calcext:value-type="time">
            <text:p>06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86" calcext:value-type="float">
            <text:p>134.86</text:p>
          </table:table-cell>
          <table:table-cell office:value-type="float" office:value="796.92" calcext:value-type="float">
            <text:p>796.92</text:p>
          </table:table-cell>
          <table:table-cell office:value-type="float" office:value="978.66" calcext:value-type="float">
            <text:p>978.66</text:p>
          </table:table-cell>
        </table:table-row>
        <table:table-row table:style-name="ro1">
          <table:table-cell office:value-type="float" office:value="23295333" calcext:value-type="float">
            <text:p>23295333</text:p>
          </table:table-cell>
          <table:table-cell table:formula="of:=[.A1458]/1000/(60*60*24)" office:value-type="time" office:time-value="PT06H28M15.333S" calcext:value-type="time">
            <text:p>06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97.44" calcext:value-type="float">
            <text:p>797.44</text:p>
          </table:table-cell>
          <table:table-cell office:value-type="float" office:value="979.26" calcext:value-type="float">
            <text:p>979.26</text:p>
          </table:table-cell>
        </table:table-row>
        <table:table-row table:style-name="ro1">
          <table:table-cell office:value-type="float" office:value="23311333" calcext:value-type="float">
            <text:p>23311333</text:p>
          </table:table-cell>
          <table:table-cell table:formula="of:=[.A1459]/1000/(60*60*24)" office:value-type="time" office:time-value="PT06H28M31.333S" calcext:value-type="time">
            <text:p>06:28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97.96" calcext:value-type="float">
            <text:p>797.96</text:p>
          </table:table-cell>
          <table:table-cell office:value-type="float" office:value="979.86" calcext:value-type="float">
            <text:p>979.86</text:p>
          </table:table-cell>
        </table:table-row>
        <table:table-row table:style-name="ro1">
          <table:table-cell office:value-type="float" office:value="23327333" calcext:value-type="float">
            <text:p>23327333</text:p>
          </table:table-cell>
          <table:table-cell table:formula="of:=[.A1460]/1000/(60*60*24)" office:value-type="time" office:time-value="PT06H28M47.333S" calcext:value-type="time">
            <text:p>06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98.47" calcext:value-type="float">
            <text:p>798.47</text:p>
          </table:table-cell>
          <table:table-cell office:value-type="float" office:value="980.45" calcext:value-type="float">
            <text:p>980.45</text:p>
          </table:table-cell>
        </table:table-row>
        <table:table-row table:style-name="ro1">
          <table:table-cell office:value-type="float" office:value="23343333" calcext:value-type="float">
            <text:p>23343333</text:p>
          </table:table-cell>
          <table:table-cell table:formula="of:=[.A1461]/1000/(60*60*24)" office:value-type="time" office:time-value="PT06H29M03.333S" calcext:value-type="time">
            <text:p>06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98.99" calcext:value-type="float">
            <text:p>798.99</text:p>
          </table:table-cell>
          <table:table-cell office:value-type="float" office:value="981.05" calcext:value-type="float">
            <text:p>981.05</text:p>
          </table:table-cell>
        </table:table-row>
        <table:table-row table:style-name="ro1">
          <table:table-cell office:value-type="float" office:value="23359333" calcext:value-type="float">
            <text:p>23359333</text:p>
          </table:table-cell>
          <table:table-cell table:formula="of:=[.A1462]/1000/(60*60*24)" office:value-type="time" office:time-value="PT06H29M19.333S" calcext:value-type="time">
            <text:p>06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99.51" calcext:value-type="float">
            <text:p>799.51</text:p>
          </table:table-cell>
          <table:table-cell office:value-type="float" office:value="981.65" calcext:value-type="float">
            <text:p>981.65</text:p>
          </table:table-cell>
        </table:table-row>
        <table:table-row table:style-name="ro1">
          <table:table-cell office:value-type="float" office:value="23375333" calcext:value-type="float">
            <text:p>23375333</text:p>
          </table:table-cell>
          <table:table-cell table:formula="of:=[.A1463]/1000/(60*60*24)" office:value-type="time" office:time-value="PT06H29M35.333S" calcext:value-type="time">
            <text:p>06:29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00.02" calcext:value-type="float">
            <text:p>800.02</text:p>
          </table:table-cell>
          <table:table-cell office:value-type="float" office:value="982.24" calcext:value-type="float">
            <text:p>982.24</text:p>
          </table:table-cell>
        </table:table-row>
        <table:table-row table:style-name="ro1">
          <table:table-cell office:value-type="float" office:value="23391333" calcext:value-type="float">
            <text:p>23391333</text:p>
          </table:table-cell>
          <table:table-cell table:formula="of:=[.A1464]/1000/(60*60*24)" office:value-type="time" office:time-value="PT06H29M51.333S" calcext:value-type="time">
            <text:p>06:29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00.54" calcext:value-type="float">
            <text:p>800.54</text:p>
          </table:table-cell>
          <table:table-cell office:value-type="float" office:value="982.84" calcext:value-type="float">
            <text:p>982.84</text:p>
          </table:table-cell>
        </table:table-row>
        <table:table-row table:style-name="ro1">
          <table:table-cell office:value-type="float" office:value="23407333" calcext:value-type="float">
            <text:p>23407333</text:p>
          </table:table-cell>
          <table:table-cell table:formula="of:=[.A1465]/1000/(60*60*24)" office:value-type="time" office:time-value="PT06H30M07.333S" calcext:value-type="time">
            <text:p>06:30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01.06" calcext:value-type="float">
            <text:p>801.06</text:p>
          </table:table-cell>
          <table:table-cell office:value-type="float" office:value="983.44" calcext:value-type="float">
            <text:p>983.44</text:p>
          </table:table-cell>
        </table:table-row>
        <table:table-row table:style-name="ro1">
          <table:table-cell office:value-type="float" office:value="23423333" calcext:value-type="float">
            <text:p>23423333</text:p>
          </table:table-cell>
          <table:table-cell table:formula="of:=[.A1466]/1000/(60*60*24)" office:value-type="time" office:time-value="PT06H30M23.333S" calcext:value-type="time">
            <text:p>06:30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801.57" calcext:value-type="float">
            <text:p>801.57</text:p>
          </table:table-cell>
          <table:table-cell office:value-type="float" office:value="984.03" calcext:value-type="float">
            <text:p>984.03</text:p>
          </table:table-cell>
        </table:table-row>
        <table:table-row table:style-name="ro1">
          <table:table-cell office:value-type="float" office:value="23439333" calcext:value-type="float">
            <text:p>23439333</text:p>
          </table:table-cell>
          <table:table-cell table:formula="of:=[.A1467]/1000/(60*60*24)" office:value-type="time" office:time-value="PT06H30M39.333S" calcext:value-type="time">
            <text:p>06:30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802.09" calcext:value-type="float">
            <text:p>802.09</text:p>
          </table:table-cell>
          <table:table-cell office:value-type="float" office:value="984.63" calcext:value-type="float">
            <text:p>984.63</text:p>
          </table:table-cell>
        </table:table-row>
        <table:table-row table:style-name="ro1">
          <table:table-cell office:value-type="float" office:value="23455333" calcext:value-type="float">
            <text:p>23455333</text:p>
          </table:table-cell>
          <table:table-cell table:formula="of:=[.A1468]/1000/(60*60*24)" office:value-type="time" office:time-value="PT06H30M55.333S" calcext:value-type="time">
            <text:p>06:30:55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802.6" calcext:value-type="float">
            <text:p>802.6</text:p>
          </table:table-cell>
          <table:table-cell office:value-type="float" office:value="985.23" calcext:value-type="float">
            <text:p>985.23</text:p>
          </table:table-cell>
        </table:table-row>
        <table:table-row table:style-name="ro1">
          <table:table-cell office:value-type="float" office:value="23471332" calcext:value-type="float">
            <text:p>23471332</text:p>
          </table:table-cell>
          <table:table-cell table:formula="of:=[.A1469]/1000/(60*60*24)" office:value-type="time" office:time-value="PT06H31M11.332S" calcext:value-type="time">
            <text:p>06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803.12" calcext:value-type="float">
            <text:p>803.12</text:p>
          </table:table-cell>
          <table:table-cell office:value-type="float" office:value="985.82" calcext:value-type="float">
            <text:p>985.82</text:p>
          </table:table-cell>
        </table:table-row>
        <table:table-row table:style-name="ro1">
          <table:table-cell office:value-type="float" office:value="23487333" calcext:value-type="float">
            <text:p>23487333</text:p>
          </table:table-cell>
          <table:table-cell table:formula="of:=[.A1470]/1000/(60*60*24)" office:value-type="time" office:time-value="PT06H31M27.333S" calcext:value-type="time">
            <text:p>06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803.64" calcext:value-type="float">
            <text:p>803.64</text:p>
          </table:table-cell>
          <table:table-cell office:value-type="float" office:value="986.42" calcext:value-type="float">
            <text:p>986.42</text:p>
          </table:table-cell>
        </table:table-row>
        <table:table-row table:style-name="ro1">
          <table:table-cell office:value-type="float" office:value="23503332" calcext:value-type="float">
            <text:p>23503332</text:p>
          </table:table-cell>
          <table:table-cell table:formula="of:=[.A1471]/1000/(60*60*24)" office:value-type="time" office:time-value="PT06H31M43.332S" calcext:value-type="time">
            <text:p>06:31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804.15" calcext:value-type="float">
            <text:p>804.15</text:p>
          </table:table-cell>
          <table:table-cell office:value-type="float" office:value="987.01" calcext:value-type="float">
            <text:p>987.01</text:p>
          </table:table-cell>
        </table:table-row>
        <table:table-row table:style-name="ro1">
          <table:table-cell office:value-type="float" office:value="23519333" calcext:value-type="float">
            <text:p>23519333</text:p>
          </table:table-cell>
          <table:table-cell table:formula="of:=[.A1472]/1000/(60*60*24)" office:value-type="time" office:time-value="PT06H31M59.333S" calcext:value-type="time">
            <text:p>06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804.67" calcext:value-type="float">
            <text:p>804.67</text:p>
          </table:table-cell>
          <table:table-cell office:value-type="float" office:value="987.61" calcext:value-type="float">
            <text:p>987.61</text:p>
          </table:table-cell>
        </table:table-row>
        <table:table-row table:style-name="ro1">
          <table:table-cell office:value-type="float" office:value="23535333" calcext:value-type="float">
            <text:p>23535333</text:p>
          </table:table-cell>
          <table:table-cell table:formula="of:=[.A1473]/1000/(60*60*24)" office:value-type="time" office:time-value="PT06H32M15.333S" calcext:value-type="time">
            <text:p>06:32:15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05.18" calcext:value-type="float">
            <text:p>805.18</text:p>
          </table:table-cell>
          <table:table-cell office:value-type="float" office:value="988.2" calcext:value-type="float">
            <text:p>988.2</text:p>
          </table:table-cell>
        </table:table-row>
        <table:table-row table:style-name="ro1">
          <table:table-cell office:value-type="float" office:value="23551333" calcext:value-type="float">
            <text:p>23551333</text:p>
          </table:table-cell>
          <table:table-cell table:formula="of:=[.A1474]/1000/(60*60*24)" office:value-type="time" office:time-value="PT06H32M31.333S" calcext:value-type="time">
            <text:p>06:32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05.7" calcext:value-type="float">
            <text:p>805.7</text:p>
          </table:table-cell>
          <table:table-cell office:value-type="float" office:value="988.8" calcext:value-type="float">
            <text:p>988.8</text:p>
          </table:table-cell>
        </table:table-row>
        <table:table-row table:style-name="ro1">
          <table:table-cell office:value-type="float" office:value="23567333" calcext:value-type="float">
            <text:p>23567333</text:p>
          </table:table-cell>
          <table:table-cell table:formula="of:=[.A1475]/1000/(60*60*24)" office:value-type="time" office:time-value="PT06H32M47.333S" calcext:value-type="time">
            <text:p>06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06.21" calcext:value-type="float">
            <text:p>806.21</text:p>
          </table:table-cell>
          <table:table-cell office:value-type="float" office:value="989.39" calcext:value-type="float">
            <text:p>989.39</text:p>
          </table:table-cell>
        </table:table-row>
        <table:table-row table:style-name="ro1">
          <table:table-cell office:value-type="float" office:value="23583333" calcext:value-type="float">
            <text:p>23583333</text:p>
          </table:table-cell>
          <table:table-cell table:formula="of:=[.A1476]/1000/(60*60*24)" office:value-type="time" office:time-value="PT06H33M03.333S" calcext:value-type="time">
            <text:p>06:33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06.73" calcext:value-type="float">
            <text:p>806.73</text:p>
          </table:table-cell>
          <table:table-cell office:value-type="float" office:value="989.99" calcext:value-type="float">
            <text:p>989.99</text:p>
          </table:table-cell>
        </table:table-row>
        <table:table-row table:style-name="ro1">
          <table:table-cell office:value-type="float" office:value="23599333" calcext:value-type="float">
            <text:p>23599333</text:p>
          </table:table-cell>
          <table:table-cell table:formula="of:=[.A1477]/1000/(60*60*24)" office:value-type="time" office:time-value="PT06H33M19.333S" calcext:value-type="time">
            <text:p>06:33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07.24" calcext:value-type="float">
            <text:p>807.24</text:p>
          </table:table-cell>
          <table:table-cell office:value-type="float" office:value="990.58" calcext:value-type="float">
            <text:p>990.58</text:p>
          </table:table-cell>
        </table:table-row>
        <table:table-row table:style-name="ro1">
          <table:table-cell office:value-type="float" office:value="23615333" calcext:value-type="float">
            <text:p>23615333</text:p>
          </table:table-cell>
          <table:table-cell table:formula="of:=[.A1478]/1000/(60*60*24)" office:value-type="time" office:time-value="PT06H33M35.333S" calcext:value-type="time">
            <text:p>06:33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07.76" calcext:value-type="float">
            <text:p>807.76</text:p>
          </table:table-cell>
          <table:table-cell office:value-type="float" office:value="991.17" calcext:value-type="float">
            <text:p>991.17</text:p>
          </table:table-cell>
        </table:table-row>
        <table:table-row table:style-name="ro1">
          <table:table-cell office:value-type="float" office:value="23631333" calcext:value-type="float">
            <text:p>23631333</text:p>
          </table:table-cell>
          <table:table-cell table:formula="of:=[.A1479]/1000/(60*60*24)" office:value-type="time" office:time-value="PT06H33M51.333S" calcext:value-type="time">
            <text:p>06:33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08.27" calcext:value-type="float">
            <text:p>808.27</text:p>
          </table:table-cell>
          <table:table-cell office:value-type="float" office:value="991.76" calcext:value-type="float">
            <text:p>991.76</text:p>
          </table:table-cell>
        </table:table-row>
        <table:table-row table:style-name="ro1">
          <table:table-cell office:value-type="float" office:value="23647333" calcext:value-type="float">
            <text:p>23647333</text:p>
          </table:table-cell>
          <table:table-cell table:formula="of:=[.A1480]/1000/(60*60*24)" office:value-type="time" office:time-value="PT06H34M07.333S" calcext:value-type="time">
            <text:p>06:34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08.79" calcext:value-type="float">
            <text:p>808.79</text:p>
          </table:table-cell>
          <table:table-cell office:value-type="float" office:value="992.36" calcext:value-type="float">
            <text:p>992.36</text:p>
          </table:table-cell>
        </table:table-row>
        <table:table-row table:style-name="ro1">
          <table:table-cell office:value-type="float" office:value="23663333" calcext:value-type="float">
            <text:p>23663333</text:p>
          </table:table-cell>
          <table:table-cell table:formula="of:=[.A1481]/1000/(60*60*24)" office:value-type="time" office:time-value="PT06H34M23.333S" calcext:value-type="time">
            <text:p>06:34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09.3" calcext:value-type="float">
            <text:p>809.3</text:p>
          </table:table-cell>
          <table:table-cell office:value-type="float" office:value="992.95" calcext:value-type="float">
            <text:p>992.95</text:p>
          </table:table-cell>
        </table:table-row>
        <table:table-row table:style-name="ro1">
          <table:table-cell office:value-type="float" office:value="23679333" calcext:value-type="float">
            <text:p>23679333</text:p>
          </table:table-cell>
          <table:table-cell table:formula="of:=[.A1482]/1000/(60*60*24)" office:value-type="time" office:time-value="PT06H34M39.333S" calcext:value-type="time">
            <text:p>06:34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09.82" calcext:value-type="float">
            <text:p>809.82</text:p>
          </table:table-cell>
          <table:table-cell office:value-type="float" office:value="993.54" calcext:value-type="float">
            <text:p>993.54</text:p>
          </table:table-cell>
        </table:table-row>
        <table:table-row table:style-name="ro1">
          <table:table-cell office:value-type="float" office:value="23695333" calcext:value-type="float">
            <text:p>23695333</text:p>
          </table:table-cell>
          <table:table-cell table:formula="of:=[.A1483]/1000/(60*60*24)" office:value-type="time" office:time-value="PT06H34M55.333S" calcext:value-type="time">
            <text:p>06:34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10.33" calcext:value-type="float">
            <text:p>810.33</text:p>
          </table:table-cell>
          <table:table-cell office:value-type="float" office:value="994.14" calcext:value-type="float">
            <text:p>994.14</text:p>
          </table:table-cell>
        </table:table-row>
        <table:table-row table:style-name="ro1">
          <table:table-cell office:value-type="float" office:value="23711333" calcext:value-type="float">
            <text:p>23711333</text:p>
          </table:table-cell>
          <table:table-cell table:formula="of:=[.A1484]/1000/(60*60*24)" office:value-type="time" office:time-value="PT06H35M11.333S" calcext:value-type="time">
            <text:p>06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10.85" calcext:value-type="float">
            <text:p>810.85</text:p>
          </table:table-cell>
          <table:table-cell office:value-type="float" office:value="994.73" calcext:value-type="float">
            <text:p>994.73</text:p>
          </table:table-cell>
        </table:table-row>
        <table:table-row table:style-name="ro1">
          <table:table-cell office:value-type="float" office:value="23727333" calcext:value-type="float">
            <text:p>23727333</text:p>
          </table:table-cell>
          <table:table-cell table:formula="of:=[.A1485]/1000/(60*60*24)" office:value-type="time" office:time-value="PT06H35M27.333S" calcext:value-type="time">
            <text:p>06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11.36" calcext:value-type="float">
            <text:p>811.36</text:p>
          </table:table-cell>
          <table:table-cell office:value-type="float" office:value="995.32" calcext:value-type="float">
            <text:p>995.32</text:p>
          </table:table-cell>
        </table:table-row>
        <table:table-row table:style-name="ro1">
          <table:table-cell office:value-type="float" office:value="23743333" calcext:value-type="float">
            <text:p>23743333</text:p>
          </table:table-cell>
          <table:table-cell table:formula="of:=[.A1486]/1000/(60*60*24)" office:value-type="time" office:time-value="PT06H35M43.333S" calcext:value-type="time">
            <text:p>06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811.88" calcext:value-type="float">
            <text:p>811.88</text:p>
          </table:table-cell>
          <table:table-cell office:value-type="float" office:value="995.91" calcext:value-type="float">
            <text:p>995.91</text:p>
          </table:table-cell>
        </table:table-row>
        <table:table-row table:style-name="ro1">
          <table:table-cell office:value-type="float" office:value="23759333" calcext:value-type="float">
            <text:p>23759333</text:p>
          </table:table-cell>
          <table:table-cell table:formula="of:=[.A1487]/1000/(60*60*24)" office:value-type="time" office:time-value="PT06H35M59.333S" calcext:value-type="time">
            <text:p>06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812.39" calcext:value-type="float">
            <text:p>812.39</text:p>
          </table:table-cell>
          <table:table-cell office:value-type="float" office:value="996.51" calcext:value-type="float">
            <text:p>996.51</text:p>
          </table:table-cell>
        </table:table-row>
        <table:table-row table:style-name="ro1">
          <table:table-cell office:value-type="float" office:value="23775333" calcext:value-type="float">
            <text:p>23775333</text:p>
          </table:table-cell>
          <table:table-cell table:formula="of:=[.A1488]/1000/(60*60*24)" office:value-type="time" office:time-value="PT06H36M15.333S" calcext:value-type="time">
            <text:p>06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12.91" calcext:value-type="float">
            <text:p>812.91</text:p>
          </table:table-cell>
          <table:table-cell office:value-type="float" office:value="997.1" calcext:value-type="float">
            <text:p>997.1</text:p>
          </table:table-cell>
        </table:table-row>
        <table:table-row table:style-name="ro1">
          <table:table-cell office:value-type="float" office:value="23791333" calcext:value-type="float">
            <text:p>23791333</text:p>
          </table:table-cell>
          <table:table-cell table:formula="of:=[.A1489]/1000/(60*60*24)" office:value-type="time" office:time-value="PT06H36M31.333S" calcext:value-type="time">
            <text:p>06:36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13.42" calcext:value-type="float">
            <text:p>813.42</text:p>
          </table:table-cell>
          <table:table-cell office:value-type="float" office:value="997.69" calcext:value-type="float">
            <text:p>997.69</text:p>
          </table:table-cell>
        </table:table-row>
        <table:table-row table:style-name="ro1">
          <table:table-cell office:value-type="float" office:value="23807333" calcext:value-type="float">
            <text:p>23807333</text:p>
          </table:table-cell>
          <table:table-cell table:formula="of:=[.A1490]/1000/(60*60*24)" office:value-type="time" office:time-value="PT06H36M47.333S" calcext:value-type="time">
            <text:p>06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813.94" calcext:value-type="float">
            <text:p>813.94</text:p>
          </table:table-cell>
          <table:table-cell office:value-type="float" office:value="998.28" calcext:value-type="float">
            <text:p>998.28</text:p>
          </table:table-cell>
        </table:table-row>
        <table:table-row table:style-name="ro1">
          <table:table-cell office:value-type="float" office:value="23823333" calcext:value-type="float">
            <text:p>23823333</text:p>
          </table:table-cell>
          <table:table-cell table:formula="of:=[.A1491]/1000/(60*60*24)" office:value-type="time" office:time-value="PT06H37M03.333S" calcext:value-type="time">
            <text:p>06:37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814.45" calcext:value-type="float">
            <text:p>814.45</text:p>
          </table:table-cell>
          <table:table-cell office:value-type="float" office:value="998.87" calcext:value-type="float">
            <text:p>998.87</text:p>
          </table:table-cell>
        </table:table-row>
        <table:table-row table:style-name="ro1">
          <table:table-cell office:value-type="float" office:value="23839333" calcext:value-type="float">
            <text:p>23839333</text:p>
          </table:table-cell>
          <table:table-cell table:formula="of:=[.A1492]/1000/(60*60*24)" office:value-type="time" office:time-value="PT06H37M19.333S" calcext:value-type="time">
            <text:p>06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14.96" calcext:value-type="float">
            <text:p>814.96</text:p>
          </table:table-cell>
          <table:table-cell office:value-type="float" office:value="999.46" calcext:value-type="float">
            <text:p>999.46</text:p>
          </table:table-cell>
        </table:table-row>
        <table:table-row table:style-name="ro1">
          <table:table-cell office:value-type="float" office:value="23855333" calcext:value-type="float">
            <text:p>23855333</text:p>
          </table:table-cell>
          <table:table-cell table:formula="of:=[.A1493]/1000/(60*60*24)" office:value-type="time" office:time-value="PT06H37M35.333S" calcext:value-type="time">
            <text:p>06:37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15.48" calcext:value-type="float">
            <text:p>815.48</text:p>
          </table:table-cell>
          <table:table-cell office:value-type="float" office:value="1000.05" calcext:value-type="float">
            <text:p>1000.05</text:p>
          </table:table-cell>
        </table:table-row>
        <table:table-row table:style-name="ro1">
          <table:table-cell office:value-type="float" office:value="23871333" calcext:value-type="float">
            <text:p>23871333</text:p>
          </table:table-cell>
          <table:table-cell table:formula="of:=[.A1494]/1000/(60*60*24)" office:value-type="time" office:time-value="PT06H37M51.333S" calcext:value-type="time">
            <text:p>06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15.99" calcext:value-type="float">
            <text:p>815.99</text:p>
          </table:table-cell>
          <table:table-cell office:value-type="float" office:value="1000.64" calcext:value-type="float">
            <text:p>1000.64</text:p>
          </table:table-cell>
        </table:table-row>
        <table:table-row table:style-name="ro1">
          <table:table-cell office:value-type="float" office:value="23887333" calcext:value-type="float">
            <text:p>23887333</text:p>
          </table:table-cell>
          <table:table-cell table:formula="of:=[.A1495]/1000/(60*60*24)" office:value-type="time" office:time-value="PT06H38M07.333S" calcext:value-type="time">
            <text:p>06:38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16.5" calcext:value-type="float">
            <text:p>816.5</text:p>
          </table:table-cell>
          <table:table-cell office:value-type="float" office:value="1001.23" calcext:value-type="float">
            <text:p>1001.23</text:p>
          </table:table-cell>
        </table:table-row>
        <table:table-row table:style-name="ro1">
          <table:table-cell office:value-type="float" office:value="23903333" calcext:value-type="float">
            <text:p>23903333</text:p>
          </table:table-cell>
          <table:table-cell table:formula="of:=[.A1496]/1000/(60*60*24)" office:value-type="time" office:time-value="PT06H38M23.333S" calcext:value-type="time">
            <text:p>06:38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17.02" calcext:value-type="float">
            <text:p>817.02</text:p>
          </table:table-cell>
          <table:table-cell office:value-type="float" office:value="1001.82" calcext:value-type="float">
            <text:p>1001.82</text:p>
          </table:table-cell>
        </table:table-row>
        <table:table-row table:style-name="ro1">
          <table:table-cell office:value-type="float" office:value="23919333" calcext:value-type="float">
            <text:p>23919333</text:p>
          </table:table-cell>
          <table:table-cell table:formula="of:=[.A1497]/1000/(60*60*24)" office:value-type="time" office:time-value="PT06H38M39.333S" calcext:value-type="time">
            <text:p>06:38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17.53" calcext:value-type="float">
            <text:p>817.53</text:p>
          </table:table-cell>
          <table:table-cell office:value-type="float" office:value="1002.41" calcext:value-type="float">
            <text:p>1002.41</text:p>
          </table:table-cell>
        </table:table-row>
        <table:table-row table:style-name="ro1">
          <table:table-cell office:value-type="float" office:value="23935332" calcext:value-type="float">
            <text:p>23935332</text:p>
          </table:table-cell>
          <table:table-cell table:formula="of:=[.A1498]/1000/(60*60*24)" office:value-type="time" office:time-value="PT06H38M55.332S" calcext:value-type="time">
            <text:p>06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18.05" calcext:value-type="float">
            <text:p>818.05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3951333" calcext:value-type="float">
            <text:p>23951333</text:p>
          </table:table-cell>
          <table:table-cell table:formula="of:=[.A1499]/1000/(60*60*24)" office:value-type="time" office:time-value="PT06H39M11.333S" calcext:value-type="time">
            <text:p>06:39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18.56" calcext:value-type="float">
            <text:p>818.56</text:p>
          </table:table-cell>
          <table:table-cell office:value-type="float" office:value="1003.59" calcext:value-type="float">
            <text:p>1003.59</text:p>
          </table:table-cell>
        </table:table-row>
        <table:table-row table:style-name="ro1">
          <table:table-cell office:value-type="float" office:value="23967333" calcext:value-type="float">
            <text:p>23967333</text:p>
          </table:table-cell>
          <table:table-cell table:formula="of:=[.A1500]/1000/(60*60*24)" office:value-type="time" office:time-value="PT06H39M27.333S" calcext:value-type="time">
            <text:p>06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19.07" calcext:value-type="float">
            <text:p>819.07</text:p>
          </table:table-cell>
          <table:table-cell office:value-type="float" office:value="1004.17" calcext:value-type="float">
            <text:p>1004.17</text:p>
          </table:table-cell>
        </table:table-row>
        <table:table-row table:style-name="ro1">
          <table:table-cell office:value-type="float" office:value="23983333" calcext:value-type="float">
            <text:p>23983333</text:p>
          </table:table-cell>
          <table:table-cell table:formula="of:=[.A1501]/1000/(60*60*24)" office:value-type="time" office:time-value="PT06H39M43.333S" calcext:value-type="time">
            <text:p>06:39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19.59" calcext:value-type="float">
            <text:p>819.59</text:p>
          </table:table-cell>
          <table:table-cell office:value-type="float" office:value="1004.76" calcext:value-type="float">
            <text:p>1004.76</text:p>
          </table:table-cell>
        </table:table-row>
        <table:table-row table:style-name="ro1">
          <table:table-cell office:value-type="float" office:value="23999333" calcext:value-type="float">
            <text:p>23999333</text:p>
          </table:table-cell>
          <table:table-cell table:formula="of:=[.A1502]/1000/(60*60*24)" office:value-type="time" office:time-value="PT06H39M59.333S" calcext:value-type="time">
            <text:p>06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20.1" calcext:value-type="float">
            <text:p>820.1</text:p>
          </table:table-cell>
          <table:table-cell office:value-type="float" office:value="1005.35" calcext:value-type="float">
            <text:p>1005.35</text:p>
          </table:table-cell>
        </table:table-row>
        <table:table-row table:style-name="ro1">
          <table:table-cell office:value-type="float" office:value="24015333" calcext:value-type="float">
            <text:p>24015333</text:p>
          </table:table-cell>
          <table:table-cell table:formula="of:=[.A1503]/1000/(60*60*24)" office:value-type="time" office:time-value="PT06H40M15.333S" calcext:value-type="time">
            <text:p>06:40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20.61" calcext:value-type="float">
            <text:p>820.61</text:p>
          </table:table-cell>
          <table:table-cell office:value-type="float" office:value="1005.94" calcext:value-type="float">
            <text:p>1005.94</text:p>
          </table:table-cell>
        </table:table-row>
        <table:table-row table:style-name="ro1">
          <table:table-cell office:value-type="float" office:value="24031333" calcext:value-type="float">
            <text:p>24031333</text:p>
          </table:table-cell>
          <table:table-cell table:formula="of:=[.A1504]/1000/(60*60*24)" office:value-type="time" office:time-value="PT06H40M31.333S" calcext:value-type="time">
            <text:p>06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21.12" calcext:value-type="float">
            <text:p>821.12</text:p>
          </table:table-cell>
          <table:table-cell office:value-type="float" office:value="1006.53" calcext:value-type="float">
            <text:p>1006.53</text:p>
          </table:table-cell>
        </table:table-row>
        <table:table-row table:style-name="ro1">
          <table:table-cell office:value-type="float" office:value="24047333" calcext:value-type="float">
            <text:p>24047333</text:p>
          </table:table-cell>
          <table:table-cell table:formula="of:=[.A1505]/1000/(60*60*24)" office:value-type="time" office:time-value="PT06H40M47.333S" calcext:value-type="time">
            <text:p>06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2" calcext:value-type="float">
            <text:p>132.42</text:p>
          </table:table-cell>
          <table:table-cell office:value-type="float" office:value="821.64" calcext:value-type="float">
            <text:p>821.64</text:p>
          </table:table-cell>
          <table:table-cell office:value-type="float" office:value="1007.12" calcext:value-type="float">
            <text:p>1007.12</text:p>
          </table:table-cell>
        </table:table-row>
        <table:table-row table:style-name="ro1">
          <table:table-cell office:value-type="float" office:value="24063333" calcext:value-type="float">
            <text:p>24063333</text:p>
          </table:table-cell>
          <table:table-cell table:formula="of:=[.A1506]/1000/(60*60*24)" office:value-type="time" office:time-value="PT06H41M03.333S" calcext:value-type="time">
            <text:p>06:41:03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22.15" calcext:value-type="float">
            <text:p>822.15</text:p>
          </table:table-cell>
          <table:table-cell office:value-type="float" office:value="1007.71" calcext:value-type="float">
            <text:p>1007.71</text:p>
          </table:table-cell>
        </table:table-row>
        <table:table-row table:style-name="ro1">
          <table:table-cell office:value-type="float" office:value="24079333" calcext:value-type="float">
            <text:p>24079333</text:p>
          </table:table-cell>
          <table:table-cell table:formula="of:=[.A1507]/1000/(60*60*24)" office:value-type="time" office:time-value="PT06H41M19.333S" calcext:value-type="time">
            <text:p>06:41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2" calcext:value-type="float">
            <text:p>132.42</text:p>
          </table:table-cell>
          <table:table-cell office:value-type="float" office:value="822.66" calcext:value-type="float">
            <text:p>822.66</text:p>
          </table:table-cell>
          <table:table-cell office:value-type="float" office:value="1008.29" calcext:value-type="float">
            <text:p>1008.29</text:p>
          </table:table-cell>
        </table:table-row>
        <table:table-row table:style-name="ro1">
          <table:table-cell office:value-type="float" office:value="24095333" calcext:value-type="float">
            <text:p>24095333</text:p>
          </table:table-cell>
          <table:table-cell table:formula="of:=[.A1508]/1000/(60*60*24)" office:value-type="time" office:time-value="PT06H41M35.333S" calcext:value-type="time">
            <text:p>06:41:35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23.18" calcext:value-type="float">
            <text:p>823.18</text:p>
          </table:table-cell>
          <table:table-cell office:value-type="float" office:value="1008.88" calcext:value-type="float">
            <text:p>1008.88</text:p>
          </table:table-cell>
        </table:table-row>
        <table:table-row table:style-name="ro1">
          <table:table-cell office:value-type="float" office:value="24111333" calcext:value-type="float">
            <text:p>24111333</text:p>
          </table:table-cell>
          <table:table-cell table:formula="of:=[.A1509]/1000/(60*60*24)" office:value-type="time" office:time-value="PT06H41M51.333S" calcext:value-type="time">
            <text:p>06:41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823.69" calcext:value-type="float">
            <text:p>823.69</text:p>
          </table:table-cell>
          <table:table-cell office:value-type="float" office:value="1009.47" calcext:value-type="float">
            <text:p>1009.47</text:p>
          </table:table-cell>
        </table:table-row>
        <table:table-row table:style-name="ro1">
          <table:table-cell office:value-type="float" office:value="24127333" calcext:value-type="float">
            <text:p>24127333</text:p>
          </table:table-cell>
          <table:table-cell table:formula="of:=[.A1510]/1000/(60*60*24)" office:value-type="time" office:time-value="PT06H42M07.333S" calcext:value-type="time">
            <text:p>06:42:07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824.2" calcext:value-type="float">
            <text:p>824.2</text:p>
          </table:table-cell>
          <table:table-cell office:value-type="float" office:value="1010.05" calcext:value-type="float">
            <text:p>1010.05</text:p>
          </table:table-cell>
        </table:table-row>
        <table:table-row table:style-name="ro1">
          <table:table-cell office:value-type="float" office:value="24143333" calcext:value-type="float">
            <text:p>24143333</text:p>
          </table:table-cell>
          <table:table-cell table:formula="of:=[.A1511]/1000/(60*60*24)" office:value-type="time" office:time-value="PT06H42M23.333S" calcext:value-type="time">
            <text:p>06:42:23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824.71" calcext:value-type="float">
            <text:p>824.71</text:p>
          </table:table-cell>
          <table:table-cell office:value-type="float" office:value="1010.64" calcext:value-type="float">
            <text:p>1010.64</text:p>
          </table:table-cell>
        </table:table-row>
        <table:table-row table:style-name="ro1">
          <table:table-cell office:value-type="float" office:value="24159333" calcext:value-type="float">
            <text:p>24159333</text:p>
          </table:table-cell>
          <table:table-cell table:formula="of:=[.A1512]/1000/(60*60*24)" office:value-type="time" office:time-value="PT06H42M39.333S" calcext:value-type="time">
            <text:p>06:42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2" calcext:value-type="float">
            <text:p>115.2</text:p>
          </table:table-cell>
          <table:table-cell office:value-type="float" office:value="132.19" calcext:value-type="float">
            <text:p>132.19</text:p>
          </table:table-cell>
          <table:table-cell office:value-type="float" office:value="825.22" calcext:value-type="float">
            <text:p>825.22</text:p>
          </table:table-cell>
          <table:table-cell office:value-type="float" office:value="1011.22" calcext:value-type="float">
            <text:p>1011.22</text:p>
          </table:table-cell>
        </table:table-row>
        <table:table-row table:style-name="ro1">
          <table:table-cell office:value-type="float" office:value="24175333" calcext:value-type="float">
            <text:p>24175333</text:p>
          </table:table-cell>
          <table:table-cell table:formula="of:=[.A1513]/1000/(60*60*24)" office:value-type="time" office:time-value="PT06H42M55.333S" calcext:value-type="time">
            <text:p>06:42:55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825.74" calcext:value-type="float">
            <text:p>825.74</text:p>
          </table:table-cell>
          <table:table-cell office:value-type="float" office:value="1011.81" calcext:value-type="float">
            <text:p>1011.81</text:p>
          </table:table-cell>
        </table:table-row>
        <table:table-row table:style-name="ro1">
          <table:table-cell office:value-type="float" office:value="24191333" calcext:value-type="float">
            <text:p>24191333</text:p>
          </table:table-cell>
          <table:table-cell table:formula="of:=[.A1514]/1000/(60*60*24)" office:value-type="time" office:time-value="PT06H43M11.333S" calcext:value-type="time">
            <text:p>06:43:11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826.25" calcext:value-type="float">
            <text:p>826.25</text:p>
          </table:table-cell>
          <table:table-cell office:value-type="float" office:value="1012.4" calcext:value-type="float">
            <text:p>1012.4</text:p>
          </table:table-cell>
        </table:table-row>
        <table:table-row table:style-name="ro1">
          <table:table-cell office:value-type="float" office:value="24207333" calcext:value-type="float">
            <text:p>24207333</text:p>
          </table:table-cell>
          <table:table-cell table:formula="of:=[.A1515]/1000/(60*60*24)" office:value-type="time" office:time-value="PT06H43M27.333S" calcext:value-type="time">
            <text:p>06:43:27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26.76" calcext:value-type="float">
            <text:p>826.76</text:p>
          </table:table-cell>
          <table:table-cell office:value-type="float" office:value="1012.98" calcext:value-type="float">
            <text:p>1012.98</text:p>
          </table:table-cell>
        </table:table-row>
        <table:table-row table:style-name="ro1">
          <table:table-cell office:value-type="float" office:value="24223333" calcext:value-type="float">
            <text:p>24223333</text:p>
          </table:table-cell>
          <table:table-cell table:formula="of:=[.A1516]/1000/(60*60*24)" office:value-type="time" office:time-value="PT06H43M43.333S" calcext:value-type="time">
            <text:p>06:43:43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27.27" calcext:value-type="float">
            <text:p>827.27</text:p>
          </table:table-cell>
          <table:table-cell office:value-type="float" office:value="1013.57" calcext:value-type="float">
            <text:p>1013.57</text:p>
          </table:table-cell>
        </table:table-row>
        <table:table-row table:style-name="ro1">
          <table:table-cell office:value-type="float" office:value="24239333" calcext:value-type="float">
            <text:p>24239333</text:p>
          </table:table-cell>
          <table:table-cell table:formula="of:=[.A1517]/1000/(60*60*24)" office:value-type="time" office:time-value="PT06H43M59.333S" calcext:value-type="time">
            <text:p>06:43:59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27.78" calcext:value-type="float">
            <text:p>827.78</text:p>
          </table:table-cell>
          <table:table-cell office:value-type="float" office:value="1014.15" calcext:value-type="float">
            <text:p>1014.15</text:p>
          </table:table-cell>
        </table:table-row>
        <table:table-row table:style-name="ro1">
          <table:table-cell office:value-type="float" office:value="24255333" calcext:value-type="float">
            <text:p>24255333</text:p>
          </table:table-cell>
          <table:table-cell table:formula="of:=[.A1518]/1000/(60*60*24)" office:value-type="time" office:time-value="PT06H44M15.333S" calcext:value-type="time">
            <text:p>06:44:15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828.29" calcext:value-type="float">
            <text:p>828.29</text:p>
          </table:table-cell>
          <table:table-cell office:value-type="float" office:value="1014.74" calcext:value-type="float">
            <text:p>1014.74</text:p>
          </table:table-cell>
        </table:table-row>
        <table:table-row table:style-name="ro1">
          <table:table-cell office:value-type="float" office:value="24271333" calcext:value-type="float">
            <text:p>24271333</text:p>
          </table:table-cell>
          <table:table-cell table:formula="of:=[.A1519]/1000/(60*60*24)" office:value-type="time" office:time-value="PT06H44M31.333S" calcext:value-type="time">
            <text:p>06:44:31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04" calcext:value-type="float">
            <text:p>131.04</text:p>
          </table:table-cell>
          <table:table-cell office:value-type="float" office:value="828.8" calcext:value-type="float">
            <text:p>828.8</text:p>
          </table:table-cell>
          <table:table-cell office:value-type="float" office:value="1015.32" calcext:value-type="float">
            <text:p>1015.32</text:p>
          </table:table-cell>
        </table:table-row>
        <table:table-row table:style-name="ro1">
          <table:table-cell office:value-type="float" office:value="24287333" calcext:value-type="float">
            <text:p>24287333</text:p>
          </table:table-cell>
          <table:table-cell table:formula="of:=[.A1520]/1000/(60*60*24)" office:value-type="time" office:time-value="PT06H44M47.333S" calcext:value-type="time">
            <text:p>06:44:47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829.32" calcext:value-type="float">
            <text:p>829.32</text:p>
          </table:table-cell>
          <table:table-cell office:value-type="float" office:value="1015.9" calcext:value-type="float">
            <text:p>1015.9</text:p>
          </table:table-cell>
        </table:table-row>
        <table:table-row table:style-name="ro1">
          <table:table-cell office:value-type="float" office:value="24303333" calcext:value-type="float">
            <text:p>24303333</text:p>
          </table:table-cell>
          <table:table-cell table:formula="of:=[.A1521]/1000/(60*60*24)" office:value-type="time" office:time-value="PT06H45M03.333S" calcext:value-type="time">
            <text:p>06:45:03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829.83" calcext:value-type="float">
            <text:p>829.83</text:p>
          </table:table-cell>
          <table:table-cell office:value-type="float" office:value="1016.49" calcext:value-type="float">
            <text:p>1016.49</text:p>
          </table:table-cell>
        </table:table-row>
        <table:table-row table:style-name="ro1">
          <table:table-cell office:value-type="float" office:value="24319333" calcext:value-type="float">
            <text:p>24319333</text:p>
          </table:table-cell>
          <table:table-cell table:formula="of:=[.A1522]/1000/(60*60*24)" office:value-type="time" office:time-value="PT06H45M19.333S" calcext:value-type="time">
            <text:p>06:45:19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04" calcext:value-type="float">
            <text:p>131.04</text:p>
          </table:table-cell>
          <table:table-cell office:value-type="float" office:value="830.34" calcext:value-type="float">
            <text:p>830.34</text:p>
          </table:table-cell>
          <table:table-cell office:value-type="float" office:value="1017.07" calcext:value-type="float">
            <text:p>1017.07</text:p>
          </table:table-cell>
        </table:table-row>
        <table:table-row table:style-name="ro1">
          <table:table-cell office:value-type="float" office:value="24335333" calcext:value-type="float">
            <text:p>24335333</text:p>
          </table:table-cell>
          <table:table-cell table:formula="of:=[.A1523]/1000/(60*60*24)" office:value-type="time" office:time-value="PT06H45M35.333S" calcext:value-type="time">
            <text:p>06:45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830.85" calcext:value-type="float">
            <text:p>830.85</text:p>
          </table:table-cell>
          <table:table-cell office:value-type="float" office:value="1017.66" calcext:value-type="float">
            <text:p>1017.66</text:p>
          </table:table-cell>
        </table:table-row>
        <table:table-row table:style-name="ro1">
          <table:table-cell office:value-type="float" office:value="24351333" calcext:value-type="float">
            <text:p>24351333</text:p>
          </table:table-cell>
          <table:table-cell table:formula="of:=[.A1524]/1000/(60*60*24)" office:value-type="time" office:time-value="PT06H45M51.333S" calcext:value-type="time">
            <text:p>06:45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831.36" calcext:value-type="float">
            <text:p>831.36</text:p>
          </table:table-cell>
          <table:table-cell office:value-type="float" office:value="1018.24" calcext:value-type="float">
            <text:p>1018.24</text:p>
          </table:table-cell>
        </table:table-row>
        <table:table-row table:style-name="ro1">
          <table:table-cell office:value-type="float" office:value="24367333" calcext:value-type="float">
            <text:p>24367333</text:p>
          </table:table-cell>
          <table:table-cell table:formula="of:=[.A1525]/1000/(60*60*24)" office:value-type="time" office:time-value="PT06H46M07.333S" calcext:value-type="time">
            <text:p>06:46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831.87" calcext:value-type="float">
            <text:p>831.87</text:p>
          </table:table-cell>
          <table:table-cell office:value-type="float" office:value="1018.82" calcext:value-type="float">
            <text:p>1018.82</text:p>
          </table:table-cell>
        </table:table-row>
        <table:table-row table:style-name="ro1">
          <table:table-cell office:value-type="float" office:value="24383333" calcext:value-type="float">
            <text:p>24383333</text:p>
          </table:table-cell>
          <table:table-cell table:formula="of:=[.A1526]/1000/(60*60*24)" office:value-type="time" office:time-value="PT06H46M23.333S" calcext:value-type="time">
            <text:p>06:46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32.38" calcext:value-type="float">
            <text:p>832.38</text:p>
          </table:table-cell>
          <table:table-cell office:value-type="float" office:value="1019.4" calcext:value-type="float">
            <text:p>1019.4</text:p>
          </table:table-cell>
        </table:table-row>
        <table:table-row table:style-name="ro1">
          <table:table-cell office:value-type="float" office:value="24399333" calcext:value-type="float">
            <text:p>24399333</text:p>
          </table:table-cell>
          <table:table-cell table:formula="of:=[.A1527]/1000/(60*60*24)" office:value-type="time" office:time-value="PT06H46M39.333S" calcext:value-type="time">
            <text:p>06:46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32.89" calcext:value-type="float">
            <text:p>832.89</text:p>
          </table:table-cell>
          <table:table-cell office:value-type="float" office:value="1019.99" calcext:value-type="float">
            <text:p>1019.99</text:p>
          </table:table-cell>
        </table:table-row>
        <table:table-row table:style-name="ro1">
          <table:table-cell office:value-type="float" office:value="24415333" calcext:value-type="float">
            <text:p>24415333</text:p>
          </table:table-cell>
          <table:table-cell table:formula="of:=[.A1528]/1000/(60*60*24)" office:value-type="time" office:time-value="PT06H46M55.333S" calcext:value-type="time">
            <text:p>06:46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33.4" calcext:value-type="float">
            <text:p>833.4</text:p>
          </table:table-cell>
          <table:table-cell office:value-type="float" office:value="1020.57" calcext:value-type="float">
            <text:p>1020.57</text:p>
          </table:table-cell>
        </table:table-row>
        <table:table-row table:style-name="ro1">
          <table:table-cell office:value-type="float" office:value="24431333" calcext:value-type="float">
            <text:p>24431333</text:p>
          </table:table-cell>
          <table:table-cell table:formula="of:=[.A1529]/1000/(60*60*24)" office:value-type="time" office:time-value="PT06H47M11.333S" calcext:value-type="time">
            <text:p>06:47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33.91" calcext:value-type="float">
            <text:p>833.91</text:p>
          </table:table-cell>
          <table:table-cell office:value-type="float" office:value="1021.15" calcext:value-type="float">
            <text:p>1021.15</text:p>
          </table:table-cell>
        </table:table-row>
        <table:table-row table:style-name="ro1">
          <table:table-cell office:value-type="float" office:value="24447333" calcext:value-type="float">
            <text:p>24447333</text:p>
          </table:table-cell>
          <table:table-cell table:formula="of:=[.A1530]/1000/(60*60*24)" office:value-type="time" office:time-value="PT06H47M27.333S" calcext:value-type="time">
            <text:p>06:47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34.42" calcext:value-type="float">
            <text:p>834.42</text:p>
          </table:table-cell>
          <table:table-cell office:value-type="float" office:value="1021.73" calcext:value-type="float">
            <text:p>1021.73</text:p>
          </table:table-cell>
        </table:table-row>
        <table:table-row table:style-name="ro1">
          <table:table-cell office:value-type="float" office:value="24463333" calcext:value-type="float">
            <text:p>24463333</text:p>
          </table:table-cell>
          <table:table-cell table:formula="of:=[.A1531]/1000/(60*60*24)" office:value-type="time" office:time-value="PT06H47M43.333S" calcext:value-type="time">
            <text:p>06:47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34.93" calcext:value-type="float">
            <text:p>834.93</text:p>
          </table:table-cell>
          <table:table-cell office:value-type="float" office:value="1022.31" calcext:value-type="float">
            <text:p>1022.31</text:p>
          </table:table-cell>
        </table:table-row>
        <table:table-row table:style-name="ro1">
          <table:table-cell office:value-type="float" office:value="24479333" calcext:value-type="float">
            <text:p>24479333</text:p>
          </table:table-cell>
          <table:table-cell table:formula="of:=[.A1532]/1000/(60*60*24)" office:value-type="time" office:time-value="PT06H47M59.333S" calcext:value-type="time">
            <text:p>06:47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35.44" calcext:value-type="float">
            <text:p>835.44</text:p>
          </table:table-cell>
          <table:table-cell office:value-type="float" office:value="1022.9" calcext:value-type="float">
            <text:p>1022.9</text:p>
          </table:table-cell>
        </table:table-row>
        <table:table-row table:style-name="ro1">
          <table:table-cell office:value-type="float" office:value="24495333" calcext:value-type="float">
            <text:p>24495333</text:p>
          </table:table-cell>
          <table:table-cell table:formula="of:=[.A1533]/1000/(60*60*24)" office:value-type="time" office:time-value="PT06H48M15.333S" calcext:value-type="time">
            <text:p>06:48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35.95" calcext:value-type="float">
            <text:p>835.95</text:p>
          </table:table-cell>
          <table:table-cell office:value-type="float" office:value="1023.48" calcext:value-type="float">
            <text:p>1023.48</text:p>
          </table:table-cell>
        </table:table-row>
        <table:table-row table:style-name="ro1">
          <table:table-cell office:value-type="float" office:value="24511333" calcext:value-type="float">
            <text:p>24511333</text:p>
          </table:table-cell>
          <table:table-cell table:formula="of:=[.A1534]/1000/(60*60*24)" office:value-type="time" office:time-value="PT06H48M31.333S" calcext:value-type="time">
            <text:p>06:48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36.46" calcext:value-type="float">
            <text:p>836.46</text:p>
          </table:table-cell>
          <table:table-cell office:value-type="float" office:value="1024.06" calcext:value-type="float">
            <text:p>1024.06</text:p>
          </table:table-cell>
        </table:table-row>
        <table:table-row table:style-name="ro1">
          <table:table-cell office:value-type="float" office:value="24527332" calcext:value-type="float">
            <text:p>24527332</text:p>
          </table:table-cell>
          <table:table-cell table:formula="of:=[.A1535]/1000/(60*60*24)" office:value-type="time" office:time-value="PT06H48M47.332S" calcext:value-type="time">
            <text:p>06:48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36.97" calcext:value-type="float">
            <text:p>836.97</text:p>
          </table:table-cell>
          <table:table-cell office:value-type="float" office:value="1024.64" calcext:value-type="float">
            <text:p>1024.64</text:p>
          </table:table-cell>
        </table:table-row>
        <table:table-row table:style-name="ro1">
          <table:table-cell office:value-type="float" office:value="24543333" calcext:value-type="float">
            <text:p>24543333</text:p>
          </table:table-cell>
          <table:table-cell table:formula="of:=[.A1536]/1000/(60*60*24)" office:value-type="time" office:time-value="PT06H49M03.333S" calcext:value-type="time">
            <text:p>06:49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37.48" calcext:value-type="float">
            <text:p>837.48</text:p>
          </table:table-cell>
          <table:table-cell office:value-type="float" office:value="1025.22" calcext:value-type="float">
            <text:p>1025.22</text:p>
          </table:table-cell>
        </table:table-row>
        <table:table-row table:style-name="ro1">
          <table:table-cell office:value-type="float" office:value="24559333" calcext:value-type="float">
            <text:p>24559333</text:p>
          </table:table-cell>
          <table:table-cell table:formula="of:=[.A1537]/1000/(60*60*24)" office:value-type="time" office:time-value="PT06H49M19.333S" calcext:value-type="time">
            <text:p>06:49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37.99" calcext:value-type="float">
            <text:p>837.99</text:p>
          </table:table-cell>
          <table:table-cell office:value-type="float" office:value="1025.8" calcext:value-type="float">
            <text:p>1025.8</text:p>
          </table:table-cell>
        </table:table-row>
        <table:table-row table:style-name="ro1">
          <table:table-cell office:value-type="float" office:value="24575333" calcext:value-type="float">
            <text:p>24575333</text:p>
          </table:table-cell>
          <table:table-cell table:formula="of:=[.A1538]/1000/(60*60*24)" office:value-type="time" office:time-value="PT06H49M35.333S" calcext:value-type="time">
            <text:p>06:49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38.5" calcext:value-type="float">
            <text:p>838.5</text:p>
          </table:table-cell>
          <table:table-cell office:value-type="float" office:value="1026.38" calcext:value-type="float">
            <text:p>1026.38</text:p>
          </table:table-cell>
        </table:table-row>
        <table:table-row table:style-name="ro1">
          <table:table-cell office:value-type="float" office:value="24591333" calcext:value-type="float">
            <text:p>24591333</text:p>
          </table:table-cell>
          <table:table-cell table:formula="of:=[.A1539]/1000/(60*60*24)" office:value-type="time" office:time-value="PT06H49M51.333S" calcext:value-type="time">
            <text:p>06:49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839.01" calcext:value-type="float">
            <text:p>839.01</text:p>
          </table:table-cell>
          <table:table-cell office:value-type="float" office:value="1026.96" calcext:value-type="float">
            <text:p>1026.96</text:p>
          </table:table-cell>
        </table:table-row>
        <table:table-row table:style-name="ro1">
          <table:table-cell office:value-type="float" office:value="24607333" calcext:value-type="float">
            <text:p>24607333</text:p>
          </table:table-cell>
          <table:table-cell table:formula="of:=[.A1540]/1000/(60*60*24)" office:value-type="time" office:time-value="PT06H50M07.333S" calcext:value-type="time">
            <text:p>06:50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39.52" calcext:value-type="float">
            <text:p>839.52</text:p>
          </table:table-cell>
          <table:table-cell office:value-type="float" office:value="1027.54" calcext:value-type="float">
            <text:p>1027.54</text:p>
          </table:table-cell>
        </table:table-row>
        <table:table-row table:style-name="ro1">
          <table:table-cell office:value-type="float" office:value="24623333" calcext:value-type="float">
            <text:p>24623333</text:p>
          </table:table-cell>
          <table:table-cell table:formula="of:=[.A1541]/1000/(60*60*24)" office:value-type="time" office:time-value="PT06H50M23.333S" calcext:value-type="time">
            <text:p>06:50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12" calcext:value-type="float">
            <text:p>130.12</text:p>
          </table:table-cell>
          <table:table-cell office:value-type="float" office:value="840.03" calcext:value-type="float">
            <text:p>840.03</text:p>
          </table:table-cell>
          <table:table-cell office:value-type="float" office:value="1028.12" calcext:value-type="float">
            <text:p>1028.12</text:p>
          </table:table-cell>
        </table:table-row>
        <table:table-row table:style-name="ro1">
          <table:table-cell office:value-type="float" office:value="24639333" calcext:value-type="float">
            <text:p>24639333</text:p>
          </table:table-cell>
          <table:table-cell table:formula="of:=[.A1542]/1000/(60*60*24)" office:value-type="time" office:time-value="PT06H50M39.333S" calcext:value-type="time">
            <text:p>06:50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840.54" calcext:value-type="float">
            <text:p>840.54</text:p>
          </table:table-cell>
          <table:table-cell office:value-type="float" office:value="1028.7" calcext:value-type="float">
            <text:p>1028.7</text:p>
          </table:table-cell>
        </table:table-row>
        <table:table-row table:style-name="ro1">
          <table:table-cell office:value-type="float" office:value="24655333" calcext:value-type="float">
            <text:p>24655333</text:p>
          </table:table-cell>
          <table:table-cell table:formula="of:=[.A1543]/1000/(60*60*24)" office:value-type="time" office:time-value="PT06H50M55.333S" calcext:value-type="time">
            <text:p>06:50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841.04" calcext:value-type="float">
            <text:p>841.04</text:p>
          </table:table-cell>
          <table:table-cell office:value-type="float" office:value="1029.28" calcext:value-type="float">
            <text:p>1029.28</text:p>
          </table:table-cell>
        </table:table-row>
        <table:table-row table:style-name="ro1">
          <table:table-cell office:value-type="float" office:value="24671333" calcext:value-type="float">
            <text:p>24671333</text:p>
          </table:table-cell>
          <table:table-cell table:formula="of:=[.A1544]/1000/(60*60*24)" office:value-type="time" office:time-value="PT06H51M11.333S" calcext:value-type="time">
            <text:p>06:51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30.35" calcext:value-type="float">
            <text:p>130.35</text:p>
          </table:table-cell>
          <table:table-cell office:value-type="float" office:value="841.55" calcext:value-type="float">
            <text:p>841.55</text:p>
          </table:table-cell>
          <table:table-cell office:value-type="float" office:value="1029.86" calcext:value-type="float">
            <text:p>1029.86</text:p>
          </table:table-cell>
        </table:table-row>
        <table:table-row table:style-name="ro1">
          <table:table-cell office:value-type="float" office:value="24687333" calcext:value-type="float">
            <text:p>24687333</text:p>
          </table:table-cell>
          <table:table-cell table:formula="of:=[.A1545]/1000/(60*60*24)" office:value-type="time" office:time-value="PT06H51M27.333S" calcext:value-type="time">
            <text:p>06:51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30.35" calcext:value-type="float">
            <text:p>130.35</text:p>
          </table:table-cell>
          <table:table-cell office:value-type="float" office:value="842.06" calcext:value-type="float">
            <text:p>842.06</text:p>
          </table:table-cell>
          <table:table-cell office:value-type="float" office:value="1030.43" calcext:value-type="float">
            <text:p>1030.43</text:p>
          </table:table-cell>
        </table:table-row>
        <table:table-row table:style-name="ro1">
          <table:table-cell office:value-type="float" office:value="24703332" calcext:value-type="float">
            <text:p>24703332</text:p>
          </table:table-cell>
          <table:table-cell table:formula="of:=[.A1546]/1000/(60*60*24)" office:value-type="time" office:time-value="PT06H51M43.332S" calcext:value-type="time">
            <text:p>06:51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42.57" calcext:value-type="float">
            <text:p>842.57</text:p>
          </table:table-cell>
          <table:table-cell office:value-type="float" office:value="1031.01" calcext:value-type="float">
            <text:p>1031.01</text:p>
          </table:table-cell>
        </table:table-row>
        <table:table-row table:style-name="ro1">
          <table:table-cell office:value-type="float" office:value="24719333" calcext:value-type="float">
            <text:p>24719333</text:p>
          </table:table-cell>
          <table:table-cell table:formula="of:=[.A1547]/1000/(60*60*24)" office:value-type="time" office:time-value="PT06H51M59.333S" calcext:value-type="time">
            <text:p>06:51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43.08" calcext:value-type="float">
            <text:p>843.08</text:p>
          </table:table-cell>
          <table:table-cell office:value-type="float" office:value="1031.59" calcext:value-type="float">
            <text:p>1031.59</text:p>
          </table:table-cell>
        </table:table-row>
        <table:table-row table:style-name="ro1">
          <table:table-cell office:value-type="float" office:value="24735333" calcext:value-type="float">
            <text:p>24735333</text:p>
          </table:table-cell>
          <table:table-cell table:formula="of:=[.A1548]/1000/(60*60*24)" office:value-type="time" office:time-value="PT06H52M15.333S" calcext:value-type="time">
            <text:p>06:52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43.59" calcext:value-type="float">
            <text:p>843.59</text:p>
          </table:table-cell>
          <table:table-cell office:value-type="float" office:value="1032.17" calcext:value-type="float">
            <text:p>1032.17</text:p>
          </table:table-cell>
        </table:table-row>
        <table:table-row table:style-name="ro1">
          <table:table-cell office:value-type="float" office:value="24751333" calcext:value-type="float">
            <text:p>24751333</text:p>
          </table:table-cell>
          <table:table-cell table:formula="of:=[.A1549]/1000/(60*60*24)" office:value-type="time" office:time-value="PT06H52M31.333S" calcext:value-type="time">
            <text:p>06:52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44.1" calcext:value-type="float">
            <text:p>844.1</text:p>
          </table:table-cell>
          <table:table-cell office:value-type="float" office:value="1032.74" calcext:value-type="float">
            <text:p>1032.74</text:p>
          </table:table-cell>
        </table:table-row>
        <table:table-row table:style-name="ro1">
          <table:table-cell office:value-type="float" office:value="24767333" calcext:value-type="float">
            <text:p>24767333</text:p>
          </table:table-cell>
          <table:table-cell table:formula="of:=[.A1550]/1000/(60*60*24)" office:value-type="time" office:time-value="PT06H52M47.333S" calcext:value-type="time">
            <text:p>06:52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44.6" calcext:value-type="float">
            <text:p>844.6</text:p>
          </table:table-cell>
          <table:table-cell office:value-type="float" office:value="1033.32" calcext:value-type="float">
            <text:p>1033.32</text:p>
          </table:table-cell>
        </table:table-row>
        <table:table-row table:style-name="ro1">
          <table:table-cell office:value-type="float" office:value="24783333" calcext:value-type="float">
            <text:p>24783333</text:p>
          </table:table-cell>
          <table:table-cell table:formula="of:=[.A1551]/1000/(60*60*24)" office:value-type="time" office:time-value="PT06H53M03.333S" calcext:value-type="time">
            <text:p>06:53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45.11" calcext:value-type="float">
            <text:p>845.11</text:p>
          </table:table-cell>
          <table:table-cell office:value-type="float" office:value="1033.9" calcext:value-type="float">
            <text:p>1033.9</text:p>
          </table:table-cell>
        </table:table-row>
        <table:table-row table:style-name="ro1">
          <table:table-cell office:value-type="float" office:value="24799333" calcext:value-type="float">
            <text:p>24799333</text:p>
          </table:table-cell>
          <table:table-cell table:formula="of:=[.A1552]/1000/(60*60*24)" office:value-type="time" office:time-value="PT06H53M19.333S" calcext:value-type="time">
            <text:p>06:53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845.62" calcext:value-type="float">
            <text:p>845.62</text:p>
          </table:table-cell>
          <table:table-cell office:value-type="float" office:value="1034.47" calcext:value-type="float">
            <text:p>1034.47</text:p>
          </table:table-cell>
        </table:table-row>
        <table:table-row table:style-name="ro1">
          <table:table-cell office:value-type="float" office:value="24815333" calcext:value-type="float">
            <text:p>24815333</text:p>
          </table:table-cell>
          <table:table-cell table:formula="of:=[.A1553]/1000/(60*60*24)" office:value-type="time" office:time-value="PT06H53M35.333S" calcext:value-type="time">
            <text:p>06:53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846.13" calcext:value-type="float">
            <text:p>846.13</text:p>
          </table:table-cell>
          <table:table-cell office:value-type="float" office:value="1035.05" calcext:value-type="float">
            <text:p>1035.05</text:p>
          </table:table-cell>
        </table:table-row>
        <table:table-row table:style-name="ro1">
          <table:table-cell office:value-type="float" office:value="24831333" calcext:value-type="float">
            <text:p>24831333</text:p>
          </table:table-cell>
          <table:table-cell table:formula="of:=[.A1554]/1000/(60*60*24)" office:value-type="time" office:time-value="PT06H53M51.333S" calcext:value-type="time">
            <text:p>06:53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846.64" calcext:value-type="float">
            <text:p>846.64</text:p>
          </table:table-cell>
          <table:table-cell office:value-type="float" office:value="1035.63" calcext:value-type="float">
            <text:p>1035.63</text:p>
          </table:table-cell>
        </table:table-row>
        <table:table-row table:style-name="ro1">
          <table:table-cell office:value-type="float" office:value="24847333" calcext:value-type="float">
            <text:p>24847333</text:p>
          </table:table-cell>
          <table:table-cell table:formula="of:=[.A1555]/1000/(60*60*24)" office:value-type="time" office:time-value="PT06H54M07.333S" calcext:value-type="time">
            <text:p>06:54:07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1" calcext:value-type="float">
            <text:p>129.1</text:p>
          </table:table-cell>
          <table:table-cell office:value-type="float" office:value="847.14" calcext:value-type="float">
            <text:p>847.14</text:p>
          </table:table-cell>
          <table:table-cell office:value-type="float" office:value="1036.2" calcext:value-type="float">
            <text:p>1036.2</text:p>
          </table:table-cell>
        </table:table-row>
        <table:table-row table:style-name="ro1">
          <table:table-cell office:value-type="float" office:value="24863333" calcext:value-type="float">
            <text:p>24863333</text:p>
          </table:table-cell>
          <table:table-cell table:formula="of:=[.A1556]/1000/(60*60*24)" office:value-type="time" office:time-value="PT06H54M23.333S" calcext:value-type="time">
            <text:p>06:54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847.65" calcext:value-type="float">
            <text:p>847.65</text:p>
          </table:table-cell>
          <table:table-cell office:value-type="float" office:value="1036.78" calcext:value-type="float">
            <text:p>1036.78</text:p>
          </table:table-cell>
        </table:table-row>
        <table:table-row table:style-name="ro1">
          <table:table-cell office:value-type="float" office:value="24879333" calcext:value-type="float">
            <text:p>24879333</text:p>
          </table:table-cell>
          <table:table-cell table:formula="of:=[.A1557]/1000/(60*60*24)" office:value-type="time" office:time-value="PT06H54M39.333S" calcext:value-type="time">
            <text:p>06:54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848.16" calcext:value-type="float">
            <text:p>848.16</text:p>
          </table:table-cell>
          <table:table-cell office:value-type="float" office:value="1037.35" calcext:value-type="float">
            <text:p>1037.35</text:p>
          </table:table-cell>
        </table:table-row>
        <table:table-row table:style-name="ro1">
          <table:table-cell office:value-type="float" office:value="24895333" calcext:value-type="float">
            <text:p>24895333</text:p>
          </table:table-cell>
          <table:table-cell table:formula="of:=[.A1558]/1000/(60*60*24)" office:value-type="time" office:time-value="PT06H54M55.333S" calcext:value-type="time">
            <text:p>06:54:55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848.66" calcext:value-type="float">
            <text:p>848.66</text:p>
          </table:table-cell>
          <table:table-cell office:value-type="float" office:value="1037.93" calcext:value-type="float">
            <text:p>1037.93</text:p>
          </table:table-cell>
        </table:table-row>
        <table:table-row table:style-name="ro1">
          <table:table-cell office:value-type="float" office:value="24911333" calcext:value-type="float">
            <text:p>24911333</text:p>
          </table:table-cell>
          <table:table-cell table:formula="of:=[.A1559]/1000/(60*60*24)" office:value-type="time" office:time-value="PT06H55M11.333S" calcext:value-type="time">
            <text:p>06:55:11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49.17" calcext:value-type="float">
            <text:p>849.17</text:p>
          </table:table-cell>
          <table:table-cell office:value-type="float" office:value="1038.5" calcext:value-type="float">
            <text:p>1038.5</text:p>
          </table:table-cell>
        </table:table-row>
        <table:table-row table:style-name="ro1">
          <table:table-cell office:value-type="float" office:value="24927333" calcext:value-type="float">
            <text:p>24927333</text:p>
          </table:table-cell>
          <table:table-cell table:formula="of:=[.A1560]/1000/(60*60*24)" office:value-type="time" office:time-value="PT06H55M27.333S" calcext:value-type="time">
            <text:p>06:55:27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49.68" calcext:value-type="float">
            <text:p>849.68</text:p>
          </table:table-cell>
          <table:table-cell office:value-type="float" office:value="1039.08" calcext:value-type="float">
            <text:p>1039.08</text:p>
          </table:table-cell>
        </table:table-row>
        <table:table-row table:style-name="ro1">
          <table:table-cell office:value-type="float" office:value="24943333" calcext:value-type="float">
            <text:p>24943333</text:p>
          </table:table-cell>
          <table:table-cell table:formula="of:=[.A1561]/1000/(60*60*24)" office:value-type="time" office:time-value="PT06H55M43.333S" calcext:value-type="time">
            <text:p>06:55:43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50.18" calcext:value-type="float">
            <text:p>850.18</text:p>
          </table:table-cell>
          <table:table-cell office:value-type="float" office:value="1039.65" calcext:value-type="float">
            <text:p>1039.65</text:p>
          </table:table-cell>
        </table:table-row>
        <table:table-row table:style-name="ro1">
          <table:table-cell office:value-type="float" office:value="24959333" calcext:value-type="float">
            <text:p>24959333</text:p>
          </table:table-cell>
          <table:table-cell table:formula="of:=[.A1562]/1000/(60*60*24)" office:value-type="time" office:time-value="PT06H55M59.333S" calcext:value-type="time">
            <text:p>06:55:59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50.69" calcext:value-type="float">
            <text:p>850.69</text:p>
          </table:table-cell>
          <table:table-cell office:value-type="float" office:value="1040.23" calcext:value-type="float">
            <text:p>1040.23</text:p>
          </table:table-cell>
        </table:table-row>
        <table:table-row table:style-name="ro1">
          <table:table-cell office:value-type="float" office:value="24975333" calcext:value-type="float">
            <text:p>24975333</text:p>
          </table:table-cell>
          <table:table-cell table:formula="of:=[.A1563]/1000/(60*60*24)" office:value-type="time" office:time-value="PT06H56M15.333S" calcext:value-type="time">
            <text:p>06:56:15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51.2" calcext:value-type="float">
            <text:p>851.2</text:p>
          </table:table-cell>
          <table:table-cell office:value-type="float" office:value="1040.8" calcext:value-type="float">
            <text:p>1040.8</text:p>
          </table:table-cell>
        </table:table-row>
        <table:table-row table:style-name="ro1">
          <table:table-cell office:value-type="float" office:value="24991333" calcext:value-type="float">
            <text:p>24991333</text:p>
          </table:table-cell>
          <table:table-cell table:formula="of:=[.A1564]/1000/(60*60*24)" office:value-type="time" office:time-value="PT06H56M31.333S" calcext:value-type="time">
            <text:p>06:56:31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51.7" calcext:value-type="float">
            <text:p>851.7</text:p>
          </table:table-cell>
          <table:table-cell office:value-type="float" office:value="1041.37" calcext:value-type="float">
            <text:p>1041.37</text:p>
          </table:table-cell>
        </table:table-row>
        <table:table-row table:style-name="ro1">
          <table:table-cell office:value-type="float" office:value="25007333" calcext:value-type="float">
            <text:p>25007333</text:p>
          </table:table-cell>
          <table:table-cell table:formula="of:=[.A1565]/1000/(60*60*24)" office:value-type="time" office:time-value="PT06H56M47.333S" calcext:value-type="time">
            <text:p>06:56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52.21" calcext:value-type="float">
            <text:p>852.21</text:p>
          </table:table-cell>
          <table:table-cell office:value-type="float" office:value="1041.94" calcext:value-type="float">
            <text:p>1041.94</text:p>
          </table:table-cell>
        </table:table-row>
        <table:table-row table:style-name="ro1">
          <table:table-cell office:value-type="float" office:value="25023333" calcext:value-type="float">
            <text:p>25023333</text:p>
          </table:table-cell>
          <table:table-cell table:formula="of:=[.A1566]/1000/(60*60*24)" office:value-type="time" office:time-value="PT06H57M03.333S" calcext:value-type="time">
            <text:p>06:57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52.72" calcext:value-type="float">
            <text:p>852.72</text:p>
          </table:table-cell>
          <table:table-cell office:value-type="float" office:value="1042.52" calcext:value-type="float">
            <text:p>1042.52</text:p>
          </table:table-cell>
        </table:table-row>
        <table:table-row table:style-name="ro1">
          <table:table-cell office:value-type="float" office:value="25039333" calcext:value-type="float">
            <text:p>25039333</text:p>
          </table:table-cell>
          <table:table-cell table:formula="of:=[.A1567]/1000/(60*60*24)" office:value-type="time" office:time-value="PT06H57M19.333S" calcext:value-type="time">
            <text:p>06:57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6" calcext:value-type="float">
            <text:p>128.86</text:p>
          </table:table-cell>
          <table:table-cell office:value-type="float" office:value="853.22" calcext:value-type="float">
            <text:p>853.22</text:p>
          </table:table-cell>
          <table:table-cell office:value-type="float" office:value="1043.09" calcext:value-type="float">
            <text:p>1043.09</text:p>
          </table:table-cell>
        </table:table-row>
        <table:table-row table:style-name="ro1">
          <table:table-cell office:value-type="float" office:value="25055333" calcext:value-type="float">
            <text:p>25055333</text:p>
          </table:table-cell>
          <table:table-cell table:formula="of:=[.A1568]/1000/(60*60*24)" office:value-type="time" office:time-value="PT06H57M35.333S" calcext:value-type="time">
            <text:p>06:57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53.73" calcext:value-type="float">
            <text:p>853.73</text:p>
          </table:table-cell>
          <table:table-cell office:value-type="float" office:value="1043.66" calcext:value-type="float">
            <text:p>1043.66</text:p>
          </table:table-cell>
        </table:table-row>
        <table:table-row table:style-name="ro1">
          <table:table-cell office:value-type="float" office:value="25071333" calcext:value-type="float">
            <text:p>25071333</text:p>
          </table:table-cell>
          <table:table-cell table:formula="of:=[.A1569]/1000/(60*60*24)" office:value-type="time" office:time-value="PT06H57M51.333S" calcext:value-type="time">
            <text:p>06:57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54.23" calcext:value-type="float">
            <text:p>854.23</text:p>
          </table:table-cell>
          <table:table-cell office:value-type="float" office:value="1044.23" calcext:value-type="float">
            <text:p>1044.23</text:p>
          </table:table-cell>
        </table:table-row>
        <table:table-row table:style-name="ro1">
          <table:table-cell office:value-type="float" office:value="25087333" calcext:value-type="float">
            <text:p>25087333</text:p>
          </table:table-cell>
          <table:table-cell table:formula="of:=[.A1570]/1000/(60*60*24)" office:value-type="time" office:time-value="PT06H58M07.333S" calcext:value-type="time">
            <text:p>06:58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54.74" calcext:value-type="float">
            <text:p>854.74</text:p>
          </table:table-cell>
          <table:table-cell office:value-type="float" office:value="1044.8" calcext:value-type="float">
            <text:p>1044.8</text:p>
          </table:table-cell>
        </table:table-row>
        <table:table-row table:style-name="ro1">
          <table:table-cell office:value-type="float" office:value="25103333" calcext:value-type="float">
            <text:p>25103333</text:p>
          </table:table-cell>
          <table:table-cell table:formula="of:=[.A1571]/1000/(60*60*24)" office:value-type="time" office:time-value="PT06H58M23.333S" calcext:value-type="time">
            <text:p>06:58:23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55.24" calcext:value-type="float">
            <text:p>855.24</text:p>
          </table:table-cell>
          <table:table-cell office:value-type="float" office:value="1045.38" calcext:value-type="float">
            <text:p>1045.38</text:p>
          </table:table-cell>
        </table:table-row>
        <table:table-row table:style-name="ro1">
          <table:table-cell office:value-type="float" office:value="25119333" calcext:value-type="float">
            <text:p>25119333</text:p>
          </table:table-cell>
          <table:table-cell table:formula="of:=[.A1572]/1000/(60*60*24)" office:value-type="time" office:time-value="PT06H58M39.333S" calcext:value-type="time">
            <text:p>06:58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55.75" calcext:value-type="float">
            <text:p>855.75</text:p>
          </table:table-cell>
          <table:table-cell office:value-type="float" office:value="1045.95" calcext:value-type="float">
            <text:p>1045.95</text:p>
          </table:table-cell>
        </table:table-row>
        <table:table-row table:style-name="ro1">
          <table:table-cell office:value-type="float" office:value="25135333" calcext:value-type="float">
            <text:p>25135333</text:p>
          </table:table-cell>
          <table:table-cell table:formula="of:=[.A1573]/1000/(60*60*24)" office:value-type="time" office:time-value="PT06H58M55.333S" calcext:value-type="time">
            <text:p>06:58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56.25" calcext:value-type="float">
            <text:p>856.25</text:p>
          </table:table-cell>
          <table:table-cell office:value-type="float" office:value="1046.52" calcext:value-type="float">
            <text:p>1046.52</text:p>
          </table:table-cell>
        </table:table-row>
        <table:table-row table:style-name="ro1">
          <table:table-cell office:value-type="float" office:value="25151333" calcext:value-type="float">
            <text:p>25151333</text:p>
          </table:table-cell>
          <table:table-cell table:formula="of:=[.A1574]/1000/(60*60*24)" office:value-type="time" office:time-value="PT06H59M11.333S" calcext:value-type="time">
            <text:p>06:59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56.76" calcext:value-type="float">
            <text:p>856.76</text:p>
          </table:table-cell>
          <table:table-cell office:value-type="float" office:value="1047.09" calcext:value-type="float">
            <text:p>1047.09</text:p>
          </table:table-cell>
        </table:table-row>
        <table:table-row table:style-name="ro1">
          <table:table-cell office:value-type="float" office:value="25167333" calcext:value-type="float">
            <text:p>25167333</text:p>
          </table:table-cell>
          <table:table-cell table:formula="of:=[.A1575]/1000/(60*60*24)" office:value-type="time" office:time-value="PT06H59M27.333S" calcext:value-type="time">
            <text:p>06:59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57.26" calcext:value-type="float">
            <text:p>857.26</text:p>
          </table:table-cell>
          <table:table-cell office:value-type="float" office:value="1047.66" calcext:value-type="float">
            <text:p>1047.66</text:p>
          </table:table-cell>
        </table:table-row>
        <table:table-row table:style-name="ro1">
          <table:table-cell office:value-type="float" office:value="25183333" calcext:value-type="float">
            <text:p>25183333</text:p>
          </table:table-cell>
          <table:table-cell table:formula="of:=[.A1576]/1000/(60*60*24)" office:value-type="time" office:time-value="PT06H59M43.333S" calcext:value-type="time">
            <text:p>06:59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57.77" calcext:value-type="float">
            <text:p>857.77</text:p>
          </table:table-cell>
          <table:table-cell office:value-type="float" office:value="1048.22" calcext:value-type="float">
            <text:p>1048.22</text:p>
          </table:table-cell>
        </table:table-row>
        <table:table-row table:style-name="ro1">
          <table:table-cell office:value-type="float" office:value="25199333" calcext:value-type="float">
            <text:p>25199333</text:p>
          </table:table-cell>
          <table:table-cell table:formula="of:=[.A1577]/1000/(60*60*24)" office:value-type="time" office:time-value="PT06H59M59.333S" calcext:value-type="time">
            <text:p>06:59:59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58.27" calcext:value-type="float">
            <text:p>858.27</text:p>
          </table:table-cell>
          <table:table-cell office:value-type="float" office:value="1048.79" calcext:value-type="float">
            <text:p>1048.79</text:p>
          </table:table-cell>
        </table:table-row>
        <table:table-row table:style-name="ro1">
          <table:table-cell office:value-type="float" office:value="25215333" calcext:value-type="float">
            <text:p>25215333</text:p>
          </table:table-cell>
          <table:table-cell table:formula="of:=[.A1578]/1000/(60*60*24)" office:value-type="time" office:time-value="PT07H00M15.333S" calcext:value-type="time">
            <text:p>07:00:15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58.78" calcext:value-type="float">
            <text:p>858.78</text:p>
          </table:table-cell>
          <table:table-cell office:value-type="float" office:value="1049.36" calcext:value-type="float">
            <text:p>1049.36</text:p>
          </table:table-cell>
        </table:table-row>
        <table:table-row table:style-name="ro1">
          <table:table-cell office:value-type="float" office:value="25231333" calcext:value-type="float">
            <text:p>25231333</text:p>
          </table:table-cell>
          <table:table-cell table:formula="of:=[.A1579]/1000/(60*60*24)" office:value-type="time" office:time-value="PT07H00M31.333S" calcext:value-type="time">
            <text:p>07:00:31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59.28" calcext:value-type="float">
            <text:p>859.28</text:p>
          </table:table-cell>
          <table:table-cell office:value-type="float" office:value="1049.93" calcext:value-type="float">
            <text:p>1049.93</text:p>
          </table:table-cell>
        </table:table-row>
        <table:table-row table:style-name="ro1">
          <table:table-cell office:value-type="float" office:value="25247333" calcext:value-type="float">
            <text:p>25247333</text:p>
          </table:table-cell>
          <table:table-cell table:formula="of:=[.A1580]/1000/(60*60*24)" office:value-type="time" office:time-value="PT07H00M47.333S" calcext:value-type="time">
            <text:p>07:00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59.79" calcext:value-type="float">
            <text:p>859.79</text:p>
          </table:table-cell>
          <table:table-cell office:value-type="float" office:value="1050.5" calcext:value-type="float">
            <text:p>1050.5</text:p>
          </table:table-cell>
        </table:table-row>
        <table:table-row table:style-name="ro1">
          <table:table-cell office:value-type="float" office:value="25263333" calcext:value-type="float">
            <text:p>25263333</text:p>
          </table:table-cell>
          <table:table-cell table:formula="of:=[.A1581]/1000/(60*60*24)" office:value-type="time" office:time-value="PT07H01M03.333S" calcext:value-type="time">
            <text:p>07:01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60.29" calcext:value-type="float">
            <text:p>860.29</text:p>
          </table:table-cell>
          <table:table-cell office:value-type="float" office:value="1051.07" calcext:value-type="float">
            <text:p>1051.07</text:p>
          </table:table-cell>
        </table:table-row>
        <table:table-row table:style-name="ro1">
          <table:table-cell office:value-type="float" office:value="25279333" calcext:value-type="float">
            <text:p>25279333</text:p>
          </table:table-cell>
          <table:table-cell table:formula="of:=[.A1582]/1000/(60*60*24)" office:value-type="time" office:time-value="PT07H01M19.333S" calcext:value-type="time">
            <text:p>07:01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60.8" calcext:value-type="float">
            <text:p>860.8</text:p>
          </table:table-cell>
          <table:table-cell office:value-type="float" office:value="1051.63" calcext:value-type="float">
            <text:p>1051.63</text:p>
          </table:table-cell>
        </table:table-row>
        <table:table-row table:style-name="ro1">
          <table:table-cell office:value-type="float" office:value="25295333" calcext:value-type="float">
            <text:p>25295333</text:p>
          </table:table-cell>
          <table:table-cell table:formula="of:=[.A1583]/1000/(60*60*24)" office:value-type="time" office:time-value="PT07H01M35.333S" calcext:value-type="time">
            <text:p>07:01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61.3" calcext:value-type="float">
            <text:p>861.3</text:p>
          </table:table-cell>
          <table:table-cell office:value-type="float" office:value="1052.2" calcext:value-type="float">
            <text:p>1052.2</text:p>
          </table:table-cell>
        </table:table-row>
        <table:table-row table:style-name="ro1">
          <table:table-cell office:value-type="float" office:value="25311333" calcext:value-type="float">
            <text:p>25311333</text:p>
          </table:table-cell>
          <table:table-cell table:formula="of:=[.A1584]/1000/(60*60*24)" office:value-type="time" office:time-value="PT07H01M51.333S" calcext:value-type="time">
            <text:p>07:01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61.8" calcext:value-type="float">
            <text:p>861.8</text:p>
          </table:table-cell>
          <table:table-cell office:value-type="float" office:value="1052.77" calcext:value-type="float">
            <text:p>1052.77</text:p>
          </table:table-cell>
        </table:table-row>
        <table:table-row table:style-name="ro1">
          <table:table-cell office:value-type="float" office:value="25327333" calcext:value-type="float">
            <text:p>25327333</text:p>
          </table:table-cell>
          <table:table-cell table:formula="of:=[.A1585]/1000/(60*60*24)" office:value-type="time" office:time-value="PT07H02M07.333S" calcext:value-type="time">
            <text:p>07:02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62.31" calcext:value-type="float">
            <text:p>862.31</text:p>
          </table:table-cell>
          <table:table-cell office:value-type="float" office:value="1053.34" calcext:value-type="float">
            <text:p>1053.34</text:p>
          </table:table-cell>
        </table:table-row>
        <table:table-row table:style-name="ro1">
          <table:table-cell office:value-type="float" office:value="25343333" calcext:value-type="float">
            <text:p>25343333</text:p>
          </table:table-cell>
          <table:table-cell table:formula="of:=[.A1586]/1000/(60*60*24)" office:value-type="time" office:time-value="PT07H02M23.333S" calcext:value-type="time">
            <text:p>07:02:23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62.81" calcext:value-type="float">
            <text:p>862.81</text:p>
          </table:table-cell>
          <table:table-cell office:value-type="float" office:value="1053.9" calcext:value-type="float">
            <text:p>1053.9</text:p>
          </table:table-cell>
        </table:table-row>
        <table:table-row table:style-name="ro1">
          <table:table-cell office:value-type="float" office:value="25359333" calcext:value-type="float">
            <text:p>25359333</text:p>
          </table:table-cell>
          <table:table-cell table:formula="of:=[.A1587]/1000/(60*60*24)" office:value-type="time" office:time-value="PT07H02M39.333S" calcext:value-type="time">
            <text:p>07:02:39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63.32" calcext:value-type="float">
            <text:p>863.32</text:p>
          </table:table-cell>
          <table:table-cell office:value-type="float" office:value="1054.47" calcext:value-type="float">
            <text:p>1054.47</text:p>
          </table:table-cell>
        </table:table-row>
        <table:table-row table:style-name="ro1">
          <table:table-cell office:value-type="float" office:value="25375333" calcext:value-type="float">
            <text:p>25375333</text:p>
          </table:table-cell>
          <table:table-cell table:formula="of:=[.A1588]/1000/(60*60*24)" office:value-type="time" office:time-value="PT07H02M55.333S" calcext:value-type="time">
            <text:p>07:02:55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63.82" calcext:value-type="float">
            <text:p>863.82</text:p>
          </table:table-cell>
          <table:table-cell office:value-type="float" office:value="1055.04" calcext:value-type="float">
            <text:p>1055.04</text:p>
          </table:table-cell>
        </table:table-row>
        <table:table-row table:style-name="ro1">
          <table:table-cell office:value-type="float" office:value="25391333" calcext:value-type="float">
            <text:p>25391333</text:p>
          </table:table-cell>
          <table:table-cell table:formula="of:=[.A1589]/1000/(60*60*24)" office:value-type="time" office:time-value="PT07H03M11.333S" calcext:value-type="time">
            <text:p>07:03:11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64.32" calcext:value-type="float">
            <text:p>864.32</text:p>
          </table:table-cell>
          <table:table-cell office:value-type="float" office:value="1055.6" calcext:value-type="float">
            <text:p>1055.6</text:p>
          </table:table-cell>
        </table:table-row>
        <table:table-row table:style-name="ro1">
          <table:table-cell office:value-type="float" office:value="25407333" calcext:value-type="float">
            <text:p>25407333</text:p>
          </table:table-cell>
          <table:table-cell table:formula="of:=[.A1590]/1000/(60*60*24)" office:value-type="time" office:time-value="PT07H03M27.333S" calcext:value-type="time">
            <text:p>07:03:27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64.83" calcext:value-type="float">
            <text:p>864.83</text:p>
          </table:table-cell>
          <table:table-cell office:value-type="float" office:value="1056.16" calcext:value-type="float">
            <text:p>1056.16</text:p>
          </table:table-cell>
        </table:table-row>
        <table:table-row table:style-name="ro1">
          <table:table-cell office:value-type="float" office:value="25423333" calcext:value-type="float">
            <text:p>25423333</text:p>
          </table:table-cell>
          <table:table-cell table:formula="of:=[.A1591]/1000/(60*60*24)" office:value-type="time" office:time-value="PT07H03M43.333S" calcext:value-type="time">
            <text:p>07:03:43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65.33" calcext:value-type="float">
            <text:p>865.33</text:p>
          </table:table-cell>
          <table:table-cell office:value-type="float" office:value="1056.73" calcext:value-type="float">
            <text:p>1056.73</text:p>
          </table:table-cell>
        </table:table-row>
        <table:table-row table:style-name="ro1">
          <table:table-cell office:value-type="float" office:value="25439333" calcext:value-type="float">
            <text:p>25439333</text:p>
          </table:table-cell>
          <table:table-cell table:formula="of:=[.A1592]/1000/(60*60*24)" office:value-type="time" office:time-value="PT07H03M59.333S" calcext:value-type="time">
            <text:p>07:03:59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65.83" calcext:value-type="float">
            <text:p>865.83</text:p>
          </table:table-cell>
          <table:table-cell office:value-type="float" office:value="1057.29" calcext:value-type="float">
            <text:p>1057.29</text:p>
          </table:table-cell>
        </table:table-row>
        <table:table-row table:style-name="ro1">
          <table:table-cell office:value-type="float" office:value="25455333" calcext:value-type="float">
            <text:p>25455333</text:p>
          </table:table-cell>
          <table:table-cell table:formula="of:=[.A1593]/1000/(60*60*24)" office:value-type="time" office:time-value="PT07H04M15.333S" calcext:value-type="time">
            <text:p>07:04:15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66.33" calcext:value-type="float">
            <text:p>866.33</text:p>
          </table:table-cell>
          <table:table-cell office:value-type="float" office:value="1057.86" calcext:value-type="float">
            <text:p>1057.86</text:p>
          </table:table-cell>
        </table:table-row>
        <table:table-row table:style-name="ro1">
          <table:table-cell office:value-type="float" office:value="25471333" calcext:value-type="float">
            <text:p>25471333</text:p>
          </table:table-cell>
          <table:table-cell table:formula="of:=[.A1594]/1000/(60*60*24)" office:value-type="time" office:time-value="PT07H04M31.333S" calcext:value-type="time">
            <text:p>07:04:31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66.84" calcext:value-type="float">
            <text:p>866.84</text:p>
          </table:table-cell>
          <table:table-cell office:value-type="float" office:value="1058.42" calcext:value-type="float">
            <text:p>1058.42</text:p>
          </table:table-cell>
        </table:table-row>
        <table:table-row table:style-name="ro1">
          <table:table-cell office:value-type="float" office:value="25487333" calcext:value-type="float">
            <text:p>25487333</text:p>
          </table:table-cell>
          <table:table-cell table:formula="of:=[.A1595]/1000/(60*60*24)" office:value-type="time" office:time-value="PT07H04M47.333S" calcext:value-type="time">
            <text:p>07:04:47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867.34" calcext:value-type="float">
            <text:p>867.34</text:p>
          </table:table-cell>
          <table:table-cell office:value-type="float" office:value="1058.99" calcext:value-type="float">
            <text:p>1058.99</text:p>
          </table:table-cell>
        </table:table-row>
        <table:table-row table:style-name="ro1">
          <table:table-cell office:value-type="float" office:value="25503333" calcext:value-type="float">
            <text:p>25503333</text:p>
          </table:table-cell>
          <table:table-cell table:formula="of:=[.A1596]/1000/(60*60*24)" office:value-type="time" office:time-value="PT07H05M03.333S" calcext:value-type="time">
            <text:p>07:05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67.84" calcext:value-type="float">
            <text:p>867.84</text:p>
          </table:table-cell>
          <table:table-cell office:value-type="float" office:value="1059.55" calcext:value-type="float">
            <text:p>1059.55</text:p>
          </table:table-cell>
        </table:table-row>
        <table:table-row table:style-name="ro1">
          <table:table-cell office:value-type="float" office:value="25519333" calcext:value-type="float">
            <text:p>25519333</text:p>
          </table:table-cell>
          <table:table-cell table:formula="of:=[.A1597]/1000/(60*60*24)" office:value-type="time" office:time-value="PT07H05M19.333S" calcext:value-type="time">
            <text:p>07:05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68.34" calcext:value-type="float">
            <text:p>868.34</text:p>
          </table:table-cell>
          <table:table-cell office:value-type="float" office:value="1060.11" calcext:value-type="float">
            <text:p>1060.11</text:p>
          </table:table-cell>
        </table:table-row>
        <table:table-row table:style-name="ro1">
          <table:table-cell office:value-type="float" office:value="25535333" calcext:value-type="float">
            <text:p>25535333</text:p>
          </table:table-cell>
          <table:table-cell table:formula="of:=[.A1598]/1000/(60*60*24)" office:value-type="time" office:time-value="PT07H05M35.333S" calcext:value-type="time">
            <text:p>07:05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68.84" calcext:value-type="float">
            <text:p>868.84</text:p>
          </table:table-cell>
          <table:table-cell office:value-type="float" office:value="1060.68" calcext:value-type="float">
            <text:p>1060.68</text:p>
          </table:table-cell>
        </table:table-row>
        <table:table-row table:style-name="ro1">
          <table:table-cell office:value-type="float" office:value="25551333" calcext:value-type="float">
            <text:p>25551333</text:p>
          </table:table-cell>
          <table:table-cell table:formula="of:=[.A1599]/1000/(60*60*24)" office:value-type="time" office:time-value="PT07H05M51.333S" calcext:value-type="time">
            <text:p>07:05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69.35" calcext:value-type="float">
            <text:p>869.35</text:p>
          </table:table-cell>
          <table:table-cell office:value-type="float" office:value="1061.24" calcext:value-type="float">
            <text:p>1061.24</text:p>
          </table:table-cell>
        </table:table-row>
        <table:table-row table:style-name="ro1">
          <table:table-cell office:value-type="float" office:value="25567333" calcext:value-type="float">
            <text:p>25567333</text:p>
          </table:table-cell>
          <table:table-cell table:formula="of:=[.A1600]/1000/(60*60*24)" office:value-type="time" office:time-value="PT07H06M07.333S" calcext:value-type="time">
            <text:p>07:06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69.85" calcext:value-type="float">
            <text:p>869.85</text:p>
          </table:table-cell>
          <table:table-cell office:value-type="float" office:value="1061.8" calcext:value-type="float">
            <text:p>1061.8</text:p>
          </table:table-cell>
        </table:table-row>
        <table:table-row table:style-name="ro1">
          <table:table-cell office:value-type="float" office:value="25583333" calcext:value-type="float">
            <text:p>25583333</text:p>
          </table:table-cell>
          <table:table-cell table:formula="of:=[.A1601]/1000/(60*60*24)" office:value-type="time" office:time-value="PT07H06M23.333S" calcext:value-type="time">
            <text:p>07:06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70.35" calcext:value-type="float">
            <text:p>870.35</text:p>
          </table:table-cell>
          <table:table-cell office:value-type="float" office:value="1062.36" calcext:value-type="float">
            <text:p>1062.36</text:p>
          </table:table-cell>
        </table:table-row>
        <table:table-row table:style-name="ro1">
          <table:table-cell office:value-type="float" office:value="25599333" calcext:value-type="float">
            <text:p>25599333</text:p>
          </table:table-cell>
          <table:table-cell table:formula="of:=[.A1602]/1000/(60*60*24)" office:value-type="time" office:time-value="PT07H06M39.333S" calcext:value-type="time">
            <text:p>07:06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71" calcext:value-type="float">
            <text:p>126.71</text:p>
          </table:table-cell>
          <table:table-cell office:value-type="float" office:value="870.85" calcext:value-type="float">
            <text:p>870.85</text:p>
          </table:table-cell>
          <table:table-cell office:value-type="float" office:value="1062.93" calcext:value-type="float">
            <text:p>1062.93</text:p>
          </table:table-cell>
        </table:table-row>
        <table:table-row table:style-name="ro1">
          <table:table-cell office:value-type="float" office:value="25615333" calcext:value-type="float">
            <text:p>25615333</text:p>
          </table:table-cell>
          <table:table-cell table:formula="of:=[.A1603]/1000/(60*60*24)" office:value-type="time" office:time-value="PT07H06M55.333S" calcext:value-type="time">
            <text:p>07:06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71.35" calcext:value-type="float">
            <text:p>871.35</text:p>
          </table:table-cell>
          <table:table-cell office:value-type="float" office:value="1063.49" calcext:value-type="float">
            <text:p>1063.49</text:p>
          </table:table-cell>
        </table:table-row>
        <table:table-row table:style-name="ro1">
          <table:table-cell office:value-type="float" office:value="25631333" calcext:value-type="float">
            <text:p>25631333</text:p>
          </table:table-cell>
          <table:table-cell table:formula="of:=[.A1604]/1000/(60*60*24)" office:value-type="time" office:time-value="PT07H07M11.333S" calcext:value-type="time">
            <text:p>07:07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71.85" calcext:value-type="float">
            <text:p>871.85</text:p>
          </table:table-cell>
          <table:table-cell office:value-type="float" office:value="1064.05" calcext:value-type="float">
            <text:p>1064.05</text:p>
          </table:table-cell>
        </table:table-row>
        <table:table-row table:style-name="ro1">
          <table:table-cell office:value-type="float" office:value="25647333" calcext:value-type="float">
            <text:p>25647333</text:p>
          </table:table-cell>
          <table:table-cell table:formula="of:=[.A1605]/1000/(60*60*24)" office:value-type="time" office:time-value="PT07H07M27.333S" calcext:value-type="time">
            <text:p>07:07:27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72.35" calcext:value-type="float">
            <text:p>872.35</text:p>
          </table:table-cell>
          <table:table-cell office:value-type="float" office:value="1064.61" calcext:value-type="float">
            <text:p>1064.61</text:p>
          </table:table-cell>
        </table:table-row>
        <table:table-row table:style-name="ro1">
          <table:table-cell office:value-type="float" office:value="25663333" calcext:value-type="float">
            <text:p>25663333</text:p>
          </table:table-cell>
          <table:table-cell table:formula="of:=[.A1606]/1000/(60*60*24)" office:value-type="time" office:time-value="PT07H07M43.333S" calcext:value-type="time">
            <text:p>07:07:43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72.85" calcext:value-type="float">
            <text:p>872.85</text:p>
          </table:table-cell>
          <table:table-cell office:value-type="float" office:value="1065.17" calcext:value-type="float">
            <text:p>1065.17</text:p>
          </table:table-cell>
        </table:table-row>
        <table:table-row table:style-name="ro1">
          <table:table-cell office:value-type="float" office:value="25679333" calcext:value-type="float">
            <text:p>25679333</text:p>
          </table:table-cell>
          <table:table-cell table:formula="of:=[.A1607]/1000/(60*60*24)" office:value-type="time" office:time-value="PT07H07M59.333S" calcext:value-type="time">
            <text:p>07:07:59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73.35" calcext:value-type="float">
            <text:p>873.35</text:p>
          </table:table-cell>
          <table:table-cell office:value-type="float" office:value="1065.73" calcext:value-type="float">
            <text:p>1065.73</text:p>
          </table:table-cell>
        </table:table-row>
        <table:table-row table:style-name="ro1">
          <table:table-cell office:value-type="float" office:value="25695333" calcext:value-type="float">
            <text:p>25695333</text:p>
          </table:table-cell>
          <table:table-cell table:formula="of:=[.A1608]/1000/(60*60*24)" office:value-type="time" office:time-value="PT07H08M15.333S" calcext:value-type="time">
            <text:p>07:08:15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73.85" calcext:value-type="float">
            <text:p>873.85</text:p>
          </table:table-cell>
          <table:table-cell office:value-type="float" office:value="1066.29" calcext:value-type="float">
            <text:p>1066.29</text:p>
          </table:table-cell>
        </table:table-row>
        <table:table-row table:style-name="ro1">
          <table:table-cell office:value-type="float" office:value="25711333" calcext:value-type="float">
            <text:p>25711333</text:p>
          </table:table-cell>
          <table:table-cell table:formula="of:=[.A1609]/1000/(60*60*24)" office:value-type="time" office:time-value="PT07H08M31.333S" calcext:value-type="time">
            <text:p>07:08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874.35" calcext:value-type="float">
            <text:p>874.35</text:p>
          </table:table-cell>
          <table:table-cell office:value-type="float" office:value="1066.85" calcext:value-type="float">
            <text:p>1066.85</text:p>
          </table:table-cell>
        </table:table-row>
        <table:table-row table:style-name="ro1">
          <table:table-cell office:value-type="float" office:value="25727333" calcext:value-type="float">
            <text:p>25727333</text:p>
          </table:table-cell>
          <table:table-cell table:formula="of:=[.A1610]/1000/(60*60*24)" office:value-type="time" office:time-value="PT07H08M47.333S" calcext:value-type="time">
            <text:p>07:08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874.85" calcext:value-type="float">
            <text:p>874.85</text:p>
          </table:table-cell>
          <table:table-cell office:value-type="float" office:value="1067.41" calcext:value-type="float">
            <text:p>1067.41</text:p>
          </table:table-cell>
        </table:table-row>
        <table:table-row table:style-name="ro1">
          <table:table-cell office:value-type="float" office:value="25743333" calcext:value-type="float">
            <text:p>25743333</text:p>
          </table:table-cell>
          <table:table-cell table:formula="of:=[.A1611]/1000/(60*60*24)" office:value-type="time" office:time-value="PT07H09M03.333S" calcext:value-type="time">
            <text:p>07:09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875.35" calcext:value-type="float">
            <text:p>875.35</text:p>
          </table:table-cell>
          <table:table-cell office:value-type="float" office:value="1067.97" calcext:value-type="float">
            <text:p>1067.97</text:p>
          </table:table-cell>
        </table:table-row>
        <table:table-row table:style-name="ro1">
          <table:table-cell office:value-type="float" office:value="25759333" calcext:value-type="float">
            <text:p>25759333</text:p>
          </table:table-cell>
          <table:table-cell table:formula="of:=[.A1612]/1000/(60*60*24)" office:value-type="time" office:time-value="PT07H09M19.333S" calcext:value-type="time">
            <text:p>07:09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8" calcext:value-type="float">
            <text:p>125.8</text:p>
          </table:table-cell>
          <table:table-cell office:value-type="float" office:value="875.85" calcext:value-type="float">
            <text:p>875.85</text:p>
          </table:table-cell>
          <table:table-cell office:value-type="float" office:value="1068.53" calcext:value-type="float">
            <text:p>1068.53</text:p>
          </table:table-cell>
        </table:table-row>
        <table:table-row table:style-name="ro1">
          <table:table-cell office:value-type="float" office:value="25775333" calcext:value-type="float">
            <text:p>25775333</text:p>
          </table:table-cell>
          <table:table-cell table:formula="of:=[.A1613]/1000/(60*60*24)" office:value-type="time" office:time-value="PT07H09M35.333S" calcext:value-type="time">
            <text:p>07:09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8" calcext:value-type="float">
            <text:p>125.8</text:p>
          </table:table-cell>
          <table:table-cell office:value-type="float" office:value="876.35" calcext:value-type="float">
            <text:p>876.35</text:p>
          </table:table-cell>
          <table:table-cell office:value-type="float" office:value="1069.08" calcext:value-type="float">
            <text:p>1069.08</text:p>
          </table:table-cell>
        </table:table-row>
        <table:table-row table:style-name="ro1">
          <table:table-cell office:value-type="float" office:value="25791333" calcext:value-type="float">
            <text:p>25791333</text:p>
          </table:table-cell>
          <table:table-cell table:formula="of:=[.A1614]/1000/(60*60*24)" office:value-type="time" office:time-value="PT07H09M51.333S" calcext:value-type="time">
            <text:p>07:09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76.85" calcext:value-type="float">
            <text:p>876.85</text:p>
          </table:table-cell>
          <table:table-cell office:value-type="float" office:value="1069.64" calcext:value-type="float">
            <text:p>1069.64</text:p>
          </table:table-cell>
        </table:table-row>
        <table:table-row table:style-name="ro1">
          <table:table-cell office:value-type="float" office:value="25807332" calcext:value-type="float">
            <text:p>25807332</text:p>
          </table:table-cell>
          <table:table-cell table:formula="of:=[.A1615]/1000/(60*60*24)" office:value-type="time" office:time-value="PT07H10M07.332S" calcext:value-type="time">
            <text:p>07:10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77.35" calcext:value-type="float">
            <text:p>877.35</text:p>
          </table:table-cell>
          <table:table-cell office:value-type="float" office:value="1070.2" calcext:value-type="float">
            <text:p>1070.2</text:p>
          </table:table-cell>
        </table:table-row>
        <table:table-row table:style-name="ro1">
          <table:table-cell office:value-type="float" office:value="25823333" calcext:value-type="float">
            <text:p>25823333</text:p>
          </table:table-cell>
          <table:table-cell table:formula="of:=[.A1616]/1000/(60*60*24)" office:value-type="time" office:time-value="PT07H10M23.333S" calcext:value-type="time">
            <text:p>07:10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77.85" calcext:value-type="float">
            <text:p>877.85</text:p>
          </table:table-cell>
          <table:table-cell office:value-type="float" office:value="1070.75" calcext:value-type="float">
            <text:p>1070.75</text:p>
          </table:table-cell>
        </table:table-row>
        <table:table-row table:style-name="ro1">
          <table:table-cell office:value-type="float" office:value="25839333" calcext:value-type="float">
            <text:p>25839333</text:p>
          </table:table-cell>
          <table:table-cell table:formula="of:=[.A1617]/1000/(60*60*24)" office:value-type="time" office:time-value="PT07H10M39.333S" calcext:value-type="time">
            <text:p>07:10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78.35" calcext:value-type="float">
            <text:p>878.35</text:p>
          </table:table-cell>
          <table:table-cell office:value-type="float" office:value="1071.31" calcext:value-type="float">
            <text:p>1071.31</text:p>
          </table:table-cell>
        </table:table-row>
        <table:table-row table:style-name="ro1">
          <table:table-cell office:value-type="float" office:value="25855333" calcext:value-type="float">
            <text:p>25855333</text:p>
          </table:table-cell>
          <table:table-cell table:formula="of:=[.A1618]/1000/(60*60*24)" office:value-type="time" office:time-value="PT07H10M55.333S" calcext:value-type="time">
            <text:p>07:10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78.85" calcext:value-type="float">
            <text:p>878.85</text:p>
          </table:table-cell>
          <table:table-cell office:value-type="float" office:value="1071.87" calcext:value-type="float">
            <text:p>1071.87</text:p>
          </table:table-cell>
        </table:table-row>
        <table:table-row table:style-name="ro1">
          <table:table-cell office:value-type="float" office:value="25871333" calcext:value-type="float">
            <text:p>25871333</text:p>
          </table:table-cell>
          <table:table-cell table:formula="of:=[.A1619]/1000/(60*60*24)" office:value-type="time" office:time-value="PT07H11M11.333S" calcext:value-type="time">
            <text:p>07:11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79.35" calcext:value-type="float">
            <text:p>879.35</text:p>
          </table:table-cell>
          <table:table-cell office:value-type="float" office:value="1072.42" calcext:value-type="float">
            <text:p>1072.42</text:p>
          </table:table-cell>
        </table:table-row>
        <table:table-row table:style-name="ro1">
          <table:table-cell office:value-type="float" office:value="25887333" calcext:value-type="float">
            <text:p>25887333</text:p>
          </table:table-cell>
          <table:table-cell table:formula="of:=[.A1620]/1000/(60*60*24)" office:value-type="time" office:time-value="PT07H11M27.333S" calcext:value-type="time">
            <text:p>07:11:27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79.85" calcext:value-type="float">
            <text:p>879.85</text:p>
          </table:table-cell>
          <table:table-cell office:value-type="float" office:value="1072.98" calcext:value-type="float">
            <text:p>1072.98</text:p>
          </table:table-cell>
        </table:table-row>
        <table:table-row table:style-name="ro1">
          <table:table-cell office:value-type="float" office:value="25903333" calcext:value-type="float">
            <text:p>25903333</text:p>
          </table:table-cell>
          <table:table-cell table:formula="of:=[.A1621]/1000/(60*60*24)" office:value-type="time" office:time-value="PT07H11M43.333S" calcext:value-type="time">
            <text:p>07:11:43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80.34" calcext:value-type="float">
            <text:p>880.34</text:p>
          </table:table-cell>
          <table:table-cell office:value-type="float" office:value="1073.53" calcext:value-type="float">
            <text:p>1073.53</text:p>
          </table:table-cell>
        </table:table-row>
        <table:table-row table:style-name="ro1">
          <table:table-cell office:value-type="float" office:value="25919333" calcext:value-type="float">
            <text:p>25919333</text:p>
          </table:table-cell>
          <table:table-cell table:formula="of:=[.A1622]/1000/(60*60*24)" office:value-type="time" office:time-value="PT07H11M59.333S" calcext:value-type="time">
            <text:p>07:11:59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80.84" calcext:value-type="float">
            <text:p>880.84</text:p>
          </table:table-cell>
          <table:table-cell office:value-type="float" office:value="1074.09" calcext:value-type="float">
            <text:p>1074.09</text:p>
          </table:table-cell>
        </table:table-row>
        <table:table-row table:style-name="ro1">
          <table:table-cell office:value-type="float" office:value="25935333" calcext:value-type="float">
            <text:p>25935333</text:p>
          </table:table-cell>
          <table:table-cell table:formula="of:=[.A1623]/1000/(60*60*24)" office:value-type="time" office:time-value="PT07H12M15.333S" calcext:value-type="time">
            <text:p>07:12:15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81.34" calcext:value-type="float">
            <text:p>881.34</text:p>
          </table:table-cell>
          <table:table-cell office:value-type="float" office:value="1074.64" calcext:value-type="float">
            <text:p>1074.64</text:p>
          </table:table-cell>
        </table:table-row>
        <table:table-row table:style-name="ro1">
          <table:table-cell office:value-type="float" office:value="25951333" calcext:value-type="float">
            <text:p>25951333</text:p>
          </table:table-cell>
          <table:table-cell table:formula="of:=[.A1624]/1000/(60*60*24)" office:value-type="time" office:time-value="PT07H12M31.333S" calcext:value-type="time">
            <text:p>07:12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" calcext:value-type="float">
            <text:p>112</text:p>
          </table:table-cell>
          <table:table-cell office:value-type="float" office:value="124.9" calcext:value-type="float">
            <text:p>124.9</text:p>
          </table:table-cell>
          <table:table-cell office:value-type="float" office:value="881.84" calcext:value-type="float">
            <text:p>881.84</text:p>
          </table:table-cell>
          <table:table-cell office:value-type="float" office:value="1075.19" calcext:value-type="float">
            <text:p>1075.19</text:p>
          </table:table-cell>
        </table:table-row>
        <table:table-row table:style-name="ro1">
          <table:table-cell office:value-type="float" office:value="25967332" calcext:value-type="float">
            <text:p>25967332</text:p>
          </table:table-cell>
          <table:table-cell table:formula="of:=[.A1625]/1000/(60*60*24)" office:value-type="time" office:time-value="PT07H12M47.332S" calcext:value-type="time">
            <text:p>07:12:47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82.34" calcext:value-type="float">
            <text:p>882.34</text:p>
          </table:table-cell>
          <table:table-cell office:value-type="float" office:value="1075.74" calcext:value-type="float">
            <text:p>1075.74</text:p>
          </table:table-cell>
        </table:table-row>
        <table:table-row table:style-name="ro1">
          <table:table-cell office:value-type="float" office:value="25983333" calcext:value-type="float">
            <text:p>25983333</text:p>
          </table:table-cell>
          <table:table-cell table:formula="of:=[.A1626]/1000/(60*60*24)" office:value-type="time" office:time-value="PT07H13M03.333S" calcext:value-type="time">
            <text:p>07:13:03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82.83" calcext:value-type="float">
            <text:p>882.83</text:p>
          </table:table-cell>
          <table:table-cell office:value-type="float" office:value="1076.3" calcext:value-type="float">
            <text:p>1076.3</text:p>
          </table:table-cell>
        </table:table-row>
        <table:table-row table:style-name="ro1">
          <table:table-cell office:value-type="float" office:value="25999333" calcext:value-type="float">
            <text:p>25999333</text:p>
          </table:table-cell>
          <table:table-cell table:formula="of:=[.A1627]/1000/(60*60*24)" office:value-type="time" office:time-value="PT07H13M19.333S" calcext:value-type="time">
            <text:p>07:13:19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83.33" calcext:value-type="float">
            <text:p>883.33</text:p>
          </table:table-cell>
          <table:table-cell office:value-type="float" office:value="1076.85" calcext:value-type="float">
            <text:p>1076.85</text:p>
          </table:table-cell>
        </table:table-row>
        <table:table-row table:style-name="ro1">
          <table:table-cell office:value-type="float" office:value="26015333" calcext:value-type="float">
            <text:p>26015333</text:p>
          </table:table-cell>
          <table:table-cell table:formula="of:=[.A1628]/1000/(60*60*24)" office:value-type="time" office:time-value="PT07H13M35.333S" calcext:value-type="time">
            <text:p>07:13:35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83.83" calcext:value-type="float">
            <text:p>883.83</text:p>
          </table:table-cell>
          <table:table-cell office:value-type="float" office:value="1077.4" calcext:value-type="float">
            <text:p>1077.4</text:p>
          </table:table-cell>
        </table:table-row>
        <table:table-row table:style-name="ro1">
          <table:table-cell office:value-type="float" office:value="26031333" calcext:value-type="float">
            <text:p>26031333</text:p>
          </table:table-cell>
          <table:table-cell table:formula="of:=[.A1629]/1000/(60*60*24)" office:value-type="time" office:time-value="PT07H13M51.333S" calcext:value-type="time">
            <text:p>07:13:51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884.32" calcext:value-type="float">
            <text:p>884.32</text:p>
          </table:table-cell>
          <table:table-cell office:value-type="float" office:value="1077.95" calcext:value-type="float">
            <text:p>1077.95</text:p>
          </table:table-cell>
        </table:table-row>
        <table:table-row table:style-name="ro1">
          <table:table-cell office:value-type="float" office:value="26047333" calcext:value-type="float">
            <text:p>26047333</text:p>
          </table:table-cell>
          <table:table-cell table:formula="of:=[.A1630]/1000/(60*60*24)" office:value-type="time" office:time-value="PT07H14M07.333S" calcext:value-type="time">
            <text:p>07:14:07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884.82" calcext:value-type="float">
            <text:p>884.82</text:p>
          </table:table-cell>
          <table:table-cell office:value-type="float" office:value="1078.51" calcext:value-type="float">
            <text:p>1078.51</text:p>
          </table:table-cell>
        </table:table-row>
        <table:table-row table:style-name="ro1">
          <table:table-cell office:value-type="float" office:value="26063333" calcext:value-type="float">
            <text:p>26063333</text:p>
          </table:table-cell>
          <table:table-cell table:formula="of:=[.A1631]/1000/(60*60*24)" office:value-type="time" office:time-value="PT07H14M23.333S" calcext:value-type="time">
            <text:p>07:14:23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885.32" calcext:value-type="float">
            <text:p>885.32</text:p>
          </table:table-cell>
          <table:table-cell office:value-type="float" office:value="1079.06" calcext:value-type="float">
            <text:p>1079.06</text:p>
          </table:table-cell>
        </table:table-row>
        <table:table-row table:style-name="ro1">
          <table:table-cell office:value-type="float" office:value="26079333" calcext:value-type="float">
            <text:p>26079333</text:p>
          </table:table-cell>
          <table:table-cell table:formula="of:=[.A1632]/1000/(60*60*24)" office:value-type="time" office:time-value="PT07H14M39.333S" calcext:value-type="time">
            <text:p>07:14:39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85.81" calcext:value-type="float">
            <text:p>885.81</text:p>
          </table:table-cell>
          <table:table-cell office:value-type="float" office:value="1079.61" calcext:value-type="float">
            <text:p>1079.61</text:p>
          </table:table-cell>
        </table:table-row>
        <table:table-row table:style-name="ro1">
          <table:table-cell office:value-type="float" office:value="26095333" calcext:value-type="float">
            <text:p>26095333</text:p>
          </table:table-cell>
          <table:table-cell table:formula="of:=[.A1633]/1000/(60*60*24)" office:value-type="time" office:time-value="PT07H14M55.333S" calcext:value-type="time">
            <text:p>07:14:55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86.31" calcext:value-type="float">
            <text:p>886.31</text:p>
          </table:table-cell>
          <table:table-cell office:value-type="float" office:value="1080.15" calcext:value-type="float">
            <text:p>1080.15</text:p>
          </table:table-cell>
        </table:table-row>
        <table:table-row table:style-name="ro1">
          <table:table-cell office:value-type="float" office:value="26111333" calcext:value-type="float">
            <text:p>26111333</text:p>
          </table:table-cell>
          <table:table-cell table:formula="of:=[.A1634]/1000/(60*60*24)" office:value-type="time" office:time-value="PT07H15M11.333S" calcext:value-type="time">
            <text:p>07:15:11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86.8" calcext:value-type="float">
            <text:p>886.8</text:p>
          </table:table-cell>
          <table:table-cell office:value-type="float" office:value="1080.7" calcext:value-type="float">
            <text:p>1080.7</text:p>
          </table:table-cell>
        </table:table-row>
        <table:table-row table:style-name="ro1">
          <table:table-cell office:value-type="float" office:value="26127333" calcext:value-type="float">
            <text:p>26127333</text:p>
          </table:table-cell>
          <table:table-cell table:formula="of:=[.A1635]/1000/(60*60*24)" office:value-type="time" office:time-value="PT07H15M27.333S" calcext:value-type="time">
            <text:p>07:15:27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87.3" calcext:value-type="float">
            <text:p>887.3</text:p>
          </table:table-cell>
          <table:table-cell office:value-type="float" office:value="1081.25" calcext:value-type="float">
            <text:p>1081.25</text:p>
          </table:table-cell>
        </table:table-row>
        <table:table-row table:style-name="ro1">
          <table:table-cell office:value-type="float" office:value="26143333" calcext:value-type="float">
            <text:p>26143333</text:p>
          </table:table-cell>
          <table:table-cell table:formula="of:=[.A1636]/1000/(60*60*24)" office:value-type="time" office:time-value="PT07H15M43.333S" calcext:value-type="time">
            <text:p>07:15:43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87.8" calcext:value-type="float">
            <text:p>887.8</text:p>
          </table:table-cell>
          <table:table-cell office:value-type="float" office:value="1081.8" calcext:value-type="float">
            <text:p>1081.8</text:p>
          </table:table-cell>
        </table:table-row>
        <table:table-row table:style-name="ro1">
          <table:table-cell office:value-type="float" office:value="26159333" calcext:value-type="float">
            <text:p>26159333</text:p>
          </table:table-cell>
          <table:table-cell table:formula="of:=[.A1637]/1000/(60*60*24)" office:value-type="time" office:time-value="PT07H15M59.333S" calcext:value-type="time">
            <text:p>07:15:59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88.29" calcext:value-type="float">
            <text:p>888.29</text:p>
          </table:table-cell>
          <table:table-cell office:value-type="float" office:value="1082.35" calcext:value-type="float">
            <text:p>1082.35</text:p>
          </table:table-cell>
        </table:table-row>
        <table:table-row table:style-name="ro1">
          <table:table-cell office:value-type="float" office:value="26175333" calcext:value-type="float">
            <text:p>26175333</text:p>
          </table:table-cell>
          <table:table-cell table:formula="of:=[.A1638]/1000/(60*60*24)" office:value-type="time" office:time-value="PT07H16M15.333S" calcext:value-type="time">
            <text:p>07:16:15</text:p>
          </table:table-cell>
          <table:table-cell office:value-type="float" office:value="1.1" calcext:value-type="float">
            <text:p>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22.89" calcext:value-type="float">
            <text:p>122.89</text:p>
          </table:table-cell>
          <table:table-cell office:value-type="float" office:value="888.79" calcext:value-type="float">
            <text:p>888.79</text:p>
          </table:table-cell>
          <table:table-cell office:value-type="float" office:value="1082.9" calcext:value-type="float">
            <text:p>1082.9</text:p>
          </table:table-cell>
        </table:table-row>
        <table:table-row table:style-name="ro1">
          <table:table-cell office:value-type="float" office:value="26191333" calcext:value-type="float">
            <text:p>26191333</text:p>
          </table:table-cell>
          <table:table-cell table:formula="of:=[.A1639]/1000/(60*60*24)" office:value-type="time" office:time-value="PT07H16M31.333S" calcext:value-type="time">
            <text:p>07:16:31</text:p>
          </table:table-cell>
          <table:table-cell office:value-type="float" office:value="1.11" calcext:value-type="float">
            <text:p>1.11</text:p>
          </table:table-cell>
          <table:table-cell office:value-type="float" office:value="111.3" calcext:value-type="float">
            <text:p>111.3</text:p>
          </table:table-cell>
          <table:table-cell office:value-type="float" office:value="123.22" calcext:value-type="float">
            <text:p>123.22</text:p>
          </table:table-cell>
          <table:table-cell office:value-type="float" office:value="889.28" calcext:value-type="float">
            <text:p>889.28</text:p>
          </table:table-cell>
          <table:table-cell office:value-type="float" office:value="1083.45" calcext:value-type="float">
            <text:p>1083.45</text:p>
          </table:table-cell>
        </table:table-row>
        <table:table-row table:style-name="ro1">
          <table:table-cell office:value-type="float" office:value="26207333" calcext:value-type="float">
            <text:p>26207333</text:p>
          </table:table-cell>
          <table:table-cell table:formula="of:=[.A1640]/1000/(60*60*24)" office:value-type="time" office:time-value="PT07H16M47.333S" calcext:value-type="time">
            <text:p>07:16:47</text:p>
          </table:table-cell>
          <table:table-cell office:value-type="float" office:value="1.11" calcext:value-type="float">
            <text:p>1.11</text:p>
          </table:table-cell>
          <table:table-cell office:value-type="float" office:value="111.3" calcext:value-type="float">
            <text:p>111.3</text:p>
          </table:table-cell>
          <table:table-cell office:value-type="float" office:value="123.22" calcext:value-type="float">
            <text:p>123.22</text:p>
          </table:table-cell>
          <table:table-cell office:value-type="float" office:value="889.78" calcext:value-type="float">
            <text:p>889.78</text:p>
          </table:table-cell>
          <table:table-cell office:value-type="float" office:value="1083.99" calcext:value-type="float">
            <text:p>1083.99</text:p>
          </table:table-cell>
        </table:table-row>
        <table:table-row table:style-name="ro1">
          <table:table-cell office:value-type="float" office:value="26223333" calcext:value-type="float">
            <text:p>26223333</text:p>
          </table:table-cell>
          <table:table-cell table:formula="of:=[.A1641]/1000/(60*60*24)" office:value-type="time" office:time-value="PT07H17M03.333S" calcext:value-type="time">
            <text:p>07:17:03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90.27" calcext:value-type="float">
            <text:p>890.27</text:p>
          </table:table-cell>
          <table:table-cell office:value-type="float" office:value="1084.54" calcext:value-type="float">
            <text:p>1084.54</text:p>
          </table:table-cell>
        </table:table-row>
        <table:table-row table:style-name="ro1">
          <table:table-cell office:value-type="float" office:value="26239333" calcext:value-type="float">
            <text:p>26239333</text:p>
          </table:table-cell>
          <table:table-cell table:formula="of:=[.A1642]/1000/(60*60*24)" office:value-type="time" office:time-value="PT07H17M19.333S" calcext:value-type="time">
            <text:p>07:17:19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90.77" calcext:value-type="float">
            <text:p>890.77</text:p>
          </table:table-cell>
          <table:table-cell office:value-type="float" office:value="1085.08" calcext:value-type="float">
            <text:p>1085.08</text:p>
          </table:table-cell>
        </table:table-row>
        <table:table-row table:style-name="ro1">
          <table:table-cell office:value-type="float" office:value="26255333" calcext:value-type="float">
            <text:p>26255333</text:p>
          </table:table-cell>
          <table:table-cell table:formula="of:=[.A1643]/1000/(60*60*24)" office:value-type="time" office:time-value="PT07H17M35.333S" calcext:value-type="time">
            <text:p>07:17:35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91.26" calcext:value-type="float">
            <text:p>891.26</text:p>
          </table:table-cell>
          <table:table-cell office:value-type="float" office:value="1085.63" calcext:value-type="float">
            <text:p>1085.63</text:p>
          </table:table-cell>
        </table:table-row>
        <table:table-row table:style-name="ro1">
          <table:table-cell office:value-type="float" office:value="26271333" calcext:value-type="float">
            <text:p>26271333</text:p>
          </table:table-cell>
          <table:table-cell table:formula="of:=[.A1644]/1000/(60*60*24)" office:value-type="time" office:time-value="PT07H17M51.333S" calcext:value-type="time">
            <text:p>07:17:51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91.75" calcext:value-type="float">
            <text:p>891.75</text:p>
          </table:table-cell>
          <table:table-cell office:value-type="float" office:value="1086.17" calcext:value-type="float">
            <text:p>1086.17</text:p>
          </table:table-cell>
        </table:table-row>
        <table:table-row table:style-name="ro1">
          <table:table-cell office:value-type="float" office:value="26287333" calcext:value-type="float">
            <text:p>26287333</text:p>
          </table:table-cell>
          <table:table-cell table:formula="of:=[.A1645]/1000/(60*60*24)" office:value-type="time" office:time-value="PT07H18M07.333S" calcext:value-type="time">
            <text:p>07:18:07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92.25" calcext:value-type="float">
            <text:p>892.25</text:p>
          </table:table-cell>
          <table:table-cell office:value-type="float" office:value="1086.72" calcext:value-type="float">
            <text:p>1086.72</text:p>
          </table:table-cell>
        </table:table-row>
        <table:table-row table:style-name="ro1">
          <table:table-cell office:value-type="float" office:value="26303333" calcext:value-type="float">
            <text:p>26303333</text:p>
          </table:table-cell>
          <table:table-cell table:formula="of:=[.A1646]/1000/(60*60*24)" office:value-type="time" office:time-value="PT07H18M23.333S" calcext:value-type="time">
            <text:p>07:18:23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892.74" calcext:value-type="float">
            <text:p>892.74</text:p>
          </table:table-cell>
          <table:table-cell office:value-type="float" office:value="1087.26" calcext:value-type="float">
            <text:p>1087.26</text:p>
          </table:table-cell>
        </table:table-row>
        <table:table-row table:style-name="ro1">
          <table:table-cell office:value-type="float" office:value="26319333" calcext:value-type="float">
            <text:p>26319333</text:p>
          </table:table-cell>
          <table:table-cell table:formula="of:=[.A1647]/1000/(60*60*24)" office:value-type="time" office:time-value="PT07H18M39.333S" calcext:value-type="time">
            <text:p>07:18:39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2.33" calcext:value-type="float">
            <text:p>122.33</text:p>
          </table:table-cell>
          <table:table-cell office:value-type="float" office:value="893.23" calcext:value-type="float">
            <text:p>893.23</text:p>
          </table:table-cell>
          <table:table-cell office:value-type="float" office:value="1087.81" calcext:value-type="float">
            <text:p>1087.81</text:p>
          </table:table-cell>
        </table:table-row>
        <table:table-row table:style-name="ro1">
          <table:table-cell office:value-type="float" office:value="26335333" calcext:value-type="float">
            <text:p>26335333</text:p>
          </table:table-cell>
          <table:table-cell table:formula="of:=[.A1648]/1000/(60*60*24)" office:value-type="time" office:time-value="PT07H18M55.333S" calcext:value-type="time">
            <text:p>07:18:55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2.33" calcext:value-type="float">
            <text:p>122.33</text:p>
          </table:table-cell>
          <table:table-cell office:value-type="float" office:value="893.73" calcext:value-type="float">
            <text:p>893.73</text:p>
          </table:table-cell>
          <table:table-cell office:value-type="float" office:value="1088.35" calcext:value-type="float">
            <text:p>1088.35</text:p>
          </table:table-cell>
        </table:table-row>
        <table:table-row table:style-name="ro1">
          <table:table-cell office:value-type="float" office:value="26351333" calcext:value-type="float">
            <text:p>26351333</text:p>
          </table:table-cell>
          <table:table-cell table:formula="of:=[.A1649]/1000/(60*60*24)" office:value-type="time" office:time-value="PT07H19M11.333S" calcext:value-type="time">
            <text:p>07:19:11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2.33" calcext:value-type="float">
            <text:p>122.33</text:p>
          </table:table-cell>
          <table:table-cell office:value-type="float" office:value="894.22" calcext:value-type="float">
            <text:p>894.22</text:p>
          </table:table-cell>
          <table:table-cell office:value-type="float" office:value="1088.89" calcext:value-type="float">
            <text:p>1088.89</text:p>
          </table:table-cell>
        </table:table-row>
        <table:table-row table:style-name="ro1">
          <table:table-cell office:value-type="float" office:value="26367332" calcext:value-type="float">
            <text:p>26367332</text:p>
          </table:table-cell>
          <table:table-cell table:formula="of:=[.A1650]/1000/(60*60*24)" office:value-type="time" office:time-value="PT07H19M27.332S" calcext:value-type="time">
            <text:p>07:19:27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2.22" calcext:value-type="float">
            <text:p>122.22</text:p>
          </table:table-cell>
          <table:table-cell office:value-type="float" office:value="894.71" calcext:value-type="float">
            <text:p>894.71</text:p>
          </table:table-cell>
          <table:table-cell office:value-type="float" office:value="1089.44" calcext:value-type="float">
            <text:p>1089.44</text:p>
          </table:table-cell>
        </table:table-row>
        <table:table-row table:style-name="ro1">
          <table:table-cell office:value-type="float" office:value="26383333" calcext:value-type="float">
            <text:p>26383333</text:p>
          </table:table-cell>
          <table:table-cell table:formula="of:=[.A1651]/1000/(60*60*24)" office:value-type="time" office:time-value="PT07H19M43.333S" calcext:value-type="time">
            <text:p>07:19:43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95.21" calcext:value-type="float">
            <text:p>895.21</text:p>
          </table:table-cell>
          <table:table-cell office:value-type="float" office:value="1089.98" calcext:value-type="float">
            <text:p>1089.98</text:p>
          </table:table-cell>
        </table:table-row>
        <table:table-row table:style-name="ro1">
          <table:table-cell office:value-type="float" office:value="26399333" calcext:value-type="float">
            <text:p>26399333</text:p>
          </table:table-cell>
          <table:table-cell table:formula="of:=[.A1652]/1000/(60*60*24)" office:value-type="time" office:time-value="PT07H19M59.333S" calcext:value-type="time">
            <text:p>07:19:59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95.7" calcext:value-type="float">
            <text:p>895.7</text:p>
          </table:table-cell>
          <table:table-cell office:value-type="float" office:value="1090.52" calcext:value-type="float">
            <text:p>1090.52</text:p>
          </table:table-cell>
        </table:table-row>
        <table:table-row table:style-name="ro1">
          <table:table-cell office:value-type="float" office:value="26415333" calcext:value-type="float">
            <text:p>26415333</text:p>
          </table:table-cell>
          <table:table-cell table:formula="of:=[.A1653]/1000/(60*60*24)" office:value-type="time" office:time-value="PT07H20M15.333S" calcext:value-type="time">
            <text:p>07:20:15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96.19" calcext:value-type="float">
            <text:p>896.19</text:p>
          </table:table-cell>
          <table:table-cell office:value-type="float" office:value="1091.06" calcext:value-type="float">
            <text:p>1091.06</text:p>
          </table:table-cell>
        </table:table-row>
        <table:table-row table:style-name="ro1">
          <table:table-cell office:value-type="float" office:value="26431333" calcext:value-type="float">
            <text:p>26431333</text:p>
          </table:table-cell>
          <table:table-cell table:formula="of:=[.A1654]/1000/(60*60*24)" office:value-type="time" office:time-value="PT07H20M31.333S" calcext:value-type="time">
            <text:p>07:20:31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96.68" calcext:value-type="float">
            <text:p>896.68</text:p>
          </table:table-cell>
          <table:table-cell office:value-type="float" office:value="1091.6" calcext:value-type="float">
            <text:p>1091.6</text:p>
          </table:table-cell>
        </table:table-row>
        <table:table-row table:style-name="ro1">
          <table:table-cell office:value-type="float" office:value="26447333" calcext:value-type="float">
            <text:p>26447333</text:p>
          </table:table-cell>
          <table:table-cell table:formula="of:=[.A1655]/1000/(60*60*24)" office:value-type="time" office:time-value="PT07H20M47.333S" calcext:value-type="time">
            <text:p>07:20:47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.45" calcext:value-type="float">
            <text:p>121.45</text:p>
          </table:table-cell>
          <table:table-cell office:value-type="float" office:value="897.17" calcext:value-type="float">
            <text:p>897.17</text:p>
          </table:table-cell>
          <table:table-cell office:value-type="float" office:value="1092.14" calcext:value-type="float">
            <text:p>1092.14</text:p>
          </table:table-cell>
        </table:table-row>
        <table:table-row table:style-name="ro1">
          <table:table-cell office:value-type="float" office:value="26463333" calcext:value-type="float">
            <text:p>26463333</text:p>
          </table:table-cell>
          <table:table-cell table:formula="of:=[.A1656]/1000/(60*60*24)" office:value-type="time" office:time-value="PT07H21M03.333S" calcext:value-type="time">
            <text:p>07:21:03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11" calcext:value-type="float">
            <text:p>121.11</text:p>
          </table:table-cell>
          <table:table-cell office:value-type="float" office:value="897.66" calcext:value-type="float">
            <text:p>897.66</text:p>
          </table:table-cell>
          <table:table-cell office:value-type="float" office:value="1092.68" calcext:value-type="float">
            <text:p>1092.68</text:p>
          </table:table-cell>
        </table:table-row>
        <table:table-row table:style-name="ro1">
          <table:table-cell office:value-type="float" office:value="26479333" calcext:value-type="float">
            <text:p>26479333</text:p>
          </table:table-cell>
          <table:table-cell table:formula="of:=[.A1657]/1000/(60*60*24)" office:value-type="time" office:time-value="PT07H21M19.333S" calcext:value-type="time">
            <text:p>07:21:19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" calcext:value-type="float">
            <text:p>121</text:p>
          </table:table-cell>
          <table:table-cell office:value-type="float" office:value="898.15" calcext:value-type="float">
            <text:p>898.15</text:p>
          </table:table-cell>
          <table:table-cell office:value-type="float" office:value="1093.22" calcext:value-type="float">
            <text:p>1093.22</text:p>
          </table:table-cell>
        </table:table-row>
        <table:table-row table:style-name="ro1">
          <table:table-cell office:value-type="float" office:value="26495333" calcext:value-type="float">
            <text:p>26495333</text:p>
          </table:table-cell>
          <table:table-cell table:formula="of:=[.A1658]/1000/(60*60*24)" office:value-type="time" office:time-value="PT07H21M35.333S" calcext:value-type="time">
            <text:p>07:21:35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98.65" calcext:value-type="float">
            <text:p>898.65</text:p>
          </table:table-cell>
          <table:table-cell office:value-type="float" office:value="1093.75" calcext:value-type="float">
            <text:p>1093.75</text:p>
          </table:table-cell>
        </table:table-row>
        <table:table-row table:style-name="ro1">
          <table:table-cell office:value-type="float" office:value="26511333" calcext:value-type="float">
            <text:p>26511333</text:p>
          </table:table-cell>
          <table:table-cell table:formula="of:=[.A1659]/1000/(60*60*24)" office:value-type="time" office:time-value="PT07H21M51.333S" calcext:value-type="time">
            <text:p>07:21:51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99.14" calcext:value-type="float">
            <text:p>899.14</text:p>
          </table:table-cell>
          <table:table-cell office:value-type="float" office:value="1094.29" calcext:value-type="float">
            <text:p>1094.29</text:p>
          </table:table-cell>
        </table:table-row>
        <table:table-row table:style-name="ro1">
          <table:table-cell office:value-type="float" office:value="26527333" calcext:value-type="float">
            <text:p>26527333</text:p>
          </table:table-cell>
          <table:table-cell table:formula="of:=[.A1660]/1000/(60*60*24)" office:value-type="time" office:time-value="PT07H22M07.333S" calcext:value-type="time">
            <text:p>07:22:07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899.63" calcext:value-type="float">
            <text:p>899.63</text:p>
          </table:table-cell>
          <table:table-cell office:value-type="float" office:value="1094.83" calcext:value-type="float">
            <text:p>1094.83</text:p>
          </table:table-cell>
        </table:table-row>
        <table:table-row table:style-name="ro1">
          <table:table-cell office:value-type="float" office:value="26543333" calcext:value-type="float">
            <text:p>26543333</text:p>
          </table:table-cell>
          <table:table-cell table:formula="of:=[.A1661]/1000/(60*60*24)" office:value-type="time" office:time-value="PT07H22M23.333S" calcext:value-type="time">
            <text:p>07:22:23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900.12" calcext:value-type="float">
            <text:p>900.12</text:p>
          </table:table-cell>
          <table:table-cell office:value-type="float" office:value="1095.36" calcext:value-type="float">
            <text:p>1095.36</text:p>
          </table:table-cell>
        </table:table-row>
        <table:table-row table:style-name="ro1">
          <table:table-cell office:value-type="float" office:value="26559333" calcext:value-type="float">
            <text:p>26559333</text:p>
          </table:table-cell>
          <table:table-cell table:formula="of:=[.A1662]/1000/(60*60*24)" office:value-type="time" office:time-value="PT07H22M39.333S" calcext:value-type="time">
            <text:p>07:22:39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900.61" calcext:value-type="float">
            <text:p>900.61</text:p>
          </table:table-cell>
          <table:table-cell office:value-type="float" office:value="1095.9" calcext:value-type="float">
            <text:p>1095.9</text:p>
          </table:table-cell>
        </table:table-row>
        <table:table-row table:style-name="ro1">
          <table:table-cell office:value-type="float" office:value="26575333" calcext:value-type="float">
            <text:p>26575333</text:p>
          </table:table-cell>
          <table:table-cell table:formula="of:=[.A1663]/1000/(60*60*24)" office:value-type="time" office:time-value="PT07H22M55.333S" calcext:value-type="time">
            <text:p>07:22:55</text:p>
          </table:table-cell>
          <table:table-cell office:value-type="float" office:value="1.1" calcext:value-type="float">
            <text:p>1.1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56" calcext:value-type="float">
            <text:p>120.56</text:p>
          </table:table-cell>
          <table:table-cell office:value-type="float" office:value="901.1" calcext:value-type="float">
            <text:p>901.1</text:p>
          </table:table-cell>
          <table:table-cell office:value-type="float" office:value="1096.44" calcext:value-type="float">
            <text:p>1096.44</text:p>
          </table:table-cell>
        </table:table-row>
        <table:table-row table:style-name="ro1">
          <table:table-cell office:value-type="float" office:value="26591333" calcext:value-type="float">
            <text:p>26591333</text:p>
          </table:table-cell>
          <table:table-cell table:formula="of:=[.A1664]/1000/(60*60*24)" office:value-type="time" office:time-value="PT07H23M11.333S" calcext:value-type="time">
            <text:p>07:23:11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901.58" calcext:value-type="float">
            <text:p>901.58</text:p>
          </table:table-cell>
          <table:table-cell office:value-type="float" office:value="1096.97" calcext:value-type="float">
            <text:p>1096.97</text:p>
          </table:table-cell>
        </table:table-row>
        <table:table-row table:style-name="ro1">
          <table:table-cell office:value-type="float" office:value="26607333" calcext:value-type="float">
            <text:p>26607333</text:p>
          </table:table-cell>
          <table:table-cell table:formula="of:=[.A1665]/1000/(60*60*24)" office:value-type="time" office:time-value="PT07H23M27.333S" calcext:value-type="time">
            <text:p>07:23:27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902.07" calcext:value-type="float">
            <text:p>902.07</text:p>
          </table:table-cell>
          <table:table-cell office:value-type="float" office:value="1097.5" calcext:value-type="float">
            <text:p>1097.5</text:p>
          </table:table-cell>
        </table:table-row>
        <table:table-row table:style-name="ro1">
          <table:table-cell office:value-type="float" office:value="26623333" calcext:value-type="float">
            <text:p>26623333</text:p>
          </table:table-cell>
          <table:table-cell table:formula="of:=[.A1666]/1000/(60*60*24)" office:value-type="time" office:time-value="PT07H23M43.333S" calcext:value-type="time">
            <text:p>07:23:43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902.56" calcext:value-type="float">
            <text:p>902.56</text:p>
          </table:table-cell>
          <table:table-cell office:value-type="float" office:value="1098.04" calcext:value-type="float">
            <text:p>1098.04</text:p>
          </table:table-cell>
        </table:table-row>
        <table:table-row table:style-name="ro1">
          <table:table-cell office:value-type="float" office:value="26639333" calcext:value-type="float">
            <text:p>26639333</text:p>
          </table:table-cell>
          <table:table-cell table:formula="of:=[.A1667]/1000/(60*60*24)" office:value-type="time" office:time-value="PT07H23M59.333S" calcext:value-type="time">
            <text:p>07:23:59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903.05" calcext:value-type="float">
            <text:p>903.05</text:p>
          </table:table-cell>
          <table:table-cell office:value-type="float" office:value="1098.57" calcext:value-type="float">
            <text:p>1098.57</text:p>
          </table:table-cell>
        </table:table-row>
        <table:table-row table:style-name="ro1">
          <table:table-cell office:value-type="float" office:value="26655333" calcext:value-type="float">
            <text:p>26655333</text:p>
          </table:table-cell>
          <table:table-cell table:formula="of:=[.A1668]/1000/(60*60*24)" office:value-type="time" office:time-value="PT07H24M15.333S" calcext:value-type="time">
            <text:p>07:24:15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35" calcext:value-type="float">
            <text:p>119.35</text:p>
          </table:table-cell>
          <table:table-cell office:value-type="float" office:value="903.54" calcext:value-type="float">
            <text:p>903.54</text:p>
          </table:table-cell>
          <table:table-cell office:value-type="float" office:value="1099.1" calcext:value-type="float">
            <text:p>1099.1</text:p>
          </table:table-cell>
        </table:table-row>
        <table:table-row table:style-name="ro1">
          <table:table-cell office:value-type="float" office:value="26671332" calcext:value-type="float">
            <text:p>26671332</text:p>
          </table:table-cell>
          <table:table-cell table:formula="of:=[.A1669]/1000/(60*60*24)" office:value-type="time" office:time-value="PT07H24M31.332S" calcext:value-type="time">
            <text:p>07:24:31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68" calcext:value-type="float">
            <text:p>119.68</text:p>
          </table:table-cell>
          <table:table-cell office:value-type="float" office:value="904.03" calcext:value-type="float">
            <text:p>904.03</text:p>
          </table:table-cell>
          <table:table-cell office:value-type="float" office:value="1099.63" calcext:value-type="float">
            <text:p>1099.63</text:p>
          </table:table-cell>
        </table:table-row>
        <table:table-row table:style-name="ro1">
          <table:table-cell office:value-type="float" office:value="26687333" calcext:value-type="float">
            <text:p>26687333</text:p>
          </table:table-cell>
          <table:table-cell table:formula="of:=[.A1670]/1000/(60*60*24)" office:value-type="time" office:time-value="PT07H24M47.333S" calcext:value-type="time">
            <text:p>07:24:47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904.51" calcext:value-type="float">
            <text:p>904.51</text:p>
          </table:table-cell>
          <table:table-cell office:value-type="float" office:value="1100.16" calcext:value-type="float">
            <text:p>1100.16</text:p>
          </table:table-cell>
        </table:table-row>
        <table:table-row table:style-name="ro1">
          <table:table-cell office:value-type="float" office:value="26703333" calcext:value-type="float">
            <text:p>26703333</text:p>
          </table:table-cell>
          <table:table-cell table:formula="of:=[.A1671]/1000/(60*60*24)" office:value-type="time" office:time-value="PT07H25M03.333S" calcext:value-type="time">
            <text:p>07:25:03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905" calcext:value-type="float">
            <text:p>905</text:p>
          </table:table-cell>
          <table:table-cell office:value-type="float" office:value="1100.69" calcext:value-type="float">
            <text:p>1100.69</text:p>
          </table:table-cell>
        </table:table-row>
        <table:table-row table:style-name="ro1">
          <table:table-cell office:value-type="float" office:value="26719333" calcext:value-type="float">
            <text:p>26719333</text:p>
          </table:table-cell>
          <table:table-cell table:formula="of:=[.A1672]/1000/(60*60*24)" office:value-type="time" office:time-value="PT07H25M19.333S" calcext:value-type="time">
            <text:p>07:25:19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905.49" calcext:value-type="float">
            <text:p>905.49</text:p>
          </table:table-cell>
          <table:table-cell office:value-type="float" office:value="1101.22" calcext:value-type="float">
            <text:p>1101.22</text:p>
          </table:table-cell>
        </table:table-row>
        <table:table-row table:style-name="ro1">
          <table:table-cell office:value-type="float" office:value="26735333" calcext:value-type="float">
            <text:p>26735333</text:p>
          </table:table-cell>
          <table:table-cell table:formula="of:=[.A1673]/1000/(60*60*24)" office:value-type="time" office:time-value="PT07H25M35.333S" calcext:value-type="time">
            <text:p>07:25:35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905.98" calcext:value-type="float">
            <text:p>905.98</text:p>
          </table:table-cell>
          <table:table-cell office:value-type="float" office:value="1101.75" calcext:value-type="float">
            <text:p>1101.75</text:p>
          </table:table-cell>
        </table:table-row>
        <table:table-row table:style-name="ro1">
          <table:table-cell office:value-type="float" office:value="26751333" calcext:value-type="float">
            <text:p>26751333</text:p>
          </table:table-cell>
          <table:table-cell table:formula="of:=[.A1674]/1000/(60*60*24)" office:value-type="time" office:time-value="PT07H25M51.333S" calcext:value-type="time">
            <text:p>07:25:51</text:p>
          </table:table-cell>
          <table:table-cell office:value-type="float" office:value="1.09" calcext:value-type="float">
            <text:p>1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91" calcext:value-type="float">
            <text:p>118.91</text:p>
          </table:table-cell>
          <table:table-cell office:value-type="float" office:value="906.46" calcext:value-type="float">
            <text:p>906.46</text:p>
          </table:table-cell>
          <table:table-cell office:value-type="float" office:value="1102.28" calcext:value-type="float">
            <text:p>1102.28</text:p>
          </table:table-cell>
        </table:table-row>
        <table:table-row table:style-name="ro1">
          <table:table-cell office:value-type="float" office:value="26767333" calcext:value-type="float">
            <text:p>26767333</text:p>
          </table:table-cell>
          <table:table-cell table:formula="of:=[.A1675]/1000/(60*60*24)" office:value-type="time" office:time-value="PT07H26M07.333S" calcext:value-type="time">
            <text:p>07:26:07</text:p>
          </table:table-cell>
          <table:table-cell office:value-type="float" office:value="1.09" calcext:value-type="float">
            <text:p>1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91" calcext:value-type="float">
            <text:p>118.91</text:p>
          </table:table-cell>
          <table:table-cell office:value-type="float" office:value="906.95" calcext:value-type="float">
            <text:p>906.95</text:p>
          </table:table-cell>
          <table:table-cell office:value-type="float" office:value="1102.81" calcext:value-type="float">
            <text:p>1102.81</text:p>
          </table:table-cell>
        </table:table-row>
        <table:table-row table:style-name="ro1">
          <table:table-cell office:value-type="float" office:value="26783333" calcext:value-type="float">
            <text:p>26783333</text:p>
          </table:table-cell>
          <table:table-cell table:formula="of:=[.A1676]/1000/(60*60*24)" office:value-type="time" office:time-value="PT07H26M23.333S" calcext:value-type="time">
            <text:p>07:26:23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6" calcext:value-type="float">
            <text:p>118.26</text:p>
          </table:table-cell>
          <table:table-cell office:value-type="float" office:value="907.43" calcext:value-type="float">
            <text:p>907.43</text:p>
          </table:table-cell>
          <table:table-cell office:value-type="float" office:value="1103.34" calcext:value-type="float">
            <text:p>1103.34</text:p>
          </table:table-cell>
        </table:table-row>
        <table:table-row table:style-name="ro1">
          <table:table-cell office:value-type="float" office:value="26799333" calcext:value-type="float">
            <text:p>26799333</text:p>
          </table:table-cell>
          <table:table-cell table:formula="of:=[.A1677]/1000/(60*60*24)" office:value-type="time" office:time-value="PT07H26M39.333S" calcext:value-type="time">
            <text:p>07:26:39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907.92" calcext:value-type="float">
            <text:p>907.92</text:p>
          </table:table-cell>
          <table:table-cell office:value-type="float" office:value="1103.86" calcext:value-type="float">
            <text:p>1103.86</text:p>
          </table:table-cell>
        </table:table-row>
        <table:table-row table:style-name="ro1">
          <table:table-cell office:value-type="float" office:value="26815333" calcext:value-type="float">
            <text:p>26815333</text:p>
          </table:table-cell>
          <table:table-cell table:formula="of:=[.A1678]/1000/(60*60*24)" office:value-type="time" office:time-value="PT07H26M55.333S" calcext:value-type="time">
            <text:p>07:26:55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908.4" calcext:value-type="float">
            <text:p>908.4</text:p>
          </table:table-cell>
          <table:table-cell office:value-type="float" office:value="1104.39" calcext:value-type="float">
            <text:p>1104.39</text:p>
          </table:table-cell>
        </table:table-row>
        <table:table-row table:style-name="ro1">
          <table:table-cell office:value-type="float" office:value="26831333" calcext:value-type="float">
            <text:p>26831333</text:p>
          </table:table-cell>
          <table:table-cell table:formula="of:=[.A1679]/1000/(60*60*24)" office:value-type="time" office:time-value="PT07H27M11.333S" calcext:value-type="time">
            <text:p>07:27:11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4" calcext:value-type="float">
            <text:p>118.14</text:p>
          </table:table-cell>
          <table:table-cell office:value-type="float" office:value="908.89" calcext:value-type="float">
            <text:p>908.89</text:p>
          </table:table-cell>
          <table:table-cell office:value-type="float" office:value="1104.91" calcext:value-type="float">
            <text:p>1104.91</text:p>
          </table:table-cell>
        </table:table-row>
        <table:table-row table:style-name="ro1">
          <table:table-cell office:value-type="float" office:value="26847333" calcext:value-type="float">
            <text:p>26847333</text:p>
          </table:table-cell>
          <table:table-cell table:formula="of:=[.A1680]/1000/(60*60*24)" office:value-type="time" office:time-value="PT07H27M27.333S" calcext:value-type="time">
            <text:p>07:27:27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909.37" calcext:value-type="float">
            <text:p>909.37</text:p>
          </table:table-cell>
          <table:table-cell office:value-type="float" office:value="1105.44" calcext:value-type="float">
            <text:p>1105.44</text:p>
          </table:table-cell>
        </table:table-row>
        <table:table-row table:style-name="ro1">
          <table:table-cell office:value-type="float" office:value="26863333" calcext:value-type="float">
            <text:p>26863333</text:p>
          </table:table-cell>
          <table:table-cell table:formula="of:=[.A1681]/1000/(60*60*24)" office:value-type="time" office:time-value="PT07H27M43.333S" calcext:value-type="time">
            <text:p>07:27:43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909.86" calcext:value-type="float">
            <text:p>909.86</text:p>
          </table:table-cell>
          <table:table-cell office:value-type="float" office:value="1105.96" calcext:value-type="float">
            <text:p>1105.96</text:p>
          </table:table-cell>
        </table:table-row>
        <table:table-row table:style-name="ro1">
          <table:table-cell office:value-type="float" office:value="26879333" calcext:value-type="float">
            <text:p>26879333</text:p>
          </table:table-cell>
          <table:table-cell table:formula="of:=[.A1682]/1000/(60*60*24)" office:value-type="time" office:time-value="PT07H27M59.333S" calcext:value-type="time">
            <text:p>07:27:59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910.34" calcext:value-type="float">
            <text:p>910.34</text:p>
          </table:table-cell>
          <table:table-cell office:value-type="float" office:value="1106.48" calcext:value-type="float">
            <text:p>1106.48</text:p>
          </table:table-cell>
        </table:table-row>
        <table:table-row table:style-name="ro1">
          <table:table-cell office:value-type="float" office:value="26895333" calcext:value-type="float">
            <text:p>26895333</text:p>
          </table:table-cell>
          <table:table-cell table:formula="of:=[.A1683]/1000/(60*60*24)" office:value-type="time" office:time-value="PT07H28M15.333S" calcext:value-type="time">
            <text:p>07:28:15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910.83" calcext:value-type="float">
            <text:p>910.83</text:p>
          </table:table-cell>
          <table:table-cell office:value-type="float" office:value="1107.01" calcext:value-type="float">
            <text:p>1107.01</text:p>
          </table:table-cell>
        </table:table-row>
        <table:table-row table:style-name="ro1">
          <table:table-cell office:value-type="float" office:value="26911333" calcext:value-type="float">
            <text:p>26911333</text:p>
          </table:table-cell>
          <table:table-cell table:formula="of:=[.A1684]/1000/(60*60*24)" office:value-type="time" office:time-value="PT07H28M31.333S" calcext:value-type="time">
            <text:p>07:28:31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911.31" calcext:value-type="float">
            <text:p>911.31</text:p>
          </table:table-cell>
          <table:table-cell office:value-type="float" office:value="1107.53" calcext:value-type="float">
            <text:p>1107.53</text:p>
          </table:table-cell>
        </table:table-row>
        <table:table-row table:style-name="ro1">
          <table:table-cell office:value-type="float" office:value="26927333" calcext:value-type="float">
            <text:p>26927333</text:p>
          </table:table-cell>
          <table:table-cell table:formula="of:=[.A1685]/1000/(60*60*24)" office:value-type="time" office:time-value="PT07H28M47.333S" calcext:value-type="time">
            <text:p>07:28:47</text:p>
          </table:table-cell>
          <table:table-cell office:value-type="float" office:value="1.08" calcext:value-type="float">
            <text:p>1.08</text:p>
          </table:table-cell>
          <table:table-cell office:value-type="float" office:value="108.6" calcext:value-type="float">
            <text:p>108.6</text:p>
          </table:table-cell>
          <table:table-cell office:value-type="float" office:value="117.16" calcext:value-type="float">
            <text:p>117.16</text:p>
          </table:table-cell>
          <table:table-cell office:value-type="float" office:value="911.79" calcext:value-type="float">
            <text:p>911.79</text:p>
          </table:table-cell>
          <table:table-cell office:value-type="float" office:value="1108.05" calcext:value-type="float">
            <text:p>1108.05</text:p>
          </table:table-cell>
        </table:table-row>
        <table:table-row table:style-name="ro1">
          <table:table-cell office:value-type="float" office:value="26943333" calcext:value-type="float">
            <text:p>26943333</text:p>
          </table:table-cell>
          <table:table-cell table:formula="of:=[.A1686]/1000/(60*60*24)" office:value-type="time" office:time-value="PT07H29M03.333S" calcext:value-type="time">
            <text:p>07:29:03</text:p>
          </table:table-cell>
          <table:table-cell office:value-type="float" office:value="1.08" calcext:value-type="float">
            <text:p>1.08</text:p>
          </table:table-cell>
          <table:table-cell office:value-type="float" office:value="108.5" calcext:value-type="float">
            <text:p>108.5</text:p>
          </table:table-cell>
          <table:table-cell office:value-type="float" office:value="117.06" calcext:value-type="float">
            <text:p>117.06</text:p>
          </table:table-cell>
          <table:table-cell office:value-type="float" office:value="912.28" calcext:value-type="float">
            <text:p>912.28</text:p>
          </table:table-cell>
          <table:table-cell office:value-type="float" office:value="1108.57" calcext:value-type="float">
            <text:p>1108.57</text:p>
          </table:table-cell>
        </table:table-row>
        <table:table-row table:style-name="ro1">
          <table:table-cell office:value-type="float" office:value="26959333" calcext:value-type="float">
            <text:p>26959333</text:p>
          </table:table-cell>
          <table:table-cell table:formula="of:=[.A1687]/1000/(60*60*24)" office:value-type="time" office:time-value="PT07H29M19.333S" calcext:value-type="time">
            <text:p>07:29:19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912.76" calcext:value-type="float">
            <text:p>912.76</text:p>
          </table:table-cell>
          <table:table-cell office:value-type="float" office:value="1109.09" calcext:value-type="float">
            <text:p>1109.09</text:p>
          </table:table-cell>
        </table:table-row>
        <table:table-row table:style-name="ro1">
          <table:table-cell office:value-type="float" office:value="26975333" calcext:value-type="float">
            <text:p>26975333</text:p>
          </table:table-cell>
          <table:table-cell table:formula="of:=[.A1688]/1000/(60*60*24)" office:value-type="time" office:time-value="PT07H29M35.333S" calcext:value-type="time">
            <text:p>07:29:35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913.24" calcext:value-type="float">
            <text:p>913.24</text:p>
          </table:table-cell>
          <table:table-cell office:value-type="float" office:value="1109.6" calcext:value-type="float">
            <text:p>1109.6</text:p>
          </table:table-cell>
        </table:table-row>
        <table:table-row table:style-name="ro1">
          <table:table-cell office:value-type="float" office:value="26991333" calcext:value-type="float">
            <text:p>26991333</text:p>
          </table:table-cell>
          <table:table-cell table:formula="of:=[.A1689]/1000/(60*60*24)" office:value-type="time" office:time-value="PT07H29M51.333S" calcext:value-type="time">
            <text:p>07:29:51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913.72" calcext:value-type="float">
            <text:p>913.72</text:p>
          </table:table-cell>
          <table:table-cell office:value-type="float" office:value="1110.12" calcext:value-type="float">
            <text:p>1110.12</text:p>
          </table:table-cell>
        </table:table-row>
        <table:table-row table:style-name="ro1">
          <table:table-cell office:value-type="float" office:value="27007333" calcext:value-type="float">
            <text:p>27007333</text:p>
          </table:table-cell>
          <table:table-cell table:formula="of:=[.A1690]/1000/(60*60*24)" office:value-type="time" office:time-value="PT07H30M07.333S" calcext:value-type="time">
            <text:p>07:30:07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3" calcext:value-type="float">
            <text:p>116.3</text:p>
          </table:table-cell>
          <table:table-cell office:value-type="float" office:value="914.2" calcext:value-type="float">
            <text:p>914.2</text:p>
          </table:table-cell>
          <table:table-cell office:value-type="float" office:value="1110.64" calcext:value-type="float">
            <text:p>1110.64</text:p>
          </table:table-cell>
        </table:table-row>
        <table:table-row table:style-name="ro1">
          <table:table-cell office:value-type="float" office:value="27023333" calcext:value-type="float">
            <text:p>27023333</text:p>
          </table:table-cell>
          <table:table-cell table:formula="of:=[.A1691]/1000/(60*60*24)" office:value-type="time" office:time-value="PT07H30M23.333S" calcext:value-type="time">
            <text:p>07:30:23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6.19" calcext:value-type="float">
            <text:p>116.19</text:p>
          </table:table-cell>
          <table:table-cell office:value-type="float" office:value="914.68" calcext:value-type="float">
            <text:p>914.68</text:p>
          </table:table-cell>
          <table:table-cell office:value-type="float" office:value="1111.15" calcext:value-type="float">
            <text:p>1111.15</text:p>
          </table:table-cell>
        </table:table-row>
        <table:table-row table:style-name="ro1">
          <table:table-cell office:value-type="float" office:value="27039333" calcext:value-type="float">
            <text:p>27039333</text:p>
          </table:table-cell>
          <table:table-cell table:formula="of:=[.A1692]/1000/(60*60*24)" office:value-type="time" office:time-value="PT07H30M39.333S" calcext:value-type="time">
            <text:p>07:30:39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915.16" calcext:value-type="float">
            <text:p>915.16</text:p>
          </table:table-cell>
          <table:table-cell office:value-type="float" office:value="1111.67" calcext:value-type="float">
            <text:p>1111.67</text:p>
          </table:table-cell>
        </table:table-row>
        <table:table-row table:style-name="ro1">
          <table:table-cell office:value-type="float" office:value="27055333" calcext:value-type="float">
            <text:p>27055333</text:p>
          </table:table-cell>
          <table:table-cell table:formula="of:=[.A1693]/1000/(60*60*24)" office:value-type="time" office:time-value="PT07H30M55.333S" calcext:value-type="time">
            <text:p>07:30:55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915.64" calcext:value-type="float">
            <text:p>915.64</text:p>
          </table:table-cell>
          <table:table-cell office:value-type="float" office:value="1112.18" calcext:value-type="float">
            <text:p>1112.18</text:p>
          </table:table-cell>
        </table:table-row>
        <table:table-row table:style-name="ro1">
          <table:table-cell office:value-type="float" office:value="27071333" calcext:value-type="float">
            <text:p>27071333</text:p>
          </table:table-cell>
          <table:table-cell table:formula="of:=[.A1694]/1000/(60*60*24)" office:value-type="time" office:time-value="PT07H31M11.333S" calcext:value-type="time">
            <text:p>07:31:11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916.12" calcext:value-type="float">
            <text:p>916.12</text:p>
          </table:table-cell>
          <table:table-cell office:value-type="float" office:value="1112.7" calcext:value-type="float">
            <text:p>1112.7</text:p>
          </table:table-cell>
        </table:table-row>
        <table:table-row table:style-name="ro1">
          <table:table-cell office:value-type="float" office:value="27087333" calcext:value-type="float">
            <text:p>27087333</text:p>
          </table:table-cell>
          <table:table-cell table:formula="of:=[.A1695]/1000/(60*60*24)" office:value-type="time" office:time-value="PT07H31M27.333S" calcext:value-type="time">
            <text:p>07:31:27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5.32" calcext:value-type="float">
            <text:p>115.32</text:p>
          </table:table-cell>
          <table:table-cell office:value-type="float" office:value="916.6" calcext:value-type="float">
            <text:p>916.6</text:p>
          </table:table-cell>
          <table:table-cell office:value-type="float" office:value="1113.21" calcext:value-type="float">
            <text:p>1113.21</text:p>
          </table:table-cell>
        </table:table-row>
        <table:table-row table:style-name="ro1">
          <table:table-cell office:value-type="float" office:value="27103333" calcext:value-type="float">
            <text:p>27103333</text:p>
          </table:table-cell>
          <table:table-cell table:formula="of:=[.A1696]/1000/(60*60*24)" office:value-type="time" office:time-value="PT07H31M43.333S" calcext:value-type="time">
            <text:p>07:31:43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917.08" calcext:value-type="float">
            <text:p>917.08</text:p>
          </table:table-cell>
          <table:table-cell office:value-type="float" office:value="1113.72" calcext:value-type="float">
            <text:p>1113.72</text:p>
          </table:table-cell>
        </table:table-row>
        <table:table-row table:style-name="ro1">
          <table:table-cell office:value-type="float" office:value="27119333" calcext:value-type="float">
            <text:p>27119333</text:p>
          </table:table-cell>
          <table:table-cell table:formula="of:=[.A1697]/1000/(60*60*24)" office:value-type="time" office:time-value="PT07H31M59.333S" calcext:value-type="time">
            <text:p>07:31:59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917.56" calcext:value-type="float">
            <text:p>917.56</text:p>
          </table:table-cell>
          <table:table-cell office:value-type="float" office:value="1114.23" calcext:value-type="float">
            <text:p>1114.23</text:p>
          </table:table-cell>
        </table:table-row>
        <table:table-row table:style-name="ro1">
          <table:table-cell office:value-type="float" office:value="27135333" calcext:value-type="float">
            <text:p>27135333</text:p>
          </table:table-cell>
          <table:table-cell table:formula="of:=[.A1698]/1000/(60*60*24)" office:value-type="time" office:time-value="PT07H32M15.333S" calcext:value-type="time">
            <text:p>07:32:15</text:p>
          </table:table-cell>
          <table:table-cell office:value-type="float" office:value="1.07" calcext:value-type="float">
            <text:p>1.07</text:p>
          </table:table-cell>
          <table:table-cell office:value-type="float" office:value="107.4" calcext:value-type="float">
            <text:p>107.4</text:p>
          </table:table-cell>
          <table:table-cell office:value-type="float" office:value="114.57" calcext:value-type="float">
            <text:p>114.57</text:p>
          </table:table-cell>
          <table:table-cell office:value-type="float" office:value="918.03" calcext:value-type="float">
            <text:p>918.03</text:p>
          </table:table-cell>
          <table:table-cell office:value-type="float" office:value="1114.74" calcext:value-type="float">
            <text:p>1114.74</text:p>
          </table:table-cell>
        </table:table-row>
        <table:table-row table:style-name="ro1">
          <table:table-cell office:value-type="float" office:value="27151333" calcext:value-type="float">
            <text:p>27151333</text:p>
          </table:table-cell>
          <table:table-cell table:formula="of:=[.A1699]/1000/(60*60*24)" office:value-type="time" office:time-value="PT07H32M31.333S" calcext:value-type="time">
            <text:p>07:32:31</text:p>
          </table:table-cell>
          <table:table-cell office:value-type="float" office:value="1.07" calcext:value-type="float">
            <text:p>1.07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46" calcext:value-type="float">
            <text:p>114.46</text:p>
          </table:table-cell>
          <table:table-cell office:value-type="float" office:value="918.51" calcext:value-type="float">
            <text:p>918.51</text:p>
          </table:table-cell>
          <table:table-cell office:value-type="float" office:value="1115.25" calcext:value-type="float">
            <text:p>1115.25</text:p>
          </table:table-cell>
        </table:table-row>
        <table:table-row table:style-name="ro1">
          <table:table-cell office:value-type="float" office:value="27167333" calcext:value-type="float">
            <text:p>27167333</text:p>
          </table:table-cell>
          <table:table-cell table:formula="of:=[.A1700]/1000/(60*60*24)" office:value-type="time" office:time-value="PT07H32M47.333S" calcext:value-type="time">
            <text:p>07:32:47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92" calcext:value-type="float">
            <text:p>113.92</text:p>
          </table:table-cell>
          <table:table-cell office:value-type="float" office:value="918.99" calcext:value-type="float">
            <text:p>918.99</text:p>
          </table:table-cell>
          <table:table-cell office:value-type="float" office:value="1115.75" calcext:value-type="float">
            <text:p>1115.75</text:p>
          </table:table-cell>
        </table:table-row>
        <table:table-row table:style-name="ro1">
          <table:table-cell office:value-type="float" office:value="27183333" calcext:value-type="float">
            <text:p>27183333</text:p>
          </table:table-cell>
          <table:table-cell table:formula="of:=[.A1701]/1000/(60*60*24)" office:value-type="time" office:time-value="PT07H33M03.333S" calcext:value-type="time">
            <text:p>07:33:03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919.46" calcext:value-type="float">
            <text:p>919.46</text:p>
          </table:table-cell>
          <table:table-cell office:value-type="float" office:value="1116.26" calcext:value-type="float">
            <text:p>1116.26</text:p>
          </table:table-cell>
        </table:table-row>
        <table:table-row table:style-name="ro1">
          <table:table-cell office:value-type="float" office:value="27199333" calcext:value-type="float">
            <text:p>27199333</text:p>
          </table:table-cell>
          <table:table-cell table:formula="of:=[.A1702]/1000/(60*60*24)" office:value-type="time" office:time-value="PT07H33M19.333S" calcext:value-type="time">
            <text:p>07:33:19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6" calcext:value-type="float">
            <text:p>113.6</text:p>
          </table:table-cell>
          <table:table-cell office:value-type="float" office:value="919.94" calcext:value-type="float">
            <text:p>919.94</text:p>
          </table:table-cell>
          <table:table-cell office:value-type="float" office:value="1116.76" calcext:value-type="float">
            <text:p>1116.76</text:p>
          </table:table-cell>
        </table:table-row>
        <table:table-row table:style-name="ro1">
          <table:table-cell office:value-type="float" office:value="27215333" calcext:value-type="float">
            <text:p>27215333</text:p>
          </table:table-cell>
          <table:table-cell table:formula="of:=[.A1703]/1000/(60*60*24)" office:value-type="time" office:time-value="PT07H33M35.333S" calcext:value-type="time">
            <text:p>07:33:35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7" calcext:value-type="float">
            <text:p>113.17</text:p>
          </table:table-cell>
          <table:table-cell office:value-type="float" office:value="920.41" calcext:value-type="float">
            <text:p>920.41</text:p>
          </table:table-cell>
          <table:table-cell office:value-type="float" office:value="1117.27" calcext:value-type="float">
            <text:p>1117.27</text:p>
          </table:table-cell>
        </table:table-row>
        <table:table-row table:style-name="ro1">
          <table:table-cell office:value-type="float" office:value="27231333" calcext:value-type="float">
            <text:p>27231333</text:p>
          </table:table-cell>
          <table:table-cell table:formula="of:=[.A1704]/1000/(60*60*24)" office:value-type="time" office:time-value="PT07H33M51.333S" calcext:value-type="time">
            <text:p>07:33:51</text:p>
          </table:table-cell>
          <table:table-cell office:value-type="float" office:value="1.05" calcext:value-type="float">
            <text:p>1.05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53" calcext:value-type="float">
            <text:p>112.53</text:p>
          </table:table-cell>
          <table:table-cell office:value-type="float" office:value="920.89" calcext:value-type="float">
            <text:p>920.89</text:p>
          </table:table-cell>
          <table:table-cell office:value-type="float" office:value="1117.77" calcext:value-type="float">
            <text:p>1117.77</text:p>
          </table:table-cell>
        </table:table-row>
        <table:table-row table:style-name="ro1">
          <table:table-cell office:value-type="float" office:value="27247333" calcext:value-type="float">
            <text:p>27247333</text:p>
          </table:table-cell>
          <table:table-cell table:formula="of:=[.A1705]/1000/(60*60*24)" office:value-type="time" office:time-value="PT07H34M07.333S" calcext:value-type="time">
            <text:p>07:34:07</text:p>
          </table:table-cell>
          <table:table-cell office:value-type="float" office:value="1.05" calcext:value-type="float">
            <text:p>1.05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43" calcext:value-type="float">
            <text:p>112.43</text:p>
          </table:table-cell>
          <table:table-cell office:value-type="float" office:value="921.36" calcext:value-type="float">
            <text:p>921.36</text:p>
          </table:table-cell>
          <table:table-cell office:value-type="float" office:value="1118.27" calcext:value-type="float">
            <text:p>1118.27</text:p>
          </table:table-cell>
        </table:table-row>
        <table:table-row table:style-name="ro1">
          <table:table-cell office:value-type="float" office:value="27263333" calcext:value-type="float">
            <text:p>27263333</text:p>
          </table:table-cell>
          <table:table-cell table:formula="of:=[.A1706]/1000/(60*60*24)" office:value-type="time" office:time-value="PT07H34M23.333S" calcext:value-type="time">
            <text:p>07:34:23</text:p>
          </table:table-cell>
          <table:table-cell office:value-type="float" office:value="1.05" calcext:value-type="float">
            <text:p>1.05</text:p>
          </table:table-cell>
          <table:table-cell office:value-type="float" office:value="106.5" calcext:value-type="float">
            <text:p>106.5</text:p>
          </table:table-cell>
          <table:table-cell office:value-type="float" office:value="112.32" calcext:value-type="float">
            <text:p>112.32</text:p>
          </table:table-cell>
          <table:table-cell office:value-type="float" office:value="921.84" calcext:value-type="float">
            <text:p>921.84</text:p>
          </table:table-cell>
          <table:table-cell office:value-type="float" office:value="1118.77" calcext:value-type="float">
            <text:p>1118.77</text:p>
          </table:table-cell>
        </table:table-row>
        <table:table-row table:style-name="ro1">
          <table:table-cell office:value-type="float" office:value="27279333" calcext:value-type="float">
            <text:p>27279333</text:p>
          </table:table-cell>
          <table:table-cell table:formula="of:=[.A1707]/1000/(60*60*24)" office:value-type="time" office:time-value="PT07H34M39.333S" calcext:value-type="time">
            <text:p>07:34:39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922.31" calcext:value-type="float">
            <text:p>922.31</text:p>
          </table:table-cell>
          <table:table-cell office:value-type="float" office:value="1119.27" calcext:value-type="float">
            <text:p>1119.27</text:p>
          </table:table-cell>
        </table:table-row>
        <table:table-row table:style-name="ro1">
          <table:table-cell office:value-type="float" office:value="27295333" calcext:value-type="float">
            <text:p>27295333</text:p>
          </table:table-cell>
          <table:table-cell table:formula="of:=[.A1708]/1000/(60*60*24)" office:value-type="time" office:time-value="PT07H34M55.333S" calcext:value-type="time">
            <text:p>07:34:55</text:p>
          </table:table-cell>
          <table:table-cell office:value-type="float" office:value="1.05" calcext:value-type="float">
            <text:p>1.05</text:p>
          </table:table-cell>
          <table:table-cell office:value-type="float" office:value="106.2" calcext:value-type="float">
            <text:p>106.2</text:p>
          </table:table-cell>
          <table:table-cell office:value-type="float" office:value="112" calcext:value-type="float">
            <text:p>112</text:p>
          </table:table-cell>
          <table:table-cell office:value-type="float" office:value="922.78" calcext:value-type="float">
            <text:p>922.78</text:p>
          </table:table-cell>
          <table:table-cell office:value-type="float" office:value="1119.77" calcext:value-type="float">
            <text:p>1119.77</text:p>
          </table:table-cell>
        </table:table-row>
        <table:table-row table:style-name="ro1">
          <table:table-cell office:value-type="float" office:value="27311333" calcext:value-type="float">
            <text:p>27311333</text:p>
          </table:table-cell>
          <table:table-cell table:formula="of:=[.A1709]/1000/(60*60*24)" office:value-type="time" office:time-value="PT07H35M11.333S" calcext:value-type="time">
            <text:p>07:35:11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47" calcext:value-type="float">
            <text:p>111.47</text:p>
          </table:table-cell>
          <table:table-cell office:value-type="float" office:value="923.25" calcext:value-type="float">
            <text:p>923.25</text:p>
          </table:table-cell>
          <table:table-cell office:value-type="float" office:value="1120.26" calcext:value-type="float">
            <text:p>1120.26</text:p>
          </table:table-cell>
        </table:table-row>
        <table:table-row table:style-name="ro1">
          <table:table-cell office:value-type="float" office:value="27327333" calcext:value-type="float">
            <text:p>27327333</text:p>
          </table:table-cell>
          <table:table-cell table:formula="of:=[.A1710]/1000/(60*60*24)" office:value-type="time" office:time-value="PT07H35M27.333S" calcext:value-type="time">
            <text:p>07:35:27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36" calcext:value-type="float">
            <text:p>111.36</text:p>
          </table:table-cell>
          <table:table-cell office:value-type="float" office:value="923.72" calcext:value-type="float">
            <text:p>923.72</text:p>
          </table:table-cell>
          <table:table-cell office:value-type="float" office:value="1120.76" calcext:value-type="float">
            <text:p>1120.76</text:p>
          </table:table-cell>
        </table:table-row>
        <table:table-row table:style-name="ro1">
          <table:table-cell office:value-type="float" office:value="27343333" calcext:value-type="float">
            <text:p>27343333</text:p>
          </table:table-cell>
          <table:table-cell table:formula="of:=[.A1711]/1000/(60*60*24)" office:value-type="time" office:time-value="PT07H35M43.333S" calcext:value-type="time">
            <text:p>07:35:43</text:p>
          </table:table-cell>
          <table:table-cell office:value-type="float" office:value="1.05" calcext:value-type="float">
            <text:p>1.05</text:p>
          </table:table-cell>
          <table:table-cell office:value-type="float" office:value="105.8" calcext:value-type="float">
            <text:p>105.8</text:p>
          </table:table-cell>
          <table:table-cell office:value-type="float" office:value="111.15" calcext:value-type="float">
            <text:p>111.15</text:p>
          </table:table-cell>
          <table:table-cell office:value-type="float" office:value="924.19" calcext:value-type="float">
            <text:p>924.19</text:p>
          </table:table-cell>
          <table:table-cell office:value-type="float" office:value="1121.25" calcext:value-type="float">
            <text:p>1121.25</text:p>
          </table:table-cell>
        </table:table-row>
        <table:table-row table:style-name="ro1">
          <table:table-cell office:value-type="float" office:value="27359333" calcext:value-type="float">
            <text:p>27359333</text:p>
          </table:table-cell>
          <table:table-cell table:formula="of:=[.A1712]/1000/(60*60*24)" office:value-type="time" office:time-value="PT07H35M59.333S" calcext:value-type="time">
            <text:p>07:35:59</text:p>
          </table:table-cell>
          <table:table-cell office:value-type="float" office:value="1.05" calcext:value-type="float">
            <text:p>1.05</text:p>
          </table:table-cell>
          <table:table-cell office:value-type="float" office:value="105.6" calcext:value-type="float">
            <text:p>10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924.66" calcext:value-type="float">
            <text:p>924.66</text:p>
          </table:table-cell>
          <table:table-cell office:value-type="float" office:value="1121.75" calcext:value-type="float">
            <text:p>1121.75</text:p>
          </table:table-cell>
        </table:table-row>
        <table:table-row table:style-name="ro1">
          <table:table-cell office:value-type="float" office:value="27375333" calcext:value-type="float">
            <text:p>27375333</text:p>
          </table:table-cell>
          <table:table-cell table:formula="of:=[.A1713]/1000/(60*60*24)" office:value-type="time" office:time-value="PT07H36M15.333S" calcext:value-type="time">
            <text:p>07:36:15</text:p>
          </table:table-cell>
          <table:table-cell office:value-type="float" office:value="1.05" calcext:value-type="float">
            <text:p>1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10.41" calcext:value-type="float">
            <text:p>110.41</text:p>
          </table:table-cell>
          <table:table-cell office:value-type="float" office:value="925.13" calcext:value-type="float">
            <text:p>925.13</text:p>
          </table:table-cell>
          <table:table-cell office:value-type="float" office:value="1122.24" calcext:value-type="float">
            <text:p>1122.24</text:p>
          </table:table-cell>
        </table:table-row>
        <table:table-row table:style-name="ro1">
          <table:table-cell office:value-type="float" office:value="27391333" calcext:value-type="float">
            <text:p>27391333</text:p>
          </table:table-cell>
          <table:table-cell table:formula="of:=[.A1714]/1000/(60*60*24)" office:value-type="time" office:time-value="PT07H36M31.333S" calcext:value-type="time">
            <text:p>07:36:31</text:p>
          </table:table-cell>
          <table:table-cell office:value-type="float" office:value="1.04" calcext:value-type="float">
            <text:p>1.04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78" calcext:value-type="float">
            <text:p>109.78</text:p>
          </table:table-cell>
          <table:table-cell office:value-type="float" office:value="925.6" calcext:value-type="float">
            <text:p>925.6</text:p>
          </table:table-cell>
          <table:table-cell office:value-type="float" office:value="1122.73" calcext:value-type="float">
            <text:p>1122.73</text:p>
          </table:table-cell>
        </table:table-row>
        <table:table-row table:style-name="ro1">
          <table:table-cell office:value-type="float" office:value="27407333" calcext:value-type="float">
            <text:p>27407333</text:p>
          </table:table-cell>
          <table:table-cell table:formula="of:=[.A1715]/1000/(60*60*24)" office:value-type="time" office:time-value="PT07H36M47.333S" calcext:value-type="time">
            <text:p>07:36:47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926.07" calcext:value-type="float">
            <text:p>926.07</text:p>
          </table:table-cell>
          <table:table-cell office:value-type="float" office:value="1123.22" calcext:value-type="float">
            <text:p>1123.22</text:p>
          </table:table-cell>
        </table:table-row>
        <table:table-row table:style-name="ro1">
          <table:table-cell office:value-type="float" office:value="27423333" calcext:value-type="float">
            <text:p>27423333</text:p>
          </table:table-cell>
          <table:table-cell table:formula="of:=[.A1716]/1000/(60*60*24)" office:value-type="time" office:time-value="PT07H37M03.333S" calcext:value-type="time">
            <text:p>07:37:03</text:p>
          </table:table-cell>
          <table:table-cell office:value-type="float" office:value="1.04" calcext:value-type="float">
            <text:p>1.04</text:p>
          </table:table-cell>
          <table:table-cell office:value-type="float" office:value="105" calcext:value-type="float">
            <text:p>105</text:p>
          </table:table-cell>
          <table:table-cell office:value-type="float" office:value="109.46" calcext:value-type="float">
            <text:p>109.46</text:p>
          </table:table-cell>
          <table:table-cell office:value-type="float" office:value="926.54" calcext:value-type="float">
            <text:p>926.54</text:p>
          </table:table-cell>
          <table:table-cell office:value-type="float" office:value="1123.7" calcext:value-type="float">
            <text:p>1123.7</text:p>
          </table:table-cell>
        </table:table-row>
        <table:table-row table:style-name="ro1">
          <table:table-cell office:value-type="float" office:value="27439333" calcext:value-type="float">
            <text:p>27439333</text:p>
          </table:table-cell>
          <table:table-cell table:formula="of:=[.A1717]/1000/(60*60*24)" office:value-type="time" office:time-value="PT07H37M19.333S" calcext:value-type="time">
            <text:p>07:37:19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8.94" calcext:value-type="float">
            <text:p>108.94</text:p>
          </table:table-cell>
          <table:table-cell office:value-type="float" office:value="927" calcext:value-type="float">
            <text:p>927</text:p>
          </table:table-cell>
          <table:table-cell office:value-type="float" office:value="1124.19" calcext:value-type="float">
            <text:p>1124.19</text:p>
          </table:table-cell>
        </table:table-row>
        <table:table-row table:style-name="ro1">
          <table:table-cell office:value-type="float" office:value="27455333" calcext:value-type="float">
            <text:p>27455333</text:p>
          </table:table-cell>
          <table:table-cell table:formula="of:=[.A1718]/1000/(60*60*24)" office:value-type="time" office:time-value="PT07H37M35.333S" calcext:value-type="time">
            <text:p>07:37:35</text:p>
          </table:table-cell>
          <table:table-cell office:value-type="float" office:value="1.04" calcext:value-type="float">
            <text:p>1.04</text:p>
          </table:table-cell>
          <table:table-cell office:value-type="float" office:value="104.7" calcext:value-type="float">
            <text:p>104.7</text:p>
          </table:table-cell>
          <table:table-cell office:value-type="float" office:value="108.73" calcext:value-type="float">
            <text:p>108.73</text:p>
          </table:table-cell>
          <table:table-cell office:value-type="float" office:value="927.47" calcext:value-type="float">
            <text:p>927.47</text:p>
          </table:table-cell>
          <table:table-cell office:value-type="float" office:value="1124.67" calcext:value-type="float">
            <text:p>1124.67</text:p>
          </table:table-cell>
        </table:table-row>
        <table:table-row table:style-name="ro1">
          <table:table-cell office:value-type="float" office:value="27471333" calcext:value-type="float">
            <text:p>27471333</text:p>
          </table:table-cell>
          <table:table-cell table:formula="of:=[.A1719]/1000/(60*60*24)" office:value-type="time" office:time-value="PT07H37M51.333S" calcext:value-type="time">
            <text:p>07:37:51</text:p>
          </table:table-cell>
          <table:table-cell office:value-type="float" office:value="1.03" calcext:value-type="float">
            <text:p>1.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2" calcext:value-type="float">
            <text:p>108.2</text:p>
          </table:table-cell>
          <table:table-cell office:value-type="float" office:value="927.93" calcext:value-type="float">
            <text:p>927.93</text:p>
          </table:table-cell>
          <table:table-cell office:value-type="float" office:value="1125.15" calcext:value-type="float">
            <text:p>1125.15</text:p>
          </table:table-cell>
        </table:table-row>
        <table:table-row table:style-name="ro1">
          <table:table-cell office:value-type="float" office:value="27487333" calcext:value-type="float">
            <text:p>27487333</text:p>
          </table:table-cell>
          <table:table-cell table:formula="of:=[.A1720]/1000/(60*60*24)" office:value-type="time" office:time-value="PT07H38M07.333S" calcext:value-type="time">
            <text:p>07:38:07</text:p>
          </table:table-cell>
          <table:table-cell office:value-type="float" office:value="1.03" calcext:value-type="float">
            <text:p>1.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8" calcext:value-type="float">
            <text:p>108</text:p>
          </table:table-cell>
          <table:table-cell office:value-type="float" office:value="928.4" calcext:value-type="float">
            <text:p>928.4</text:p>
          </table:table-cell>
          <table:table-cell office:value-type="float" office:value="1125.63" calcext:value-type="float">
            <text:p>1125.63</text:p>
          </table:table-cell>
        </table:table-row>
        <table:table-row table:style-name="ro1">
          <table:table-cell office:value-type="float" office:value="27503333" calcext:value-type="float">
            <text:p>27503333</text:p>
          </table:table-cell>
          <table:table-cell table:formula="of:=[.A1721]/1000/(60*60*24)" office:value-type="time" office:time-value="PT07H38M23.333S" calcext:value-type="time">
            <text:p>07:38:23</text:p>
          </table:table-cell>
          <table:table-cell office:value-type="float" office:value="1.03" calcext:value-type="float">
            <text:p>1.03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79" calcext:value-type="float">
            <text:p>107.79</text:p>
          </table:table-cell>
          <table:table-cell office:value-type="float" office:value="928.86" calcext:value-type="float">
            <text:p>928.86</text:p>
          </table:table-cell>
          <table:table-cell office:value-type="float" office:value="1126.11" calcext:value-type="float">
            <text:p>1126.11</text:p>
          </table:table-cell>
        </table:table-row>
        <table:table-row table:style-name="ro1">
          <table:table-cell office:value-type="float" office:value="27519333" calcext:value-type="float">
            <text:p>27519333</text:p>
          </table:table-cell>
          <table:table-cell table:formula="of:=[.A1722]/1000/(60*60*24)" office:value-type="time" office:time-value="PT07H38M39.333S" calcext:value-type="time">
            <text:p>07:38:39</text:p>
          </table:table-cell>
          <table:table-cell office:value-type="float" office:value="1.03" calcext:value-type="float">
            <text:p>1.03</text:p>
          </table:table-cell>
          <table:table-cell office:value-type="float" office:value="104" calcext:value-type="float">
            <text:p>104</text:p>
          </table:table-cell>
          <table:table-cell office:value-type="float" office:value="107.16" calcext:value-type="float">
            <text:p>107.16</text:p>
          </table:table-cell>
          <table:table-cell office:value-type="float" office:value="929.32" calcext:value-type="float">
            <text:p>929.32</text:p>
          </table:table-cell>
          <table:table-cell office:value-type="float" office:value="1126.59" calcext:value-type="float">
            <text:p>1126.59</text:p>
          </table:table-cell>
        </table:table-row>
        <table:table-row table:style-name="ro1">
          <table:table-cell office:value-type="float" office:value="27535333" calcext:value-type="float">
            <text:p>27535333</text:p>
          </table:table-cell>
          <table:table-cell table:formula="of:=[.A1723]/1000/(60*60*24)" office:value-type="time" office:time-value="PT07H38M55.333S" calcext:value-type="time">
            <text:p>07:38:55</text:p>
          </table:table-cell>
          <table:table-cell office:value-type="float" office:value="1.03" calcext:value-type="float">
            <text:p>1.03</text:p>
          </table:table-cell>
          <table:table-cell office:value-type="float" office:value="103.8" calcext:value-type="float">
            <text:p>103.8</text:p>
          </table:table-cell>
          <table:table-cell office:value-type="float" office:value="106.95" calcext:value-type="float">
            <text:p>106.95</text:p>
          </table:table-cell>
          <table:table-cell office:value-type="float" office:value="929.79" calcext:value-type="float">
            <text:p>929.79</text:p>
          </table:table-cell>
          <table:table-cell office:value-type="float" office:value="1127.07" calcext:value-type="float">
            <text:p>1127.07</text:p>
          </table:table-cell>
        </table:table-row>
        <table:table-row table:style-name="ro1">
          <table:table-cell office:value-type="float" office:value="27551333" calcext:value-type="float">
            <text:p>27551333</text:p>
          </table:table-cell>
          <table:table-cell table:formula="of:=[.A1724]/1000/(60*60*24)" office:value-type="time" office:time-value="PT07H39M11.333S" calcext:value-type="time">
            <text:p>07:39:11</text:p>
          </table:table-cell>
          <table:table-cell office:value-type="float" office:value="1.03" calcext:value-type="float">
            <text:p>1.03</text:p>
          </table:table-cell>
          <table:table-cell office:value-type="float" office:value="103.6" calcext:value-type="float">
            <text:p>103.6</text:p>
          </table:table-cell>
          <table:table-cell office:value-type="float" office:value="106.33" calcext:value-type="float">
            <text:p>106.33</text:p>
          </table:table-cell>
          <table:table-cell office:value-type="float" office:value="930.25" calcext:value-type="float">
            <text:p>930.25</text:p>
          </table:table-cell>
          <table:table-cell office:value-type="float" office:value="1127.54" calcext:value-type="float">
            <text:p>1127.54</text:p>
          </table:table-cell>
        </table:table-row>
        <table:table-row table:style-name="ro1">
          <table:table-cell office:value-type="float" office:value="27567333" calcext:value-type="float">
            <text:p>27567333</text:p>
          </table:table-cell>
          <table:table-cell table:formula="of:=[.A1725]/1000/(60*60*24)" office:value-type="time" office:time-value="PT07H39M27.333S" calcext:value-type="time">
            <text:p>07:39:27</text:p>
          </table:table-cell>
          <table:table-cell office:value-type="float" office:value="1.03" calcext:value-type="float">
            <text:p>1.03</text:p>
          </table:table-cell>
          <table:table-cell office:value-type="float" office:value="103.4" calcext:value-type="float">
            <text:p>103.4</text:p>
          </table:table-cell>
          <table:table-cell office:value-type="float" office:value="106.12" calcext:value-type="float">
            <text:p>106.12</text:p>
          </table:table-cell>
          <table:table-cell office:value-type="float" office:value="930.71" calcext:value-type="float">
            <text:p>930.71</text:p>
          </table:table-cell>
          <table:table-cell office:value-type="float" office:value="1128.01" calcext:value-type="float">
            <text:p>1128.01</text:p>
          </table:table-cell>
        </table:table-row>
        <table:table-row table:style-name="ro1">
          <table:table-cell office:value-type="float" office:value="27583332" calcext:value-type="float">
            <text:p>27583332</text:p>
          </table:table-cell>
          <table:table-cell table:formula="of:=[.A1726]/1000/(60*60*24)" office:value-type="time" office:time-value="PT07H39M43.332S" calcext:value-type="time">
            <text:p>07:39:43</text:p>
          </table:table-cell>
          <table:table-cell office:value-type="float" office:value="1.02" calcext:value-type="float">
            <text:p>1.02</text:p>
          </table:table-cell>
          <table:table-cell office:value-type="float" office:value="103.2" calcext:value-type="float">
            <text:p>103.2</text:p>
          </table:table-cell>
          <table:table-cell office:value-type="float" office:value="105.5" calcext:value-type="float">
            <text:p>105.5</text:p>
          </table:table-cell>
          <table:table-cell office:value-type="float" office:value="931.17" calcext:value-type="float">
            <text:p>931.17</text:p>
          </table:table-cell>
          <table:table-cell office:value-type="float" office:value="1128.48" calcext:value-type="float">
            <text:p>1128.48</text:p>
          </table:table-cell>
        </table:table-row>
        <table:table-row table:style-name="ro1">
          <table:table-cell office:value-type="float" office:value="27599333" calcext:value-type="float">
            <text:p>27599333</text:p>
          </table:table-cell>
          <table:table-cell table:formula="of:=[.A1727]/1000/(60*60*24)" office:value-type="time" office:time-value="PT07H39M59.333S" calcext:value-type="time">
            <text:p>07:39:59</text:p>
          </table:table-cell>
          <table:table-cell office:value-type="float" office:value="1.02" calcext:value-type="float">
            <text:p>1.02</text:p>
          </table:table-cell>
          <table:table-cell office:value-type="float" office:value="103" calcext:value-type="float">
            <text:p>103</text:p>
          </table:table-cell>
          <table:table-cell office:value-type="float" office:value="105.3" calcext:value-type="float">
            <text:p>105.3</text:p>
          </table:table-cell>
          <table:table-cell office:value-type="float" office:value="931.62" calcext:value-type="float">
            <text:p>931.62</text:p>
          </table:table-cell>
          <table:table-cell office:value-type="float" office:value="1128.95" calcext:value-type="float">
            <text:p>1128.95</text:p>
          </table:table-cell>
        </table:table-row>
        <table:table-row table:style-name="ro1">
          <table:table-cell office:value-type="float" office:value="27615333" calcext:value-type="float">
            <text:p>27615333</text:p>
          </table:table-cell>
          <table:table-cell table:formula="of:=[.A1728]/1000/(60*60*24)" office:value-type="time" office:time-value="PT07H40M15.333S" calcext:value-type="time">
            <text:p>07:40:15</text:p>
          </table:table-cell>
          <table:table-cell office:value-type="float" office:value="1.02" calcext:value-type="float">
            <text:p>1.02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68" calcext:value-type="float">
            <text:p>104.68</text:p>
          </table:table-cell>
          <table:table-cell office:value-type="float" office:value="932.08" calcext:value-type="float">
            <text:p>932.08</text:p>
          </table:table-cell>
          <table:table-cell office:value-type="float" office:value="1129.42" calcext:value-type="float">
            <text:p>1129.42</text:p>
          </table:table-cell>
        </table:table-row>
        <table:table-row table:style-name="ro1">
          <table:table-cell office:value-type="float" office:value="27631333" calcext:value-type="float">
            <text:p>27631333</text:p>
          </table:table-cell>
          <table:table-cell table:formula="of:=[.A1729]/1000/(60*60*24)" office:value-type="time" office:time-value="PT07H40M31.333S" calcext:value-type="time">
            <text:p>07:40:31</text:p>
          </table:table-cell>
          <table:table-cell office:value-type="float" office:value="1.01" calcext:value-type="float">
            <text:p>1.01</text:p>
          </table:table-cell>
          <table:table-cell office:value-type="float" office:value="102.5" calcext:value-type="float">
            <text:p>102.5</text:p>
          </table:table-cell>
          <table:table-cell office:value-type="float" office:value="103.96" calcext:value-type="float">
            <text:p>103.96</text:p>
          </table:table-cell>
          <table:table-cell office:value-type="float" office:value="932.54" calcext:value-type="float">
            <text:p>932.54</text:p>
          </table:table-cell>
          <table:table-cell office:value-type="float" office:value="1129.88" calcext:value-type="float">
            <text:p>1129.88</text:p>
          </table:table-cell>
        </table:table-row>
        <table:table-row table:style-name="ro1">
          <table:table-cell office:value-type="float" office:value="27647333" calcext:value-type="float">
            <text:p>27647333</text:p>
          </table:table-cell>
          <table:table-cell table:formula="of:=[.A1730]/1000/(60*60*24)" office:value-type="time" office:time-value="PT07H40M47.333S" calcext:value-type="time">
            <text:p>07:40:47</text:p>
          </table:table-cell>
          <table:table-cell office:value-type="float" office:value="1.01" calcext:value-type="float">
            <text:p>1.01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65" calcext:value-type="float">
            <text:p>103.65</text:p>
          </table:table-cell>
          <table:table-cell office:value-type="float" office:value="932.99" calcext:value-type="float">
            <text:p>932.99</text:p>
          </table:table-cell>
          <table:table-cell office:value-type="float" office:value="1130.34" calcext:value-type="float">
            <text:p>1130.34</text:p>
          </table:table-cell>
        </table:table-row>
        <table:table-row table:style-name="ro1">
          <table:table-cell office:value-type="float" office:value="27663333" calcext:value-type="float">
            <text:p>27663333</text:p>
          </table:table-cell>
          <table:table-cell table:formula="of:=[.A1731]/1000/(60*60*24)" office:value-type="time" office:time-value="PT07H41M03.333S" calcext:value-type="time">
            <text:p>07:41:03</text:p>
          </table:table-cell>
          <table:table-cell office:value-type="float" office:value="1.01" calcext:value-type="float">
            <text:p>1.01</text:p>
          </table:table-cell>
          <table:table-cell office:value-type="float" office:value="102" calcext:value-type="float">
            <text:p>102</text:p>
          </table:table-cell>
          <table:table-cell office:value-type="float" office:value="103.04" calcext:value-type="float">
            <text:p>103.04</text:p>
          </table:table-cell>
          <table:table-cell office:value-type="float" office:value="933.45" calcext:value-type="float">
            <text:p>933.45</text:p>
          </table:table-cell>
          <table:table-cell office:value-type="float" office:value="1130.8" calcext:value-type="float">
            <text:p>1130.8</text:p>
          </table:table-cell>
        </table:table-row>
        <table:table-row table:style-name="ro1">
          <table:table-cell office:value-type="float" office:value="27679333" calcext:value-type="float">
            <text:p>27679333</text:p>
          </table:table-cell>
          <table:table-cell table:formula="of:=[.A1732]/1000/(60*60*24)" office:value-type="time" office:time-value="PT07H41M19.333S" calcext:value-type="time">
            <text:p>07:41:19</text:p>
          </table:table-cell>
          <table:table-cell office:value-type="float" office:value="1.01" calcext:value-type="float">
            <text:p>1.01</text:p>
          </table:table-cell>
          <table:table-cell office:value-type="float" office:value="101.9" calcext:value-type="float">
            <text:p>101.9</text:p>
          </table:table-cell>
          <table:table-cell office:value-type="float" office:value="102.53" calcext:value-type="float">
            <text:p>102.53</text:p>
          </table:table-cell>
          <table:table-cell office:value-type="float" office:value="933.9" calcext:value-type="float">
            <text:p>933.9</text:p>
          </table:table-cell>
          <table:table-cell office:value-type="float" office:value="1131.26" calcext:value-type="float">
            <text:p>1131.26</text:p>
          </table:table-cell>
        </table:table-row>
        <table:table-row table:style-name="ro1">
          <table:table-cell office:value-type="float" office:value="27695333" calcext:value-type="float">
            <text:p>27695333</text:p>
          </table:table-cell>
          <table:table-cell table:formula="of:=[.A1733]/1000/(60*60*24)" office:value-type="time" office:time-value="PT07H41M35.333S" calcext:value-type="time">
            <text:p>07:41:35</text:p>
          </table:table-cell>
          <table:table-cell office:value-type="float" office:value="1.01" calcext:value-type="float">
            <text:p>1.01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23" calcext:value-type="float">
            <text:p>102.23</text:p>
          </table:table-cell>
          <table:table-cell office:value-type="float" office:value="934.35" calcext:value-type="float">
            <text:p>934.35</text:p>
          </table:table-cell>
          <table:table-cell office:value-type="float" office:value="1131.71" calcext:value-type="float">
            <text:p>1131.71</text:p>
          </table:table-cell>
        </table:table-row>
        <table:table-row table:style-name="ro1">
          <table:table-cell office:value-type="float" office:value="27711333" calcext:value-type="float">
            <text:p>27711333</text:p>
          </table:table-cell>
          <table:table-cell table:formula="of:=[.A1734]/1000/(60*60*24)" office:value-type="time" office:time-value="PT07H41M51.333S" calcext:value-type="time">
            <text:p>07:41:51</text:p>
          </table:table-cell>
          <table:table-cell office:value-type="float" office:value="1" calcext:value-type="float">
            <text:p>1</text:p>
          </table:table-cell>
          <table:table-cell office:value-type="float" office:value="101.4" calcext:value-type="float">
            <text:p>101.4</text:p>
          </table:table-cell>
          <table:table-cell office:value-type="float" office:value="101.62" calcext:value-type="float">
            <text:p>101.62</text:p>
          </table:table-cell>
          <table:table-cell office:value-type="float" office:value="934.8" calcext:value-type="float">
            <text:p>934.8</text:p>
          </table:table-cell>
          <table:table-cell office:value-type="float" office:value="1132.17" calcext:value-type="float">
            <text:p>1132.17</text:p>
          </table:table-cell>
        </table:table-row>
        <table:table-row table:style-name="ro1">
          <table:table-cell office:value-type="float" office:value="27722333" calcext:value-type="float">
            <text:p>27722333</text:p>
          </table:table-cell>
          <table:table-cell table:formula="of:=[.A1735]/1000/(60*60*24)" office:value-type="time" office:time-value="PT07H42M02.333S" calcext:value-type="time">
            <text:p>07:42:02</text:p>
          </table:table-cell>
          <table:table-cell office:value-type="float" office:value="1" calcext:value-type="float">
            <text:p>1</text:p>
          </table:table-cell>
          <table:table-cell office:value-type="float" office:value="101.2" calcext:value-type="float">
            <text:p>101.2</text:p>
          </table:table-cell>
          <table:table-cell office:value-type="float" office:value="101.01" calcext:value-type="float">
            <text:p>101.01</text:p>
          </table:table-cell>
          <table:table-cell office:value-type="float" office:value="935.11" calcext:value-type="float">
            <text:p>935.11</text:p>
          </table:table-cell>
          <table:table-cell office:value-type="float" office:value="1132.48" calcext:value-type="float">
            <text:p>1132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6T01:41:37.529000000</dc:date>
    <meta:editing-duration>PT9M49S</meta:editing-duration>
    <meta:editing-cycles>1</meta:editing-cycles>
    <meta:document-statistic meta:table-count="1" meta:cell-count="12145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65cm" svg:height="15.224cm" xlink:href=".." xlink:type="simple" chart:class="chart:line" chart:style-name="ch1">
        <chart:title svg:x="9.083cm" svg:y="0.44cm" chart:style-name="ch2">
          <text:p>Conrad Endurance AAA (ooc) @ 10 Ohm #2</text:p>
        </chart:title>
        <chart:legend chart:legend-position="end" svg:x="24.61cm" svg:y="7.313cm" style:legend-expansion="high" chart:style-name="ch3"/>
        <chart:plot-area chart:style-name="ch4" table:cell-range-address="LOGGER01.B1:LOGGER01.C1735" chart:data-source-has-labels="both" svg:x="0.541cm" svg:y="1.523cm" svg:width="23.528cm" svg:height="13.397cm">
          <chartooo:coordinate-region svg:x="1.453cm" svg:y="1.523cm" svg:width="22.616cm" svg:height="12.069cm"/>
          <chart:axis chart:dimension="x" chart:name="primary-x" chart:style-name="ch5" chartooo:axis-type="auto">
            <chartooo:date-scale/>
            <chart:categories table:cell-range-address="LOGGER01.B2:LOGGER01.B17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1735" chart:label-cell-address="LOGGER01.C1:LOGGER01.C1" chart:class="chart:line">
            <chart:data-point chart:repeated="17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1735</svg:desc>
                </draw:g>
              </table:table-cell>
              <table:table-cell office:value-type="float" office:value="1.41">
                <text:p>1.41</text:p>
                <draw:g>
                  <svg:desc>LOGGER01.C2:LOGGER01.C1735</svg:desc>
                </draw:g>
              </table:table-cell>
            </table:table-row>
            <table:table-row>
              <table:table-cell office:value-type="float" office:value="0.000177465277777778">
                <text:p>0.00017746527777777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362650462962963">
                <text:p>0.00036265046296296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547835648148148">
                <text:p>0.00054783564814814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733020833333333">
                <text:p>0.00073302083333333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918206018518518">
                <text:p>0.00091820601851851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11033912037037">
                <text:p>0.001103391203703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128857638888889">
                <text:p>0.0012885763888888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147376157407407">
                <text:p>0.0014737615740740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165894675925926">
                <text:p>0.0016589467592592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184413194444444">
                <text:p>0.0018441319444444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02931712962963">
                <text:p>0.0020293171296296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21450231481481">
                <text:p>0.0022145023148148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23996875">
                <text:p>0.002399687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258487268518519">
                <text:p>0.00258487268518519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277005787037037">
                <text:p>0.0027700578703703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295524305555556">
                <text:p>0.0029552430555555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14042824074074">
                <text:p>0.0031404282407407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32561342592593">
                <text:p>0.0033256134259259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351079861111111">
                <text:p>0.0035107986111111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36959837962963">
                <text:p>0.003695983796296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388116898148148">
                <text:p>0.0038811689814814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406635416666667">
                <text:p>0.0040663541666666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425153935185185">
                <text:p>0.0042515393518518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443672453703704">
                <text:p>0.0044367245370370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462189814814815">
                <text:p>0.0046218981481481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480709490740741">
                <text:p>0.0048070949074074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499228009259259">
                <text:p>0.0049922800925925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17746527777778">
                <text:p>0.0051774652777777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36265046296296">
                <text:p>0.0053626504629629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554783564814815">
                <text:p>0.0055478356481481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73302083333333">
                <text:p>0.0057330208333333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591820601851852">
                <text:p>0.0059182060185185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61033912037037">
                <text:p>0.006103391203703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628857638888889">
                <text:p>0.0062885763888888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647376157407407">
                <text:p>0.0064737615740740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665894675925926">
                <text:p>0.0066589467592592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684413194444444">
                <text:p>0.0068441319444444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702931712962963">
                <text:p>0.007029317129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721449074074074">
                <text:p>0.0072144907407407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73996875">
                <text:p>0.007399687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758487268518519">
                <text:p>0.0075848726851851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777005787037037">
                <text:p>0.007770057870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795524305555556">
                <text:p>0.0079552430555555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814042824074074">
                <text:p>0.0081404282407407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832561342592593">
                <text:p>0.0083256134259259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851078703703704">
                <text:p>0.0085107870370370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86959837962963">
                <text:p>0.00869598379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888116898148148">
                <text:p>0.0088811689814814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06635416666667">
                <text:p>0.0090663541666666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25153935185185">
                <text:p>0.0092515393518518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43672453703704">
                <text:p>0.0094367245370370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62190972222222">
                <text:p>0.0096219097222222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80709490740741">
                <text:p>0.0098070949074074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999228009259259">
                <text:p>0.0099922800925925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01774652777778">
                <text:p>0.010177465277777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0362650462963">
                <text:p>0.0103626504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05478356481481">
                <text:p>0.010547835648148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07330208333333">
                <text:p>0.010733020833333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09182060185185">
                <text:p>0.010918206018518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11033912037037">
                <text:p>0.011103391203703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12885763888889">
                <text:p>0.011288576388888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14737615740741">
                <text:p>0.011473761574074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16589467592593">
                <text:p>0.011658946759259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18441319444444">
                <text:p>0.011844131944444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20293171296296">
                <text:p>0.012029317129629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22145023148148">
                <text:p>0.012214502314814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23996875">
                <text:p>0.012399687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25848726851852">
                <text:p>0.012584872685185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27700578703704">
                <text:p>0.012770057870370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29552430555556">
                <text:p>0.012955243055555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31404282407407">
                <text:p>0.013140428240740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33256134259259">
                <text:p>0.013325613425925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35107986111111">
                <text:p>0.013510798611111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36959837962963">
                <text:p>0.0136959837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38811689814815">
                <text:p>0.01388116898148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0663541666667">
                <text:p>0.014066354166666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2515393518519">
                <text:p>0.014251539351851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436724537037">
                <text:p>0.0144367245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6219097222222">
                <text:p>0.014621909722222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8070833333333">
                <text:p>0.01480708333333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9922800925926">
                <text:p>0.01499228009259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51774652777778">
                <text:p>0.01517746527777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5362650462963">
                <text:p>0.0153626504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55478356481482">
                <text:p>0.015547835648148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57330092592593">
                <text:p>0.015733009259259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59182060185185">
                <text:p>0.01591820601851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61033912037037">
                <text:p>0.0161033912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62885763888889">
                <text:p>0.016288576388888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64737615740741">
                <text:p>0.016473761574074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66589467592593">
                <text:p>0.016658946759259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68441319444444">
                <text:p>0.016844131944444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0293171296296">
                <text:p>0.017029317129629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2145023148148">
                <text:p>0.01721450231481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3996875">
                <text:p>0.017399687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75848726851852">
                <text:p>0.017584872685185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7700578703704">
                <text:p>0.0177700578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79552430555556">
                <text:p>0.0179552430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81404282407407">
                <text:p>0.0181404282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83256134259259">
                <text:p>0.0183256134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85107986111111">
                <text:p>0.0185107986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86959837962963">
                <text:p>0.0186959837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88811689814815">
                <text:p>0.0188811689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0663541666667">
                <text:p>0.0190663541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2515393518519">
                <text:p>0.019251539351851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436724537037">
                <text:p>0.0194367245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6219097222222">
                <text:p>0.0196219097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8070949074074">
                <text:p>0.0198070949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9922800925926">
                <text:p>0.0199922800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1774652777778">
                <text:p>0.0201774652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362650462963">
                <text:p>0.0203626504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5478356481481">
                <text:p>0.020547835648148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7330208333333">
                <text:p>0.0207330208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9182060185185">
                <text:p>0.0209182060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1033912037037">
                <text:p>0.0211033912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2885763888889">
                <text:p>0.0212885763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4737615740741">
                <text:p>0.0214737615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16589467592593">
                <text:p>0.0216589467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18441319444444">
                <text:p>0.0218441319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20293171296296">
                <text:p>0.0220293171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22145023148148">
                <text:p>0.0222145023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23996875">
                <text:p>0.022399687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25848726851852">
                <text:p>0.0225848726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27700578703704">
                <text:p>0.0227700578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29552430555556">
                <text:p>0.022955243055555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31404282407407">
                <text:p>0.0231404282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33256134259259">
                <text:p>0.0233256134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35107986111111">
                <text:p>0.0235107986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36959837962963">
                <text:p>0.0236959837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38811689814815">
                <text:p>0.0238811689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0663541666667">
                <text:p>0.0240663541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2515393518519">
                <text:p>0.0242515393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4436724537037">
                <text:p>0.0244367245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46219097222222">
                <text:p>0.0246219097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48070949074074">
                <text:p>0.0248070949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49922800925926">
                <text:p>0.0249922800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51774652777778">
                <text:p>0.0251774652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5362650462963">
                <text:p>0.0253626504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55478356481481">
                <text:p>0.0255478356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57330208333333">
                <text:p>0.0257330208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59182060185185">
                <text:p>0.0259182060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61033912037037">
                <text:p>0.026103391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62885763888889">
                <text:p>0.0262885763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64737615740741">
                <text:p>0.0264737615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66589467592593">
                <text:p>0.0266589467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68441319444444">
                <text:p>0.0268441319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0293171296296">
                <text:p>0.0270293171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2144907407407">
                <text:p>0.027214490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3996875">
                <text:p>0.02739968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5848726851852">
                <text:p>0.0275848726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7700578703704">
                <text:p>0.0277700578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79552430555556">
                <text:p>0.0279552430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81404282407407">
                <text:p>0.0281404282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83256134259259">
                <text:p>0.0283256134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85107986111111">
                <text:p>0.0285107986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86959837962963">
                <text:p>0.028695983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88811689814815">
                <text:p>0.0288811689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90663541666667">
                <text:p>0.029066354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92515393518518">
                <text:p>0.029251539351851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9436724537037">
                <text:p>0.0294367245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96219097222222">
                <text:p>0.029621909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98070949074074">
                <text:p>0.0298070949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99922800925926">
                <text:p>0.0299922800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1774652777778">
                <text:p>0.0301774652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362650462963">
                <text:p>0.0303626504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5478356481481">
                <text:p>0.030547835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7330208333333">
                <text:p>0.030733020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9182060185185">
                <text:p>0.0309182060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1033912037037">
                <text:p>0.031103391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2885763888889">
                <text:p>0.031288576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4737615740741">
                <text:p>0.0314737615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6589467592593">
                <text:p>0.0316589467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8441319444444">
                <text:p>0.0318441319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0293171296296">
                <text:p>0.0320293171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2145023148148">
                <text:p>0.0322145023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3996875">
                <text:p>0.03239968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5848726851852">
                <text:p>0.0325848726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7700578703704">
                <text:p>0.0327700578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9552430555556">
                <text:p>0.0329552430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1404282407407">
                <text:p>0.033140428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33256134259259">
                <text:p>0.033325613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35107986111111">
                <text:p>0.033510798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36959837962963">
                <text:p>0.033695983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38811689814815">
                <text:p>0.033881168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0663541666667">
                <text:p>0.034066354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2515393518519">
                <text:p>0.0342515393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436724537037">
                <text:p>0.034436724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6219097222222">
                <text:p>0.034621909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8070949074074">
                <text:p>0.034807094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9922800925926">
                <text:p>0.03499228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1774652777778">
                <text:p>0.035177465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362650462963">
                <text:p>0.035362650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5478356481481">
                <text:p>0.035547835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7330208333333">
                <text:p>0.035733020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9181944444444">
                <text:p>0.03591819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1033912037037">
                <text:p>0.036103391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2885763888889">
                <text:p>0.036288576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4737615740741">
                <text:p>0.036473761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6589467592593">
                <text:p>0.03665894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8441319444444">
                <text:p>0.036844131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0293171296296">
                <text:p>0.03702931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2145023148148">
                <text:p>0.037214502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3996875">
                <text:p>0.03739968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5848726851852">
                <text:p>0.03758487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7700578703704">
                <text:p>0.03777005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9552430555556">
                <text:p>0.03795524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1404282407407">
                <text:p>0.03814042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3256134259259">
                <text:p>0.03832561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5107986111111">
                <text:p>0.03851079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6959837962963">
                <text:p>0.03869598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8811689814815">
                <text:p>0.03888116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0663541666667">
                <text:p>0.03906635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2515393518519">
                <text:p>0.039251539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436724537037">
                <text:p>0.03943672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6219097222222">
                <text:p>0.03962190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8070949074074">
                <text:p>0.03980709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9922800925926">
                <text:p>0.03999228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1774652777778">
                <text:p>0.04017746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362650462963">
                <text:p>0.04036265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5478356481482">
                <text:p>0.0405478356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7330208333333">
                <text:p>0.04073302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9182060185185">
                <text:p>0.04091820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1033912037037">
                <text:p>0.04110339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2885763888889">
                <text:p>0.04128857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4737615740741">
                <text:p>0.04147376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6589467592593">
                <text:p>0.04165894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8441319444445">
                <text:p>0.041844131944444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0293171296296">
                <text:p>0.04202931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2145023148148">
                <text:p>0.04221450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3996875">
                <text:p>0.0423996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5848726851852">
                <text:p>0.04258487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7700578703704">
                <text:p>0.04277005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9552430555556">
                <text:p>0.04295524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1404282407407">
                <text:p>0.04314042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3256134259259">
                <text:p>0.04332561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5107986111111">
                <text:p>0.04351079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6959837962963">
                <text:p>0.04369598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8811689814815">
                <text:p>0.04388116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0663541666667">
                <text:p>0.0440663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2515393518519">
                <text:p>0.04425153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436724537037">
                <text:p>0.0444367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6219097222222">
                <text:p>0.04462190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8070949074074">
                <text:p>0.0448070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9922800925926">
                <text:p>0.04499228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1774652777778">
                <text:p>0.0451774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362650462963">
                <text:p>0.0453626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5478356481482">
                <text:p>0.045547835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7330208333333">
                <text:p>0.0457330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9182060185185">
                <text:p>0.04591820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1033912037037">
                <text:p>0.0461033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2885763888889">
                <text:p>0.0462885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4737615740741">
                <text:p>0.0464737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6589467592593">
                <text:p>0.0466589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8441203703704">
                <text:p>0.0468441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0293171296296">
                <text:p>0.0470293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2145023148148">
                <text:p>0.04721450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3996875">
                <text:p>0.0473996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5848726851852">
                <text:p>0.0475848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7700578703704">
                <text:p>0.04777005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9552430555555">
                <text:p>0.047955243055555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1404282407407">
                <text:p>0.04814042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3256134259259">
                <text:p>0.04832561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5107986111111">
                <text:p>0.04851079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6959837962963">
                <text:p>0.04869598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8811574074074">
                <text:p>0.0488811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0663541666667">
                <text:p>0.0490663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2515393518519">
                <text:p>0.04925153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436724537037">
                <text:p>0.0494367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6219097222222">
                <text:p>0.04962190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8070949074074">
                <text:p>0.0498070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9922800925926">
                <text:p>0.0499922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1774652777778">
                <text:p>0.05017746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362650462963">
                <text:p>0.0503626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5478356481481">
                <text:p>0.05054783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7330208333333">
                <text:p>0.0507330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9182060185185">
                <text:p>0.0509182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1033912037037">
                <text:p>0.0511033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2885763888889">
                <text:p>0.05128857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4737615740741">
                <text:p>0.0514737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6589467592593">
                <text:p>0.05165894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8441319444444">
                <text:p>0.05184413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0293171296296">
                <text:p>0.0520293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2145023148148">
                <text:p>0.0522145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3996875">
                <text:p>0.0523996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5848726851852">
                <text:p>0.0525848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7700578703704">
                <text:p>0.05277005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9552430555556">
                <text:p>0.05295524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1404282407407">
                <text:p>0.05314042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3256134259259">
                <text:p>0.0533256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5107986111111">
                <text:p>0.0535107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6959837962963">
                <text:p>0.0536959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8811689814815">
                <text:p>0.05388116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0663541666667">
                <text:p>0.05406635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2515393518518">
                <text:p>0.054251539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436724537037">
                <text:p>0.0544367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6219097222222">
                <text:p>0.0546219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8070949074074">
                <text:p>0.05480709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9922800925926">
                <text:p>0.0549922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1774652777778">
                <text:p>0.05517746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362650462963">
                <text:p>0.0553626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5478356481481">
                <text:p>0.05554783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7330208333333">
                <text:p>0.0557330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9182060185185">
                <text:p>0.0559182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1033912037037">
                <text:p>0.0561033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2885763888889">
                <text:p>0.05628857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4737615740741">
                <text:p>0.05647376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6589467592593">
                <text:p>0.05665894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8441319444444">
                <text:p>0.05684413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0293171296296">
                <text:p>0.0570293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2145023148148">
                <text:p>0.0572145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3996875">
                <text:p>0.0573996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5848726851852">
                <text:p>0.0575848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7700578703704">
                <text:p>0.05777005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9552430555555">
                <text:p>0.0579552430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1404282407407">
                <text:p>0.05814042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3256134259259">
                <text:p>0.0583256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5107986111111">
                <text:p>0.0585107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6959837962963">
                <text:p>0.0586959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8811689814815">
                <text:p>0.05888116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0663541666667">
                <text:p>0.05906635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2515393518518">
                <text:p>0.059251539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436724537037">
                <text:p>0.0594367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6219097222222">
                <text:p>0.0596219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8070949074074">
                <text:p>0.05980709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9922800925926">
                <text:p>0.0599922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1774652777778">
                <text:p>0.06017746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362650462963">
                <text:p>0.0603626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5478356481481">
                <text:p>0.06054783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7330208333333">
                <text:p>0.0607330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9182060185185">
                <text:p>0.0609182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1033912037037">
                <text:p>0.0611033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2885763888889">
                <text:p>0.06128857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4737615740741">
                <text:p>0.06147376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6589467592593">
                <text:p>0.06165894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8441319444444">
                <text:p>0.06184413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0293171296296">
                <text:p>0.0620293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2145023148148">
                <text:p>0.0622145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3996875">
                <text:p>0.0623996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5848726851852">
                <text:p>0.0625848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7700578703704">
                <text:p>0.06277005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9552430555556">
                <text:p>0.06295524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1404282407407">
                <text:p>0.06314042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3256134259259">
                <text:p>0.0633256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5107986111111">
                <text:p>0.0635107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6959837962963">
                <text:p>0.0636959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8811689814815">
                <text:p>0.06388116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0663541666667">
                <text:p>0.06406635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2515393518519">
                <text:p>0.064251539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436724537037">
                <text:p>0.0644367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6219097222222">
                <text:p>0.0646219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8070949074074">
                <text:p>0.06480709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9922800925926">
                <text:p>0.0649922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1774652777778">
                <text:p>0.06517746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362650462963">
                <text:p>0.0653626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5478356481481">
                <text:p>0.06554783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7330208333333">
                <text:p>0.06573302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9182060185185">
                <text:p>0.0659182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1033912037037">
                <text:p>0.06610339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2885763888889">
                <text:p>0.06628857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4737615740741">
                <text:p>0.06647376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6589467592593">
                <text:p>0.06665894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8441319444444">
                <text:p>0.066844131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0293171296296">
                <text:p>0.06702931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2145023148148">
                <text:p>0.0672145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3996875">
                <text:p>0.0673996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5848726851852">
                <text:p>0.06758487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7700578703704">
                <text:p>0.06777005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9552430555555">
                <text:p>0.067955243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1404282407407">
                <text:p>0.06814042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3256134259259">
                <text:p>0.06832561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5107986111111">
                <text:p>0.06851079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6959837962963">
                <text:p>0.06869598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8811689814815">
                <text:p>0.06888116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0663541666667">
                <text:p>0.06906635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2515393518519">
                <text:p>0.069251539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436724537037">
                <text:p>0.0694367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6219097222222">
                <text:p>0.06962190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8070949074074">
                <text:p>0.06980709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9922800925926">
                <text:p>0.06999228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1774652777778">
                <text:p>0.07017746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362650462963">
                <text:p>0.0703626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5478356481482">
                <text:p>0.0705478356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7330208333333">
                <text:p>0.07073302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9182060185185">
                <text:p>0.07091820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1033912037037">
                <text:p>0.07110339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2885763888889">
                <text:p>0.07128857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4737615740741">
                <text:p>0.07147376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6589467592593">
                <text:p>0.07165894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8441319444445">
                <text:p>0.0718441319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0293171296296">
                <text:p>0.07202931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2145023148148">
                <text:p>0.07221450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3996875">
                <text:p>0.0723996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5848726851852">
                <text:p>0.07258487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7700578703704">
                <text:p>0.07277005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9552430555555">
                <text:p>0.072955243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1404282407407">
                <text:p>0.07314042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3256134259259">
                <text:p>0.07332561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5107986111111">
                <text:p>0.07351079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6959837962963">
                <text:p>0.07369598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8811689814815">
                <text:p>0.07388116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0663541666667">
                <text:p>0.07406635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2515393518518">
                <text:p>0.074251539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436724537037">
                <text:p>0.0744367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6219097222222">
                <text:p>0.07462190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8070949074074">
                <text:p>0.07480709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9922800925926">
                <text:p>0.07499228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1774652777778">
                <text:p>0.07517746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362650462963">
                <text:p>0.0753626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5478356481481">
                <text:p>0.075547835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7330208333333">
                <text:p>0.07573302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9182060185185">
                <text:p>0.07591820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1033912037037">
                <text:p>0.07610339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2885763888889">
                <text:p>0.07628857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4737615740741">
                <text:p>0.07647376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6589467592593">
                <text:p>0.07665894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8441319444444">
                <text:p>0.076844131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0293171296296">
                <text:p>0.07702931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2145023148148">
                <text:p>0.07721450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3996875">
                <text:p>0.0773996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5848726851852">
                <text:p>0.07758487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7700578703704">
                <text:p>0.07777005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9552430555556">
                <text:p>0.077955243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1404282407407">
                <text:p>0.07814042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3256134259259">
                <text:p>0.07832561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5107986111111">
                <text:p>0.07851079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6959837962963">
                <text:p>0.07869598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8811689814815">
                <text:p>0.07888116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0663541666667">
                <text:p>0.07906635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2515393518519">
                <text:p>0.079251539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436724537037">
                <text:p>0.0794367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6219097222222">
                <text:p>0.07962190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8070949074074">
                <text:p>0.07980709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9922800925926">
                <text:p>0.07999228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1774652777778">
                <text:p>0.08017746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362650462963">
                <text:p>0.0803626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5478356481481">
                <text:p>0.080547835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7330208333333">
                <text:p>0.08073302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9182060185185">
                <text:p>0.08091820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1033912037037">
                <text:p>0.08110339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2885763888889">
                <text:p>0.08128857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4737615740741">
                <text:p>0.08147376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6589467592593">
                <text:p>0.08165894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8441319444444">
                <text:p>0.081844131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0293171296296">
                <text:p>0.08202931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2145023148148">
                <text:p>0.08221450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3996875">
                <text:p>0.0823996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5848726851852">
                <text:p>0.08258487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7700578703704">
                <text:p>0.08277005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9552430555556">
                <text:p>0.082955243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1404282407407">
                <text:p>0.08314042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3256134259259">
                <text:p>0.08332561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5107986111111">
                <text:p>0.08351079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6959837962963">
                <text:p>0.08369598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8811689814815">
                <text:p>0.08388116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0663541666667">
                <text:p>0.08406635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2515393518518">
                <text:p>0.084251539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436724537037">
                <text:p>0.0844367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6219097222222">
                <text:p>0.08462190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8070949074074">
                <text:p>0.08480709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9922800925926">
                <text:p>0.08499228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1774652777778">
                <text:p>0.08517746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362650462963">
                <text:p>0.0853626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5478356481481">
                <text:p>0.085547835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7330208333333">
                <text:p>0.08573302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9182060185185">
                <text:p>0.08591820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1033912037037">
                <text:p>0.08610339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2885763888889">
                <text:p>0.08628857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4737615740741">
                <text:p>0.08647376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6589467592593">
                <text:p>0.08665894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8441319444444">
                <text:p>0.086844131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0293171296296">
                <text:p>0.08702931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2145023148148">
                <text:p>0.08721450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3996875">
                <text:p>0.0873996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5848726851852">
                <text:p>0.08758487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7700578703704">
                <text:p>0.08777005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9552430555555">
                <text:p>0.087955243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1404282407407">
                <text:p>0.08814042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3256134259259">
                <text:p>0.08832561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5107986111111">
                <text:p>0.08851079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6959837962963">
                <text:p>0.088695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8811689814815">
                <text:p>0.08888116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0663541666667">
                <text:p>0.08906635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2515393518518">
                <text:p>0.089251539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436724537037">
                <text:p>0.0894367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6219097222222">
                <text:p>0.08962190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8070949074074">
                <text:p>0.08980709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9922800925926">
                <text:p>0.08999228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1774652777778">
                <text:p>0.09017746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362650462963">
                <text:p>0.090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5478356481481">
                <text:p>0.090547835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7330208333333">
                <text:p>0.09073302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9182060185185">
                <text:p>0.09091820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1033912037037">
                <text:p>0.091103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2885763888889">
                <text:p>0.09128857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4737615740741">
                <text:p>0.09147376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6589467592593">
                <text:p>0.09165894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8441319444444">
                <text:p>0.09184413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0293171296296">
                <text:p>0.09202931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2145023148148">
                <text:p>0.09221450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3996875">
                <text:p>0.09239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5848726851852">
                <text:p>0.09258487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7700578703704">
                <text:p>0.09277005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9552430555555">
                <text:p>0.092955243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1404282407407">
                <text:p>0.09314042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3256134259259">
                <text:p>0.09332561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5107986111111">
                <text:p>0.09351079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6959837962963">
                <text:p>0.09369598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8811689814815">
                <text:p>0.09388116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0663541666667">
                <text:p>0.09406635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2515393518518">
                <text:p>0.09425153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436724537037">
                <text:p>0.09443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6219097222222">
                <text:p>0.09462190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8070949074074">
                <text:p>0.09480709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9922800925926">
                <text:p>0.09499228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1774652777778">
                <text:p>0.09517746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362650462963">
                <text:p>0.095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5478356481482">
                <text:p>0.095547835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7330208333333">
                <text:p>0.09573302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9182060185185">
                <text:p>0.09591820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1033912037037">
                <text:p>0.096103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2885763888889">
                <text:p>0.09628857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4737615740741">
                <text:p>0.09647376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6589467592593">
                <text:p>0.09665894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8441319444445">
                <text:p>0.0968441319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0293171296296">
                <text:p>0.09702931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2145023148148">
                <text:p>0.09721450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3996875">
                <text:p>0.0973996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5848726851852">
                <text:p>0.09758487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7700578703704">
                <text:p>0.09777005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9552430555556">
                <text:p>0.09795524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1404282407408">
                <text:p>0.09814042824074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3256134259259">
                <text:p>0.09832561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5107986111111">
                <text:p>0.09851079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6959837962963">
                <text:p>0.098695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8811689814815">
                <text:p>0.09888116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0663541666667">
                <text:p>0.09906635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2515393518518">
                <text:p>0.099251539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436712962963">
                <text:p>0.09943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6219097222222">
                <text:p>0.09962190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8070949074074">
                <text:p>0.09980709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9922800925926">
                <text:p>0.09999228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177465277778">
                <text:p>0.10017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362650462963">
                <text:p>0.100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547835648148">
                <text:p>0.10054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733020833333">
                <text:p>0.10073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918206018519">
                <text:p>0.10091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103391203704">
                <text:p>0.10110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288576388889">
                <text:p>0.10128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473761574074">
                <text:p>0.10147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658946759259">
                <text:p>0.10165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844131944444">
                <text:p>0.10184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02931712963">
                <text:p>0.10202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214502314815">
                <text:p>0.10221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3996875">
                <text:p>0.10239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584872685185">
                <text:p>0.10258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77005787037">
                <text:p>0.10277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955243055556">
                <text:p>0.10295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140428240741">
                <text:p>0.10314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325613425926">
                <text:p>0.10332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510798611111">
                <text:p>0.10351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695983796296">
                <text:p>0.10369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881168981481">
                <text:p>0.10388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066354166667">
                <text:p>0.10406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251539351852">
                <text:p>0.10425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436724537037">
                <text:p>0.10443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621909722222">
                <text:p>0.10462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807094907407">
                <text:p>0.10480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992280092593">
                <text:p>0.10499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177465277778">
                <text:p>0.10517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362650462963">
                <text:p>0.105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547835648148">
                <text:p>0.10554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733009259259">
                <text:p>0.10573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918206018519">
                <text:p>0.10591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103391203704">
                <text:p>0.10610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288576388889">
                <text:p>0.10628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473761574074">
                <text:p>0.10647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658946759259">
                <text:p>0.10665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844131944444">
                <text:p>0.10684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02931712963">
                <text:p>0.10702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214502314815">
                <text:p>0.10721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3996875">
                <text:p>0.10739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584872685185">
                <text:p>0.10758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77005787037">
                <text:p>0.10777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955243055556">
                <text:p>0.10795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140428240741">
                <text:p>0.10814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325613425926">
                <text:p>0.10832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510798611111">
                <text:p>0.10851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695983796296">
                <text:p>0.10869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881168981481">
                <text:p>0.10888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066354166667">
                <text:p>0.10906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251539351852">
                <text:p>0.10925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436724537037">
                <text:p>0.10943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621909722222">
                <text:p>0.10962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807094907407">
                <text:p>0.10980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992280092593">
                <text:p>0.10999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177465277778">
                <text:p>0.11017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362650462963">
                <text:p>0.110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547835648148">
                <text:p>0.11054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733020833333">
                <text:p>0.11073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918206018519">
                <text:p>0.11091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103391203704">
                <text:p>0.11110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288576388889">
                <text:p>0.11128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473761574074">
                <text:p>0.11147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658946759259">
                <text:p>0.11165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844131944444">
                <text:p>0.11184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02931712963">
                <text:p>0.11202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214502314815">
                <text:p>0.11221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3996875">
                <text:p>0.11239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584872685185">
                <text:p>0.11258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77005787037">
                <text:p>0.11277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955243055556">
                <text:p>0.11295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140428240741">
                <text:p>0.11314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325613425926">
                <text:p>0.11332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510798611111">
                <text:p>0.11351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695983796296">
                <text:p>0.11369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881168981481">
                <text:p>0.11388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066354166667">
                <text:p>0.11406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251539351852">
                <text:p>0.11425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436724537037">
                <text:p>0.11443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621909722222">
                <text:p>0.11462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807094907407">
                <text:p>0.11480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992280092593">
                <text:p>0.11499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177465277778">
                <text:p>0.11517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362650462963">
                <text:p>0.115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547835648148">
                <text:p>0.11554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733020833333">
                <text:p>0.11573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918206018519">
                <text:p>0.11591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103391203704">
                <text:p>0.11610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288576388889">
                <text:p>0.11628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473761574074">
                <text:p>0.11647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658946759259">
                <text:p>0.11665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844131944444">
                <text:p>0.11684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02931712963">
                <text:p>0.11702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214502314815">
                <text:p>0.11721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3996875">
                <text:p>0.11739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584872685185">
                <text:p>0.11758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77005787037">
                <text:p>0.11777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955243055556">
                <text:p>0.11795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140428240741">
                <text:p>0.11814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325613425926">
                <text:p>0.11832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510798611111">
                <text:p>0.11851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695983796296">
                <text:p>0.11869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881168981481">
                <text:p>0.11888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066354166667">
                <text:p>0.11906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251539351852">
                <text:p>0.11925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436724537037">
                <text:p>0.11943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621909722222">
                <text:p>0.11962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807094907407">
                <text:p>0.11980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992280092593">
                <text:p>0.11999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177465277778">
                <text:p>0.12017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362650462963">
                <text:p>0.120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547835648148">
                <text:p>0.12054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733020833333">
                <text:p>0.12073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918206018519">
                <text:p>0.12091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103391203704">
                <text:p>0.12110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288576388889">
                <text:p>0.12128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473761574074">
                <text:p>0.12147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658946759259">
                <text:p>0.12165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844131944444">
                <text:p>0.12184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02931712963">
                <text:p>0.12202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214502314815">
                <text:p>0.12221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3996875">
                <text:p>0.12239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584872685185">
                <text:p>0.12258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77005787037">
                <text:p>0.12277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955243055556">
                <text:p>0.12295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140428240741">
                <text:p>0.12314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325613425926">
                <text:p>0.12332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510798611111">
                <text:p>0.12351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695983796296">
                <text:p>0.12369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881168981482">
                <text:p>0.1238811689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066354166667">
                <text:p>0.12406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251539351852">
                <text:p>0.12425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436724537037">
                <text:p>0.12443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621909722222">
                <text:p>0.12462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807094907407">
                <text:p>0.12480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992280092593">
                <text:p>0.12499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177465277778">
                <text:p>0.12517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362650462963">
                <text:p>0.125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547835648148">
                <text:p>0.12554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733020833333">
                <text:p>0.12573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918206018519">
                <text:p>0.12591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103391203704">
                <text:p>0.12610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288576388889">
                <text:p>0.12628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473761574074">
                <text:p>0.12647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658946759259">
                <text:p>0.12665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844131944444">
                <text:p>0.12684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02931712963">
                <text:p>0.12702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214502314815">
                <text:p>0.12721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3996875">
                <text:p>0.12739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584872685185">
                <text:p>0.12758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77005787037">
                <text:p>0.12777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955243055556">
                <text:p>0.12795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140428240741">
                <text:p>0.12814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325613425926">
                <text:p>0.12832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510798611111">
                <text:p>0.12851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695983796296">
                <text:p>0.12869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881168981482">
                <text:p>0.1288811689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066354166667">
                <text:p>0.12906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251539351852">
                <text:p>0.12925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436724537037">
                <text:p>0.12943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621909722222">
                <text:p>0.12962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807094907407">
                <text:p>0.12980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992280092593">
                <text:p>0.12999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177465277778">
                <text:p>0.13017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362650462963">
                <text:p>0.130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547824074074">
                <text:p>0.130547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733020833333">
                <text:p>0.13073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918206018519">
                <text:p>0.13091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103391203704">
                <text:p>0.13110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288576388889">
                <text:p>0.13128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473761574074">
                <text:p>0.13147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658946759259">
                <text:p>0.13165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844131944444">
                <text:p>0.13184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02931712963">
                <text:p>0.13202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214502314815">
                <text:p>0.13221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3996875">
                <text:p>0.13239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584872685185">
                <text:p>0.13258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77005787037">
                <text:p>0.13277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955243055556">
                <text:p>0.13295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140428240741">
                <text:p>0.13314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325613425926">
                <text:p>0.13332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510798611111">
                <text:p>0.13351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695983796296">
                <text:p>0.13369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881168981481">
                <text:p>0.13388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066354166667">
                <text:p>0.13406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251539351852">
                <text:p>0.13425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436724537037">
                <text:p>0.13443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621909722222">
                <text:p>0.13462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807094907407">
                <text:p>0.13480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992280092593">
                <text:p>0.13499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177465277778">
                <text:p>0.13517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362650462963">
                <text:p>0.135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547835648148">
                <text:p>0.13554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733020833333">
                <text:p>0.13573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918206018519">
                <text:p>0.13591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103391203704">
                <text:p>0.13610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288576388889">
                <text:p>0.13628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473761574074">
                <text:p>0.13647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658946759259">
                <text:p>0.13665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844131944444">
                <text:p>0.13684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02931712963">
                <text:p>0.13702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214502314815">
                <text:p>0.13721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3996875">
                <text:p>0.13739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584872685185">
                <text:p>0.13758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77005787037">
                <text:p>0.13777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955243055556">
                <text:p>0.13795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140428240741">
                <text:p>0.13814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325601851852">
                <text:p>0.138325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510798611111">
                <text:p>0.13851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695983796296">
                <text:p>0.13869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881168981481">
                <text:p>0.13888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066354166667">
                <text:p>0.13906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251539351852">
                <text:p>0.13925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436724537037">
                <text:p>0.13943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621909722222">
                <text:p>0.13962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807094907407">
                <text:p>0.13980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992280092593">
                <text:p>0.13999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177465277778">
                <text:p>0.14017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362650462963">
                <text:p>0.140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547835648148">
                <text:p>0.14054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733020833333">
                <text:p>0.14073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918206018519">
                <text:p>0.14091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10337962963">
                <text:p>0.14110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288576388889">
                <text:p>0.14128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473761574074">
                <text:p>0.14147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658946759259">
                <text:p>0.14165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844131944444">
                <text:p>0.14184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02931712963">
                <text:p>0.14202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214502314815">
                <text:p>0.14221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399675925926">
                <text:p>0.142399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584872685185">
                <text:p>0.14258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77005787037">
                <text:p>0.14277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955243055556">
                <text:p>0.14295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140428240741">
                <text:p>0.14314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325613425926">
                <text:p>0.14332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510798611111">
                <text:p>0.14351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695983796296">
                <text:p>0.14369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881168981481">
                <text:p>0.14388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066354166667">
                <text:p>0.14406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251539351852">
                <text:p>0.14425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436724537037">
                <text:p>0.14443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621909722222">
                <text:p>0.14462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807094907407">
                <text:p>0.14480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992280092593">
                <text:p>0.14499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177465277778">
                <text:p>0.14517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362650462963">
                <text:p>0.145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547835648148">
                <text:p>0.14554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733020833333">
                <text:p>0.14573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918206018519">
                <text:p>0.14591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103391203704">
                <text:p>0.14610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288576388889">
                <text:p>0.14628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473761574074">
                <text:p>0.14647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658946759259">
                <text:p>0.14665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844131944444">
                <text:p>0.14684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02931712963">
                <text:p>0.14702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214502314815">
                <text:p>0.14721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3996875">
                <text:p>0.14739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584872685185">
                <text:p>0.14758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77005787037">
                <text:p>0.14777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955243055556">
                <text:p>0.14795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140428240741">
                <text:p>0.14814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325613425926">
                <text:p>0.14832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510798611111">
                <text:p>0.14851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695983796296">
                <text:p>0.14869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881168981481">
                <text:p>0.14888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066354166667">
                <text:p>0.14906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251539351852">
                <text:p>0.14925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436724537037">
                <text:p>0.14943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621909722222">
                <text:p>0.14962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807094907407">
                <text:p>0.14980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992280092593">
                <text:p>0.14999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177453703704">
                <text:p>0.150177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362650462963">
                <text:p>0.150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547835648148">
                <text:p>0.15054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733020833333">
                <text:p>0.15073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918206018519">
                <text:p>0.15091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103391203704">
                <text:p>0.15110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288576388889">
                <text:p>0.15128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473761574074">
                <text:p>0.15147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658946759259">
                <text:p>0.15165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844131944444">
                <text:p>0.15184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02931712963">
                <text:p>0.15202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214502314815">
                <text:p>0.15221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3996875">
                <text:p>0.15239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584872685185">
                <text:p>0.15258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77005787037">
                <text:p>0.15277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955243055556">
                <text:p>0.15295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140428240741">
                <text:p>0.15314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325613425926">
                <text:p>0.15332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510798611111">
                <text:p>0.15351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695983796296">
                <text:p>0.15369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881168981481">
                <text:p>0.15388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066354166667">
                <text:p>0.15406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251539351852">
                <text:p>0.15425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436724537037">
                <text:p>0.15443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621909722222">
                <text:p>0.15462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807094907407">
                <text:p>0.15480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992280092593">
                <text:p>0.15499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177465277778">
                <text:p>0.15517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362650462963">
                <text:p>0.155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547835648148">
                <text:p>0.15554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733020833333">
                <text:p>0.15573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918206018519">
                <text:p>0.15591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103391203704">
                <text:p>0.15610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288576388889">
                <text:p>0.15628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473761574074">
                <text:p>0.15647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658946759259">
                <text:p>0.15665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844131944444">
                <text:p>0.15684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02931712963">
                <text:p>0.15702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214502314815">
                <text:p>0.15721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3996875">
                <text:p>0.15739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584872685185">
                <text:p>0.15758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77005787037">
                <text:p>0.15777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955243055556">
                <text:p>0.15795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140428240741">
                <text:p>0.15814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325613425926">
                <text:p>0.15832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510798611111">
                <text:p>0.15851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695983796296">
                <text:p>0.15869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881168981481">
                <text:p>0.15888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066354166667">
                <text:p>0.15906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251539351852">
                <text:p>0.15925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436724537037">
                <text:p>0.15943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621909722222">
                <text:p>0.15962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807094907407">
                <text:p>0.15980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992280092593">
                <text:p>0.15999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177465277778">
                <text:p>0.16017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362650462963">
                <text:p>0.160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547835648148">
                <text:p>0.16054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733020833333">
                <text:p>0.16073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918206018519">
                <text:p>0.16091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103391203704">
                <text:p>0.16110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288576388889">
                <text:p>0.16128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473761574074">
                <text:p>0.16147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658946759259">
                <text:p>0.16165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844131944444">
                <text:p>0.16184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02931712963">
                <text:p>0.16202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214502314815">
                <text:p>0.16221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3996875">
                <text:p>0.16239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584872685185">
                <text:p>0.16258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77005787037">
                <text:p>0.16277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955243055556">
                <text:p>0.16295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140428240741">
                <text:p>0.16314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325613425926">
                <text:p>0.16332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510798611111">
                <text:p>0.16351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695983796296">
                <text:p>0.16369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881168981481">
                <text:p>0.16388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066354166667">
                <text:p>0.16406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251539351852">
                <text:p>0.16425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436724537037">
                <text:p>0.16443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621909722222">
                <text:p>0.16462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807094907407">
                <text:p>0.16480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992280092593">
                <text:p>0.16499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177465277778">
                <text:p>0.16517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362650462963">
                <text:p>0.16536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547835648148">
                <text:p>0.16554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733020833333">
                <text:p>0.16573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918206018519">
                <text:p>0.16591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103391203704">
                <text:p>0.16610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288576388889">
                <text:p>0.16628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473761574074">
                <text:p>0.16647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658946759259">
                <text:p>0.16665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844131944444">
                <text:p>0.16684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02931712963">
                <text:p>0.16702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214502314815">
                <text:p>0.16721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3996875">
                <text:p>0.16739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584872685185">
                <text:p>0.16758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770046296296">
                <text:p>0.16777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955243055556">
                <text:p>0.16795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140428240741">
                <text:p>0.16814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325613425926">
                <text:p>0.16832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510798611111">
                <text:p>0.16851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695983796296">
                <text:p>0.16869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881168981481">
                <text:p>0.16888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066354166667">
                <text:p>0.16906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251539351852">
                <text:p>0.16925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436724537037">
                <text:p>0.16943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621909722222">
                <text:p>0.16962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807094907407">
                <text:p>0.16980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992280092593">
                <text:p>0.16999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177465277778">
                <text:p>0.17017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362650462963">
                <text:p>0.17036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547835648148">
                <text:p>0.17054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733020833333">
                <text:p>0.17073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918206018519">
                <text:p>0.17091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103391203704">
                <text:p>0.17110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288576388889">
                <text:p>0.17128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473761574074">
                <text:p>0.17147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658946759259">
                <text:p>0.17165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844131944444">
                <text:p>0.17184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02931712963">
                <text:p>0.17202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214502314815">
                <text:p>0.17221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3996875">
                <text:p>0.17239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584872685185">
                <text:p>0.17258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77005787037">
                <text:p>0.17277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955243055556">
                <text:p>0.17295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140428240741">
                <text:p>0.17314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325613425926">
                <text:p>0.17332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510798611111">
                <text:p>0.17351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695983796296">
                <text:p>0.17369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881168981481">
                <text:p>0.17388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066354166667">
                <text:p>0.17406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251539351852">
                <text:p>0.17425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436724537037">
                <text:p>0.17443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621909722222">
                <text:p>0.17462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807083333333">
                <text:p>0.174807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992280092593">
                <text:p>0.17499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177453703704">
                <text:p>0.17517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362650462963">
                <text:p>0.17536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547824074074">
                <text:p>0.17554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733020833333">
                <text:p>0.17573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918206018519">
                <text:p>0.17591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103391203704">
                <text:p>0.17610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288576388889">
                <text:p>0.17628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473761574074">
                <text:p>0.17647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658946759259">
                <text:p>0.17665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844131944444">
                <text:p>0.17684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02931712963">
                <text:p>0.17702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214502314815">
                <text:p>0.17721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3996875">
                <text:p>0.17739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584872685185">
                <text:p>0.17758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77005787037">
                <text:p>0.17777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955243055556">
                <text:p>0.17795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140428240741">
                <text:p>0.17814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325613425926">
                <text:p>0.17832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510798611111">
                <text:p>0.17851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695983796296">
                <text:p>0.17869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881168981481">
                <text:p>0.17888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066354166667">
                <text:p>0.17906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251539351852">
                <text:p>0.17925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436724537037">
                <text:p>0.17943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621909722222">
                <text:p>0.17962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807094907407">
                <text:p>0.17980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992280092593">
                <text:p>0.17999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177465277778">
                <text:p>0.18017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362650462963">
                <text:p>0.18036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547835648148">
                <text:p>0.18054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733020833333">
                <text:p>0.18073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918206018519">
                <text:p>0.18091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103391203704">
                <text:p>0.18110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288576388889">
                <text:p>0.18128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473761574074">
                <text:p>0.18147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658946759259">
                <text:p>0.18165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844131944444">
                <text:p>0.18184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02931712963">
                <text:p>0.18202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214502314815">
                <text:p>0.18221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3996875">
                <text:p>0.18239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584872685185">
                <text:p>0.18258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77005787037">
                <text:p>0.18277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955243055556">
                <text:p>0.18295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140428240741">
                <text:p>0.18314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325613425926">
                <text:p>0.18332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510798611111">
                <text:p>0.18351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695983796296">
                <text:p>0.18369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881168981481">
                <text:p>0.18388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066354166667">
                <text:p>0.18406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251539351852">
                <text:p>0.18425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436724537037">
                <text:p>0.18443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621909722222">
                <text:p>0.18462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807094907407">
                <text:p>0.18480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992280092593">
                <text:p>0.18499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177465277778">
                <text:p>0.18517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362650462963">
                <text:p>0.18536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547835648148">
                <text:p>0.18554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733020833333">
                <text:p>0.18573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918206018519">
                <text:p>0.18591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103391203704">
                <text:p>0.18610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288576388889">
                <text:p>0.18628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473761574074">
                <text:p>0.18647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658946759259">
                <text:p>0.18665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844131944444">
                <text:p>0.18684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02931712963">
                <text:p>0.18702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214502314815">
                <text:p>0.18721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3996875">
                <text:p>0.18739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584872685185">
                <text:p>0.18758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77005787037">
                <text:p>0.18777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955243055556">
                <text:p>0.18795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140428240741">
                <text:p>0.18814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325613425926">
                <text:p>0.18832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510798611111">
                <text:p>0.18851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695983796296">
                <text:p>0.18869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881168981481">
                <text:p>0.18888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066354166667">
                <text:p>0.18906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251539351852">
                <text:p>0.18925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436724537037">
                <text:p>0.18943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621909722222">
                <text:p>0.18962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807094907407">
                <text:p>0.18980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992280092593">
                <text:p>0.18999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177465277778">
                <text:p>0.19017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362650462963">
                <text:p>0.19036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47835648148">
                <text:p>0.19054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733020833333">
                <text:p>0.19073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918206018519">
                <text:p>0.190918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103391203704">
                <text:p>0.19110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288576388889">
                <text:p>0.19128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73761574074">
                <text:p>0.19147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658946759259">
                <text:p>0.19165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844131944444">
                <text:p>0.19184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02931712963">
                <text:p>0.19202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214502314815">
                <text:p>0.19221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3996875">
                <text:p>0.19239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584872685185">
                <text:p>0.19258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77005787037">
                <text:p>0.19277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955243055556">
                <text:p>0.19295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140428240741">
                <text:p>0.19314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325613425926">
                <text:p>0.19332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510798611111">
                <text:p>0.19351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695983796296">
                <text:p>0.19369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881168981481">
                <text:p>0.19388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066354166667">
                <text:p>0.19406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251539351852">
                <text:p>0.19425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436724537037">
                <text:p>0.19443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621909722222">
                <text:p>0.19462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807094907407">
                <text:p>0.19480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992280092593">
                <text:p>0.19499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177465277778">
                <text:p>0.19517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362650462963">
                <text:p>0.19536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547835648148">
                <text:p>0.19554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733020833333">
                <text:p>0.19573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918206018519">
                <text:p>0.195918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103391203704">
                <text:p>0.19610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288576388889">
                <text:p>0.19628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473761574074">
                <text:p>0.19647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658946759259">
                <text:p>0.19665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844131944444">
                <text:p>0.19684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02931712963">
                <text:p>0.19702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214502314815">
                <text:p>0.19721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3996875">
                <text:p>0.19739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584872685185">
                <text:p>0.19758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77005787037">
                <text:p>0.19777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955243055556">
                <text:p>0.19795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140428240741">
                <text:p>0.19814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325613425926">
                <text:p>0.19832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510798611111">
                <text:p>0.19851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695983796296">
                <text:p>0.19869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881168981481">
                <text:p>0.19888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066354166667">
                <text:p>0.19906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251539351852">
                <text:p>0.19925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436724537037">
                <text:p>0.19943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621909722222">
                <text:p>0.19962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807094907407">
                <text:p>0.19980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992280092593">
                <text:p>0.19999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177465277778">
                <text:p>0.20017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362650462963">
                <text:p>0.20036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547835648148">
                <text:p>0.20054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733020833333">
                <text:p>0.20073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918206018518">
                <text:p>0.200918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103391203704">
                <text:p>0.20110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288576388889">
                <text:p>0.20128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473761574074">
                <text:p>0.20147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658946759259">
                <text:p>0.20165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844131944444">
                <text:p>0.20184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02931712963">
                <text:p>0.20202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214502314815">
                <text:p>0.20221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3996875">
                <text:p>0.20239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584872685185">
                <text:p>0.20258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77005787037">
                <text:p>0.20277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955243055556">
                <text:p>0.20295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140428240741">
                <text:p>0.20314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325613425926">
                <text:p>0.20332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510798611111">
                <text:p>0.20351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695983796296">
                <text:p>0.20369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881168981481">
                <text:p>0.20388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066354166667">
                <text:p>0.20406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251539351852">
                <text:p>0.20425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436724537037">
                <text:p>0.20443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621909722222">
                <text:p>0.20462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807094907407">
                <text:p>0.20480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992280092593">
                <text:p>0.20499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177465277778">
                <text:p>0.20517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362650462963">
                <text:p>0.20536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547835648148">
                <text:p>0.20554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733020833333">
                <text:p>0.20573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918206018519">
                <text:p>0.205918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103391203704">
                <text:p>0.20610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288576388889">
                <text:p>0.20628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473761574074">
                <text:p>0.20647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658946759259">
                <text:p>0.20665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844131944444">
                <text:p>0.20684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02931712963">
                <text:p>0.20702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214502314815">
                <text:p>0.20721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3996875">
                <text:p>0.20739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584872685185">
                <text:p>0.20758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77005787037">
                <text:p>0.20777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955243055556">
                <text:p>0.20795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140428240741">
                <text:p>0.20814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325613425926">
                <text:p>0.20832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510798611111">
                <text:p>0.20851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695983796296">
                <text:p>0.20869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881168981481">
                <text:p>0.20888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066354166667">
                <text:p>0.20906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251539351852">
                <text:p>0.20925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436724537037">
                <text:p>0.20943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621909722222">
                <text:p>0.20962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807094907407">
                <text:p>0.20980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992280092593">
                <text:p>0.20999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177465277778">
                <text:p>0.21017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362650462963">
                <text:p>0.21036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547835648148">
                <text:p>0.21054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733020833333">
                <text:p>0.21073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918206018518">
                <text:p>0.210918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103391203704">
                <text:p>0.21110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288576388889">
                <text:p>0.21128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473761574074">
                <text:p>0.21147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658946759259">
                <text:p>0.21165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844131944444">
                <text:p>0.21184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02931712963">
                <text:p>0.21202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214502314815">
                <text:p>0.21221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3996875">
                <text:p>0.21239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584872685185">
                <text:p>0.21258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77005787037">
                <text:p>0.21277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955243055556">
                <text:p>0.21295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140428240741">
                <text:p>0.21314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325613425926">
                <text:p>0.21332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510798611111">
                <text:p>0.21351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695983796296">
                <text:p>0.21369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881168981481">
                <text:p>0.21388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066354166667">
                <text:p>0.21406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251539351852">
                <text:p>0.21425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436724537037">
                <text:p>0.21443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621909722222">
                <text:p>0.21462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807094907407">
                <text:p>0.21480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992280092593">
                <text:p>0.21499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177465277778">
                <text:p>0.21517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362650462963">
                <text:p>0.21536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547835648148">
                <text:p>0.21554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733020833333">
                <text:p>0.21573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918206018518">
                <text:p>0.215918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103391203704">
                <text:p>0.21610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288576388889">
                <text:p>0.21628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473761574074">
                <text:p>0.21647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658946759259">
                <text:p>0.21665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844131944444">
                <text:p>0.21684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02931712963">
                <text:p>0.21702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214502314815">
                <text:p>0.21721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3996875">
                <text:p>0.21739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584872685185">
                <text:p>0.21758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77005787037">
                <text:p>0.21777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955243055556">
                <text:p>0.21795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140428240741">
                <text:p>0.21814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325601851852">
                <text:p>0.21832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510798611111">
                <text:p>0.21851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695983796296">
                <text:p>0.21869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881168981481">
                <text:p>0.21888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066354166667">
                <text:p>0.21906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251539351852">
                <text:p>0.21925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436724537037">
                <text:p>0.219436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621909722222">
                <text:p>0.21962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807094907407">
                <text:p>0.219807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992280092593">
                <text:p>0.21999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177465277778">
                <text:p>0.220177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362650462963">
                <text:p>0.220362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547835648148">
                <text:p>0.220547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733020833333">
                <text:p>0.220733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918206018518">
                <text:p>0.220918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103391203704">
                <text:p>0.221103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288564814815">
                <text:p>0.22128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473761574074">
                <text:p>0.221473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658946759259">
                <text:p>0.221658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844131944444">
                <text:p>0.221844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02931712963">
                <text:p>0.222029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214502314815">
                <text:p>0.222214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3996875">
                <text:p>0.222399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584872685185">
                <text:p>0.222584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77005787037">
                <text:p>0.222770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955243055556">
                <text:p>0.2229552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140428240741">
                <text:p>0.223140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325613425926">
                <text:p>0.223325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510798611111">
                <text:p>0.223510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695983796296">
                <text:p>0.223695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881168981481">
                <text:p>0.2238811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066354166667">
                <text:p>0.224066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251539351852">
                <text:p>0.224251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436724537037">
                <text:p>0.224436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621909722222">
                <text:p>0.224621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807094907407">
                <text:p>0.224807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992280092593">
                <text:p>0.224992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177465277778">
                <text:p>0.225177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362650462963">
                <text:p>0.225362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547835648148">
                <text:p>0.225547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733020833333">
                <text:p>0.225733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918206018518">
                <text:p>0.225918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103391203704">
                <text:p>0.226103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288576388889">
                <text:p>0.226288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473761574074">
                <text:p>0.226473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658946759259">
                <text:p>0.226658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844131944444">
                <text:p>0.226844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02931712963">
                <text:p>0.227029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214502314815">
                <text:p>0.227214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3996875">
                <text:p>0.227399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584872685185">
                <text:p>0.227584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77005787037">
                <text:p>0.227770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955243055555">
                <text:p>0.2279552430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140428240741">
                <text:p>0.228140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325613425926">
                <text:p>0.228325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510798611111">
                <text:p>0.228510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695983796296">
                <text:p>0.228695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881168981481">
                <text:p>0.2288811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066354166667">
                <text:p>0.229066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251539351852">
                <text:p>0.229251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436724537037">
                <text:p>0.229436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621909722222">
                <text:p>0.229621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807083333333">
                <text:p>0.22980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992280092593">
                <text:p>0.229992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177465277778">
                <text:p>0.230177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362650462963">
                <text:p>0.230362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547835648148">
                <text:p>0.230547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733020833333">
                <text:p>0.230733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918206018519">
                <text:p>0.23091820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103391203704">
                <text:p>0.231103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288576388889">
                <text:p>0.231288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473761574074">
                <text:p>0.231473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658946759259">
                <text:p>0.231658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844131944444">
                <text:p>0.231844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02931712963">
                <text:p>0.232029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214502314815">
                <text:p>0.232214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3996875">
                <text:p>0.232399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584872685185">
                <text:p>0.232584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77005787037">
                <text:p>0.232770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955243055556">
                <text:p>0.2329552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140428240741">
                <text:p>0.233140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325613425926">
                <text:p>0.233325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510798611111">
                <text:p>0.233510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695983796296">
                <text:p>0.233695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881168981481">
                <text:p>0.233881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066354166667">
                <text:p>0.234066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251539351852">
                <text:p>0.234251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436724537037">
                <text:p>0.234436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621909722222">
                <text:p>0.234621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807094907407">
                <text:p>0.234807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992280092593">
                <text:p>0.234992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177465277778">
                <text:p>0.235177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362650462963">
                <text:p>0.235362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547835648148">
                <text:p>0.235547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733020833333">
                <text:p>0.235733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918206018518">
                <text:p>0.235918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103391203704">
                <text:p>0.236103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288576388889">
                <text:p>0.236288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473761574074">
                <text:p>0.236473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658946759259">
                <text:p>0.236658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844131944444">
                <text:p>0.236844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02931712963">
                <text:p>0.237029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214502314815">
                <text:p>0.237214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3996875">
                <text:p>0.237399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584872685185">
                <text:p>0.237584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77005787037">
                <text:p>0.237770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955243055555">
                <text:p>0.2379552430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140416666667">
                <text:p>0.23814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325613425926">
                <text:p>0.238325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510798611111">
                <text:p>0.238510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695983796296">
                <text:p>0.238695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881168981481">
                <text:p>0.238881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066354166667">
                <text:p>0.239066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251539351852">
                <text:p>0.239251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436724537037">
                <text:p>0.239436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621909722222">
                <text:p>0.239621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807094907407">
                <text:p>0.2398070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992280092593">
                <text:p>0.239992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177465277778">
                <text:p>0.240177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362650462963">
                <text:p>0.240362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547835648148">
                <text:p>0.240547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733020833333">
                <text:p>0.240733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918206018519">
                <text:p>0.24091820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103391203704">
                <text:p>0.241103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288576388889">
                <text:p>0.241288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473761574074">
                <text:p>0.241473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658946759259">
                <text:p>0.241658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844131944444">
                <text:p>0.241844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029305555556">
                <text:p>0.24202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214502314815">
                <text:p>0.242214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3996875">
                <text:p>0.242399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584872685185">
                <text:p>0.242584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77005787037">
                <text:p>0.242770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955243055556">
                <text:p>0.2429552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140428240741">
                <text:p>0.243140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325613425926">
                <text:p>0.243325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510798611111">
                <text:p>0.243510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695983796296">
                <text:p>0.243695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881168981481">
                <text:p>0.243881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066354166667">
                <text:p>0.244066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251539351852">
                <text:p>0.244251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436724537037">
                <text:p>0.244436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621909722222">
                <text:p>0.244621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807094907407">
                <text:p>0.2448070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992280092593">
                <text:p>0.244992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177465277778">
                <text:p>0.245177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362650462963">
                <text:p>0.245362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547835648148">
                <text:p>0.245547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733020833333">
                <text:p>0.245733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918206018518">
                <text:p>0.245918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103391203704">
                <text:p>0.246103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288576388889">
                <text:p>0.246288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473761574074">
                <text:p>0.246473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658946759259">
                <text:p>0.246658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844131944444">
                <text:p>0.246844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02931712963">
                <text:p>0.247029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214502314815">
                <text:p>0.247214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3996875">
                <text:p>0.247399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584872685185">
                <text:p>0.247584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770046296296">
                <text:p>0.24777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955243055556">
                <text:p>0.2479552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140428240741">
                <text:p>0.248140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325613425926">
                <text:p>0.248325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510798611111">
                <text:p>0.248510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695983796296">
                <text:p>0.248695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881168981481">
                <text:p>0.2488811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9066354166667">
                <text:p>0.249066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251539351852">
                <text:p>0.249251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436724537037">
                <text:p>0.249436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621909722222">
                <text:p>0.249621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807094907407">
                <text:p>0.2498070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9992280092593">
                <text:p>0.24999228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177465277778">
                <text:p>0.250177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362650462963">
                <text:p>0.250362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547835648148">
                <text:p>0.2505478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733020833333">
                <text:p>0.2507330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918206018518">
                <text:p>0.25091820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103391203704">
                <text:p>0.2511033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288576388889">
                <text:p>0.2512885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473761574074">
                <text:p>0.2514737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658946759259">
                <text:p>0.2516589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844131944444">
                <text:p>0.2518441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02931712963">
                <text:p>0.25202931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214502314815">
                <text:p>0.2522145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3996875">
                <text:p>0.252399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584872685185">
                <text:p>0.2525848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77005787037">
                <text:p>0.2527700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955243055556">
                <text:p>0.2529552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140428240741">
                <text:p>0.2531404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325613425926">
                <text:p>0.2533256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510798611111">
                <text:p>0.2535107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695983796296">
                <text:p>0.2536959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881168981481">
                <text:p>0.2538811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066354166667">
                <text:p>0.2540663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251527777778">
                <text:p>0.25425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436724537037">
                <text:p>0.254436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621909722222">
                <text:p>0.25462190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807094907407">
                <text:p>0.2548070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992280092593">
                <text:p>0.25499228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177465277778">
                <text:p>0.2551774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362650462963">
                <text:p>0.255362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547835648148">
                <text:p>0.2555478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733020833333">
                <text:p>0.2557330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918206018518">
                <text:p>0.25591820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103391203704">
                <text:p>0.2561033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288576388889">
                <text:p>0.2562885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473761574074">
                <text:p>0.2564737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658946759259">
                <text:p>0.2566589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844131944444">
                <text:p>0.2568441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02931712963">
                <text:p>0.2570293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214502314815">
                <text:p>0.2572145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3996875">
                <text:p>0.257399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584872685185">
                <text:p>0.2575848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77005787037">
                <text:p>0.2577700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955243055556">
                <text:p>0.2579552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140428240741">
                <text:p>0.2581404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325613425926">
                <text:p>0.2583256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510798611111">
                <text:p>0.2585107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695983796296">
                <text:p>0.2586959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881168981481">
                <text:p>0.2588811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066354166667">
                <text:p>0.2590663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251539351852">
                <text:p>0.2592515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9436724537037">
                <text:p>0.259436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621909722222">
                <text:p>0.2596219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807094907407">
                <text:p>0.2598070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992280092593">
                <text:p>0.25999228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0177465277778">
                <text:p>0.26017746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0362650462963">
                <text:p>0.260362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0547835648148">
                <text:p>0.2605478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0733020833333">
                <text:p>0.26073302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0918206018518">
                <text:p>0.26091820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103391203704">
                <text:p>0.26110339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288576388889">
                <text:p>0.26128857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473761574074">
                <text:p>0.26147376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658946759259">
                <text:p>0.26165894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844131944444">
                <text:p>0.26184413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02931712963">
                <text:p>0.2620293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214502314815">
                <text:p>0.2622145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3996875">
                <text:p>0.262399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584872685185">
                <text:p>0.26258487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77005787037">
                <text:p>0.26277005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955243055556">
                <text:p>0.26295524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140428240741">
                <text:p>0.2631404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325613425926">
                <text:p>0.26332561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510798611111">
                <text:p>0.26351079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695983796296">
                <text:p>0.2636959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881168981481">
                <text:p>0.2638811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066354166667">
                <text:p>0.2640663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251539351852">
                <text:p>0.26425153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436724537037">
                <text:p>0.264436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621909722222">
                <text:p>0.2646219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807094907407">
                <text:p>0.2648070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992280092593">
                <text:p>0.26499228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177465277778">
                <text:p>0.26517746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362650462963">
                <text:p>0.265362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547835648148">
                <text:p>0.2655478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733020833333">
                <text:p>0.26573302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918206018518">
                <text:p>0.26591820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103391203704">
                <text:p>0.26610339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288576388889">
                <text:p>0.26628857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473761574074">
                <text:p>0.26647376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658946759259">
                <text:p>0.26665894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844131944444">
                <text:p>0.26684413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02931712963">
                <text:p>0.2670293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214502314815">
                <text:p>0.2672145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3996875">
                <text:p>0.267399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584872685185">
                <text:p>0.26758487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77005787037">
                <text:p>0.26777005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955243055555">
                <text:p>0.2679552430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140428240741">
                <text:p>0.2681404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325613425926">
                <text:p>0.26832561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510798611111">
                <text:p>0.26851079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695983796296">
                <text:p>0.2686959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881168981481">
                <text:p>0.2688811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066354166667">
                <text:p>0.2690663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251539351852">
                <text:p>0.26925153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436724537037">
                <text:p>0.269436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621909722222">
                <text:p>0.2696219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807094907407">
                <text:p>0.2698070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992280092593">
                <text:p>0.26999228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177465277778">
                <text:p>0.27017746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362650462963">
                <text:p>0.270362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547835648148">
                <text:p>0.2705478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733020833333">
                <text:p>0.27073302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918206018518">
                <text:p>0.27091820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1103391203704">
                <text:p>0.27110339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1288576388889">
                <text:p>0.27128857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1473761574074">
                <text:p>0.2714737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658935185185">
                <text:p>0.271658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1844131944444">
                <text:p>0.27184413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029305555556">
                <text:p>0.2720293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214502314815">
                <text:p>0.2722145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3996875">
                <text:p>0.272399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584872685185">
                <text:p>0.2725848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77005787037">
                <text:p>0.27277005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955243055556">
                <text:p>0.2729552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140428240741">
                <text:p>0.27314042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325613425926">
                <text:p>0.2733256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510798611111">
                <text:p>0.27351079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695983796296">
                <text:p>0.27369598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881168981481">
                <text:p>0.2738811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066354166667">
                <text:p>0.27406635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251539351852">
                <text:p>0.2742515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436724537037">
                <text:p>0.2744367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621909722222">
                <text:p>0.2746219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807094907407">
                <text:p>0.27480709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992280092593">
                <text:p>0.2749922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177465277778">
                <text:p>0.2751774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362650462963">
                <text:p>0.2753626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547835648148">
                <text:p>0.27554783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733020833333">
                <text:p>0.2757330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918206018518">
                <text:p>0.27591820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103391203704">
                <text:p>0.27610339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288576388889">
                <text:p>0.2762885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473761574074">
                <text:p>0.2764737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658946759259">
                <text:p>0.27665894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844131944444">
                <text:p>0.27684413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029305555556">
                <text:p>0.2770293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214502314815">
                <text:p>0.27721450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3996875">
                <text:p>0.277399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584872685185">
                <text:p>0.2775848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77005787037">
                <text:p>0.27777005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955243055555">
                <text:p>0.27795524305555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8140428240741">
                <text:p>0.27814042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8325613425926">
                <text:p>0.2783256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8510798611111">
                <text:p>0.27851079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695983796296">
                <text:p>0.27869598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8881168981481">
                <text:p>0.27888116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066354166667">
                <text:p>0.27906635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251539351852">
                <text:p>0.27925153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436724537037">
                <text:p>0.2794367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621909722222">
                <text:p>0.2796219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9807094907407">
                <text:p>0.27980709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992280092593">
                <text:p>0.27999228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177465277778">
                <text:p>0.28017746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362650462963">
                <text:p>0.2803626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547835648148">
                <text:p>0.28054783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733020833333">
                <text:p>0.28073302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918206018519">
                <text:p>0.280918206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103391203704">
                <text:p>0.28110339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288576388889">
                <text:p>0.28128857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473761574074">
                <text:p>0.28147376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658946759259">
                <text:p>0.28165894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844131944444">
                <text:p>0.28184413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02931712963">
                <text:p>0.28202931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214502314815">
                <text:p>0.28221450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3996875">
                <text:p>0.2823996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584872685185">
                <text:p>0.28258487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77005787037">
                <text:p>0.28277005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955243055556">
                <text:p>0.28295524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140428240741">
                <text:p>0.28314042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325613425926">
                <text:p>0.28332561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510798611111">
                <text:p>0.28351079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695983796296">
                <text:p>0.28369598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881157407407">
                <text:p>0.2838811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066354166667">
                <text:p>0.28406635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251539351852">
                <text:p>0.28425153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436724537037">
                <text:p>0.2844367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621909722222">
                <text:p>0.28462190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807094907407">
                <text:p>0.28480709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992280092593">
                <text:p>0.28499228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5177465277778">
                <text:p>0.28517746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5362650462963">
                <text:p>0.2853626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5547835648148">
                <text:p>0.28554783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5733020833333">
                <text:p>0.28573302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5918194444444">
                <text:p>0.28591819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6103391203704">
                <text:p>0.28610339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6288576388889">
                <text:p>0.28628857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6473761574074">
                <text:p>0.28647376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6658946759259">
                <text:p>0.28665894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6844131944444">
                <text:p>0.28684413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702931712963">
                <text:p>0.28702931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7214502314815">
                <text:p>0.28721450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73996875">
                <text:p>0.2873996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7584872685185">
                <text:p>0.28758487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777005787037">
                <text:p>0.28777005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7955243055555">
                <text:p>0.28795524305555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8140428240741">
                <text:p>0.28814042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8325613425926">
                <text:p>0.28832561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8510798611111">
                <text:p>0.28851079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8695983796296">
                <text:p>0.28869598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8881168981481">
                <text:p>0.28888116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066354166667">
                <text:p>0.28906635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251539351852">
                <text:p>0.28925153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436724537037">
                <text:p>0.28943672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621909722222">
                <text:p>0.28962190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807094907407">
                <text:p>0.28980709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992280092593">
                <text:p>0.28999228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0177465277778">
                <text:p>0.29017746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0362650462963">
                <text:p>0.2903626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0547835648148">
                <text:p>0.29054783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0733020833333">
                <text:p>0.29073302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0918206018518">
                <text:p>0.290918206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1103391203704">
                <text:p>0.29110339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1288576388889">
                <text:p>0.29128857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1473761574074">
                <text:p>0.29147376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1658946759259">
                <text:p>0.29165894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1844131944444">
                <text:p>0.29184413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202931712963">
                <text:p>0.29202931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2214502314815">
                <text:p>0.29221450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23996875">
                <text:p>0.29239968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2584872685185">
                <text:p>0.29258487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277005787037">
                <text:p>0.29277005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2955243055556">
                <text:p>0.29295524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3140428240741">
                <text:p>0.29314042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3325613425926">
                <text:p>0.293325613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510798611111">
                <text:p>0.293510798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695983796296">
                <text:p>0.293695983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881168981481">
                <text:p>0.293881168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066354166667">
                <text:p>0.294066354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251539351852">
                <text:p>0.294251539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436724537037">
                <text:p>0.29443672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621909722222">
                <text:p>0.294621909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807094907407">
                <text:p>0.294807094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992280092593">
                <text:p>0.294992280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177465277778">
                <text:p>0.29517746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362650462963">
                <text:p>0.29536265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547835648148">
                <text:p>0.29554783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733020833333">
                <text:p>0.29573302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918206018518">
                <text:p>0.2959182060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6103391203704">
                <text:p>0.29610339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6288576388889">
                <text:p>0.29628857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6473761574074">
                <text:p>0.29647376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6658946759259">
                <text:p>0.296658946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6844131944444">
                <text:p>0.29684413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02931712963">
                <text:p>0.297029317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214502314815">
                <text:p>0.29721450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3996875">
                <text:p>0.29739968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584872685185">
                <text:p>0.297584872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77005787037">
                <text:p>0.297770057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955243055556">
                <text:p>0.297955243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8140428240741">
                <text:p>0.298140428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8325613425926">
                <text:p>0.298325613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8510798611111">
                <text:p>0.298510798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8695972222222">
                <text:p>0.29869597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8881168981481">
                <text:p>0.298881168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9066354166667">
                <text:p>0.299066354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9251539351852">
                <text:p>0.299251539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9436724537037">
                <text:p>0.29943672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9621909722222">
                <text:p>0.299621909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807094907407">
                <text:p>0.29980709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992280092593">
                <text:p>0.29999228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177465277778">
                <text:p>0.300177465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362650462963">
                <text:p>0.30036265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0547824074074">
                <text:p>0.30054782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733020833333">
                <text:p>0.300733020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918206018518">
                <text:p>0.3009182060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1103391203704">
                <text:p>0.301103391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1288576388889">
                <text:p>0.301288576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1473761574074">
                <text:p>0.301473761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1658946759259">
                <text:p>0.301658946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1844131944444">
                <text:p>0.301844131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202931712963">
                <text:p>0.302029317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2214502314815">
                <text:p>0.302214502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23996875">
                <text:p>0.30239968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2584872685185">
                <text:p>0.302584872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277005787037">
                <text:p>0.302770057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2955243055556">
                <text:p>0.302955243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140428240741">
                <text:p>0.303140428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3325613425926">
                <text:p>0.303325613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3510798611111">
                <text:p>0.303510798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695983796296">
                <text:p>0.303695983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881168981481">
                <text:p>0.303881168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066354166667">
                <text:p>0.304066354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251539351852">
                <text:p>0.304251539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436724537037">
                <text:p>0.304436724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621909722222">
                <text:p>0.304621909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807094907407">
                <text:p>0.3048070949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992280092593">
                <text:p>0.304992280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5177453703704">
                <text:p>0.30517745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5362650462963">
                <text:p>0.305362650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5547835648148">
                <text:p>0.305547835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5733020833333">
                <text:p>0.305733020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5918206018518">
                <text:p>0.3059182060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6103391203704">
                <text:p>0.306103391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6288576388889">
                <text:p>0.306288576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6473761574074">
                <text:p>0.306473761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6658946759259">
                <text:p>0.306658946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6844131944444">
                <text:p>0.306844131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702931712963">
                <text:p>0.307029317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7214502314815">
                <text:p>0.307214502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73996875">
                <text:p>0.30739968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7584872685185">
                <text:p>0.307584872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777005787037">
                <text:p>0.307770057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955243055556">
                <text:p>0.307955243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8140428240741">
                <text:p>0.308140428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8325613425926">
                <text:p>0.308325613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8510798611111">
                <text:p>0.308510798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8695972222222">
                <text:p>0.30869597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8881168981481">
                <text:p>0.308881168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9066354166667">
                <text:p>0.309066354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9251539351852">
                <text:p>0.309251539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9436724537037">
                <text:p>0.309436724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9621909722222">
                <text:p>0.309621909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9807094907407">
                <text:p>0.309807094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9992280092593">
                <text:p>0.3099922800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177465277778">
                <text:p>0.3101774652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362650462963">
                <text:p>0.310362650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547835648148">
                <text:p>0.3105478356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733020833333">
                <text:p>0.3107330208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918206018518">
                <text:p>0.31091820601851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1103391203704">
                <text:p>0.3111033912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1288576388889">
                <text:p>0.3112885763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1473761574074">
                <text:p>0.3114737615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1658946759259">
                <text:p>0.3116589467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1844131944444">
                <text:p>0.3118441319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202931712963">
                <text:p>0.312029317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214502314815">
                <text:p>0.312214502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3996875">
                <text:p>0.31239968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584872685185">
                <text:p>0.312584872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77005787037">
                <text:p>0.312770057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955243055556">
                <text:p>0.312955243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140428240741">
                <text:p>0.313140428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325613425926">
                <text:p>0.3133256134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510798611111">
                <text:p>0.3135107986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695983796296">
                <text:p>0.313695983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881168981481">
                <text:p>0.313881168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4066354166667">
                <text:p>0.3140663541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4251539351852">
                <text:p>0.314251539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4436724537037">
                <text:p>0.3144367245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621909722222">
                <text:p>0.3146219097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807094907407">
                <text:p>0.3148070949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992280092593">
                <text:p>0.3149922800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5177465277778">
                <text:p>0.3151774652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362650462963">
                <text:p>0.315362650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547835648148">
                <text:p>0.315547835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733020833333">
                <text:p>0.315733020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918206018518">
                <text:p>0.31591820601851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103391203704">
                <text:p>0.3161033912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288576388889">
                <text:p>0.3162885763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473761574074">
                <text:p>0.3164737615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658946759259">
                <text:p>0.3166589467592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844131944444">
                <text:p>0.3168441319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02931712963">
                <text:p>0.3170293171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7214502314815">
                <text:p>0.3172145023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73996875">
                <text:p>0.317399687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7584872685185">
                <text:p>0.3175848726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777005787037">
                <text:p>0.3177700578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7955243055556">
                <text:p>0.317955243055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8140428240741">
                <text:p>0.3181404282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8325613425926">
                <text:p>0.3183256134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8510798611111">
                <text:p>0.3185107986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8695983796296">
                <text:p>0.3186959837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8881168981481">
                <text:p>0.3188811689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9066354166667">
                <text:p>0.3190663541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9251527777778">
                <text:p>0.31925152777777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9436724537037">
                <text:p>0.3194367245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9621909722222">
                <text:p>0.31962190972222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9807094907407">
                <text:p>0.31980709490740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9992280092593">
                <text:p>0.3199922800925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0177465277778">
                <text:p>0.32017746527777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0362650462963">
                <text:p>0.3203626504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0547835648148">
                <text:p>0.32054783564814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0733020833333">
                <text:p>0.3207330208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0860335648148">
                <text:p>0.32086033564814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